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Standard">
      <style:table-properties style:width="16.429cm" fo:margin-top="0cm" fo:margin-bottom="0cm" style:page-number="auto" table:align="righ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18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1128" style:family="table-row">
      <style:table-row-properties style:min-row-height="0.134cm" fo:keep-together="always"/>
    </style:style>
    <style:style style:name="Таблица1.A1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B1292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1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A16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cm" fo:margin-bottom="0.353cm" style:contextual-spacing="false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843cm"/>
          <style:tab-stop style:position="1.251cm"/>
        </style:tab-stops>
      </style:paragraph-properties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12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3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4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69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5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fo:language="en" fo:country="US" style:font-size-asian="6pt" style:font-name-complex="Times New Roman1" style:font-size-complex="6pt"/>
    </style:style>
    <style:style style:name="P16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fo:language="en" fo:country="US" style:font-size-asian="6pt" style:font-name-complex="Times New Roman1" style:font-size-complex="6pt"/>
    </style:style>
    <style:style style:name="P17" style:family="paragraph" style:parent-style-name="Standard">
      <style:paragraph-properties fo:margin-top="0cm" fo:margin-bottom="0.353cm" style:contextual-spacing="false" fo:text-align="center" style:justify-single-word="false"/>
      <style:text-properties fo:font-size="6pt" style:font-size-asian="6pt" style:font-size-complex="6pt"/>
    </style:style>
    <style:style style:name="P18" style:family="paragraph" style:parent-style-name="List_20_Paragraph">
      <style:paragraph-properties fo:margin-top="0cm" fo:margin-bottom="0.353cm" style:contextual-spacing="false"/>
    </style:style>
    <style:style style:name="P19" style:family="paragraph" style:parent-style-name="List_20_Paragraph">
      <style:paragraph-properties fo:margin-top="0cm" fo:margin-bottom="0.353cm" style:contextual-spacing="false" fo:text-align="center" style:justify-single-word="false"/>
    </style:style>
    <style:style style:name="P20" style:family="paragraph" style:parent-style-name="List_20_Paragraph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21" style:family="paragraph" style:parent-style-name="List_20_Paragraph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22" style:family="paragraph" style:parent-style-name="List_20_Paragraph">
      <style:paragraph-properties fo:margin-top="0cm" fo:margin-bottom="0.353cm" style:contextual-spacing="false" text:number-lines="false" text:line-number="0"/>
    </style:style>
    <style:style style:name="P23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24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style:font-size-asian="6pt" style:font-size-complex="6pt"/>
    </style:style>
    <style:style style:name="P25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fo:language="en" fo:country="US" style:font-size-asian="6pt" style:font-size-complex="6pt"/>
    </style:style>
    <style:style style:name="P26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style:font-size-asian="6pt" style:font-size-complex="6pt"/>
    </style:style>
    <style:style style:name="P27" style:family="paragraph" style:parent-style-name="List_20_Paragraph">
      <style:paragraph-properties fo:margin-top="0cm" fo:margin-bottom="0.353cm" style:contextual-spacing="false" text:number-lines="false" text:line-number="0"/>
      <style:text-properties fo:color="#000000" style:font-name="Bitstream Charter" fo:font-size="6pt" style:font-size-asian="6pt" style:font-size-complex="6pt"/>
    </style:style>
    <style:style style:name="P2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language="en" fo:country="none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style:font-name="Newton Phonetic ABBYY" fo:font-size="6pt" fo:language="en" fo:country="US" style:font-size-asian="6pt" style:font-size-complex="6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language="en" fo:country="US" fo:hyphenate="false" fo:hyphenation-remain-char-count="2" fo:hyphenation-push-char-count="2"/>
    </style:style>
    <style:style style:name="P39" style:family="paragraph" style:parent-style-name="List_20_Paragraph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635cm" fo:margin-right="1.711cm" fo:margin-top="0cm" fo:margin-bottom="0.353cm" style:contextual-spacing="false" fo:text-indent="0cm" style:auto-text-indent="false" text:number-lines="false" text:line-number="0"/>
    </style:style>
    <style:style style:name="P41" style:family="paragraph" style:parent-style-name="Standard">
      <style:paragraph-properties fo:margin-left="-0.005cm" fo:margin-right="2.773cm" fo:margin-top="0cm" fo:margin-bottom="0.353cm" style:contextual-spacing="false" fo:text-align="center" style:justify-single-word="false" fo:text-indent="0cm" style:auto-text-indent="false">
        <style:tab-stops>
          <style:tab-stop style:position="-0.644cm"/>
          <style:tab-stop style:position="-0.639cm"/>
          <style:tab-stop style:position="-0.633cm"/>
          <style:tab-stop style:position="-0.628cm"/>
          <style:tab-stop style:position="-0.623cm"/>
          <style:tab-stop style:position="-0.617cm"/>
          <style:tab-stop style:position="-0.612cm"/>
          <style:tab-stop style:position="-0.607cm"/>
          <style:tab-stop style:position="-0.601cm"/>
          <style:tab-stop style:position="-0.596cm"/>
          <style:tab-stop style:position="-0.591cm"/>
          <style:tab-stop style:position="-0.57cm"/>
          <style:tab-stop style:position="-0.564cm"/>
          <style:tab-stop style:position="-0.549cm"/>
          <style:tab-stop style:position="-0.538cm"/>
          <style:tab-stop style:position="-0.527cm"/>
          <style:tab-stop style:position="-0.522cm"/>
          <style:tab-stop style:position="-0.517cm"/>
          <style:tab-stop style:position="-0.512cm"/>
          <style:tab-stop style:position="-0.506cm"/>
          <style:tab-stop style:position="-0.496cm"/>
          <style:tab-stop style:position="-0.49cm"/>
          <style:tab-stop style:position="-0.485cm"/>
          <style:tab-stop style:position="-0.48cm"/>
          <style:tab-stop style:position="-0.474cm"/>
          <style:tab-stop style:position="-0.469cm"/>
          <style:tab-stop style:position="-0.459cm"/>
          <style:tab-stop style:position="-0.448cm"/>
          <style:tab-stop style:position="-0.443cm"/>
          <style:tab-stop style:position="-0.437cm"/>
          <style:tab-stop style:position="-0.427cm"/>
          <style:tab-stop style:position="-0.422cm"/>
          <style:tab-stop style:position="-0.411cm"/>
          <style:tab-stop style:position="-0.406cm"/>
          <style:tab-stop style:position="-0.4cm"/>
          <style:tab-stop style:position="-0.39cm"/>
          <style:tab-stop style:position="-0.379cm"/>
          <style:tab-stop style:position="-0.374cm"/>
          <style:tab-stop style:position="-0.369cm"/>
          <style:tab-stop style:position="-0.363cm"/>
          <style:tab-stop style:position="-0.353cm"/>
          <style:tab-stop style:position="-0.342cm"/>
          <style:tab-stop style:position="-0.337cm"/>
          <style:tab-stop style:position="-0.332cm"/>
          <style:tab-stop style:position="-0.326cm"/>
          <style:tab-stop style:position="-0.316cm"/>
          <style:tab-stop style:position="-0.31cm"/>
          <style:tab-stop style:position="-0.305cm"/>
          <style:tab-stop style:position="-0.289cm"/>
          <style:tab-stop style:position="-0.284cm"/>
          <style:tab-stop style:position="-0.273cm"/>
          <style:tab-stop style:position="-0.268cm"/>
          <style:tab-stop style:position="-0.258cm"/>
          <style:tab-stop style:position="-0.242cm"/>
          <style:tab-stop style:position="-0.236cm"/>
          <style:tab-stop style:position="-0.231cm"/>
          <style:tab-stop style:position="-0.226cm"/>
          <style:tab-stop style:position="-0.22cm"/>
          <style:tab-stop style:position="-0.21cm"/>
          <style:tab-stop style:position="-0.199cm"/>
          <style:tab-stop style:position="-0.194cm"/>
          <style:tab-stop style:position="-0.178cm"/>
          <style:tab-stop style:position="-0.168cm"/>
          <style:tab-stop style:position="-0.162cm"/>
          <style:tab-stop style:position="-0.157cm"/>
          <style:tab-stop style:position="-0.152cm"/>
          <style:tab-stop style:position="-0.146cm"/>
          <style:tab-stop style:position="-0.141cm"/>
          <style:tab-stop style:position="-0.136cm"/>
          <style:tab-stop style:position="-0.131cm"/>
          <style:tab-stop style:position="-0.125cm"/>
          <style:tab-stop style:position="-0.12cm"/>
          <style:tab-stop style:position="-0.115cm"/>
          <style:tab-stop style:position="-0.109cm"/>
          <style:tab-stop style:position="-0.104cm"/>
          <style:tab-stop style:position="-0.099cm"/>
          <style:tab-stop style:position="-0.093cm"/>
          <style:tab-stop style:position="-0.088cm"/>
          <style:tab-stop style:position="-0.083cm"/>
          <style:tab-stop style:position="-0.078cm"/>
          <style:tab-stop style:position="-0.072cm"/>
          <style:tab-stop style:position="-0.067cm"/>
          <style:tab-stop style:position="-0.062cm"/>
          <style:tab-stop style:position="-0.056cm"/>
          <style:tab-stop style:position="-0.051cm"/>
          <style:tab-stop style:position="-0.046cm"/>
          <style:tab-stop style:position="-0.041cm"/>
          <style:tab-stop style:position="-0.035cm"/>
          <style:tab-stop style:position="-0.03cm"/>
          <style:tab-stop style:position="-0.025cm"/>
          <style:tab-stop style:position="-0.019cm"/>
          <style:tab-stop style:position="-0.014cm"/>
          <style:tab-stop style:position="-0.009cm"/>
          <style:tab-stop style:position="-0.004cm"/>
          <style:tab-stop style:position="0.002cm"/>
          <style:tab-stop style:position="0.007cm"/>
          <style:tab-stop style:position="0.012cm"/>
          <style:tab-stop style:position="0.018cm"/>
          <style:tab-stop style:position="0.023cm"/>
          <style:tab-stop style:position="0.028cm"/>
          <style:tab-stop style:position="0.034cm"/>
          <style:tab-stop style:position="0.039cm"/>
          <style:tab-stop style:position="0.044cm"/>
          <style:tab-stop style:position="0.049cm"/>
          <style:tab-stop style:position="0.055cm"/>
          <style:tab-stop style:position="0.06cm"/>
          <style:tab-stop style:position="0.065cm"/>
          <style:tab-stop style:position="0.071cm"/>
          <style:tab-stop style:position="0.076cm"/>
          <style:tab-stop style:position="0.081cm"/>
          <style:tab-stop style:position="0.086cm"/>
          <style:tab-stop style:position="0.092cm"/>
          <style:tab-stop style:position="0.097cm"/>
          <style:tab-stop style:position="0.102cm"/>
          <style:tab-stop style:position="0.108cm"/>
          <style:tab-stop style:position="0.113cm"/>
          <style:tab-stop style:position="0.118cm"/>
          <style:tab-stop style:position="0.123cm"/>
          <style:tab-stop style:position="0.129cm"/>
          <style:tab-stop style:position="0.134cm"/>
          <style:tab-stop style:position="0.139cm"/>
          <style:tab-stop style:position="0.145cm"/>
          <style:tab-stop style:position="0.15cm"/>
          <style:tab-stop style:position="0.155cm"/>
          <style:tab-stop style:position="0.161cm"/>
          <style:tab-stop style:position="0.166cm"/>
          <style:tab-stop style:position="0.171cm"/>
          <style:tab-stop style:position="0.176cm"/>
          <style:tab-stop style:position="0.182cm"/>
          <style:tab-stop style:position="0.187cm"/>
          <style:tab-stop style:position="0.192cm"/>
          <style:tab-stop style:position="0.198cm"/>
          <style:tab-stop style:position="0.203cm"/>
          <style:tab-stop style:position="0.208cm"/>
          <style:tab-stop style:position="0.213cm"/>
          <style:tab-stop style:position="0.219cm"/>
          <style:tab-stop style:position="0.224cm"/>
          <style:tab-stop style:position="0.229cm"/>
          <style:tab-stop style:position="0.235cm"/>
          <style:tab-stop style:position="0.24cm"/>
          <style:tab-stop style:position="0.245cm"/>
          <style:tab-stop style:position="0.25cm"/>
          <style:tab-stop style:position="0.256cm"/>
          <style:tab-stop style:position="0.261cm"/>
          <style:tab-stop style:position="0.266cm"/>
          <style:tab-stop style:position="0.272cm"/>
          <style:tab-stop style:position="0.277cm"/>
          <style:tab-stop style:position="0.282cm"/>
          <style:tab-stop style:position="0.288cm"/>
          <style:tab-stop style:position="0.293cm"/>
          <style:tab-stop style:position="0.298cm"/>
          <style:tab-stop style:position="0.303cm"/>
          <style:tab-stop style:position="0.309cm"/>
          <style:tab-stop style:position="0.314cm"/>
          <style:tab-stop style:position="0.319cm"/>
          <style:tab-stop style:position="0.325cm"/>
          <style:tab-stop style:position="0.33cm"/>
          <style:tab-stop style:position="0.335cm"/>
          <style:tab-stop style:position="0.34cm"/>
          <style:tab-stop style:position="0.346cm"/>
          <style:tab-stop style:position="0.351cm"/>
          <style:tab-stop style:position="0.356cm"/>
          <style:tab-stop style:position="0.362cm"/>
          <style:tab-stop style:position="0.367cm"/>
          <style:tab-stop style:position="0.372cm"/>
          <style:tab-stop style:position="0.377cm"/>
          <style:tab-stop style:position="0.383cm"/>
          <style:tab-stop style:position="0.388cm"/>
          <style:tab-stop style:position="0.393cm"/>
          <style:tab-stop style:position="0.399cm"/>
          <style:tab-stop style:position="0.404cm"/>
          <style:tab-stop style:position="0.409cm"/>
          <style:tab-stop style:position="0.415cm"/>
          <style:tab-stop style:position="0.42cm"/>
          <style:tab-stop style:position="0.425cm"/>
          <style:tab-stop style:position="0.43cm"/>
          <style:tab-stop style:position="0.436cm"/>
          <style:tab-stop style:position="0.441cm"/>
          <style:tab-stop style:position="0.446cm"/>
          <style:tab-stop style:position="0.452cm"/>
          <style:tab-stop style:position="0.457cm"/>
          <style:tab-stop style:position="0.462cm"/>
          <style:tab-stop style:position="0.467cm"/>
          <style:tab-stop style:position="0.473cm"/>
          <style:tab-stop style:position="0.478cm"/>
          <style:tab-stop style:position="0.483cm"/>
          <style:tab-stop style:position="0.489cm"/>
          <style:tab-stop style:position="0.494cm"/>
          <style:tab-stop style:position="0.499cm"/>
          <style:tab-stop style:position="0.504cm"/>
          <style:tab-stop style:position="0.51cm"/>
          <style:tab-stop style:position="0.515cm"/>
          <style:tab-stop style:position="0.52cm"/>
          <style:tab-stop style:position="0.526cm"/>
          <style:tab-stop style:position="0.531cm"/>
          <style:tab-stop style:position="0.536cm"/>
          <style:tab-stop style:position="0.542cm"/>
          <style:tab-stop style:position="0.547cm"/>
          <style:tab-stop style:position="0.552cm"/>
          <style:tab-stop style:position="0.557cm"/>
          <style:tab-stop style:position="0.563cm"/>
          <style:tab-stop style:position="0.568cm"/>
          <style:tab-stop style:position="0.573cm"/>
          <style:tab-stop style:position="0.579cm"/>
          <style:tab-stop style:position="0.584cm"/>
          <style:tab-stop style:position="0.589cm"/>
          <style:tab-stop style:position="0.594cm"/>
          <style:tab-stop style:position="0.6cm"/>
          <style:tab-stop style:position="0.605cm"/>
          <style:tab-stop style:position="0.61cm"/>
          <style:tab-stop style:position="0.616cm"/>
          <style:tab-stop style:position="0.621cm"/>
          <style:tab-stop style:position="0.626cm"/>
          <style:tab-stop style:position="0.631cm"/>
          <style:tab-stop style:position="0.637cm"/>
          <style:tab-stop style:position="0.642cm"/>
          <style:tab-stop style:position="0.647cm"/>
          <style:tab-stop style:position="0.653cm"/>
          <style:tab-stop style:position="0.658cm"/>
          <style:tab-stop style:position="0.663cm"/>
          <style:tab-stop style:position="0.669cm"/>
          <style:tab-stop style:position="0.674cm"/>
          <style:tab-stop style:position="0.679cm"/>
          <style:tab-stop style:position="0.684cm"/>
          <style:tab-stop style:position="0.69cm"/>
          <style:tab-stop style:position="0.695cm"/>
          <style:tab-stop style:position="0.7cm"/>
          <style:tab-stop style:position="0.706cm"/>
          <style:tab-stop style:position="0.711cm"/>
          <style:tab-stop style:position="0.716cm"/>
          <style:tab-stop style:position="0.721cm"/>
          <style:tab-stop style:position="0.727cm"/>
          <style:tab-stop style:position="0.732cm"/>
          <style:tab-stop style:position="0.737cm"/>
          <style:tab-stop style:position="0.743cm"/>
          <style:tab-stop style:position="0.748cm"/>
          <style:tab-stop style:position="0.753cm"/>
          <style:tab-stop style:position="0.758cm"/>
          <style:tab-stop style:position="0.764cm"/>
          <style:tab-stop style:position="0.769cm"/>
          <style:tab-stop style:position="0.774cm"/>
          <style:tab-stop style:position="0.78cm"/>
          <style:tab-stop style:position="0.785cm"/>
          <style:tab-stop style:position="0.79cm"/>
          <style:tab-stop style:position="0.796cm"/>
          <style:tab-stop style:position="0.801cm"/>
          <style:tab-stop style:position="0.806cm"/>
          <style:tab-stop style:position="0.811cm"/>
          <style:tab-stop style:position="0.817cm"/>
          <style:tab-stop style:position="0.822cm"/>
          <style:tab-stop style:position="0.827cm"/>
          <style:tab-stop style:position="0.833cm"/>
          <style:tab-stop style:position="0.838cm"/>
          <style:tab-stop style:position="0.843cm"/>
          <style:tab-stop style:position="0.848cm"/>
          <style:tab-stop style:position="0.854cm"/>
          <style:tab-stop style:position="0.859cm"/>
          <style:tab-stop style:position="0.864cm"/>
          <style:tab-stop style:position="0.87cm"/>
          <style:tab-stop style:position="0.875cm"/>
          <style:tab-stop style:position="0.88cm"/>
          <style:tab-stop style:position="0.885cm"/>
          <style:tab-stop style:position="0.891cm"/>
          <style:tab-stop style:position="0.896cm"/>
          <style:tab-stop style:position="0.901cm"/>
          <style:tab-stop style:position="0.907cm"/>
          <style:tab-stop style:position="0.912cm"/>
          <style:tab-stop style:position="0.917cm"/>
          <style:tab-stop style:position="0.923cm"/>
          <style:tab-stop style:position="0.928cm"/>
          <style:tab-stop style:position="0.933cm"/>
          <style:tab-stop style:position="0.938cm"/>
          <style:tab-stop style:position="0.944cm"/>
          <style:tab-stop style:position="0.949cm"/>
          <style:tab-stop style:position="0.954cm"/>
          <style:tab-stop style:position="0.96cm"/>
          <style:tab-stop style:position="0.965cm"/>
          <style:tab-stop style:position="0.97cm"/>
          <style:tab-stop style:position="0.975cm"/>
          <style:tab-stop style:position="0.981cm"/>
          <style:tab-stop style:position="0.986cm"/>
          <style:tab-stop style:position="0.991cm"/>
          <style:tab-stop style:position="0.997cm"/>
          <style:tab-stop style:position="1.002cm"/>
          <style:tab-stop style:position="1.007cm"/>
          <style:tab-stop style:position="1.012cm"/>
          <style:tab-stop style:position="1.018cm"/>
          <style:tab-stop style:position="1.023cm"/>
          <style:tab-stop style:position="1.028cm"/>
          <style:tab-stop style:position="1.034cm"/>
          <style:tab-stop style:position="1.039cm"/>
          <style:tab-stop style:position="1.044cm"/>
          <style:tab-stop style:position="1.05cm"/>
          <style:tab-stop style:position="1.055cm"/>
          <style:tab-stop style:position="1.06cm"/>
          <style:tab-stop style:position="1.065cm"/>
          <style:tab-stop style:position="1.071cm"/>
          <style:tab-stop style:position="1.076cm"/>
          <style:tab-stop style:position="1.081cm"/>
          <style:tab-stop style:position="1.087cm"/>
          <style:tab-stop style:position="1.092cm"/>
          <style:tab-stop style:position="1.097cm"/>
          <style:tab-stop style:position="1.102cm"/>
          <style:tab-stop style:position="1.108cm"/>
          <style:tab-stop style:position="1.113cm"/>
          <style:tab-stop style:position="1.118cm"/>
          <style:tab-stop style:position="1.124cm"/>
          <style:tab-stop style:position="1.129cm"/>
          <style:tab-stop style:position="1.134cm"/>
          <style:tab-stop style:position="1.139cm"/>
          <style:tab-stop style:position="1.145cm"/>
          <style:tab-stop style:position="1.15cm"/>
          <style:tab-stop style:position="1.155cm"/>
          <style:tab-stop style:position="1.161cm"/>
          <style:tab-stop style:position="1.166cm"/>
          <style:tab-stop style:position="1.171cm"/>
          <style:tab-stop style:position="1.177cm"/>
          <style:tab-stop style:position="1.182cm"/>
          <style:tab-stop style:position="1.187cm"/>
          <style:tab-stop style:position="1.192cm"/>
          <style:tab-stop style:position="1.198cm"/>
          <style:tab-stop style:position="1.203cm"/>
          <style:tab-stop style:position="1.208cm"/>
          <style:tab-stop style:position="1.214cm"/>
          <style:tab-stop style:position="1.219cm"/>
          <style:tab-stop style:position="1.224cm"/>
          <style:tab-stop style:position="1.229cm"/>
          <style:tab-stop style:position="1.235cm"/>
          <style:tab-stop style:position="1.24cm"/>
          <style:tab-stop style:position="1.245cm"/>
          <style:tab-stop style:position="1.251cm"/>
        </style:tab-stops>
      </style:paragraph-properties>
    </style:style>
    <style:style style:name="P42" style:family="paragraph" style:parent-style-name="Standard">
      <style:paragraph-properties text:number-lines="false" text:line-number="0"/>
    </style:style>
    <style:style style:name="P43" style:family="paragraph" style:parent-style-name="Standard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4" style:family="paragraph" style:parent-style-name="Standard">
      <style:paragraph-properties text:number-lines="false" text:line-number="0"/>
      <style:text-properties fo:language="en" fo:country="US"/>
    </style:style>
    <style:style style:name="P45" style:family="paragraph" style:parent-style-name="List_20_Paragraph">
      <style:paragraph-properties text:number-lines="false" text:line-number="0"/>
    </style:style>
    <style:style style:name="P46" style:family="paragraph" style:parent-style-name="List_20_Paragraph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7" style:family="paragraph" style:parent-style-name="List_20_Paragraph">
      <style:paragraph-properties text:number-lines="false" text:line-number="0"/>
      <style:text-properties style:font-name="Newton Phonetic ABBYY" fo:font-size="6pt" style:font-size-asian="6pt" style:font-size-complex="6pt"/>
    </style:style>
    <style:style style:name="P48" style:family="paragraph" style:parent-style-name="List_20_Paragraph">
      <style:paragraph-properties text:number-lines="false" text:line-number="0"/>
      <style:text-properties fo:font-size="6pt" fo:language="en" fo:country="US" style:font-size-asian="6pt" style:font-size-complex="6pt"/>
    </style:style>
    <style:style style:name="P49" style:family="paragraph" style:parent-style-name="List_20_Paragraph">
      <style:paragraph-properties text:number-lines="false" text:line-number="0"/>
      <style:text-properties fo:font-size="6pt" style:font-size-asian="6pt" style:font-size-complex="6pt"/>
    </style:style>
    <style:style style:name="P50" style:family="paragraph" style:parent-style-name="Standard">
      <style:paragraph-properties fo:margin-left="-0.009cm" fo:margin-right="0.09cm" fo:text-align="center" style:justify-single-word="false" fo:text-indent="0cm" style:auto-text-indent="false"/>
    </style:style>
    <style:style style:name="P51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</style:style>
    <style:style style:name="P52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  <style:text-properties fo:language="en" fo:country="US"/>
    </style:style>
    <style:style style:name="P53" style:family="paragraph" style:parent-style-name="Standard">
      <style:paragraph-properties fo:margin-left="0cm" fo:margin-right="0.09cm" fo:margin-top="0cm" fo:margin-bottom="0.353cm" style:contextual-spacing="false" fo:text-align="center" style:justify-single-word="false" fo:text-indent="0cm" style:auto-text-indent="false"/>
    </style:style>
    <style:style style:name="P54" style:family="paragraph" style:parent-style-name="List_20_Paragraph">
      <style:paragraph-properties fo:margin-left="0.469cm" fo:margin-right="1.711cm" fo:margin-top="0cm" fo:margin-bottom="0.353cm" style:contextual-spacing="false" fo:text-indent="-0.635cm" style:auto-text-indent="false" text:number-lines="false" text:line-number="0"/>
    </style:style>
    <style:style style:name="P55" style:family="paragraph" style:parent-style-name="List_20_Paragraph">
      <style:paragraph-properties fo:margin-left="1.101cm" fo:margin-right="1.711cm" fo:margin-top="0cm" fo:margin-bottom="0.353cm" style:contextual-spacing="false" fo:text-indent="-0.635cm" style:auto-text-indent="false" text:number-lines="false" text:line-number="0"/>
    </style:style>
    <style:style style:name="P56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57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58" style:family="paragraph" style:parent-style-name="List_20_Paragraph">
      <style:paragraph-properties fo:margin-left="0.355cm" fo:margin-right="1.707cm" fo:margin-top="0cm" fo:margin-bottom="0.353cm" style:contextual-spacing="false" fo:text-align="start" style:justify-single-word="false" fo:text-indent="0cm" style:auto-text-indent="false" text:number-lines="false" text:line-number="0"/>
    </style:style>
    <style:style style:name="P59" style:family="paragraph" style:parent-style-name="List_20_Paragraph" style:list-style-name="WWNum1"/>
    <style:style style:name="P60" style:family="paragraph" style:parent-style-name="List_20_Paragraph" style:list-style-name="WWNum1">
      <style:text-properties style:font-name="Newton Phonetic ABBYY" fo:font-size="6pt" fo:language="en" fo:country="US" style:font-size-asian="6pt" style:font-size-complex="6pt"/>
    </style:style>
    <style:style style:name="P61" style:family="paragraph" style:parent-style-name="List_20_Paragraph" style:list-style-name="WWNum1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62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63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style:font-size-asian="6pt" style:font-size-complex="6pt"/>
    </style:style>
    <style:style style:name="P64" style:family="paragraph" style:parent-style-name="List_20_Paragraph" style:list-style-name="WWNum1">
      <style:paragraph-properties fo:margin-top="0cm" fo:margin-bottom="0.353cm" style:contextual-spacing="false"/>
    </style:style>
    <style:style style:name="P65" style:family="paragraph" style:parent-style-name="List_20_Paragraph" style:list-style-name="WWNum1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6" style:family="paragraph" style:parent-style-name="List_20_Paragraph" style:list-style-name="WWNum1">
      <style:paragraph-properties fo:margin-top="0cm" fo:margin-bottom="0.353cm" style:contextual-spacing="false" text:number-lines="false" text:line-number="0"/>
    </style:style>
    <style:style style:name="P67" style:family="paragraph" style:parent-style-name="List_20_Paragraph" style:list-style-name="WWNum1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8" style:family="paragraph" style:parent-style-name="List_20_Paragraph" style:list-style-name="WWNum1">
      <style:paragraph-properties fo:margin-left="0.469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9" style:family="paragraph" style:parent-style-name="List_20_Paragraph" style:list-style-name="WWNum1">
      <style:paragraph-properties fo:margin-left="1.101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70" style:family="paragraph" style:parent-style-name="List_20_Paragraph" style:list-style-name="WWNum1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71" style:family="paragraph" style:parent-style-name="List_20_Paragraph" style:list-style-name="WWNum1">
      <style:paragraph-properties fo:margin-left="1.055cm" fo:margin-right="1.707cm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05cm"/>
          <style:tab-stop style:position="3.36cm"/>
          <style:tab-stop style:position="4.415cm"/>
          <style:tab-stop style:position="5.47cm"/>
          <style:tab-stop style:position="6.525cm"/>
          <style:tab-stop style:position="7.579cm"/>
          <style:tab-stop style:position="8.634cm"/>
          <style:tab-stop style:position="9.689cm"/>
          <style:tab-stop style:position="10.744cm"/>
          <style:tab-stop style:position="11.799cm"/>
          <style:tab-stop style:position="12.853cm"/>
          <style:tab-stop style:position="13.908cm"/>
          <style:tab-stop style:position="14.963cm"/>
          <style:tab-stop style:position="16.018cm"/>
          <style:tab-stop style:position="17.073cm"/>
          <style:tab-stop style:position="18.127cm"/>
          <style:tab-stop style:position="19.182cm"/>
          <style:tab-stop style:position="20.237cm"/>
          <style:tab-stop style:position="21.292cm"/>
          <style:tab-stop style:position="22.347cm"/>
          <style:tab-stop style:position="23.402cm"/>
          <style:tab-stop style:position="24.456cm"/>
          <style:tab-stop style:position="25.511cm"/>
          <style:tab-stop style:position="26.566cm"/>
          <style:tab-stop style:position="27.621cm"/>
          <style:tab-stop style:position="28.676cm"/>
          <style:tab-stop style:position="29.73cm"/>
          <style:tab-stop style:position="30.785cm"/>
          <style:tab-stop style:position="31.84cm"/>
          <style:tab-stop style:position="32.895cm"/>
          <style:tab-stop style:position="33.95cm"/>
          <style:tab-stop style:position="35.004cm"/>
          <style:tab-stop style:position="36.059cm"/>
          <style:tab-stop style:position="37.114cm"/>
          <style:tab-stop style:position="38.169cm"/>
          <style:tab-stop style:position="39.224cm"/>
          <style:tab-stop style:position="40.278cm"/>
          <style:tab-stop style:position="41.333cm"/>
          <style:tab-stop style:position="42.388cm"/>
          <style:tab-stop style:position="43.443cm"/>
          <style:tab-stop style:position="44.498cm"/>
          <style:tab-stop style:position="45.552cm"/>
          <style:tab-stop style:position="46.607cm"/>
          <style:tab-stop style:position="47.662cm"/>
          <style:tab-stop style:position="48.717cm"/>
          <style:tab-stop style:position="49.772cm"/>
          <style:tab-stop style:position="50.826cm"/>
          <style:tab-stop style:position="51.881cm"/>
          <style:tab-stop style:position="52.936cm"/>
          <style:tab-stop style:position="53.991cm"/>
          <style:tab-stop style:position="55.046cm"/>
          <style:tab-stop style:position="56.1cm"/>
          <style:tab-stop style:position="57.155cm"/>
          <style:tab-stop style:position="58.21cm"/>
          <style:tab-stop style:position="59.265cm"/>
          <style:tab-stop style:position="60.32cm"/>
          <style:tab-stop style:position="61.375cm"/>
          <style:tab-stop style:position="62.429cm"/>
          <style:tab-stop style:position="63.484cm"/>
          <style:tab-stop style:position="64.539cm"/>
          <style:tab-stop style:position="65.594cm"/>
          <style:tab-stop style:position="66.649cm"/>
          <style:tab-stop style:position="67.703cm"/>
          <style:tab-stop style:position="68.758cm"/>
          <style:tab-stop style:position="69.813cm"/>
          <style:tab-stop style:position="70.868cm"/>
          <style:tab-stop style:position="71.923cm"/>
          <style:tab-stop style:position="72.977cm"/>
          <style:tab-stop style:position="74.032cm"/>
          <style:tab-stop style:position="75.087cm"/>
          <style:tab-stop style:position="76.142cm"/>
          <style:tab-stop style:position="77.197cm"/>
          <style:tab-stop style:position="78.251cm"/>
          <style:tab-stop style:position="79.306cm"/>
          <style:tab-stop style:position="80.361cm"/>
          <style:tab-stop style:position="81.416cm"/>
          <style:tab-stop style:position="82.471cm"/>
          <style:tab-stop style:position="83.525cm"/>
          <style:tab-stop style:position="84.58cm"/>
          <style:tab-stop style:position="85.635cm"/>
          <style:tab-stop style:position="86.69cm"/>
          <style:tab-stop style:position="87.745cm"/>
          <style:tab-stop style:position="88.799cm"/>
          <style:tab-stop style:position="89.854cm"/>
          <style:tab-stop style:position="90.909cm"/>
          <style:tab-stop style:position="91.964cm"/>
          <style:tab-stop style:position="93.019cm"/>
          <style:tab-stop style:position="94.073cm"/>
          <style:tab-stop style:position="95.128cm"/>
          <style:tab-stop style:position="96.183cm"/>
          <style:tab-stop style:position="97.238cm"/>
          <style:tab-stop style:position="98.293cm"/>
          <style:tab-stop style:position="99.348cm"/>
          <style:tab-stop style:position="100.402cm"/>
          <style:tab-stop style:position="101.457cm"/>
          <style:tab-stop style:position="102.512cm"/>
          <style:tab-stop style:position="103.567cm"/>
          <style:tab-stop style:position="104.622cm"/>
          <style:tab-stop style:position="105.676cm"/>
          <style:tab-stop style:position="106.731cm"/>
          <style:tab-stop style:position="107.786cm"/>
          <style:tab-stop style:position="108.841cm"/>
          <style:tab-stop style:position="109.896cm"/>
          <style:tab-stop style:position="110.95cm"/>
          <style:tab-stop style:position="112.005cm"/>
          <style:tab-stop style:position="113.06cm"/>
          <style:tab-stop style:position="114.115cm"/>
          <style:tab-stop style:position="115.17cm"/>
          <style:tab-stop style:position="116.224cm"/>
          <style:tab-stop style:position="117.279cm"/>
          <style:tab-stop style:position="118.334cm"/>
          <style:tab-stop style:position="119.389cm"/>
          <style:tab-stop style:position="120.444cm"/>
          <style:tab-stop style:position="121.498cm"/>
          <style:tab-stop style:position="122.553cm"/>
          <style:tab-stop style:position="123.608cm"/>
          <style:tab-stop style:position="124.663cm"/>
          <style:tab-stop style:position="125.718cm"/>
          <style:tab-stop style:position="126.772cm"/>
          <style:tab-stop style:position="127.827cm"/>
          <style:tab-stop style:position="128.882cm"/>
          <style:tab-stop style:position="129.937cm"/>
          <style:tab-stop style:position="130.992cm"/>
          <style:tab-stop style:position="132.046cm"/>
          <style:tab-stop style:position="133.101cm"/>
          <style:tab-stop style:position="134.156cm"/>
          <style:tab-stop style:position="135.211cm"/>
          <style:tab-stop style:position="136.266cm"/>
          <style:tab-stop style:position="137.321cm"/>
          <style:tab-stop style:position="138.375cm"/>
          <style:tab-stop style:position="139.43cm"/>
          <style:tab-stop style:position="140.485cm"/>
          <style:tab-stop style:position="141.54cm"/>
          <style:tab-stop style:position="142.595cm"/>
          <style:tab-stop style:position="143.649cm"/>
          <style:tab-stop style:position="144.704cm"/>
          <style:tab-stop style:position="145.759cm"/>
          <style:tab-stop style:position="146.814cm"/>
          <style:tab-stop style:position="147.869cm"/>
          <style:tab-stop style:position="148.923cm"/>
          <style:tab-stop style:position="149.978cm"/>
          <style:tab-stop style:position="151.033cm"/>
          <style:tab-stop style:position="152.088cm"/>
          <style:tab-stop style:position="153.143cm"/>
          <style:tab-stop style:position="154.197cm"/>
          <style:tab-stop style:position="155.252cm"/>
          <style:tab-stop style:position="156.307cm"/>
          <style:tab-stop style:position="157.362cm"/>
          <style:tab-stop style:position="158.417cm"/>
          <style:tab-stop style:position="159.471cm"/>
          <style:tab-stop style:position="160.526cm"/>
          <style:tab-stop style:position="161.581cm"/>
          <style:tab-stop style:position="162.636cm"/>
          <style:tab-stop style:position="163.691cm"/>
          <style:tab-stop style:position="164.745cm"/>
          <style:tab-stop style:position="165.8cm"/>
          <style:tab-stop style:position="166.855cm"/>
          <style:tab-stop style:position="167.91cm"/>
          <style:tab-stop style:position="168.965cm"/>
          <style:tab-stop style:position="170.019cm"/>
          <style:tab-stop style:position="171.074cm"/>
          <style:tab-stop style:position="172.129cm"/>
          <style:tab-stop style:position="173.184cm"/>
          <style:tab-stop style:position="174.239cm"/>
          <style:tab-stop style:position="175.294cm"/>
          <style:tab-stop style:position="176.348cm"/>
          <style:tab-stop style:position="177.403cm"/>
          <style:tab-stop style:position="178.458cm"/>
          <style:tab-stop style:position="179.513cm"/>
          <style:tab-stop style:position="180.568cm"/>
          <style:tab-stop style:position="181.622cm"/>
          <style:tab-stop style:position="182.677cm"/>
          <style:tab-stop style:position="183.732cm"/>
          <style:tab-stop style:position="184.787cm"/>
          <style:tab-stop style:position="185.842cm"/>
          <style:tab-stop style:position="186.896cm"/>
          <style:tab-stop style:position="187.951cm"/>
          <style:tab-stop style:position="189.006cm"/>
          <style:tab-stop style:position="190.061cm"/>
          <style:tab-stop style:position="191.116cm"/>
          <style:tab-stop style:position="192.17cm"/>
          <style:tab-stop style:position="193.225cm"/>
          <style:tab-stop style:position="194.28cm"/>
          <style:tab-stop style:position="195.335cm"/>
          <style:tab-stop style:position="196.39cm"/>
          <style:tab-stop style:position="197.444cm"/>
          <style:tab-stop style:position="198.499cm"/>
          <style:tab-stop style:position="199.554cm"/>
          <style:tab-stop style:position="200.609cm"/>
          <style:tab-stop style:position="201.664cm"/>
          <style:tab-stop style:position="202.718cm"/>
          <style:tab-stop style:position="203.773cm"/>
          <style:tab-stop style:position="204.828cm"/>
          <style:tab-stop style:position="205.883cm"/>
          <style:tab-stop style:position="206.938cm"/>
          <style:tab-stop style:position="207.992cm"/>
          <style:tab-stop style:position="209.047cm"/>
          <style:tab-stop style:position="210.102cm"/>
          <style:tab-stop style:position="211.157cm"/>
          <style:tab-stop style:position="212.212cm"/>
          <style:tab-stop style:position="213.267cm"/>
          <style:tab-stop style:position="214.321cm"/>
          <style:tab-stop style:position="215.376cm"/>
          <style:tab-stop style:position="216.431cm"/>
          <style:tab-stop style:position="217.486cm"/>
          <style:tab-stop style:position="218.541cm"/>
          <style:tab-stop style:position="219.595cm"/>
          <style:tab-stop style:position="220.65cm"/>
          <style:tab-stop style:position="221.705cm"/>
          <style:tab-stop style:position="222.76cm"/>
          <style:tab-stop style:position="223.815cm"/>
          <style:tab-stop style:position="224.869cm"/>
          <style:tab-stop style:position="225.924cm"/>
          <style:tab-stop style:position="226.979cm"/>
          <style:tab-stop style:position="228.034cm"/>
          <style:tab-stop style:position="229.089cm"/>
          <style:tab-stop style:position="230.143cm"/>
          <style:tab-stop style:position="231.198cm"/>
          <style:tab-stop style:position="232.253cm"/>
          <style:tab-stop style:position="233.308cm"/>
          <style:tab-stop style:position="234.363cm"/>
          <style:tab-stop style:position="235.417cm"/>
          <style:tab-stop style:position="236.472cm"/>
          <style:tab-stop style:position="237.527cm"/>
          <style:tab-stop style:position="238.582cm"/>
          <style:tab-stop style:position="239.637cm"/>
          <style:tab-stop style:position="240.691cm"/>
          <style:tab-stop style:position="241.746cm"/>
          <style:tab-stop style:position="242.801cm"/>
          <style:tab-stop style:position="243.856cm"/>
          <style:tab-stop style:position="244.911cm"/>
          <style:tab-stop style:position="245.965cm"/>
          <style:tab-stop style:position="247.02cm"/>
          <style:tab-stop style:position="248.075cm"/>
          <style:tab-stop style:position="249.13cm"/>
          <style:tab-stop style:position="250.185cm"/>
          <style:tab-stop style:position="251.24cm"/>
          <style:tab-stop style:position="252.294cm"/>
          <style:tab-stop style:position="253.349cm"/>
          <style:tab-stop style:position="254.404cm"/>
          <style:tab-stop style:position="255.459cm"/>
          <style:tab-stop style:position="256.514cm"/>
          <style:tab-stop style:position="257.568cm"/>
          <style:tab-stop style:position="258.623cm"/>
          <style:tab-stop style:position="259.678cm"/>
          <style:tab-stop style:position="260.733cm"/>
          <style:tab-stop style:position="261.788cm"/>
          <style:tab-stop style:position="262.842cm"/>
          <style:tab-stop style:position="263.897cm"/>
          <style:tab-stop style:position="264.952cm"/>
          <style:tab-stop style:position="266.007cm"/>
          <style:tab-stop style:position="267.062cm"/>
          <style:tab-stop style:position="268.116cm"/>
          <style:tab-stop style:position="269.171cm"/>
          <style:tab-stop style:position="270.226cm"/>
          <style:tab-stop style:position="271.281cm"/>
          <style:tab-stop style:position="272.336cm"/>
          <style:tab-stop style:position="273.39cm"/>
          <style:tab-stop style:position="274.445cm"/>
          <style:tab-stop style:position="275.5cm"/>
          <style:tab-stop style:position="276.555cm"/>
          <style:tab-stop style:position="277.61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T1" style:family="text">
      <style:text-properties style:font-name="Newton Phonetic ABBYY" fo:font-size="6pt" fo:language="en" fo:country="US" style:font-size-asian="6pt" style:font-size-complex="6pt"/>
    </style:style>
    <style:style style:name="T2" style:family="text">
      <style:text-properties style:font-name="Newton Phonetic ABBYY" fo:font-size="6pt" fo:language="en" fo:country="US" style:font-size-asian="6pt" style:font-name-complex="Arial1" style:font-size-complex="6pt"/>
    </style:style>
    <style:style style:name="T3" style:family="text">
      <style:text-properties style:font-name="Newton Phonetic ABBYY" fo:font-size="6pt" fo:language="en" fo:country="US" style:font-size-asian="6pt" style:font-name-complex="Cambria Math1" style:font-size-complex="6pt"/>
    </style:style>
    <style:style style:name="T4" style:family="text">
      <style:text-properties style:font-name="Newton Phonetic ABBYY" fo:font-size="6pt" fo:language="en" fo:country="US" style:font-size-asian="6pt" style:font-name-complex="Newton Phonetic ABBYY1" style:font-size-complex="6pt"/>
    </style:style>
    <style:style style:name="T5" style:family="text">
      <style:text-properties style:font-name="Newton Phonetic ABBYY" fo:font-size="6pt" fo:language="en" fo:country="US" style:font-size-asian="6pt" style:font-name-complex="Tahoma2" style:font-size-complex="6pt"/>
    </style:style>
    <style:style style:name="T6" style:family="text">
      <style:text-properties style:font-name="Newton Phonetic ABBYY" fo:font-size="6pt" fo:language="en" fo:country="US" style:font-size-asian="6pt" style:font-name-complex="Calibri1" style:font-size-complex="6pt"/>
    </style:style>
    <style:style style:name="T7" style:family="text">
      <style:text-properties style:font-name="Newton Phonetic ABBYY" fo:font-size="6pt" fo:language="en" fo:country="US" style:font-name-asian="MS Mincho1" style:font-size-asian="6pt" style:font-name-complex="MS Mincho1" style:font-size-complex="6pt"/>
    </style:style>
    <style:style style:name="T8" style:family="text">
      <style:text-properties style:font-name="Newton Phonetic ABBYY" fo:font-size="6pt" fo:language="en" fo:country="US" style:font-name-asian="MS Mincho1" style:font-size-asian="6pt" style:font-name-complex="Newton Phonetic ABBYY1" style:font-size-complex="6pt"/>
    </style:style>
    <style:style style:name="T9" style:family="text">
      <style:text-properties style:font-name="Newton Phonetic ABBYY" fo:font-size="6pt" fo:language="en" fo:country="US" style:font-name-asian="MS Mincho1" style:font-size-asian="6pt" style:font-name-complex="Times New Roman1" style:font-size-complex="6pt"/>
    </style:style>
    <style:style style:name="T10" style:family="text">
      <style:text-properties style:font-name="Newton Phonetic ABBYY" fo:font-size="6pt" fo:language="en" fo:country="US" style:font-name-asian="MS Mincho1" style:font-size-asian="6pt" style:font-name-complex="Arial1" style:font-size-complex="6pt"/>
    </style:style>
    <style:style style:name="T11" style:family="text">
      <style:text-properties style:font-name="Newton Phonetic ABBYY" fo:font-size="6pt" style:font-size-asian="6pt" style:font-size-complex="6pt"/>
    </style:style>
    <style:style style:name="T12" style:family="text">
      <style:text-properties style:font-name="Newton Phonetic ABBYY" fo:font-size="6pt" style:font-size-asian="6pt" style:font-name-complex="Arial1" style:font-size-complex="6pt"/>
    </style:style>
    <style:style style:name="T13" style:family="text">
      <style:text-properties style:font-name="Newton Phonetic ABBYY" fo:font-size="6pt" style:font-size-asian="6pt" style:font-name-complex="Newton Phonetic ABBYY1" style:font-size-complex="6pt"/>
    </style:style>
    <style:style style:name="T14" style:family="text">
      <style:text-properties style:font-name="Newton Phonetic ABBYY" fo:font-size="6pt" style:font-size-asian="6pt" style:font-name-complex="Calibri1" style:font-size-complex="6pt"/>
    </style:style>
    <style:style style:name="T15" style:family="text">
      <style:text-properties style:font-name="Newton Phonetic ABBYY" fo:font-size="6pt" style:font-name-asian="MS Mincho1" style:font-size-asian="6pt" style:font-name-complex="MS Mincho1" style:font-size-complex="6pt"/>
    </style:style>
    <style:style style:name="T16" style:family="text">
      <style:text-properties style:font-name="Newton Phonetic ABBYY" fo:font-size="6pt" fo:font-style="italic" style:font-size-asian="6pt" style:font-style-asian="italic" style:font-size-complex="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6pt" style:font-size-asian="6pt" style:font-name-complex="Times New Roman1" style:font-size-complex="6pt"/>
    </style:style>
    <style:style style:name="T19" style:family="text">
      <style:text-properties style:font-name="Times New Roman" fo:font-size="6pt" officeooo:rsid="0018c593" style:font-size-asian="6pt" style:font-name-complex="Times New Roman1" style:font-size-complex="6pt"/>
    </style:style>
    <style:style style:name="T20" style:family="text">
      <style:text-properties style:font-name="Times New Roman" fo:font-size="6pt" style:font-size-asian="6pt" style:font-size-complex="6pt"/>
    </style:style>
    <style:style style:name="T21" style:family="text">
      <style:text-properties style:font-name="Times New Roman" fo:font-size="6pt" fo:language="en" fo:country="US" style:font-size-asian="6pt" style:font-name-complex="Times New Roman1" style:font-size-complex="6pt"/>
    </style:style>
    <style:style style:name="T22" style:family="text">
      <style:text-properties style:font-name="Times New Roman" fo:font-size="6pt" fo:font-style="italic" style:font-size-asian="6pt" style:font-style-asian="italic" style:font-name-complex="Times New Roman1" style:font-size-complex="6pt"/>
    </style:style>
    <style:style style:name="T23" style:family="text">
      <style:text-properties style:font-name="Times New Roman" fo:font-size="6pt" fo:font-weight="bold" style:font-size-asian="6pt" style:font-weight-asian="bold" style:font-name-complex="Times New Roman1" style:font-size-complex="6pt" style:font-weight-complex="bold"/>
    </style:style>
    <style:style style:name="T24" style:family="text">
      <style:text-properties fo:color="#000000" style:font-name="Newton Phonetic ABBYY" fo:font-size="6pt" style:font-size-asian="6pt" style:font-name-complex="Lucida Sans Unicode" style:font-size-complex="6pt"/>
    </style:style>
    <style:style style:name="T25" style:family="text">
      <style:text-properties fo:color="#000000" style:font-name="Tahoma1" fo:font-size="10pt" fo:language="en" fo:country="US" style:font-size-asian="10pt"/>
    </style:style>
    <style:style style:name="T26" style:family="text">
      <style:text-properties style:font-name="Cambria Math" fo:font-size="6pt" fo:language="en" fo:country="US" style:font-size-asian="6pt" style:font-name-complex="Cambria Math1" style:font-size-complex="6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language="en" fo:country="US" style:font-size-asian="6pt" style:font-size-complex="6pt"/>
    </style:style>
    <style:style style:name="T29" style:family="text">
      <style:text-properties fo:font-size="6pt" fo:language="en" fo:country="US" style:font-size-asian="6pt" style:font-name-complex="Calibri1" style:font-size-complex="6pt"/>
    </style:style>
    <style:style style:name="T30" style:family="text">
      <style:text-properties style:font-name="MS Mincho" fo:font-size="6pt" style:font-name-asian="MS Mincho1" style:font-size-asian="6pt" style:font-name-complex="MS Mincho1" style:font-size-complex="6pt"/>
    </style:style>
    <style:style style:name="T31" style:family="text">
      <style:text-properties style:font-name="MS Mincho" fo:font-size="6pt" fo:language="en" fo:country="US" style:font-name-asian="MS Mincho1" style:font-size-asian="6pt" style:font-name-complex="MS Mincho1" style:font-size-complex="6pt"/>
    </style:style>
    <style:style style:name="T32" style:family="text">
      <style:text-properties style:font-name="Arial" fo:font-size="6pt" fo:language="en" fo:country="US" style:font-size-asian="6pt" style:font-name-complex="Arial1" style:font-size-complex="6pt"/>
    </style:style>
    <style:style style:name="T33" style:family="text">
      <style:text-properties fo:language="en" fo:country="US"/>
    </style:style>
    <style:style style:name="T34" style:family="text">
      <style:text-properties fo:language="en" fo:country="none"/>
    </style:style>
    <style:style style:name="T35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/>
    </style:style>
    <style:style style:name="T36" style:family="text">
      <style:text-properties officeooo:rsid="001bdac2"/>
    </style:style>
    <style:style style:name="T37" style:family="text">
      <style:text-properties officeooo:rsid="001ff5e3"/>
    </style:style>
    <style:style style:name="T38" style:family="text">
      <style:text-properties officeooo:rsid="0021131e"/>
    </style:style>
    <style:style style:name="T39" style:family="text">
      <style:text-properties officeooo:rsid="00211e5c"/>
    </style:style>
    <style:style style:name="T40" style:family="text">
      <style:text-properties officeooo:rsid="0026086c"/>
    </style:style>
    <style:style style:name="T41" style:family="text">
      <style:text-properties officeooo:rsid="002da6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list xml:id="list3315821905435511405" text:style-name="WWNum1">
              <text:list-item>
                <text:p text:style-name="P61">Unit</text:p>
              </text:list-item>
            </text:list>
            <text:p text:style-name="P19"/>
            <text:p text:style-name="P21">[ ‘ju:nit]</text:p>
          </table:table-cell>
          <table:table-cell table:style-name="Таблица1.B1" office:value-type="string">
            <text:p text:style-name="P11">Блок (узел, устройство)</text:p>
          </table:table-cell>
        </table:table-row>
        <table:table-row table:style-name="Таблица1.1">
          <table:table-cell table:style-name="Таблица1.A1" office:value-type="string">
            <text:list xml:id="list171245460222673" text:continue-numbering="true" text:style-name="WWNum1">
              <text:list-item>
                <text:p text:style-name="P62">a[ei]</text:p>
              </text:list-item>
            </text:list>
          </table:table-cell>
          <table:table-cell table:style-name="Таблица1.B1" office:value-type="string">
            <text:p text:style-name="P11">Неопределённый артикль (употребляется перед исчисляемым существительным в единственном числе и предаёт значение любой, всё равно какой, один). Пример: We need a new car. — Нам нужна новая машина. (какая-нибудь)</text:p>
          </table:table-cell>
        </table:table-row>
        <table:table-row table:style-name="Таблица1.1">
          <table:table-cell table:style-name="Таблица1.A1" office:value-type="string">
            <text:list xml:id="list171246701068928" text:continue-numbering="true" text:style-name="WWNum1">
              <text:list-item>
                <text:p text:style-name="P62">Bee</text:p>
              </text:list-item>
            </text:list>
            <text:p text:style-name="P18"/>
            <text:p text:style-name="P18"><text:span text:style-name="T11">[</text:span><text:span text:style-name="T1">bi</text:span><text:span text:style-name="T11">:]</text:span></text:p>
            <text:p text:style-name="P18"/>
          </table:table-cell>
          <table:table-cell table:style-name="Таблица1.B1" office:value-type="string">
            <text:p text:style-name="P11">Пчела</text:p>
          </table:table-cell>
        </table:table-row>
        <table:table-row table:style-name="Таблица1.1">
          <table:table-cell table:style-name="Таблица1.A1" office:value-type="string">
            <text:list xml:id="list171245428900932" text:continue-numbering="true" text:style-name="WWNum1">
              <text:list-item>
                <text:p text:style-name="P64"><text:span text:style-name="T11">*</text:span><text:span text:style-name="T1">external</text:span></text:p>
              </text:list-item>
            </text:list>
            <text:p text:style-name="P18"/>
            <text:p text:style-name="P18"><text:span text:style-name="T11">[</text:span><text:span text:style-name="T1">eks</text:span><text:span text:style-name="T11">’</text:span><text:span text:style-name="T1">t</text:span><text:span text:style-name="T24"> </text:span><text:span text:style-name="T12">ə</text:span><text:span text:style-name="T11">:</text:span><text:span text:style-name="T1">nl</text:span><text:span text:style-name="T11">]</text:span></text:p>
          </table:table-cell>
          <table:table-cell table:style-name="Таблица1.B1" office:value-type="string">
            <text:p text:style-name="P11">Внешний</text:p>
          </table:table-cell>
        </table:table-row>
        <table:table-row table:style-name="Таблица1.1">
          <table:table-cell table:style-name="Таблица1.A1" office:value-type="string">
            <text:list xml:id="list171246211886881" text:continue-numbering="true" text:style-name="WWNum1">
              <text:list-item>
                <text:p text:style-name="P64"><text:span text:style-name="T1">the</text:span><text:span text:style-name="T11">[ð</text:span><text:span text:style-name="T12"> ə]</text:span></text:p>
              </text:list-item>
            </text:list>
          </table:table-cell>
          <table:table-cell table:style-name="Таблица1.B1" office:value-type="string">
            <text:p text:style-name="P11">Определённый артикль (выделяет конкретный объект из группы однородных объектов)</text:p>
          </table:table-cell>
        </table:table-row>
        <table:table-row table:style-name="Таблица1.1">
          <table:table-cell table:style-name="Таблица1.A1" office:value-type="string">
            <text:list xml:id="list171245068201059" text:continue-numbering="true" text:style-name="WWNum1">
              <text:list-item>
                <text:p text:style-name="P60">be[bi:] <text:s text:c="16"/>***</text:p>
              </text:list-item>
            </text:list>
            <text:p text:style-name="P20">(was, were ; been; being)</text:p>
          </table:table-cell>
          <table:table-cell table:style-name="Таблица1.B1" office:value-type="string">
            <text:p text:style-name="P11">Быть, иметься, возникать, происходить, случаться</text:p>
          </table:table-cell>
        </table:table-row>
        <table:table-row table:style-name="Таблица1.1">
          <table:table-cell table:style-name="Таблица1.A1" office:value-type="string">
            <text:list xml:id="list171245985786211" text:continue-numbering="true" text:style-name="WWNum1">
              <text:list-item>
                <text:p text:style-name="P64"><text:span text:style-name="T1">of[</text:span><text:span text:style-name="T7">ɔv]</text:span></text:p>
              </text:list-item>
            </text:list>
          </table:table-cell>
          <table:table-cell table:style-name="Таблица1.B1" office:value-type="string">
            <text:p text:style-name="P11">От <text:s/>(указывает на «владельца» [П.: house of my parents — дом моих родителей a dog of John's — собака, принадлежащая Джону pages of a book — страницы книги], кому принадлежит, указывает на объект принадлежности [П.: the owner of a car — владелец автомобиля])</text:p>
          </table:table-cell>
        </table:table-row>
        <table:table-row table:style-name="Таблица1.1">
          <table:table-cell table:style-name="Таблица1.A1" office:value-type="string">
            <text:list xml:id="list171246870457698" text:continue-numbering="true" text:style-name="WWNum1">
              <text:list-item>
                <text:p text:style-name="P64"><text:span text:style-name="T1">and[</text:span><text:span text:style-name="T11">æ</text:span><text:span text:style-name="T1">nd]</text:span></text:p>
              </text:list-item>
            </text:list>
          </table:table-cell>
          <table:table-cell table:style-name="Таблица1.B1" office:value-type="string">
            <text:p text:style-name="P11">И, а</text:p>
          </table:table-cell>
        </table:table-row>
        <table:table-row table:style-name="Таблица1.1">
          <table:table-cell table:style-name="Таблица1.A1" office:value-type="string">
            <text:list xml:id="list171246609364944" text:continue-numbering="true" text:style-name="WWNum1">
              <text:list-item>
                <text:p text:style-name="P62">*internal</text:p>
              </text:list-item>
            </text:list>
            <text:p text:style-name="P18"/>
            <text:p text:style-name="P18"><text:span text:style-name="T1">[in’t</text:span><text:span text:style-name="T12"> </text:span><text:span text:style-name="T2">ə:nl]</text:span></text:p>
          </table:table-cell>
          <table:table-cell table:style-name="Таблица1.B1" office:value-type="string">
            <text:p text:style-name="P11">Внутренний</text:p>
          </table:table-cell>
        </table:table-row>
        <table:table-row table:style-name="Таблица1.1">
          <table:table-cell table:style-name="Таблица1.A1" office:value-type="string">
            <text:list xml:id="list171246256917069" text:continue-numbering="true" text:style-name="WWNum1">
              <text:list-item>
                <text:p text:style-name="P62">In[in]</text:p>
              </text:list-item>
            </text:list>
          </table:table-cell>
          <table:table-cell table:style-name="Таблица1.B1" office:value-type="string">
            <text:p text:style-name="P11">Внутри, в (нахождение, расположение внутри, в, не выходя за границы места (реального или воображаемого), предмета, сооружения и т.д. [П.: высушенный в горниле]); в течение(о протекании процесса в определенный период времени[П.: Никогда в жизни он не был так испуган, Все дома дворянства вы увидите во время железнодорожной экскурсии.];за, через - выражает ограниченность процесса определенным временем[П.: За семь дней это можно переплыть, Он умер через три месяца])</text:p>
          </table:table-cell>
        </table:table-row>
        <table:table-row table:style-name="Таблица1.1">
          <table:table-cell table:style-name="Таблица1.A1" office:value-type="string">
            <text:list xml:id="list171247088428704" text:continue-numbering="true" text:style-name="WWNum1">
              <text:list-item>
                <text:p text:style-name="P62">To[tu:]</text:p>
              </text:list-item>
            </text:list>
          </table:table-cell>
          <table:table-cell table:style-name="Таблица1.B1" office:value-type="string">
            <text:p text:style-name="P11">По отношению к (в отношении к, к, в, до)</text:p>
          </table:table-cell>
        </table:table-row>
        <table:table-row table:style-name="Таблица1.1">
          <table:table-cell table:style-name="Таблица1.A1" office:value-type="string">
            <text:list xml:id="list171245160156208" text:continue-numbering="true" text:style-name="WWNum1">
              <text:list-item>
                <text:p text:style-name="P60">Have</text:p>
              </text:list-item>
            </text:list>
            <text:p text:style-name="List_20_Paragraph"/>
            <text:p text:style-name="P18"><text:span text:style-name="T1">[h</text:span><text:span text:style-name="T11">æ</text:span><text:span text:style-name="T1">v] <text:s text:c="2"/></text:span></text:p>
          </table:table-cell>
          <table:table-cell table:style-name="Таблица1.B1" office:value-type="string">
            <text:p text:style-name="P11">Иметь, обладать; иметь в своём составе, включать, <text:s/>содер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5519611346" text:continue-numbering="true" text:style-name="WWNum1">
              <text:list-item>
                <text:p text:style-name="P62">It[it]</text:p>
              </text:list-item>
            </text:list>
          </table:table-cell>
          <table:table-cell table:style-name="Таблица1.B1" office:value-type="string">
            <text:p text:style-name="P11">Это, этого и т.д. (о только что описанной ситуации [П.: Она не будет ревновать, а если и будет, то не покажет этого]); он, она, оно (о предметах, животных, абстрактных понятиях; иногда о маленьких детях [П.: Она быстро оглядела дом и заметила, что он был очень стар.])</text:p>
          </table:table-cell>
        </table:table-row>
        <table:table-row table:style-name="Таблица1.1">
          <table:table-cell table:style-name="Таблица1.A1" office:value-type="string">
            <text:list xml:id="list171246916406287" text:continue-numbering="true" text:style-name="WWNum1">
              <text:list-item>
                <text:p text:style-name="P64"><text:span text:style-name="T1">for</text:span><text:span text:style-name="T11"> </text:span><text:span text:style-name="T1">[ f</text:span><text:span text:style-name="T7">ɔ: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Для, ради, в честь, за, из-за, по причине, в течение, в продолжение</text:p>
          </table:table-cell>
        </table:table-row>
        <table:table-row table:style-name="Таблица1.1">
          <table:table-cell table:style-name="Таблица1.A1" office:value-type="string">
            <text:list xml:id="list171245793517652" text:continue-numbering="true" text:style-name="WWNum1">
              <text:list-item>
                <text:p text:style-name="P62">I [ ai]</text:p>
              </text:list-item>
            </text:list>
          </table:table-cell>
          <table:table-cell table:style-name="Таблица1.B1" office:value-type="string">
            <text:p text:style-name="P11">я</text:p>
          </table:table-cell>
        </table:table-row>
        <table:table-row table:style-name="Таблица1.1">
          <table:table-cell table:style-name="Таблица1.A1" office:value-type="string">
            <text:list xml:id="list171246913543651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Союз: что, чтобы</text:p>
          </table:table-cell>
        </table:table-row>
        <table:table-row table:style-name="Таблица1.1">
          <table:table-cell table:style-name="Таблица1.A1" office:value-type="string">
            <text:list xml:id="list171245534921185" text:continue-numbering="true" text:style-name="WWNum1">
              <text:list-item>
                <text:p text:style-name="P62">You [ju: ]</text:p>
              </text:list-item>
            </text:list>
          </table:table-cell>
          <table:table-cell table:style-name="Таблица1.B1" office:value-type="string">
            <text:p text:style-name="P11">Вы, ты</text:p>
          </table:table-cell>
        </table:table-row>
        <table:table-row table:style-name="Таблица1.1">
          <table:table-cell table:style-name="Таблица1.A1" office:value-type="string">
            <text:list xml:id="list171246963212424" text:continue-numbering="true" text:style-name="WWNum1">
              <text:list-item>
                <text:p text:style-name="P62">He [hi: ]</text:p>
              </text:list-item>
            </text:list>
          </table:table-cell>
          <table:table-cell table:style-name="Таблица1.B1" office:value-type="string">
            <text:p text:style-name="P11">Он (о человеке м.р.)</text:p>
          </table:table-cell>
        </table:table-row>
        <table:table-row table:style-name="Таблица1.1">
          <table:table-cell table:style-name="Таблица1.A1" office:value-type="string">
            <text:list xml:id="list171246198014954" text:continue-numbering="true" text:style-name="WWNum1">
              <text:list-item>
                <text:p text:style-name="P64"><text:span text:style-name="T1">On [</text:span><text:span text:style-name="T7">ɔn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На, у, около; в (во временном значении, указывает на определённую дату, точный момент [П.: в воскресенье, первого апреля]); касательно, о (указывает на тему, предмет чего-либо)</text:p>
          </table:table-cell>
        </table:table-row>
        <table:table-row table:style-name="Таблица1.1">
          <table:table-cell table:style-name="Таблица1.A1" office:value-type="string">
            <text:list xml:id="list171245385448371" text:continue-numbering="true" text:style-name="WWNum1">
              <text:list-item>
                <text:p text:style-name="P64"><text:span text:style-name="T1">With [wið</text:span><text:span text:style-name="T11"> 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С, вместе с (указывает на связь, совместность)</text:p>
          </table:table-cell>
        </table:table-row>
        <table:table-row table:style-name="Таблица1.1">
          <table:table-cell table:style-name="Таблица1.A1" office:value-type="string">
            <text:list xml:id="list171247031217021" text:continue-numbering="true" text:style-name="WWNum1">
              <text:list-item>
                <text:p text:style-name="P59"><text:span text:style-name="T1">Do</text:span><text:span text:style-name="T11"> </text:span></text:p>
              </text:list-item>
            </text:list>
            <text:p text:style-name="List_20_Paragraph"/>
            <text:p text:style-name="P18"><text:span text:style-name="T11">[</text:span><text:span text:style-name="T1">du</text:span><text:span text:style-name="T11">:] </text:span><text:span text:style-name="T1"><text:s/></text:span></text:p>
          </table:table-cell>
          <table:table-cell table:style-name="Таблица1.B1" office:value-type="string">
            <text:p text:style-name="P11">Делать, производить, выполнять, осуществлять</text:p>
          </table:table-cell>
        </table:table-row>
        <table:table-row table:style-name="Таблица1.1">
          <table:table-cell table:style-name="Таблица1.A1" office:value-type="string">
            <text:list xml:id="list171245932719832" text:continue-numbering="true" text:style-name="WWNum1">
              <text:list-item>
                <text:p text:style-name="P64"><text:span text:style-name="T1">At [</text:span><text:span text:style-name="T11">æ</text:span><text:span text:style-name="T1">t]</text:span></text:p>
              </text:list-item>
            </text:list>
          </table:table-cell>
          <table:table-cell table:style-name="Таблица1.B1" office:value-type="string">
            <text:p text:style-name="P11">У, в, за, на (нахождение в какой-то точки пространства)</text:p>
          </table:table-cell>
        </table:table-row>
        <table:table-row table:style-name="Таблица1.1">
          <table:table-cell table:style-name="Таблица1.A1" office:value-type="string">
            <text:list xml:id="list171245212134899" text:continue-numbering="true" text:style-name="WWNum1">
              <text:list-item>
                <text:p text:style-name="P64"><text:span text:style-name="T1">B</text:span><text:span text:style-name="T11">y</text:span><text:span text:style-name="T1"> [bai]</text:span></text:p>
              </text:list-item>
            </text:list>
          </table:table-cell>
          <table:table-cell table:style-name="Таблица1.B1" office:value-type="string">
            <text:p text:style-name="P11">У, при, около, возле, с (нахождение или действие вблизи чего-л.), <text:s/>вдоль (о движении)</text:p>
          </table:table-cell>
        </table:table-row>
        <table:table-row table:style-name="Таблица1.1">
          <table:table-cell table:style-name="Таблица1.A1" office:value-type="string">
            <text:list xml:id="list171245594105257" text:continue-numbering="true" text:style-name="WWNum1">
              <text:list-item>
                <text:p text:style-name="P64"><text:span text:style-name="T1">Not [n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Не, нет, ни</text:p>
          </table:table-cell>
        </table:table-row>
        <table:table-row table:style-name="Таблица1.1">
          <table:table-cell table:style-name="Таблица1.A1" office:value-type="string">
            <text:list xml:id="list171245672635155" text:continue-numbering="true" text:style-name="WWNum1">
              <text:list-item>
                <text:p text:style-name="P62">This [ðis]</text:p>
              </text:list-item>
            </text:list>
          </table:table-cell>
          <table:table-cell table:style-name="Таблица1.B1" office:value-type="string">
            <text:p text:style-name="P11">Это, эта,этот</text:p>
          </table:table-cell>
        </table:table-row>
        <table:table-row table:style-name="Таблица1.1">
          <table:table-cell table:style-name="Таблица1.A1" office:value-type="string">
            <text:list xml:id="list171245331479960" text:continue-numbering="true" text:style-name="WWNum1">
              <text:list-item>
                <text:p text:style-name="P64"><text:span text:style-name="T1">But [b</text:span><text:span text:style-name="T26">∧</text:span><text:span text:style-name="T3">t]</text:span></text:p>
              </text:list-item>
            </text:list>
          </table:table-cell>
          <table:table-cell table:style-name="Таблица1.B1" office:value-type="string">
            <text:p text:style-name="P11">Союз: но, а, однако, тем не менее</text:p>
          </table:table-cell>
        </table:table-row>
        <table:table-row table:style-name="Таблица1.1">
          <table:table-cell table:style-name="Таблица1.A1" office:value-type="string">
            <text:list xml:id="list171245072331512" text:continue-numbering="true" text:style-name="WWNum1">
              <text:list-item>
                <text:p text:style-name="P64"><text:span text:style-name="T1">From [fr</text:span><text:span text:style-name="T7">ɔm]</text:span></text:p>
              </text:list-item>
            </text:list>
          </table:table-cell>
          <table:table-cell table:style-name="Таблица1.B1" office:value-type="string">
            <text:p text:style-name="P11">От, из, с (указывает на пространственные отношения); начиная с, начиная от (указывает на временные отношения); от, из, по (обозначает происхождение, источник, в т. ч. лицо, у которого было приобретено что-л.; может переводиться родит. падежом)</text:p>
          </table:table-cell>
        </table:table-row>
        <table:table-row table:style-name="Таблица1.1">
          <table:table-cell table:style-name="Таблица1.A1" office:value-type="string">
            <text:list xml:id="list171246518358398" text:continue-numbering="true" text:style-name="WWNum1">
              <text:list-item>
                <text:p text:style-name="P62">They [ðei]</text:p>
              </text:list-item>
            </text:list>
          </table:table-cell>
          <table:table-cell table:style-name="Таблица1.B1" office:value-type="string">
            <text:p text:style-name="P11">Они</text:p>
          </table:table-cell>
        </table:table-row>
        <table:table-row table:style-name="Таблица1.1">
          <table:table-cell table:style-name="Таблица1.A1" office:value-type="string">
            <text:list xml:id="list171246689304126" text:continue-numbering="true" text:style-name="WWNum1">
              <text:list-item>
                <text:p text:style-name="P62">His [hiz]</text:p>
              </text:list-item>
            </text:list>
          </table:table-cell>
          <table:table-cell table:style-name="Таблица1.B1" office:value-type="string">
            <text:p text:style-name="P11">Его, принадлежащий ему, свой</text:p>
          </table:table-cell>
        </table:table-row>
        <table:table-row table:style-name="Таблица1.1">
          <table:table-cell table:style-name="Таблица1.A1" office:value-type="string">
            <text:list xml:id="list171246813327373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Тот, та, то</text:p>
          </table:table-cell>
        </table:table-row>
        <table:table-row table:style-name="Таблица1.1">
          <table:table-cell table:style-name="Таблица1.A1" office:value-type="string">
            <text:list xml:id="list171246681544829" text:continue-numbering="true" text:style-name="WWNum1">
              <text:list-item>
                <text:p text:style-name="P62">She [∫i:]</text:p>
              </text:list-item>
            </text:list>
          </table:table-cell>
          <table:table-cell table:style-name="Таблица1.B1" office:value-type="string">
            <text:p text:style-name="P11">Она (человек женского рода)</text:p>
          </table:table-cell>
        </table:table-row>
        <table:table-row table:style-name="Таблица1.1">
          <table:table-cell table:style-name="Таблица1.A1" office:value-type="string">
            <text:list xml:id="list171245399511125" text:continue-numbering="true" text:style-name="WWNum1">
              <text:list-item>
                <text:p text:style-name="P64"><text:span text:style-name="T1">Or [</text:span><text:span text:style-name="T7">ɔ:]</text:span></text:p>
              </text:list-item>
            </text:list>
          </table:table-cell>
          <table:table-cell table:style-name="Таблица1.B1" office:value-type="string">
            <text:p text:style-name="P11">Или, иначе</text:p>
          </table:table-cell>
        </table:table-row>
        <table:table-row table:style-name="Таблица1.1">
          <table:table-cell table:style-name="Таблица1.A1" office:value-type="string">
            <text:list xml:id="list171245075632902" text:continue-numbering="true" text:style-name="WWNum1">
              <text:list-item>
                <text:p text:style-name="P62">Which [witf]</text:p>
              </text:list-item>
            </text:list>
          </table:table-cell>
          <table:table-cell table:style-name="Таблица1.B1" office:value-type="string">
            <text:p text:style-name="P11">Тот, который</text:p>
          </table:table-cell>
        </table:table-row>
        <table:table-row table:style-name="Таблица1.1">
          <table:table-cell table:style-name="Таблица1.A1" office:value-type="string">
            <text:list xml:id="list171246184056092" text:continue-numbering="true" text:style-name="WWNum1">
              <text:list-item>
                <text:p text:style-name="P64"><text:span text:style-name="T1">As [</text:span><text:span text:style-name="T11">æ</text:span><text:span text:style-name="T1">z]</text:span></text:p>
              </text:list-item>
            </text:list>
          </table:table-cell>
          <table:table-cell table:style-name="Таблица1.B1" office:value-type="string">
            <text:p text:style-name="P11">Так как, поскольку (причина); пока, <text:s/>в то время как (время); как (сравнение)</text:p>
          </table:table-cell>
        </table:table-row>
        <table:table-row table:style-name="Таблица1.1">
          <table:table-cell table:style-name="Таблица1.A1" office:value-type="string">
            <text:list xml:id="list171245776602287" text:continue-numbering="true" text:style-name="WWNum1">
              <text:list-item>
                <text:p text:style-name="P62">We [wi:]</text:p>
              </text:list-item>
            </text:list>
          </table:table-cell>
          <table:table-cell table:style-name="Таблица1.B1" office:value-type="string">
            <text:p text:style-name="P11">Мы</text:p>
          </table:table-cell>
        </table:table-row>
        <table:table-row table:style-name="Таблица1.1">
          <table:table-cell table:style-name="Таблица1.A1" office:value-type="string">
            <text:list xml:id="list171246234357278" text:continue-numbering="true" text:style-name="WWNum1">
              <text:list-item>
                <text:p text:style-name="P64"><text:span text:style-name="T1">An</text:span><text:span text:style-name="T11"> </text:span><text:span text:style-name="T1">[</text:span><text:span text:style-name="T11">æ</text:span><text:span text:style-name="T1">n ]</text:span></text:p>
              </text:list-item>
            </text:list>
          </table:table-cell>
          <table:table-cell table:style-name="Таблица1.B1" office:value-type="string">
            <text:p text:style-name="P11">Неопределённый артикль перед гласными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6198848898" text:continue-numbering="true" text:style-name="WWNum1">
              <text:list-item>
                <text:p text:style-name="P62">Say </text:p>
              </text:list-item>
            </text:list>
            <text:p text:style-name="P18"/>
            <text:p text:style-name="P20">[sei ]</text:p>
          </table:table-cell>
          <table:table-cell table:style-name="Таблица1.B1" office:value-type="string">
            <text:p text:style-name="P11">Говорить, сказать, произносить</text:p>
          </table:table-cell>
        </table:table-row>
        <table:table-row table:style-name="Таблица1.1">
          <table:table-cell table:style-name="Таблица1.A1" office:value-type="string">
            <text:list xml:id="list171246708682265" text:continue-numbering="true" text:style-name="WWNum1">
              <text:list-item>
                <text:p text:style-name="P64"><text:span text:style-name="T1">Will</text:span><text:span text:style-name="T11"> </text:span></text:p>
              </text:list-item>
            </text:list>
            <text:p text:style-name="P18"/>
            <text:p text:style-name="P20">[wil]</text:p>
          </table:table-cell>
          <table:table-cell table:style-name="Таблица1.B1" office:value-type="string">
            <text:p text:style-name="P11">Выражает намерение, обещание, предложение, вероятность, просьбу</text:p>
          </table:table-cell>
        </table:table-row>
        <table:table-row table:style-name="Таблица1.1">
          <table:table-cell table:style-name="Таблица1.A1" office:value-type="string">
            <text:list xml:id="list171245903472983" text:continue-numbering="true" text:style-name="WWNum1">
              <text:list-item>
                <text:p text:style-name="P62">Would </text:p>
              </text:list-item>
            </text:list>
            <text:p text:style-name="P18"/>
            <text:p text:style-name="P20">[wud]</text:p>
          </table:table-cell>
          <table:table-cell table:style-name="Таблица1.B1" office:value-type="string">
            <text:p text:style-name="P11">Непременно, вероятно, хотеть, желать (выражает настойчивость, желание, вероятность, вежливую просьбу, предпочтение)</text:p>
          </table:table-cell>
        </table:table-row>
        <table:table-row table:style-name="Таблица1.1">
          <table:table-cell table:style-name="Таблица1.A1" office:value-type="string">
            <text:list xml:id="list171245606377768" text:continue-numbering="true" text:style-name="WWNum1">
              <text:list-item>
                <text:p text:style-name="P62">Can </text:p>
              </text:list-item>
            </text:list>
            <text:p text:style-name="P18"/>
            <text:p text:style-name="P18"><text:span text:style-name="T1">[k</text:span><text:span text:style-name="T11">æ</text:span><text:span text:style-name="T1">n]</text:span></text:p>
          </table:table-cell>
          <table:table-cell table:style-name="Таблица1.B1" office:value-type="string">
            <text:p text:style-name="P11">Мочь, уметь; может быть, неужели (может быть, неужели – выражает предположение, сомнение, удивление – в вопросительных или отрицательных выражениях)</text:p>
          </table:table-cell>
        </table:table-row>
        <table:table-row table:style-name="Таблица1.1">
          <table:table-cell table:style-name="Таблица1.A1" office:value-type="string">
            <text:list xml:id="list171245762969048" text:continue-numbering="true" text:style-name="WWNum1">
              <text:list-item>
                <text:p text:style-name="P62">If [if]</text:p>
              </text:list-item>
            </text:list>
          </table:table-cell>
          <table:table-cell table:style-name="Таблица1.B1" office:value-type="string">
            <text:p text:style-name="P11">Если, если бы, ли, даже если, хотя</text:p>
          </table:table-cell>
        </table:table-row>
        <table:table-row table:style-name="Таблица1.1">
          <table:table-cell table:style-name="Таблица1.A1" office:value-type="string">
            <text:list xml:id="list171245788497642" text:continue-numbering="true" text:style-name="WWNum1">
              <text:list-item>
                <text:p text:style-name="P64"><text:span text:style-name="T1">Their [ðe</text:span><text:span text:style-name="T2">ə]</text:span></text:p>
              </text:list-item>
            </text:list>
          </table:table-cell>
          <table:table-cell table:style-name="Таблица1.B1" office:value-type="string">
            <text:p text:style-name="P11">Их, принадлежащий им, свой</text:p>
          </table:table-cell>
        </table:table-row>
        <table:table-row table:style-name="Таблица1.1">
          <table:table-cell table:style-name="Таблица1.A1" office:value-type="string">
            <text:list xml:id="list171245710158775" text:continue-numbering="true" text:style-name="WWNum1">
              <text:list-item>
                <text:p text:style-name="P62">Go </text:p>
              </text:list-item>
            </text:list>
            <text:p text:style-name="P18"/>
            <text:p text:style-name="P18"><text:span text:style-name="T1">[g</text:span><text:span text:style-name="T2">əu]</text:span></text:p>
          </table:table-cell>
          <table:table-cell table:style-name="Таблица1.B1" office:value-type="string">
            <text:p text:style-name="P11">Идти, ходить, ехать, путешествовать</text:p>
          </table:table-cell>
        </table:table-row>
        <table:table-row table:style-name="Таблица1.1">
          <table:table-cell table:style-name="Таблица1.A1" office:value-type="string">
            <text:list xml:id="list171246225416718" text:continue-numbering="true" text:style-name="WWNum1">
              <text:list-item>
                <text:p text:style-name="P64"><text:span text:style-name="T1">What [w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Что, какой</text:p>
          </table:table-cell>
        </table:table-row>
        <table:table-row table:style-name="Таблица1.1">
          <table:table-cell table:style-name="Таблица1.A1" office:value-type="string">
            <text:list xml:id="list171245500092609" text:continue-numbering="true" text:style-name="WWNum1">
              <text:list-item>
                <text:p text:style-name="P64"><text:span text:style-name="T1">There [ð</text:span><text:span text:style-name="T15">ɛ</text:span><text:span text:style-name="T12">ə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7"><text:span text:style-name="T18">Употребляется с глаголом </text:span><text:span text:style-name="T21">to</text:span><text:span text:style-name="T18"> </text:span><text:span text:style-name="T21">be</text:span><text:span text:style-name="T18"> (</text:span><text:span text:style-name="T21">there</text:span><text:span text:style-name="T18"> </text:span><text:span text:style-name="T21">is</text:span><text:span text:style-name="T18">, </text:span><text:span text:style-name="T21">there</text:span><text:span text:style-name="T18"> </text:span><text:span text:style-name="T21">are</text:span><text:span text:style-name="T18"> – есть, имеется, имеются)</text:span></text:p>
          </table:table-cell>
        </table:table-row>
        <table:table-row table:style-name="Таблица1.1">
          <table:table-cell table:style-name="Таблица1.A1" office:value-type="string">
            <text:list xml:id="list171246446523898" text:continue-numbering="true" text:style-name="WWNum1">
              <text:list-item>
                <text:p text:style-name="P62">All</text:p>
              </text:list-item>
            </text:list>
            <text:p text:style-name="P18"/>
            <text:p text:style-name="P18"><text:span text:style-name="T1">[</text:span><text:span text:style-name="T7">ɔ</text:span><text:span text:style-name="T1">:l ]</text:span></text:p>
          </table:table-cell>
          <table:table-cell table:style-name="Таблица1.B1" office:value-type="string">
            <text:p text:style-name="P11">Весь, вся, всё, целый</text:p>
          </table:table-cell>
        </table:table-row>
        <table:table-row table:style-name="Таблица1.1">
          <table:table-cell table:style-name="Таблица1.A1" office:value-type="string">
            <text:list xml:id="list171245934026240" text:continue-numbering="true" text:style-name="WWNum1">
              <text:list-item>
                <text:p text:style-name="P62">Get </text:p>
              </text:list-item>
            </text:list>
            <text:p text:style-name="P18"/>
            <text:p text:style-name="P20">[get]</text:p>
          </table:table-cell>
          <table:table-cell table:style-name="Таблица1.B1" office:value-type="string">
            <text:p text:style-name="P11">Получить, становиться, делаться, достичь</text:p>
          </table:table-cell>
        </table:table-row>
        <table:table-row table:style-name="Таблица1.1">
          <table:table-cell table:style-name="Таблица1.A1" office:value-type="string">
            <text:list xml:id="list171245977142875" text:continue-numbering="true" text:style-name="WWNum1">
              <text:list-item>
                <text:p text:style-name="P62">Abnormal </text:p>
              </text:list-item>
            </text:list>
            <text:p text:style-name="P18"/>
            <text:p text:style-name="P18"><text:span text:style-name="T1">[æb'n</text:span><text:span text:style-name="T7">ɔ</text:span><text:span text:style-name="T1">:m(</text:span><text:span text:style-name="T2">ə)l</text:span><text:span text:style-name="T1">]</text:span></text:p>
          </table:table-cell>
          <table:table-cell table:style-name="Таблица1.B1" office:value-type="string">
            <text:p text:style-name="P11">Ненормальный, неправильный, необы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6203586029" text:continue-numbering="true" text:style-name="WWNum1">
              <text:list-item>
                <text:p text:style-name="P62">abstract </text:p>
              </text:list-item>
            </text:list>
            <text:p text:style-name="P18"/>
            <text:p text:style-name="P20">['æbstrækt]</text:p>
          </table:table-cell>
          <table:table-cell table:style-name="Таблица1.B1" office:value-type="string">
            <text:p text:style-name="P11">абстракция</text:p>
          </table:table-cell>
        </table:table-row>
        <table:table-row table:style-name="Таблица1.1">
          <table:table-cell table:style-name="Таблица1.A1" office:value-type="string">
            <text:list xml:id="list171247072912536" text:continue-numbering="true" text:style-name="WWNum1">
              <text:list-item>
                <text:p text:style-name="P62">absurd </text:p>
              </text:list-item>
            </text:list>
            <text:p text:style-name="P18"/>
            <text:p text:style-name="P18"><text:span text:style-name="T1">[</text:span><text:span text:style-name="T2">əb'sə:d]</text:span></text:p>
          </table:table-cell>
          <table:table-cell table:style-name="Таблица1.B1" office:value-type="string">
            <text:p text:style-name="P11">абсурд</text:p>
          </table:table-cell>
        </table:table-row>
        <table:table-row table:style-name="Таблица1.1">
          <table:table-cell table:style-name="Таблица1.A1" office:value-type="string">
            <text:list xml:id="list171246302989177" text:continue-numbering="true" text:style-name="WWNum1">
              <text:list-item>
                <text:p text:style-name="P62">Accelerate</text:p>
              </text:list-item>
            </text:list>
            <text:p text:style-name="P18"/>
            <text:p text:style-name="P18"><text:span text:style-name="T1"><text:s/>[</text:span><text:span text:style-name="T2">ək'seləreit]</text:span></text:p>
          </table:table-cell>
          <table:table-cell table:style-name="Таблица1.B1" office:value-type="string">
            <text:p text:style-name="P11">Ускорять, убыстрять</text:p>
          </table:table-cell>
        </table:table-row>
        <table:table-row table:style-name="Таблица1.1">
          <table:table-cell table:style-name="Таблица1.A1" office:value-type="string">
            <text:list xml:id="list171246027014730" text:continue-numbering="true" text:style-name="WWNum1">
              <text:list-item>
                <text:p text:style-name="P62">Acoustic </text:p>
              </text:list-item>
            </text:list>
            <text:p text:style-name="P18"/>
            <text:p text:style-name="P18"><text:span text:style-name="T1">[</text:span><text:span text:style-name="T12">ə</text:span><text:span text:style-name="T2">'ku:stik]</text:span></text:p>
          </table:table-cell>
          <table:table-cell table:style-name="Таблица1.B1" office:value-type="string">
            <text:p text:style-name="P11">Акустический, звуковой</text:p>
          </table:table-cell>
        </table:table-row>
        <table:table-row table:style-name="Таблица1.1">
          <table:table-cell table:style-name="Таблица1.A1" office:value-type="string">
            <text:list xml:id="list171245797048634" text:continue-numbering="true" text:style-name="WWNum1">
              <text:list-item>
                <text:p text:style-name="P63">Accredit</text:p>
              </text:list-item>
            </text:list>
            <text:p text:style-name="P18"/>
            <text:p text:style-name="P18"><text:span text:style-name="T1"><text:s/>[</text:span><text:span text:style-name="T2">ə'kredit]</text:span></text:p>
          </table:table-cell>
          <table:table-cell table:style-name="Таблица1.B1" office:value-type="string">
            <text:p text:style-name="P11">уполномочивать</text:p>
          </table:table-cell>
        </table:table-row>
        <table:table-row table:style-name="Таблица1.1">
          <table:table-cell table:style-name="Таблица1.A1" office:value-type="string">
            <text:list xml:id="list171246453482444" text:continue-numbering="true" text:style-name="WWNum1">
              <text:list-item>
                <text:p text:style-name="P63">Accumulate</text:p>
              </text:list-item>
            </text:list>
            <text:p text:style-name="P18"/>
            <text:p text:style-name="P18"><text:span text:style-name="T11"><text:s/></text:span><text:span text:style-name="T1">[</text:span><text:span text:style-name="T12">ə</text:span><text:span text:style-name="T11">'k</text:span><text:span text:style-name="T1">ju:mjuleit]</text:span></text:p>
          </table:table-cell>
          <table:table-cell table:style-name="Таблица1.B1" office:value-type="string">
            <text:p text:style-name="P11">Аккумулировать, собирать</text:p>
          </table:table-cell>
        </table:table-row>
        <table:table-row table:style-name="Таблица1.1">
          <table:table-cell table:style-name="Таблица1.A1" office:value-type="string">
            <text:list xml:id="list171246559189527" text:continue-numbering="true" text:style-name="WWNum1">
              <text:list-item>
                <text:p text:style-name="P62">accurate </text:p>
              </text:list-item>
            </text:list>
            <text:p text:style-name="P18"/>
            <text:p text:style-name="P20">['ækjurit]</text:p>
          </table:table-cell>
          <table:table-cell table:style-name="Таблица1.B1" office:value-type="string">
            <text:p text:style-name="P11">Верный, правильный, точный</text:p>
          </table:table-cell>
        </table:table-row>
        <table:table-row table:style-name="Таблица1.1">
          <table:table-cell table:style-name="Таблица1.A1" office:value-type="string">
            <text:list xml:id="list171246407191640" text:continue-numbering="true" text:style-name="WWNum1">
              <text:list-item>
                <text:p text:style-name="P62">Adaptation</text:p>
              </text:list-item>
            </text:list>
            <text:p text:style-name="P18"/>
            <text:p text:style-name="P18"><text:span text:style-name="T1"><text:s/>[,ædæp'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даптация</text:p>
          </table:table-cell>
        </table:table-row>
        <table:table-row table:style-name="Таблица1.1">
          <table:table-cell table:style-name="Таблица1.A1" office:value-type="string">
            <text:list xml:id="list171246722237707" text:continue-numbering="true" text:style-name="WWNum1">
              <text:list-item>
                <text:p text:style-name="P62">adequate </text:p>
              </text:list-item>
            </text:list>
            <text:p text:style-name="P18"/>
            <text:p text:style-name="P20">['ædikwit]</text:p>
          </table:table-cell>
          <table:table-cell table:style-name="Таблица1.B1" office:value-type="string">
            <text:p text:style-name="P11">Адекватный, соответствующий</text:p>
          </table:table-cell>
        </table:table-row>
        <table:table-row table:style-name="Таблица1.1">
          <table:table-cell table:style-name="Таблица1.A1" office:value-type="string">
            <text:list xml:id="list171246568038589" text:continue-numbering="true" text:style-name="WWNum1">
              <text:list-item>
                <text:p text:style-name="P65">Administration</text:p>
              </text:list-item>
            </text:list>
            <text:p text:style-name="P22"/>
            <text:p text:style-name="P22"><text:span text:style-name="T1"><text:s/>[</text:span><text:span text:style-name="T2">əd,minis’trei∫(ə)n]</text:span></text:p>
          </table:table-cell>
          <table:table-cell table:style-name="Таблица1.B1" office:value-type="string">
            <text:p text:style-name="P11">Управление, ведение, руководство, правительство, применение, отправл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5714201538" text:continue-numbering="true" text:style-name="WWNum1">
              <text:list-item>
                <text:p text:style-name="P65">admiral </text:p>
              </text:list-item>
            </text:list>
            <text:p text:style-name="P22"/>
            <text:p text:style-name="P22"><text:span text:style-name="T1">['ædm(</text:span><text:span text:style-name="T2">ə</text:span><text:span text:style-name="T1">)r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дмирал, флагман</text:p>
          </table:table-cell>
        </table:table-row>
        <table:table-row table:style-name="Таблица1.1">
          <table:table-cell table:style-name="Таблица1.A1" office:value-type="string">
            <text:list xml:id="list171246199690978" text:continue-numbering="true" text:style-name="WWNum1">
              <text:list-item>
                <text:p text:style-name="P65">advocate</text:p>
              </text:list-item>
            </text:list>
            <text:p text:style-name="P22"/>
            <text:p text:style-name="P22"><text:span text:style-name="T1"><text:s/>['ædv</text:span><text:span text:style-name="T2">əkit]</text:span></text:p>
          </table:table-cell>
          <table:table-cell table:style-name="Таблица1.B1" office:value-type="string">
            <text:p text:style-name="P11">Сторонник, защитник</text:p>
          </table:table-cell>
        </table:table-row>
        <table:table-row table:style-name="Таблица1.1">
          <table:table-cell table:style-name="Таблица1.A1" office:value-type="string">
            <text:list xml:id="list171246169255478" text:continue-numbering="true" text:style-name="WWNum1">
              <text:list-item>
                <text:p text:style-name="P65">aeroplane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</text:span><text:span text:style-name="T9">ə</text:span><text:span text:style-name="T7">plein]</text:span></text:p>
          </table:table-cell>
          <table:table-cell table:style-name="Таблица1.B1" office:value-type="string">
            <text:p text:style-name="P11">Аэроплан, самолёт</text:p>
          </table:table-cell>
        </table:table-row>
        <table:table-row table:style-name="Таблица1.1">
          <table:table-cell table:style-name="Таблица1.A1" office:value-type="string">
            <text:list xml:id="list171245183636661" text:continue-numbering="true" text:style-name="WWNum1">
              <text:list-item>
                <text:p text:style-name="P65">agency </text:p>
              </text:list-item>
            </text:list>
            <text:p text:style-name="P22"/>
            <text:p text:style-name="P22"><text:span text:style-name="T1">['ei</text:span><text:span text:style-name="T7">ʤ(ə)nsi]</text:span></text:p>
          </table:table-cell>
          <table:table-cell table:style-name="Таблица1.B1" office:value-type="string">
            <text:p text:style-name="P11">Действие, деятельность</text:p>
          </table:table-cell>
        </table:table-row>
        <table:table-row table:style-name="Таблица1.1">
          <table:table-cell table:style-name="Таблица1.A1" office:value-type="string">
            <text:list xml:id="list171246534177189" text:continue-numbering="true" text:style-name="WWNum1">
              <text:list-item>
                <text:p text:style-name="P65">agent </text:p>
              </text:list-item>
            </text:list>
            <text:p text:style-name="P22"/>
            <text:p text:style-name="P22"><text:span text:style-name="T1">['ei</text:span><text:span text:style-name="T7">ʤ(ə)nt]</text:span></text:p>
          </table:table-cell>
          <table:table-cell table:style-name="Таблица1.B1" office:value-type="string">
            <text:p text:style-name="P11">Деятель, агент, посредник</text:p>
          </table:table-cell>
        </table:table-row>
        <table:table-row table:style-name="Таблица1.1">
          <table:table-cell table:style-name="Таблица1.A1" office:value-type="string">
            <text:list xml:id="list171246179378215" text:continue-numbering="true" text:style-name="WWNum1">
              <text:list-item>
                <text:p text:style-name="P65">agony</text:p>
              </text:list-item>
            </text:list>
            <text:p text:style-name="P22"/>
            <text:p text:style-name="P22"><text:span text:style-name="T1"><text:s/>['æg</text:span><text:span text:style-name="T2">əni]</text:span></text:p>
          </table:table-cell>
          <table:table-cell table:style-name="Таблица1.B1" office:value-type="string">
            <text:p text:style-name="P11">Агония, мука</text:p>
          </table:table-cell>
        </table:table-row>
        <table:table-row table:style-name="Таблица1.1">
          <table:table-cell table:style-name="Таблица1.A1" office:value-type="string">
            <text:list xml:id="list171246301301513" text:continue-numbering="true" text:style-name="WWNum1">
              <text:list-item>
                <text:p text:style-name="P67">agrarian</text:p>
              </text:list-item>
            </text:list>
            <text:p text:style-name="P22"/>
            <text:p text:style-name="P22"><text:span text:style-name="T1">[</text:span><text:span text:style-name="T2">ə'gr</text:span><text:span text:style-name="T7">ɛ</text:span><text:span text:style-name="T8">ə</text:span><text:span text:style-name="T7">ri</text:span><text:span text:style-name="T12"> </text:span><text:span text:style-name="T7">ən]</text:span></text:p>
          </table:table-cell>
          <table:table-cell table:style-name="Таблица1.B1" office:value-type="string">
            <text:p text:style-name="P11">Земельный</text:p>
          </table:table-cell>
        </table:table-row>
        <table:table-row table:style-name="Таблица1.1">
          <table:table-cell table:style-name="Таблица1.A1" office:value-type="string">
            <text:list xml:id="list171245096694443" text:continue-numbering="true" text:style-name="WWNum1">
              <text:list-item>
                <text:p text:style-name="P65">alcohol </text:p>
              </text:list-item>
            </text:list>
            <text:p text:style-name="P22"/>
            <text:p text:style-name="P22"><text:span text:style-name="T1">['ælk</text:span><text:span text:style-name="T2">əh</text:span><text:span text:style-name="T7">ɔl]</text:span></text:p>
          </table:table-cell>
          <table:table-cell table:style-name="Таблица1.B1" office:value-type="string">
            <text:p text:style-name="P11">Алкоголь, спирт</text:p>
          </table:table-cell>
        </table:table-row>
        <table:table-row table:style-name="Таблица1.1">
          <table:table-cell table:style-name="Таблица1.A1" office:value-type="string">
            <text:list xml:id="list171245199376593" text:continue-numbering="true" text:style-name="WWNum1">
              <text:list-item>
                <text:p text:style-name="P65">alley </text:p>
              </text:list-item>
            </text:list>
            <text:p text:style-name="P22"/>
            <text:p text:style-name="P23">['æli]</text:p>
          </table:table-cell>
          <table:table-cell table:style-name="Таблица1.B1" office:value-type="string">
            <text:p text:style-name="P11">Аллея, узкая улица</text:p>
          </table:table-cell>
        </table:table-row>
        <table:table-row table:style-name="Таблица1.1">
          <table:table-cell table:style-name="Таблица1.A1" office:value-type="string">
            <text:list xml:id="list171245285161795" text:continue-numbering="true" text:style-name="WWNum1">
              <text:list-item>
                <text:p text:style-name="P65">almanac</text:p>
              </text:list-item>
            </text:list>
            <text:p text:style-name="P22"/>
            <text:p text:style-name="P22"><text:span text:style-name="T1"><text:s/>['</text:span><text:span text:style-name="T7">ɔ:</text:span><text:span text:style-name="T1">lm</text:span><text:span text:style-name="T2">ənæk]</text:span></text:p>
          </table:table-cell>
          <table:table-cell table:style-name="Таблица1.B1" office:value-type="string">
            <text:p text:style-name="P11">Календарь, сбор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6737018515" text:continue-numbering="true" text:style-name="WWNum1">
              <text:list-item>
                <text:p text:style-name="P65">alternative </text:p>
              </text:list-item>
            </text:list>
            <text:p text:style-name="P22"/>
            <text:p text:style-name="P22"><text:span text:style-name="T1">[</text:span><text:span text:style-name="T7">ɔ</text:span><text:span text:style-name="T1">:l't</text:span><text:span text:style-name="T2">ə:nətiv]</text:span></text:p>
          </table:table-cell>
          <table:table-cell table:style-name="Таблица1.B1" office:value-type="string">
            <text:p text:style-name="P11">Альтернатива, выбор, альтернативный</text:p>
          </table:table-cell>
        </table:table-row>
        <table:table-row table:style-name="Таблица1.1">
          <table:table-cell table:style-name="Таблица1.A1" office:value-type="string">
            <text:list xml:id="list171246033806040" text:continue-numbering="true" text:style-name="WWNum1">
              <text:list-item>
                <text:p text:style-name="P65">ambition </text:p>
              </text:list-item>
            </text:list>
            <text:p text:style-name="P22"/>
            <text:p text:style-name="P22"><text:span text:style-name="T1">[æm'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мбиция, цель</text:p>
          </table:table-cell>
        </table:table-row>
        <table:table-row table:style-name="Таблица1.1">
          <table:table-cell table:style-name="Таблица1.A1" office:value-type="string">
            <text:list xml:id="list171245822072608" text:continue-numbering="true" text:style-name="WWNum1">
              <text:list-item>
                <text:p text:style-name="P65">amoral</text:p>
              </text:list-item>
            </text:list>
            <text:p text:style-name="P22"/>
            <text:p text:style-name="P22"><text:span text:style-name="T1"><text:s/>[æ'm</text:span><text:span text:style-name="T7">ɔrəl]</text:span></text:p>
          </table:table-cell>
          <table:table-cell table:style-name="Таблица1.B1" office:value-type="string">
            <text:p text:style-name="P11">Аморальный</text:p>
          </table:table-cell>
        </table:table-row>
        <table:table-row table:style-name="Таблица1.1">
          <table:table-cell table:style-name="Таблица1.A1" office:value-type="string">
            <text:list xml:id="list171245282246462" text:continue-numbering="true" text:style-name="WWNum1">
              <text:list-item>
                <text:p text:style-name="P65">analyse </text:p>
              </text:list-item>
            </text:list>
            <text:p text:style-name="P22"/>
            <text:p text:style-name="P22"><text:span text:style-name="T1">['æn</text:span><text:span text:style-name="T2">əlaiz]</text:span></text:p>
          </table:table-cell>
          <table:table-cell table:style-name="Таблица1.B1" office:value-type="string">
            <text:p text:style-name="P11">Анализировать, исследовать</text:p>
          </table:table-cell>
        </table:table-row>
        <table:table-row table:style-name="Таблица1.1">
          <table:table-cell table:style-name="Таблица1.A1" office:value-type="string">
            <text:list xml:id="list171246751677780" text:continue-numbering="true" text:style-name="WWNum1">
              <text:list-item>
                <text:p text:style-name="P65">angel</text:p>
              </text:list-item>
            </text:list>
            <text:p text:style-name="P22"/>
            <text:p text:style-name="P22"><text:span text:style-name="T1"><text:s/>['ein</text:span><text:span text:style-name="T7">ʤ</text:span><text:span text:style-name="T1">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нгел, поддерживать</text:p>
          </table:table-cell>
        </table:table-row>
        <table:table-row table:style-name="Таблица1.1">
          <table:table-cell table:style-name="Таблица1.A1" office:value-type="string">
            <text:list xml:id="list171246461283341" text:continue-numbering="true" text:style-name="WWNum1">
              <text:list-item>
                <text:p text:style-name="P66"><text:span text:style-name="T1">anonymous</text:span><text:span text:style-name="T11"> </text:span></text:p>
              </text:list-item>
            </text:list>
            <text:p text:style-name="P22"/>
            <text:p text:style-name="P22"><text:span text:style-name="T2">[</text:span><text:span text:style-name="T12">ə</text:span><text:span text:style-name="T2">'n</text:span><text:span text:style-name="T7">ɔniməs]</text:span></text:p>
          </table:table-cell>
          <table:table-cell table:style-name="Таблица1.B1" office:value-type="string">
            <text:p text:style-name="P11">Анонимный, безымянный</text:p>
          </table:table-cell>
        </table:table-row>
        <table:table-row table:style-name="Таблица1.1">
          <table:table-cell table:style-name="Таблица1.A1" office:value-type="string">
            <text:list xml:id="list171246436232066" text:continue-numbering="true" text:style-name="WWNum1">
              <text:list-item>
                <text:p text:style-name="P65">appetite</text:p>
              </text:list-item>
            </text:list>
            <text:p text:style-name="P22"/>
            <text:p text:style-name="P23"><text:s/>['æpitait]</text:p>
          </table:table-cell>
          <table:table-cell table:style-name="Таблица1.B1" office:value-type="string">
            <text:p text:style-name="P11">Аппетит, склонность</text:p>
          </table:table-cell>
        </table:table-row>
        <table:table-row table:style-name="Таблица1.1">
          <table:table-cell table:style-name="Таблица1.A1" office:value-type="string">
            <text:list xml:id="list171247179664214" text:continue-numbering="true" text:style-name="WWNum1">
              <text:list-item>
                <text:p text:style-name="P65">argument </text:p>
              </text:list-item>
            </text:list>
            <text:p text:style-name="P22"/>
            <text:p text:style-name="P22"><text:span text:style-name="T1">['a:gjum</text:span><text:span text:style-name="T2">ənt]</text:span></text:p>
          </table:table-cell>
          <table:table-cell table:style-name="Таблица1.B1" office:value-type="string">
            <text:p text:style-name="P11">Довод, спор, параметр</text:p>
          </table:table-cell>
        </table:table-row>
        <table:table-row table:style-name="Таблица1.1">
          <table:table-cell table:style-name="Таблица1.A1" office:value-type="string">
            <text:list xml:id="list171245686775175" text:continue-numbering="true" text:style-name="WWNum1">
              <text:list-item>
                <text:p text:style-name="P67">arithmetic</text:p>
              </text:list-item>
            </text:list>
            <text:p text:style-name="P40"/>
            <text:p text:style-name="P40"><text:span text:style-name="T1">[</text:span><text:span text:style-name="T2">ə</text:span><text:span text:style-name="T1">'riθm</text:span><text:span text:style-name="T2">ətik]</text:span></text:p>
          </table:table-cell>
          <table:table-cell table:style-name="Таблица1.B1" office:value-type="string">
            <text:p text:style-name="P11">Арифметика, счёт</text:p>
          </table:table-cell>
        </table:table-row>
        <table:table-row table:style-name="Таблица1.1">
          <table:table-cell table:style-name="Таблица1.A1" office:value-type="string">
            <text:list xml:id="list171245148393165" text:continue-numbering="true" text:style-name="WWNum1">
              <text:list-item>
                <text:p text:style-name="P65">army </text:p>
              </text:list-item>
            </text:list>
            <text:p text:style-name="P22"/>
            <text:p text:style-name="P23">['a:mi]</text:p>
          </table:table-cell>
          <table:table-cell table:style-name="Таблица1.B1" office:value-type="string">
            <text:p text:style-name="P11">армия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5934452934" text:continue-numbering="true" text:style-name="WWNum1">
              <text:list-item>
                <text:p text:style-name="P65">art </text:p>
              </text:list-item>
            </text:list>
            <text:p text:style-name="P22"/>
            <text:p text:style-name="P23">[ a:t]</text:p>
          </table:table-cell>
          <table:table-cell table:style-name="Таблица1.B1" office:value-type="string">
            <text:p text:style-name="P11">Искусство, художественный</text:p>
          </table:table-cell>
        </table:table-row>
        <table:table-row table:style-name="Таблица1.1">
          <table:table-cell table:style-name="Таблица1.A1" office:value-type="string">
            <text:list xml:id="list171246814544562" text:continue-numbering="true" text:style-name="WWNum1">
              <text:list-item>
                <text:p text:style-name="P65">aspect </text:p>
              </text:list-item>
            </text:list>
            <text:p text:style-name="P22"/>
            <text:p text:style-name="P23">['æspekt]</text:p>
          </table:table-cell>
          <table:table-cell table:style-name="Таблица1.B1" office:value-type="string">
            <text:p text:style-name="P11">Сторона, подход</text:p>
          </table:table-cell>
        </table:table-row>
        <table:table-row table:style-name="Таблица1.1">
          <table:table-cell table:style-name="Таблица1.A1" office:value-type="string">
            <text:list xml:id="list171247144716735" text:continue-numbering="true" text:style-name="WWNum1">
              <text:list-item>
                <text:p text:style-name="P65">assistant </text:p>
              </text:list-item>
            </text:list>
            <text:p text:style-name="P22"/>
            <text:p text:style-name="P22"><text:span text:style-name="T1">[</text:span><text:span text:style-name="T2">ə'sist(ə)nt]</text:span></text:p>
          </table:table-cell>
          <table:table-cell table:style-name="Таблица1.B1" office:value-type="string">
            <text:p text:style-name="P11">помощник</text:p>
          </table:table-cell>
        </table:table-row>
        <table:table-row table:style-name="Таблица1.1">
          <table:table-cell table:style-name="Таблица1.A1" office:value-type="string">
            <text:list xml:id="list171247160167297" text:continue-numbering="true" text:style-name="WWNum1">
              <text:list-item>
                <text:p text:style-name="P67">astronaut</text:p>
              </text:list-item>
            </text:list>
            <text:p text:style-name="P40"/>
            <text:p text:style-name="P40"><text:span text:style-name="T1">['æstr</text:span><text:span text:style-name="T2">ən</text:span><text:span text:style-name="T15"> </text:span><text:span text:style-name="T7">ɔ</text:span><text:span text:style-name="T2">:t]</text:span></text:p>
          </table:table-cell>
          <table:table-cell table:style-name="Таблица1.B1" office:value-type="string">
            <text:p text:style-name="P11">Космонавт</text:p>
          </table:table-cell>
        </table:table-row>
        <table:table-row table:style-name="Таблица1.1">
          <table:table-cell table:style-name="Таблица1.A1" office:value-type="string">
            <text:list xml:id="list171245616282455" text:continue-numbering="true" text:style-name="WWNum1">
              <text:list-item>
                <text:p text:style-name="P65">atmosphere </text:p>
              </text:list-item>
            </text:list>
            <text:p text:style-name="P22"/>
            <text:p text:style-name="P22"><text:span text:style-name="T1">['ætm</text:span><text:span text:style-name="T2">əsfiə]</text:span></text:p>
          </table:table-cell>
          <table:table-cell table:style-name="Таблица1.B1" office:value-type="string">
            <text:p text:style-name="P11">Атмосфера, обстановка</text:p>
          </table:table-cell>
        </table:table-row>
        <table:table-row table:style-name="Таблица1.1">
          <table:table-cell table:style-name="Таблица1.A1" office:value-type="string">
            <text:list xml:id="list171245715913541" text:continue-numbering="true" text:style-name="WWNum1">
              <text:list-item>
                <text:p text:style-name="P65">atom </text:p>
              </text:list-item>
            </text:list>
            <text:p text:style-name="P22"/>
            <text:p text:style-name="P22"><text:span text:style-name="T1">['æt</text:span><text:span text:style-name="T2">əm]</text:span></text:p>
          </table:table-cell>
          <table:table-cell table:style-name="Таблица1.B1" office:value-type="string">
            <text:p text:style-name="P11">атом</text:p>
          </table:table-cell>
        </table:table-row>
        <table:table-row table:style-name="Таблица1.1">
          <table:table-cell table:style-name="Таблица1.A1" office:value-type="string">
            <text:list xml:id="list171246387265782" text:continue-numbering="true" text:style-name="WWNum1">
              <text:list-item>
                <text:p text:style-name="P65">antique </text:p>
              </text:list-item>
            </text:list>
            <text:p text:style-name="P22"/>
            <text:p text:style-name="P23">[æn'ti:k]</text:p>
          </table:table-cell>
          <table:table-cell table:style-name="Таблица1.B1" office:value-type="string">
            <text:p text:style-name="P11">Древняя вещь, старинный</text:p>
          </table:table-cell>
        </table:table-row>
        <table:table-row table:style-name="Таблица1.1">
          <table:table-cell table:style-name="Таблица1.A1" office:value-type="string">
            <text:list xml:id="list171247095457003" text:continue-numbering="true" text:style-name="WWNum1">
              <text:list-item>
                <text:p text:style-name="P65">author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θ</text:span><text:span text:style-name="T12"> </text:span><text:span text:style-name="T2">ə]</text:span></text:p>
          </table:table-cell>
          <table:table-cell table:style-name="Таблица1.B1" office:value-type="string">
            <text:p text:style-name="P11">Автор, создатель</text:p>
          </table:table-cell>
        </table:table-row>
        <table:table-row table:style-name="Таблица1.1">
          <table:table-cell table:style-name="Таблица1.A1" office:value-type="string">
            <text:list xml:id="list171247042728531" text:continue-numbering="true" text:style-name="WWNum1">
              <text:list-item>
                <text:p text:style-name="P65">autobiography </text:p>
              </text:list-item>
            </text:list>
            <text:p text:style-name="P22"/>
            <text:p text:style-name="P22"><text:span text:style-name="T1">[,</text:span><text:span text:style-name="T7">ɔ</text:span><text:span text:style-name="T1">:t</text:span><text:span text:style-name="T2">əubai'</text:span><text:span text:style-name="T7">ɔgrəfi]</text:span></text:p>
          </table:table-cell>
          <table:table-cell table:style-name="Таблица1.B1" office:value-type="string">
            <text:p text:style-name="P11">Автобиография</text:p>
          </table:table-cell>
        </table:table-row>
        <table:table-row table:style-name="Таблица1.1">
          <table:table-cell table:style-name="Таблица1.A1" office:value-type="string">
            <text:list xml:id="list171245880958834" text:continue-numbering="true" text:style-name="WWNum1">
              <text:list-item>
                <text:p text:style-name="P65">automatic</text:p>
              </text:list-item>
            </text:list>
            <text:p text:style-name="P22"/>
            <text:p text:style-name="P22"><text:span text:style-name="T1"><text:s/>[,</text:span><text:span text:style-name="T7">ɔ</text:span><text:span text:style-name="T1">:t</text:span><text:span text:style-name="T2">ə'mætik]</text:span></text:p>
          </table:table-cell>
          <table:table-cell table:style-name="Таблица1.B1" office:value-type="string">
            <text:p text:style-name="P11">Автоматический, непроизвольный, авто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6434771327" text:continue-numbering="true" text:style-name="WWNum1">
              <text:list-item>
                <text:p text:style-name="P65">automobile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t</text:span><text:span text:style-name="T2">ə</text:span><text:span text:style-name="T1">m</text:span><text:span text:style-name="T2">ə</text:span><text:span text:style-name="T1">ubi:l]</text:span></text:p>
          </table:table-cell>
          <table:table-cell table:style-name="Таблица1.B1" office:value-type="string">
            <text:p text:style-name="P11">Машина, автомобильный</text:p>
          </table:table-cell>
        </table:table-row>
        <table:table-row table:style-name="Таблица1.1">
          <table:table-cell table:style-name="Таблица1.A1" office:value-type="string">
            <text:list xml:id="list171245527775633" text:continue-numbering="true" text:style-name="WWNum1">
              <text:list-item>
                <text:p text:style-name="P65">avenue </text:p>
              </text:list-item>
            </text:list>
            <text:p text:style-name="P22"/>
            <text:p text:style-name="P23">['ævinju:]</text:p>
          </table:table-cell>
          <table:table-cell table:style-name="Таблица1.B1" office:value-type="string">
            <text:p text:style-name="P11">Дорога, авеню, широкая улица</text:p>
          </table:table-cell>
        </table:table-row>
        <table:table-row table:style-name="Таблица1.1">
          <table:table-cell table:style-name="Таблица1.A1" office:value-type="string">
            <text:list xml:id="list171246997894036" text:continue-numbering="true" text:style-name="WWNum1">
              <text:list-item>
                <text:p text:style-name="P65">aviation </text:p>
              </text:list-item>
            </text:list>
            <text:p text:style-name="P22"/>
            <text:p text:style-name="P22"><text:span text:style-name="T1">[,eivi'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виация</text:p>
          </table:table-cell>
        </table:table-row>
        <table:table-row table:style-name="Таблица1.1">
          <table:table-cell table:style-name="Таблица1.A1" office:value-type="string">
            <text:list xml:id="list171245373065162" text:continue-numbering="true" text:style-name="WWNum1">
              <text:list-item>
                <text:p text:style-name="P65">aboard </text:p>
              </text:list-item>
            </text:list>
            <text:p text:style-name="P22"/>
            <text:p text:style-name="P22"><text:span text:style-name="T1">[</text:span><text:span text:style-name="T2">ə'b</text:span><text:span text:style-name="T7">ɔ</text:span><text:span text:style-name="T2">:d]</text:span></text:p>
          </table:table-cell>
          <table:table-cell table:style-name="Таблица1.B1" office:value-type="string">
            <text:p text:style-name="P11">На борту, на корабле, вдоль</text:p>
          </table:table-cell>
        </table:table-row>
        <table:table-row table:style-name="Таблица1.1">
          <table:table-cell table:style-name="Таблица1.A1" office:value-type="string">
            <text:list xml:id="list171245626443540" text:continue-numbering="true" text:style-name="WWNum1">
              <text:list-item>
                <text:p text:style-name="P65">abolish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b</text:span><text:span text:style-name="T7">ɔli∫]</text:span></text:p>
          </table:table-cell>
          <table:table-cell table:style-name="Таблица1.B1" office:value-type="string">
            <text:p text:style-name="P11">Отменять, упразднять, уничтожать</text:p>
          </table:table-cell>
        </table:table-row>
        <table:table-row table:style-name="Таблица1.1">
          <table:table-cell table:style-name="Таблица1.A1" office:value-type="string">
            <text:list xml:id="list171246299089984" text:continue-numbering="true" text:style-name="WWNum1">
              <text:list-item>
                <text:p text:style-name="P65">abrupt </text:p>
              </text:list-item>
            </text:list>
            <text:p text:style-name="P22"/>
            <text:p text:style-name="P22"><text:span text:style-name="T1">[</text:span><text:span text:style-name="T2">ə</text:span><text:span text:style-name="T1">'br</text:span><text:span text:style-name="T7">ʌpt]</text:span></text:p>
          </table:table-cell>
          <table:table-cell table:style-name="Таблица1.B1" office:value-type="string">
            <text:p text:style-name="P11">Крутой, обрывистый, резкий, отрывистый</text:p>
          </table:table-cell>
        </table:table-row>
        <table:table-row table:style-name="Таблица1.1">
          <table:table-cell table:style-name="Таблица1.A1" office:value-type="string">
            <text:list xml:id="list171246466162488" text:continue-numbering="true" text:style-name="WWNum1">
              <text:list-item>
                <text:p text:style-name="P65">accent </text:p>
              </text:list-item>
            </text:list>
            <text:p text:style-name="P22"/>
            <text:p text:style-name="P22"><text:span text:style-name="T1">['æks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Ударение, акцент</text:p>
          </table:table-cell>
        </table:table-row>
        <table:table-row table:style-name="Таблица1.1">
          <table:table-cell table:style-name="Таблица1.A1" office:value-type="string">
            <text:list xml:id="list171246840782965" text:continue-numbering="true" text:style-name="WWNum1">
              <text:list-item>
                <text:p text:style-name="P66"><text:span text:style-name="T1">to accent</text:span><text:span text:style-name="T11"> </text:span></text:p>
              </text:list-item>
            </text:list>
            <text:p text:style-name="P22"/>
            <text:p text:style-name="P22"><text:span text:style-name="T1">[</text:span><text:span text:style-name="T2">ə</text:span><text:span text:style-name="T1">k'sent]</text:span></text:p>
          </table:table-cell>
          <table:table-cell table:style-name="Таблица1.B1" office:value-type="string">
            <text:p text:style-name="P11">Делать ударение, подчёркивать</text:p>
          </table:table-cell>
        </table:table-row>
        <table:table-row table:style-name="Таблица1.1">
          <table:table-cell table:style-name="Таблица1.A1" office:value-type="string">
            <text:list xml:id="list171246307691942" text:continue-numbering="true" text:style-name="WWNum1">
              <text:list-item>
                <text:p text:style-name="P65">accept </text:p>
              </text:list-item>
            </text:list>
            <text:p text:style-name="P22"/>
            <text:p text:style-name="P22"><text:span text:style-name="T1">[</text:span><text:span text:style-name="T2">ək'sept]</text:span></text:p>
          </table:table-cell>
          <table:table-cell table:style-name="Таблица1.B1" office:value-type="string">
            <text:p text:style-name="P11">Принимать, допускать</text:p>
          </table:table-cell>
        </table:table-row>
        <table:table-row table:style-name="Таблица1.1">
          <table:table-cell table:style-name="Таблица1.A1" office:value-type="string">
            <text:list xml:id="list171246576531202" text:continue-numbering="true" text:style-name="WWNum1">
              <text:list-item>
                <text:p text:style-name="P65">access <text:s/></text:p>
              </text:list-item>
            </text:list>
            <text:p text:style-name="P22"/>
            <text:p text:style-name="P23">['ækses]</text:p>
          </table:table-cell>
          <table:table-cell table:style-name="Таблица1.B1" office:value-type="string">
            <text:p text:style-name="P11">Доступ, проход, приступ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7036242559" text:continue-numbering="true" text:style-name="WWNum1">
              <text:list-item>
                <text:p text:style-name="P68">accident </text:p>
              </text:list-item>
            </text:list>
            <text:p text:style-name="P54"/>
            <text:p text:style-name="P54"><text:span text:style-name="T1">['æksid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Случай, случайность, несчастный случай</text:p>
          </table:table-cell>
        </table:table-row>
        <table:table-row table:style-name="Таблица1.1">
          <table:table-cell table:style-name="Таблица1.A1" office:value-type="string">
            <text:list xml:id="list171245806649590" text:continue-numbering="true" text:style-name="WWNum1">
              <text:list-item>
                <text:p text:style-name="P69">accommodate </text:p>
              </text:list-item>
            </text:list>
            <text:p text:style-name="P55"/>
            <text:p text:style-name="P55"><text:span text:style-name="T1">[</text:span><text:span text:style-name="T2">ə'</text:span><text:span text:style-name="T1">k</text:span><text:span text:style-name="T7">ɔmədeit]</text:span></text:p>
          </table:table-cell>
          <table:table-cell table:style-name="Таблица1.B1" office:value-type="string">
            <text:p text:style-name="P11">Приспосабливать, создавать удобство</text:p>
          </table:table-cell>
        </table:table-row>
        <table:table-row table:style-name="Таблица1.1">
          <table:table-cell table:style-name="Таблица1.A1" office:value-type="string">
            <text:list xml:id="list171245371676494" text:continue-numbering="true" text:style-name="WWNum1">
              <text:list-item>
                <text:p text:style-name="P70">acid</text:p>
              </text:list-item>
            </text:list>
            <text:p text:style-name="P56"/>
            <text:p text:style-name="P57"><text:s/>['æsid]</text:p>
          </table:table-cell>
          <table:table-cell table:style-name="Таблица1.B1" office:value-type="string">
            <text:p text:style-name="P11">Кислый, кислота</text:p>
          </table:table-cell>
        </table:table-row>
        <table:table-row table:style-name="Таблица1.1">
          <table:table-cell table:style-name="Таблица1.A1" office:value-type="string">
            <text:list xml:id="list171245618980383" text:continue-numbering="true" text:style-name="WWNum1">
              <text:list-item>
                <text:p text:style-name="P71">acorn</text:p>
              </text:list-item>
            </text:list>
            <text:p text:style-name="P58"/>
            <text:p text:style-name="P58"><text:span text:style-name="T1">['eik</text:span><text:span text:style-name="T15"> </text:span><text:span text:style-name="T7">ɔ</text:span><text:span text:style-name="T1">:n]</text:span></text:p>
          </table:table-cell>
          <table:table-cell table:style-name="Таблица1.B1" office:value-type="string">
            <text:p text:style-name="P11">Жёлудь</text:p>
          </table:table-cell>
        </table:table-row>
        <table:table-row table:style-name="Таблица1.1">
          <table:table-cell table:style-name="Таблица1.A1" office:value-type="string">
            <text:list xml:id="list171245996443686" text:continue-numbering="true" text:style-name="WWNum1">
              <text:list-item>
                <text:p text:style-name="P65">adjust </text:p>
              </text:list-item>
            </text:list>
            <text:p text:style-name="P22"/>
            <text:p text:style-name="P22"><text:span text:style-name="T1">[</text:span><text:span text:style-name="T2">ə</text:span><text:span text:style-name="T1">'</text:span><text:span text:style-name="T7">ʤʌst]</text:span></text:p>
          </table:table-cell>
          <table:table-cell table:style-name="Таблица1.B1" office:value-type="string">
            <text:p text:style-name="P11">Приспосабливать, прилаживать</text:p>
          </table:table-cell>
        </table:table-row>
        <table:table-row table:style-name="Таблица1.1">
          <table:table-cell table:style-name="Таблица1.A1" office:value-type="string">
            <text:list xml:id="list171247030070222" text:continue-numbering="true" text:style-name="WWNum1">
              <text:list-item>
                <text:p text:style-name="P67">admit</text:p>
              </text:list-item>
            </text:list>
            <text:p text:style-name="P22"/>
            <text:p text:style-name="P22"><text:span text:style-name="T1">[</text:span><text:span text:style-name="T2">əd'mit]</text:span></text:p>
          </table:table-cell>
          <table:table-cell table:style-name="Таблица1.B1" office:value-type="string">
            <text:p text:style-name="P11">Допускать, позволять</text:p>
          </table:table-cell>
        </table:table-row>
        <table:table-row table:style-name="Таблица1.1">
          <table:table-cell table:style-name="Таблица1.A1" office:value-type="string">
            <text:list xml:id="list171246986212787" text:continue-numbering="true" text:style-name="WWNum1">
              <text:list-item>
                <text:p text:style-name="P67">admix</text:p>
              </text:list-item>
            </text:list>
            <text:p text:style-name="P22"/>
            <text:p text:style-name="P23">[æd'miks]</text:p>
          </table:table-cell>
          <table:table-cell table:style-name="Таблица1.B1" office:value-type="string">
            <text:p text:style-name="P11">Примешивать</text:p>
          </table:table-cell>
        </table:table-row>
        <table:table-row table:style-name="Таблица1.1">
          <table:table-cell table:style-name="Таблица1.A1" office:value-type="string">
            <text:list xml:id="list171245189931185" text:continue-numbering="true" text:style-name="WWNum1">
              <text:list-item>
                <text:p text:style-name="P67">advance</text:p>
              </text:list-item>
            </text:list>
            <text:p text:style-name="P22"/>
            <text:p text:style-name="P22"><text:span text:style-name="T1">[</text:span><text:span text:style-name="T2">ə</text:span><text:span text:style-name="T1">d'va:ns]</text:span></text:p>
          </table:table-cell>
          <table:table-cell table:style-name="Таблица1.B1" office:value-type="string">
            <text:p text:style-name="P11">Продвигать вперёд</text:p>
          </table:table-cell>
        </table:table-row>
        <table:table-row table:style-name="Таблица1.1">
          <table:table-cell table:style-name="Таблица1.A1" office:value-type="string">
            <text:list xml:id="list171246966438465" text:continue-numbering="true" text:style-name="WWNum1">
              <text:list-item>
                <text:p text:style-name="P65">advise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d'vaiz]</text:span></text:p>
          </table:table-cell>
          <table:table-cell table:style-name="Таблица1.B1" office:value-type="string">
            <text:p text:style-name="P11">советовать, консультировать, сообщать</text:p>
          </table:table-cell>
        </table:table-row>
        <table:table-row table:style-name="Таблица1.1">
          <table:table-cell table:style-name="Таблица1.A1" office:value-type="string">
            <text:list xml:id="list171245428981208" text:continue-numbering="true" text:style-name="WWNum1">
              <text:list-item>
                <text:p text:style-name="P65">affect </text:p>
              </text:list-item>
            </text:list>
            <text:p text:style-name="P22"/>
            <text:p text:style-name="P22"><text:span text:style-name="T1">[</text:span><text:span text:style-name="T2">ə'fekt]</text:span></text:p>
          </table:table-cell>
          <table:table-cell table:style-name="Таблица1.B1" office:value-type="string">
            <text:p text:style-name="P11">Воздействовать, трогать, пора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5241135968" text:continue-numbering="true" text:style-name="WWNum1">
              <text:list-item>
                <text:p text:style-name="P67">afford</text:p>
              </text:list-item>
            </text:list>
            <text:p text:style-name="P22"/>
            <text:p text:style-name="P22"><text:span text:style-name="T1">[</text:span><text:span text:style-name="T2">ə</text:span><text:span text:style-name="T1">'f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Быть в состоянии, позволить себе (употребляется с </text:span><text:span text:style-name="T21">can</text:span><text:span text:style-name="T18">)</text:span></text:p>
          </table:table-cell>
        </table:table-row>
        <table:table-row table:style-name="Таблица1.1">
          <table:table-cell table:style-name="Таблица1.A1" office:value-type="string">
            <text:list xml:id="list171245655814635" text:continue-numbering="true" text:style-name="WWNum1">
              <text:list-item>
                <text:p text:style-name="P67">against</text:p>
              </text:list-item>
            </text:list>
            <text:p text:style-name="P22"/>
            <text:p text:style-name="P22"><text:span text:style-name="T1">[</text:span><text:span text:style-name="T2">ə</text:span><text:span text:style-name="T1">'genst]</text:span></text:p>
          </table:table-cell>
          <table:table-cell table:style-name="Таблица1.B1" office:value-type="string">
            <text:p text:style-name="P11">Против</text:p>
          </table:table-cell>
        </table:table-row>
        <table:table-row table:style-name="Таблица1.1">
          <table:table-cell table:style-name="Таблица1.A1" office:value-type="string">
            <text:list xml:id="list171247145359802" text:continue-numbering="true" text:style-name="WWNum1">
              <text:list-item>
                <text:p text:style-name="P67">agree</text:p>
              </text:list-item>
            </text:list>
            <text:p text:style-name="P22"/>
            <text:p text:style-name="P22"><text:span text:style-name="T1">[</text:span><text:span text:style-name="T2">ə</text:span><text:span text:style-name="T1">'gri:]</text:span></text:p>
          </table:table-cell>
          <table:table-cell table:style-name="Таблица1.B1" office:value-type="string">
            <text:p text:style-name="P11">Соглашаться, соответствовать, согласовать, договариваться</text:p>
          </table:table-cell>
        </table:table-row>
        <table:table-row table:style-name="Таблица1.1">
          <table:table-cell table:style-name="Таблица1.A1" office:value-type="string">
            <text:list xml:id="list171245139735397" text:continue-numbering="true" text:style-name="WWNum1">
              <text:list-item>
                <text:p text:style-name="P67">air</text:p>
              </text:list-item>
            </text:list>
            <text:p text:style-name="P45"/>
            <text:p text:style-name="P22"><text:span text:style-name="T1">[</text:span><text:span text:style-name="T7">ɛ</text:span><text:span text:style-name="T2">ə]</text:span></text:p>
          </table:table-cell>
          <table:table-cell table:style-name="Таблица1.B1" office:value-type="string">
            <text:p text:style-name="P11">Воздух</text:p>
          </table:table-cell>
        </table:table-row>
        <table:table-row table:style-name="Таблица1.1">
          <table:table-cell table:style-name="Таблица1.A1" office:value-type="string">
            <text:list xml:id="list171245568958304" text:continue-numbering="true" text:style-name="WWNum1">
              <text:list-item>
                <text:p text:style-name="P67">air-balloon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b</text:span><text:span text:style-name="T2">ə'lu:n]</text:span></text:p>
          </table:table-cell>
          <table:table-cell table:style-name="Таблица1.B1" office:value-type="string">
            <text:p text:style-name="P11">Аэростат</text:p>
          </table:table-cell>
        </table:table-row>
        <table:table-row table:style-name="Таблица1.1">
          <table:table-cell table:style-name="Таблица1.A1" office:value-type="string">
            <text:list xml:id="list171245513848583" text:continue-numbering="true" text:style-name="WWNum1">
              <text:list-item>
                <text:p text:style-name="P65">air-base </text:p>
              </text:list-item>
            </text:list>
            <text:p text:style-name="P22"/>
            <text:p text:style-name="P22"><text:span text:style-name="T1">['</text:span><text:span text:style-name="T15"> </text:span><text:span text:style-name="T7">ɛ</text:span><text:span text:style-name="T8">ə</text:span><text:span text:style-name="T7">beis]</text:span></text:p>
          </table:table-cell>
          <table:table-cell table:style-name="Таблица1.B1" office:value-type="string">
            <text:p text:style-name="P11">Авиабаза</text:p>
          </table:table-cell>
        </table:table-row>
        <table:table-row table:style-name="Таблица1.1">
          <table:table-cell table:style-name="Таблица1.A1" office:value-type="string">
            <text:list xml:id="list171245754787779" text:continue-numbering="true" text:style-name="WWNum1">
              <text:list-item>
                <text:p text:style-name="P65">air-bridge</text:p>
              </text:list-item>
            </text:list>
            <text:p text:style-name="P22"/>
            <text:p text:style-name="P22"><text:span text:style-name="T1"><text:s/>[</text:span><text:span text:style-name="T7">ɛ</text:span><text:span text:style-name="T8">ə</text:span><text:span text:style-name="T1">] [bri</text:span><text:span text:style-name="T7">ʤ]</text:span></text:p>
          </table:table-cell>
          <table:table-cell table:style-name="Таблица1.B1" office:value-type="string">
            <text:p text:style-name="P11">Воздушный мост</text:p>
          </table:table-cell>
        </table:table-row>
        <table:table-row table:style-name="Таблица1.1">
          <table:table-cell table:style-name="Таблица1.A1" office:value-type="string">
            <text:list xml:id="list171246854983465" text:continue-numbering="true" text:style-name="WWNum1">
              <text:list-item>
                <text:p text:style-name="P67">airfield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7">fi:ld]</text:span></text:p>
          </table:table-cell>
          <table:table-cell table:style-name="Таблица1.B1" office:value-type="string">
            <text:p text:style-name="P11">Аэродром</text:p>
          </table:table-cell>
        </table:table-row>
        <table:table-row table:style-name="Таблица1.1">
          <table:table-cell table:style-name="Таблица1.A1" office:value-type="string">
            <text:list xml:id="list171245360039777" text:continue-numbering="true" text:style-name="WWNum1">
              <text:list-item>
                <text:p text:style-name="P65">airman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mən]</text:span></text:p>
          </table:table-cell>
          <table:table-cell table:style-name="Таблица1.B1" office:value-type="string">
            <text:p text:style-name="P11">Летчик</text:p>
          </table:table-cell>
        </table:table-row>
        <table:table-row table:style-name="Таблица1.1">
          <table:table-cell table:style-name="Таблица1.A1" office:value-type="string">
            <text:list xml:id="list171245547213807" text:continue-numbering="true" text:style-name="WWNum1">
              <text:list-item>
                <text:p text:style-name="P67">airplane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plein]</text:span></text:p>
          </table:table-cell>
          <table:table-cell table:style-name="Таблица1.B1" office:value-type="string">
            <text:p text:style-name="P11">самолё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5484535474" text:continue-numbering="true" text:style-name="WWNum1">
              <text:list-item>
                <text:p text:style-name="P67">air pocket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'p</text:span><text:span text:style-name="T7">ɔkit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71246689832914" text:continue-numbering="true" text:style-name="WWNum1">
              <text:list-item>
                <text:p text:style-name="P67">air hole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h</text:span><text:span text:style-name="T2">əul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71245969044357" text:continue-numbering="true" text:style-name="WWNum1">
              <text:list-item>
                <text:p text:style-name="P67">air-raid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eid]</text:span></text:p>
          </table:table-cell>
          <table:table-cell table:style-name="Таблица1.B1" office:value-type="string">
            <text:p text:style-name="P11">Воздушный налёт</text:p>
          </table:table-cell>
        </table:table-row>
        <table:table-row table:style-name="Таблица1.1">
          <table:table-cell table:style-name="Таблица1.A1" office:value-type="string">
            <text:list xml:id="list171245228432350" text:continue-numbering="true" text:style-name="WWNum1">
              <text:list-item>
                <text:p text:style-name="P67">airship</text:p>
              </text:list-item>
            </text:list>
            <text:p text:style-name="P22"/>
            <text:p text:style-name="P22"><text:span text:style-name="T1">['</text:span><text:span text:style-name="T7">ɛ</text:span><text:span text:style-name="T2">ə∫ip]</text:span></text:p>
          </table:table-cell>
          <table:table-cell table:style-name="Таблица1.B1" office:value-type="string">
            <text:p text:style-name="P11">Дирижабль</text:p>
          </table:table-cell>
        </table:table-row>
        <table:table-row table:style-name="Таблица1.1">
          <table:table-cell table:style-name="Таблица1.A1" office:value-type="string">
            <text:list xml:id="list171246955256938" text:continue-numbering="true" text:style-name="WWNum1">
              <text:list-item>
                <text:p text:style-name="P67">airspace</text:p>
              </text:list-item>
            </text:list>
            <text:p text:style-name="P22"/>
            <text:p text:style-name="P22"><text:span text:style-name="T1">['</text:span><text:span text:style-name="T7">ɛ</text:span><text:span text:style-name="T2">əspeis]</text:span></text:p>
          </table:table-cell>
          <table:table-cell table:style-name="Таблица1.B1" office:value-type="string">
            <text:p text:style-name="P11">Воздушное пространство</text:p>
          </table:table-cell>
        </table:table-row>
        <table:table-row table:style-name="Таблица1.1">
          <table:table-cell table:style-name="Таблица1.A1" office:value-type="string">
            <text:list xml:id="list171246486855562" text:continue-numbering="true" text:style-name="WWNum1">
              <text:list-item>
                <text:p text:style-name="P67">airstrip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strip]</text:span></text:p>
          </table:table-cell>
          <table:table-cell table:style-name="Таблица1.B1" office:value-type="string">
            <text:p text:style-name="P11">Взлётно-посадочная полоса</text:p>
          </table:table-cell>
        </table:table-row>
        <table:table-row table:style-name="Таблица1.1">
          <table:table-cell table:style-name="Таблица1.A1" office:value-type="string">
            <text:list xml:id="list171246417999516" text:continue-numbering="true" text:style-name="WWNum1">
              <text:list-item>
                <text:p text:style-name="P67">alarm</text:p>
              </text:list-item>
            </text:list>
            <text:p text:style-name="P22"/>
            <text:p text:style-name="P22"><text:span text:style-name="T1">[</text:span><text:span text:style-name="T2">ə'la:m]</text:span></text:p>
          </table:table-cell>
          <table:table-cell table:style-name="Таблица1.B1" office:value-type="string">
            <text:p text:style-name="P11">Тревога, пугать, волновать</text:p>
          </table:table-cell>
        </table:table-row>
        <table:table-row table:style-name="Таблица1.1">
          <table:table-cell table:style-name="Таблица1.A1" office:value-type="string">
            <text:list xml:id="list171246163566620" text:continue-numbering="true" text:style-name="WWNum1">
              <text:list-item>
                <text:p text:style-name="P65">alarm-clock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la:mkl</text:span><text:span text:style-name="T7">ɔk]</text:span></text:p>
          </table:table-cell>
          <table:table-cell table:style-name="Таблица1.B1" office:value-type="string">
            <text:p text:style-name="P11">Будильник</text:p>
          </table:table-cell>
        </table:table-row>
        <table:table-row table:style-name="Таблица1.1">
          <table:table-cell table:style-name="Таблица1.A1" office:value-type="string">
            <text:list xml:id="list171246069228923" text:continue-numbering="true" text:style-name="WWNum1">
              <text:list-item>
                <text:p text:style-name="P67">alike</text:p>
              </text:list-item>
            </text:list>
            <text:p text:style-name="P22"/>
            <text:p text:style-name="P22"><text:span text:style-name="T1">[</text:span><text:span text:style-name="T2">ə</text:span><text:span text:style-name="T1">'laik]</text:span></text:p>
          </table:table-cell>
          <table:table-cell table:style-name="Таблица1.B1" office:value-type="string">
            <text:p text:style-name="P7"><text:span text:style-name="T18">Похожий</text:span><text:span text:style-name="T11">, </text:span><text:span text:style-name="T18">подобный</text:span><text:span text:style-name="T11">, </text:span><text:span text:style-name="T18">такой</text:span><text:span text:style-name="T11"> </text:span><text:span text:style-name="T18">же</text:span><text:span text:style-name="T11">,</text:span></text:p>
          </table:table-cell>
        </table:table-row>
        <table:table-row table:style-name="Таблица1.1">
          <table:table-cell table:style-name="Таблица1.A1" office:value-type="string">
            <text:list xml:id="list171245466785369" text:continue-numbering="true" text:style-name="WWNum1">
              <text:list-item>
                <text:p text:style-name="P67">allow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]</text:span></text:p>
          </table:table-cell>
          <table:table-cell table:style-name="Таблица1.B1" office:value-type="string">
            <text:p text:style-name="P11">Разрешать, допуск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245480499703" text:continue-numbering="true" text:style-name="WWNum1">
              <text:list-item>
                <text:p text:style-name="P67">aloud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d]</text:span></text:p>
          </table:table-cell>
          <table:table-cell table:style-name="Таблица1.B1" office:value-type="string">
            <text:p text:style-name="P11">громко</text:p>
          </table:table-cell>
        </table:table-row>
        <table:table-row table:style-name="Таблица1.1">
          <table:table-cell table:style-name="Таблица1.A1" office:value-type="string">
            <text:list xml:id="list171245845124790" text:continue-numbering="true" text:style-name="WWNum1">
              <text:list-item>
                <text:p text:style-name="P67">alter</text:p>
              </text:list-item>
            </text:list>
            <text:p text:style-name="P22"/>
            <text:p text:style-name="P22"><text:span text:style-name="T1">['</text:span><text:span text:style-name="T7">ɔ</text:span><text:span text:style-name="T1">:lt</text:span><text:span text:style-name="T2">ə]</text:span></text:p>
          </table:table-cell>
          <table:table-cell table:style-name="Таблица1.B1" office:value-type="string">
            <text:p text:style-name="P7"><text:span text:style-name="T18">Изменять</text:span><text:span text:style-name="T11">, </text:span><text:span text:style-name="T18">переделы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246159724152" text:continue-numbering="true" text:style-name="WWNum1">
              <text:list-item>
                <text:p text:style-name="P67">amass</text:p>
              </text:list-item>
            </text:list>
            <text:p text:style-name="P22"/>
            <text:p text:style-name="P22"><text:span text:style-name="T1">[</text:span><text:span text:style-name="T2">ə</text:span><text:span text:style-name="T1">'mæs]</text:span></text:p>
          </table:table-cell>
          <table:table-cell table:style-name="Таблица1.B1" office:value-type="string">
            <text:p text:style-name="P7"><text:span text:style-name="T18">Собирать</text:span><text:span text:style-name="T11">, </text:span><text:span text:style-name="T18">копить</text:span></text:p>
          </table:table-cell>
        </table:table-row>
        <table:table-row table:style-name="Таблица1.1">
          <table:table-cell table:style-name="Таблица1.A1" office:value-type="string">
            <text:list xml:id="list171245737792988" text:continue-numbering="true" text:style-name="WWNum1">
              <text:list-item>
                <text:p text:style-name="P67">ambulance</text:p>
              </text:list-item>
            </text:list>
            <text:p text:style-name="P22"/>
            <text:p text:style-name="P22"><text:span text:style-name="T1">['æmbjul</text:span><text:span text:style-name="T2">əs]</text:span></text:p>
          </table:table-cell>
          <table:table-cell table:style-name="Таблица1.B1" office:value-type="string">
            <text:p text:style-name="P7"><text:span text:style-name="T18">Скорая</text:span><text:span text:style-name="T11"> </text:span><text:span text:style-name="T18">помощь</text:span></text:p>
          </table:table-cell>
        </table:table-row>
        <table:table-row table:style-name="Таблица1.1">
          <table:table-cell table:style-name="Таблица1.A1" office:value-type="string">
            <text:list xml:id="list171246349076413" text:continue-numbering="true" text:style-name="WWNum1">
              <text:list-item>
                <text:p text:style-name="P67">amuse</text:p>
              </text:list-item>
            </text:list>
            <text:p text:style-name="P22"/>
            <text:p text:style-name="P22"><text:span text:style-name="T1">[</text:span><text:span text:style-name="T2">ə</text:span><text:span text:style-name="T1">'mju:z]</text:span></text:p>
          </table:table-cell>
          <table:table-cell table:style-name="Таблица1.B1" office:value-type="string">
            <text:p text:style-name="P7"><text:span text:style-name="T18">Забавлять</text:span><text:span text:style-name="T11">, </text:span><text:span text:style-name="T18">развлек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247040162069" text:continue-numbering="true" text:style-name="WWNum1">
              <text:list-item>
                <text:p text:style-name="P67">ancient</text:p>
              </text:list-item>
            </text:list>
            <text:p text:style-name="P22"/>
            <text:p text:style-name="P22"><text:span text:style-name="T1">['ein∫(</text:span><text:span text:style-name="T2">ə)nt)</text:span></text:p>
          </table:table-cell>
          <table:table-cell table:style-name="Таблица1.B1" office:value-type="string">
            <text:p text:style-name="P11">Древний</text:p>
          </table:table-cell>
        </table:table-row>
        <table:table-row table:style-name="Таблица1.1">
          <table:table-cell table:style-name="Таблица1.A1" office:value-type="string">
            <text:list xml:id="list171245503357374" text:continue-numbering="true" text:style-name="WWNum1">
              <text:list-item>
                <text:p text:style-name="P65">Animal </text:p>
              </text:list-item>
            </text:list>
            <text:p text:style-name="P22"/>
            <text:p text:style-name="P22"><text:span text:style-name="T1">['æni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Животное</text:p>
          </table:table-cell>
        </table:table-row>
        <table:table-row table:style-name="Таблица1.1">
          <table:table-cell table:style-name="Таблица1.A1" office:value-type="string">
            <text:p text:style-name="P46">137)Anniversary</text:p>
            <text:p text:style-name="P22"/>
            <text:p text:style-name="P22"><text:span text:style-name="T1">[,æni'v</text:span><text:span text:style-name="T2">ə:s(ə)ri]</text:span></text:p>
          </table:table-cell>
          <table:table-cell table:style-name="Таблица1.B1" office:value-type="string">
            <text:p text:style-name="P11">Годовщина</text:p>
          </table:table-cell>
        </table:table-row>
        <table:table-row table:style-name="Таблица1.1">
          <table:table-cell table:style-name="Таблица1.A1" office:value-type="string">
            <text:p text:style-name="P46">138) annoy</text:p>
            <text:p text:style-name="P22"/>
            <text:p text:style-name="P22"><text:span text:style-name="T1">[</text:span><text:span text:style-name="T2">ə</text:span><text:span text:style-name="T1">'n</text:span><text:span text:style-name="T7">ɔi]</text:span></text:p>
          </table:table-cell>
          <table:table-cell table:style-name="Таблица1.B1" office:value-type="string">
            <text:p text:style-name="P7"><text:span text:style-name="T18">Раздражать</text:span><text:span text:style-name="T11">, </text:span><text:span text:style-name="T18">дос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39) </text:span><text:span text:style-name="T1">appeal</text:span></text:p>
            <text:p text:style-name="P22"/>
            <text:p text:style-name="P22"><text:span text:style-name="T1">[</text:span><text:span text:style-name="T2">ə</text:span><text:span text:style-name="T1">'pi:l]</text:span></text:p>
          </table:table-cell>
          <table:table-cell table:style-name="Таблица1.B1" office:value-type="string">
            <text:p text:style-name="P7"><text:span text:style-name="T18">Апеллировать</text:span><text:span text:style-name="T11">, </text:span><text:span text:style-name="T18">призывать</text:span><text:span text:style-name="T11">, </text:span><text:span text:style-name="T18">взы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40) appear</text:p>
            <text:p text:style-name="P22"/>
            <text:p text:style-name="P22"><text:span text:style-name="T1">[</text:span><text:span text:style-name="T2">ə</text:span><text:span text:style-name="T1">'pi</text:span><text:span text:style-name="T2">ə]</text:span></text:p>
          </table:table-cell>
          <table:table-cell table:style-name="Таблица1.B1" office:value-type="string">
            <text:p text:style-name="P7"><text:span text:style-name="T18">Появляться</text:span><text:span text:style-name="T11">, </text:span><text:span text:style-name="T18">проявл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1) </text:span><text:span text:style-name="T1">apprehend</text:span></text:p>
            <text:p text:style-name="P22"/>
            <text:p text:style-name="P23">[,æpri'hend]</text:p>
          </table:table-cell>
          <table:table-cell table:style-name="Таблица1.B1" office:value-type="string">
            <text:p text:style-name="P7"><text:span text:style-name="T18">Познавать</text:span><text:span text:style-name="T11">, </text:span><text:span text:style-name="T18">пост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2)appearance</text:p>
            <text:p text:style-name="P22"/>
            <text:p text:style-name="P22"><text:span text:style-name="T1">[</text:span><text:span text:style-name="T2">ə</text:span><text:span text:style-name="T1">'pi</text:span><text:span text:style-name="T2">ər(ə)ns]</text:span></text:p>
          </table:table-cell>
          <table:table-cell table:style-name="Таблица1.B1" office:value-type="string">
            <text:p text:style-name="P7"><text:span text:style-name="T18">Внешность</text:span><text:span text:style-name="T11">, </text:span><text:span text:style-name="T18">поя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3)</text:span><text:span text:style-name="T1"> appoint</text:span></text:p>
            <text:p text:style-name="P22"/>
            <text:p text:style-name="P22"><text:span text:style-name="T1">[</text:span><text:span text:style-name="T2">ə</text:span><text:span text:style-name="T1">'p</text:span><text:span text:style-name="T7">ɔint]</text:span></text:p>
          </table:table-cell>
          <table:table-cell table:style-name="Таблица1.B1" office:value-type="string">
            <text:p text:style-name="P11">Назначать</text:p>
          </table:table-cell>
        </table:table-row>
        <table:table-row table:style-name="Таблица1.1">
          <table:table-cell table:style-name="Таблица1.A1" office:value-type="string">
            <text:p text:style-name="P46">144) approval</text:p>
            <text:p text:style-name="P22"/>
            <text:p text:style-name="P22"><text:span text:style-name="T1">[</text:span><text:span text:style-name="T2">ə</text:span><text:span text:style-name="T1">'pru:v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Одобр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5)</text:span><text:span text:style-name="T1">article</text:span></text:p>
            <text:p text:style-name="P22"/>
            <text:p text:style-name="P23">['a:tikl]</text:p>
          </table:table-cell>
          <table:table-cell table:style-name="Таблица1.B1" office:value-type="string">
            <text:p text:style-name="P7"><text:span text:style-name="T18">Часть</text:span><text:span text:style-name="T11">, </text:span><text:span text:style-name="T18">стать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6) ascent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Восхождение</text:span><text:span text:style-name="T11">, </text:span><text:span text:style-name="T18">подъём</text:span><text:span text:style-name="T11">, </text:span><text:span text:style-name="T18">крутиз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7) </text:span><text:span text:style-name="T1">assent</text:span>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Согласиться</text:span><text:span text:style-name="T11">, </text:span><text:span text:style-name="T18">уступ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8) </text:span><text:span text:style-name="T1">assure</text:span></text:p>
            <text:p text:style-name="P22"/>
            <text:p text:style-name="P22"><text:span text:style-name="T1">[</text:span><text:span text:style-name="T2">ə</text:span><text:span text:style-name="T1">'∫u</text:span><text:span text:style-name="T12"> </text:span><text:span text:style-name="T2">ə]</text:span></text:p>
          </table:table-cell>
          <table:table-cell table:style-name="Таблица1.B1" office:value-type="string">
            <text:p text:style-name="P7"><text:span text:style-name="T18">Заверять</text:span><text:span text:style-name="T11">, </text:span><text:span text:style-name="T18">гара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9) </text:span><text:span text:style-name="T1">astonish</text:span></text:p>
            <text:p text:style-name="P22"/>
            <text:p text:style-name="P22"><text:span text:style-name="T1">[</text:span><text:span text:style-name="T2">əs't</text:span><text:span text:style-name="T7">ɔ</text:span><text:span text:style-name="T2">ni∫]</text:span></text:p>
          </table:table-cell>
          <table:table-cell table:style-name="Таблица1.B1" office:value-type="string">
            <text:p text:style-name="P11">Удивл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50) attention</text:p>
            <text:p text:style-name="P22"/>
            <text:p text:style-name="P22"><text:span text:style-name="T1">[</text:span><text:span text:style-name="T2">ə'ten∫(ə)n]</text:span></text:p>
          </table:table-cell>
          <table:table-cell table:style-name="Таблица1.B1" office:value-type="string">
            <text:p text:style-name="P11">Внимание, забо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1)</text:span><text:span text:style-name="T1"> attic</text:span></text:p>
            <text:p text:style-name="P22"/>
            <text:p text:style-name="P23">['ætik]</text:p>
          </table:table-cell>
          <table:table-cell table:style-name="Таблица1.B1" office:value-type="string">
            <text:p text:style-name="P11">Чердак</text:p>
          </table:table-cell>
        </table:table-row>
        <table:table-row table:style-name="Таблица1.1">
          <table:table-cell table:style-name="Таблица1.A1" office:value-type="string">
            <text:p text:style-name="P46">152) audience</text:p>
            <text:p text:style-name="P22"/>
            <text:p text:style-name="P22"><text:span text:style-name="T1">['</text:span><text:span text:style-name="T7">ɔ:djəns]</text:span></text:p>
          </table:table-cell>
          <table:table-cell table:style-name="Таблица1.B1" office:value-type="string">
            <text:p text:style-name="P7"><text:span text:style-name="T18">Слушатели</text:span><text:span text:style-name="T11">, </text:span><text:span text:style-name="T18">ауди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3) </text:span><text:span text:style-name="T1">avoid</text:span></text:p>
            <text:p text:style-name="P22"/>
            <text:p text:style-name="P22"><text:span text:style-name="T1">[</text:span><text:span text:style-name="T2">ə'v</text:span><text:span text:style-name="T7">ɔid]</text:span></text:p>
          </table:table-cell>
          <table:table-cell table:style-name="Таблица1.B1" office:value-type="string">
            <text:p text:style-name="P11">Избегать</text:p>
          </table:table-cell>
        </table:table-row>
        <table:table-row table:style-name="Таблица1.1">
          <table:table-cell table:style-name="Таблица1.A1" office:value-type="string">
            <text:p text:style-name="P46">154) awake</text:p>
            <text:p text:style-name="P22"/>
            <text:p text:style-name="P22"><text:span text:style-name="T1">[</text:span><text:span text:style-name="T2">ə</text:span><text:span text:style-name="T1">'weik]</text:span></text:p>
          </table:table-cell>
          <table:table-cell table:style-name="Таблица1.B1" office:value-type="string">
            <text:p text:style-name="P11">Буд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5)</text:span><text:span text:style-name="T1">award</text:span></text:p>
            <text:p text:style-name="P22"/>
            <text:p text:style-name="P22"><text:span text:style-name="T1">[</text:span><text:span text:style-name="T2">ə</text:span><text:span text:style-name="T1">'w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Присуждать</text:span><text:span text:style-name="T11">, </text:span><text:span text:style-name="T18">нагр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56)aware</text:p>
            <text:p text:style-name="P22"/>
            <text:p text:style-name="P22"><text:span text:style-name="T1">[</text:span><text:span text:style-name="T2">ə</text:span><text:span text:style-name="T1">'w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Осведомлён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7)</text:span><text:span text:style-name="T1">conscious</text:span></text:p>
            <text:p text:style-name="P22"/>
            <text:p text:style-name="P22"><text:span text:style-name="T1">['k</text:span><text:span text:style-name="T7">ɔn∫</text:span><text:span text:style-name="T10">əs]</text:span></text:p>
          </table:table-cell>
          <table:table-cell table:style-name="Таблица1.B1" office:value-type="string">
            <text:p text:style-name="P11">Осознающий</text:p>
          </table:table-cell>
        </table:table-row>
        <table:table-row table:style-name="Таблица1.1">
          <table:table-cell table:style-name="Таблица1.A1" office:value-type="string">
            <text:p text:style-name="P46">158) awkward</text:p>
            <text:p text:style-name="P22"/>
            <text:p text:style-name="P22"><text:span text:style-name="T1">['</text:span><text:span text:style-name="T7">ɔ</text:span><text:span text:style-name="T1">:kw</text:span><text:span text:style-name="T2">əd]</text:span></text:p>
          </table:table-cell>
          <table:table-cell table:style-name="Таблица1.B1" office:value-type="string">
            <text:p text:style-name="P7"><text:span text:style-name="T18">Неловкий</text:span><text:span text:style-name="T11">, </text:span><text:span text:style-name="T18">неуклюж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9)</text:span><text:span text:style-name="T1">awl</text:span></text:p>
            <text:p text:style-name="P22"/>
            <text:p text:style-name="P22"><text:span text:style-name="T1">[</text:span><text:span text:style-name="T7">ɔ</text:span><text:span text:style-name="T1">:l]</text:span></text:p>
          </table:table-cell>
          <table:table-cell table:style-name="Таблица1.B1" office:value-type="string">
            <text:p text:style-name="P11">Ши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60) balance</text:p>
            <text:p text:style-name="P22"/>
            <text:p text:style-name="P22"><text:span text:style-name="T1">['bæl</text:span><text:span text:style-name="T2">əns]</text:span></text:p>
          </table:table-cell>
          <table:table-cell table:style-name="Таблица1.B1" office:value-type="string">
            <text:p text:style-name="P7"><text:span text:style-name="T18">Равновесие</text:span><text:span text:style-name="T11">, </text:span><text:span text:style-name="T18">весы</text:span><text:span text:style-name="T11">, </text:span><text:span text:style-name="T18">сохранять</text:span><text:span text:style-name="T11"> </text:span><text:span text:style-name="T18">равновес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1)</text:span><text:span text:style-name="T1">ballet</text:span></text:p>
            <text:p text:style-name="P22"/>
            <text:p text:style-name="P23">['bælei]</text:p>
          </table:table-cell>
          <table:table-cell table:style-name="Таблица1.B1" office:value-type="string">
            <text:p text:style-name="P11">Балет</text:p>
          </table:table-cell>
        </table:table-row>
        <table:table-row table:style-name="Таблица1.1">
          <table:table-cell table:style-name="Таблица1.A1" office:value-type="string">
            <text:p text:style-name="P46">162)ballot</text:p>
            <text:p text:style-name="P22"/>
            <text:p text:style-name="P22"><text:span text:style-name="T1">['bæl</text:span><text:span text:style-name="T2">ət]</text:span></text:p>
          </table:table-cell>
          <table:table-cell table:style-name="Таблица1.B1" office:value-type="string">
            <text:p text:style-name="P7"><text:span text:style-name="T18">Бюллетень</text:span><text:span text:style-name="T11">, </text:span><text:span text:style-name="T18">баллот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3)bandit</text:p>
            <text:p text:style-name="P22"/>
            <text:p text:style-name="P23">['bændit]</text:p>
          </table:table-cell>
          <table:table-cell table:style-name="Таблица1.B1" office:value-type="string">
            <text:p text:style-name="P11">Банди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4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41"><text:span text:style-name="T18">Барьер</text:span><text:span text:style-name="T11">, </text:span><text:span text:style-name="T18">кром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5) </text:span><text:span text:style-name="T1">barometer</text:span></text:p>
            <text:p text:style-name="P22"/>
            <text:p text:style-name="P22"><text:span text:style-name="T1">[b</text:span><text:span text:style-name="T2">ə'r</text:span><text:span text:style-name="T7">ɔmitə]</text:span></text:p>
          </table:table-cell>
          <table:table-cell table:style-name="Таблица1.B1" office:value-type="string">
            <text:p text:style-name="P11">Барометр</text:p>
          </table:table-cell>
        </table:table-row>
        <table:table-row table:style-name="Таблица1.1">
          <table:table-cell table:style-name="Таблица1.A1" office:value-type="string">
            <text:p text:style-name="P46">166)barter</text:p>
            <text:p text:style-name="P22"/>
            <text:p text:style-name="P22"><text:span text:style-name="T1">['ba:t</text:span><text:span text:style-name="T2">ə]</text:span></text:p>
          </table:table-cell>
          <table:table-cell table:style-name="Таблица1.B1" office:value-type="string">
            <text:p text:style-name="P7"><text:span text:style-name="T18">Бартер</text:span><text:span text:style-name="T11">, </text:span><text:span text:style-name="T18">ме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7)</text:span><text:span text:style-name="T1">battery</text:span></text:p>
            <text:p text:style-name="P22"/>
            <text:p text:style-name="P22"><text:span text:style-name="T1">['bæt</text:span><text:span text:style-name="T2">əri]</text:span></text:p>
          </table:table-cell>
          <table:table-cell table:style-name="Таблица1.B1" office:value-type="string">
            <text:p text:style-name="P7"><text:span text:style-name="T18">Батарея</text:span><text:span text:style-name="T11">(</text:span><text:span text:style-name="T18">эл</text:span><text:span text:style-name="T11">), </text:span><text:span text:style-name="T18">батарея</text:span><text:span text:style-name="T11">(</text:span><text:span text:style-name="T18">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8)beat</text:p>
            <text:p text:style-name="P45"/>
            <text:p text:style-name="P23">[bi:t]</text:p>
          </table:table-cell>
          <table:table-cell table:style-name="Таблица1.B1" office:value-type="string">
            <text:p text:style-name="P7"><text:span text:style-name="T18">Бить, биться</text:span><text:span text:style-name="T11">, </text:span><text:span text:style-name="T18">колотить, уда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9)</text:span><text:span text:style-name="T1">benzine</text:span></text:p>
            <text:p text:style-name="P22"/>
            <text:p text:style-name="P23">['benzi:n]</text:p>
          </table:table-cell>
          <table:table-cell table:style-name="Таблица1.B1" office:value-type="string">
            <text:p text:style-name="P11">Бенз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70) Bible</text:p>
            <text:p text:style-name="P22"/>
            <text:p text:style-name="P23">['baibl]</text:p>
          </table:table-cell>
          <table:table-cell table:style-name="Таблица1.B1" office:value-type="string">
            <text:p text:style-name="P11">Библия</text:p>
          </table:table-cell>
        </table:table-row>
        <table:table-row table:style-name="Таблица1.1">
          <table:table-cell table:style-name="Таблица1.A1" office:value-type="string">
            <text:p text:style-name="P46">171) biography</text:p>
            <text:p text:style-name="P22"/>
            <text:p text:style-name="P22"><text:span text:style-name="T1">[bai'</text:span><text:span text:style-name="T7">ɔ</text:span><text:span text:style-name="T1">gr</text:span><text:span text:style-name="T2">ə</text:span><text:span text:style-name="T1">fi]</text:span></text:p>
          </table:table-cell>
          <table:table-cell table:style-name="Таблица1.B1" office:value-type="string">
            <text:p text:style-name="P11">Биография</text:p>
          </table:table-cell>
        </table:table-row>
        <table:table-row table:style-name="Таблица1.1">
          <table:table-cell table:style-name="Таблица1.A1" office:value-type="string">
            <text:p text:style-name="P46">172)blond</text:p>
            <text:p text:style-name="P22"/>
            <text:p text:style-name="P22"><text:span text:style-name="T1">[bl</text:span><text:span text:style-name="T7">ɔnd]</text:span></text:p>
          </table:table-cell>
          <table:table-cell table:style-name="Таблица1.B1" office:value-type="string">
            <text:p text:style-name="P7"><text:span text:style-name="T18">Блондин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173)</text:span><text:span text:style-name="T11"> </text:span><text:span text:style-name="T1">booklet</text:span></text:p>
            <text:p text:style-name="P22"/>
            <text:p text:style-name="P23">['buklit]</text:p>
          </table:table-cell>
          <table:table-cell table:style-name="Таблица1.B1" office:value-type="string">
            <text:p text:style-name="P7"><text:span text:style-name="T18">Брошюра</text:span><text:span text:style-name="T11">, </text:span><text:span text:style-name="T18">бук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4) boom</text:p>
            <text:p text:style-name="P22"/>
            <text:p text:style-name="P23">[bu:m]</text:p>
          </table:table-cell>
          <table:table-cell table:style-name="Таблица1.B1" office:value-type="string">
            <text:p text:style-name="P7"><text:span text:style-name="T18">Гул</text:span><text:span text:style-name="T11">, </text:span><text:span text:style-name="T18">шум</text:span><text:span text:style-name="T11">, </text:span><text:span text:style-name="T18">бу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5) </text:span><text:span text:style-name="T1">breeze</text:span></text:p>
            <text:p text:style-name="P22"/>
            <text:p text:style-name="P23">[bri:z]</text:p>
          </table:table-cell>
          <table:table-cell table:style-name="Таблица1.B1" office:value-type="string">
            <text:p text:style-name="P7"><text:span text:style-name="T18">Бриз</text:span><text:span text:style-name="T11">, </text:span><text:span text:style-name="T18">ве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6) broker</text:p>
            <text:p text:style-name="P22"/>
            <text:p text:style-name="P22"><text:span text:style-name="T1">['br</text:span><text:span text:style-name="T2">əukə]</text:span></text:p>
          </table:table-cell>
          <table:table-cell table:style-name="Таблица1.B1" office:value-type="string">
            <text:p text:style-name="P11">Оценщ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7)</text:span><text:span text:style-name="T1">bronze</text:span></text:p>
            <text:p text:style-name="P22"/>
            <text:p text:style-name="P22"><text:span text:style-name="T1">[br</text:span><text:span text:style-name="T7">ɔnz]</text:span></text:p>
          </table:table-cell>
          <table:table-cell table:style-name="Таблица1.B1" office:value-type="string">
            <text:p text:style-name="P7"><text:span text:style-name="T18">Бронза</text:span><text:span text:style-name="T11">, </text:span><text:span text:style-name="T18">бронз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8) back</text:p>
            <text:p text:style-name="P22"/>
            <text:p text:style-name="P23">[bæk]</text:p>
          </table:table-cell>
          <table:table-cell table:style-name="Таблица1.B1" office:value-type="string">
            <text:p text:style-name="P7"><text:span text:style-name="T18">Спина</text:span><text:span text:style-name="T11">, </text:span><text:span text:style-name="T18">тыльная</text:span><text:span text:style-name="T11"> </text:span><text:span text:style-name="T18">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9) </text:span><text:span text:style-name="T1">badge</text:span></text:p>
            <text:p text:style-name="P22"/>
            <text:p text:style-name="P22"><text:span text:style-name="T1">[bæ</text:span><text:span text:style-name="T7">ʤ</text:span><text:span text:style-name="T1">]</text:span></text:p>
          </table:table-cell>
          <table:table-cell table:style-name="Таблица1.B1" office:value-type="string">
            <text:p text:style-name="P11">Знач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80) badger</text:p>
            <text:p text:style-name="P22"/>
            <text:p text:style-name="P22"><text:span text:style-name="T1">['bæ</text:span><text:span text:style-name="T7">ʤ</text:span><text:span text:style-name="T8">ə</text:span><text:span text:style-name="T7">]</text:span></text:p>
          </table:table-cell>
          <table:table-cell table:style-name="Таблица1.B1" office:value-type="string">
            <text:p text:style-name="P7"><text:span text:style-name="T18">Барсук</text:span><text:span text:style-name="T11">, </text:span><text:span text:style-name="T18">надое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1) </text:span><text:span text:style-name="T1">baker</text:span></text:p>
            <text:p text:style-name="P22"/>
            <text:p text:style-name="P22"><text:span text:style-name="T1">['beik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екарь</text:span><text:span text:style-name="T11">, </text:span><text:span text:style-name="T18">булоч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2)</text:span><text:span text:style-name="T1">bald</text:span></text:p>
            <text:p text:style-name="P22"/>
            <text:p text:style-name="P22"><text:span text:style-name="T1">[b</text:span><text:span text:style-name="T7">ɔ</text:span><text:span text:style-name="T1">:ld]</text:span></text:p>
          </table:table-cell>
          <table:table-cell table:style-name="Таблица1.B1" office:value-type="string">
            <text:p text:style-name="P11">Лыс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3) </text:span><text:span text:style-name="T1">ban</text:span></text:p>
            <text:p text:style-name="P22"/>
            <text:p text:style-name="P23">[bæn]</text:p>
          </table:table-cell>
          <table:table-cell table:style-name="Таблица1.B1" office:value-type="string">
            <text:p text:style-name="P7"><text:span text:style-name="T18">Запрет</text:span><text:span text:style-name="T11">, </text:span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4) band</text:p>
            <text:p text:style-name="P22"/>
            <text:p text:style-name="P23">[bænd]</text:p>
          </table:table-cell>
          <table:table-cell table:style-name="Таблица1.B1" office:value-type="string">
            <text:p text:style-name="P7"><text:span text:style-name="T18">Лента</text:span><text:span text:style-name="T11">, </text:span><text:span text:style-name="T18">банда</text:span><text:span text:style-name="T11">, </text:span><text:span text:style-name="T18">оркест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5) </text:span><text:span text:style-name="T1">bandage</text:span></text:p>
            <text:p text:style-name="P22"/>
            <text:p text:style-name="P22"><text:span text:style-name="T1">['bændi</text:span><text:span text:style-name="T7">ʤ]</text:span></text:p>
          </table:table-cell>
          <table:table-cell table:style-name="Таблица1.B1" office:value-type="string">
            <text:p text:style-name="P7"><text:span text:style-name="T18">Бинт</text:span><text:span text:style-name="T11">, </text:span><text:span text:style-name="T18">повязка</text:span><text:span text:style-name="T11">, </text:span><text:span text:style-name="T18">бандаж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6) bank</text:p>
            <text:p text:style-name="P22"/>
            <text:p text:style-name="P23">[bæŋk]</text:p>
          </table:table-cell>
          <table:table-cell table:style-name="Таблица1.B1" office:value-type="string">
            <text:p text:style-name="P7"><text:span text:style-name="T18">Берег</text:span><text:span text:style-name="T11">, </text:span><text:span text:style-name="T20">банковский</text:span><text:span text:style-name="T11">, </text:span><text:span text:style-name="T18">банк, банк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7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7"><text:span text:style-name="T18">Кусок</text:span><text:span text:style-name="T11">, </text:span><text:span text:style-name="T18">полоска</text:span><text:span text:style-name="T11">, </text:span><text:span text:style-name="T18">буфет</text:span><text:span text:style-name="T11">, </text:span><text:span text:style-name="T18">ба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8) bargain</text:p>
            <text:p text:style-name="P22"/>
            <text:p text:style-name="P23">['ba:gin]</text:p>
          </table:table-cell>
          <table:table-cell table:style-name="Таблица1.B1" office:value-type="string">
            <text:p text:style-name="P7"><text:span text:style-name="T18">Сделка</text:span><text:span text:style-name="T11">, </text:span><text:span text:style-name="T18">торг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9) </text:span><text:span text:style-name="T1">barn</text:span></text:p>
            <text:p text:style-name="P22"/>
            <text:p text:style-name="P23">[ba:n]</text:p>
          </table:table-cell>
          <table:table-cell table:style-name="Таблица1.B1" office:value-type="string">
            <text:p text:style-name="P11">Сара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90) barrel</text:p>
            <text:p text:style-name="P22"/>
            <text:p text:style-name="P22"><text:span text:style-name="T1">['bær(</text:span><text:span text:style-name="T2">ə)l]</text:span></text:p>
          </table:table-cell>
          <table:table-cell table:style-name="Таблица1.B1" office:value-type="string">
            <text:p text:style-name="P11">Бочка</text:p>
          </table:table-cell>
        </table:table-row>
        <table:table-row table:style-name="Таблица1.1">
          <table:table-cell table:style-name="Таблица1.A1" office:value-type="string">
            <text:p text:style-name="P46">191) bat</text:p>
            <text:p text:style-name="P22"/>
            <text:p text:style-name="P23">[bæt]</text:p>
          </table:table-cell>
          <table:table-cell table:style-name="Таблица1.B1" office:value-type="string">
            <text:p text:style-name="P7"><text:span text:style-name="T18">Бита</text:span><text:span text:style-name="T11">, </text:span><text:span text:style-name="T18">летучая</text:span><text:span text:style-name="T11"> </text:span><text:span text:style-name="T18">мыш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2) beach</text:p>
            <text:p text:style-name="P22"/>
            <text:p text:style-name="P23">[bi:t∫]</text:p>
          </table:table-cell>
          <table:table-cell table:style-name="Таблица1.B1" office:value-type="string">
            <text:p text:style-name="P7"><text:span text:style-name="T18">Пляж</text:span><text:span text:style-name="T11">, </text:span><text:span text:style-name="T18">взморь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3) beak</text:p>
            <text:p text:style-name="P22"/>
            <text:p text:style-name="P23">[bi:k]</text:p>
          </table:table-cell>
          <table:table-cell table:style-name="Таблица1.B1" office:value-type="string">
            <text:p text:style-name="P11">Клюв</text:p>
          </table:table-cell>
        </table:table-row>
        <table:table-row table:style-name="Таблица1.1">
          <table:table-cell table:style-name="Таблица1.A1" office:value-type="string">
            <text:p text:style-name="P46">194) bean</text:p>
            <text:p text:style-name="P22"/>
            <text:p text:style-name="P23">[bi:n]</text:p>
          </table:table-cell>
          <table:table-cell table:style-name="Таблица1.B1" office:value-type="string">
            <text:p text:style-name="P11">Боб</text:p>
          </table:table-cell>
        </table:table-row>
        <table:table-row table:style-name="Таблица1.1">
          <table:table-cell table:style-name="Таблица1.A1" office:value-type="string">
            <text:p text:style-name="P46">195) bear</text:p>
            <text:p text:style-name="P22"/>
            <text:p text:style-name="P22"><text:span text:style-name="T1">[b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Медведь</text:p>
          </table:table-cell>
        </table:table-row>
        <table:table-row table:style-name="Таблица1.1">
          <table:table-cell table:style-name="Таблица1.A1" office:value-type="string">
            <text:p text:style-name="P46">196) beard</text:p>
            <text:p text:style-name="P22"/>
            <text:p text:style-name="P22"><text:span text:style-name="T1">[bi</text:span><text:span text:style-name="T2">əd]</text:span></text:p>
          </table:table-cell>
          <table:table-cell table:style-name="Таблица1.B1" office:value-type="string">
            <text:p text:style-name="P11">Борода</text:p>
          </table:table-cell>
        </table:table-row>
        <table:table-row table:style-name="Таблица1.1">
          <table:table-cell table:style-name="Таблица1.A1" office:value-type="string">
            <text:p text:style-name="P46">197) to bear</text:p>
            <text:p text:style-name="P22"/>
            <text:p text:style-name="P22"><text:span text:style-name="T1">[b</text:span><text:span text:style-name="T7">ɛ</text:span><text:span text:style-name="T8">ə</text:span><text:span text:style-name="T1">]</text:span></text:p>
          </table:table-cell>
          <table:table-cell table:style-name="Таблица1.B1" office:value-type="string">
            <text:p text:style-name="P7"><text:span text:style-name="T18">Носить</text:span><text:span text:style-name="T11">, </text:span><text:span text:style-name="T18">выступать, и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8) beauty</text:p>
            <text:p text:style-name="P22"/>
            <text:p text:style-name="P23">['bju:ti]</text:p>
          </table:table-cell>
          <table:table-cell table:style-name="Таблица1.B1" office:value-type="string">
            <text:p text:style-name="P11">Красота</text:p>
          </table:table-cell>
        </table:table-row>
        <table:table-row table:style-name="Таблица1.1">
          <table:table-cell table:style-name="Таблица1.A1" office:value-type="string">
            <text:p text:style-name="P46">199) because</text:p>
            <text:p text:style-name="P22"/>
            <text:p text:style-name="P22"><text:span text:style-name="T1">['bik</text:span><text:span text:style-name="T7">ɔz]</text:span></text:p>
          </table:table-cell>
          <table:table-cell table:style-name="Таблица1.B1" office:value-type="string">
            <text:p text:style-name="P7"><text:span text:style-name="T18">Потому</text:span><text:span text:style-name="T11"> </text:span><text:span text:style-name="T18">чт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00) </text:span><text:span text:style-name="T1">beer</text:span></text:p>
            <text:p text:style-name="P22"/>
            <text:p text:style-name="P22"><text:span text:style-name="T1">[bi</text:span><text:span text:style-name="T2">ə]</text:span></text:p>
          </table:table-cell>
          <table:table-cell table:style-name="Таблица1.B1" office:value-type="string">
            <text:p text:style-name="P11">Пиво</text:p>
          </table:table-cell>
        </table:table-row>
        <table:table-row table:style-name="Таблица1.1">
          <table:table-cell table:style-name="Таблица1.A1" office:value-type="string">
            <text:p text:style-name="P46">201) beetle</text:p>
            <text:p text:style-name="P22"/>
            <text:p text:style-name="P23">['bi:tl]</text:p>
          </table:table-cell>
          <table:table-cell table:style-name="Таблица1.B1" office:value-type="string">
            <text:p text:style-name="P11">Жук</text:p>
          </table:table-cell>
        </table:table-row>
        <table:table-row table:style-name="Таблица1.1">
          <table:table-cell table:style-name="Таблица1.A1" office:value-type="string">
            <text:p text:style-name="P46">202) to beg</text:p>
            <text:p text:style-name="P22"/>
            <text:p text:style-name="P23">[beg]</text:p>
          </table:table-cell>
          <table:table-cell table:style-name="Таблица1.B1" office:value-type="string">
            <text:p text:style-name="P7"><text:span text:style-name="T18">Просить</text:span><text:span text:style-name="T11">, </text:span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3) to believe</text:p>
            <text:p text:style-name="P22"/>
            <text:p text:style-name="P23">[bi'li:v]</text:p>
          </table:table-cell>
          <table:table-cell table:style-name="Таблица1.B1" office:value-type="string">
            <text:p text:style-name="P11">Верить</text:p>
          </table:table-cell>
        </table:table-row>
        <table:table-row table:style-name="Таблица1.1">
          <table:table-cell table:style-name="Таблица1.A1" office:value-type="string">
            <text:p text:style-name="P46">204) bell</text:p>
            <text:p text:style-name="P22"/>
            <text:p text:style-name="P23">[bel]</text:p>
          </table:table-cell>
          <table:table-cell table:style-name="Таблица1.B1" office:value-type="string">
            <text:p text:style-name="P7"><text:span text:style-name="T18">Колокол</text:span><text:span text:style-name="T11">, </text:span><text:span text:style-name="T18">колоко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05) </text:span><text:span text:style-name="T1">beloved</text:span></text:p>
            <text:p text:style-name="P22"/>
            <text:p text:style-name="P22"><text:span text:style-name="T1">[bi'l</text:span><text:span text:style-name="T15">ʌ</text:span><text:span text:style-name="T7">vid]</text:span></text:p>
          </table:table-cell>
          <table:table-cell table:style-name="Таблица1.B1" office:value-type="string">
            <text:p text:style-name="P7"><text:span text:style-name="T18">Возлюбленный</text:span><text:span text:style-name="T11">, </text:span><text:span text:style-name="T18">возлюб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6) belt</text:p>
            <text:p text:style-name="P22"/>
            <text:p text:style-name="P23">['belt]</text:p>
          </table:table-cell>
          <table:table-cell table:style-name="Таблица1.B1" office:value-type="string">
            <text:p text:style-name="P7"><text:span text:style-name="T18">Пояс</text:span><text:span text:style-name="T11">, </text:span><text:span text:style-name="T18">ремень</text:span><text:span text:style-name="T11">, </text:span><text:span text:style-name="T18">конвейе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7) bench</text:p>
            <text:p text:style-name="P22"/>
            <text:p text:style-name="P23">[bent∫]</text:p>
          </table:table-cell>
          <table:table-cell table:style-name="Таблица1.B1" office:value-type="string">
            <text:p text:style-name="P11">Скамейка</text:p>
          </table:table-cell>
        </table:table-row>
        <table:table-row table:style-name="Таблица1.1">
          <table:table-cell table:style-name="Таблица1.A1" office:value-type="string">
            <text:p text:style-name="P46">208)bind</text:p>
            <text:p text:style-name="P22"/>
            <text:p text:style-name="P23">[baind]</text:p>
          </table:table-cell>
          <table:table-cell table:style-name="Таблица1.B1" office:value-type="string">
            <text:p text:style-name="P11">Связывать</text:p>
          </table:table-cell>
        </table:table-row>
        <table:table-row table:style-name="Таблица1.1">
          <table:table-cell table:style-name="Таблица1.A1" office:value-type="string">
            <text:p text:style-name="P46">209) birch</text:p>
            <text:p text:style-name="P22"/>
            <text:p text:style-name="P22"><text:span text:style-name="T1">[b</text:span><text:span text:style-name="T2">ə:t∫]</text:span></text:p>
          </table:table-cell>
          <table:table-cell table:style-name="Таблица1.B1" office:value-type="string">
            <text:p text:style-name="P11">Берёз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10)bird</text:p>
            <text:p text:style-name="P22"/>
            <text:p text:style-name="P22"><text:span text:style-name="T1">[b</text:span><text:span text:style-name="T2">ə</text:span><text:span text:style-name="T1">:d]</text:span></text:p>
          </table:table-cell>
          <table:table-cell table:style-name="Таблица1.B1" office:value-type="string">
            <text:p text:style-name="P11">Птица</text:p>
          </table:table-cell>
        </table:table-row>
        <table:table-row table:style-name="Таблица1.1">
          <table:table-cell table:style-name="Таблица1.A1" office:value-type="string">
            <text:p text:style-name="P46">211)biscuit</text:p>
            <text:p text:style-name="P22"/>
            <text:p text:style-name="P23">['biskit]</text:p>
          </table:table-cell>
          <table:table-cell table:style-name="Таблица1.B1" office:value-type="string">
            <text:p text:style-name="P11">Печенье</text:p>
          </table:table-cell>
        </table:table-row>
        <table:table-row table:style-name="Таблица1.1">
          <table:table-cell table:style-name="Таблица1.A1" office:value-type="string">
            <text:p text:style-name="P46">212) to bite</text:p>
            <text:p text:style-name="P22"/>
            <text:p text:style-name="P23">[bait]</text:p>
          </table:table-cell>
          <table:table-cell table:style-name="Таблица1.B1" office:value-type="string">
            <text:p text:style-name="P11">Кусать</text:p>
          </table:table-cell>
        </table:table-row>
        <table:table-row table:style-name="Таблица1.1">
          <table:table-cell table:style-name="Таблица1.A1" office:value-type="string">
            <text:p text:style-name="P46">213) blind</text:p>
            <text:p text:style-name="P22"/>
            <text:p text:style-name="P23">[blaind]</text:p>
          </table:table-cell>
          <table:table-cell table:style-name="Таблица1.B1" office:value-type="string">
            <text:p text:style-name="P11">Слеп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4)</text:span><text:span text:style-name="T1">blood</text:span></text:p>
            <text:p text:style-name="P22"/>
            <text:p text:style-name="P22"><text:span text:style-name="T1">[bl</text:span><text:span text:style-name="T7">ʌd]</text:span></text:p>
          </table:table-cell>
          <table:table-cell table:style-name="Таблица1.B1" office:value-type="string">
            <text:p text:style-name="P11">Кровь</text:p>
          </table:table-cell>
        </table:table-row>
        <table:table-row table:style-name="Таблица1.1">
          <table:table-cell table:style-name="Таблица1.A1" office:value-type="string">
            <text:p text:style-name="P46">215)blossom</text:p>
            <text:p text:style-name="P22"/>
            <text:p text:style-name="P22"><text:span text:style-name="T1">['bl</text:span><text:span text:style-name="T7">ɔsəm]</text:span></text:p>
          </table:table-cell>
          <table:table-cell table:style-name="Таблица1.B1" office:value-type="string">
            <text:p text:style-name="P7"><text:span text:style-name="T18">Цветение</text:span><text:span text:style-name="T11">, </text:span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16) blush</text:p>
            <text:p text:style-name="P22"/>
            <text:p text:style-name="P22"><text:span text:style-name="T1">[bl</text:span><text:span text:style-name="T7">ʌ∫]</text:span></text:p>
          </table:table-cell>
          <table:table-cell table:style-name="Таблица1.B1" office:value-type="string">
            <text:p text:style-name="P11">Красн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7) </text:span><text:span text:style-name="T1">boast</text:span></text:p>
            <text:p text:style-name="P22"/>
            <text:p text:style-name="P22"><text:span text:style-name="T1">[b</text:span><text:span text:style-name="T2">əust]</text:span></text:p>
          </table:table-cell>
          <table:table-cell table:style-name="Таблица1.B1" office:value-type="string">
            <text:p text:style-name="P11">Хвастать</text:p>
          </table:table-cell>
        </table:table-row>
        <table:table-row table:style-name="Таблица1.1">
          <table:table-cell table:style-name="Таблица1.A1" office:value-type="string">
            <text:p text:style-name="P46">218)boil</text:p>
            <text:p text:style-name="P22"/>
            <text:p text:style-name="P22"><text:span text:style-name="T1">[b</text:span><text:span text:style-name="T7">ɔil]</text:span></text:p>
          </table:table-cell>
          <table:table-cell table:style-name="Таблица1.B1" office:value-type="string">
            <text:p text:style-name="P11">Кип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9)</text:span><text:span text:style-name="T1">bone</text:span></text:p>
            <text:p text:style-name="P22"/>
            <text:p text:style-name="P22"><text:span text:style-name="T1">[b</text:span><text:span text:style-name="T2">ə</text:span><text:span text:style-name="T1">un]</text:span></text:p>
          </table:table-cell>
          <table:table-cell table:style-name="Таблица1.B1" office:value-type="string">
            <text:p text:style-name="P11">Кос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20)boot</text:p>
            <text:p text:style-name="P22"/>
            <text:p text:style-name="P23">[bu:t]</text:p>
          </table:table-cell>
          <table:table-cell table:style-name="Таблица1.B1" office:value-type="string">
            <text:p text:style-name="P7"><text:span text:style-name="T18">Ботинок</text:span><text:span text:style-name="T11">, </text:span><text:span text:style-name="T18">сап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1)bore</text:p>
            <text:p text:style-name="P22"/>
            <text:p text:style-name="P22"><text:span text:style-name="T1">[b</text:span><text:span text:style-name="T7">ɔ:]</text:span></text:p>
          </table:table-cell>
          <table:table-cell table:style-name="Таблица1.B1" office:value-type="string">
            <text:p text:style-name="P11">Скучный</text:p>
          </table:table-cell>
        </table:table-row>
        <table:table-row table:style-name="Таблица1.1">
          <table:table-cell table:style-name="Таблица1.A1" office:value-type="string">
            <text:p text:style-name="P46">222)to borrow</text:p>
            <text:p text:style-name="P22"/>
            <text:p text:style-name="P22"><text:span text:style-name="T1">['b</text:span><text:span text:style-name="T7">ɔ</text:span><text:span text:style-name="T1">r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Занимать</text:span><text:span text:style-name="T11">, </text:span><text:span text:style-name="T18">брать</text:span><text:span text:style-name="T11"> </text:span><text:span text:style-name="T18">взайм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3)bottle</text:p>
            <text:p text:style-name="P22"/>
            <text:p text:style-name="P22"><text:span text:style-name="T1">[b</text:span><text:span text:style-name="T7">ɔtl]</text:span></text:p>
          </table:table-cell>
          <table:table-cell table:style-name="Таблица1.B1" office:value-type="string">
            <text:p text:style-name="P11">Бутылка</text:p>
          </table:table-cell>
        </table:table-row>
        <table:table-row table:style-name="Таблица1.1">
          <table:table-cell table:style-name="Таблица1.A1" office:value-type="string">
            <text:p text:style-name="P46">224)bottom</text:p>
            <text:p text:style-name="P22"/>
            <text:p text:style-name="P22"><text:span text:style-name="T1">['b</text:span><text:span text:style-name="T7">ɔ</text:span><text:span text:style-name="T1">t</text:span><text:span text:style-name="T2">əm]</text:span></text:p>
          </table:table-cell>
          <table:table-cell table:style-name="Таблица1.B1" office:value-type="string">
            <text:p text:style-name="P11">Дно</text:p>
          </table:table-cell>
        </table:table-row>
        <table:table-row table:style-name="Таблица1.1">
          <table:table-cell table:style-name="Таблица1.A1" office:value-type="string">
            <text:p text:style-name="P46">225)brain</text:p>
            <text:p text:style-name="P22"/>
            <text:p text:style-name="P23">[brein]</text:p>
          </table:table-cell>
          <table:table-cell table:style-name="Таблица1.B1" office:value-type="string">
            <text:p text:style-name="P7"><text:span text:style-name="T18">Мозг</text:span><text:span text:style-name="T11">, </text:span><text:span text:style-name="T18">рассу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6)brake</text:p>
            <text:p text:style-name="P22"/>
            <text:p text:style-name="P23">[breik]</text:p>
          </table:table-cell>
          <table:table-cell table:style-name="Таблица1.B1" office:value-type="string">
            <text:p text:style-name="P7"><text:span text:style-name="T18">Тормоз</text:span><text:span text:style-name="T11">, </text:span><text:span text:style-name="T18">тормоз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7)branch</text:p>
            <text:p text:style-name="P22"/>
            <text:p text:style-name="P23">[bra:nt∫]</text:p>
          </table:table-cell>
          <table:table-cell table:style-name="Таблица1.B1" office:value-type="string">
            <text:p text:style-name="P11">Ветка</text:p>
          </table:table-cell>
        </table:table-row>
        <table:table-row table:style-name="Таблица1.1">
          <table:table-cell table:style-name="Таблица1.A1" office:value-type="string">
            <text:p text:style-name="P46">228)bread</text:p>
            <text:p text:style-name="P22"/>
            <text:p text:style-name="P23">[bred]</text:p>
          </table:table-cell>
          <table:table-cell table:style-name="Таблица1.B1" office:value-type="string">
            <text:p text:style-name="P11">Хлеб</text:p>
          </table:table-cell>
        </table:table-row>
        <table:table-row table:style-name="Таблица1.1">
          <table:table-cell table:style-name="Таблица1.A1" office:value-type="string">
            <text:p text:style-name="P46">229)breath</text:p>
            <text:p text:style-name="P22"/>
            <text:p text:style-name="P23">[breθ]</text:p>
          </table:table-cell>
          <table:table-cell table:style-name="Таблица1.B1" office:value-type="string">
            <text:p text:style-name="P7"><text:span text:style-name="T18">Дыхание</text:span><text:span text:style-name="T11">, </text:span><text:span text:style-name="T18">дунов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30)breathe</text:p>
            <text:p text:style-name="P22"/>
            <text:p text:style-name="P23">[bri:ð]</text:p>
          </table:table-cell>
          <table:table-cell table:style-name="Таблица1.B1" office:value-type="string">
            <text:p text:style-name="P11">Дышать</text:p>
          </table:table-cell>
        </table:table-row>
        <table:table-row table:style-name="Таблица1.1">
          <table:table-cell table:style-name="Таблица1.A1" office:value-type="string">
            <text:p text:style-name="P46">231)brief</text:p>
            <text:p text:style-name="P22"/>
            <text:p text:style-name="P23">[bri:f]</text:p>
          </table:table-cell>
          <table:table-cell table:style-name="Таблица1.B1" office:value-type="string">
            <text:p text:style-name="P11">Краткий, короткий, резюме</text:p>
          </table:table-cell>
        </table:table-row>
        <table:table-row table:style-name="Таблица1.1">
          <table:table-cell table:style-name="Таблица1.A1" office:value-type="string">
            <text:p text:style-name="P46">232)broad</text:p>
            <text:p text:style-name="P22"/>
            <text:p text:style-name="P22"><text:span text:style-name="T1">[br</text:span><text:span text:style-name="T7">ɔ:d]</text:span></text:p>
          </table:table-cell>
          <table:table-cell table:style-name="Таблица1.B1" office:value-type="string">
            <text:p text:style-name="P11">Широко, широкий, обширный</text:p>
          </table:table-cell>
        </table:table-row>
        <table:table-row table:style-name="Таблица1.1">
          <table:table-cell table:style-name="Таблица1.A1" office:value-type="string">
            <text:p text:style-name="P46">233)broth</text:p>
            <text:p text:style-name="P22"/>
            <text:p text:style-name="P23">[broθ]</text:p>
          </table:table-cell>
          <table:table-cell table:style-name="Таблица1.B1" office:value-type="string">
            <text:p text:style-name="P7"><text:span text:style-name="T18">Бульон</text:span><text:span text:style-name="T11">, </text:span><text:span text:style-name="T18">жидкий</text:span><text:span text:style-name="T11"> </text:span><text:span text:style-name="T18">суп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4)brush</text:p>
            <text:p text:style-name="P22"/>
            <text:p text:style-name="P22"><text:span text:style-name="T1">[br</text:span><text:span text:style-name="T7">ʌ∫]</text:span></text:p>
          </table:table-cell>
          <table:table-cell table:style-name="Таблица1.B1" office:value-type="string">
            <text:p text:style-name="P7"><text:span text:style-name="T18">Щётка</text:span><text:span text:style-name="T11">, </text:span><text:span text:style-name="T18">ки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5)bubble</text:p>
            <text:p text:style-name="P22"/>
            <text:p text:style-name="P22"><text:span text:style-name="T1">[b</text:span><text:span text:style-name="T7">ʌ</text:span><text:span text:style-name="T1">bl]</text:span></text:p>
          </table:table-cell>
          <table:table-cell table:style-name="Таблица1.B1" office:value-type="string">
            <text:p text:style-name="P11">Пузырёк</text:p>
          </table:table-cell>
        </table:table-row>
        <table:table-row table:style-name="Таблица1.1">
          <table:table-cell table:style-name="Таблица1.A1" office:value-type="string">
            <text:p text:style-name="P46">236)bucket</text:p>
            <text:p text:style-name="P22"/>
            <text:p text:style-name="P22"><text:span text:style-name="T1">[b</text:span><text:span text:style-name="T7">ʌkit]</text:span></text:p>
          </table:table-cell>
          <table:table-cell table:style-name="Таблица1.B1" office:value-type="string">
            <text:p text:style-name="P11">Ведр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37)</text:span><text:span text:style-name="T1">bull</text:span></text:p>
            <text:p text:style-name="P22"/>
            <text:p text:style-name="P23">[bul]</text:p>
          </table:table-cell>
          <table:table-cell table:style-name="Таблица1.B1" office:value-type="string">
            <text:p text:style-name="P11">Бык</text:p>
          </table:table-cell>
        </table:table-row>
        <table:table-row table:style-name="Таблица1.1">
          <table:table-cell table:style-name="Таблица1.A1" office:value-type="string">
            <text:p text:style-name="P46">238)bun</text:p>
            <text:p text:style-name="P22"/>
            <text:p text:style-name="P22"><text:span text:style-name="T1">[b</text:span><text:span text:style-name="T7">ʌn]</text:span></text:p>
          </table:table-cell>
          <table:table-cell table:style-name="Таблица1.B1" office:value-type="string">
            <text:p text:style-name="P11">Булочка</text:p>
          </table:table-cell>
        </table:table-row>
        <table:table-row table:style-name="Таблица1.1">
          <table:table-cell table:style-name="Таблица1.A1" office:value-type="string">
            <text:p text:style-name="P46">239)bush</text:p>
            <text:p text:style-name="P22"/>
            <text:p text:style-name="P23">[bush]</text:p>
          </table:table-cell>
          <table:table-cell table:style-name="Таблица1.B1" office:value-type="string">
            <text:p text:style-name="P11">Кус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40) busy</text:p>
            <text:p text:style-name="P22"/>
            <text:p text:style-name="P23">[‘bizi]</text:p>
          </table:table-cell>
          <table:table-cell table:style-name="Таблица1.B1" office:value-type="string">
            <text:p text:style-name="P11">Занятый</text:p>
          </table:table-cell>
        </table:table-row>
        <table:table-row table:style-name="Таблица1.1">
          <table:table-cell table:style-name="Таблица1.A1" office:value-type="string">
            <text:p text:style-name="P46">241)butter</text:p>
            <text:p text:style-name="P22"/>
            <text:p text:style-name="P22"><text:span text:style-name="T1">[‘b</text:span><text:span text:style-name="T7">ʌt</text:span><text:span text:style-name="T2">ə]</text:span></text:p>
          </table:table-cell>
          <table:table-cell table:style-name="Таблица1.B1" office:value-type="string">
            <text:p text:style-name="P11">Масло</text:p>
          </table:table-cell>
        </table:table-row>
        <table:table-row table:style-name="Таблица1.1">
          <table:table-cell table:style-name="Таблица1.A1" office:value-type="string">
            <text:p text:style-name="P46">242) calendar</text:p>
            <text:p text:style-name="P22"/>
            <text:p text:style-name="P22"><text:span text:style-name="T1">[‘kælind</text:span><text:span text:style-name="T2">ə]</text:span></text:p>
          </table:table-cell>
          <table:table-cell table:style-name="Таблица1.B1" office:value-type="string">
            <text:p text:style-name="P11">Календарь</text:p>
          </table:table-cell>
        </table:table-row>
        <table:table-row table:style-name="Таблица1.1">
          <table:table-cell table:style-name="Таблица1.A1" office:value-type="string">
            <text:p text:style-name="P46">243) camera</text:p>
            <text:p text:style-name="P22"/>
            <text:p text:style-name="P22"><text:span text:style-name="T1">[‘kæm(</text:span><text:span text:style-name="T2">ə)rə]</text:span></text:p>
          </table:table-cell>
          <table:table-cell table:style-name="Таблица1.B1" office:value-type="string">
            <text:p text:style-name="P11">Камера</text:p>
          </table:table-cell>
        </table:table-row>
        <table:table-row table:style-name="Таблица1.1">
          <table:table-cell table:style-name="Таблица1.A1" office:value-type="string">
            <text:p text:style-name="P46">244) captain</text:p>
            <text:p text:style-name="P22"/>
            <text:p text:style-name="P23">[‘kæptin]</text:p>
          </table:table-cell>
          <table:table-cell table:style-name="Таблица1.B1" office:value-type="string">
            <text:p text:style-name="P7"><text:span text:style-name="T18">Капитан</text:span><text:span text:style-name="T11">, </text:span><text:span text:style-name="T18">военачальник</text:span><text:span text:style-name="T11"> </text:span><text:span text:style-name="T18">любого</text:span><text:span text:style-name="T11"> </text:span><text:span text:style-name="T18">ур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5) centre</text:p>
            <text:p text:style-name="P22"/>
            <text:p text:style-name="P22"><text:span text:style-name="T1">[‘sent</text:span><text:span text:style-name="T2">ə]</text:span></text:p>
          </table:table-cell>
          <table:table-cell table:style-name="Таблица1.B1" office:value-type="string">
            <text:p text:style-name="P7"><text:span text:style-name="T18">Центр</text:span><text:span text:style-name="T11">, </text:span><text:span text:style-name="T18">центрировать</text:span><text:span text:style-name="T11">, </text:span><text:span text:style-name="T18">уче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6) ceremony</text:p>
            <text:p text:style-name="P22"/>
            <text:p text:style-name="P22"><text:span text:style-name="T1">['serim</text:span><text:span text:style-name="T2">əni]</text:span></text:p>
          </table:table-cell>
          <table:table-cell table:style-name="Таблица1.B1" office:value-type="string">
            <text:p text:style-name="P7"><text:span text:style-name="T18">Церемония</text:span><text:span text:style-name="T11">, </text:span><text:span text:style-name="T18">обря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7) champion</text:p>
            <text:p text:style-name="P22"/>
            <text:p text:style-name="P23">[t∫æmpjen]</text:p>
          </table:table-cell>
          <table:table-cell table:style-name="Таблица1.B1" office:value-type="string">
            <text:p text:style-name="P7"><text:span text:style-name="T18">Воин</text:span><text:span text:style-name="T11">, </text:span><text:span text:style-name="T18">победитель</text:span><text:span text:style-name="T11">, </text:span><text:span text:style-name="T18">бороться</text:span><text:span text:style-name="T11"> </text:span><text:span text:style-name="T18">за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8)character</text:p>
            <text:p text:style-name="P22"/>
            <text:p text:style-name="P22"><text:span text:style-name="T1">[‘kærikt</text:span><text:span text:style-name="T2">ə]</text:span></text:p>
          </table:table-cell>
          <table:table-cell table:style-name="Таблица1.B1" office:value-type="string">
            <text:p text:style-name="P7"><text:span text:style-name="T18">Характер</text:span><text:span text:style-name="T11">, </text:span><text:span text:style-name="T18">характе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249)chemical</text:p>
            <text:p text:style-name="P22"/>
            <text:p text:style-name="P22"><text:span text:style-name="T1">[‘kemik(</text:span><text:span text:style-name="T2">ə)l]</text:span></text:p>
          </table:table-cell>
          <table:table-cell table:style-name="Таблица1.B1" office:value-type="string">
            <text:p text:style-name="P7"><text:span text:style-name="T18">Химикат</text:span><text:span text:style-name="T11">, </text:span><text:span text:style-name="T18">химическ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50)</text:span><text:bookmark text:name="__DdeLink__21576_1810410631"/><text:span text:style-name="T11">chief</text:span></text:p>
            <text:p text:style-name="P22"/>
            <text:p text:style-name="P23">[t∫i:f]</text:p>
          </table:table-cell>
          <table:table-cell table:style-name="Таблица1.B1" office:value-type="string">
            <text:p text:style-name="P7"><text:span text:style-name="T18">Правитель, начальник</text:span><text:span text:style-name="T11">, </text:span><text:span text:style-name="T18">ведущий, гла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1)chocolate</text:p>
            <text:p text:style-name="P22"/>
            <text:p text:style-name="P22"><text:span text:style-name="T1">[‘t∫</text:span><text:span text:style-name="T7">ɔk</text:span><text:span text:style-name="T1">(</text:span><text:span text:style-name="T2">ə)lit]</text:span></text:p>
          </table:table-cell>
          <table:table-cell table:style-name="Таблица1.B1" office:value-type="string">
            <text:p text:style-name="P7"><text:span text:style-name="T21">Шоколад</text:span><text:span text:style-name="T1">, </text:span><text:span text:style-name="T21">шоко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2)chorus</text:p>
            <text:p text:style-name="P22"/>
            <text:p text:style-name="P22"><text:span text:style-name="T1">[‘k</text:span><text:span text:style-name="T7">ɔ:r</text:span><text:span text:style-name="T2">əs]</text:span></text:p>
          </table:table-cell>
          <table:table-cell table:style-name="Таблица1.B1" office:value-type="string">
            <text:p text:style-name="P11">Хор</text:p>
          </table:table-cell>
        </table:table-row>
        <table:table-row table:style-name="Таблица1.1">
          <table:table-cell table:style-name="Таблица1.A1" office:value-type="string">
            <text:p text:style-name="P47">253)christian</text:p>
            <text:p text:style-name="P22"/>
            <text:p text:style-name="P23">[kristjan]</text:p>
          </table:table-cell>
          <table:table-cell table:style-name="Таблица1.B1" office:value-type="string">
            <text:p text:style-name="P7"><text:span text:style-name="T18">Христианин</text:span><text:span text:style-name="T11">, </text:span><text:span text:style-name="T18">христиан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4)Christmas</text:p>
            <text:p text:style-name="P22"/>
            <text:p text:style-name="P22"><text:span text:style-name="T1">['krism</text:span><text:span text:style-name="T2">ə</text:span><text:span text:style-name="T1">s]</text:span></text:p>
          </table:table-cell>
          <table:table-cell table:style-name="Таблица1.B1" office:value-type="string">
            <text:p text:style-name="P11">Рождест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5)</text:span><text:span text:style-name="T1">cigarette</text:span></text:p>
            <text:p text:style-name="P22"/>
            <text:p text:style-name="P22"><text:span text:style-name="T1">[,sig</text:span><text:span text:style-name="T2">ə'ret]</text:span></text:p>
          </table:table-cell>
          <table:table-cell table:style-name="Таблица1.B1" office:value-type="string">
            <text:p text:style-name="P7"><text:span text:style-name="T18">Сигарета</text:span><text:span text:style-name="T11">, </text:span><text:span text:style-name="T18">папирос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6)classic</text:p>
            <text:p text:style-name="P22"/>
            <text:p text:style-name="P23">[‘klæsic]</text:p>
          </table:table-cell>
          <table:table-cell table:style-name="Таблица1.B1" office:value-type="string">
            <text:p text:style-name="P11">Классичес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7)cler</text:span><text:span text:style-name="T1">k</text:span></text:p>
            <text:p text:style-name="P22"/>
            <text:p text:style-name="P23">[kla:k]</text:p>
          </table:table-cell>
          <table:table-cell table:style-name="Таблица1.B1" office:value-type="string">
            <text:p text:style-name="P7"><text:span text:style-name="T18">Служить</text:span><text:span text:style-name="T11">, </text:span><text:span text:style-name="T18">быть</text:span><text:span text:style-name="T11"> </text:span><text:span text:style-name="T18">чиновни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8)client</text:p>
            <text:p text:style-name="P22"/>
            <text:p text:style-name="P22"><text:span text:style-name="T1">[‘klai</text:span><text:span text:style-name="T2">ənt]</text:span></text:p>
          </table:table-cell>
          <table:table-cell table:style-name="Таблица1.B1" office:value-type="string">
            <text:p text:style-name="P11">Клиент</text:p>
          </table:table-cell>
        </table:table-row>
        <table:table-row table:style-name="Таблица1.1">
          <table:table-cell table:style-name="Таблица1.A1" office:value-type="string">
            <text:p text:style-name="P46">259)climate</text:p>
            <text:p text:style-name="P22"/>
            <text:p text:style-name="P22"><text:span text:style-name="T1">[‘klaim</text:span><text:span text:style-name="T2">ət]</text:span></text:p>
          </table:table-cell>
          <table:table-cell table:style-name="Таблица1.B1" office:value-type="string">
            <text:p text:style-name="P11">Кли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0)club</text:p>
            <text:p text:style-name="P22"/>
            <text:p text:style-name="P22"><text:span text:style-name="T1">[kl</text:span><text:span text:style-name="T7">ʌb]</text:span></text:p>
          </table:table-cell>
          <table:table-cell table:style-name="Таблица1.B1" office:value-type="string">
            <text:p text:style-name="P11">Клуб</text:p>
          </table:table-cell>
        </table:table-row>
        <table:table-row table:style-name="Таблица1.1">
          <table:table-cell table:style-name="Таблица1.A1" office:value-type="string">
            <text:p text:style-name="P46">261)cocktail</text:p>
            <text:p text:style-name="P22"/>
            <text:p text:style-name="P22"><text:span text:style-name="T1">['k</text:span><text:span text:style-name="T7">ɔkteil]</text:span></text:p>
          </table:table-cell>
          <table:table-cell table:style-name="Таблица1.B1" office:value-type="string">
            <text:p text:style-name="P11">Коктейль</text:p>
          </table:table-cell>
        </table:table-row>
        <table:table-row table:style-name="Таблица1.1">
          <table:table-cell table:style-name="Таблица1.A1" office:value-type="string">
            <text:p text:style-name="P46">262)cocoon</text:p>
            <text:p text:style-name="P22"/>
            <text:p text:style-name="P22"><text:span text:style-name="T1">[k</text:span><text:span text:style-name="T2">ə’ku:n]</text:span></text:p>
          </table:table-cell>
          <table:table-cell table:style-name="Таблица1.B1" office:value-type="string">
            <text:p text:style-name="P11">Кокон</text:p>
          </table:table-cell>
        </table:table-row>
        <table:table-row table:style-name="Таблица1.1">
          <table:table-cell table:style-name="Таблица1.A1" office:value-type="string">
            <text:p text:style-name="P47">263)coffee</text:p>
            <text:p text:style-name="P22"/>
            <text:p text:style-name="P22"><text:span text:style-name="T1">[‘k</text:span><text:span text:style-name="T7">ɔfi]</text:span></text:p>
          </table:table-cell>
          <table:table-cell table:style-name="Таблица1.B1" office:value-type="string">
            <text:p text:style-name="P11">Кофе</text:p>
          </table:table-cell>
        </table:table-row>
        <table:table-row table:style-name="Таблица1.1">
          <table:table-cell table:style-name="Таблица1.A1" office:value-type="string">
            <text:p text:style-name="P46">264)combination</text:p>
            <text:p text:style-name="P22"/>
            <text:p text:style-name="P22"><text:span text:style-name="T1">[k</text:span><text:span text:style-name="T7">ɔmbi’nei∫(</text:span><text:span text:style-name="T10">ə)n]</text:span></text:p>
          </table:table-cell>
          <table:table-cell table:style-name="Таблица1.B1" office:value-type="string">
            <text:p text:style-name="P7"><text:span text:style-name="T18">Соединение</text:span><text:span text:style-name="T11">, </text:span><text:span text:style-name="T18">комбин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65) comed</text:span><text:span text:style-name="T1">y</text:span></text:p>
            <text:p text:style-name="P22"/>
            <text:p text:style-name="P22"><text:span text:style-name="T1">[‘c</text:span><text:span text:style-name="T7">ɔ</text:span><text:span text:style-name="T1">midi]</text:span></text:p>
          </table:table-cell>
          <table:table-cell table:style-name="Таблица1.B1" office:value-type="string">
            <text:p text:style-name="P11">Комедия</text:p>
          </table:table-cell>
        </table:table-row>
        <table:table-row table:style-name="Таблица1.1">
          <table:table-cell table:style-name="Таблица1.A1" office:value-type="string">
            <text:p text:style-name="P46">265)command</text:p>
            <text:p text:style-name="P22"/>
            <text:p text:style-name="P22"><text:span text:style-name="T1">[k</text:span><text:span text:style-name="T2"> ə’ma:nd]</text:span></text:p>
          </table:table-cell>
          <table:table-cell table:style-name="Таблица1.B1" office:value-type="string">
            <text:p text:style-name="P7"><text:span text:style-name="T18">Команда</text:span><text:span text:style-name="T11">, </text:span><text:span text:style-name="T18">господ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266)company</text:p>
            <text:p text:style-name="P22"/>
            <text:p text:style-name="P22"><text:span text:style-name="T1">[‘k</text:span><text:span text:style-name="T7">ʌmp(</text:span><text:span text:style-name="T2">ə)ni]</text:span></text:p>
          </table:table-cell>
          <table:table-cell table:style-name="Таблица1.B1" office:value-type="string">
            <text:p text:style-name="P11">Компания</text:p>
          </table:table-cell>
        </table:table-row>
        <table:table-row table:style-name="Таблица1.1">
          <table:table-cell table:style-name="Таблица1.A1" office:value-type="string">
            <text:p text:style-name="P46">267)compliment</text:p>
            <text:p text:style-name="P22"/>
            <text:p text:style-name="P22"><text:span text:style-name="T1">[‘k</text:span><text:span text:style-name="T7">ɔ</text:span><text:span text:style-name="T1">mplim</text:span><text:span text:style-name="T2">ənt]</text:span></text:p>
          </table:table-cell>
          <table:table-cell table:style-name="Таблица1.B1" office:value-type="string">
            <text:p text:style-name="P11">Комплимент</text:p>
          </table:table-cell>
        </table:table-row>
        <table:table-row table:style-name="Таблица1.1">
          <table:table-cell table:style-name="Таблица1.A1" office:value-type="string">
            <text:p text:style-name="P47">268)composite</text:p>
            <text:p text:style-name="P22"/>
            <text:p text:style-name="P22"><text:span text:style-name="T1">[‘k</text:span><text:span text:style-name="T7">ɔ</text:span><text:span text:style-name="T1">mp</text:span><text:span text:style-name="T2">əzit]</text:span></text:p>
          </table:table-cell>
          <table:table-cell table:style-name="Таблица1.B1" office:value-type="string">
            <text:p text:style-name="P7"><text:span text:style-name="T18">Составной</text:span><text:span text:style-name="T11">, </text:span><text:span text:style-name="T18">слож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9)compress</text:p>
            <text:p text:style-name="P22"/>
            <text:p text:style-name="P22"><text:span text:style-name="T11">[</text:span><text:span text:style-name="T1">k</text:span><text:span text:style-name="T2">əm’pres]</text:span></text:p>
          </table:table-cell>
          <table:table-cell table:style-name="Таблица1.B1" office:value-type="string">
            <text:p text:style-name="P11">Сжимать</text:p>
          </table:table-cell>
        </table:table-row>
        <table:table-row table:style-name="Таблица1.1">
          <table:table-cell table:style-name="Таблица1.A1" office:value-type="string">
            <text:p text:style-name="P47">270) compromise</text:p>
            <text:p text:style-name="P22"/>
            <text:p text:style-name="P22"><text:span text:style-name="T1">[‘k</text:span><text:span text:style-name="T7">ɔ</text:span><text:span text:style-name="T1">mpr</text:span><text:span text:style-name="T2">əmaiz]</text:span></text:p>
          </table:table-cell>
          <table:table-cell table:style-name="Таблица1.B1" office:value-type="string">
            <text:p text:style-name="P7"><text:span text:style-name="T18">Компромисс</text:span><text:span text:style-name="T11">, </text:span><text:span text:style-name="T18">согл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1) concentrate</text:p>
            <text:p text:style-name="P22"/>
            <text:p text:style-name="P22"><text:span text:style-name="T1">[‘k</text:span><text:span text:style-name="T7">ɔns(</text:span><text:span text:style-name="T2">ə)ntreit]</text:span></text:p>
          </table:table-cell>
          <table:table-cell table:style-name="Таблица1.B1" office:value-type="string">
            <text:p text:style-name="P11">Концентриро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2)</text:span><text:span text:style-name="T1">constitution</text:span></text:p>
            <text:p text:style-name="P22"/>
            <text:p text:style-name="P22"><text:span text:style-name="T1">[,k</text:span><text:span text:style-name="T7">ɔnsti’tju:∫(</text:span><text:span text:style-name="T10">ə)n]</text:span></text:p>
          </table:table-cell>
          <table:table-cell table:style-name="Таблица1.B1" office:value-type="string">
            <text:p text:style-name="P11">Конституция</text:p>
          </table:table-cell>
        </table:table-row>
        <table:table-row table:style-name="Таблица1.1">
          <table:table-cell table:style-name="Таблица1.A1" office:value-type="string">
            <text:p text:style-name="P46">273)consultation</text:p>
            <text:p text:style-name="P22"/>
            <text:p text:style-name="P22"><text:span text:style-name="T1">[,k</text:span><text:span text:style-name="T7">ɔ</text:span><text:span text:style-name="T1">ns(</text:span><text:span text:style-name="T2">ə</text:span><text:span text:style-name="T1">)l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Консультация</text:span><text:span text:style-name="T11">, </text:span><text:span text:style-name="T18">совещ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4)conta</text:span><text:span text:style-name="T1">ct</text:span></text:p>
            <text:p text:style-name="P22"/>
            <text:p text:style-name="P22"><text:span text:style-name="T1">[‘k</text:span><text:span text:style-name="T7">ɔ</text:span><text:span text:style-name="T1">ntækt]</text:span></text:p>
          </table:table-cell>
          <table:table-cell table:style-name="Таблица1.B1" office:value-type="string">
            <text:p text:style-name="P7"><text:span text:style-name="T18">Контакт</text:span><text:span text:style-name="T11">, </text:span><text:span text:style-name="T18">соприкоснов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5)contract</text:p>
            <text:p text:style-name="P22"/>
            <text:p text:style-name="P22"><text:span text:style-name="T1">[‘k</text:span><text:span text:style-name="T7">ɔ</text:span><text:span text:style-name="T1">ntrækt]</text:span></text:p>
          </table:table-cell>
          <table:table-cell table:style-name="Таблица1.B1" office:value-type="string">
            <text:p text:style-name="P11">Контрак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6)</text:span><text:bookmark text:name="__DdeLink__21868_114480431"/><text:span text:style-name="T11">contrast</text:span></text:p>
            <text:p text:style-name="P22"/>
            <text:p text:style-name="P22"><text:span text:style-name="T1">[‘k</text:span><text:span text:style-name="T7">ɔ</text:span><text:span text:style-name="T1">ntra:st]</text:span></text:p>
          </table:table-cell>
          <table:table-cell table:style-name="Таблица1.B1" office:value-type="string">
            <text:p text:style-name="P7"><text:span text:style-name="T18">Контраст</text:span><text:span text:style-name="T11">, </text:span><text:span text:style-name="T18">различ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7)cooperation</text:p>
            <text:p text:style-name="P22"/>
            <text:p text:style-name="P22"><text:span text:style-name="T1">[k</text:span><text:span text:style-name="T2">əu,</text:span><text:span text:style-name="T7">ɔ</text:span><text:span text:style-name="T2">pə’rei∫(ə)n]</text:span></text:p>
          </table:table-cell>
          <table:table-cell table:style-name="Таблица1.B1" office:value-type="string">
            <text:p text:style-name="P11">Взаимодействие</text:p>
          </table:table-cell>
        </table:table-row>
        <table:table-row table:style-name="Таблица1.1">
          <table:table-cell table:style-name="Таблица1.A1" office:value-type="string">
            <text:p text:style-name="P47">288)coordinate</text:p>
            <text:p text:style-name="P22"/>
            <text:p text:style-name="P22"><text:span text:style-name="T1">[k</text:span><text:span text:style-name="T2">ə</text:span><text:span text:style-name="T1">u’</text:span><text:span text:style-name="T7">ɔ</text:span><text:span text:style-name="T2">:dnit]</text:span></text:p>
          </table:table-cell>
          <table:table-cell table:style-name="Таблица1.B1" office:value-type="string">
            <text:p text:style-name="P7"><text:span text:style-name="T21">Координата</text:span><text:span text:style-name="T1">, </text:span><text:span text:style-name="T21">координи</text:span><text:span text:style-name="T18">р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89)corporation</text:p>
            <text:p text:style-name="P22"/>
            <text:p text:style-name="P22"><text:span text:style-name="T1">[,k</text:span><text:span text:style-name="T7">ɔ</text:span><text:span text:style-name="T2">:pə’rei∫(ə)n]</text:span></text:p>
          </table:table-cell>
          <table:table-cell table:style-name="Таблица1.B1" office:value-type="string">
            <text:p text:style-name="P11">Корпорация</text:p>
          </table:table-cell>
        </table:table-row>
        <table:table-row table:style-name="Таблица1.1">
          <table:table-cell table:style-name="Таблица1.A1" office:value-type="string">
            <text:p text:style-name="P46">290)cosmetic</text:p>
            <text:p text:style-name="P22"/>
            <text:p text:style-name="P22"><text:span text:style-name="T1">[k</text:span><text:span text:style-name="T7">ɔ</text:span><text:span text:style-name="T2">z’metic]</text:span></text:p>
          </table:table-cell>
          <table:table-cell table:style-name="Таблица1.B1" office:value-type="string">
            <text:p text:style-name="P7"><text:span text:style-name="T18">Косметика</text:span><text:span text:style-name="T11">, </text:span><text:span text:style-name="T18">космет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1)costume</text:p>
            <text:p text:style-name="P22"/>
            <text:p text:style-name="P22"><text:span text:style-name="T1">[‘k</text:span><text:span text:style-name="T7">ɔ</text:span><text:span text:style-name="T2">stju:m]</text:span></text:p>
          </table:table-cell>
          <table:table-cell table:style-name="Таблица1.B1" office:value-type="string">
            <text:p text:style-name="P7"><text:span text:style-name="T18">Костюм</text:span><text:span text:style-name="T11">, </text:span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292)cottage</text:p>
            <text:p text:style-name="P22"/>
            <text:p text:style-name="P22"><text:span text:style-name="T1">[‘k</text:span><text:span text:style-name="T7">ɔ</text:span><text:span text:style-name="T2">t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Коттедж</text:span><text:span text:style-name="T11">, </text:span><text:span text:style-name="T18">загородный</text:span><text:span text:style-name="T11"> </text:span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3)crystal</text:p>
            <text:p text:style-name="P22"/>
            <text:p text:style-name="P23">[‘kristl]</text:p>
          </table:table-cell>
          <table:table-cell table:style-name="Таблица1.B1" office:value-type="string">
            <text:p text:style-name="P7"><text:span text:style-name="T18">Кристалл</text:span><text:span text:style-name="T11">, </text:span><text:span text:style-name="T18">кристалл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4)cultural</text:p>
            <text:p text:style-name="P22"/>
            <text:p text:style-name="P22"><text:span text:style-name="T1">[‘k</text:span><text:span text:style-name="T2">ælt∫(ə)r(ə)l]</text:span></text:p>
          </table:table-cell>
          <table:table-cell table:style-name="Таблица1.B1" office:value-type="string">
            <text:p text:style-name="P15">Культурный</text:p>
          </table:table-cell>
        </table:table-row>
        <table:table-row table:style-name="Таблица1.1">
          <table:table-cell table:style-name="Таблица1.A1" office:value-type="string">
            <text:p text:style-name="P46">295)cutlet</text:p>
            <text:p text:style-name="P22"/>
            <text:p text:style-name="P22"><text:span text:style-name="T1">[‘k</text:span><text:span text:style-name="T7">ʌ</text:span><text:span text:style-name="T2">tlit]</text:span></text:p>
          </table:table-cell>
          <table:table-cell table:style-name="Таблица1.B1" office:value-type="string">
            <text:p text:style-name="P11">Котлета</text:p>
          </table:table-cell>
        </table:table-row>
        <table:table-row table:style-name="Таблица1.1">
          <table:table-cell table:style-name="Таблица1.A1" office:value-type="string">
            <text:p text:style-name="P47">296)cage</text:p>
            <text:p text:style-name="P22"/>
            <text:p text:style-name="P22"><text:span text:style-name="T1">[kei</text:span><text:span text:style-name="T7">ʤ</text:span><text:span text:style-name="T2">]</text:span></text:p>
          </table:table-cell>
          <table:table-cell table:style-name="Таблица1.B1" office:value-type="string">
            <text:p text:style-name="P11">Клетка</text:p>
          </table:table-cell>
        </table:table-row>
        <table:table-row table:style-name="Таблица1.1">
          <table:table-cell table:style-name="Таблица1.A1" office:value-type="string">
            <text:p text:style-name="P46">297)calculate</text:p>
            <text:p text:style-name="P22"/>
            <text:p text:style-name="P23">[‘kælkjuleit]</text:p>
          </table:table-cell>
          <table:table-cell table:style-name="Таблица1.B1" office:value-type="string">
            <text:p text:style-name="P7"><text:span text:style-name="T18">Считать</text:span><text:span text:style-name="T11">, </text:span><text:span text:style-name="T18">высчит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98)</text:span><text:span text:style-name="T1">camel</text:span></text:p>
            <text:p text:style-name="P22"/>
            <text:p text:style-name="P22"><text:span text:style-name="T1">[‘kæ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Верблю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99)camp</text:p>
            <text:p text:style-name="P22"/>
            <text:p text:style-name="P23">[kæmp]</text:p>
          </table:table-cell>
          <table:table-cell table:style-name="Таблица1.B1" office:value-type="string">
            <text:p text:style-name="P15">Лагерь</text:p>
          </table:table-cell>
        </table:table-row>
        <table:table-row table:style-name="Таблица1.1">
          <table:table-cell table:style-name="Таблица1.A1" office:value-type="string">
            <text:p text:style-name="P47">300)cancer</text:p>
            <text:p text:style-name="P22"/>
            <text:p text:style-name="P22"><text:span text:style-name="T1">[‘kæns</text:span><text:span text:style-name="T2">ə]</text:span></text:p>
          </table:table-cell>
          <table:table-cell table:style-name="Таблица1.B1" office:value-type="string">
            <text:p text:style-name="P11">Рак</text:p>
          </table:table-cell>
        </table:table-row>
        <table:table-row table:style-name="Таблица1.1">
          <table:table-cell table:style-name="Таблица1.A1" office:value-type="string">
            <text:p text:style-name="P46">301)capital</text:p>
            <text:p text:style-name="P22"/>
            <text:p text:style-name="P23">['kæpitl]</text:p>
          </table:table-cell>
          <table:table-cell table:style-name="Таблица1.B1" office:value-type="string">
            <text:p text:style-name="P11">Столица</text:p>
          </table:table-cell>
        </table:table-row>
        <table:table-row table:style-name="Таблица1.1">
          <table:table-cell table:style-name="Таблица1.A1" office:value-type="string">
            <text:p text:style-name="P46">302)car</text:p>
            <text:p text:style-name="P22"/>
            <text:p text:style-name="P23">[ka:]</text:p>
          </table:table-cell>
          <table:table-cell table:style-name="Таблица1.B1" office:value-type="string">
            <text:p text:style-name="P11">Автомобиль</text:p>
          </table:table-cell>
        </table:table-row>
        <table:table-row table:style-name="Таблица1.1">
          <table:table-cell table:style-name="Таблица1.A1" office:value-type="string">
            <text:p text:style-name="P46">303)card</text:p>
            <text:p text:style-name="P22"/>
            <text:p text:style-name="P23">[ca:d]</text:p>
          </table:table-cell>
          <table:table-cell table:style-name="Таблица1.B1" office:value-type="string">
            <text:p text:style-name="P7"><text:span text:style-name="T18">Карта</text:span><text:span text:style-name="T11">, </text:span><text:span text:style-name="T18">кар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4)carrot</text:p>
            <text:p text:style-name="P22"/>
            <text:p text:style-name="P22"><text:span text:style-name="T1">[‘kær</text:span><text:span text:style-name="T2">ət]</text:span></text:p>
          </table:table-cell>
          <table:table-cell table:style-name="Таблица1.B1" office:value-type="string">
            <text:p text:style-name="P11">Морковь</text:p>
          </table:table-cell>
        </table:table-row>
        <table:table-row table:style-name="Таблица1.1">
          <table:table-cell table:style-name="Таблица1.A1" office:value-type="string">
            <text:p text:style-name="P46">305)castle</text:p>
            <text:p text:style-name="P22"/>
            <text:p text:style-name="P23">[ca:sl]</text:p>
          </table:table-cell>
          <table:table-cell table:style-name="Таблица1.B1" office:value-type="string">
            <text:p text:style-name="P7"><text:span text:style-name="T18">Замок</text:span><text:span text:style-name="T11">, </text:span><text:span text:style-name="T18">дво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6)cat</text:p>
            <text:p text:style-name="P22"/>
            <text:p text:style-name="P23">[kæt]</text:p>
          </table:table-cell>
          <table:table-cell table:style-name="Таблица1.B1" office:value-type="string">
            <text:p text:style-name="P11">Кошка</text:p>
          </table:table-cell>
        </table:table-row>
        <table:table-row table:style-name="Таблица1.1">
          <table:table-cell table:style-name="Таблица1.A1" office:value-type="string">
            <text:p text:style-name="P46">307)ceiling</text:p>
            <text:p text:style-name="P22"/>
            <text:p text:style-name="P23">[‘si:liŋ]</text:p>
          </table:table-cell>
          <table:table-cell table:style-name="Таблица1.B1" office:value-type="string">
            <text:p text:style-name="P11">Потолок</text:p>
          </table:table-cell>
        </table:table-row>
        <table:table-row table:style-name="Таблица1.1">
          <table:table-cell table:style-name="Таблица1.A1" office:value-type="string">
            <text:p text:style-name="P47">308)celebrate</text:p>
            <text:p text:style-name="P22"/>
            <text:p text:style-name="P23">[‘selibreit]</text:p>
          </table:table-cell>
          <table:table-cell table:style-name="Таблица1.B1" office:value-type="string">
            <text:p text:style-name="P7"><text:span text:style-name="T18">Праздновать</text:span><text:span text:style-name="T13">,</text:span><text:span text:style-name="T18">отмеч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09)chain</text:p>
            <text:p text:style-name="P22"/>
            <text:p text:style-name="P22"><text:span text:style-name="T1">[</text:span><text:span text:style-name="T11">t∫</text:span><text:span text:style-name="T1">ein]</text:span></text:p>
          </table:table-cell>
          <table:table-cell table:style-name="Таблица1.B1" office:value-type="string">
            <text:p text:style-name="P7"><text:span text:style-name="T18">Цепь</text:span><text:span text:style-name="T13">, </text:span><text:span text:style-name="T18">цеп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0)chair</text:p>
            <text:p text:style-name="P22"/>
            <text:p text:style-name="P22"><text:span text:style-name="T1">[t∫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1">Кафедра, стул, кресло, председатель</text:p>
          </table:table-cell>
        </table:table-row>
        <table:table-row table:style-name="Таблица1.1">
          <table:table-cell table:style-name="Таблица1.A1" office:value-type="string">
            <text:p text:style-name="P47">311)chamber</text:p>
            <text:p text:style-name="P22"/>
            <text:p text:style-name="P22"><text:span text:style-name="T1">[t∫eimb</text:span><text:span text:style-name="T2">ə]</text:span></text:p>
          </table:table-cell>
          <table:table-cell table:style-name="Таблица1.B1" office:value-type="string">
            <text:p text:style-name="P7"><text:span text:style-name="T18">Палата</text:span><text:span text:style-name="T13">, </text:span><text:span text:style-name="T18">камера</text:span><text:span text:style-name="T13"> (</text:span><text:span text:style-name="T18">тех</text:span><text:span text:style-name="T13">.)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2)chance</text:p>
            <text:p text:style-name="P22"/>
            <text:p text:style-name="P23">[t∫a:ns]</text:p>
          </table:table-cell>
          <table:table-cell table:style-name="Таблица1.B1" office:value-type="string">
            <text:p text:style-name="P7"><text:span text:style-name="T18">Шанс</text:span><text:span text:style-name="T13">, </text:span><text:span text:style-name="T18">слу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3)charm</text:p>
            <text:p text:style-name="P22"/>
            <text:p text:style-name="P23">[t∫a:m]</text:p>
          </table:table-cell>
          <table:table-cell table:style-name="Таблица1.B1" office:value-type="string">
            <text:p text:style-name="P7"><text:span text:style-name="T18">Шарм</text:span><text:span text:style-name="T13">, </text:span><text:span text:style-name="T18">очаров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4)chatter</text:p>
            <text:p text:style-name="P22"/>
            <text:p text:style-name="P22"><text:span text:style-name="T1">[‘t∫æ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Болтать</text:span><text:span text:style-name="T13"> </text:span><text:span text:style-name="T18">чепуху</text:span><text:span text:style-name="T13">, </text:span><text:span text:style-name="T18">болт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5)cheer</text:p>
            <text:p text:style-name="P22"/>
            <text:p text:style-name="P22"><text:span text:style-name="T1">[t∫i</text:span><text:span text:style-name="T2">ə]</text:span></text:p>
          </table:table-cell>
          <table:table-cell table:style-name="Таблица1.B1" office:value-type="string">
            <text:p text:style-name="P7"><text:span text:style-name="T18">Одобрять</text:span><text:span text:style-name="T13">, </text:span><text:span text:style-name="T18">рад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6)cheese</text:p>
            <text:p text:style-name="P22"/>
            <text:p text:style-name="P23">[t∫i:z]</text:p>
          </table:table-cell>
          <table:table-cell table:style-name="Таблица1.B1" office:value-type="string">
            <text:p text:style-name="P11">Сыр</text:p>
          </table:table-cell>
        </table:table-row>
        <table:table-row table:style-name="Таблица1.1">
          <table:table-cell table:style-name="Таблица1.A1" office:value-type="string">
            <text:p text:style-name="P47">317)cherry</text:p>
            <text:p text:style-name="P22"/>
            <text:p text:style-name="P23">[‘t∫eri]</text:p>
          </table:table-cell>
          <table:table-cell table:style-name="Таблица1.B1" office:value-type="string">
            <text:p text:style-name="P11">Вишня</text:p>
          </table:table-cell>
        </table:table-row>
        <table:table-row table:style-name="Таблица1.1">
          <table:table-cell table:style-name="Таблица1.A1" office:value-type="string">
            <text:p text:style-name="P46">318)chess</text:p>
            <text:p text:style-name="P22"/>
            <text:p text:style-name="P23">[t∫es]</text:p>
          </table:table-cell>
          <table:table-cell table:style-name="Таблица1.B1" office:value-type="string">
            <text:p text:style-name="P11">Шахматы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19)chimney</text:p>
            <text:p text:style-name="P22"/>
            <text:p text:style-name="P23">[‘t∫imni]</text:p>
          </table:table-cell>
          <table:table-cell table:style-name="Таблица1.B1" office:value-type="string">
            <text:p text:style-name="P11">Труба</text:p>
          </table:table-cell>
        </table:table-row>
        <table:table-row table:style-name="Таблица1.1">
          <table:table-cell table:style-name="Таблица1.A1" office:value-type="string">
            <text:p text:style-name="P46">320)chin</text:p>
            <text:p text:style-name="P22"/>
            <text:p text:style-name="P23">[t∫in]</text:p>
          </table:table-cell>
          <table:table-cell table:style-name="Таблица1.B1" office:value-type="string">
            <text:p text:style-name="P11">Подбородок</text:p>
          </table:table-cell>
        </table:table-row>
        <table:table-row table:style-name="Таблица1.1">
          <table:table-cell table:style-name="Таблица1.A1" office:value-type="string">
            <text:p text:style-name="P46">321)choice</text:p>
            <text:p text:style-name="P22"/>
            <text:p text:style-name="P22"><text:span text:style-name="T1">[t∫</text:span><text:span text:style-name="T7">ɔ</text:span><text:span text:style-name="T2">is]</text:span></text:p>
          </table:table-cell>
          <table:table-cell table:style-name="Таблица1.B1" office:value-type="string">
            <text:p text:style-name="P11">Выбор, выборы</text:p>
          </table:table-cell>
        </table:table-row>
        <table:table-row table:style-name="Таблица1.1">
          <table:table-cell table:style-name="Таблица1.A1" office:value-type="string">
            <text:p text:style-name="P46">322)circle</text:p>
            <text:p text:style-name="P22"/>
            <text:p text:style-name="P22"><text:span text:style-name="T1">[s</text:span><text:span text:style-name="T2">ə:kl]</text:span></text:p>
          </table:table-cell>
          <table:table-cell table:style-name="Таблица1.B1" office:value-type="string">
            <text:p text:style-name="P11">Круг, окружность</text:p>
          </table:table-cell>
        </table:table-row>
        <table:table-row table:style-name="Таблица1.1">
          <table:table-cell table:style-name="Таблица1.A1" office:value-type="string">
            <text:p text:style-name="P46">323)circus</text:p>
            <text:p text:style-name="P22"/>
            <text:p text:style-name="P22"><text:span text:style-name="T1">[‘s</text:span><text:span text:style-name="T2">ə</text:span><text:span text:style-name="T1">:k</text:span><text:span text:style-name="T2">əs]</text:span></text:p>
          </table:table-cell>
          <table:table-cell table:style-name="Таблица1.B1" office:value-type="string">
            <text:p text:style-name="P11">Цирк</text:p>
          </table:table-cell>
        </table:table-row>
        <table:table-row table:style-name="Таблица1.1">
          <table:table-cell table:style-name="Таблица1.A1" office:value-type="string">
            <text:p text:style-name="P46">324)clap</text:p>
            <text:p text:style-name="P22"/>
            <text:p text:style-name="P23">[klæp]</text:p>
          </table:table-cell>
          <table:table-cell table:style-name="Таблица1.B1" office:value-type="string">
            <text:p text:style-name="P11">Хлопать</text:p>
          </table:table-cell>
        </table:table-row>
        <table:table-row table:style-name="Таблица1.1">
          <table:table-cell table:style-name="Таблица1.A1" office:value-type="string">
            <text:p text:style-name="P46">325)claw</text:p>
            <text:p text:style-name="P22"/>
            <text:p text:style-name="P22"><text:span text:style-name="T1">[kl</text:span><text:span text:style-name="T7">ɔ</text:span><text:span text:style-name="T2">:]</text:span></text:p>
          </table:table-cell>
          <table:table-cell table:style-name="Таблица1.B1" office:value-type="string">
            <text:p text:style-name="P11">Коготь</text:p>
          </table:table-cell>
        </table:table-row>
        <table:table-row table:style-name="Таблица1.1">
          <table:table-cell table:style-name="Таблица1.A1" office:value-type="string">
            <text:p text:style-name="P46">326)clay</text:p>
            <text:p text:style-name="P22"/>
            <text:p text:style-name="P23">[klei]</text:p>
          </table:table-cell>
          <table:table-cell table:style-name="Таблица1.B1" office:value-type="string">
            <text:p text:style-name="P11">Глина</text:p>
          </table:table-cell>
        </table:table-row>
        <table:table-row table:style-name="Таблица1.1">
          <table:table-cell table:style-name="Таблица1.A1" office:value-type="string">
            <text:p text:style-name="P46">327)clever</text:p>
            <text:p text:style-name="P22"/>
            <text:p text:style-name="P22"><text:span text:style-name="T1">[‘klev</text:span><text:span text:style-name="T2">ə]</text:span></text:p>
          </table:table-cell>
          <table:table-cell table:style-name="Таблица1.B1" office:value-type="string">
            <text:p text:style-name="P11">Умный</text:p>
          </table:table-cell>
        </table:table-row>
        <table:table-row table:style-name="Таблица1.1">
          <table:table-cell table:style-name="Таблица1.A1" office:value-type="string">
            <text:p text:style-name="P46">328)climb</text:p>
            <text:p text:style-name="P22"/>
            <text:p text:style-name="P23">[klaim]</text:p>
          </table:table-cell>
          <table:table-cell table:style-name="Таблица1.B1" office:value-type="string">
            <text:p text:style-name="P7"><text:span text:style-name="T18">Карабкаться</text:span><text:span text:style-name="T13">, </text:span><text:span text:style-name="T18">взбираться</text:span><text:span text:style-name="T13"> </text:span><text:span text:style-name="T18">вверх, восхож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29)clip</text:p>
            <text:p text:style-name="P22"/>
            <text:p text:style-name="P23">[klip]</text:p>
          </table:table-cell>
          <table:table-cell table:style-name="Таблица1.B1" office:value-type="string">
            <text:p text:style-name="P7"><text:span text:style-name="T18">Скрепка</text:span><text:span text:style-name="T13">, </text:span><text:span text:style-name="T18">зажим</text:span><text:span text:style-name="T13">, </text:span><text:span text:style-name="T18">скоб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0)cloak</text:p>
            <text:p text:style-name="P22"/>
            <text:p text:style-name="P22"><text:span text:style-name="T1">[kl</text:span><text:span text:style-name="T2">əuk]</text:span></text:p>
          </table:table-cell>
          <table:table-cell table:style-name="Таблица1.B1" office:value-type="string">
            <text:p text:style-name="P7"><text:span text:style-name="T18">Накидка</text:span><text:span text:style-name="T13">, </text:span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1)</text:span><text:span text:style-name="T1">clothing</text:span></text:p>
            <text:p text:style-name="P22"/>
            <text:p text:style-name="P22"><text:span text:style-name="T1">[‘kl</text:span><text:span text:style-name="T2">ə</text:span><text:span text:style-name="T1">uðiŋ]</text:span></text:p>
          </table:table-cell>
          <table:table-cell table:style-name="Таблица1.B1" office:value-type="string">
            <text:p text:style-name="P11">Одежда</text:p>
          </table:table-cell>
        </table:table-row>
        <table:table-row table:style-name="Таблица1.1">
          <table:table-cell table:style-name="Таблица1.A1" office:value-type="string">
            <text:p text:style-name="P46">332)coach</text:p>
            <text:p text:style-name="P22"/>
            <text:p text:style-name="P22"><text:span text:style-name="T1">[k</text:span><text:span text:style-name="T2">ə</text:span><text:span text:style-name="T1">ut∫]</text:span></text:p>
          </table:table-cell>
          <table:table-cell table:style-name="Таблица1.B1" office:value-type="string">
            <text:p text:style-name="P7"><text:span text:style-name="T18">Экипаж</text:span><text:span text:style-name="T13">, </text:span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3)</text:span><text:span text:style-name="T1">c</text:span><text:span text:style-name="T11">oal</text:span></text:p>
            <text:p text:style-name="P22"/>
            <text:p text:style-name="P22"><text:span text:style-name="T1">[k</text:span><text:span text:style-name="T2">ə</text:span><text:span text:style-name="T1">ul]</text:span></text:p>
          </table:table-cell>
          <table:table-cell table:style-name="Таблица1.B1" office:value-type="string">
            <text:p text:style-name="P11">Уголь</text:p>
          </table:table-cell>
        </table:table-row>
        <table:table-row table:style-name="Таблица1.1">
          <table:table-cell table:style-name="Таблица1.A1" office:value-type="string">
            <text:p text:style-name="P46">334)coast</text:p>
            <text:p text:style-name="P22"/>
            <text:p text:style-name="P22"><text:span text:style-name="T1">[k</text:span><text:span text:style-name="T2">ə</text:span><text:span text:style-name="T1">ust]</text:span></text:p>
          </table:table-cell>
          <table:table-cell table:style-name="Таблица1.B1" office:value-type="string">
            <text:p text:style-name="P7"><text:span text:style-name="T18">Побережье</text:span><text:span text:style-name="T13">, </text:span><text:span text:style-name="T18">морской</text:span><text:span text:style-name="T13"> </text:span><text:span text:style-name="T18">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35)coin</text:p>
            <text:p text:style-name="P22"/>
            <text:p text:style-name="P22"><text:span text:style-name="T1">[k</text:span><text:span text:style-name="T7">ɔ</text:span><text:span text:style-name="T2">in]</text:span></text:p>
          </table:table-cell>
          <table:table-cell table:style-name="Таблица1.B1" office:value-type="string">
            <text:p text:style-name="P11">Монета</text:p>
          </table:table-cell>
        </table:table-row>
        <table:table-row table:style-name="Таблица1.1">
          <table:table-cell table:style-name="Таблица1.A1" office:value-type="string">
            <text:p text:style-name="P47">336)coincide</text:p>
            <text:p text:style-name="P22"/>
            <text:p text:style-name="P22"><text:span text:style-name="T1">[,k</text:span><text:span text:style-name="T2">ə</text:span><text:span text:style-name="T1">uin’said]</text:span></text:p>
          </table:table-cell>
          <table:table-cell table:style-name="Таблица1.B1" office:value-type="string">
            <text:p text:style-name="P11">Совпадать</text:p>
          </table:table-cell>
        </table:table-row>
        <table:table-row table:style-name="Таблица1.1">
          <table:table-cell table:style-name="Таблица1.A1" office:value-type="string">
            <text:p text:style-name="P46">337)collapse</text:p>
            <text:p text:style-name="P22"/>
            <text:p text:style-name="P22"><text:span text:style-name="T1">[k</text:span><text:span text:style-name="T2">ə’læps]</text:span></text:p>
          </table:table-cell>
          <table:table-cell table:style-name="Таблица1.B1" office:value-type="string">
            <text:p text:style-name="P7"><text:span text:style-name="T18">Разрушение</text:span><text:span text:style-name="T13">, </text:span><text:span text:style-name="T18">упа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8)colleague</text:p>
            <text:p text:style-name="P22"/>
            <text:p text:style-name="P22"><text:span text:style-name="T1">[‘k</text:span><text:span text:style-name="T7">ɔ</text:span><text:span text:style-name="T2">li:g]</text:span></text:p>
          </table:table-cell>
          <table:table-cell table:style-name="Таблица1.B1" office:value-type="string">
            <text:p text:style-name="P11">Коллег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39)column</text:p>
            <text:p text:style-name="P22"/>
            <text:p text:style-name="P22"><text:span text:style-name="T1">[‘col</text:span><text:span text:style-name="T2">əm]</text:span></text:p>
          </table:table-cell>
          <table:table-cell table:style-name="Таблица1.B1" office:value-type="string">
            <text:p text:style-name="P11">Колонна</text:p>
          </table:table-cell>
        </table:table-row>
        <table:table-row table:style-name="Таблица1.1">
          <table:table-cell table:style-name="Таблица1.A1" office:value-type="string">
            <text:p text:style-name="P46">340)common</text:p>
            <text:p text:style-name="P22"/>
            <text:p text:style-name="P22"><text:span text:style-name="T1">[‘k</text:span><text:span text:style-name="T7">ɔ</text:span><text:span text:style-name="T2">mən]</text:span></text:p>
          </table:table-cell>
          <table:table-cell table:style-name="Таблица1.B1" office:value-type="string">
            <text:p text:style-name="P11">Общий</text:p>
          </table:table-cell>
        </table:table-row>
        <table:table-row table:style-name="Таблица1.1">
          <table:table-cell table:style-name="Таблица1.A1" office:value-type="string">
            <text:p text:style-name="P47">341)communicative</text:p>
            <text:p text:style-name="P22"/>
            <text:p text:style-name="P22"><text:span text:style-name="T1">[k</text:span><text:span text:style-name="T2">ə’mju:nikətiv]</text:span></text:p>
          </table:table-cell>
          <table:table-cell table:style-name="Таблица1.B1" office:value-type="string">
            <text:p text:style-name="P7"><text:span text:style-name="T18">Общительный</text:span><text:span text:style-name="T13">, </text:span><text:span text:style-name="T18">разговорчи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42)compar</text:span><text:span text:style-name="T1">t</text:span><text:span text:style-name="T11">ment</text:span></text:p>
            <text:p text:style-name="P22"/>
            <text:p text:style-name="P22"><text:span text:style-name="T1">[k</text:span><text:span text:style-name="T2">əm’pa:tmənt]</text:span></text:p>
          </table:table-cell>
          <table:table-cell table:style-name="Таблица1.B1" office:value-type="string">
            <text:p text:style-name="P7"><text:span text:style-name="T18">Отделение</text:span><text:span text:style-name="T13">, </text:span><text:span text:style-name="T18">куп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3)complain</text:p>
            <text:p text:style-name="P22"/>
            <text:p text:style-name="P22"><text:span text:style-name="T1">[k</text:span><text:span text:style-name="T2">ə</text:span><text:span text:style-name="T1">m’plein]</text:span></text:p>
          </table:table-cell>
          <table:table-cell table:style-name="Таблица1.B1" office:value-type="string">
            <text:p text:style-name="P11">Жаловаться</text:p>
          </table:table-cell>
        </table:table-row>
        <table:table-row table:style-name="Таблица1.1">
          <table:table-cell table:style-name="Таблица1.A1" office:value-type="string">
            <text:p text:style-name="P46">344)compose</text:p>
            <text:p text:style-name="P22"/>
            <text:p text:style-name="P22"><text:span text:style-name="T1">[k</text:span><text:span text:style-name="T2">ə</text:span><text:span text:style-name="T1">m’p</text:span><text:span text:style-name="T2">ə</text:span><text:span text:style-name="T1">uz]</text:span></text:p>
          </table:table-cell>
          <table:table-cell table:style-name="Таблица1.B1" office:value-type="string">
            <text:p text:style-name="P7"><text:span text:style-name="T18">Составлять</text:span><text:span text:style-name="T13">, </text:span><text:span text:style-name="T18">компон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5)conceal</text:p>
            <text:p text:style-name="P22"/>
            <text:p text:style-name="P22"><text:span text:style-name="T1">[k</text:span><text:span text:style-name="T2">ən’si:l]</text:span></text:p>
          </table:table-cell>
          <table:table-cell table:style-name="Таблица1.B1" office:value-type="string">
            <text:p text:style-name="P7"><text:span text:style-name="T18">Скрывать</text:span><text:span text:style-name="T13">, </text:span><text:span text:style-name="T18">ута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6)concept</text:p>
            <text:p text:style-name="P22"/>
            <text:p text:style-name="P22"><text:span text:style-name="T1">[‘k</text:span><text:span text:style-name="T7">ɔ</text:span><text:span text:style-name="T2">nsəpt]</text:span></text:p>
          </table:table-cell>
          <table:table-cell table:style-name="Таблица1.B1" office:value-type="string">
            <text:p text:style-name="P7"><text:span text:style-name="T18">Понятие</text:span><text:span text:style-name="T13">, </text:span><text:span text:style-name="T18">общее</text:span><text:span text:style-name="T13"> </text:span><text:span text:style-name="T18">предст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7)conclusion</text:p>
            <text:p text:style-name="P22"/>
            <text:p text:style-name="P22"><text:span text:style-name="T1">[k</text:span><text:span text:style-name="T2">ə</text:span><text:span text:style-name="T1">n’klu:</text:span><text:span text:style-name="T5">ʒ</text:span><text:span text:style-name="T2">(ə)n]</text:span></text:p>
          </table:table-cell>
          <table:table-cell table:style-name="Таблица1.B1" office:value-type="string">
            <text:p text:style-name="P11">Заключение</text:p>
          </table:table-cell>
        </table:table-row>
        <table:table-row table:style-name="Таблица1.1">
          <table:table-cell table:style-name="Таблица1.A1" office:value-type="string">
            <text:p text:style-name="P46">348)confidence</text:p>
            <text:p text:style-name="P22"/>
            <text:p text:style-name="P22"><text:span text:style-name="T1">[‘k</text:span><text:span text:style-name="T7">ɔ</text:span><text:span text:style-name="T1">nfi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7"><text:span text:style-name="T18">Доверие</text:span><text:span text:style-name="T13">, </text:span><text:span text:style-name="T18">конфиденциальн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49)conform</text:p>
            <text:p text:style-name="P22"/>
            <text:p text:style-name="P22"><text:span text:style-name="T1">[k</text:span><text:span text:style-name="T2">ə</text:span><text:span text:style-name="T1">n’f</text:span><text:span text:style-name="T7">ɔ</text:span><text:span text:style-name="T2">:m]</text:span></text:p>
          </table:table-cell>
          <table:table-cell table:style-name="Таблица1.B1" office:value-type="string">
            <text:p text:style-name="P7"><text:span text:style-name="T18">Приводить</text:span><text:span text:style-name="T13"> </text:span><text:span text:style-name="T18">в</text:span><text:span text:style-name="T13"> </text:span><text:span text:style-name="T18">соответ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0)congratulate</text:p>
            <text:p text:style-name="P22"/>
            <text:p text:style-name="P22"><text:span text:style-name="T1">[k</text:span><text:span text:style-name="T2">ə</text:span><text:span text:style-name="T1">n’grætjuleit]</text:span></text:p>
          </table:table-cell>
          <table:table-cell table:style-name="Таблица1.B1" office:value-type="string">
            <text:p text:style-name="P11">Поздравлять</text:p>
          </table:table-cell>
        </table:table-row>
        <table:table-row table:style-name="Таблица1.1">
          <table:table-cell table:style-name="Таблица1.A1" office:value-type="string">
            <text:p text:style-name="P46">351)considerable</text:p>
            <text:p text:style-name="P22"/>
            <text:p text:style-name="P22"><text:span text:style-name="T1">[k</text:span><text:span text:style-name="T2">ə</text:span><text:span text:style-name="T1">n’sid(</text:span><text:span text:style-name="T2">ə</text:span><text:span text:style-name="T1">)r</text:span><text:span text:style-name="T2">əbl]</text:span></text:p>
          </table:table-cell>
          <table:table-cell table:style-name="Таблица1.B1" office:value-type="string">
            <text:p text:style-name="P15">Значительный</text:p>
          </table:table-cell>
        </table:table-row>
        <table:table-row table:style-name="Таблица1.1">
          <table:table-cell table:style-name="Таблица1.A1" office:value-type="string">
            <text:p text:style-name="P46">352)consist</text:p>
            <text:p text:style-name="P22"/>
            <text:p text:style-name="P22"><text:span text:style-name="T1">[k</text:span><text:span text:style-name="T2">ə</text:span><text:span text:style-name="T1">n’sist]</text:span></text:p>
          </table:table-cell>
          <table:table-cell table:style-name="Таблица1.B1" office:value-type="string">
            <text:p text:style-name="P11">Состоять</text:p>
          </table:table-cell>
        </table:table-row>
        <table:table-row table:style-name="Таблица1.1">
          <table:table-cell table:style-name="Таблица1.A1" office:value-type="string">
            <text:p text:style-name="P46">353)construct</text:p>
            <text:p text:style-name="P22"/>
            <text:p text:style-name="P22"><text:span text:style-name="T1">[k</text:span><text:span text:style-name="T2">ə</text:span><text:span text:style-name="T1">n’str</text:span><text:span text:style-name="T7">ʌ</text:span><text:span text:style-name="T2">kt]</text:span></text:p>
          </table:table-cell>
          <table:table-cell table:style-name="Таблица1.B1" office:value-type="string">
            <text:p text:style-name="P7"><text:span text:style-name="T18">Строить</text:span><text:span text:style-name="T13">, </text:span><text:span text:style-name="T18">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4)consume</text:p>
            <text:p text:style-name="P22"/>
            <text:p text:style-name="P22"><text:span text:style-name="T1">[k</text:span><text:span text:style-name="T2">ə</text:span><text:span text:style-name="T1">n’sju:m]</text:span></text:p>
          </table:table-cell>
          <table:table-cell table:style-name="Таблица1.B1" office:value-type="string">
            <text:p text:style-name="P11">Потреблять</text:p>
          </table:table-cell>
        </table:table-row>
        <table:table-row table:style-name="Таблица1.1">
          <table:table-cell table:style-name="Таблица1.A1" office:value-type="string">
            <text:p text:style-name="P46">355)contents</text:p>
            <text:p text:style-name="P22"/>
            <text:p text:style-name="P22"><text:span text:style-name="T1">[‘k</text:span><text:span text:style-name="T7">ɔ</text:span><text:span text:style-name="T2">ntent]</text:span></text:p>
          </table:table-cell>
          <table:table-cell table:style-name="Таблица1.B1" office:value-type="string">
            <text:p text:style-name="P7"><text:span text:style-name="T18">Содержание</text:span><text:span text:style-name="T11">, </text:span><text:span text:style-name="T18">содержимо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6)contribute</text:p>
            <text:p text:style-name="P22"/>
            <text:p text:style-name="P22"><text:span text:style-name="T1">[k</text:span><text:span text:style-name="T2">ə</text:span><text:span text:style-name="T1">n’tribju(:)t]</text:span></text:p>
          </table:table-cell>
          <table:table-cell table:style-name="Таблица1.B1" office:value-type="string">
            <text:p text:style-name="P7"><text:span text:style-name="T18">Способствовать</text:span><text:span text:style-name="T13">, </text:span><text:span text:style-name="T18">вносить</text:span><text:span text:style-name="T13"> </text:span><text:span text:style-name="T18">вкл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7)conversation</text:p>
            <text:p text:style-name="P22"/>
            <text:p text:style-name="P22"><text:span text:style-name="T1">[,k</text:span><text:span text:style-name="T7">ɔ</text:span><text:span text:style-name="T1">nv</text:span><text:span text:style-name="T2">ə’sei∫(ə)n]</text:span></text:p>
          </table:table-cell>
          <table:table-cell table:style-name="Таблица1.B1" office:value-type="string">
            <text:p text:style-name="P7"><text:span text:style-name="T18">Р</text:span><text:span text:style-name="T21">аз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8)cord</text:p>
            <text:p text:style-name="P22"/>
            <text:p text:style-name="P22"><text:span text:style-name="T1">[k</text:span><text:span text:style-name="T7">ɔ</text:span><text:span text:style-name="T2">:d]</text:span></text:p>
          </table:table-cell>
          <table:table-cell table:style-name="Таблица1.B1" office:value-type="string">
            <text:p text:style-name="P7"><text:span text:style-name="T18">Верёвка</text:span><text:span text:style-name="T13">, </text:span><text:span text:style-name="T18">стр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59)corn</text:p>
            <text:p text:style-name="P22"/>
            <text:p text:style-name="P22"><text:span text:style-name="T1">[k</text:span><text:span text:style-name="T7">ɔ</text:span><text:span text:style-name="T1">:n]</text:span></text:p>
          </table:table-cell>
          <table:table-cell table:style-name="Таблица1.B1" office:value-type="string">
            <text:p text:style-name="P7"><text:span text:style-name="T18">Зерно</text:span><text:span text:style-name="T13">, </text:span><text:span text:style-name="T18">кукуруз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0)cost</text:p>
            <text:p text:style-name="P22"/>
            <text:p text:style-name="P22"><text:span text:style-name="T1">[c</text:span><text:span text:style-name="T7">ɔ</text:span><text:span text:style-name="T1">st]</text:span></text:p>
          </table:table-cell>
          <table:table-cell table:style-name="Таблица1.B1" office:value-type="string">
            <text:p text:style-name="P7"><text:span text:style-name="T18">Стоимость</text:span><text:span text:style-name="T13">, </text:span><text:span text:style-name="T18">цена, затрат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1)cosy</text:p>
            <text:p text:style-name="P22"/>
            <text:p text:style-name="P22"><text:span text:style-name="T1">[‘k</text:span><text:span text:style-name="T2">əuzi]</text:span></text:p>
          </table:table-cell>
          <table:table-cell table:style-name="Таблица1.B1" office:value-type="string">
            <text:p text:style-name="P11">Уютный</text:p>
          </table:table-cell>
        </table:table-row>
        <table:table-row table:style-name="Таблица1.1">
          <table:table-cell table:style-name="Таблица1.A1" office:value-type="string">
            <text:p text:style-name="P46">362)cough</text:p>
            <text:p text:style-name="P22"/>
            <text:p text:style-name="P22"><text:span text:style-name="T1">[k</text:span><text:span text:style-name="T7">ɔ</text:span><text:span text:style-name="T2">f]</text:span></text:p>
          </table:table-cell>
          <table:table-cell table:style-name="Таблица1.B1" office:value-type="string">
            <text:p text:style-name="P7"><text:span text:style-name="T18">Кашель</text:span><text:span text:style-name="T13">, </text:span><text:span text:style-name="T18">каш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363)</text:span><text:bookmark text:name="__DdeLink__21866_1515041499"/><text:span text:style-name="T1">council</text:span></text:p>
            <text:p text:style-name="P22"/>
            <text:p text:style-name="P23">[‘kaunsl]</text:p>
          </table:table-cell>
          <table:table-cell table:style-name="Таблица1.B1" office:value-type="string">
            <text:p text:style-name="P7"><text:span text:style-name="T18">Совет</text:span><text:span text:style-name="T13">, </text:span><text:span text:style-name="T18">орган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4)count</text:p>
            <text:p text:style-name="P22"/>
            <text:p text:style-name="P23">[caunt]</text:p>
          </table:table-cell>
          <table:table-cell table:style-name="Таблица1.B1" office:value-type="string">
            <text:p text:style-name="P11">Считать</text:p>
          </table:table-cell>
        </table:table-row>
        <table:table-row table:style-name="Таблица1.1">
          <table:table-cell table:style-name="Таблица1.A1" office:value-type="string">
            <text:p text:style-name="P46">365)couple</text:p>
            <text:p text:style-name="P22"/>
            <text:p text:style-name="P22"><text:span text:style-name="T1">[k</text:span><text:span text:style-name="T7">ʌ</text:span><text:span text:style-name="T2">pl]</text:span></text:p>
          </table:table-cell>
          <table:table-cell table:style-name="Таблица1.B1" office:value-type="string">
            <text:p text:style-name="P11">Пара</text:p>
          </table:table-cell>
        </table:table-row>
        <table:table-row table:style-name="Таблица1.1">
          <table:table-cell table:style-name="Таблица1.A1" office:value-type="string">
            <text:p text:style-name="P46">366)cousin</text:p>
            <text:p text:style-name="P22"/>
            <text:p text:style-name="P22"><text:span text:style-name="T1">[k</text:span><text:span text:style-name="T7">ʌ</text:span><text:span text:style-name="T2">zn]</text:span></text:p>
          </table:table-cell>
          <table:table-cell table:style-name="Таблица1.B1" office:value-type="string">
            <text:p text:style-name="P7"><text:span text:style-name="T18">Кузина</text:span><text:span text:style-name="T13">, </text:span><text:span text:style-name="T18">кузен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7)cover</text:p>
            <text:p text:style-name="P22"/>
            <text:p text:style-name="P22"><text:span text:style-name="T1">[‘k</text:span><text:span text:style-name="T7">ʌ</text:span><text:span text:style-name="T2">və]</text:span></text:p>
          </table:table-cell>
          <table:table-cell table:style-name="Таблица1.B1" office:value-type="string">
            <text:p text:style-name="P11">Покрывать</text:p>
          </table:table-cell>
        </table:table-row>
        <table:table-row table:style-name="Таблица1.1">
          <table:table-cell table:style-name="Таблица1.A1" office:value-type="string">
            <text:p text:style-name="P46">368)cradle</text:p>
            <text:p text:style-name="P22"/>
            <text:p text:style-name="P23">[‘kreidl]</text:p>
          </table:table-cell>
          <table:table-cell table:style-name="Таблица1.B1" office:value-type="string">
            <text:p text:style-name="P11">Колы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69)crawl</text:p>
            <text:p text:style-name="P22"/>
            <text:p text:style-name="P22"><text:span text:style-name="T1">[cr</text:span><text:span text:style-name="T7">ɔ</text:span><text:span text:style-name="T2">:l]</text:span></text:p>
          </table:table-cell>
          <table:table-cell table:style-name="Таблица1.B1" office:value-type="string">
            <text:p text:style-name="P11">Ползти</text:p>
          </table:table-cell>
        </table:table-row>
        <table:table-row table:style-name="Таблица1.1">
          <table:table-cell table:style-name="Таблица1.A1" office:value-type="string">
            <text:p text:style-name="P46">370)creak</text:p>
            <text:p text:style-name="P22"/>
            <text:p text:style-name="P23">[kri:k]</text:p>
          </table:table-cell>
          <table:table-cell table:style-name="Таблица1.B1" office:value-type="string">
            <text:p text:style-name="P7"><text:span text:style-name="T18">Скрип</text:span><text:span text:style-name="T13">, </text:span><text:span text:style-name="T18">скр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71)crew</text:p>
            <text:p text:style-name="P22"/>
            <text:p text:style-name="P23">[cru:]</text:p>
          </table:table-cell>
          <table:table-cell table:style-name="Таблица1.B1" office:value-type="string">
            <text:p text:style-name="P11">Экипаж</text:p>
          </table:table-cell>
        </table:table-row>
        <table:table-row table:style-name="Таблица1.1">
          <table:table-cell table:style-name="Таблица1.A1" office:value-type="string">
            <text:p text:style-name="P46">372)crowd</text:p>
            <text:p text:style-name="P22"/>
            <text:p text:style-name="P23">[craud]</text:p>
          </table:table-cell>
          <table:table-cell table:style-name="Таблица1.B1" office:value-type="string">
            <text:p text:style-name="P11">Толпа</text:p>
          </table:table-cell>
        </table:table-row>
        <table:table-row table:style-name="Таблица1.1">
          <table:table-cell table:style-name="Таблица1.A1" office:value-type="string">
            <text:p text:style-name="P47">373)crown</text:p>
            <text:p text:style-name="P22"/>
            <text:p text:style-name="P23">[craun]</text:p>
          </table:table-cell>
          <table:table-cell table:style-name="Таблица1.B1" office:value-type="string">
            <text:p text:style-name="P11">Корона</text:p>
          </table:table-cell>
        </table:table-row>
        <table:table-row table:style-name="Таблица1.1">
          <table:table-cell table:style-name="Таблица1.A1" office:value-type="string">
            <text:p text:style-name="P46">374)cruch</text:p>
            <text:p text:style-name="P22"/>
            <text:p text:style-name="P22"><text:span text:style-name="T1">[kr</text:span><text:span text:style-name="T7">ʌ</text:span><text:span text:style-name="T2">∫]</text:span></text:p>
          </table:table-cell>
          <table:table-cell table:style-name="Таблица1.B1" office:value-type="string">
            <text:p text:style-name="P7"><text:span text:style-name="T18">Давить</text:span><text:span text:style-name="T13">, </text:span><text:span text:style-name="T18">под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375)cry</text:p>
            <text:p text:style-name="P22"/>
            <text:p text:style-name="P23">[crai]</text:p>
          </table:table-cell>
          <table:table-cell table:style-name="Таблица1.B1" office:value-type="string">
            <text:p text:style-name="P11">Плакать</text:p>
          </table:table-cell>
        </table:table-row>
        <table:table-row table:style-name="Таблица1.1">
          <table:table-cell table:style-name="Таблица1.A1" office:value-type="string">
            <text:p text:style-name="P46">376)cup</text:p>
            <text:p text:style-name="P22"/>
            <text:p text:style-name="P22"><text:span text:style-name="T1">[k</text:span><text:span text:style-name="T7">ʌ</text:span><text:span text:style-name="T2">p]</text:span></text:p>
          </table:table-cell>
          <table:table-cell table:style-name="Таблица1.B1" office:value-type="string">
            <text:p text:style-name="P11">Чашка</text:p>
          </table:table-cell>
        </table:table-row>
        <table:table-row table:style-name="Таблица1.1">
          <table:table-cell table:style-name="Таблица1.A1" office:value-type="string">
            <text:p text:style-name="P46">377)cure</text:p>
            <text:p text:style-name="P22"/>
            <text:p text:style-name="P22"><text:span text:style-name="T1">[‘kju</text:span><text:span text:style-name="T2">ə]</text:span></text:p>
          </table:table-cell>
          <table:table-cell table:style-name="Таблица1.B1" office:value-type="string">
            <text:p text:style-name="P11">Лечить</text:p>
          </table:table-cell>
        </table:table-row>
        <table:table-row table:style-name="Таблица1.1">
          <table:table-cell table:style-name="Таблица1.A1" office:value-type="string">
            <text:p text:style-name="P46">378)current</text:p>
            <text:p text:style-name="P22"/>
            <text:p text:style-name="P22"><text:span text:style-name="T1">[‘k</text:span><text:span text:style-name="T7">ʌ</text:span><text:span text:style-name="T2">r(ə)nt]</text:span></text:p>
          </table:table-cell>
          <table:table-cell table:style-name="Таблица1.B1" office:value-type="string">
            <text:p text:style-name="P7"><text:span text:style-name="T18">Поток</text:span><text:span text:style-name="T13">, </text:span><text:span text:style-name="T18">текущ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79)curtain</text:p>
            <text:p text:style-name="P22"/>
            <text:p text:style-name="P22"><text:span text:style-name="T1">[k</text:span><text:span text:style-name="T2">ə:tn]</text:span></text:p>
          </table:table-cell>
          <table:table-cell table:style-name="Таблица1.B1" office:value-type="string">
            <text:p text:style-name="P7"><text:span text:style-name="T18">Занавеска</text:span><text:span text:style-name="T13">, </text:span><text:span text:style-name="T18">штор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0)cushion</text:p>
            <text:p text:style-name="P22"/>
            <text:p text:style-name="P22"><text:span text:style-name="T1">[‘ku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иванная</text:span><text:span text:style-name="T13"> </text:span><text:span text:style-name="T18">под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1)decade</text:p>
            <text:p text:style-name="P22"/>
            <text:p text:style-name="P23">[‘deceid]</text:p>
          </table:table-cell>
          <table:table-cell table:style-name="Таблица1.B1" office:value-type="string">
            <text:p text:style-name="P11">Десяток</text:p>
          </table:table-cell>
        </table:table-row>
        <table:table-row table:style-name="Таблица1.1">
          <table:table-cell table:style-name="Таблица1.A1" office:value-type="string">
            <text:p text:style-name="P46">382)declaration</text:p>
            <text:p text:style-name="P22"/>
            <text:p text:style-name="P22"><text:span text:style-name="T1">[,decl</text:span><text:span text:style-name="T2">ə’rei∫(ə)n]</text:span></text:p>
          </table:table-cell>
          <table:table-cell table:style-name="Таблица1.B1" office:value-type="string">
            <text:p text:style-name="P1"/>
            <text:p text:style-name="P1"/>
            <text:p text:style-name="P3">Заявление</text:p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6">383)decoration</text:p>
            <text:p text:style-name="P22"/>
            <text:p text:style-name="P22"><text:span text:style-name="T1">[,dek</text:span><text:span text:style-name="T2">ə</text:span><text:span text:style-name="T1">’</text:span><text:span text:style-name="T2">rei∫(ə)n]</text:span></text:p>
          </table:table-cell>
          <table:table-cell table:style-name="Таблица1.B1" office:value-type="string">
            <text:p text:style-name="P11">Украшение</text:p>
          </table:table-cell>
        </table:table-row>
        <table:table-row table:style-name="Таблица1.1">
          <table:table-cell table:style-name="Таблица1.A1" office:value-type="string">
            <text:p text:style-name="P46">384)defect</text:p>
            <text:p text:style-name="P22"/>
            <text:p text:style-name="P23">[di’fect]</text:p>
          </table:table-cell>
          <table:table-cell table:style-name="Таблица1.B1" office:value-type="string">
            <text:p text:style-name="P7"><text:span text:style-name="T18">Дефект</text:span><text:span text:style-name="T13">, </text:span><text:span text:style-name="T18">не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5)deficit</text:p>
            <text:p text:style-name="P22"/>
            <text:p text:style-name="P23">[‘defisit]</text:p>
          </table:table-cell>
          <table:table-cell table:style-name="Таблица1.B1" office:value-type="string">
            <text:p text:style-name="P11">Дефицит</text:p>
          </table:table-cell>
        </table:table-row>
        <table:table-row table:style-name="Таблица1.1">
          <table:table-cell table:style-name="Таблица1.A1" office:value-type="string">
            <text:p text:style-name="P46">386)deformation</text:p>
            <text:p text:style-name="P22"/>
            <text:p text:style-name="P22"><text:span text:style-name="T1">[,di:f</text:span><text:span text:style-name="T7">ɔ</text:span><text:span text:style-name="T1">:'m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формация</text:span><text:span text:style-name="T13">, </text:span><text:span text:style-name="T18">урод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7)degradation</text:p>
            <text:p text:style-name="P22"/>
            <text:p text:style-name="P22"><text:span text:style-name="T1">[,degr</text:span><text:span text:style-name="T2">ə’dei∫(ə)n]</text:span></text:p>
          </table:table-cell>
          <table:table-cell table:style-name="Таблица1.B1" office:value-type="string">
            <text:p text:style-name="P7"><text:span text:style-name="T18">Деградация</text:span><text:span text:style-name="T13">, </text:span><text:span text:style-name="T18">ухудш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88)delicate</text:p>
            <text:p text:style-name="P22"/>
            <text:p text:style-name="P23">[‘delicit]</text:p>
          </table:table-cell>
          <table:table-cell table:style-name="Таблица1.B1" office:value-type="string">
            <text:p text:style-name="P7"><text:span text:style-name="T18">Деликатный</text:span><text:span text:style-name="T13">, </text:span><text:span text:style-name="T18">изыск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89)</text:span><text:span text:style-name="T1">democratic</text:span></text:p>
            <text:p text:style-name="P22"/>
            <text:p text:style-name="P22"><text:span text:style-name="T1">[,dem</text:span><text:span text:style-name="T2">ə’krætik]</text:span></text:p>
          </table:table-cell>
          <table:table-cell table:style-name="Таблица1.B1" office:value-type="string">
            <text:p text:style-name="P7"><text:span text:style-name="T18">Демократический</text:span><text:span text:style-name="T13">, </text:span><text:span text:style-name="T18">демократ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390)demonstrate</text:p>
            <text:p text:style-name="P22"/>
            <text:p text:style-name="P22"><text:span text:style-name="T11">[‘dem</text:span><text:span text:style-name="T12">ə</text:span><text:span text:style-name="T11">nstreit]</text:span></text:p>
          </table:table-cell>
          <table:table-cell table:style-name="Таблица1.B1" office:value-type="string">
            <text:p text:style-name="P7"><text:span text:style-name="T18">Показывать</text:span><text:span text:style-name="T13">, </text:span><text:span text:style-name="T18">демонстр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1)dentist</text:p>
            <text:p text:style-name="P22"/>
            <text:p text:style-name="P23">[‘dentist]</text:p>
          </table:table-cell>
          <table:table-cell table:style-name="Таблица1.B1" office:value-type="string">
            <text:p text:style-name="P11">Дантист</text:p>
          </table:table-cell>
        </table:table-row>
        <table:table-row table:style-name="Таблица1.1">
          <table:table-cell table:style-name="Таблица1.A1" office:value-type="string">
            <text:p text:style-name="P46">392)department</text:p>
            <text:p text:style-name="P22"/>
            <text:p text:style-name="P22"><text:span text:style-name="T1">[di’pa:tm</text:span><text:span text:style-name="T2">ənt]</text:span></text:p>
          </table:table-cell>
          <table:table-cell table:style-name="Таблица1.B1" office:value-type="string">
            <text:p text:style-name="P7"><text:span text:style-name="T18">Отдел</text:span><text:span text:style-name="T13">, </text:span><text:span text:style-name="T18">отделение, факульт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3)depression</text:p>
            <text:p text:style-name="P22"/>
            <text:p text:style-name="P22"><text:span text:style-name="T1">[di’pre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прессия</text:span><text:span text:style-name="T13">, </text:span><text:span text:style-name="T18">сн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4)dessert</text:p>
            <text:p text:style-name="P22"/>
            <text:p text:style-name="P22"><text:span text:style-name="T1">[di’z</text:span><text:span text:style-name="T2">ə:t]</text:span></text:p>
          </table:table-cell>
          <table:table-cell table:style-name="Таблица1.B1" office:value-type="string">
            <text:p text:style-name="P11">Десерт</text:p>
          </table:table-cell>
        </table:table-row>
        <table:table-row table:style-name="Таблица1.1">
          <table:table-cell table:style-name="Таблица1.A1" office:value-type="string">
            <text:p text:style-name="P46">395)detail</text:p>
            <text:p text:style-name="P22"/>
            <text:p text:style-name="P23">[‘di:teil]</text:p>
          </table:table-cell>
          <table:table-cell table:style-name="Таблица1.B1" office:value-type="string">
            <text:p text:style-name="P7"><text:span text:style-name="T18">Подробность</text:span><text:span text:style-name="T13">, </text:span><text:span text:style-name="T18">подробно</text:span><text:span text:style-name="T13"> </text:span><text:span text:style-name="T18">опис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6)detective</text:p>
            <text:p text:style-name="P22"/>
            <text:p text:style-name="P23">[di’tektiv]</text:p>
          </table:table-cell>
          <table:table-cell table:style-name="Таблица1.B1" office:value-type="string">
            <text:p text:style-name="P7"><text:span text:style-name="T18">Детектив</text:span><text:span text:style-name="T13">, </text:span><text:span text:style-name="T18">детекти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7)dialect</text:p>
            <text:p text:style-name="P22"/>
            <text:p text:style-name="P22"><text:span text:style-name="T1">[‘dai</text:span><text:span text:style-name="T2">əlekt]</text:span></text:p>
          </table:table-cell>
          <table:table-cell table:style-name="Таблица1.B1" office:value-type="string">
            <text:p text:style-name="P9"><text:span text:style-name="T18">Диалект</text:span><text:span text:style-name="T13">, </text:span><text:span text:style-name="T18">нареч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398)dialogue</text:p>
            <text:p text:style-name="P22"/>
            <text:p text:style-name="P22"><text:span text:style-name="T1">[‘dai</text:span><text:span text:style-name="T2">əl</text:span><text:span text:style-name="T7">ɔ</text:span><text:span text:style-name="T2">g]</text:span></text:p>
          </table:table-cell>
          <table:table-cell table:style-name="Таблица1.B1" office:value-type="string">
            <text:p text:style-name="P9"><text:span text:style-name="T18">Разговор</text:span><text:span text:style-name="T13">, </text:span><text:span text:style-name="T18">диал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9)diameter</text:p>
            <text:p text:style-name="P22"/>
            <text:p text:style-name="P22"><text:span text:style-name="T1">[dai’æmit</text:span><text:span text:style-name="T2">ə]</text:span></text:p>
          </table:table-cell>
          <table:table-cell table:style-name="Таблица1.B1" office:value-type="string">
            <text:p text:style-name="P12">Диаметр</text:p>
          </table:table-cell>
        </table:table-row>
        <table:table-row table:style-name="Таблица1.1">
          <table:table-cell table:style-name="Таблица1.A1" office:value-type="string">
            <text:p text:style-name="P47">400)diamond</text:p>
            <text:p text:style-name="P22"/>
            <text:p text:style-name="P22"><text:span text:style-name="T1">[‘dai</text:span><text:span text:style-name="T2">əmənd]</text:span></text:p>
          </table:table-cell>
          <table:table-cell table:style-name="Таблица1.B1" office:value-type="string">
            <text:p text:style-name="P9"><text:span text:style-name="T18">Алмаз</text:span><text:span text:style-name="T13">, </text:span><text:span text:style-name="T18">алмазный</text:span><text:span text:style-name="T13">, </text:span><text:span text:style-name="T18">ромб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1)dictation</text:p>
            <text:p text:style-name="P22"/>
            <text:p text:style-name="P22"><text:span text:style-name="T1">[dik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9"><text:span text:style-name="T21">Диктант</text:span><text:span text:style-name="T4">, </text:span><text:span text:style-name="T21">распо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2)diplomat</text:p>
            <text:p text:style-name="P22"/>
            <text:p text:style-name="P22"><text:span text:style-name="T1">[‘dipl</text:span><text:span text:style-name="T2">əmæt]</text:span></text:p>
          </table:table-cell>
          <table:table-cell table:style-name="Таблица1.B1" office:value-type="string">
            <text:p text:style-name="P12">Дипломат</text:p>
          </table:table-cell>
        </table:table-row>
        <table:table-row table:style-name="Таблица1.1">
          <table:table-cell table:style-name="Таблица1.A1" office:value-type="string">
            <text:p text:style-name="P46">403)director</text:p>
            <text:p text:style-name="P22"/>
            <text:p text:style-name="P22"><text:span text:style-name="T1">[di’rekt</text:span><text:span text:style-name="T2">ə</text:span><text:span text:style-name="T1">]</text:span></text:p>
          </table:table-cell>
          <table:table-cell table:style-name="Таблица1.B1" office:value-type="string">
            <text:p text:style-name="P12">Директор</text:p>
          </table:table-cell>
        </table:table-row>
        <table:table-row table:style-name="Таблица1.1">
          <table:table-cell table:style-name="Таблица1.A1" office:value-type="string">
            <text:p text:style-name="P46">404)discipline</text:p>
            <text:p text:style-name="P22"/>
            <text:p text:style-name="P23">[‘disiplin]</text:p>
          </table:table-cell>
          <table:table-cell table:style-name="Таблица1.B1" office:value-type="string">
            <text:p text:style-name="P9"><text:span text:style-name="T18">Дисциплина</text:span><text:span text:style-name="T13">, </text:span><text:span text:style-name="T18">обу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5)dislocation</text:p>
            <text:p text:style-name="P22"/>
            <text:p text:style-name="P22"><text:span text:style-name="T1">[,disl</text:span><text:span text:style-name="T2">əu’kei∫(ə)n]</text:span></text:p>
          </table:table-cell>
          <table:table-cell table:style-name="Таблица1.B1" office:value-type="string">
            <text:p text:style-name="P12">Перемещение</text:p>
          </table:table-cell>
        </table:table-row>
        <table:table-row table:style-name="Таблица1.1">
          <table:table-cell table:style-name="Таблица1.A1" office:value-type="string">
            <text:p text:style-name="P46">406)disqualification</text:p>
            <text:p text:style-name="P22"/>
            <text:p text:style-name="P22"><text:span text:style-name="T1">[dis,kw</text:span><text:span text:style-name="T7">ɔ</text:span><text:span text:style-name="T2">lifi'kei∫(ə)n]</text:span></text:p>
          </table:table-cell>
          <table:table-cell table:style-name="Таблица1.B1" office:value-type="string">
            <text:p text:style-name="P9"><text:span text:style-name="T18">Дисквалификация</text:span><text:span text:style-name="T13">, </text:span><text:span text:style-name="T18">непригод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7)dividend</text:p>
            <text:p text:style-name="P22"/>
            <text:p text:style-name="P23">[‘dividend]</text:p>
          </table:table-cell>
          <table:table-cell table:style-name="Таблица1.B1" office:value-type="string">
            <text:p text:style-name="P10"><text:span text:style-name="T18">Делимое</text:span><text:span text:style-name="T13">, </text:span><text:span text:style-name="T18">ча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08)dock</text:p>
            <text:p text:style-name="P22"/>
            <text:p text:style-name="P22"><text:span text:style-name="T1">[d</text:span><text:span text:style-name="T7">ɔ</text:span><text:span text:style-name="T2">k]</text:span></text:p>
          </table:table-cell>
          <table:table-cell table:style-name="Таблица1.B1" office:value-type="string">
            <text:p text:style-name="P13">Док</text:p>
          </table:table-cell>
        </table:table-row>
        <table:table-row table:style-name="Таблица1.1">
          <table:table-cell table:style-name="Таблица1.A1" office:value-type="string">
            <text:p text:style-name="P46">409)doctor</text:p>
            <text:p text:style-name="P22"/>
            <text:p text:style-name="P22"><text:span text:style-name="T1">[‘d</text:span><text:span text:style-name="T7">ɔ</text:span><text:span text:style-name="T1">kt</text:span><text:span text:style-name="T2">ə]</text:span></text:p>
          </table:table-cell>
          <table:table-cell table:style-name="Таблица1.B1" office:value-type="string">
            <text:p text:style-name="P13">Доктор</text:p>
          </table:table-cell>
        </table:table-row>
        <table:table-row table:style-name="Таблица1.1">
          <table:table-cell table:style-name="Таблица1.A1" office:value-type="string">
            <text:p text:style-name="P46">410)time</text:p>
            <text:p text:style-name="P22"/>
            <text:p text:style-name="P23">[taim]</text:p>
          </table:table-cell>
          <table:table-cell table:style-name="Таблица1.B1" office:value-type="string">
            <text:p text:style-name="P13">Время</text:p>
          </table:table-cell>
        </table:table-row>
        <table:table-row table:style-name="Таблица1.1">
          <table:table-cell table:style-name="Таблица1.A1" office:value-type="string">
            <text:p text:style-name="P47">411) hour</text:p>
            <text:p text:style-name="P22"/>
            <text:p text:style-name="P22"><text:span text:style-name="T1">[au</text:span><text:span text:style-name="T2">ə]</text:span></text:p>
          </table:table-cell>
          <table:table-cell table:style-name="Таблица1.B1" office:value-type="string">
            <text:p text:style-name="P13">Час</text:p>
          </table:table-cell>
        </table:table-row>
        <table:table-row table:style-name="Таблица1.1">
          <table:table-cell table:style-name="Таблица1.A1" office:value-type="string">
            <text:p text:style-name="P46">412)minute</text:p>
            <text:p text:style-name="P22"/>
            <text:p text:style-name="P23">[‘minit]</text:p>
          </table:table-cell>
          <table:table-cell table:style-name="Таблица1.B1" office:value-type="string">
            <text:p text:style-name="P13">Минута</text:p>
          </table:table-cell>
        </table:table-row>
        <table:table-row table:style-name="Таблица1.1">
          <table:table-cell table:style-name="Таблица1.A1" office:value-type="string">
            <text:p text:style-name="P46">413)morning</text:p>
            <text:p text:style-name="P22"/>
            <text:p text:style-name="P22"><text:span text:style-name="T1">[‘m</text:span><text:span text:style-name="T7">ɔ</text:span><text:span text:style-name="T2">:niŋ]</text:span></text:p>
          </table:table-cell>
          <table:table-cell table:style-name="Таблица1.B1" office:value-type="string">
            <text:p text:style-name="P13">Утро</text:p>
          </table:table-cell>
        </table:table-row>
        <table:table-row table:style-name="Таблица1.1">
          <table:table-cell table:style-name="Таблица1.A1" office:value-type="string">
            <text:p text:style-name="P46">414)day</text:p>
            <text:p text:style-name="P22"/>
            <text:p text:style-name="P23">[dei]</text:p>
          </table:table-cell>
          <table:table-cell table:style-name="Таблица1.B1" office:value-type="string">
            <text:p text:style-name="P13">День</text:p>
          </table:table-cell>
        </table:table-row>
        <table:table-row table:style-name="Таблица1.1">
          <table:table-cell table:style-name="Таблица1.A1" office:value-type="string">
            <text:p text:style-name="P46">415)evening</text:p>
            <text:p text:style-name="P22"/>
            <text:p text:style-name="P23">[‘i:vniŋ]</text:p>
          </table:table-cell>
          <table:table-cell table:style-name="Таблица1.B1" office:value-type="string">
            <text:p text:style-name="P13">Вечер, вечерний</text:p>
          </table:table-cell>
        </table:table-row>
        <table:table-row table:style-name="Таблица1.1">
          <table:table-cell table:style-name="Таблица1.A1" office:value-type="string">
            <text:p text:style-name="P47">416)night</text:p>
            <text:p text:style-name="P22"/>
            <text:p text:style-name="P23">[nait]</text:p>
          </table:table-cell>
          <table:table-cell table:style-name="Таблица1.B1" office:value-type="string">
            <text:p text:style-name="P13">Ночь</text:p>
          </table:table-cell>
        </table:table-row>
        <table:table-row table:style-name="Таблица1.1">
          <table:table-cell table:style-name="Таблица1.A1" office:value-type="string">
            <text:p text:style-name="P47">417)week</text:p>
            <text:p text:style-name="P22"/>
            <text:p text:style-name="P23">[wi:k]</text:p>
          </table:table-cell>
          <table:table-cell table:style-name="Таблица1.B1" office:value-type="string">
            <text:p text:style-name="P13">Недел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18)weekday</text:p>
            <text:p text:style-name="P22"/>
            <text:p text:style-name="P22"><text:span text:style-name="T1">[</text:span><text:span text:style-name="T11">'</text:span><text:span text:style-name="T1">wi:kdei]</text:span></text:p>
          </table:table-cell>
          <table:table-cell table:style-name="Таблица1.B1" office:value-type="string">
            <text:p text:style-name="P10"><text:span text:style-name="T18">Будний</text:span><text:span text:style-name="T13"> </text:span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19)day off</text:p>
            <text:p text:style-name="P22"/>
            <text:p text:style-name="P22"><text:span text:style-name="T1">[dei] [</text:span><text:span text:style-name="T7">ɔ</text:span><text:span text:style-name="T1">f]</text:span></text:p>
          </table:table-cell>
          <table:table-cell table:style-name="Таблица1.B1" office:value-type="string">
            <text:p text:style-name="P13">Выходной</text:p>
          </table:table-cell>
        </table:table-row>
        <table:table-row table:style-name="Таблица1.1">
          <table:table-cell table:style-name="Таблица1.A1" office:value-type="string">
            <text:p text:style-name="P46">420)season</text:p>
            <text:p text:style-name="P22"/>
            <text:p text:style-name="P23">[si:zn]</text:p>
          </table:table-cell>
          <table:table-cell table:style-name="Таблица1.B1" office:value-type="string">
            <text:p text:style-name="P10"><text:span text:style-name="T18">Сезон, сезонный</text:span><text:span text:style-name="T13">, </text:span><text:span text:style-name="T18">время</text:span><text:span text:style-name="T13"> </text:span><text:span text:style-name="T18">года, время, пери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1)year</text:p>
            <text:p text:style-name="P22"/>
            <text:p text:style-name="P22"><text:span text:style-name="T1">[j</text:span><text:span text:style-name="T2">ə:]</text:span></text:p>
          </table:table-cell>
          <table:table-cell table:style-name="Таблица1.B1" office:value-type="string">
            <text:p text:style-name="P16">Год</text:p>
          </table:table-cell>
        </table:table-row>
        <table:table-row table:style-name="Таблица1.1">
          <table:table-cell table:style-name="Таблица1.A1" office:value-type="string">
            <text:p text:style-name="P46">422)yesterday</text:p>
            <text:p text:style-name="P22"/>
            <text:p text:style-name="P22"><text:span text:style-name="T1">[‘jest</text:span><text:span text:style-name="T2">ədi]</text:span></text:p>
          </table:table-cell>
          <table:table-cell table:style-name="Таблица1.B1" office:value-type="string">
            <text:p text:style-name="P13">Вчера</text:p>
          </table:table-cell>
        </table:table-row>
        <table:table-row table:style-name="Таблица1.1">
          <table:table-cell table:style-name="Таблица1.A1" office:value-type="string">
            <text:p text:style-name="P46">423)today</text:p>
            <text:p text:style-name="P22"/>
            <text:p text:style-name="P22"><text:span text:style-name="T1">[t</text:span><text:span text:style-name="T2">ə’dei]</text:span></text:p>
          </table:table-cell>
          <table:table-cell table:style-name="Таблица1.B1" office:value-type="string">
            <text:p text:style-name="P13">Сегодня</text:p>
          </table:table-cell>
        </table:table-row>
        <table:table-row table:style-name="Таблица1.1">
          <table:table-cell table:style-name="Таблица1.A1" office:value-type="string">
            <text:p text:style-name="P46">424)tomorrow</text:p>
            <text:p text:style-name="P22"/>
            <text:p text:style-name="P22"><text:span text:style-name="T1">[t</text:span><text:span text:style-name="T2">ə’m</text:span><text:span text:style-name="T7">ɔ</text:span><text:span text:style-name="T2">rəu]</text:span></text:p>
          </table:table-cell>
          <table:table-cell table:style-name="Таблица1.B1" office:value-type="string">
            <text:p text:style-name="P16">Завтра</text:p>
          </table:table-cell>
        </table:table-row>
        <table:table-row table:style-name="Таблица1.1">
          <table:table-cell table:style-name="Таблица1.A1" office:value-type="string">
            <text:p text:style-name="P46">425)country</text:p>
            <text:p text:style-name="P22"/>
            <text:p text:style-name="P22"><text:span text:style-name="T1">[‘k</text:span><text:span text:style-name="T7">ʌ</text:span><text:span text:style-name="T2">ntri]</text:span></text:p>
          </table:table-cell>
          <table:table-cell table:style-name="Таблица1.B1" office:value-type="string">
            <text:p text:style-name="P13">Страна</text:p>
          </table:table-cell>
        </table:table-row>
        <table:table-row table:style-name="Таблица1.1">
          <table:table-cell table:style-name="Таблица1.A1" office:value-type="string">
            <text:p text:style-name="P46">426)border</text:p>
            <text:p text:style-name="P22"/>
            <text:p text:style-name="P22"><text:span text:style-name="T1">[‘b</text:span><text:span text:style-name="T7">ɔ</text:span><text:span text:style-name="T2">:də]</text:span></text:p>
          </table:table-cell>
          <table:table-cell table:style-name="Таблица1.B1" office:value-type="string">
            <text:p text:style-name="P13">Граница</text:p>
          </table:table-cell>
        </table:table-row>
        <table:table-row table:style-name="Таблица1.1">
          <table:table-cell table:style-name="Таблица1.A1" office:value-type="string">
            <text:p text:style-name="P47">427)embassy</text:p>
            <text:p text:style-name="P22"/>
            <text:p text:style-name="P22"><text:span text:style-name="T1">[‘emb</text:span><text:span text:style-name="T2">əsi]</text:span></text:p>
          </table:table-cell>
          <table:table-cell table:style-name="Таблица1.B1" office:value-type="string">
            <text:p text:style-name="P16">Посольст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28)city</text:p>
            <text:p text:style-name="P22"/>
            <text:p text:style-name="P23">[‘siti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большо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9)town</text:p>
            <text:p text:style-name="P22"/>
            <text:p text:style-name="P23">[taun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маленьки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430)village</text:p>
            <text:p text:style-name="P22"/>
            <text:p text:style-name="P22"><text:span text:style-name="T1">[‘vil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Деревня</text:p>
          </table:table-cell>
        </table:table-row>
        <table:table-row table:style-name="Таблица1.1">
          <table:table-cell table:style-name="Таблица1.A1" office:value-type="string">
            <text:p text:style-name="P46">431)street</text:p>
            <text:p text:style-name="P22"/>
            <text:p text:style-name="P23">[stri:t]</text:p>
          </table:table-cell>
          <table:table-cell table:style-name="Таблица1.B1" office:value-type="string">
            <text:p text:style-name="P13">Улица</text:p>
          </table:table-cell>
        </table:table-row>
        <table:table-row table:style-name="Таблица1.1">
          <table:table-cell table:style-name="Таблица1.A1" office:value-type="string">
            <text:p text:style-name="P46">432)square</text:p>
            <text:p text:style-name="P22"/>
            <text:p text:style-name="P22"><text:span text:style-name="T1">[skw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лощадь, сквер, квадрат</text:p>
          </table:table-cell>
        </table:table-row>
        <table:table-row table:style-name="Таблица1.1">
          <table:table-cell table:style-name="Таблица1.A1" office:value-type="string">
            <text:p text:style-name="P46">433)park</text:p>
            <text:p text:style-name="P22"/>
            <text:p text:style-name="P23">[pa:k]</text:p>
          </table:table-cell>
          <table:table-cell table:style-name="Таблица1.B1" office:value-type="string">
            <text:p text:style-name="P13">Парк</text:p>
          </table:table-cell>
        </table:table-row>
        <table:table-row table:style-name="Таблица1.1">
          <table:table-cell table:style-name="Таблица1.A1" office:value-type="string">
            <text:p text:style-name="P46">435)highway</text:p>
            <text:p text:style-name="P22"/>
            <text:p text:style-name="P23">[‘haiwei]</text:p>
          </table:table-cell>
          <table:table-cell table:style-name="Таблица1.B1" office:value-type="string">
            <text:p text:style-name="P14">Шоссе</text:p>
          </table:table-cell>
        </table:table-row>
        <table:table-row table:style-name="Таблица1.1">
          <table:table-cell table:style-name="Таблица1.A1" office:value-type="string">
            <text:p text:style-name="P46">436)road</text:p>
            <text:p text:style-name="P22"/>
            <text:p text:style-name="P22"><text:span text:style-name="T1">[r</text:span><text:span text:style-name="T2">əud]</text:span></text:p>
          </table:table-cell>
          <table:table-cell table:style-name="Таблица1.B1" office:value-type="string">
            <text:p text:style-name="P13">Дорога</text:p>
          </table:table-cell>
        </table:table-row>
        <table:table-row table:style-name="Таблица1.1">
          <table:table-cell table:style-name="Таблица1.A1" office:value-type="string">
            <text:p text:style-name="P46">437)traffic</text:p>
            <text:p text:style-name="P22"/>
            <text:p text:style-name="P23">[‘træfik]</text:p>
          </table:table-cell>
          <table:table-cell table:style-name="Таблица1.B1" office:value-type="string">
            <text:p text:style-name="P10"><text:span text:style-name="T18">Дорожное</text:span><text:span text:style-name="T13"> </text:span><text:span text:style-name="T18">дв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38)traffic light</text:p>
            <text:p text:style-name="P22"/>
            <text:p text:style-name="P23">[‘træfiklait]</text:p>
          </table:table-cell>
          <table:table-cell table:style-name="Таблица1.B1" office:value-type="string">
            <text:p text:style-name="P13">Светофор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39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Знак</text:p>
          </table:table-cell>
        </table:table-row>
        <table:table-row table:style-name="Таблица1.1">
          <table:table-cell table:style-name="Таблица1.A1" office:value-type="string">
            <text:p text:style-name="P46">440)crossing</text:p>
            <text:p text:style-name="P22"/>
            <text:p text:style-name="P22"><text:span text:style-name="T1">[‘kr</text:span><text:span text:style-name="T7">ɔ</text:span><text:span text:style-name="T2">siŋ]</text:span></text:p>
          </table:table-cell>
          <table:table-cell table:style-name="Таблица1.B1" office:value-type="string">
            <text:p text:style-name="P13">Перекрёсток</text:p>
          </table:table-cell>
        </table:table-row>
        <table:table-row table:style-name="Таблица1.1">
          <table:table-cell table:style-name="Таблица1.A1" office:value-type="string">
            <text:p text:style-name="P46">441)corner</text:p>
            <text:p text:style-name="P22"/>
            <text:p text:style-name="P22"><text:span text:style-name="T1">[‘k</text:span><text:span text:style-name="T7">ɔ</text:span><text:span text:style-name="T2">:nə]</text:span></text:p>
          </table:table-cell>
          <table:table-cell table:style-name="Таблица1.B1" office:value-type="string">
            <text:p text:style-name="P13">Угол, уголок</text:p>
          </table:table-cell>
        </table:table-row>
        <table:table-row table:style-name="Таблица1.1">
          <table:table-cell table:style-name="Таблица1.A1" office:value-type="string">
            <text:p text:style-name="P47">442)lane</text:p>
            <text:p text:style-name="P22"/>
            <text:p text:style-name="P23">[lein]</text:p>
          </table:table-cell>
          <table:table-cell table:style-name="Таблица1.B1" office:value-type="string">
            <text:p text:style-name="P13">Переулок</text:p>
          </table:table-cell>
        </table:table-row>
        <table:table-row table:style-name="Таблица1.1">
          <table:table-cell table:style-name="Таблица1.A1" office:value-type="string">
            <text:p text:style-name="P46">443)month</text:p>
            <text:p text:style-name="P22"/>
            <text:p text:style-name="P22"><text:span text:style-name="T1">[m</text:span><text:span text:style-name="T7">ʌ</text:span><text:span text:style-name="T2">nθ]</text:span></text:p>
          </table:table-cell>
          <table:table-cell table:style-name="Таблица1.B1" office:value-type="string">
            <text:p text:style-name="P13">Месяц</text:p>
          </table:table-cell>
        </table:table-row>
        <table:table-row table:style-name="Таблица1.1">
          <table:table-cell table:style-name="Таблица1.A1" office:value-type="string">
            <text:p text:style-name="P46">444)pavement</text:p>
            <text:p text:style-name="P22"/>
            <text:p text:style-name="P22"><text:span text:style-name="T1">[‘peivm</text:span><text:span text:style-name="T2">ənt]</text:span></text:p>
          </table:table-cell>
          <table:table-cell table:style-name="Таблица1.B1" office:value-type="string">
            <text:p text:style-name="P13">Тротуар</text:p>
          </table:table-cell>
        </table:table-row>
        <table:table-row table:style-name="Таблица1.1">
          <table:table-cell table:style-name="Таблица1.A1" office:value-type="string">
            <text:p text:style-name="P46">445)advertisement</text:p>
            <text:p text:style-name="P22"/>
            <text:p text:style-name="P22"><text:span text:style-name="T1">[</text:span><text:span text:style-name="T2">əd’və:tismənt]</text:span></text:p>
          </table:table-cell>
          <table:table-cell table:style-name="Таблица1.B1" office:value-type="string">
            <text:p text:style-name="P13">Реклама</text:p>
          </table:table-cell>
        </table:table-row>
        <table:table-row table:style-name="Таблица1.1">
          <table:table-cell table:style-name="Таблица1.A1" office:value-type="string">
            <text:p text:style-name="P46">446)bike</text:p>
            <text:p text:style-name="P22"/>
            <text:p text:style-name="P23">[baik]</text:p>
          </table:table-cell>
          <table:table-cell table:style-name="Таблица1.B1" office:value-type="string">
            <text:p text:style-name="P13">Мотоцикл</text:p>
          </table:table-cell>
        </table:table-row>
        <table:table-row table:style-name="Таблица1.1">
          <table:table-cell table:style-name="Таблица1.A1" office:value-type="string">
            <text:p text:style-name="P46">447)bicycle</text:p>
            <text:p text:style-name="P22"/>
            <text:p text:style-name="P23">[‘baisikl]</text:p>
          </table:table-cell>
          <table:table-cell table:style-name="Таблица1.B1" office:value-type="string">
            <text:p text:style-name="P13">Велосипед</text:p>
          </table:table-cell>
        </table:table-row>
        <table:table-row table:style-name="Таблица1.1">
          <table:table-cell table:style-name="Таблица1.A1" office:value-type="string">
            <text:p text:style-name="P46">448)bus</text:p>
            <text:p text:style-name="P22"/>
            <text:p text:style-name="P22"><text:span text:style-name="T1">[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Автобус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49)trolleybus</text:p>
            <text:p text:style-name="P22"/>
            <text:p text:style-name="P22"><text:span text:style-name="T1">[‘tr</text:span><text:span text:style-name="T7">ɔ</text:span><text:span text:style-name="T2">li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Троллейбус</text:p>
          </table:table-cell>
        </table:table-row>
        <table:table-row table:style-name="Таблица1.1">
          <table:table-cell table:style-name="Таблица1.A1" office:value-type="string">
            <text:p text:style-name="P46">450)tram</text:p>
            <text:p text:style-name="P22"/>
            <text:p text:style-name="P23">[træm]</text:p>
          </table:table-cell>
          <table:table-cell table:style-name="Таблица1.B1" office:value-type="string">
            <text:p text:style-name="P13">Трамвай</text:p>
          </table:table-cell>
        </table:table-row>
        <table:table-row table:style-name="Таблица1.1">
          <table:table-cell table:style-name="Таблица1.A1" office:value-type="string">
            <text:p text:style-name="P46">451)truck</text:p>
            <text:p text:style-name="P22"/>
            <text:p text:style-name="P22"><text:span text:style-name="T1">[tr</text:span><text:span text:style-name="T7">ʌ</text:span><text:span text:style-name="T2">k]</text:span></text:p>
          </table:table-cell>
          <table:table-cell table:style-name="Таблица1.B1" office:value-type="string">
            <text:p text:style-name="P13">Грузов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52)</text:span><text:span text:style-name="T1">petrol</text:span></text:p>
            <text:p text:style-name="P22"/>
            <text:p text:style-name="P22"><text:span text:style-name="T1">[‘petr(</text:span><text:span text:style-name="T2">ə)l]</text:span></text:p>
          </table:table-cell>
          <table:table-cell table:style-name="Таблица1.B1" office:value-type="string">
            <text:p text:style-name="P13">Бензин</text:p>
          </table:table-cell>
        </table:table-row>
        <table:table-row table:style-name="Таблица1.1">
          <table:table-cell table:style-name="Таблица1.A1" office:value-type="string">
            <text:p text:style-name="P46">453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ка</text:p>
          </table:table-cell>
        </table:table-row>
        <table:table-row table:style-name="Таблица1.1">
          <table:table-cell table:style-name="Таблица1.A1" office:value-type="string">
            <text:p text:style-name="P46">454)subway</text:p>
            <text:p text:style-name="P22"/>
            <text:p text:style-name="P22"><text:span text:style-name="T1">[s</text:span><text:span text:style-name="T7">ʌ</text:span><text:span text:style-name="T2">bwei]</text:span>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5)tube</text:p>
            <text:p text:style-name="P22"/>
            <text:p text:style-name="P23">[tju:b]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6)train</text:p>
            <text:p text:style-name="P22"/>
            <text:p text:style-name="P23">[trein]</text:p>
          </table:table-cell>
          <table:table-cell table:style-name="Таблица1.B1" office:value-type="string">
            <text:p text:style-name="P13">Поезд</text:p>
          </table:table-cell>
        </table:table-row>
        <table:table-row table:style-name="Таблица1.1">
          <table:table-cell table:style-name="Таблица1.A1" office:value-type="string">
            <text:p text:style-name="P46">457)car</text:p>
            <text:p text:style-name="P22"/>
            <text:p text:style-name="P23">[ca:]</text:p>
          </table:table-cell>
          <table:table-cell table:style-name="Таблица1.B1" office:value-type="string">
            <text:p text:style-name="P13">Вагон</text:p>
          </table:table-cell>
        </table:table-row>
        <table:table-row table:style-name="Таблица1.1">
          <table:table-cell table:style-name="Таблица1.A1" office:value-type="string">
            <text:p text:style-name="P46">458)berth</text:p>
            <text:p text:style-name="P22"/>
            <text:p text:style-name="P22"><text:span text:style-name="T1">[b</text:span><text:span text:style-name="T2">ə:</text:span><text:span text:style-name="T1">θ]</text:span></text:p>
          </table:table-cell>
          <table:table-cell table:style-name="Таблица1.B1" office:value-type="string">
            <text:p text:style-name="P13">Пол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59)plane</text:p>
            <text:p text:style-name="P35"/>
            <text:p text:style-name="P36">[plein]</text:p>
          </table:table-cell>
          <table:table-cell table:style-name="Таблица1.B1" office:value-type="string">
            <text:p text:style-name="P13">Самолёт</text:p>
          </table:table-cell>
        </table:table-row>
        <table:table-row table:style-name="Таблица1.1">
          <table:table-cell table:style-name="Таблица1.A1" office:value-type="string">
            <text:p text:style-name="P47">460)ship</text:p>
            <text:p text:style-name="P22"/>
            <text:p text:style-name="P23">[∫ip]</text:p>
          </table:table-cell>
          <table:table-cell table:style-name="Таблица1.B1" office:value-type="string">
            <text:p text:style-name="P13">Судно</text:p>
          </table:table-cell>
        </table:table-row>
        <table:table-row table:style-name="Таблица1.1">
          <table:table-cell table:style-name="Таблица1.A1" office:value-type="string">
            <text:p text:style-name="P46">461)journey</text:p>
            <text:p text:style-name="P22"/>
            <text:p text:style-name="P22"><text:span text:style-name="T1">[</text:span><text:span text:style-name="T7">ʤ</text:span><text:span text:style-name="T4">ə</text:span><text:span text:style-name="T2">:ni]</text:span>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2)trip</text:p>
            <text:p text:style-name="P22"/>
            <text:p text:style-name="P23">[trip]</text:p>
          </table:table-cell>
          <table:table-cell table:style-name="Таблица1.B1" office:value-type="string">
            <text:p text:style-name="P13">Путешествие, <text:span text:style-name="T38">перемещение, отклю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3) go on foot</text:p>
            <text:p text:style-name="P22"/>
            <text:p text:style-name="P22"><text:span text:style-name="T1">[g</text:span><text:span text:style-name="T2">əu] [</text:span><text:span text:style-name="T7">ɔ</text:span><text:span text:style-name="T2">n] [fu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еш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4) go straight</text:p>
            <text:p text:style-name="P22"/>
            <text:p text:style-name="P22"><text:span text:style-name="T1">[g</text:span><text:span text:style-name="T2">ə</text:span><text:span text:style-name="T1">u] [strei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рям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5)cross</text:p>
            <text:p text:style-name="P22"/>
            <text:p text:style-name="P22"><text:span text:style-name="T1">[kr</text:span><text:span text:style-name="T7">ɔ</text:span><text:span text:style-name="T1">s]</text:span></text:p>
          </table:table-cell>
          <table:table-cell table:style-name="Таблица1.B1" office:value-type="string">
            <text:p text:style-name="P16">Переходить</text:p>
          </table:table-cell>
        </table:table-row>
        <table:table-row table:style-name="Таблица1.1">
          <table:table-cell table:style-name="Таблица1.A1" office:value-type="string">
            <text:p text:style-name="P46">466)turn right</text:p>
            <text:p text:style-name="P22"/>
            <text:p text:style-name="P22"><text:span text:style-name="T1">[t</text:span><text:span text:style-name="T2">ə</text:span><text:span text:style-name="T1">:n] [rai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пра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7)turn left</text:p>
            <text:p text:style-name="P22"/>
            <text:p text:style-name="P22"><text:span text:style-name="T1">[t</text:span><text:span text:style-name="T2">ə</text:span><text:span text:style-name="T1">:n] [lef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ле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8)turn back</text:p>
            <text:p text:style-name="P22"/>
            <text:p text:style-name="P22"><text:span text:style-name="T1">[t</text:span><text:span text:style-name="T2">ə</text:span><text:span text:style-name="T1">:n] [bæk]</text:span></text:p>
          </table:table-cell>
          <table:table-cell table:style-name="Таблица1.B1" office:value-type="string">
            <text:p text:style-name="P10"><text:span text:style-name="T21">Повернуть</text:span><text:span text:style-name="T11"> </text:span><text:span text:style-name="T18">наза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69)drive</text:p>
            <text:p text:style-name="P22"/>
            <text:p text:style-name="P23">[draiv]</text:p>
          </table:table-cell>
          <table:table-cell table:style-name="Таблица1.B1" office:value-type="string">
            <text:p text:style-name="P10"><text:span text:style-name="T21">Вести</text:span><text:span text:style-name="T4"> </text:span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70)t</text:span><text:span text:style-name="T1">ake</text:span><text:span text:style-name="T11"> a bus</text:span></text:p>
            <text:p text:style-name="P22"/>
            <text:p text:style-name="P23">[teik]</text:p>
          </table:table-cell>
          <table:table-cell table:style-name="Таблица1.B1" office:value-type="string">
            <text:p text:style-name="P10"><text:span text:style-name="T18">Сесть</text:span><text:span text:style-name="T13"> (</text:span><text:span text:style-name="T18">в</text:span><text:span text:style-name="T13"> </text:span><text:span text:style-name="T18">автобус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1)get on a bus</text:p>
            <text:p text:style-name="P22"/>
            <text:p text:style-name="P22"><text:span text:style-name="T1">[get</text:span><text:span text:style-name="T7">ɔ</text:span><text:span text:style-name="T2">n]</text:span></text:p>
          </table:table-cell>
          <table:table-cell table:style-name="Таблица1.B1" office:value-type="string">
            <text:p text:style-name="P10"><text:span text:style-name="T18">Сесть</text:span><text:span text:style-name="T13"> </text:span><text:span text:style-name="T18">в</text:span><text:span text:style-name="T13"> </text:span><text:span text:style-name="T18">авто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2)ticket</text:p>
            <text:p text:style-name="P22"/>
            <text:p text:style-name="P23">[‘tikit]</text:p>
          </table:table-cell>
          <table:table-cell table:style-name="Таблица1.B1" office:value-type="string">
            <text:p text:style-name="P13">Билет</text:p>
          </table:table-cell>
        </table:table-row>
        <table:table-row table:style-name="Таблица1.1">
          <table:table-cell table:style-name="Таблица1.A1" office:value-type="string">
            <text:p text:style-name="P46">473)seat</text:p>
            <text:p text:style-name="P22"/>
            <text:p text:style-name="P23">[si:t]</text:p>
          </table:table-cell>
          <table:table-cell table:style-name="Таблица1.B1" office:value-type="string">
            <text:p text:style-name="P13">Место</text:p>
          </table:table-cell>
        </table:table-row>
        <table:table-row table:style-name="Таблица1.1">
          <table:table-cell table:style-name="Таблица1.A1" office:value-type="string">
            <text:p text:style-name="P46">474)take a seat</text:p>
            <text:p text:style-name="P22"/>
            <text:p text:style-name="P23">[teik] [si:t]</text:p>
          </table:table-cell>
          <table:table-cell table:style-name="Таблица1.B1" office:value-type="string">
            <text:p text:style-name="P13">Сесть</text:p>
          </table:table-cell>
        </table:table-row>
        <table:table-row table:style-name="Таблица1.1">
          <table:table-cell table:style-name="Таблица1.A1" office:value-type="string">
            <text:p text:style-name="P46">475)free a seat</text:p>
            <text:p text:style-name="P22"/>
            <text:p text:style-name="P23">[fri:] [si:t]</text:p>
          </table:table-cell>
          <table:table-cell table:style-name="Таблица1.B1" office:value-type="string">
            <text:p text:style-name="P10"><text:span text:style-name="T18">Освободить</text:span><text:span text:style-name="T13"> </text:span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6)get off</text:p>
            <text:p text:style-name="P22"/>
            <text:p text:style-name="P22"><text:span text:style-name="T1">[get] [</text:span><text:span text:style-name="T7">ɔ</text:span><text:span text:style-name="T2">f]</text:span></text:p>
          </table:table-cell>
          <table:table-cell table:style-name="Таблица1.B1" office:value-type="string">
            <text:p text:style-name="P13">Сойти</text:p>
          </table:table-cell>
        </table:table-row>
        <table:table-row table:style-name="Таблица1.1">
          <table:table-cell table:style-name="Таблица1.A1" office:value-type="string">
            <text:p text:style-name="P46">477)change</text:p>
            <text:p text:style-name="P22"/>
            <text:p text:style-name="P22"><text:span text:style-name="T1">[</text:span><text:span text:style-name="T2">t∫ein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Делать</text:span><text:span text:style-name="T13"> </text:span><text:span text:style-name="T18">пересадк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8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79)jam</text:p>
            <text:p text:style-name="P22"/>
            <text:p text:style-name="P22"><text:span text:style-name="T1">[</text:span><text:span text:style-name="T7">ʤ</text:span><text:span text:style-name="T2">æm]</text:span></text:p>
          </table:table-cell>
          <table:table-cell table:style-name="Таблица1.B1" office:value-type="string">
            <text:p text:style-name="P10"><text:span text:style-name="T11">«</text:span><text:span text:style-name="T18">Пробка</text:span><text:span text:style-name="T13">», </text:span><text:span text:style-name="T18">з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0)airport</text:p>
            <text:p text:style-name="P22"/>
            <text:p text:style-name="P22"><text:span text:style-name="T1">[‘</text:span><text:span text:style-name="T7">ɛ</text:span><text:span text:style-name="T4">ə</text:span><text:span text:style-name="T2">p</text:span><text:span text:style-name="T7">ɔ</text:span><text:span text:style-name="T2">:t]</text:span></text:p>
          </table:table-cell>
          <table:table-cell table:style-name="Таблица1.B1" office:value-type="string">
            <text:p text:style-name="P13">Аэропорт</text:p>
          </table:table-cell>
        </table:table-row>
        <table:table-row table:style-name="Таблица1.1">
          <table:table-cell table:style-name="Таблица1.A1" office:value-type="string">
            <text:p text:style-name="P46">481)entrance</text:p>
            <text:p text:style-name="P22"/>
            <text:p text:style-name="P22"><text:span text:style-name="T1">[‘entr(</text:span><text:span text:style-name="T2">ə)ns]</text:span>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482)exit</text:p>
            <text:p text:style-name="P22"/>
            <text:p text:style-name="P23">[‘eksi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6">483)schedule</text:p>
            <text:p text:style-name="P22"/>
            <text:p text:style-name="P23">[‘∫edju:l]</text:p>
          </table:table-cell>
          <table:table-cell table:style-name="Таблица1.B1" office:value-type="string">
            <text:p text:style-name="P16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4)timetable</text:p>
            <text:p text:style-name="P22"/>
            <text:p text:style-name="P23">[‘taim,teibl]</text:p>
          </table:table-cell>
          <table:table-cell table:style-name="Таблица1.B1" office:value-type="string">
            <text:p text:style-name="P13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5)check in</text:p>
            <text:p text:style-name="P22"/>
            <text:p text:style-name="P23">[‘t∫ek’in]</text:p>
          </table:table-cell>
          <table:table-cell table:style-name="Таблица1.B1" office:value-type="string">
            <text:p text:style-name="P13">Регистрация</text:p>
          </table:table-cell>
        </table:table-row>
        <table:table-row table:style-name="Таблица1.1">
          <table:table-cell table:style-name="Таблица1.A1" office:value-type="string">
            <text:p text:style-name="P46">486)waiting room</text:p>
            <text:p text:style-name="P22"/>
            <text:p text:style-name="P23">[‘weitiŋ][ru:m]</text:p>
          </table:table-cell>
          <table:table-cell table:style-name="Таблица1.B1" office:value-type="string">
            <text:p text:style-name="P10"><text:span text:style-name="T18">Комната</text:span><text:span text:style-name="T13"> </text:span><text:span text:style-name="T18">ожид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7)boarding</text:p>
            <text:p text:style-name="P22"/>
            <text:p text:style-name="P22"><text:span text:style-name="T1">[‘b</text:span><text:span text:style-name="T7">ɔ</text:span><text:span text:style-name="T2">:diŋ]</text:span></text:p>
          </table:table-cell>
          <table:table-cell table:style-name="Таблица1.B1" office:value-type="string">
            <text:p text:style-name="P13">Посадка</text:p>
          </table:table-cell>
        </table:table-row>
        <table:table-row table:style-name="Таблица1.1">
          <table:table-cell table:style-name="Таблица1.A1" office:value-type="string">
            <text:p text:style-name="P46">488)departure</text:p>
            <text:p text:style-name="P22"/>
            <text:p text:style-name="P22"><text:span text:style-name="T1">[di’pa:t∫</text:span><text:span text:style-name="T7">ɔ</text:span><text:span text:style-name="T2">]</text:span></text:p>
          </table:table-cell>
          <table:table-cell table:style-name="Таблица1.B1" office:value-type="string">
            <text:p text:style-name="P10"><text:span text:style-name="T18">Вылет</text:span><text:span text:style-name="T13">, </text:span><text:span text:style-name="T18">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89)flight</text:p>
            <text:p text:style-name="P22"/>
            <text:p text:style-name="P23">[flait]</text:p>
          </table:table-cell>
          <table:table-cell table:style-name="Таблица1.B1" office:value-type="string">
            <text:p text:style-name="P13">Полёт</text:p>
          </table:table-cell>
        </table:table-row>
        <table:table-row table:style-name="Таблица1.1">
          <table:table-cell table:style-name="Таблица1.A1" office:value-type="string">
            <text:p text:style-name="P47">490)landing</text:p>
            <text:p text:style-name="P22"/>
            <text:p text:style-name="P23">[‘lændiŋ]</text:p>
          </table:table-cell>
          <table:table-cell table:style-name="Таблица1.B1" office:value-type="string">
            <text:p text:style-name="P13">Приземл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91)air</text:span><text:span text:style-name="T1"> </text:span><text:span text:style-name="T11">hostess</text:span></text:p>
            <text:p text:style-name="P22"/>
            <text:p text:style-name="P22"><text:span text:style-name="T1">[‘e</text:span><text:span text:style-name="T2">əhəustis]</text:span></text:p>
          </table:table-cell>
          <table:table-cell table:style-name="Таблица1.B1" office:value-type="string">
            <text:p text:style-name="P13">Стюардесса</text:p>
          </table:table-cell>
        </table:table-row>
        <table:table-row table:style-name="Таблица1.1">
          <table:table-cell table:style-name="Таблица1.A1" office:value-type="string">
            <text:p text:style-name="P47">492)passenger</text:p>
            <text:p text:style-name="P22"/>
            <text:p text:style-name="P22"><text:span text:style-name="T1">[‘p</text:span><text:span text:style-name="T11">æ</text:span><text:span text:style-name="T1">sin</text:span><text:span text:style-name="T7">ʤ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ассажир</text:p>
          </table:table-cell>
        </table:table-row>
        <table:table-row table:style-name="Таблица1.1">
          <table:table-cell table:style-name="Таблица1.A1" office:value-type="string">
            <text:p text:style-name="P46">493)railway</text:p>
            <text:p text:style-name="P22"/>
            <text:p text:style-name="P23">[‘reilwei]</text:p>
          </table:table-cell>
          <table:table-cell table:style-name="Таблица1.B1" office:value-type="string">
            <text:p text:style-name="P10"><text:span text:style-name="T18">Железная</text:span><text:span text:style-name="T13"> </text:span><text:span text:style-name="T18">дорога, железнодорожный </text:span></text:p>
          </table:table-cell>
        </table:table-row>
        <table:table-row table:style-name="Таблица1.1">
          <table:table-cell table:style-name="Таблица1.A1" office:value-type="string">
            <text:p text:style-name="P46">494)arrival</text:p>
            <text:p text:style-name="P22"/>
            <text:p text:style-name="P22"><text:span text:style-name="T1">[</text:span><text:span text:style-name="T2">ə’raiv(ə)l]</text:span></text:p>
          </table:table-cell>
          <table:table-cell table:style-name="Таблица1.B1" office:value-type="string">
            <text:p text:style-name="P13">Прибытие</text:p>
          </table:table-cell>
        </table:table-row>
        <table:table-row table:style-name="Таблица1.1">
          <table:table-cell table:style-name="Таблица1.A1" office:value-type="string">
            <text:p text:style-name="P46">495)platform</text:p>
            <text:p text:style-name="P22"/>
            <text:p text:style-name="P22"><text:span text:style-name="T1">[plætf</text:span><text:span text:style-name="T7">ɔ</text:span><text:span text:style-name="T1">:m]</text:span></text:p>
          </table:table-cell>
          <table:table-cell table:style-name="Таблица1.B1" office:value-type="string">
            <text:p text:style-name="P13">Платформа</text:p>
          </table:table-cell>
        </table:table-row>
        <table:table-row table:style-name="Таблица1.1">
          <table:table-cell table:style-name="Таблица1.A1" office:value-type="string">
            <text:p text:style-name="P46">496)track</text:p>
            <text:p text:style-name="P22"/>
            <text:p text:style-name="P23">[træk]</text:p>
          </table:table-cell>
          <table:table-cell table:style-name="Таблица1.B1" office:value-type="string">
            <text:p text:style-name="P13">Путь</text:p>
          </table:table-cell>
        </table:table-row>
        <table:table-row table:style-name="Таблица1.1">
          <table:table-cell table:style-name="Таблица1.A1" office:value-type="string">
            <text:p text:style-name="P47">497)customs</text:p>
            <text:p text:style-name="P22"/>
            <text:p text:style-name="P22"><text:span text:style-name="T1">[‘k</text:span><text:span text:style-name="T7">ʌ</text:span><text:span text:style-name="T2">stəmz]</text:span></text:p>
          </table:table-cell>
          <table:table-cell table:style-name="Таблица1.B1" office:value-type="string">
            <text:p text:style-name="P13">Таможня</text:p>
          </table:table-cell>
        </table:table-row>
        <table:table-row table:style-name="Таблица1.1">
          <table:table-cell table:style-name="Таблица1.A1" office:value-type="string">
            <text:p text:style-name="P47">498)storage</text:p>
            <text:p text:style-name="P22"/>
            <text:p text:style-name="P22"><text:span text:style-name="T1">[‘st</text:span><text:span text:style-name="T7">ɔ</text:span><text:span text:style-name="T1">:ri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Камера</text:span><text:span text:style-name="T13"> </text:span><text:span text:style-name="T18">хран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99)baggage</text:p>
            <text:p text:style-name="P22"/>
            <text:p text:style-name="P22"><text:span text:style-name="T1">[‘bæg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Багаж</text:p>
          </table:table-cell>
        </table:table-row>
        <table:table-row table:style-name="Таблица1.1">
          <table:table-cell table:style-name="Таблица1.A1" office:value-type="string">
            <text:p text:style-name="P46">500)suitcase</text:p>
            <text:p text:style-name="P22"/>
            <text:p text:style-name="P23">[‘sju:tkeis]</text:p>
          </table:table-cell>
          <table:table-cell table:style-name="Таблица1.B1" office:value-type="string">
            <text:p text:style-name="P13">Чемодан</text:p>
          </table:table-cell>
        </table:table-row>
        <table:table-row table:style-name="Таблица1.1">
          <table:table-cell table:style-name="Таблица1.A1" office:value-type="string">
            <text:p text:style-name="P46">501)briefcase</text:p>
            <text:p text:style-name="P22"/>
            <text:p text:style-name="P23">[‘bri:fkeis]</text:p>
          </table:table-cell>
          <table:table-cell table:style-name="Таблица1.B1" office:value-type="string">
            <text:p text:style-name="P13">Портфель</text:p>
          </table:table-cell>
        </table:table-row>
        <table:table-row table:style-name="Таблица1.1">
          <table:table-cell table:style-name="Таблица1.A1" office:value-type="string">
            <text:p text:style-name="P46">502)bag</text:p>
            <text:p text:style-name="P22"/>
            <text:p text:style-name="P23">[bæg]</text:p>
          </table:table-cell>
          <table:table-cell table:style-name="Таблица1.B1" office:value-type="string">
            <text:p text:style-name="P13">Сумка</text:p>
          </table:table-cell>
        </table:table-row>
        <table:table-row table:style-name="Таблица1.1">
          <table:table-cell table:style-name="Таблица1.A1" office:value-type="string">
            <text:p text:style-name="P47">503)box</text:p>
            <text:p text:style-name="P22"/>
            <text:p text:style-name="P22"><text:span text:style-name="T1">[b</text:span><text:span text:style-name="T7">ɔ</text:span><text:span text:style-name="T2">ks]</text:span></text:p>
          </table:table-cell>
          <table:table-cell table:style-name="Таблица1.B1" office:value-type="string">
            <text:p text:style-name="P13">Ящик</text:p>
          </table:table-cell>
        </table:table-row>
        <table:table-row table:style-name="Таблица1.1">
          <table:table-cell table:style-name="Таблица1.A1" office:value-type="string">
            <text:p text:style-name="P46">504)package</text:p>
            <text:p text:style-name="P22"/>
            <text:p text:style-name="P22"><text:span text:style-name="T1">[‘pæki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Пакет</text:p>
          </table:table-cell>
        </table:table-row>
        <table:table-row table:style-name="Таблица1.1">
          <table:table-cell table:style-name="Таблица1.A1" office:value-type="string">
            <text:p text:style-name="P46">505)lose</text:p>
            <text:p text:style-name="P22"/>
            <text:p text:style-name="P23">[lu:z]</text:p>
          </table:table-cell>
          <table:table-cell table:style-name="Таблица1.B1" office:value-type="string">
            <text:p text:style-name="P13">Терять, проигрывать </text:p>
          </table:table-cell>
        </table:table-row>
        <table:table-row table:style-name="Таблица1.1">
          <table:table-cell table:style-name="Таблица1.A1" office:value-type="string">
            <text:p text:style-name="P46">506)fill in</text:p>
            <text:p text:style-name="P22"/>
            <text:p text:style-name="P23">[‘fil’in]</text:p>
          </table:table-cell>
          <table:table-cell table:style-name="Таблица1.B1" office:value-type="string">
            <text:p text:style-name="P13">Заполнять</text:p>
          </table:table-cell>
        </table:table-row>
        <table:table-row table:style-name="Таблица1.1">
          <table:table-cell table:style-name="Таблица1.A1" office:value-type="string">
            <text:p text:style-name="P47">507)receipt</text:p>
            <text:p text:style-name="P22"/>
            <text:p text:style-name="P23">[ri’si:t]</text:p>
          </table:table-cell>
          <table:table-cell table:style-name="Таблица1.B1" office:value-type="string">
            <text:p text:style-name="P13">Квитанция</text:p>
          </table:table-cell>
        </table:table-row>
        <table:table-row table:style-name="Таблица1.1">
          <table:table-cell table:style-name="Таблица1.A1" office:value-type="string">
            <text:p text:style-name="P46">508)guard</text:p>
            <text:p text:style-name="P22"/>
            <text:p text:style-name="P23">[ga:d]</text:p>
          </table:table-cell>
          <table:table-cell table:style-name="Таблица1.B1" office:value-type="string">
            <text:p text:style-name="P13">Провод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09)hotel</text:p>
            <text:p text:style-name="P22"/>
            <text:p text:style-name="P22"><text:span text:style-name="T1">[h</text:span><text:span text:style-name="T2">əu’tel]</text:span></text:p>
          </table:table-cell>
          <table:table-cell table:style-name="Таблица1.B1" office:value-type="string">
            <text:p text:style-name="P13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46">510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Расписаться, подпись</text:p>
          </table:table-cell>
        </table:table-row>
        <table:table-row table:style-name="Таблица1.1">
          <table:table-cell table:style-name="Таблица1.A1" office:value-type="string">
            <text:p text:style-name="P46">511)stay</text:p>
            <text:p text:style-name="P22"/>
            <text:p text:style-name="P23">[stei]</text:p>
          </table:table-cell>
          <table:table-cell table:style-name="Таблица1.B1" office:value-type="string">
            <text:p text:style-name="P10"><text:span text:style-name="T18">Останавливаться</text:span><text:span text:style-name="T13"> (</text:span><text:span text:style-name="T18">где</text:span><text:span text:style-name="T13">-</text:span><text:span text:style-name="T18">то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12)room</text:p>
            <text:p text:style-name="P22"/>
            <text:p text:style-name="P23">[ru:m]</text:p>
          </table:table-cell>
          <table:table-cell table:style-name="Таблица1.B1" office:value-type="string">
            <text:p text:style-name="P13">Номер</text:p>
          </table:table-cell>
        </table:table-row>
        <table:table-row table:style-name="Таблица1.1">
          <table:table-cell table:style-name="Таблица1.A1" office:value-type="string">
            <text:p text:style-name="P46">513)maid</text:p>
            <text:p text:style-name="P22"/>
            <text:p text:style-name="P23">[meid]</text:p>
          </table:table-cell>
          <table:table-cell table:style-name="Таблица1.B1" office:value-type="string">
            <text:p text:style-name="P13">Горничная</text:p>
          </table:table-cell>
        </table:table-row>
        <table:table-row table:style-name="Таблица1.1">
          <table:table-cell table:style-name="Таблица1.A1" office:value-type="string">
            <text:p text:style-name="P46">514)porter</text:p>
            <text:p text:style-name="P22"/>
            <text:p text:style-name="P22"><text:span text:style-name="T1">[‘p</text:span><text:span text:style-name="T7">ɔ</text:span><text:span text:style-name="T2">:tə]</text:span></text:p>
          </table:table-cell>
          <table:table-cell table:style-name="Таблица1.B1" office:value-type="string">
            <text:p text:style-name="P13">Носильщик</text:p>
          </table:table-cell>
        </table:table-row>
        <table:table-row table:style-name="Таблица1.1">
          <table:table-cell table:style-name="Таблица1.A1" office:value-type="string">
            <text:p text:style-name="P46">515)vacation</text:p>
            <text:p text:style-name="P22"/>
            <text:p text:style-name="P22"><text:span text:style-name="T1">[v</text:span><text:span text:style-name="T2">ə’kei∫(ə)n]</text:span></text:p>
          </table:table-cell>
          <table:table-cell table:style-name="Таблица1.B1" office:value-type="string">
            <text:p text:style-name="P13">Отпуск</text:p>
          </table:table-cell>
        </table:table-row>
        <table:table-row table:style-name="Таблица1.1">
          <table:table-cell table:style-name="Таблица1.A1" office:value-type="string">
            <text:p text:style-name="P46">516)excursion</text:p>
            <text:p text:style-name="P22"/>
            <text:p text:style-name="P22"><text:span text:style-name="T1">[iks’k</text:span><text:span text:style-name="T2">ə:∫(ə)n]</text:span></text:p>
          </table:table-cell>
          <table:table-cell table:style-name="Таблица1.B1" office:value-type="string">
            <text:p text:style-name="P13">Экскурсия</text:p>
          </table:table-cell>
        </table:table-row>
        <table:table-row table:style-name="Таблица1.1">
          <table:table-cell table:style-name="Таблица1.A1" office:value-type="string">
            <text:p text:style-name="P46">517)guide</text:p>
            <text:p text:style-name="P22"/>
            <text:p text:style-name="P23">[gaid]</text:p>
          </table:table-cell>
          <table:table-cell table:style-name="Таблица1.B1" office:value-type="string">
            <text:p text:style-name="P13">Гид</text:p>
          </table:table-cell>
        </table:table-row>
        <table:table-row table:style-name="Таблица1.1">
          <table:table-cell table:style-name="Таблица1.A1" office:value-type="string">
            <text:p text:style-name="P46">518)building</text:p>
            <text:p text:style-name="P22"/>
            <text:p text:style-name="P23">[‘bildiŋ]</text:p>
          </table:table-cell>
          <table:table-cell table:style-name="Таблица1.B1" office:value-type="string">
            <text:p text:style-name="P13">Зд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519)</text:span><text:span text:style-name="T1">theatre</text:span></text:p>
            <text:p text:style-name="P22"/>
            <text:p text:style-name="P22"><text:span text:style-name="T1">[‘θi</text:span><text:span text:style-name="T2">ətə]</text:span></text:p>
          </table:table-cell>
          <table:table-cell table:style-name="Таблица1.B1" office:value-type="string">
            <text:p text:style-name="P13">Театр</text:p>
          </table:table-cell>
        </table:table-row>
        <table:table-row table:style-name="Таблица1.1">
          <table:table-cell table:style-name="Таблица1.A1" office:value-type="string">
            <text:p text:style-name="P46">520)cinema</text:p>
            <text:p text:style-name="P22"/>
            <text:p text:style-name="P22"><text:span text:style-name="T1">[‘sin</text:span><text:span text:style-name="T2">ə</text:span><text:span text:style-name="T1">m</text:span><text:span text:style-name="T2">ə]</text:span></text:p>
          </table:table-cell>
          <table:table-cell table:style-name="Таблица1.B1" office:value-type="string">
            <text:p text:style-name="P13">Кино</text:p>
          </table:table-cell>
        </table:table-row>
        <table:table-row table:style-name="Таблица1.1">
          <table:table-cell table:style-name="Таблица1.A1" office:value-type="string">
            <text:p text:style-name="P46">521)museum</text:p>
            <text:p text:style-name="P22"/>
            <text:p text:style-name="P22"><text:span text:style-name="T1">[mju(:)</text:span><text:span text:style-name="T11">'</text:span><text:span text:style-name="T1">zi</text:span><text:span text:style-name="T2">əm]</text:span></text:p>
          </table:table-cell>
          <table:table-cell table:style-name="Таблица1.B1" office:value-type="string">
            <text:p text:style-name="P13">Музей</text:p>
          </table:table-cell>
        </table:table-row>
        <table:table-row table:style-name="Таблица1.1">
          <table:table-cell table:style-name="Таблица1.A1" office:value-type="string">
            <text:p text:style-name="P46">522)exhibition</text:p>
            <text:p text:style-name="P22"/>
            <text:p text:style-name="P22"><text:span text:style-name="T1">[,eksi’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ставка</text:p>
          </table:table-cell>
        </table:table-row>
        <table:table-row table:style-name="Таблица1.1">
          <table:table-cell table:style-name="Таблица1.A1" office:value-type="string">
            <text:p text:style-name="P47">523)stadium</text:p>
            <text:p text:style-name="P22"/>
            <text:p text:style-name="P23">[‘steidjem]</text:p>
          </table:table-cell>
          <table:table-cell table:style-name="Таблица1.B1" office:value-type="string">
            <text:p text:style-name="P13">Стадион</text:p>
          </table:table-cell>
        </table:table-row>
        <table:table-row table:style-name="Таблица1.1">
          <table:table-cell table:style-name="Таблица1.A1" office:value-type="string">
            <text:p text:style-name="P47">524)church</text:p>
            <text:p text:style-name="P22"/>
            <text:p text:style-name="P22"><text:span text:style-name="T1">[t∫</text:span><text:span text:style-name="T2">ə:t∫]</text:span></text:p>
          </table:table-cell>
          <table:table-cell table:style-name="Таблица1.B1" office:value-type="string">
            <text:p text:style-name="P13">Церковь</text:p>
          </table:table-cell>
        </table:table-row>
        <table:table-row table:style-name="Таблица1.1">
          <table:table-cell table:style-name="Таблица1.A1" office:value-type="string">
            <text:p text:style-name="P47">525)hospital</text:p>
            <text:p text:style-name="P22"/>
            <text:p text:style-name="P23">[‘hospitl]</text:p>
          </table:table-cell>
          <table:table-cell table:style-name="Таблица1.B1" office:value-type="string">
            <text:p text:style-name="P13">Больница, госпиталь</text:p>
          </table:table-cell>
        </table:table-row>
        <table:table-row table:style-name="Таблица1.1">
          <table:table-cell table:style-name="Таблица1.A1" office:value-type="string">
            <text:p text:style-name="P47">526)drugstore</text:p>
            <text:p text:style-name="P22"/>
            <text:p text:style-name="P22"><text:span text:style-name="T1">[‘dr</text:span><text:span text:style-name="T7">ʌ</text:span><text:span text:style-name="T2">gst</text:span><text:span text:style-name="T7">ɔ</text:span><text:span text:style-name="T2">:]</text:span></text:p>
          </table:table-cell>
          <table:table-cell table:style-name="Таблица1.B1" office:value-type="string">
            <text:p text:style-name="P13">Аптека</text:p>
          </table:table-cell>
        </table:table-row>
        <table:table-row table:style-name="Таблица1.1">
          <table:table-cell table:style-name="Таблица1.A1" office:value-type="string">
            <text:p text:style-name="P47">527)police</text:p>
            <text:p text:style-name="P22"/>
            <text:p text:style-name="P22"><text:span text:style-name="T1">[p</text:span><text:span text:style-name="T2">ə</text:span><text:span text:style-name="T1">’li:s]</text:span></text:p>
          </table:table-cell>
          <table:table-cell table:style-name="Таблица1.B1" office:value-type="string">
            <text:p text:style-name="P13">Полиция, полицейский</text:p>
          </table:table-cell>
        </table:table-row>
        <table:table-row table:style-name="Таблица1.1">
          <table:table-cell table:style-name="Таблица1.A1" office:value-type="string">
            <text:p text:style-name="P46">528)post office</text:p>
            <text:p text:style-name="P22"/>
            <text:p text:style-name="P22"><text:span text:style-name="T1">[‘p</text:span><text:span text:style-name="T2">əust] [‘</text:span><text:span text:style-name="T7">ɔ</text:span><text:span text:style-name="T2">fis]</text:span></text:p>
          </table:table-cell>
          <table:table-cell table:style-name="Таблица1.B1" office:value-type="string">
            <text:p text:style-name="P13">Почтам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29)restaurant</text:p>
            <text:p text:style-name="P22"/>
            <text:p text:style-name="P22"><text:span text:style-name="T1">[‘rest(</text:span><text:span text:style-name="T2">ə)r</text:span><text:span text:style-name="T7">ɔ</text:span><text:span text:style-name="T2">:n]</text:span></text:p>
          </table:table-cell>
          <table:table-cell table:style-name="Таблица1.B1" office:value-type="string">
            <text:p text:style-name="P13">Ресторан</text:p>
          </table:table-cell>
        </table:table-row>
        <table:table-row table:style-name="Таблица1.1">
          <table:table-cell table:style-name="Таблица1.A1" office:value-type="string">
            <text:p text:style-name="P46">530)plant</text:p>
            <text:p text:style-name="P22"/>
            <text:p text:style-name="P23">[pla:nt]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1)factory</text:p>
            <text:p text:style-name="P22"/>
            <text:p text:style-name="P22"><text:span text:style-name="T1">[‘fæct(</text:span><text:span text:style-name="T2">ə</text:span><text:span text:style-name="T1">)ri]</text:span>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2)kindergarten</text:p>
            <text:p text:style-name="P22"/>
            <text:p text:style-name="P22"><text:span text:style-name="T1">[‘kind</text:span><text:span text:style-name="T2">ə,ga:tn]</text:span></text:p>
          </table:table-cell>
          <table:table-cell table:style-name="Таблица1.B1" office:value-type="string">
            <text:p text:style-name="P10"><text:span text:style-name="T18">Детский</text:span><text:span text:style-name="T13"> </text:span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533)school</text:p>
            <text:p text:style-name="P22"/>
            <text:p text:style-name="P23">[sku:l]</text:p>
          </table:table-cell>
          <table:table-cell table:style-name="Таблица1.B1" office:value-type="string">
            <text:p text:style-name="P13">Школа</text:p>
          </table:table-cell>
        </table:table-row>
        <table:table-row table:style-name="Таблица1.1">
          <table:table-cell table:style-name="Таблица1.A1" office:value-type="string">
            <text:p text:style-name="P46">534)garden</text:p>
            <text:p text:style-name="P22"/>
            <text:p text:style-name="P23">[‘ga:dn]</text:p>
          </table:table-cell>
          <table:table-cell table:style-name="Таблица1.B1" office:value-type="string">
            <text:p text:style-name="P13">Сад</text:p>
          </table:table-cell>
        </table:table-row>
        <table:table-row table:style-name="Таблица1.1">
          <table:table-cell table:style-name="Таблица1.A1" office:value-type="string">
            <text:p text:style-name="P46">535)pool</text:p>
            <text:p text:style-name="P22"/>
            <text:p text:style-name="P23">[pu:l]</text:p>
          </table:table-cell>
          <table:table-cell table:style-name="Таблица1.B1" office:value-type="string">
            <text:p text:style-name="P13">Бассейн</text:p>
          </table:table-cell>
        </table:table-row>
        <table:table-row table:style-name="Таблица1.1">
          <table:table-cell table:style-name="Таблица1.A1" office:value-type="string">
            <text:p text:style-name="P43">536) goods</text:p>
            <text:p text:style-name="P35"/>
            <text:p text:style-name="P36">[gudz]</text:p>
          </table:table-cell>
          <table:table-cell table:style-name="Таблица1.B1" office:value-type="string">
            <text:p text:style-name="P13">Товар</text:p>
          </table:table-cell>
        </table:table-row>
        <table:table-row table:style-name="Таблица1.1">
          <table:table-cell table:style-name="Таблица1.A1" office:value-type="string">
            <text:p text:style-name="P46">537)gift</text:p>
            <text:p text:style-name="P22"/>
            <text:p text:style-name="P23">[gift]</text:p>
          </table:table-cell>
          <table:table-cell table:style-name="Таблица1.B1" office:value-type="string">
            <text:p text:style-name="P13">Подарок</text:p>
          </table:table-cell>
        </table:table-row>
        <table:table-row table:style-name="Таблица1.1">
          <table:table-cell table:style-name="Таблица1.A1" office:value-type="string">
            <text:p text:style-name="P46">538)price</text:p>
            <text:p text:style-name="P22"/>
            <text:p text:style-name="P23">[prais]</text:p>
          </table:table-cell>
          <table:table-cell table:style-name="Таблица1.B1" office:value-type="string">
            <text:p text:style-name="P13">Ц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39)cost</text:p>
            <text:p text:style-name="P22"/>
            <text:p text:style-name="P22"><text:span text:style-name="T1">[k</text:span><text:span text:style-name="T7">ɔ</text:span><text:span text:style-name="T2">st]</text:span></text:p>
          </table:table-cell>
          <table:table-cell table:style-name="Таблица1.B1" office:value-type="string">
            <text:p text:style-name="P13">Стоить</text:p>
          </table:table-cell>
        </table:table-row>
        <table:table-row table:style-name="Таблица1.1">
          <table:table-cell table:style-name="Таблица1.A1" office:value-type="string">
            <text:p text:style-name="P46">540)size</text:p>
            <text:p text:style-name="P22"/>
            <text:p text:style-name="P23">[saiz]</text:p>
          </table:table-cell>
          <table:table-cell table:style-name="Таблица1.B1" office:value-type="string">
            <text:p text:style-name="P13">Размер</text:p>
          </table:table-cell>
        </table:table-row>
        <table:table-row table:style-name="Таблица1.1">
          <table:table-cell table:style-name="Таблица1.A1" office:value-type="string">
            <text:p text:style-name="P46">541)cash-desk</text:p>
            <text:p text:style-name="P22"/>
            <text:p text:style-name="P23">[‘kæ∫desk]</text:p>
          </table:table-cell>
          <table:table-cell table:style-name="Таблица1.B1" office:value-type="string">
            <text:p text:style-name="P13">Касса</text:p>
          </table:table-cell>
        </table:table-row>
        <table:table-row table:style-name="Таблица1.1">
          <table:table-cell table:style-name="Таблица1.A1" office:value-type="string">
            <text:p text:style-name="P46">542)shop</text:p>
            <text:p text:style-name="P22"/>
            <text:p text:style-name="P22"><text:span text:style-name="T1">[∫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Магазин</text:p>
          </table:table-cell>
        </table:table-row>
        <table:table-row table:style-name="Таблица1.1">
          <table:table-cell table:style-name="Таблица1.A1" office:value-type="string">
            <text:p text:style-name="P46">543)shop window</text:p>
            <text:p text:style-name="P22"/>
            <text:p text:style-name="P22"><text:span text:style-name="T1">[‘∫</text:span><text:span text:style-name="T7">ɔ</text:span><text:span text:style-name="T1">p’wi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Витрина</text:p>
          </table:table-cell>
        </table:table-row>
        <table:table-row table:style-name="Таблица1.1">
          <table:table-cell table:style-name="Таблица1.A1" office:value-type="string">
            <text:p text:style-name="P46">544)shop-assistant</text:p>
            <text:p text:style-name="P22"/>
            <text:p text:style-name="P22"><text:span text:style-name="T1">[‘∫</text:span><text:span text:style-name="T7">ɔ</text:span><text:span text:style-name="T1">p</text:span><text:span text:style-name="T2">ə’sist(ə)nt]</text:span></text:p>
          </table:table-cell>
          <table:table-cell table:style-name="Таблица1.B1" office:value-type="string">
            <text:p text:style-name="P10"><text:span text:style-name="T21">Продавец</text:span><text:span text:style-name="T1">, </text:span><text:span text:style-name="T18">продавщ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5)buyer</text:p>
            <text:p text:style-name="P22"/>
            <text:p text:style-name="P22"><text:span text:style-name="T1">[‘bai</text:span><text:span text:style-name="T2">ə]</text:span></text:p>
          </table:table-cell>
          <table:table-cell table:style-name="Таблица1.B1" office:value-type="string">
            <text:p text:style-name="P13">Покупатель</text:p>
          </table:table-cell>
        </table:table-row>
        <table:table-row table:style-name="Таблица1.1">
          <table:table-cell table:style-name="Таблица1.A1" office:value-type="string">
            <text:p text:style-name="P47">546)customer</text:p>
            <text:p text:style-name="P22"/>
            <text:p text:style-name="P22"><text:span text:style-name="T1">[‘k</text:span><text:span text:style-name="T7">ʌ</text:span><text:span text:style-name="T2">stəmə]</text:span></text:p>
          </table:table-cell>
          <table:table-cell table:style-name="Таблица1.B1" office:value-type="string">
            <text:p text:style-name="P10"><text:span text:style-name="T18">Заказчик</text:span><text:span text:style-name="T11">, </text:span><text:span text:style-name="T18">постоянный</text:span><text:span text:style-name="T11"> </text:span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7)cashier</text:p>
            <text:p text:style-name="P22"/>
            <text:p text:style-name="P22"><text:span text:style-name="T1">[kæ’∫i</text:span><text:span text:style-name="T2">ə]</text:span></text:p>
          </table:table-cell>
          <table:table-cell table:style-name="Таблица1.B1" office:value-type="string">
            <text:p text:style-name="P13">Кассир</text:p>
          </table:table-cell>
        </table:table-row>
        <table:table-row table:style-name="Таблица1.1">
          <table:table-cell table:style-name="Таблица1.A1" office:value-type="string">
            <text:p text:style-name="P46">548)expensive</text:p>
            <text:p text:style-name="P22"/>
            <text:p text:style-name="P23">[iks’pensiv]</text:p>
          </table:table-cell>
          <table:table-cell table:style-name="Таблица1.B1" office:value-type="string">
            <text:p text:style-name="P13">Дорог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49)cheap</text:p>
            <text:p text:style-name="P22"/>
            <text:p text:style-name="P22"><text:span text:style-name="T1">[</text:span><text:span text:style-name="T11">t</text:span><text:span text:style-name="T1">∫i:p]</text:span></text:p>
          </table:table-cell>
          <table:table-cell table:style-name="Таблица1.B1" office:value-type="string">
            <text:p text:style-name="P13">Дешёвый</text:p>
          </table:table-cell>
        </table:table-row>
        <table:table-row table:style-name="Таблица1.1">
          <table:table-cell table:style-name="Таблица1.A1" office:value-type="string">
            <text:p text:style-name="P46">550)barber’s</text:p>
            <text:p text:style-name="P22"/>
            <text:p text:style-name="P22"><text:span text:style-name="T1">[‘bab</text:span><text:span text:style-name="T2">əz]</text:span></text:p>
          </table:table-cell>
          <table:table-cell table:style-name="Таблица1.B1" office:value-type="string">
            <text:p text:style-name="P10"><text:span text:style-name="T18">Муж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1)hairdresser’s</text:p>
            <text:p text:style-name="P22"/>
            <text:p text:style-name="P22"><text:span text:style-name="T1">[h</text:span><text:span text:style-name="T7">ɛ</text:span><text:span text:style-name="T4">ə</text:span><text:span text:style-name="T2">’dresə</text:span><text:span text:style-name="T12">z</text:span><text:span text:style-name="T2">]</text:span></text:p>
          </table:table-cell>
          <table:table-cell table:style-name="Таблица1.B1" office:value-type="string">
            <text:p text:style-name="P10"><text:span text:style-name="T18">Жен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2)dry cleaner’s</text:p>
            <text:p text:style-name="P22"/>
            <text:p text:style-name="P22"><text:span text:style-name="T1">[</text:span><text:span text:style-name="T11">'</text:span><text:span text:style-name="T1">drai’kli:n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Химчистка</text:p>
          </table:table-cell>
        </table:table-row>
        <table:table-row table:style-name="Таблица1.1">
          <table:table-cell table:style-name="Таблица1.A1" office:value-type="string">
            <text:p text:style-name="P46">553)laundry</text:p>
            <text:p text:style-name="P22"/>
            <text:p text:style-name="P22"><text:span text:style-name="T1">[‘l</text:span><text:span text:style-name="T7">ɔ</text:span><text:span text:style-name="T2">:ndri]</text:span></text:p>
          </table:table-cell>
          <table:table-cell table:style-name="Таблица1.B1" office:value-type="string">
            <text:p text:style-name="P13">Прачечная</text:p>
          </table:table-cell>
        </table:table-row>
        <table:table-row table:style-name="Таблица1.1">
          <table:table-cell table:style-name="Таблица1.A1" office:value-type="string">
            <text:p text:style-name="P46">554)letter</text:p>
            <text:p text:style-name="P22"/>
            <text:p text:style-name="P22"><text:span text:style-name="T1">[‘let</text:span><text:span text:style-name="T2">ə]</text:span></text:p>
          </table:table-cell>
          <table:table-cell table:style-name="Таблица1.B1" office:value-type="string">
            <text:p text:style-name="P13">Письмо</text:p>
          </table:table-cell>
        </table:table-row>
        <table:table-row table:style-name="Таблица1.1">
          <table:table-cell table:style-name="Таблица1.A1" office:value-type="string">
            <text:p text:style-name="P46">555)envelope</text:p>
            <text:p text:style-name="P22"/>
            <text:p text:style-name="P22"><text:span text:style-name="T1">[‘envel</text:span><text:span text:style-name="T2">əup]</text:span></text:p>
          </table:table-cell>
          <table:table-cell table:style-name="Таблица1.B1" office:value-type="string">
            <text:p text:style-name="P13">Конверт</text:p>
          </table:table-cell>
        </table:table-row>
        <table:table-row table:style-name="Таблица1.1">
          <table:table-cell table:style-name="Таблица1.A1" office:value-type="string">
            <text:p text:style-name="P46">556)stamp</text:p>
            <text:p text:style-name="P22"/>
            <text:p text:style-name="P23">[stæmp]</text:p>
          </table:table-cell>
          <table:table-cell table:style-name="Таблица1.B1" office:value-type="string">
            <text:p text:style-name="P13">Марка</text:p>
          </table:table-cell>
        </table:table-row>
        <table:table-row table:style-name="Таблица1.1">
          <table:table-cell table:style-name="Таблица1.A1" office:value-type="string">
            <text:p text:style-name="P46">557)parcel</text:p>
            <text:p text:style-name="P22"/>
            <text:p text:style-name="P23">[pa:sl]</text:p>
          </table:table-cell>
          <table:table-cell table:style-name="Таблица1.B1" office:value-type="string">
            <text:p text:style-name="P13">Посылка</text:p>
          </table:table-cell>
        </table:table-row>
        <table:table-row table:style-name="Таблица1.1">
          <table:table-cell table:style-name="Таблица1.A1" office:value-type="string">
            <text:p text:style-name="P46">558)postcard</text:p>
            <text:p text:style-name="P22"/>
            <text:p text:style-name="P22"><text:span text:style-name="T1">[‘p</text:span><text:span text:style-name="T2">əustca:d]</text:span></text:p>
          </table:table-cell>
          <table:table-cell table:style-name="Таблица1.B1" office:value-type="string">
            <text:p text:style-name="P10"><text:span text:style-name="T18">Почтовая</text:span><text:span text:style-name="T11"> </text:span><text:span text:style-name="T18">открыт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59)postman</text:p>
            <text:p text:style-name="P22"/>
            <text:p text:style-name="P22"><text:span text:style-name="T1">[‘p</text:span><text:span text:style-name="T2">ə</text:span><text:span text:style-name="T1">ustm</text:span><text:span text:style-name="T2">ən]</text:span></text:p>
          </table:table-cell>
          <table:table-cell table:style-name="Таблица1.B1" office:value-type="string">
            <text:p text:style-name="P13">Почтальон</text:p>
          </table:table-cell>
        </table:table-row>
        <table:table-row table:style-name="Таблица1.1">
          <table:table-cell table:style-name="Таблица1.A1" office:value-type="string">
            <text:p text:style-name="P46">560)phone</text:p>
            <text:p text:style-name="P22"/>
            <text:p text:style-name="P22"><text:span text:style-name="T1">[f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Телефон</text:p>
          </table:table-cell>
        </table:table-row>
        <table:table-row table:style-name="Таблица1.1">
          <table:table-cell table:style-name="Таблица1.A1" office:value-type="string">
            <text:p text:style-name="P46">561)ring up</text:p>
            <text:p text:style-name="P22"/>
            <text:p text:style-name="P22"><text:span text:style-name="T1">[‘riŋ’</text:span><text:span text:style-name="T7">ʌ</text:span><text:span text:style-name="T2">p]</text:span></text:p>
          </table:table-cell>
          <table:table-cell table:style-name="Таблица1.B1" office:value-type="string">
            <text:p text:style-name="P13">Звонить</text:p>
          </table:table-cell>
        </table:table-row>
        <table:table-row table:style-name="Таблица1.1">
          <table:table-cell table:style-name="Таблица1.A1" office:value-type="string">
            <text:p text:style-name="P46">562)call</text:p>
            <text:p text:style-name="P22"/>
            <text:p text:style-name="P22"><text:span text:style-name="T1">[k</text:span><text:span text:style-name="T7">ɔ</text:span><text:span text:style-name="T1">:l]</text:span></text:p>
          </table:table-cell>
          <table:table-cell table:style-name="Таблица1.B1" office:value-type="string">
            <text:p text:style-name="P10"><text:span text:style-name="T18">Звонить</text:span><text:span text:style-name="T11">, </text:span><text:span text:style-name="T18">говорить</text:span><text:span text:style-name="T11"> (</text:span><text:span text:style-name="T18">по</text:span><text:span text:style-name="T11"> </text:span><text:span text:style-name="T18">телефон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63)person</text:p>
            <text:p text:style-name="P22"/>
            <text:p text:style-name="P22"><text:span text:style-name="T1">[p</text:span><text:span text:style-name="T2">ə:sn]</text:span></text:p>
          </table:table-cell>
          <table:table-cell table:style-name="Таблица1.B1" office:value-type="string">
            <text:p text:style-name="P10"><text:span text:style-name="T18">Человек</text:span><text:span text:style-name="T11">,</text:span><text:span text:style-name="T1"> </text:span><text:span text:style-name="T18">ли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64)boy</text:p>
            <text:p text:style-name="P22"/>
            <text:p text:style-name="P22"><text:span text:style-name="T1">[b</text:span><text:span text:style-name="T7">ɔ</text:span><text:span text:style-name="T2">i]</text:span></text:p>
          </table:table-cell>
          <table:table-cell table:style-name="Таблица1.B1" office:value-type="string">
            <text:p text:style-name="P13">Мальчик</text:p>
          </table:table-cell>
        </table:table-row>
        <table:table-row table:style-name="Таблица1.1">
          <table:table-cell table:style-name="Таблица1.A1" office:value-type="string">
            <text:p text:style-name="P46">565)girl</text:p>
            <text:p text:style-name="P22"/>
            <text:p text:style-name="P22"><text:span text:style-name="T1">[g</text:span><text:span text:style-name="T2">ə</text:span><text:span text:style-name="T1">:l]</text:span></text:p>
          </table:table-cell>
          <table:table-cell table:style-name="Таблица1.B1" office:value-type="string">
            <text:p text:style-name="P13">Девочка</text:p>
          </table:table-cell>
        </table:table-row>
        <table:table-row table:style-name="Таблица1.1">
          <table:table-cell table:style-name="Таблица1.A1" office:value-type="string">
            <text:p text:style-name="P46">566)mother</text:p>
            <text:p text:style-name="P22"/>
            <text:p text:style-name="P22"><text:span text:style-name="T1">[</text:span><text:span text:style-name="T11">'</text:span><text:span text:style-name="T1">m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Мать</text:p>
          </table:table-cell>
        </table:table-row>
        <table:table-row table:style-name="Таблица1.1">
          <table:table-cell table:style-name="Таблица1.A1" office:value-type="string">
            <text:p text:style-name="P46">567)father</text:p>
            <text:p text:style-name="P22"/>
            <text:p text:style-name="P22"><text:span text:style-name="T1">[‘f</text:span><text:span text:style-name="T2">a: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тец</text:p>
          </table:table-cell>
        </table:table-row>
        <table:table-row table:style-name="Таблица1.1">
          <table:table-cell table:style-name="Таблица1.A1" office:value-type="string">
            <text:p text:style-name="P46">568)wife</text:p>
            <text:p text:style-name="P22"/>
            <text:p text:style-name="P23">[waif]</text:p>
          </table:table-cell>
          <table:table-cell table:style-name="Таблица1.B1" office:value-type="string">
            <text:p text:style-name="P13">Ж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69)husband</text:p>
            <text:p text:style-name="P22"/>
            <text:p text:style-name="P22"><text:span text:style-name="T1">[‘h</text:span><text:span text:style-name="T7">ʌ</text:span><text:span text:style-name="T2">zbənd]</text:span></text:p>
          </table:table-cell>
          <table:table-cell table:style-name="Таблица1.B1" office:value-type="string">
            <text:p text:style-name="P13">Муж</text:p>
          </table:table-cell>
        </table:table-row>
        <table:table-row table:style-name="Таблица1.1">
          <table:table-cell table:style-name="Таблица1.A1" office:value-type="string">
            <text:p text:style-name="P46">570)sister</text:p>
            <text:p text:style-name="P22"/>
            <text:p text:style-name="P22"><text:span text:style-name="T1">[‘sist</text:span><text:span text:style-name="T2">ə]</text:span></text:p>
          </table:table-cell>
          <table:table-cell table:style-name="Таблица1.B1" office:value-type="string">
            <text:p text:style-name="P13">Сестра</text:p>
          </table:table-cell>
        </table:table-row>
        <table:table-row table:style-name="Таблица1.1">
          <table:table-cell table:style-name="Таблица1.A1" office:value-type="string">
            <text:p text:style-name="P46">571)brother</text:p>
            <text:p text:style-name="P22"/>
            <text:p text:style-name="P22"><text:span text:style-name="T1">[‘br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Брат</text:p>
          </table:table-cell>
        </table:table-row>
        <table:table-row table:style-name="Таблица1.1">
          <table:table-cell table:style-name="Таблица1.A1" office:value-type="string">
            <text:p text:style-name="P46">572)daughter</text:p>
            <text:p text:style-name="P22"/>
            <text:p text:style-name="P22"><text:span text:style-name="T1">[‘d</text:span><text:span text:style-name="T7">ɔ</text:span><text:span text:style-name="T2">tə]</text:span></text:p>
          </table:table-cell>
          <table:table-cell table:style-name="Таблица1.B1" office:value-type="string">
            <text:p text:style-name="P13">Дочь, дочерний</text:p>
          </table:table-cell>
        </table:table-row>
        <table:table-row table:style-name="Таблица1.1">
          <table:table-cell table:style-name="Таблица1.A1" office:value-type="string">
            <text:p text:style-name="P46">573)son</text:p>
            <text:p text:style-name="P22"/>
            <text:p text:style-name="P22"><text:span text:style-name="T1">[z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ын</text:p>
          </table:table-cell>
        </table:table-row>
        <table:table-row table:style-name="Таблица1.1">
          <table:table-cell table:style-name="Таблица1.A1" office:value-type="string">
            <text:p text:style-name="P46">574)name</text:p>
            <text:p text:style-name="P22"/>
            <text:p text:style-name="P23">[neim]</text:p>
          </table:table-cell>
          <table:table-cell table:style-name="Таблица1.B1" office:value-type="string">
            <text:p text:style-name="P13">Имя</text:p>
          </table:table-cell>
        </table:table-row>
        <table:table-row table:style-name="Таблица1.1">
          <table:table-cell table:style-name="Таблица1.A1" office:value-type="string">
            <text:p text:style-name="P46">575)surname</text:p>
            <text:p text:style-name="P22"/>
            <text:p text:style-name="P22"><text:span text:style-name="T1">[‘s</text:span><text:span text:style-name="T2">ə:neim]</text:span></text:p>
          </table:table-cell>
          <table:table-cell table:style-name="Таблица1.B1" office:value-type="string">
            <text:p text:style-name="P13">Фамилия</text:p>
          </table:table-cell>
        </table:table-row>
        <table:table-row table:style-name="Таблица1.1">
          <table:table-cell table:style-name="Таблица1.A1" office:value-type="string">
            <text:p text:style-name="P46">576)family</text:p>
            <text:p text:style-name="P22"/>
            <text:p text:style-name="P23">[‘fæmili]</text:p>
          </table:table-cell>
          <table:table-cell table:style-name="Таблица1.B1" office:value-type="string">
            <text:p text:style-name="P13">Семья</text:p>
          </table:table-cell>
        </table:table-row>
        <table:table-row table:style-name="Таблица1.1">
          <table:table-cell table:style-name="Таблица1.A1" office:value-type="string">
            <text:p text:style-name="P47">577)relative</text:p>
            <text:p text:style-name="P22"/>
            <text:p text:style-name="P22"><text:span text:style-name="T1">[‘rel</text:span><text:span text:style-name="T2">ətiv]</text:span></text:p>
          </table:table-cell>
          <table:table-cell table:style-name="Таблица1.B1" office:value-type="string">
            <text:p text:style-name="P10"><text:span text:style-name="T18">Родственник</text:span><text:span text:style-name="T11">, </text:span><text:span text:style-name="T18">родствен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78)people</text:p>
            <text:p text:style-name="P22"/>
            <text:p text:style-name="P23">[pi:pl]</text:p>
          </table:table-cell>
          <table:table-cell table:style-name="Таблица1.B1" office:value-type="string">
            <text:p text:style-name="P13">Люд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79)age</text:p>
            <text:p text:style-name="P22"/>
            <text:p text:style-name="P22"><text:span text:style-name="T1">[e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Возрас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5</text:span><text:span text:style-name="T11">8</text:span><text:span text:style-name="T1">0)young</text:span></text:p>
            <text:p text:style-name="P22"/>
            <text:p text:style-name="P22"><text:span text:style-name="T1">[j</text:span><text:span text:style-name="T7">ʌ</text:span><text:span text:style-name="T2">ŋ]</text:span></text:p>
          </table:table-cell>
          <table:table-cell table:style-name="Таблица1.B1" office:value-type="string">
            <text:p text:style-name="P13">Молодой</text:p>
          </table:table-cell>
        </table:table-row>
        <table:table-row table:style-name="Таблица1.1">
          <table:table-cell table:style-name="Таблица1.A1" office:value-type="string">
            <text:p text:style-name="P47">581)old</text:p>
            <text:p text:style-name="P22"/>
            <text:p text:style-name="P22"><text:span text:style-name="T1">[</text:span><text:span text:style-name="T2">əuld]</text:span></text:p>
          </table:table-cell>
          <table:table-cell table:style-name="Таблица1.B1" office:value-type="string">
            <text:p text:style-name="P16">Старый</text:p>
          </table:table-cell>
        </table:table-row>
        <table:table-row table:style-name="Таблица1.1">
          <table:table-cell table:style-name="Таблица1.A1" office:value-type="string">
            <text:p text:style-name="P47">582)tall</text:p>
            <text:p text:style-name="P22"/>
            <text:p text:style-name="P22"><text:span text:style-name="T1">[t</text:span><text:span text:style-name="T7">ɔ</text:span><text:span text:style-name="T2">:l]</text:span></text:p>
          </table:table-cell>
          <table:table-cell table:style-name="Таблица1.B1" office:value-type="string">
            <text:p text:style-name="P16">Высокий</text:p>
          </table:table-cell>
        </table:table-row>
        <table:table-row table:style-name="Таблица1.1">
          <table:table-cell table:style-name="Таблица1.A1" office:value-type="string">
            <text:p text:style-name="P46">583)short</text:p>
            <text:p text:style-name="P22"/>
            <text:p text:style-name="P22"><text:span text:style-name="T1">[∫</text:span><text:span text:style-name="T7">ɔ</text:span><text:span text:style-name="T1">:t]</text:span></text:p>
          </table:table-cell>
          <table:table-cell table:style-name="Таблица1.B1" office:value-type="string">
            <text:p text:style-name="P10"><text:span text:style-name="T18">Маленького</text:span><text:span text:style-name="T11"> </text:span><text:span text:style-name="T18">ро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4)thin</text:p>
            <text:p text:style-name="P22"/>
            <text:p text:style-name="P23">[θin]</text:p>
          </table:table-cell>
          <table:table-cell table:style-name="Таблица1.B1" office:value-type="string">
            <text:p text:style-name="P13">Худой, тонко</text:p>
          </table:table-cell>
        </table:table-row>
        <table:table-row table:style-name="Таблица1.1">
          <table:table-cell table:style-name="Таблица1.A1" office:value-type="string">
            <text:p text:style-name="P46">585)fat</text:p>
            <text:p text:style-name="P22"/>
            <text:p text:style-name="P23">[fæt]</text:p>
          </table:table-cell>
          <table:table-cell table:style-name="Таблица1.B1" office:value-type="string">
            <text:p text:style-name="P13">Толстый, жир, масло, жирный</text:p>
          </table:table-cell>
        </table:table-row>
        <table:table-row table:style-name="Таблица1.1">
          <table:table-cell table:style-name="Таблица1.A1" office:value-type="string">
            <text:p text:style-name="P23">586)fit</text:p>
            <text:p text:style-name="P22"/>
            <text:p text:style-name="P23"><text:s/>[fit]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хорошей</text:span><text:span text:style-name="T11"> </text:span><text:span text:style-name="T18">физической</text:span><text:span text:style-name="T11"> </text:span><text:span text:style-name="T18">форм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7)see</text:p>
            <text:p text:style-name="P22"/>
            <text:p text:style-name="P23">[si:]</text:p>
          </table:table-cell>
          <table:table-cell table:style-name="Таблица1.B1" office:value-type="string">
            <text:p text:style-name="P10"><text:span text:style-name="T18">Видеть</text:span><text:span text:style-name="T11">, </text:span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88)hear</text:p>
            <text:p text:style-name="P22"/>
            <text:p text:style-name="P22"><text:span text:style-name="T1">[hi</text:span><text:span text:style-name="T2">ə]</text:span></text:p>
          </table:table-cell>
          <table:table-cell table:style-name="Таблица1.B1" office:value-type="string">
            <text:p text:style-name="P13">Слыш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89)think</text:p>
            <text:p text:style-name="P22"/>
            <text:p text:style-name="P23">[θiŋk]</text:p>
          </table:table-cell>
          <table:table-cell table:style-name="Таблица1.B1" office:value-type="string">
            <text:p text:style-name="P13">Думать</text:p>
          </table:table-cell>
        </table:table-row>
        <table:table-row table:style-name="Таблица1.1">
          <table:table-cell table:style-name="Таблица1.A1" office:value-type="string">
            <text:p text:style-name="P47">590)speak</text:p>
            <text:p text:style-name="P22"/>
            <text:p text:style-name="P23">[spi:k]</text:p>
          </table:table-cell>
          <table:table-cell table:style-name="Таблица1.B1" office:value-type="string">
            <text:p text:style-name="P16">Говорить</text:p>
          </table:table-cell>
        </table:table-row>
        <table:table-row table:style-name="Таблица1.1">
          <table:table-cell table:style-name="Таблица1.A1" office:value-type="string">
            <text:p text:style-name="P46">591)tell</text:p>
            <text:p text:style-name="P22"/>
            <text:p text:style-name="P23">[tel]</text:p>
          </table:table-cell>
          <table:table-cell table:style-name="Таблица1.B1" office:value-type="string">
            <text:p text:style-name="P13">Рассказывать</text:p>
          </table:table-cell>
        </table:table-row>
        <table:table-row table:style-name="Таблица1.1">
          <table:table-cell table:style-name="Таблица1.A1" office:value-type="string">
            <text:p text:style-name="P46">592)love</text:p>
            <text:p text:style-name="P22"/>
            <text:p text:style-name="P22"><text:span text:style-name="T1">[l</text:span><text:span text:style-name="T7">ʌ</text:span><text:span text:style-name="T2">v]</text:span></text:p>
          </table:table-cell>
          <table:table-cell table:style-name="Таблица1.B1" office:value-type="string">
            <text:p text:style-name="P13">Любить</text:p>
          </table:table-cell>
        </table:table-row>
        <table:table-row table:style-name="Таблица1.1">
          <table:table-cell table:style-name="Таблица1.A1" office:value-type="string">
            <text:p text:style-name="P46">593)like</text:p>
            <text:p text:style-name="P22"/>
            <text:p text:style-name="P23">[laik]</text:p>
          </table:table-cell>
          <table:table-cell table:style-name="Таблица1.B1" office:value-type="string">
            <text:p text:style-name="P13">Нравиться</text:p>
          </table:table-cell>
        </table:table-row>
        <table:table-row table:style-name="Таблица1.1">
          <table:table-cell table:style-name="Таблица1.A1" office:value-type="string">
            <text:p text:style-name="P47">594)want</text:p>
            <text:p text:style-name="P22"/>
            <text:p text:style-name="P22"><text:span text:style-name="T1">[w</text:span><text:span text:style-name="T7">ɔ</text:span><text:span text:style-name="T2">nt]</text:span></text:p>
          </table:table-cell>
          <table:table-cell table:style-name="Таблица1.B1" office:value-type="string">
            <text:p text:style-name="P10"><text:span text:style-name="T18">Хотеть</text:span><text:span text:style-name="T11">, </text:span><text:span text:style-name="T18">жел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95)be ill</text:p>
            <text:p text:style-name="P22"/>
            <text:p text:style-name="P23">[bi:] [il]</text:p>
          </table:table-cell>
          <table:table-cell table:style-name="Таблица1.B1" office:value-type="string">
            <text:p text:style-name="P13">Болеть</text:p>
          </table:table-cell>
        </table:table-row>
        <table:table-row table:style-name="Таблица1.1">
          <table:table-cell table:style-name="Таблица1.A1" office:value-type="string">
            <text:p text:style-name="P46">596)buy</text:p>
            <text:p text:style-name="P22"/>
            <text:p text:style-name="P23">[bai]</text:p>
          </table:table-cell>
          <table:table-cell table:style-name="Таблица1.B1" office:value-type="string">
            <text:p text:style-name="P13">Покупать</text:p>
          </table:table-cell>
        </table:table-row>
        <table:table-row table:style-name="Таблица1.1">
          <table:table-cell table:style-name="Таблица1.A1" office:value-type="string">
            <text:p text:style-name="P47">597)read</text:p>
            <text:p text:style-name="P22"/>
            <text:p text:style-name="P23">[ri:d]</text:p>
          </table:table-cell>
          <table:table-cell table:style-name="Таблица1.B1" office:value-type="string">
            <text:p text:style-name="P16">Читать</text:p>
          </table:table-cell>
        </table:table-row>
        <table:table-row table:style-name="Таблица1.1">
          <table:table-cell table:style-name="Таблица1.A1" office:value-type="string">
            <text:p text:style-name="P46">598)write</text:p>
            <text:p text:style-name="P22"/>
            <text:p text:style-name="P23">[rait]</text:p>
          </table:table-cell>
          <table:table-cell table:style-name="Таблица1.B1" office:value-type="string">
            <text:p text:style-name="P13">Пис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99)work</text:p>
            <text:p text:style-name="P22"/>
            <text:p text:style-name="P22"><text:span text:style-name="T1">[w</text:span><text:span text:style-name="T2">ə:k]</text:span></text:p>
          </table:table-cell>
          <table:table-cell table:style-name="Таблица1.B1" office:value-type="string">
            <text:p text:style-name="P13">Работать</text:p>
          </table:table-cell>
        </table:table-row>
        <table:table-row table:style-name="Таблица1.1">
          <table:table-cell table:style-name="Таблица1.A1" office:value-type="string">
            <text:p text:style-name="P46">600)sleep</text:p>
            <text:p text:style-name="P22"/>
            <text:p text:style-name="P23">[sli:p]</text:p>
          </table:table-cell>
          <table:table-cell table:style-name="Таблица1.B1" office:value-type="string">
            <text:p text:style-name="P13">Спать</text:p>
          </table:table-cell>
        </table:table-row>
        <table:table-row table:style-name="Таблица1.1">
          <table:table-cell table:style-name="Таблица1.A1" office:value-type="string">
            <text:p text:style-name="P46">601)head</text:p>
            <text:p text:style-name="P22"/>
            <text:p text:style-name="P23">[hed]</text:p>
          </table:table-cell>
          <table:table-cell table:style-name="Таблица1.B1" office:value-type="string">
            <text:p text:style-name="P13">Голова</text:p>
          </table:table-cell>
        </table:table-row>
        <table:table-row table:style-name="Таблица1.1">
          <table:table-cell table:style-name="Таблица1.A1" office:value-type="string">
            <text:p text:style-name="P46">602)ear</text:p>
            <text:p text:style-name="P22"/>
            <text:p text:style-name="P22"><text:span text:style-name="T1">[i</text:span><text:span text:style-name="T2">ə]</text:span></text:p>
          </table:table-cell>
          <table:table-cell table:style-name="Таблица1.B1" office:value-type="string">
            <text:p text:style-name="P13">Ухо</text:p>
          </table:table-cell>
        </table:table-row>
        <table:table-row table:style-name="Таблица1.1">
          <table:table-cell table:style-name="Таблица1.A1" office:value-type="string">
            <text:p text:style-name="P46">603)eye</text:p>
            <text:p text:style-name="P22"/>
            <text:p text:style-name="P23">[ai]</text:p>
          </table:table-cell>
          <table:table-cell table:style-name="Таблица1.B1" office:value-type="string">
            <text:p text:style-name="P13">Глаз</text:p>
          </table:table-cell>
        </table:table-row>
        <table:table-row table:style-name="Таблица1.1">
          <table:table-cell table:style-name="Таблица1.A1" office:value-type="string">
            <text:p text:style-name="P46">604)hair</text:p>
            <text:p text:style-name="P22"/>
            <text:p text:style-name="P22"><text:span text:style-name="T1">[h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Волосы</text:p>
          </table:table-cell>
        </table:table-row>
        <table:table-row table:style-name="Таблица1.1">
          <table:table-cell table:style-name="Таблица1.A1" office:value-type="string">
            <text:p text:style-name="P46">605)nose</text:p>
            <text:p text:style-name="P22"/>
            <text:p text:style-name="P22"><text:span text:style-name="T1">[n</text:span><text:span text:style-name="T2">əuz]</text:span></text:p>
          </table:table-cell>
          <table:table-cell table:style-name="Таблица1.B1" office:value-type="string">
            <text:p text:style-name="P13">Нос</text:p>
          </table:table-cell>
        </table:table-row>
        <table:table-row table:style-name="Таблица1.1">
          <table:table-cell table:style-name="Таблица1.A1" office:value-type="string">
            <text:p text:style-name="P46">606)mouth</text:p>
            <text:p text:style-name="P22"/>
            <text:p text:style-name="P23">[mauθ]</text:p>
          </table:table-cell>
          <table:table-cell table:style-name="Таблица1.B1" office:value-type="string">
            <text:p text:style-name="P13">Рот</text:p>
          </table:table-cell>
        </table:table-row>
        <table:table-row table:style-name="Таблица1.1">
          <table:table-cell table:style-name="Таблица1.A1" office:value-type="string">
            <text:p text:style-name="P46">607)tooth</text:p>
            <text:p text:style-name="P22"/>
            <text:p text:style-name="P23">[tu:θ]</text:p>
          </table:table-cell>
          <table:table-cell table:style-name="Таблица1.B1" office:value-type="string">
            <text:p text:style-name="P13">Зуб</text:p>
          </table:table-cell>
        </table:table-row>
        <table:table-row table:style-name="Таблица1.1">
          <table:table-cell table:style-name="Таблица1.A1" office:value-type="string">
            <text:p text:style-name="P46">608)neck</text:p>
            <text:p text:style-name="P22"/>
            <text:p text:style-name="P23">[nek]</text:p>
          </table:table-cell>
          <table:table-cell table:style-name="Таблица1.B1" office:value-type="string">
            <text:p text:style-name="P13">Ше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09)body</text:p>
            <text:p text:style-name="P22"/>
            <text:p text:style-name="P22"><text:span text:style-name="T1">[‘b</text:span><text:span text:style-name="T7">ɔ</text:span><text:span text:style-name="T1">di]</text:span></text:p>
          </table:table-cell>
          <table:table-cell table:style-name="Таблица1.B1" office:value-type="string">
            <text:p text:style-name="P13">Тело</text:p>
          </table:table-cell>
        </table:table-row>
        <table:table-row table:style-name="Таблица1.1">
          <table:table-cell table:style-name="Таблица1.A1" office:value-type="string">
            <text:p text:style-name="P46">610)breast</text:p>
            <text:p text:style-name="P22"/>
            <text:p text:style-name="P23">[brest]</text:p>
          </table:table-cell>
          <table:table-cell table:style-name="Таблица1.B1" office:value-type="string">
            <text:p text:style-name="P13">Грудь</text:p>
          </table:table-cell>
        </table:table-row>
        <table:table-row table:style-name="Таблица1.1">
          <table:table-cell table:style-name="Таблица1.A1" office:value-type="string">
            <text:p text:style-name="P46">611)stomach</text:p>
            <text:p text:style-name="P22"/>
            <text:p text:style-name="P22"><text:span text:style-name="T1">[‘st</text:span><text:span text:style-name="T7">ʌ</text:span><text:span text:style-name="T2">mək]</text:span></text:p>
          </table:table-cell>
          <table:table-cell table:style-name="Таблица1.B1" office:value-type="string">
            <text:p text:style-name="P13">Живот</text:p>
          </table:table-cell>
        </table:table-row>
        <table:table-row table:style-name="Таблица1.1">
          <table:table-cell table:style-name="Таблица1.A1" office:value-type="string">
            <text:p text:style-name="P46">612)shoulder</text:p>
            <text:p text:style-name="P22"/>
            <text:p text:style-name="P22"><text:span text:style-name="T1">[‘∫</text:span><text:span text:style-name="T2">əuldə]</text:span></text:p>
          </table:table-cell>
          <table:table-cell table:style-name="Таблица1.B1" office:value-type="string">
            <text:p text:style-name="P13">Плечо</text:p>
          </table:table-cell>
        </table:table-row>
        <table:table-row table:style-name="Таблица1.1">
          <table:table-cell table:style-name="Таблица1.A1" office:value-type="string">
            <text:p text:style-name="P46">613)hand</text:p>
            <text:p text:style-name="P22"/>
            <text:p text:style-name="P23">[hænd]</text:p>
          </table:table-cell>
          <table:table-cell table:style-name="Таблица1.B1" office:value-type="string">
            <text:p text:style-name="P10"><text:span text:style-name="T18">Кисть</text:span><text:span text:style-name="T11"> </text:span><text:span text:style-name="T18">рук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4)finger</text:p>
            <text:p text:style-name="P22"/>
            <text:p text:style-name="P22"><text:span text:style-name="T1">[‘fiŋg</text:span><text:span text:style-name="T2">ə]</text:span></text:p>
          </table:table-cell>
          <table:table-cell table:style-name="Таблица1.B1" office:value-type="string">
            <text:p text:style-name="P13">Палец</text:p>
          </table:table-cell>
        </table:table-row>
        <table:table-row table:style-name="Таблица1.1">
          <table:table-cell table:style-name="Таблица1.A1" office:value-type="string">
            <text:p text:style-name="P46">615)nail</text:p>
            <text:p text:style-name="P22"/>
            <text:p text:style-name="P23">[neil]</text:p>
          </table:table-cell>
          <table:table-cell table:style-name="Таблица1.B1" office:value-type="string">
            <text:p text:style-name="P13">Ноготь, гвоздь, приб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16)</text:span><text:bookmark text:name="__DdeLink__21708_1718800113"/><text:span text:style-name="T1">leg</text:span></text:p>
            <text:p text:style-name="P22"/>
            <text:p text:style-name="P23">[leg]</text:p>
          </table:table-cell>
          <table:table-cell table:style-name="Таблица1.B1" office:value-type="string">
            <text:p text:style-name="P10"><text:span text:style-name="T18">Нога</text:span><text:span text:style-name="T11"> (</text:span><text:span text:style-name="T18">до</text:span><text:span text:style-name="T11"> </text:span><text:span text:style-name="T18">ступни</text:span><text:span text:style-name="T11">), </text:span><text:span text:style-name="T17">н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7)foot</text:p>
            <text:p text:style-name="P22"/>
            <text:p text:style-name="P23">[fut]</text:p>
          </table:table-cell>
          <table:table-cell table:style-name="Таблица1.B1" office:value-type="string">
            <text:p text:style-name="P13">Ступня</text:p>
          </table:table-cell>
        </table:table-row>
        <table:table-row table:style-name="Таблица1.1">
          <table:table-cell table:style-name="Таблица1.A1" office:value-type="string">
            <text:p text:style-name="P46">618)emotion</text:p>
            <text:p text:style-name="P22"/>
            <text:p text:style-name="P22"><text:span text:style-name="T1">[I’m</text:span><text:span text:style-name="T2">əu∫(ə)n]</text:span></text:p>
          </table:table-cell>
          <table:table-cell table:style-name="Таблица1.B1" office:value-type="string">
            <text:p text:style-name="P13">Эмоци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19)mood</text:p>
            <text:p text:style-name="P22"/>
            <text:p text:style-name="P23">[mud]</text:p>
          </table:table-cell>
          <table:table-cell table:style-name="Таблица1.B1" office:value-type="string">
            <text:p text:style-name="P13">Настроение</text:p>
          </table:table-cell>
        </table:table-row>
        <table:table-row table:style-name="Таблица1.1">
          <table:table-cell table:style-name="Таблица1.A1" office:value-type="string">
            <text:p text:style-name="P46">620)good</text:p>
            <text:p text:style-name="P22"/>
            <text:p text:style-name="P23">[gud]</text:p>
          </table:table-cell>
          <table:table-cell table:style-name="Таблица1.B1" office:value-type="string">
            <text:p text:style-name="P13">Хороший</text:p>
          </table:table-cell>
        </table:table-row>
        <table:table-row table:style-name="Таблица1.1">
          <table:table-cell table:style-name="Таблица1.A1" office:value-type="string">
            <text:p text:style-name="P46">621)bad</text:p>
            <text:p text:style-name="P22"/>
            <text:p text:style-name="P23">[bæd]</text:p>
          </table:table-cell>
          <table:table-cell table:style-name="Таблица1.B1" office:value-type="string">
            <text:p text:style-name="P13">Плохой, дурно</text:p>
          </table:table-cell>
        </table:table-row>
        <table:table-row table:style-name="Таблица1.1">
          <table:table-cell table:style-name="Таблица1.A1" office:value-type="string">
            <text:p text:style-name="P46">622)tear</text:p>
            <text:p text:style-name="P22"/>
            <text:p text:style-name="P22"><text:span text:style-name="T1">[ti</text:span><text:span text:style-name="T2">ə]</text:span></text:p>
          </table:table-cell>
          <table:table-cell table:style-name="Таблица1.B1" office:value-type="string">
            <text:p text:style-name="P13">Слеза</text:p>
          </table:table-cell>
        </table:table-row>
        <table:table-row table:style-name="Таблица1.1">
          <table:table-cell table:style-name="Таблица1.A1" office:value-type="string">
            <text:p text:style-name="P46">623)smile</text:p>
            <text:p text:style-name="P22"/>
            <text:p text:style-name="P23">[smail]</text:p>
          </table:table-cell>
          <table:table-cell table:style-name="Таблица1.B1" office:value-type="string">
            <text:p text:style-name="P13">Улыбка, улыбаться</text:p>
          </table:table-cell>
        </table:table-row>
        <table:table-row table:style-name="Таблица1.1">
          <table:table-cell table:style-name="Таблица1.A1" office:value-type="string">
            <text:p text:style-name="P46">624)glad</text:p>
            <text:p text:style-name="P22"/>
            <text:p text:style-name="P23">[glæd]</text:p>
          </table:table-cell>
          <table:table-cell table:style-name="Таблица1.B1" office:value-type="string">
            <text:p text:style-name="P13">Радостный</text:p>
          </table:table-cell>
        </table:table-row>
        <table:table-row table:style-name="Таблица1.1">
          <table:table-cell table:style-name="Таблица1.A1" office:value-type="string">
            <text:p text:style-name="P46">625)upset</text:p>
            <text:p text:style-name="P22"/>
            <text:p text:style-name="P22"><text:span text:style-name="T1">[</text:span><text:span text:style-name="T7">ʌ</text:span><text:span text:style-name="T2">p’set]</text:span></text:p>
          </table:table-cell>
          <table:table-cell table:style-name="Таблица1.B1" office:value-type="string">
            <text:p text:style-name="P13">Расстроенный</text:p>
          </table:table-cell>
        </table:table-row>
        <table:table-row table:style-name="Таблица1.1">
          <table:table-cell table:style-name="Таблица1.A1" office:value-type="string">
            <text:p text:style-name="P46">626)scared</text:p>
            <text:p text:style-name="P22"/>
            <text:p text:style-name="P22"><text:span text:style-name="T1">[sk</text:span><text:span text:style-name="T7">ɛ</text:span><text:span text:style-name="T4">ə</text:span><text:span text:style-name="T2">d]</text:span></text:p>
          </table:table-cell>
          <table:table-cell table:style-name="Таблица1.B1" office:value-type="string">
            <text:p text:style-name="P13">Испуганный</text:p>
          </table:table-cell>
        </table:table-row>
        <table:table-row table:style-name="Таблица1.1">
          <table:table-cell table:style-name="Таблица1.A1" office:value-type="string">
            <text:p text:style-name="P46">627)sad</text:p>
            <text:p text:style-name="P22"/>
            <text:p text:style-name="P23">[sæd]</text:p>
          </table:table-cell>
          <table:table-cell table:style-name="Таблица1.B1" office:value-type="string">
            <text:p text:style-name="P13">Печальный</text:p>
          </table:table-cell>
        </table:table-row>
        <table:table-row table:style-name="Таблица1.1">
          <table:table-cell table:style-name="Таблица1.A1" office:value-type="string">
            <text:p text:style-name="P46">628)angry</text:p>
            <text:p text:style-name="P22"/>
            <text:p text:style-name="P23">[‘æŋgri]</text:p>
          </table:table-cell>
          <table:table-cell table:style-name="Таблица1.B1" office:value-type="string">
            <text:p text:style-name="P13">Зл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29)kind</text:p>
            <text:p text:style-name="P22"/>
            <text:p text:style-name="P23">[kaind]</text:p>
          </table:table-cell>
          <table:table-cell table:style-name="Таблица1.B1" office:value-type="string">
            <text:p text:style-name="P13">Добрый</text:p>
          </table:table-cell>
        </table:table-row>
        <table:table-row table:style-name="Таблица1.1">
          <table:table-cell table:style-name="Таблица1.A1" office:value-type="string">
            <text:p text:style-name="P46">630)surprised</text:p>
            <text:p text:style-name="P22"/>
            <text:p text:style-name="P22"><text:span text:style-name="T1">[s</text:span><text:span text:style-name="T2">ə’praizd]</text:span></text:p>
          </table:table-cell>
          <table:table-cell table:style-name="Таблица1.B1" office:value-type="string">
            <text:p text:style-name="P13">Удивлённый</text:p>
          </table:table-cell>
        </table:table-row>
        <table:table-row table:style-name="Таблица1.1">
          <table:table-cell table:style-name="Таблица1.A1" office:value-type="string">
            <text:p text:style-name="P46">631)happy</text:p>
            <text:p text:style-name="P22"/>
            <text:p text:style-name="P23">[‘hæpi]</text:p>
          </table:table-cell>
          <table:table-cell table:style-name="Таблица1.B1" office:value-type="string">
            <text:p text:style-name="P13">Счастливый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6">632)naughty</text:p>
            <text:p text:style-name="P22"/>
            <text:p text:style-name="P22"><text:span text:style-name="T1">[‘n</text:span><text:span text:style-name="T7">ɔ</text:span><text:span text:style-name="T2">:ti]</text:span></text:p>
          </table:table-cell>
          <table:table-cell table:style-name="Таблица1.B1" office:value-type="string">
            <text:p text:style-name="P13">Капризный</text:p>
          </table:table-cell>
        </table:table-row>
        <table:table-row table:style-name="Таблица1.1">
          <table:table-cell table:style-name="Таблица1.A1" office:value-type="string">
            <text:p text:style-name="P46">633)invite</text:p>
            <text:p text:style-name="P22"/>
            <text:p text:style-name="P23">[in’vait]</text:p>
          </table:table-cell>
          <table:table-cell table:style-name="Таблица1.B1" office:value-type="string">
            <text:p text:style-name="P13">Пригласить</text:p>
          </table:table-cell>
        </table:table-row>
        <table:table-row table:style-name="Таблица1.1">
          <table:table-cell table:style-name="Таблица1.A1" office:value-type="string">
            <text:p text:style-name="P46">634)meet</text:p>
            <text:p text:style-name="P22"/>
            <text:p text:style-name="P23">[mi:t]</text:p>
          </table:table-cell>
          <table:table-cell table:style-name="Таблица1.B1" office:value-type="string">
            <text:p text:style-name="P13">Встречаться, 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5)meeting</text:p>
            <text:p text:style-name="P22"/>
            <text:p text:style-name="P23">[‘mi:tiŋ]</text:p>
          </table:table-cell>
          <table:table-cell table:style-name="Таблица1.B1" office:value-type="string">
            <text:p text:style-name="P13">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6)appointment</text:p>
            <text:p text:style-name="P22"/>
            <text:p text:style-name="P22"><text:span text:style-name="T1">[</text:span><text:span text:style-name="T2">ə</text:span><text:span text:style-name="T1">’p</text:span><text:span text:style-name="T7">ɔ</text:span><text:span text:style-name="T2">intmənt]</text:span></text:p>
          </table:table-cell>
          <table:table-cell table:style-name="Таблица1.B1" office:value-type="string">
            <text:p text:style-name="P10"><text:span text:style-name="T18">Свидание</text:span><text:span text:style-name="T11">, </text:span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7)date</text:p>
            <text:p text:style-name="P22"/>
            <text:p text:style-name="P23">[deit]</text:p>
          </table:table-cell>
          <table:table-cell table:style-name="Таблица1.B1" office:value-type="string">
            <text:p text:style-name="P10"><text:span text:style-name="T18">Свидание</text:span><text:span text:style-name="T20"> (</text:span><text:span text:style-name="T18">амер</text:span><text:span text:style-name="T20">.), дата, день, время,</text:span><text:span text:style-name="T11"> 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8)make a date</text:p>
            <text:p text:style-name="P22"/>
            <text:p text:style-name="P23">[meik] [deit]</text:p>
          </table:table-cell>
          <table:table-cell table:style-name="Таблица1.B1" office:value-type="string">
            <text:p text:style-name="P10"><text:span text:style-name="T18">Назначить</text:span><text:span text:style-name="T11"> </text:span><text:span text:style-name="T18">сви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39)acquaint</text:p>
            <text:p text:style-name="P22"/>
            <text:p text:style-name="P22"><text:span text:style-name="T1">[</text:span><text:span text:style-name="T2">ə</text:span><text:span text:style-name="T1">’kweint]</text:span></text:p>
          </table:table-cell>
          <table:table-cell table:style-name="Таблица1.B1" office:value-type="string">
            <text:p text:style-name="P10"><text:span text:style-name="T18">Познакомить</text:span><text:span text:style-name="T11">, </text:span><text:span text:style-name="T18">познаком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0)welcome</text:p>
            <text:p text:style-name="P22"/>
            <text:p text:style-name="P22"><text:span text:style-name="T1">['welk</text:span><text:span text:style-name="T2">əm]</text:span></text:p>
          </table:table-cell>
          <table:table-cell table:style-name="Таблица1.B1" office:value-type="string">
            <text:p text:style-name="P10"><text:span text:style-name="T21">Приветств</text:span><text:span text:style-name="T18">овать</text:span><text:span text:style-name="T11"> </text:span><text:span text:style-name="T1">(</text:span><text:span text:style-name="T18">гостя</text:span><text:span text:style-name="T11">), </text:span><text:span text:style-name="T18">радушно</text:span><text:span text:style-name="T11"> </text:span><text:span text:style-name="T18">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1)handshake</text:p>
            <text:p text:style-name="P22"/>
            <text:p text:style-name="P23">['hænd∫eik]</text:p>
          </table:table-cell>
          <table:table-cell table:style-name="Таблица1.B1" office:value-type="string">
            <text:p text:style-name="P13">Рукопожатие</text:p>
          </table:table-cell>
        </table:table-row>
        <table:table-row table:style-name="Таблица1.1">
          <table:table-cell table:style-name="Таблица1.A1" office:value-type="string">
            <text:p text:style-name="P46">642)give</text:p>
            <text:p text:style-name="P22"/>
            <text:p text:style-name="P23">[giv]</text:p>
          </table:table-cell>
          <table:table-cell table:style-name="Таблица1.B1" office:value-type="string">
            <text:p text:style-name="P13">Дарить</text:p>
          </table:table-cell>
        </table:table-row>
        <table:table-row table:style-name="Таблица1.1">
          <table:table-cell table:style-name="Таблица1.A1" office:value-type="string">
            <text:p text:style-name="P46">643)report</text:p>
            <text:p text:style-name="P22"/>
            <text:p text:style-name="P22"><text:span text:style-name="T1">[ri'p</text:span><text:span text:style-name="T7">ɔ</text:span><text:span text:style-name="T1">:t]</text:span></text:p>
          </table:table-cell>
          <table:table-cell table:style-name="Таблица1.B1" office:value-type="string">
            <text:p text:style-name="P13">Сообщать</text:p>
          </table:table-cell>
        </table:table-row>
        <table:table-row table:style-name="Таблица1.1">
          <table:table-cell table:style-name="Таблица1.A1" office:value-type="string">
            <text:p text:style-name="P46">644)news</text:p>
            <text:p text:style-name="P22"/>
            <text:p text:style-name="P23">[nju:z]</text:p>
          </table:table-cell>
          <table:table-cell table:style-name="Таблица1.B1" office:value-type="string">
            <text:p text:style-name="P13">Новости</text:p>
          </table:table-cell>
        </table:table-row>
        <table:table-row table:style-name="Таблица1.1">
          <table:table-cell table:style-name="Таблица1.A1" office:value-type="string">
            <text:p text:style-name="P46">645)lie</text:p>
            <text:p text:style-name="P22"/>
            <text:p text:style-name="P23">[lai]</text:p>
          </table:table-cell>
          <table:table-cell table:style-name="Таблица1.B1" office:value-type="string">
            <text:p text:style-name="P13">Ложь</text:p>
          </table:table-cell>
        </table:table-row>
        <table:table-row table:style-name="Таблица1.1">
          <table:table-cell table:style-name="Таблица1.A1" office:value-type="string">
            <text:p text:style-name="P46">646)greeting</text:p>
            <text:p text:style-name="P22"/>
            <text:p text:style-name="P23">['gri:tiŋ]</text:p>
          </table:table-cell>
          <table:table-cell table:style-name="Таблица1.B1" office:value-type="string">
            <text:p text:style-name="P13">Поздравление</text:p>
          </table:table-cell>
        </table:table-row>
        <table:table-row table:style-name="Таблица1.1">
          <table:table-cell table:style-name="Таблица1.A1" office:value-type="string">
            <text:p text:style-name="P47">647)accuracy</text:p>
            <text:p text:style-name="P22"/>
            <text:p text:style-name="P22"><text:span text:style-name="T1">['ækjur</text:span><text:span text:style-name="T2">əsi]</text:span></text:p>
          </table:table-cell>
          <table:table-cell table:style-name="Таблица1.B1" office:value-type="string">
            <text:p text:style-name="P16">Точность</text:p>
          </table:table-cell>
        </table:table-row>
        <table:table-row table:style-name="Таблица1.1">
          <table:table-cell table:style-name="Таблица1.A1" office:value-type="string">
            <text:p text:style-name="P46">648)truth</text:p>
            <text:p text:style-name="P22"/>
            <text:p text:style-name="P23">[tru:θ]</text:p>
          </table:table-cell>
          <table:table-cell table:style-name="Таблица1.B1" office:value-type="string">
            <text:p text:style-name="P13">Прав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4">649)ADC</text:p>
            <text:p text:style-name="P22"/>
            <text:p text:style-name="P22"/>
          </table:table-cell>
          <table:table-cell table:style-name="Таблица1.B1" office:value-type="string">
            <text:p text:style-name="P13">АЦП</text:p>
          </table:table-cell>
        </table:table-row>
        <table:table-row table:style-name="Таблица1.1">
          <table:table-cell table:style-name="Таблица1.A1" office:value-type="string">
            <text:p text:style-name="P46">650)gossip</text:p>
            <text:p text:style-name="P22"/>
            <text:p text:style-name="P22"><text:span text:style-name="T1">['g</text:span><text:span text:style-name="T7">ɔ</text:span><text:span text:style-name="T2">sip]</text:span></text:p>
          </table:table-cell>
          <table:table-cell table:style-name="Таблица1.B1" office:value-type="string">
            <text:p text:style-name="P13">Слухи</text:p>
          </table:table-cell>
        </table:table-row>
        <table:table-row table:style-name="Таблица1.1">
          <table:table-cell table:style-name="Таблица1.A1" office:value-type="string">
            <text:p text:style-name="P46">651)adding</text:p>
            <text:p text:style-name="P22"/>
            <text:p text:style-name="P23">['ædiŋ]</text:p>
          </table:table-cell>
          <table:table-cell table:style-name="Таблица1.B1" office:value-type="string">
            <text:p text:style-name="P13">Сложение</text:p>
          </table:table-cell>
        </table:table-row>
        <table:table-row table:style-name="Таблица1.1">
          <table:table-cell table:style-name="Таблица1.A1" office:value-type="string">
            <text:p text:style-name="P46">652)question</text:p>
            <text:p text:style-name="P22"/>
            <text:p text:style-name="P22"><text:span text:style-name="T1">['kwest∫t(</text:span><text:span text:style-name="T2">ə)n]</text:span></text:p>
          </table:table-cell>
          <table:table-cell table:style-name="Таблица1.B1" office:value-type="string">
            <text:p text:style-name="P13">Вопрос</text:p>
          </table:table-cell>
        </table:table-row>
        <table:table-row table:style-name="Таблица1.1">
          <table:table-cell table:style-name="Таблица1.A1" office:value-type="string">
            <text:p text:style-name="P46">653)adjus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]</text:span></text:p>
          </table:table-cell>
          <table:table-cell table:style-name="Таблица1.B1" office:value-type="string">
            <text:p text:style-name="P13">Регул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654)answer</text:p>
            <text:p text:style-name="P22"/>
            <text:p text:style-name="P22"><text:span text:style-name="T1">['a:ns</text:span><text:span text:style-name="T2">ə]</text:span></text:p>
          </table:table-cell>
          <table:table-cell table:style-name="Таблица1.B1" office:value-type="string">
            <text:p text:style-name="P13">Ответ</text:p>
          </table:table-cell>
        </table:table-row>
        <table:table-row table:style-name="Таблица1.1">
          <table:table-cell table:style-name="Таблица1.A1" office:value-type="string">
            <text:p text:style-name="P46">655)adjustmen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 m</text:span><text:span text:style-name="T2">ə</text:span><text:span text:style-name="T1">nt]</text:span></text:p>
          </table:table-cell>
          <table:table-cell table:style-name="Таблица1.B1" office:value-type="string">
            <text:p text:style-name="P13">Регулировка</text:p>
          </table:table-cell>
        </table:table-row>
        <table:table-row table:style-name="Таблица1.1">
          <table:table-cell table:style-name="Таблица1.A1" office:value-type="string">
            <text:p text:style-name="P46">656)warning</text:p>
            <text:p text:style-name="P22"/>
            <text:p text:style-name="P22"><text:span text:style-name="T1">['w</text:span><text:span text:style-name="T7">ɔ</text:span><text:span text:style-name="T1">:niŋ]</text:span></text:p>
          </table:table-cell>
          <table:table-cell table:style-name="Таблица1.B1" office:value-type="string">
            <text:p text:style-name="P13">Предупреждение</text:p>
          </table:table-cell>
        </table:table-row>
        <table:table-row table:style-name="Таблица1.1">
          <table:table-cell table:style-name="Таблица1.A1" office:value-type="string">
            <text:p text:style-name="P46">657)amperage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Сила</text:span><text:span text:style-name="T11"> </text:span><text:span text:style-name="T18">то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58)request</text:p>
            <text:p text:style-name="P22"/>
            <text:p text:style-name="P23">[ri'kwest]</text:p>
          </table:table-cell>
          <table:table-cell table:style-name="Таблица1.B1" office:value-type="string">
            <text:p text:style-name="P13">Просьб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59)</text:span><text:span text:style-name="T1">amplifier</text:span></text:p>
            <text:p text:style-name="P22"/>
            <text:p text:style-name="P22"><text:span text:style-name="T1">['æmplifai</text:span><text:span text:style-name="T2">ə]</text:span></text:p>
          </table:table-cell>
          <table:table-cell table:style-name="Таблица1.B1" office:value-type="string">
            <text:p text:style-name="P13">Усилитель</text:p>
          </table:table-cell>
        </table:table-row>
        <table:table-row table:style-name="Таблица1.1">
          <table:table-cell table:style-name="Таблица1.A1" office:value-type="string">
            <text:p text:style-name="P46">660)ask</text:p>
            <text:p text:style-name="P22"/>
            <text:p text:style-name="P23">[a:sk]</text:p>
          </table:table-cell>
          <table:table-cell table:style-name="Таблица1.B1" office:value-type="string">
            <text:p text:style-name="P10"><text:span text:style-name="T18">Просить</text:span><text:span text:style-name="T11">, </text:span><text:span text:style-name="T18">спраш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1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0"><text:span text:style-name="T18">Полоса</text:span><text:span text:style-name="T11"> (</text:span><text:span text:style-name="T18">частот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2)demand</text:p>
            <text:p text:style-name="P22"/>
            <text:p text:style-name="P23">[di'ma:nd]</text:p>
          </table:table-cell>
          <table:table-cell table:style-name="Таблица1.B1" office:value-type="string">
            <text:p text:style-name="P13">Требовать, требование, спро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63)</text:span><text:span text:style-name="T11">Bandwidth</text:span></text:p>
            <text:p text:style-name="P22"/>
            <text:p text:style-name="P22"><text:span text:style-name="T1">[,</text:span><text:span text:style-name="T11">bænd</text:span><text:span text:style-name="T1">'widθ]</text:span></text:p>
          </table:table-cell>
          <table:table-cell table:style-name="Таблица1.B1" office:value-type="string">
            <text:p text:style-name="P10"><text:span text:style-name="T18">Ширина</text:span><text:span text:style-name="T11"> </text:span><text:span text:style-name="T18">п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4)understand</text:p>
            <text:p text:style-name="P22"/>
            <text:p text:style-name="P22"><text:span text:style-name="T1">[,</text:span><text:span text:style-name="T7">ʌ</text:span><text:span text:style-name="T2">ndə'stænd]</text:span></text:p>
          </table:table-cell>
          <table:table-cell table:style-name="Таблица1.B1" office:value-type="string">
            <text:p text:style-name="P13">Понимать</text:p>
          </table:table-cell>
        </table:table-row>
        <table:table-row table:style-name="Таблица1.1">
          <table:table-cell table:style-name="Таблица1.A1" office:value-type="string">
            <text:p text:style-name="P46">665)bias</text:p>
            <text:p text:style-name="P22"/>
            <text:p text:style-name="P22"><text:span text:style-name="T1">['bai</text:span><text:span text:style-name="T2">əs]</text:span></text:p>
          </table:table-cell>
          <table:table-cell table:style-name="Таблица1.B1" office:value-type="string">
            <text:p text:style-name="P10"><text:span text:style-name="T18">Смещение</text:span><text:span text:style-name="T11">, </text:span><text:span text:style-name="T18">напряжение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6)binary</text:p>
            <text:p text:style-name="P22"/>
            <text:p text:style-name="P22"><text:span text:style-name="T1">['ba</text:span><text:span text:style-name="T7">ɪ</text:span><text:span text:style-name="T1">n</text:span><text:span text:style-name="T2">ə</text:span><text:span text:style-name="T1">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воичный</text:p>
          </table:table-cell>
        </table:table-row>
        <table:table-row table:style-name="Таблица1.1">
          <table:table-cell table:style-name="Таблица1.A1" office:value-type="string">
            <text:p text:style-name="P47">667)forbid</text:p>
            <text:p text:style-name="P22"/>
            <text:p text:style-name="P22"><text:span text:style-name="T1">[f</text:span><text:span text:style-name="T2">ə'bid]</text:span></text:p>
          </table:table-cell>
          <table:table-cell table:style-name="Таблица1.B1" office:value-type="string">
            <text:p text:style-name="P13">Запрещ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68)</text:span><text:span text:style-name="T1">promise</text:span></text:p>
            <text:p text:style-name="P22"/>
            <text:p text:style-name="P22"><text:span text:style-name="T1">['pr</text:span><text:span text:style-name="T7">ɔ</text:span><text:span text:style-name="T1">m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Обе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69)board</text:p>
            <text:p text:style-name="P22"/>
            <text:p text:style-name="P22"><text:span text:style-name="T1">[b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Плата</text:p>
          </table:table-cell>
        </table:table-row>
        <table:table-row table:style-name="Таблица1.1">
          <table:table-cell table:style-name="Таблица1.A1" office:value-type="string">
            <text:p text:style-name="P46">670)help</text:p>
            <text:p text:style-name="P22"/>
            <text:p text:style-name="P23">[help]</text:p>
          </table:table-cell>
          <table:table-cell table:style-name="Таблица1.B1" office:value-type="string">
            <text:p text:style-name="P13">Помогать</text:p>
          </table:table-cell>
        </table:table-row>
        <table:table-row table:style-name="Таблица1.1">
          <table:table-cell table:style-name="Таблица1.A1" office:value-type="string">
            <text:p text:style-name="P47">671) rectifier bridge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br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прямительный</text:span><text:span text:style-name="T11"> </text:span><text:span text:style-name="T18">мос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2)reprimand</text:p>
            <text:p text:style-name="P22"/>
            <text:p text:style-name="P22"><text:span text:style-name="T1">['repr</text:span><text:span text:style-name="T7">ɪ</text:span><text:span text:style-name="T1">m</text:span><text:span text:style-name="T7">ɑ</text:span><text:span text:style-name="T4">ː</text:span><text:span text:style-name="T6">nd]</text:span></text:p>
          </table:table-cell>
          <table:table-cell table:style-name="Таблица1.B1" office:value-type="string">
            <text:p text:style-name="P10"><text:span text:style-name="T18">Замечание</text:span><text:span text:style-name="T11">, </text:span><text:span text:style-name="T18">вы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3)</text:span><text:span text:style-name="T1">bus</text:span></text:p>
            <text:p text:style-name="P22"/>
            <text:p text:style-name="P22"><text:span text:style-name="T1">[b</text:span><text:span text:style-name="T7">ʌ</text:span><text:span text:style-name="T1">s]</text:span></text:p>
          </table:table-cell>
          <table:table-cell table:style-name="Таблица1.B1" office:value-type="string">
            <text:p text:style-name="P13">Ш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4)</text:span><text:span text:style-name="T1">object</text:span></text:p>
            <text:p text:style-name="P22"/>
            <text:p text:style-name="P22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" office:value-type="string">
            <text:p text:style-name="P13">Возраж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5)</text:span><text:span text:style-name="T1">button</text:span></text:p>
            <text:p text:style-name="P22"/>
            <text:p text:style-name="P22"><text:span text:style-name="T11">['b</text:span><text:span text:style-name="T15">ʌ</text:span><text:span text:style-name="T11">tn]</text:span></text:p>
          </table:table-cell>
          <table:table-cell table:style-name="Таблица1.B1" office:value-type="string">
            <text:p text:style-name="P10"><text:span text:style-name="T18">Кнопка</text:span><text:span text:style-name="T11">, </text:span><text:span text:style-name="T18">клавиш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6)refuse</text:p>
            <text:p text:style-name="P22"/>
            <text:p text:style-name="P22"><text:span text:style-name="T1">[r</text:span><text:span text:style-name="T7">ɪ</text:span><text:span text:style-name="T1">'fju</text:span><text:span text:style-name="T4">ː</text:span><text:span text:style-name="T6">z]</text:span></text:p>
          </table:table-cell>
          <table:table-cell table:style-name="Таблица1.B1" office:value-type="string">
            <text:p text:style-name="P13">Отказы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7)</text:span><text:span text:style-name="T1">capacitor</text:span>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Конденсатор</text:p>
          </table:table-cell>
        </table:table-row>
        <table:table-row table:style-name="Таблица1.1">
          <table:table-cell table:style-name="Таблица1.A1" office:value-type="string">
            <text:p text:style-name="P46">678)behaviour</text:p>
            <text:p text:style-name="P22"/>
            <text:p text:style-name="P22"><text:span text:style-name="T1">[b</text:span><text:span text:style-name="T7">ɪ</text:span><text:span text:style-name="T1">'he</text:span><text:span text:style-name="T7">ɪ</text:span><text:span text:style-name="T1">vj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вед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79)</text:span><text:span text:style-name="T1">capacity</text:span></text:p>
            <text:p text:style-name="P22"/>
            <text:p text:style-name="P22"><text:span text:style-name="T1">[k</text:span><text:span text:style-name="T2">ə</text:span><text:span text:style-name="T1">'pæs</text:span><text:span text:style-name="T2">ə</text:span><text:span text:style-name="T1">t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0)politeness</text:p>
            <text:p text:style-name="P22"/>
            <text:p text:style-name="P22"><text:span text:style-name="T1">[p</text:span><text:span text:style-name="T2">ə</text:span><text:span text:style-name="T1">'la</text:span><text:span text:style-name="T7">ɪ</text:span><text:span text:style-name="T1">t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Вежливость</text:p>
          </table:table-cell>
        </table:table-row>
        <table:table-row table:style-name="Таблица1.1">
          <table:table-cell table:style-name="Таблица1.A1" office:value-type="string">
            <text:p text:style-name="P46">681)capacitance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2)rudeness</text:p>
            <text:p text:style-name="P22"/>
            <text:p text:style-name="P22"><text:span text:style-name="T1">['ru</text:span><text:span text:style-name="T4">ː</text:span><text:span text:style-name="T6">d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Груб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3)</text:span><text:span text:style-name="T1">case</text:span></text:p>
            <text:p text:style-name="P22"/>
            <text:p text:style-name="P22"><text:span text:style-name="T1">[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684)impudence</text:p>
            <text:p text:style-name="P22"/>
            <text:p text:style-name="P22"><text:span text:style-name="T1">['</text:span><text:span text:style-name="T7">ɪ</text:span><text:span text:style-name="T1">mpju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13">Нагл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5)</text:span><text:span text:style-name="T1">cell</text:span></text:p>
            <text:p text:style-name="P22"/>
            <text:p text:style-name="P23">[sel]</text:p>
          </table:table-cell>
          <table:table-cell table:style-name="Таблица1.B1" office:value-type="string">
            <text:p text:style-name="P10"><text:span text:style-name="T18">Ячейка</text:span><text:span text:style-name="T11">, </text:span><text:span text:style-name="T18">элемент</text:span><text:span text:style-name="T11">, </text:span><text:span text:style-name="T18">гальванический</text:span><text:span text:style-name="T11"> </text:span><text:span text:style-name="T18">эле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6)</text:span><text:span text:style-name="T1">apologize</text:span></text:p>
            <text:p text:style-name="P22"/>
            <text:p text:style-name="P22"><text:span text:style-name="T1">[</text:span><text:span text:style-name="T2">ə</text:span><text:span text:style-name="T1">'p</text:span><text:span text:style-name="T7">ɔ</text:span><text:span text:style-name="T1">l</text:span><text:span text:style-name="T2">ə</text:span><text:span text:style-name="T7">ʤ</text:span><text:span text:style-name="T1">a</text:span><text:span text:style-name="T7">ɪ</text:span><text:span text:style-name="T1">z]</text:span></text:p>
          </table:table-cell>
          <table:table-cell table:style-name="Таблица1.B1" office:value-type="string">
            <text:p text:style-name="P13">Извиня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7)</text:span><text:span text:style-name="T1">channel</text:span></text:p>
            <text:p text:style-name="P22"/>
            <text:p text:style-name="P22"><text:span text:style-name="T1">['</text:span><text:span text:style-name="T7">ʧ</text:span><text:span text:style-name="T1">æn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нал</text:p>
          </table:table-cell>
        </table:table-row>
        <table:table-row table:style-name="Таблица1.1">
          <table:table-cell table:style-name="Таблица1.A1" office:value-type="string">
            <text:p text:style-name="P46">688)forgive</text:p>
            <text:p text:style-name="P22"/>
            <text:p text:style-name="P22"><text:span text:style-name="T1">[f</text:span><text:span text:style-name="T2">ə</text:span><text:span text:style-name="T1">'g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Про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89) data transfer channel</text:p>
            <text:p text:style-name="P22"/>
            <text:p text:style-name="P22"><text:span text:style-name="T1">['de</text:span><text:span text:style-name="T7">ɪ</text:span><text:span text:style-name="T1">t</text:span><text:span text:style-name="T2">ə</text:span><text:span text:style-name="T1">]['træn(t)sf</text:span><text:span text:style-name="T7">ɜ</text:span><text:span text:style-name="T4">ː</text:span><text:span text:style-name="T6">] ['</text:span><text:span text:style-name="T7">ʧ</text:span><text:span text:style-name="T6">æn(</text:span><text:span text:style-name="T2">ə</text:span><text:span text:style-name="T6">)l]</text:span></text:p>
          </table:table-cell>
          <table:table-cell table:style-name="Таблица1.B1" office:value-type="string">
            <text:p text:style-name="P10"><text:span text:style-name="T18">Канал</text:span><text:span text:style-name="T11"> </text:span><text:span text:style-name="T18">передачи</text:span><text:span text:style-name="T11"> </text:span><text:span text:style-name="T18">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0)attitude</text:p>
            <text:p text:style-name="P22"/>
            <text:p text:style-name="P22"><text:span text:style-name="T1">['æt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1)</text:span><text:span text:style-name="T1">gain</text:span></text:p>
            <text:p text:style-name="P22"/>
            <text:p text:style-name="P22"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Усиливать</text:span><text:span text:style-name="T11">, </text:span><text:span text:style-name="T18">коэффициент</text:span><text:span text:style-name="T11"> </text:span><text:span text:style-name="T18">уси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2)food</text:p>
            <text:p text:style-name="P22"/>
            <text:p text:style-name="P22"><text:span text:style-name="T1">[fu</text:span><text:span text:style-name="T4">ː</text:span><text:span text:style-name="T6">d]</text:span></text:p>
          </table:table-cell>
          <table:table-cell table:style-name="Таблица1.B1" office:value-type="string">
            <text:p text:style-name="P29"><text:span text:style-name="T18">Продукты</text:span><text:span text:style-name="T11"> </text:span><text:span text:style-name="T18">питания</text:span><text:span text:style-name="T11">,</text:span><text:span text:style-name="T27"> </text:span><text:span text:style-name="T17">ед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3)</text:span><text:span text:style-name="T1">gate</text:span></text:p>
            <text:p text:style-name="P22"/>
            <text:p text:style-name="P22"><text:span text:style-name="T11">[</text:span><text:span text:style-name="T1">ge</text:span><text:span text:style-name="T15">ɪ</text:span><text:span text:style-name="T1">t</text:span><text:span text:style-name="T11">]</text:span></text:p>
          </table:table-cell>
          <table:table-cell table:style-name="Таблица1.B1" office:value-type="string">
            <text:p text:style-name="P10"><text:span text:style-name="T18">Затвор</text:span><text:span text:style-name="T11"> (</text:span><text:span text:style-name="T18">например</text:span><text:span text:style-name="T11">, </text:span><text:span text:style-name="T18">полевого</text:span><text:span text:style-name="T11"> </text:span><text:span text:style-name="T18">транзистора</text:span><text:span text:style-name="T11">); </text:span><text:span text:style-name="T18">логический</text:span><text:span text:style-name="T11"> </text:span><text:span text:style-name="T18">элемент</text:span><text:span text:style-name="T11">, </text:span><text:span text:style-name="T18">вентиль</text:span><text:span text:style-name="T11"> (</text:span><text:span text:style-name="T18">например</text:span><text:span text:style-name="T11">, AND g</text:span><text:span text:style-name="T1">ate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4)</text:span><text:span text:style-name="T1">meat</text:span></text:p>
            <text:p text:style-name="P22"/>
            <text:p text:style-name="P22"><text:span text:style-name="T11">[</text:span><text:span text:style-name="T1">mi</text:span><text:span text:style-name="T13">ː</text:span><text:span text:style-name="T6">t</text:span><text:span text:style-name="T14">]</text:span></text:p>
          </table:table-cell>
          <table:table-cell table:style-name="Таблица1.B1" office:value-type="string">
            <text:p text:style-name="P13">Мясо</text:p>
          </table:table-cell>
        </table:table-row>
        <table:table-row table:style-name="Таблица1.1">
          <table:table-cell table:style-name="Таблица1.A1" office:value-type="string">
            <text:p text:style-name="P46">695)ground</text:p>
            <text:p text:style-name="P22"/>
            <text:p text:style-name="P23">[graund]</text:p>
          </table:table-cell>
          <table:table-cell table:style-name="Таблица1.B1" office:value-type="string">
            <text:p text:style-name="P13">Земля</text:p>
          </table:table-cell>
        </table:table-row>
        <table:table-row table:style-name="Таблица1.1">
          <table:table-cell table:style-name="Таблица1.A1" office:value-type="string">
            <text:p text:style-name="P46">696)fish</text:p>
            <text:p text:style-name="P22"/>
            <text:p text:style-name="P22"><text:span text:style-name="T1">[f</text:span><text:span text:style-name="T7">ɪʃ</text:span><text:span text:style-name="T1">]</text:span></text:p>
          </table:table-cell>
          <table:table-cell table:style-name="Таблица1.B1" office:value-type="string">
            <text:p text:style-name="P13">Рыба</text:p>
          </table:table-cell>
        </table:table-row>
        <table:table-row table:style-name="Таблица1.1">
          <table:table-cell table:style-name="Таблица1.A1" office:value-type="string">
            <text:p text:style-name="P46">697)hexadecimal</text:p>
            <text:p text:style-name="P22"/>
            <text:p text:style-name="P22"><text:span text:style-name="T11">[</text:span><text:span text:style-name="T13">ˌ</text:span><text:span text:style-name="T14">heks</text:span><text:span text:style-name="T12">ə</text:span><text:span text:style-name="T11">'des(</text:span><text:span text:style-name="T12">ə</text:span><text:span text:style-name="T11">)m</text:span><text:span text:style-name="T12">ə</text:span><text:span text:style-name="T11">l]</text:span></text:p>
          </table:table-cell>
          <table:table-cell table:style-name="Таблица1.B1" office:value-type="string">
            <text:p text:style-name="P13">Шестнадцатери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98)egg</text:p>
            <text:p text:style-name="P22"/>
            <text:p text:style-name="P23">[eg]</text:p>
          </table:table-cell>
          <table:table-cell table:style-name="Таблица1.B1" office:value-type="string">
            <text:p text:style-name="P13">Яйц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9)</text:span><text:span text:style-name="T1">input</text:span></text:p>
            <text:p text:style-name="P22"/>
            <text:p text:style-name="P23">[Input]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700)sausage</text:p>
            <text:p text:style-name="P22"/>
            <text:p text:style-name="P22"><text:span text:style-name="T1">['s</text:span><text:span text:style-name="T7">ɔ</text:span><text:span text:style-name="T1">s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лбас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1)</text:span><text:span text:style-name="T1">key</text:span></text:p>
            <text:p text:style-name="P22"/>
            <text:p text:style-name="P22"><text:span text:style-name="T1">[ki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Ключ</text:span><text:span text:style-name="T11">, </text:span><text:span text:style-name="T18">кно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2)salt</text:p>
            <text:p text:style-name="P22"/>
            <text:p text:style-name="P22"><text:span text:style-name="T1">[s</text:span><text:span text:style-name="T7">ɔ</text:span><text:span text:style-name="T4">ː</text:span><text:span text:style-name="T6">lt]</text:span></text:p>
          </table:table-cell>
          <table:table-cell table:style-name="Таблица1.B1" office:value-type="string">
            <text:p text:style-name="P13">Соль</text:p>
          </table:table-cell>
        </table:table-row>
        <table:table-row table:style-name="Таблица1.1">
          <table:table-cell table:style-name="Таблица1.A1" office:value-type="string">
            <text:p text:style-name="P46">703)kit</text:p>
            <text:p text:style-name="P22"/>
            <text:p text:style-name="P22"><text:span text:style-name="T1">[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Набор</text:span><text:span text:style-name="T11">, </text:span><text:span text:style-name="T18">комплек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4)sugar</text:p>
            <text:p text:style-name="P22"/>
            <text:p text:style-name="P22"><text:span text:style-name="T1">['</text:span><text:span text:style-name="T7">ʃ</text:span><text:span text:style-name="T1">ug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аха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5)</text:span><text:span text:style-name="T1">lead</text:span></text:p>
            <text:p text:style-name="P22"/>
            <text:p text:style-name="P23">[led]</text:p>
          </table:table-cell>
          <table:table-cell table:style-name="Таблица1.B1" office:value-type="string">
            <text:p text:style-name="P10"><text:span text:style-name="T18">Свинец</text:span><text:span text:style-name="T11">, </text:span><text:span text:style-name="T18">вывод</text:span><text:span text:style-name="T11"> (</text:span><text:span text:style-name="T18">компонент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6)honey</text:p>
            <text:p text:style-name="P22"/>
            <text:p text:style-name="P22"><text:span text:style-name="T1">['h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Мё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7)</text:span><text:span text:style-name="T1">leakage</text:span></text:p>
            <text:p text:style-name="P22"/>
            <text:p text:style-name="P22"><text:span text:style-name="T1">['li</text:span><text:span text:style-name="T4">ː</text:span><text:span text:style-name="T6">k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21">Утечк</text:span><text:span text:style-name="T18">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08)sweet</text:p>
            <text:p text:style-name="P22"/>
            <text:p text:style-name="P22"><text:span text:style-name="T1">[sw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Конфета, сладкий, сладость, <text:s/>милый</text:p>
          </table:table-cell>
        </table:table-row>
        <table:table-row table:style-name="Таблица1.1">
          <table:table-cell table:style-name="Таблица1.A1" office:value-type="string">
            <text:p text:style-name="P46">709)limit</text:p>
            <text:p text:style-name="P22"/>
            <text:p text:style-name="P22"><text:span text:style-name="T1">['l</text:span><text:span text:style-name="T7">ɪ</text:span><text:span text:style-name="T1">m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редел</text:p>
          </table:table-cell>
        </table:table-row>
        <table:table-row table:style-name="Таблица1.1">
          <table:table-cell table:style-name="Таблица1.A1" office:value-type="string">
            <text:p text:style-name="P46">710)cake</text:p>
            <text:p text:style-name="P22"/>
            <text:p text:style-name="P22"><text:span text:style-name="T1">[ke</text:span><text:span text:style-name="T7">ɪ</text:span><text:span text:style-name="T1">k]</text:span></text:p>
          </table:table-cell>
          <table:table-cell table:style-name="Таблица1.B1" office:value-type="string">
            <text:p text:style-name="P10"><text:span text:style-name="T18">Пирожное</text:span><text:span text:style-name="T11">, </text:span><text:span text:style-name="T18">т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1)</text:span><text:span text:style-name="T1">loop</text:span></text:p>
            <text:p text:style-name="P22"/>
            <text:p text:style-name="P22"><text:span text:style-name="T1">[lu</text:span><text:span text:style-name="T4">ː</text:span><text:span text:style-name="T6">p]</text:span></text:p>
          </table:table-cell>
          <table:table-cell table:style-name="Таблица1.B1" office:value-type="string">
            <text:p text:style-name="P10"><text:span text:style-name="T18">Контур</text:span><text:span text:style-name="T11"> </text:span><text:span text:style-name="T18">обратной</text:span><text:span text:style-name="T11"> </text:span><text:span text:style-name="T18">связи</text:span><text:span text:style-name="T11">, </text:span><text:span text:style-name="T18">цикл</text:span><text:span text:style-name="T11"> (</text:span><text:span text:style-name="T18">в</text:span><text:span text:style-name="T11"> </text:span><text:span text:style-name="T18">программе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2)drink</text:p>
            <text:p text:style-name="P22"/>
            <text:p text:style-name="P22"><text:span text:style-name="T1">[dr</text:span><text:span text:style-name="T7">ɪ</text:span><text:span text:style-name="T1">ŋk]</text:span></text:p>
          </table:table-cell>
          <table:table-cell table:style-name="Таблица1.B1" office:value-type="string">
            <text:p text:style-name="P13">Напиток, пить, выпивать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713)</text:span><text:span text:style-name="T1">MCU</text:span>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Центральное</text:span><text:span text:style-name="T11"> </text:span><text:span text:style-name="T18">устройство</text:span><text:span text:style-name="T11"> </text:span><text:span text:style-name="T18">управ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4)water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Вод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5)</text:span><text:span text:style-name="T1">measuring</text:span></text:p>
            <text:p text:style-name="P22"/>
            <text:p text:style-name="P22"><text:span text:style-name="T1">['me</text:span><text:span text:style-name="T5">ʒ</text:span><text:span text:style-name="T1">(</text:span><text:span text:style-name="T2">ə</text:span><text:span text:style-name="T1">)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Измерение</text:p>
          </table:table-cell>
        </table:table-row>
        <table:table-row table:style-name="Таблица1.1">
          <table:table-cell table:style-name="Таблица1.A1" office:value-type="string">
            <text:p text:style-name="P46">716)milk</text:p>
            <text:p text:style-name="P22"/>
            <text:p text:style-name="P22"><text:span text:style-name="T1">[m</text:span><text:span text:style-name="T7">ɪ</text:span><text:span text:style-name="T1">lk]</text:span></text:p>
          </table:table-cell>
          <table:table-cell table:style-name="Таблица1.B1" office:value-type="string">
            <text:p text:style-name="P13">Мо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7)me</text:span><text:span text:style-name="T1">mory</text:span></text:p>
            <text:p text:style-name="P22"/>
            <text:p text:style-name="P22"><text:span text:style-name="T1">['mem(</text:span><text:span text:style-name="T2">ə</text:span><text:span text:style-name="T1">)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Пам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18)juice</text:p>
            <text:p text:style-name="P22"/>
            <text:p text:style-name="P22"><text:span text:style-name="T1">[</text:span><text:span text:style-name="T7">ʤ</text:span><text:span text:style-name="T1">u</text:span><text:span text:style-name="T4">ː</text:span><text:span text:style-name="T6">s]</text:span></text:p>
          </table:table-cell>
          <table:table-cell table:style-name="Таблица1.B1" office:value-type="string">
            <text:p text:style-name="P13">С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9)</text:span><text:span text:style-name="T1">mode</text:span></text:p>
            <text:p text:style-name="P22"/>
            <text:p text:style-name="P22"><text:span text:style-name="T1">[m</text:span><text:span text:style-name="T2">ə</text:span><text:span text:style-name="T1">ud]</text:span></text:p>
          </table:table-cell>
          <table:table-cell table:style-name="Таблица1.B1" office:value-type="string">
            <text:p text:style-name="P10"><text:span text:style-name="T18">Режим</text:span><text:span text:style-name="T11"> (</text:span><text:span text:style-name="T18">работы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0)tea</text:p>
            <text:p text:style-name="P22"/>
            <text:p text:style-name="P22"><text:span text:style-name="T1">[t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Ча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1)</text:span><text:span text:style-name="T1">mount</text:span></text:p>
            <text:p text:style-name="P22"/>
            <text:p text:style-name="P23">[maunt]</text:p>
          </table:table-cell>
          <table:table-cell table:style-name="Таблица1.B1" office:value-type="string">
            <text:p text:style-name="P13">Монт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722)breakfast</text:p>
            <text:p text:style-name="P22"/>
            <text:p text:style-name="P22"><text:span text:style-name="T1">['brekf</text:span><text:span text:style-name="T2">ə</text:span><text:span text:style-name="T1">st]</text:span></text:p>
          </table:table-cell>
          <table:table-cell table:style-name="Таблица1.B1" office:value-type="string">
            <text:p text:style-name="P13">Завтр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3)</text:span><text:span text:style-name="T1">multiplex</text:span></text:p>
            <text:p text:style-name="P22"/>
            <text:p text:style-name="P22"><text:span text:style-name="T1">['m</text:span><text:span text:style-name="T7">ʌ</text:span><text:span text:style-name="T1">lt</text:span><text:span text:style-name="T7">ɪ</text:span><text:span text:style-name="T1">pleks]</text:span></text:p>
          </table:table-cell>
          <table:table-cell table:style-name="Таблица1.B1" office:value-type="string">
            <text:p text:style-name="P10"><text:span text:style-name="T18">Объединение</text:span><text:span text:style-name="T11"> (</text:span><text:span text:style-name="T18">канало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4)lunch</text:p>
            <text:p text:style-name="P22"/>
            <text:p text:style-name="P22"><text:span text:style-name="T1">[l</text:span><text:span text:style-name="T7">ʌ</text:span><text:span text:style-name="T1">n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Обе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5)</text:span><text:span text:style-name="T1">multiplication</text:span></text:p>
            <text:p text:style-name="P22"/>
            <text:p text:style-name="P22"><text:span text:style-name="T1">[</text:span><text:span text:style-name="T4">ˌ</text:span><text:span text:style-name="T6">m</text:span><text:span text:style-name="T7">ʌ</text:span><text:span text:style-name="T1">lt</text:span><text:span text:style-name="T7">ɪ</text:span><text:span text:style-name="T1">pl</text:span><text:span text:style-name="T7">ɪ</text:span><text:span text:style-name="T1">'k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Умнож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6)</text:span><text:span text:style-name="T1">supper</text:span></text:p>
            <text:p text:style-name="P22"/>
            <text:p text:style-name="P22"><text:span text:style-name="T1">['s</text:span><text:span text:style-name="T7">ʌ</text:span><text:span text:style-name="T1">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Уж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7)</text:span><text:span text:style-name="T1">multiplier</text:span></text:p>
            <text:p text:style-name="P22"/>
            <text:p text:style-name="P22"><text:span text:style-name="T11">['m</text:span><text:span text:style-name="T15">ʌ</text:span><text:span text:style-name="T11">lt</text:span><text:span text:style-name="T15">ɪ</text:span><text:span text:style-name="T11">pl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Умножит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28)order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аказы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9)</text:span><text:span text:style-name="T1">octal</text:span></text:p>
            <text:p text:style-name="P22"/>
            <text:p text:style-name="P22"><text:span text:style-name="T1">['</text:span><text:span text:style-name="T7">ɔ</text:span><text:span text:style-name="T1">kt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Восьмеричный</text:p>
          </table:table-cell>
        </table:table-row>
        <table:table-row table:style-name="Таблица1.1">
          <table:table-cell table:style-name="Таблица1.A1" office:value-type="string">
            <text:p text:style-name="P46">730)waiter</text:p>
            <text:p text:style-name="P22"/>
            <text:p text:style-name="P22"><text:span text:style-name="T1">['w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фициан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1)</text:span><text:span text:style-name="T1">offset</text:span></text:p>
            <text:p text:style-name="P22"/>
            <text:p text:style-name="P22"><text:span text:style-name="T1">['</text:span><text:span text:style-name="T7">ɔ</text:span><text:span text:style-name="T1">fset]</text:span></text:p>
          </table:table-cell>
          <table:table-cell table:style-name="Таблица1.B1" office:value-type="string">
            <text:p text:style-name="P10"><text:span text:style-name="T21">С</text:span><text:span text:style-name="T18">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2)check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Счёт</text:span><text:span text:style-name="T11">, чек, <text:s/></text:span><text:span text:style-name="T18">провер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3)</text:span><text:span text:style-name="T1">output</text:span></text:p>
            <text:p text:style-name="P22"/>
            <text:p text:style-name="P23">['autpu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7">734)hungry</text:p>
            <text:p text:style-name="P22"/>
            <text:p text:style-name="P22"><text:span text:style-name="T11">['h</text:span><text:span text:style-name="T15">ʌ</text:span><text:span text:style-name="T11">ŋgr</text:span><text:span text:style-name="T15">ɪ</text:span><text:span text:style-name="T11">]</text:span></text:p>
          </table:table-cell>
          <table:table-cell table:style-name="Таблица1.B1" office:value-type="string">
            <text:p text:style-name="P13">Голод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5)</text:span><text:span text:style-name="T1">charge</text:span></text:p>
            <text:p text:style-name="P22"/>
            <text:p text:style-name="P22"><text:span text:style-name="T1">[</text:span><text:span text:style-name="T7">ʧɑ</text:span><text:span text:style-name="T4">ː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бор, плата, <text:s/>заряд</text:span><text:span text:style-name="T11">, </text:span><text:span text:style-name="T18">заряжать, обязанность, ответственность, 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6)thirsty</text:p>
            <text:p text:style-name="P22"/>
            <text:p text:style-name="P22"><text:span text:style-name="T1">['θ</text:span><text:span text:style-name="T7">ɜ</text:span><text:span text:style-name="T4">ː</text:span><text:span text:style-name="T6">st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пытывающий</text:span><text:span text:style-name="T11"> </text:span><text:span text:style-name="T18">жажд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7)</text:span><text:span text:style-name="T1">check</text:span>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Проверка</text:span><text:span text:style-name="T11">, </text:span><text:span text:style-name="T18">контро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38)money</text:p>
            <text:p text:style-name="P22"/>
            <text:p text:style-name="P22"><text:span text:style-name="T1">['m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еньг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9)</text:span><text:span text:style-name="T1">circuit</text:span></text:p>
            <text:p text:style-name="P22"/>
            <text:p text:style-name="P22"><text:span text:style-name="T1">['s</text:span><text:span text:style-name="T7">ɜ</text:span><text:span text:style-name="T4">ː</text:span><text:span text:style-name="T6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хема</text:p>
          </table:table-cell>
        </table:table-row>
        <table:table-row table:style-name="Таблица1.1">
          <table:table-cell table:style-name="Таблица1.A1" office:value-type="string">
            <text:p text:style-name="P46">740)currency</text:p>
            <text:p text:style-name="P22"/>
            <text:p text:style-name="P22"><text:span text:style-name="T1">['k</text:span><text:span text:style-name="T7">ɜ</text:span><text:span text:style-name="T4">ː</text:span><text:span text:style-name="T6">r(</text:span><text:span text:style-name="T2">ə</text:span><text:span text:style-name="T1">)ns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Валю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1)</text:span><text:span text:style-name="T1">absorption</text:span><text:span text:style-name="T11"> </text:span><text:span text:style-name="T1">coefficient</text:span></text:p>
            <text:p text:style-name="P22"/>
            <text:p text:style-name="P22"><text:span text:style-name="T11">[</text:span><text:span text:style-name="T12">ə</text:span><text:span text:style-name="T1">b</text:span><text:span text:style-name="T11">'</text:span><text:span text:style-name="T1">z</text:span><text:span text:style-name="T15">ɔ</text:span><text:span text:style-name="T13">ː</text:span><text:span text:style-name="T6">p</text:span><text:span text:style-name="T15">ʃ</text:span><text:span text:style-name="T11">(</text:span><text:span text:style-name="T12">ə</text:span><text:span text:style-name="T11">)</text:span><text:span text:style-name="T1">n</text:span><text:span text:style-name="T11">] [</text:span><text:span text:style-name="T13">ˌ</text:span><text:span text:style-name="T6">k</text:span><text:span text:style-name="T12">ə</text:span><text:span text:style-name="T1">u</text:span><text:span text:style-name="T15">ɪ</text:span><text:span text:style-name="T11">'</text:span><text:span text:style-name="T1">f</text:span><text:span text:style-name="T15">ɪʃ</text:span><text:span text:style-name="T11">(</text:span><text:span text:style-name="T12">ə</text:span><text:span text:style-name="T11">)</text:span><text:span text:style-name="T1">nt</text:span><text:span text:style-name="T11">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погло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2)change</text:p>
            <text:p text:style-name="P22"/>
            <text:p text:style-name="P22"><text:span text:style-name="T1">[</text:span><text:span text:style-name="T7">ʧ</text:span><text:span text:style-name="T1">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дача</text:span><text:span text:style-name="T11">, </text:span><text:span text:style-name="T18">разменная</text:span><text:span text:style-name="T11"> </text:span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3)</text:span><text:span text:style-name="T1">access time</text:span></text:p>
            <text:p text:style-name="P22"/>
            <text:p text:style-name="P22"><text:span text:style-name="T11">['ækses] [ta</text:span><text:span text:style-name="T15">ɪ</text:span><text:span text:style-name="T11">m]</text:span></text:p>
          </table:table-cell>
          <table:table-cell table:style-name="Таблица1.B1" office:value-type="string">
            <text:p text:style-name="P10"><text:span text:style-name="T18">Время</text:span><text:span text:style-name="T11"> </text:span><text:span text:style-name="T18">доступ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4)cash</text:p>
            <text:p text:style-name="P22"/>
            <text:p text:style-name="P22"><text:span text:style-name="T1">[kæ</text:span><text:span text:style-name="T7">ʃ</text:span><text:span text:style-name="T1">]</text:span></text:p>
          </table:table-cell>
          <table:table-cell table:style-name="Таблица1.B1" office:value-type="string">
            <text:p text:style-name="P10"><text:span text:style-name="T18">Наличные</text:span><text:span text:style-name="T11"> </text:span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5)</text:span><text:span text:style-name="T1">accumulator</text:span></text:p>
            <text:p text:style-name="P22"/>
            <text:p text:style-name="P22"><text:span text:style-name="T1">[</text:span><text:span text:style-name="T2">ə</text:span><text:span text:style-name="T1">'kju</text:span><text:span text:style-name="T4">ː</text:span><text:span text:style-name="T6">mj</text:span><text:span text:style-name="T2">ə</text:span><text:span text:style-name="T1">l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ккумулятор</text:p>
          </table:table-cell>
        </table:table-row>
        <table:table-row table:style-name="Таблица1.1">
          <table:table-cell table:style-name="Таблица1.A1" office:value-type="string">
            <text:p text:style-name="P46">746)wallet</text:p>
            <text:p text:style-name="P22"/>
            <text:p text:style-name="P22"><text:span text:style-name="T1">['w</text:span><text:span text:style-name="T7">ɔ</text:span><text:span text:style-name="T1">l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умажник</text:p>
          </table:table-cell>
        </table:table-row>
        <table:table-row table:style-name="Таблица1.1">
          <table:table-cell table:style-name="Таблица1.A1" office:value-type="string">
            <text:p text:style-name="P46">747)acoustic feedback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'fi</text:span><text:span text:style-name="T4">ː</text:span><text:span text:style-name="T6">dbæk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</text:span><text:span text:style-name="T18">обратная</text:span><text:span text:style-name="T11"> </text:span><text:span text:style-name="T18">связ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48)coat</text:p>
            <text:p text:style-name="P22"/>
            <text:p text:style-name="P22"><text:span text:style-name="T1">[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альт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9)</text:span><text:span text:style-name="T1">clock</text:span>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0"><text:span text:style-name="T18">Синхронизация</text:span><text:span text:style-name="T11">; </text:span><text:span text:style-name="T18">генератор</text:span><text:span text:style-name="T11"> </text:span><text:span text:style-name="T18">тактовых</text:span><text:span text:style-name="T11"> </text:span><text:span text:style-name="T18">импульсов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0)raincoat</text:p>
            <text:p text:style-name="P22"/>
            <text:p text:style-name="P22"><text:span text:style-name="T1">['re</text:span><text:span text:style-name="T7">ɪ</text:span><text:span text:style-name="T1">n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ла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1)</text:span><text:span text:style-name="T1">coil</text:span></text:p>
            <text:p text:style-name="P22"/>
            <text:p text:style-name="P22"><text:span text:style-name="T1">[k</text:span><text:span text:style-name="T7">ɔɪ</text:span><text:span text:style-name="T1">l]</text:span></text:p>
          </table:table-cell>
          <table:table-cell table:style-name="Таблица1.B1" office:value-type="string">
            <text:p text:style-name="P10"><text:span text:style-name="T18">Индуктивность</text:span><text:span text:style-name="T11">, </text:span><text:span text:style-name="T18">катушка</text:span><text:span text:style-name="T11"> </text:span><text:span text:style-name="T18">индуктив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2)suit</text:p>
            <text:p text:style-name="P22"/>
            <text:p text:style-name="P22"><text:span text:style-name="T1">[s(j)u</text:span><text:span text:style-name="T4">ː</text:span><text:span text:style-name="T6">t]</text:span></text:p>
          </table:table-cell>
          <table:table-cell table:style-name="Таблица1.B1" office:value-type="string">
            <text:p text:style-name="P10"><text:span text:style-name="T18">Мужской</text:span><text:span text:style-name="T11"> </text:span><text:span text:style-name="T18">костю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3)</text:span><text:span text:style-name="T1">conductor</text:span></text:p>
            <text:p text:style-name="P22"/>
            <text:p text:style-name="P22"><text:span text:style-name="T1">[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6">754)jacket</text:p>
            <text:p text:style-name="P22"/>
            <text:p text:style-name="P22"><text:span text:style-name="T1">['</text:span><text:span text:style-name="T7">ʤ</text:span><text:span text:style-name="T1">æ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идж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5)</text:span><text:span text:style-name="T1">connect</text:span></text:p>
            <text:p text:style-name="P22"/>
            <text:p text:style-name="P22"><text:span text:style-name="T1">[k</text:span><text:span text:style-name="T2">ə</text:span><text:span text:style-name="T1">'nekt]</text:span></text:p>
          </table:table-cell>
          <table:table-cell table:style-name="Таблица1.B1" office:value-type="string">
            <text:p text:style-name="P13">Соединение, 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6">756)trousers</text:p>
            <text:p text:style-name="P22"/>
            <text:p text:style-name="P22"><text:span text:style-name="T1">['trauz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Брю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7)</text:span><text:span text:style-name="T1">connector</text:span></text:p>
            <text:p text:style-name="P22"/>
            <text:p text:style-name="P22"><text:span text:style-name="T1">[k</text:span><text:span text:style-name="T2">ə</text:span><text:span text:style-name="T1">'nek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Соединитель</text:span><text:span text:style-name="T11">, </text:span><text:span text:style-name="T18">разъё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58)shirt</text:p>
            <text:p text:style-name="P22"/>
            <text:p text:style-name="P22"><text:span text:style-name="T1">[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Руба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9)</text:span><text:span text:style-name="T1">control</text:span></text:p>
            <text:p text:style-name="P22"/>
            <text:p text:style-name="P22"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Управлять</text:span><text:span text:style-name="T11">, </text:span><text:span text:style-name="T18">регулировать</text:span><text:span text:style-name="T11">, </text:span><text:span text:style-name="T18">уп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0)tie</text:p>
            <text:p text:style-name="P22"/>
            <text:p text:style-name="P22"><text:span text:style-name="T1">[t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Галст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1)</text:span><text:span text:style-name="T1">converter</text:span></text:p>
            <text:p text:style-name="P22"/>
            <text:p text:style-name="P22"><text:span text:style-name="T1">[k</text:span><text:span text:style-name="T2">ə</text:span><text:span text:style-name="T1">n'v</text:span><text:span text:style-name="T7">ɜ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46">762)dress</text:p>
            <text:p text:style-name="P22"/>
            <text:p text:style-name="P23">[dres]</text:p>
          </table:table-cell>
          <table:table-cell table:style-name="Таблица1.B1" office:value-type="string">
            <text:p text:style-name="P13">Платье, одежда, одеваться, наряжаться 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3)</text:span><text:span text:style-name="T1">cord</text:span></text:p>
            <text:p text:style-name="P22"/>
            <text:p text:style-name="P22"><text:span text:style-name="T1">[k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Гибкий</text:span><text:span text:style-name="T11"> </text:span><text:span text:style-name="T18">провод</text:span><text:span text:style-name="T11">, </text:span><text:span text:style-name="T18">шну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4)skirt</text:p>
            <text:p text:style-name="P22"/>
            <text:p text:style-name="P22"><text:span text:style-name="T1">[sk</text:span><text:span text:style-name="T7">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Юб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5)</text:span><text:span text:style-name="T1">correction</text:span></text:p>
            <text:p text:style-name="P22"/>
            <text:p text:style-name="P22"><text:span text:style-name="T1">[k</text:span><text:span text:style-name="T2">ə</text:span><text:span text:style-name="T1">'re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Поправка</text:p>
          </table:table-cell>
        </table:table-row>
        <table:table-row table:style-name="Таблица1.1">
          <table:table-cell table:style-name="Таблица1.A1" office:value-type="string">
            <text:p text:style-name="P46">766)blouse</text:p>
            <text:p text:style-name="P22"/>
            <text:p text:style-name="P23">[blauz]</text:p>
          </table:table-cell>
          <table:table-cell table:style-name="Таблица1.B1" office:value-type="string">
            <text:p text:style-name="P13">Блуз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7)</text:span><text:span text:style-name="T1">counter</text:span></text:p>
            <text:p text:style-name="P22"/>
            <text:p text:style-name="P22"><text:span text:style-name="T11">['kaunt</text:span><text:span text:style-name="T12">ə</text:span><text:span text:style-name="T11">]</text:span></text:p>
          </table:table-cell>
          <table:table-cell table:style-name="Таблица1.B1" office:value-type="string">
            <text:p text:style-name="P13">Счётч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68)T-shirt</text:p>
            <text:p text:style-name="P22"/>
            <text:p text:style-name="P22"><text:span text:style-name="T1">['ti</text:span><text:span text:style-name="T4">ː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Футболка</text:p>
          </table:table-cell>
        </table:table-row>
        <table:table-row table:style-name="Таблица1.1">
          <table:table-cell table:style-name="Таблица1.A1" office:value-type="string">
            <text:p text:style-name="P46">769)base current</text:p>
            <text:p text:style-name="P22"/>
            <text:p text:style-name="P22"><text:span text:style-name="T1">[be</text:span><text:span text:style-name="T7">ɪ</text:span><text:span text:style-name="T1">s] <text:s/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баз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0)bias current</text:p>
            <text:p text:style-name="P22"/>
            <text:p text:style-name="P22"><text:span text:style-name="T1">['ba</text:span><text:span text:style-name="T7">ɪ</text:span><text:span text:style-name="T4">ə</text:span><text:span text:style-name="T1">s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1)saturation current</text:p>
            <text:p text:style-name="P45"/>
            <text:p text:style-name="P45"><text:span text:style-name="T1">[</text:span><text:span text:style-name="T4">ˌ</text:span><text:span text:style-name="T6">sæ</text:span><text:span text:style-name="T7">ʧ</text:span><text:span text:style-name="T1">(</text:span><text:span text:style-name="T2">ə</text:span><text:span text:style-name="T1">)'re</text:span><text:span text:style-name="T7">ɪʃ</text:span><text:span text:style-name="T1">(</text:span><text:span text:style-name="T2">ə</text:span><text:span text:style-name="T1">)n]</text:span></text:p>
            <text:p text:style-name="P22"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насы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2)high boots</text:p>
            <text:p text:style-name="P22"/>
            <text:p text:style-name="P22"><text:span text:style-name="T1">[ha</text:span><text:span text:style-name="T7">ɪ</text:span><text:span text:style-name="T2">] <text:s/>[bu</text:span><text:span text:style-name="T4">ːts]</text:span></text:p>
          </table:table-cell>
          <table:table-cell table:style-name="Таблица1.B1" office:value-type="string">
            <text:p text:style-name="P13">Сапоги</text:p>
          </table:table-cell>
        </table:table-row>
        <table:table-row table:style-name="Таблица1.1">
          <table:table-cell table:style-name="Таблица1.A1" office:value-type="string">
            <text:p text:style-name="P46">773)acoustic wave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we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(</text:span><text:span text:style-name="T18">звуковая</text:span><text:span text:style-name="T11">) </text:span><text:span text:style-name="T18">волн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4)shoe</text:p>
            <text:p text:style-name="P22"/>
            <text:p text:style-name="P22"><text:span text:style-name="T1">[</text:span><text:span text:style-name="T7">ʃ</text:span><text:span text:style-name="T1">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фл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5</text:span><text:span text:style-name="T1">)adder</text:span></text:p>
            <text:p text:style-name="P22"/>
            <text:p text:style-name="P22"><text:span text:style-name="T1">['æ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умматор</text:p>
          </table:table-cell>
        </table:table-row>
        <table:table-row table:style-name="Таблица1.1">
          <table:table-cell table:style-name="Таблица1.A1" office:value-type="string">
            <text:p text:style-name="P46">776)sneakers</text:p>
            <text:p text:style-name="P22"/>
            <text:p text:style-name="P22"><text:span text:style-name="T1">['sni</text:span><text:span text:style-name="T4">ː</text:span><text:span text:style-name="T6">k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Кроссов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77)</text:span><text:span text:style-name="T1">address</text:span></text:p>
            <text:p text:style-name="P22"/>
            <text:p text:style-name="P22"><text:span text:style-name="T1">[</text:span><text:span text:style-name="T2">ə</text:span><text:span text:style-name="T1">'dres]</text:span></text:p>
          </table:table-cell>
          <table:table-cell table:style-name="Таблица1.B1" office:value-type="string">
            <text:p text:style-name="P13">Адре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8)gl</text:span><text:span text:style-name="T1">ove</text:span></text:p>
            <text:p text:style-name="P22"/>
            <text:p text:style-name="P22"><text:span text:style-name="T1">[gl</text:span><text:span text:style-name="T7">ʌ</text:span><text:span text:style-name="T1">v]</text:span></text:p>
          </table:table-cell>
          <table:table-cell table:style-name="Таблица1.B1" office:value-type="string">
            <text:p text:style-name="P13">Перчатка</text:p>
          </table:table-cell>
        </table:table-row>
        <table:table-row table:style-name="Таблица1.1">
          <table:table-cell table:style-name="Таблица1.A1" office:value-type="string">
            <text:p text:style-name="P46">779)admittance</text:p>
            <text:p text:style-name="P22"/>
            <text:p text:style-name="P22"><text:span text:style-name="T1">[</text:span><text:span text:style-name="T2">ə</text:span><text:span text:style-name="T1">d'm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0"><text:span text:style-name="T18">Полная</text:span><text:span text:style-name="T11"> </text:span><text:span text:style-name="T18">проводим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0)glasses</text:p>
            <text:p text:style-name="P22"/>
            <text:p text:style-name="P22"><text:span text:style-name="T1">['gl</text:span><text:span text:style-name="T7">ɑ</text:span><text:span text:style-name="T4">ː</text:span><text:span text:style-name="T6">s</text:span><text:span text:style-name="T7">ɪ</text:span><text:span text:style-name="T6">z]</text:span></text:p>
          </table:table-cell>
          <table:table-cell table:style-name="Таблица1.B1" office:value-type="string">
            <text:p text:style-name="P13">Оч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1)</text:span><text:span text:style-name="T1">aerial</text:span></text:p>
            <text:p text:style-name="P22"/>
            <text:p text:style-name="P22"><text:span text:style-name="T1">['</text:span><text:span text:style-name="T7">ɛ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782)watch</text:p>
            <text:p text:style-name="P22"/>
            <text:p text:style-name="P22"><text:span text:style-name="T1">[w</text:span><text:span text:style-name="T7">ɔʧ</text:span><text:span text:style-name="T1">]</text:span></text:p>
          </table:table-cell>
          <table:table-cell table:style-name="Таблица1.B1" office:value-type="string">
            <text:p text:style-name="P10"><text:span text:style-name="T18">Наручные</text:span><text:span text:style-name="T11"> </text:span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3)sink current</text:p>
            <text:p text:style-name="P22"/>
            <text:p text:style-name="P22"><text:span text:style-name="T1">[s</text:span><text:span text:style-name="T7">ɪ</text:span><text:span text:style-name="T1">ŋk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4)handkerchief</text:p>
            <text:p text:style-name="P22"/>
            <text:p text:style-name="P22"><text:span text:style-name="T1">['hæŋk</text:span><text:span text:style-name="T2">ə</text:span><text:span text:style-name="T7">ʧɪ</text:span><text:span text:style-name="T1">f]</text:span></text:p>
          </table:table-cell>
          <table:table-cell table:style-name="Таблица1.B1" office:value-type="string">
            <text:p text:style-name="P10"><text:span text:style-name="T18">Носовой</text:span><text:span text:style-name="T11"> </text:span><text:span text:style-name="T18">пла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5)source current</text:p>
            <text:p text:style-name="P22"/>
            <text:p text:style-name="P22"><text:span text:style-name="T1">[s</text:span><text:span text:style-name="T7">ɔ</text:span><text:span text:style-name="T4">ː</text:span><text:span text:style-name="T6">s] </text:span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ы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6)</text:span><text:span text:style-name="T1">button</text:span></text:p>
            <text:p text:style-name="P22"/>
            <text:p text:style-name="P22"><text:span text:style-name="T1">['b</text:span><text:span text:style-name="T7">ʌ</text:span><text:span text:style-name="T1">tn]</text:span></text:p>
          </table:table-cell>
          <table:table-cell table:style-name="Таблица1.B1" office:value-type="string">
            <text:p text:style-name="P13">Пуговиц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87)</text:span><text:span text:style-name="T1">cycle</text:span></text:p>
            <text:p text:style-name="P22"/>
            <text:p text:style-name="P22"><text:span text:style-name="T1">['sa</text:span><text:span text:style-name="T7">ɪ</text:span><text:span text:style-name="T1">kl]</text:span></text:p>
          </table:table-cell>
          <table:table-cell table:style-name="Таблица1.B1" office:value-type="string">
            <text:p text:style-name="P10"><text:span text:style-name="T18">Период</text:span><text:span text:style-name="T11"> (</text:span><text:span text:style-name="T18">импульс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8)hat</text:p>
            <text:p text:style-name="P22"/>
            <text:p text:style-name="P23">[hæt]</text:p>
          </table:table-cell>
          <table:table-cell table:style-name="Таблица1.B1" office:value-type="string">
            <text:p text:style-name="P13">Шляпа, шапка</text:p>
          </table:table-cell>
        </table:table-row>
        <table:table-row table:style-name="Таблица1.1">
          <table:table-cell table:style-name="Таблица1.A1" office:value-type="string">
            <text:p text:style-name="P46">789)DC (direct current)</text:p>
            <text:p text:style-name="P22"/>
            <text:p text:style-name="P22"><text:span text:style-name="T1">([da</text:span><text:span text:style-name="T7">ɪ</text:span><text:span text:style-name="T1">(</text:span><text:span text:style-name="T2">ə</text:span><text:span text:style-name="T1">)'rekt]['k</text:span><text:span text:style-name="T7">ʌ</text:span><text:span text:style-name="T1">r(</text:span><text:span text:style-name="T2">ə</text:span><text:span text:style-name="T1">)nt])</text:span></text:p>
          </table:table-cell>
          <table:table-cell table:style-name="Таблица1.B1" office:value-type="string">
            <text:p text:style-name="P10"><text:span text:style-name="T18">Постоя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90)magazine</text:p>
            <text:p text:style-name="P22"/>
            <text:p text:style-name="P22"><text:span text:style-name="T1">[</text:span><text:span text:style-name="T4">ˌ</text:span><text:span text:style-name="T6">mæg</text:span><text:span text:style-name="T2">ə</text:span><text:span text:style-name="T1">'z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Журна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1)</text:span><text:span text:style-name="T1">delay</text:span></text:p>
            <text:p text:style-name="P35"/>
            <text:p text:style-name="P35"><text:span text:style-name="T1">[d</text:span><text:span text:style-name="T7">ɪ</text:span><text:span text:style-name="T1">'le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Задерж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2)</text:span><text:span text:style-name="T1">pen</text:span></text:p>
            <text:p text:style-name="P22"/>
            <text:p text:style-name="P23">[pen]</text:p>
          </table:table-cell>
          <table:table-cell table:style-name="Таблица1.B1" office:value-type="string">
            <text:p text:style-name="P13">Руч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3)</text:span><text:span text:style-name="T1">device</text:span>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Устройство</text:p>
          </table:table-cell>
        </table:table-row>
        <table:table-row table:style-name="Таблица1.1">
          <table:table-cell table:style-name="Таблица1.A1" office:value-type="string">
            <text:p text:style-name="P46">794)book</text:p>
            <text:p text:style-name="P22"/>
            <text:p text:style-name="P23">[buk]</text:p>
          </table:table-cell>
          <table:table-cell table:style-name="Таблица1.B1" office:value-type="string">
            <text:p text:style-name="P13">Книг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5)</text:span><text:span text:style-name="T1">package</text:span></text:p>
            <text:p text:style-name="P22"/>
            <text:p text:style-name="P22"><text:span text:style-name="T1">['pæk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796)pencil</text:p>
            <text:p text:style-name="P22"/>
            <text:p text:style-name="P22"><text:span text:style-name="T1">['pen(t)s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рандаш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97)parallel</text:p>
            <text:p text:style-name="P22"/>
            <text:p text:style-name="P22"><text:span text:style-name="T1">['pær</text:span><text:span text:style-name="T2">ə</text:span><text:span text:style-name="T1">lel]</text:span></text:p>
          </table:table-cell>
          <table:table-cell table:style-name="Таблица1.B1" office:value-type="string">
            <text:p text:style-name="P13">Параллельный</text:p>
          </table:table-cell>
        </table:table-row>
        <table:table-row table:style-name="Таблица1.1">
          <table:table-cell table:style-name="Таблица1.A1" office:value-type="string">
            <text:p text:style-name="P46">798)new</text:p>
            <text:p text:style-name="P22"/>
            <text:p text:style-name="P22"><text:span text:style-name="T1">[n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Нов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9)</text:span><text:span text:style-name="T1">pin</text:span></text:p>
            <text:p text:style-name="P22"/>
            <text:p text:style-name="P22"><text:span text:style-name="T1">[p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Вывод</text:p>
          </table:table-cell>
        </table:table-row>
        <table:table-row table:style-name="Таблица1.1">
          <table:table-cell table:style-name="Таблица1.A1" office:value-type="string">
            <text:p text:style-name="P46">800)soap</text:p>
            <text:p text:style-name="P22"/>
            <text:p text:style-name="P22"><text:span text:style-name="T1">[s</text:span><text:span text:style-name="T2">ə</text:span><text:span text:style-name="T1">up]</text:span></text:p>
          </table:table-cell>
          <table:table-cell table:style-name="Таблица1.B1" office:value-type="string">
            <text:p text:style-name="P13">Мы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1)</text:span><text:span text:style-name="T1">power supply</text:span></text:p>
            <text:p text:style-name="P22"/>
            <text:p text:style-name="P22"><text:span text:style-name="T1">['pau</text:span><text:span text:style-name="T2">ə</text:span><text:span text:style-name="T1">] [s</text:span><text:span text:style-name="T2">ə</text:span><text:span text:style-name="T1">'pla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точник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2) according to</text:p>
            <text:p text:style-name="P22"/>
            <text:p text:style-name="P22"><text:span text:style-name="T1">[</text:span><text:span text:style-name="T2">ə</text:span><text:span text:style-name="T1">'k</text:span><text:span text:style-name="T7">ɔ</text:span><text:span text:style-name="T4">ː</text:span><text:span text:style-name="T6">d</text:span><text:span text:style-name="T7">ɪ</text:span><text:span text:style-name="T1">ŋ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огласно</text:p>
          </table:table-cell>
        </table:table-row>
        <table:table-row table:style-name="Таблица1.1">
          <table:table-cell table:style-name="Таблица1.A1" office:value-type="string">
            <text:p text:style-name="P46">803)power</text:p>
            <text:p text:style-name="P22"/>
            <text:p text:style-name="P22"><text:span text:style-name="T1">['pau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Мощность</text:span><text:span text:style-name="T11">, </text:span><text:span text:style-name="T18">пит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4) as for / as to</text:p>
            <text:p text:style-name="P22"/>
            <text:p text:style-name="P22"><text:span text:style-name="T1">[æz] [f</text:span><text:span text:style-name="T7">ɔ</text:span><text:span text:style-name="T4">ː</text:span><text:span text:style-name="T6">] / </text:span><text:span text:style-name="T1">[æz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Что</text:span><text:span text:style-name="T11"> </text:span><text:span text:style-name="T18">касает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5)rand</text:span><text:span text:style-name="T1">om</text:span></text:p>
            <text:p text:style-name="P22"/>
            <text:p text:style-name="P22"><text:span text:style-name="T1">['rænd</text:span><text:span text:style-name="T2">ə</text:span><text:span text:style-name="T1">m]</text:span></text:p>
          </table:table-cell>
          <table:table-cell table:style-name="Таблица1.B1" office:value-type="string">
            <text:p text:style-name="P10"><text:span text:style-name="T18">Произвольный</text:span><text:span text:style-name="T11">, </text:span><text:span text:style-name="T18">случай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6)</text:span><text:span text:style-name="T11"> </text:span><text:span text:style-name="T1">because of</text:span></text:p>
            <text:p text:style-name="P22"/>
            <text:p text:style-name="P22"><text:span text:style-name="T1">[b</text:span><text:span text:style-name="T7">ɪ</text:span><text:span text:style-name="T1">'k</text:span><text:span text:style-name="T7">ɔ</text:span><text:span text:style-name="T1">z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07)</text:span><text:span text:style-name="T1">range</text:span></text:p>
            <text:p text:style-name="P22"/>
            <text:p text:style-name="P22"><text:span text:style-name="T1">[r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08) by means of</text:p>
            <text:p text:style-name="P22"/>
            <text:p text:style-name="P22"><text:span text:style-name="T1">[ba</text:span><text:span text:style-name="T7">ɪ</text:span><text:span text:style-name="T1">] [mi</text:span><text:span text:style-name="T4">ː</text:span><text:span text:style-name="T6">nz] </text:span><text:span text:style-name="T1">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Посредством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8)</text:span><text:span text:style-name="T1">rate</text:span></text:p>
            <text:p text:style-name="P22"/>
            <text:p text:style-name="P22"><text:span text:style-name="T1">[r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оказа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9)</text:span><text:span text:style-name="T11"> </text:span><text:span text:style-name="T1">due to</text:span></text:p>
            <text:p text:style-name="P22"/>
            <text:p text:style-name="P22"><text:span text:style-name="T1">[dju</text:span><text:span text:style-name="T4">ː</text:span><text:span text:style-name="T6">]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Благодаря</text:span><text:span text:style-name="T11">, </text:span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0)</text:span><text:span text:style-name="T1">ratio</text:span></text:p>
            <text:p text:style-name="P22"/>
            <text:p text:style-name="P22"><text:span text:style-name="T1">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6">811) in case of</text:p>
            <text:p text:style-name="P22"/>
            <text:p text:style-name="P22"><text:span text:style-name="T1">[</text:span><text:span text:style-name="T7">ɪ</text:span><text:span text:style-name="T1">n] [ke</text:span><text:span text:style-name="T7">ɪ</text:span><text:span text:style-name="T1">s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случа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2)</text:span><text:span text:style-name="T1">rectifier</text:span>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Выпрям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3)</text:span><text:span text:style-name="T11"> </text:span><text:span text:style-name="T1">instead of</text:span></text:p>
            <text:p text:style-name="P22"/>
            <text:p text:style-name="P22"><text:span text:style-name="T1">[</text:span><text:span text:style-name="T7">ɪ</text:span><text:span text:style-name="T1">n'sted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Вместо</text:p>
          </table:table-cell>
        </table:table-row>
        <table:table-row table:style-name="Таблица1.1">
          <table:table-cell table:style-name="Таблица1.A1" office:value-type="string">
            <text:p text:style-name="P46">814)reset</text:p>
            <text:p text:style-name="P22"/>
            <text:p text:style-name="P22"><text:span text:style-name="T1">[</text:span><text:span text:style-name="T4">ˌ</text:span><text:span text:style-name="T6">ri</text:span><text:span text:style-name="T4">ː</text:span><text:span text:style-name="T6">'set]</text:span></text:p>
          </table:table-cell>
          <table:table-cell table:style-name="Таблица1.B1" office:value-type="string">
            <text:p text:style-name="P10"><text:span text:style-name="T18">Переустановка</text:span><text:span text:style-name="T11">, </text:span><text:span text:style-name="T18">начальная</text:span><text:span text:style-name="T11"> </text:span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15) in spite of</text:p>
            <text:p text:style-name="P22"/>
            <text:p text:style-name="P22"><text:span text:style-name="T1">[</text:span><text:span text:style-name="T7">ɪ</text:span><text:span text:style-name="T1">n] [spa</text:span><text:span text:style-name="T7">ɪ</text:span><text:span text:style-name="T1">t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Несмотря</text:span><text:span text:style-name="T11"> </text:span><text:span text:style-name="T18">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16)</text:span><text:span text:style-name="T1">scale</text:span></text:p>
            <text:p text:style-name="P22"/>
            <text:p text:style-name="P22"><text:span text:style-name="T1">[ske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7)</text:span><text:span text:style-name="T11"> </text:span><text:span text:style-name="T1">owing to</text:span></text:p>
            <text:p text:style-name="P22"/>
            <text:p text:style-name="P22"><text:span text:style-name="T1">['</text:span><text:span text:style-name="T2">ə</text:span><text:span text:style-name="T1">u</text:span><text:span text:style-name="T7">ɪ</text:span><text:span text:style-name="T1">ŋ]</text:span><text:span text:style-name="T11">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8)</text:span><text:span text:style-name="T1">semiconductor</text:span></text:p>
            <text:p text:style-name="P22"/>
            <text:p text:style-name="P22"><text:span text:style-name="T1">[</text:span><text:span text:style-name="T4">ˌ</text:span><text:span text:style-name="T6">sem</text:span><text:span text:style-name="T7">ɪ</text:span><text:span text:style-name="T1">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лу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9)</text:span><text:span text:style-name="T11"> </text:span><text:span text:style-name="T1">thanks to</text:span></text:p>
            <text:p text:style-name="P22"/>
            <text:p text:style-name="P22"><text:span text:style-name="T1">[θæŋks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0)</text:span><text:span text:style-name="T1">serial</text:span></text:p>
            <text:p text:style-name="P22"/>
            <text:p text:style-name="P22"><text:span text:style-name="T1">['s</text:span><text:span text:style-name="T7">ɪ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Последовательный</text:p>
          </table:table-cell>
        </table:table-row>
        <table:table-row table:style-name="Таблица1.1">
          <table:table-cell table:style-name="Таблица1.A1" office:value-type="string">
            <text:p text:style-name="P23">821) <text:s/>listen to smb. / smth. </text:p>
            <text:p text:style-name="P22"/>
            <text:p text:style-name="P22"><text:span text:style-name="T1">['l</text:span><text:span text:style-name="T7">ɪ</text:span><text:span text:style-name="T1">s(</text:span><text:span text:style-name="T2">ə</text:span><text:span text:style-name="T1">)n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Слуш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 если</text:span><text:span text:style-name="T11"> </text:span><text:span text:style-name="T18">существительного</text:span><text:span text:style-name="T11">/</text:span><text:span text:style-name="T18">местоимения</text:span><text:span text:style-name="T11"> </text:span><text:span text:style-name="T18">нет</text:span><text:span text:style-name="T11">, </text:span><text:span text:style-name="T18">предлог</text:span><text:span text:style-name="T11"> </text:span><text:span text:style-name="T18">не</text:span><text:span text:style-name="T11"> </text:span><text:span text:style-name="T18">нуже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2)</text:span><text:span text:style-name="T1">set</text:span></text:p>
            <text:p text:style-name="P22"/>
            <text:p text:style-name="P23">[set]</text:p>
          </table:table-cell>
          <table:table-cell table:style-name="Таблица1.B1" office:value-type="string">
            <text:p text:style-name="P13">Установка</text:p>
          </table:table-cell>
        </table:table-row>
        <table:table-row table:style-name="Таблица1.1">
          <table:table-cell table:style-name="Таблица1.A1" office:value-type="string">
            <text:p text:style-name="P23">823) to wait for smb. / smth </text:p>
            <text:p text:style-name="P22"/>
            <text:p text:style-name="P22"><text:span text:style-name="T1">[we</text:span><text:span text:style-name="T7">ɪ</text:span><text:span text:style-name="T1">t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Жд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4)</text:span><text:span text:style-name="T1">socket</text:span></text:p>
            <text:p text:style-name="P22"/>
            <text:p text:style-name="P22"><text:span text:style-name="T1">['s</text:span><text:span text:style-name="T7">ɔ</text:span><text:span text:style-name="T1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Панель</text:span><text:span text:style-name="T11"> (</text:span><text:span text:style-name="T18">для</text:span><text:span text:style-name="T11"> </text:span><text:span text:style-name="T18">микросхем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5) to smile at smb</text:p>
            <text:p text:style-name="P22"/>
            <text:p text:style-name="P22"><text:span text:style-name="T1">[sma</text:span><text:span text:style-name="T7">ɪ</text:span><text:span text:style-name="T1">l] [æt]</text:span></text:p>
          </table:table-cell>
          <table:table-cell table:style-name="Таблица1.B1" office:value-type="string">
            <text:p text:style-name="P10"><text:span text:style-name="T18">Улыбаться</text:span><text:span text:style-name="T11"> </text:span><text:span text:style-name="T18">кому</text:span><text:span text:style-name="T11">-</text:span><text:span text:style-name="T18">либ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26)</text:span><text:span text:style-name="T1">soldering</text:span></text:p>
            <text:p text:style-name="P22"/>
            <text:p text:style-name="P22"><text:span text:style-name="T1">['s</text:span><text:span text:style-name="T2">ə</text:span><text:span text:style-name="T1">uld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Пайка</text:p>
          </table:table-cell>
        </table:table-row>
        <table:table-row table:style-name="Таблица1.1">
          <table:table-cell table:style-name="Таблица1.A1" office:value-type="string">
            <text:p text:style-name="P46">827) to ask smb. for smth.</text:p>
            <text:p text:style-name="P22"/>
            <text:p text:style-name="P22"><text:span text:style-name="T1">[</text:span><text:span text:style-name="T7">ɑ</text:span><text:span text:style-name="T4">ː</text:span><text:span text:style-name="T6">sk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Просить</text:span><text:span text:style-name="T11"> </text:span><text:span text:style-name="T18">у</text:span><text:span text:style-name="T11"> </text:span><text:span text:style-name="T18">кого</text:span><text:span text:style-name="T11">-</text:span><text:span text:style-name="T18">либо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8)s</text:span><text:span text:style-name="T1">ource</text:span></text:p>
            <text:p text:style-name="P22"/>
            <text:p text:style-name="P22"><text:span text:style-name="T1">[s</text:span><text:span text:style-name="T7">ɔ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Исток</text:span><text:span text:style-name="T11">, </text:span><text:span text:style-name="T18">источник, исходный к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9)state</text:p>
            <text:p text:style-name="P22"/>
            <text:p text:style-name="P22"><text:span text:style-name="T1">[st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остояние</text:p>
          </table:table-cell>
        </table:table-row>
        <table:table-row table:style-name="Таблица1.1">
          <table:table-cell table:style-name="Таблица1.A1" office:value-type="string">
            <text:p text:style-name="P46">830)storage</text:p>
            <text:p text:style-name="P22"/>
            <text:p text:style-name="P22"><text:span text:style-name="T1">['st</text:span><text:span text:style-name="T7">ɔ</text:span><text:span text:style-name="T4">ː</text:span><text:span text:style-name="T6">r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Хранение</text:p>
          </table:table-cell>
        </table:table-row>
        <table:table-row table:style-name="Таблица1.1">
          <table:table-cell table:style-name="Таблица1.A1" office:value-type="string">
            <text:p text:style-name="P46">831)direct</text:p>
            <text:p text:style-name="P22"/>
            <text:p text:style-name="P22"><text:span text:style-name="T1">[da</text:span><text:span text:style-name="T7">ɪ</text:span><text:span text:style-name="T1">(</text:span><text:span text:style-name="T2">ə</text:span><text:span text:style-name="T1">)'rekt]</text:span></text:p>
          </table:table-cell>
          <table:table-cell table:style-name="Таблица1.B1" office:value-type="string">
            <text:p text:style-name="P13">Прям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2)</text:span><text:span text:style-name="T1">division</text:span></text:p>
            <text:p text:style-name="P22"/>
            <text:p text:style-name="P22"><text:span text:style-name="T1">[d</text:span><text:span text:style-name="T7">ɪ</text:span><text:span text:style-name="T1">'v</text:span><text:span text:style-name="T7">ɪʒ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Деление</text:p>
          </table:table-cell>
        </table:table-row>
        <table:table-row table:style-name="Таблица1.1">
          <table:table-cell table:style-name="Таблица1.A1" office:value-type="string">
            <text:p text:style-name="P46">833)divisor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z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ел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4)</text:span><text:span text:style-name="T1">drain</text:span></text:p>
            <text:p text:style-name="P22"/>
            <text:p text:style-name="P22"><text:span text:style-name="T1">[d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т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35)AFC (automatic frequency control)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подстройка</text:span><text:span text:style-name="T11"> </text:span><text:span text:style-name="T18">частоты</text:span><text:span text:style-name="T11"> (</text:span><text:span text:style-name="T18">АПЧ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6)alphanumeric</text:p>
            <text:p text:style-name="P22"/>
            <text:p text:style-name="P22"><text:span text:style-name="T1">[</text:span><text:span text:style-name="T4">ˌ</text:span><text:span text:style-name="T6">alf</text:span><text:span text:style-name="T2">ə</text:span><text:span text:style-name="T1">n(y)o</text:span><text:span text:style-name="T3">͞</text:span><text:span text:style-name="T6">o'merik]</text:span></text:p>
          </table:table-cell>
          <table:table-cell table:style-name="Таблица1.B1" office:value-type="string">
            <text:p text:style-name="P10"><text:span text:style-name="T18">Алфавитно</text:span><text:span text:style-name="T11">-</text:span><text:span text:style-name="T18">цифровой</text:span><text:span text:style-name="T11">, </text:span><text:span text:style-name="T18">буквенно</text:span><text:span text:style-name="T11">-</text:span><text:span text:style-name="T18">цифровой</text:span><text:span text:style-name="T11"> (</text:span><text:span text:style-name="T18">например</text:span><text:span text:style-name="T11">, </text:span><text:span text:style-name="T18">код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7)AC(alternating current)</text:p>
            <text:p text:style-name="P22"/>
            <text:p text:style-name="P22"><text:span text:style-name="T1">['</text:span><text:span text:style-name="T7">ɔ</text:span><text:span text:style-name="T4">ː</text:span><text:span text:style-name="T6">lt</text:span><text:span text:style-name="T2">ə</text:span><text:span text:style-name="T1">ne</text:span><text:span text:style-name="T7">ɪ</text:span><text:span text:style-name="T1">t</text:span><text:span text:style-name="T7">ɪ</text:span><text:span text:style-name="T1">ŋ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Переме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8)AM(amplitude modulation)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[</text:span><text:span text:style-name="T4">ˌ</text:span><text:span text:style-name="T6">m</text:span><text:span text:style-name="T7">ɔ</text:span><text:span text:style-name="T6">dj</text:span><text:span text:style-name="T2">ə</text:span><text:span text:style-name="T6">'le</text:span><text:span text:style-name="T7">ɪʃ</text:span><text:span text:style-name="T6">(</text:span><text:span text:style-name="T2">ə</text:span><text:span text:style-name="T6">)n]</text:span></text:p>
          </table:table-cell>
          <table:table-cell table:style-name="Таблица1.B1" office:value-type="string">
            <text:p text:style-name="P10"><text:span text:style-name="T18">Амплитудная</text:span><text:span text:style-name="T11"> </text:span><text:span text:style-name="T18">модуля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9)</text:span><text:span text:style-name="T1">ammeter</text:span></text:p>
            <text:p text:style-name="P22"/>
            <text:p text:style-name="P22"><text:span text:style-name="T1">['æmi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мпермет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0)</text:span><text:span text:style-name="T1">ampere</text:span></text:p>
            <text:p text:style-name="P22"/>
            <text:p text:style-name="P22"><text:span text:style-name="T1">['æm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Ампер</text:p>
          </table:table-cell>
        </table:table-row>
        <table:table-row table:style-name="Таблица1.1">
          <table:table-cell table:style-name="Таблица1.A1" office:value-type="string">
            <text:p text:style-name="P46">841)amplify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Усил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2)</text:span><text:span text:style-name="T1">amplifier stage</text:span>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ste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Усилительный</text:span><text:span text:style-name="T11"> </text:span><text:span text:style-name="T18">каск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3)amplitude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Амплиту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44)</text:span><text:span text:style-name="T1">analogue</text:span></text:p>
            <text:p text:style-name="P22"/>
            <text:p text:style-name="P22"><text:span text:style-name="T1">['æn</text:span><text:span text:style-name="T2">ə</text:span><text:span text:style-name="T1">l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Аналог</text:span><text:span text:style-name="T11">, </text:span><text:span text:style-name="T18">аналог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5)AND data</text:p>
            <text:p text:style-name="P22"/>
            <text:p text:style-name="P22"><text:span text:style-name="T1">[ænd]</text:span><text:span text:style-name="T11"> </text:span><text:span text:style-name="T1">['d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Логический</text:span><text:span text:style-name="T11"> </text:span><text:span text:style-name="T18">элемент</text:span><text:span text:style-name="T11"> </text:span><text:span text:style-name="T18">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6)Angular frequency</text:p>
            <text:p text:style-name="P22"/>
            <text:p text:style-name="P22"><text:span text:style-name="T1">['æŋgjul</text:span><text:span text:style-name="T2">ə</text:span><text:span text:style-name="T1">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Угловая</text:span><text:span text:style-name="T11"> (</text:span><text:span text:style-name="T18">круговая</text:span><text:span text:style-name="T11">)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7)anode</text:p>
            <text:p text:style-name="P22"/>
            <text:p text:style-name="P22"><text:span text:style-name="T1">['æn</text:span><text:span text:style-name="T2">ə</text:span><text:span text:style-name="T1">ud]</text:span></text:p>
          </table:table-cell>
          <table:table-cell table:style-name="Таблица1.B1" office:value-type="string">
            <text:p text:style-name="P13">Ано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8)</text:span><text:span text:style-name="T1">antenna</text:span></text:p>
            <text:p text:style-name="P22"/>
            <text:p text:style-name="P22"><text:span text:style-name="T1">[æn'ten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849)antiphase</text:p>
            <text:p text:style-name="P22"/>
            <text:p text:style-name="P22"><text:span text:style-name="T1">['ænt</text:span><text:span text:style-name="T7">ɪ</text:span><text:span text:style-name="T2">fe</text:span><text:span text:style-name="T7">ɪ</text:span><text:span text:style-name="T2">z]</text:span></text:p>
          </table:table-cell>
          <table:table-cell table:style-name="Таблица1.B1" office:value-type="string">
            <text:p text:style-name="P13">Противофаз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50)</text:span><text:span text:style-name="T1">aspect ratio</text:span></text:p>
            <text:p text:style-name="P22"/>
            <text:p text:style-name="P22"><text:span text:style-name="T1">['æspekt] 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0"><text:span text:style-name="T18">Формат</text:span><text:span text:style-name="T11"> </text:span><text:span text:style-name="T18">изобра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1)astable multivibrator</text:p>
            <text:p text:style-name="P22"/>
            <text:p text:style-name="P22"><text:span text:style-name="T1">[</text:span><text:span text:style-name="T2">ə</text:span><text:span text:style-name="T1">'ste</text:span><text:span text:style-name="T7">ɪ</text:span><text:span text:style-name="T1">b(</text:span><text:span text:style-name="T2">ə</text:span><text:span text:style-name="T1">)l] [</text:span><text:span text:style-name="T4">ˌ</text:span><text:span text:style-name="T6">m</text:span><text:span text:style-name="T2">ə</text:span><text:span text:style-name="T1">lti'va</text:span><text:span text:style-name="T7">ɪ</text:span><text:span text:style-name="T1">'br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Несинхронизированный</text:span><text:span text:style-name="T11"> </text:span><text:span text:style-name="T18">мультивиб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2)asynchronous</text:p>
            <text:p text:style-name="P22"/>
            <text:p text:style-name="P22"><text:span text:style-name="T1">[e</text:span><text:span text:style-name="T7">ɪ</text:span><text:span text:style-name="T1">'s</text:span><text:span text:style-name="T7">ɪ</text:span><text:span text:style-name="T1">ŋkr</text:span><text:span text:style-name="T2">ə</text:span><text:span text:style-name="T1">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Асинхрон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53)attenuation</text:p>
            <text:p text:style-name="P22"/>
            <text:p text:style-name="P22"><text:span text:style-name="T1">[</text:span><text:span text:style-name="T2">ə</text:span><text:span text:style-name="T4">ˌ</text:span><text:span text:style-name="T1">tenju'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0"><text:span text:style-name="T18">Ослабление</text:span><text:span text:style-name="T11">, </text:span><text:span text:style-name="T18">затух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854)</text:span><text:span text:style-name="T1">attenuator</text:span></text:p>
            <text:p text:style-name="P22"/>
            <text:p text:style-name="P22"/>
          </table:table-cell>
          <table:table-cell table:style-name="Таблица1.B1" office:value-type="string">
            <text:p text:style-name="P13">Аттенюатор</text:p>
          </table:table-cell>
        </table:table-row>
        <table:table-row table:style-name="Таблица1.1">
          <table:table-cell table:style-name="Таблица1.A1" office:value-type="string">
            <text:p text:style-name="P46">855)toothpaste</text:p>
            <text:p text:style-name="P22"/>
            <text:p text:style-name="P22"><text:span text:style-name="T1">['tu</text:span><text:span text:style-name="T4">ː</text:span><text:span text:style-name="T6">θpe</text:span><text:span text:style-name="T7">ɪ</text:span><text:span text:style-name="T1">st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па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856)drift</text:p>
            <text:p text:style-name="P22"/>
            <text:p text:style-name="P22"><text:span text:style-name="T1">[dr</text:span><text:span text:style-name="T7">ɪ</text:span><text:span text:style-name="T1">ft]</text:span></text:p>
          </table:table-cell>
          <table:table-cell table:style-name="Таблица1.B1" office:value-type="string">
            <text:p text:style-name="P13">Дрейф</text:p>
          </table:table-cell>
        </table:table-row>
        <table:table-row table:style-name="Таблица1.1">
          <table:table-cell table:style-name="Таблица1.A1" office:value-type="string">
            <text:p text:style-name="P46">857)tooth brush</text:p>
            <text:p text:style-name="P22"/>
            <text:p text:style-name="P22"><text:span text:style-name="T1">[tu</text:span><text:span text:style-name="T4">ː</text:span><text:span text:style-name="T6">θ] <text:s/>[br</text:span><text:span text:style-name="T7">ʌʃ</text:span><text:span text:style-name="T6">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щё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8)effective</text:p>
            <text:p text:style-name="P22"/>
            <text:p text:style-name="P22"><text:span text:style-name="T1">[</text:span><text:span text:style-name="T7">ɪ</text:span><text:span text:style-name="T1">'fekt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Действующий</text:span><text:span text:style-name="T11"> (</text:span><text:span text:style-name="T18">значение</text:span><text:span text:style-name="T11"> </text:span><text:span text:style-name="T18">напряжения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9)towel</text:p>
            <text:p text:style-name="P22"/>
            <text:p text:style-name="P22"><text:span text:style-name="T1">['tau</text:span><text:span text:style-name="T2">ə</text:span><text:span text:style-name="T1">l]</text:span></text:p>
          </table:table-cell>
          <table:table-cell table:style-name="Таблица1.B1" office:value-type="string">
            <text:p text:style-name="P13">Полоте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0)</text:span><text:span text:style-name="T1">erase</text:span></text:p>
            <text:p text:style-name="P22"/>
            <text:p text:style-name="P22"><text:span text:style-name="T1">[</text:span><text:span text:style-name="T7">ɪ</text:span><text:span text:style-name="T1">'re</text:span><text:span text:style-name="T7">ɪ</text:span><text:span text:style-name="T1">z]</text:span></text:p>
          </table:table-cell>
          <table:table-cell table:style-name="Таблица1.B1" office:value-type="string">
            <text:p text:style-name="P10"><text:span text:style-name="T18">Стирание</text:span><text:span text:style-name="T11">, </text:span><text:span text:style-name="T18">сти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861)bathrobe</text:p>
            <text:p text:style-name="P22"/>
            <text:p text:style-name="P22"><text:span text:style-name="T1">['b</text:span><text:span text:style-name="T7">ɑ</text:span><text:span text:style-name="T4">ː</text:span><text:span text:style-name="T6">θr</text:span><text:span text:style-name="T2">ə</text:span><text:span text:style-name="T6">ub]</text:span></text:p>
          </table:table-cell>
          <table:table-cell table:style-name="Таблица1.B1" office:value-type="string">
            <text:p text:style-name="P10"><text:span text:style-name="T18">Купальный</text:span><text:span text:style-name="T11"> </text:span><text:span text:style-name="T18">хала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2)</text:span><text:span text:style-name="T1">subtraction</text:span></text:p>
            <text:p text:style-name="P22"/>
            <text:p text:style-name="P22"><text:span text:style-name="T1">[s</text:span><text:span text:style-name="T2">ə</text:span><text:span text:style-name="T1">b'træ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чит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63)comb</text:p>
            <text:p text:style-name="P22"/>
            <text:p text:style-name="P22"><text:span text:style-name="T1">[k</text:span><text:span text:style-name="T2">ə</text:span><text:span text:style-name="T1">um]</text:span></text:p>
          </table:table-cell>
          <table:table-cell table:style-name="Таблица1.B1" office:value-type="string">
            <text:p text:style-name="P13">Расчес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4)</text:span><text:span text:style-name="T1">support</text:span></text:p>
            <text:p text:style-name="P22"/>
            <text:p text:style-name="P22"><text:span text:style-name="T1">[s</text:span><text:span text:style-name="T2">ə</text:span><text:span text:style-name="T1">'p</text:span><text:span text:style-name="T7">ɔ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Поддержка, поддерживать</text:p>
          </table:table-cell>
        </table:table-row>
        <table:table-row table:style-name="Таблица1.1">
          <table:table-cell table:style-name="Таблица1.A1" office:value-type="string">
            <text:p text:style-name="P46">865)house</text:p>
            <text:p text:style-name="P22"/>
            <text:p text:style-name="P23">[haus]</text:p>
          </table:table-cell>
          <table:table-cell table:style-name="Таблица1.B1" office:value-type="string">
            <text:p text:style-name="P13">Дом</text:p>
          </table:table-cell>
        </table:table-row>
        <table:table-row table:style-name="Таблица1.1">
          <table:table-cell table:style-name="Таблица1.A1" office:value-type="string">
            <text:p text:style-name="P46">866)switch</text:p>
            <text:p text:style-name="P22"/>
            <text:p text:style-name="P22"><text:span text:style-name="T1">[sw</text:span><text:span text:style-name="T7">ɪʧ</text:span><text:span text:style-name="T1">]</text:span></text:p>
          </table:table-cell>
          <table:table-cell table:style-name="Таблица1.B1" office:value-type="string">
            <text:p text:style-name="P13">Переключатель</text:p>
          </table:table-cell>
        </table:table-row>
        <table:table-row table:style-name="Таблица1.1">
          <table:table-cell table:style-name="Таблица1.A1" office:value-type="string">
            <text:p text:style-name="P46">867)yard</text:p>
            <text:p text:style-name="P22"/>
            <text:p text:style-name="P22"><text:span text:style-name="T1">[j</text:span><text:span text:style-name="T7">ɑ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Двор</text:p>
          </table:table-cell>
        </table:table-row>
        <table:table-row table:style-name="Таблица1.1">
          <table:table-cell table:style-name="Таблица1.A1" office:value-type="string">
            <text:p text:style-name="P46">868)value</text:p>
            <text:p text:style-name="P22"/>
            <text:p text:style-name="P22"><text:span text:style-name="T1">['væl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 table:style-name="Таблица1.1">
          <table:table-cell table:style-name="Таблица1.A1" office:value-type="string">
            <text:p text:style-name="P46">869)door</text:p>
            <text:p text:style-name="P22"/>
            <text:p text:style-name="P22"><text:span text:style-name="T1">[d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верь</text:p>
          </table:table-cell>
        </table:table-row>
        <table:table-row table:style-name="Таблица1.1">
          <table:table-cell table:style-name="Таблица1.A1" office:value-type="string">
            <text:p text:style-name="P46">870)voltage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Напряжение</text:p>
          </table:table-cell>
        </table:table-row>
        <table:table-row table:style-name="Таблица1.1">
          <table:table-cell table:style-name="Таблица1.A1" office:value-type="string">
            <text:p text:style-name="P46">871)staircase</text:p>
            <text:p text:style-name="P22"/>
            <text:p text:style-name="P22"><text:span text:style-name="T1">['st</text:span><text:span text:style-name="T7">ɛ</text:span><text:span text:style-name="T4">ə</text:span><text:span text:style-name="T1">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Лестниц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2)</text:span><text:span text:style-name="T1">high voltage</text:span></text:p>
            <text:p text:style-name="P22"/>
            <text:p text:style-name="P22"><text:span text:style-name="T1">[h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со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73)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Этаж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4)</text:span><text:span text:style-name="T1">low voltage</text:span></text:p>
            <text:p text:style-name="P22"/>
            <text:p text:style-name="P22"><text:span text:style-name="T1">[l</text:span><text:span text:style-name="T2">ə</text:span><text:span text:style-name="T1">u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из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5)flat</text:p>
            <text:p text:style-name="P22"/>
            <text:p text:style-name="P23">[flæt]</text:p>
          </table:table-cell>
          <table:table-cell table:style-name="Таблица1.B1" office:value-type="string">
            <text:p text:style-name="P10"><text:span text:style-name="T18">Квартира, </text:span><text:span text:style-name="T19">пло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6)</text:span><text:span text:style-name="T1">supply voltage</text:span></text:p>
            <text:p text:style-name="P22"/>
            <text:p text:style-name="P22"><text:span text:style-name="T1">[s</text:span><text:span text:style-name="T2">ə</text:span><text:span text:style-name="T1">'pl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апряжение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7)window</text:p>
            <text:p text:style-name="P22"/>
            <text:p text:style-name="P22"><text:span text:style-name="T1">['w</text:span><text:span text:style-name="T7">ɪ</text:span><text:span text:style-name="T1">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Окн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8)</text:span><text:span text:style-name="T1">voltage gain</text:span>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text:span text:style-name="T11"> </text:span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усиления</text:span><text:span text:style-name="T11"> </text:span><text:span text:style-name="T18">по</text:span><text:span text:style-name="T11"> </text:span><text:span text:style-name="T18">напряжению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9)wall</text:p>
            <text:p text:style-name="P22"/>
            <text:p text:style-name="P22"><text:span text:style-name="T1">[w</text:span><text:span text:style-name="T7">ɔ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Сте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0)</text:span><text:span text:style-name="T1">watchdog</text:span></text:p>
            <text:p text:style-name="P22"/>
            <text:p text:style-name="P22"><text:span text:style-name="T1">['w</text:span><text:span text:style-name="T7">ɔʧ</text:span><text:span text:style-name="T1">d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Сторожевой</text:span><text:span text:style-name="T11"> (</text:span><text:span text:style-name="T18">таймер</text:span><text:span text:style-name="T11">), </text:span><text:span text:style-name="T18">сторожевой</text:span><text:span text:style-name="T11"> </text:span><text:span text:style-name="T18">пё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1) 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П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2)</text:span><text:span text:style-name="T1">wire</text:span></text:p>
            <text:p text:style-name="P22"/>
            <text:p text:style-name="P22"><text:span text:style-name="T11">['w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Прово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83)live</text:p>
            <text:p text:style-name="P22"/>
            <text:p text:style-name="P22"><text:span text:style-name="T1">[l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Жить</text:p>
          </table:table-cell>
        </table:table-row>
        <table:table-row table:style-name="Таблица1.1">
          <table:table-cell table:style-name="Таблица1.A1" office:value-type="string">
            <text:p text:style-name="P46">884)audio frequency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7">ɪ</text:span><text:span text:style-name="T4">ə</text:span><text:span text:style-name="T1">u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Звуковая</text:span><text:span text:style-name="T11">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5)visit</text:p>
            <text:p text:style-name="P22"/>
            <text:p text:style-name="P22"><text:span text:style-name="T1">['v</text:span><text:span text:style-name="T7">ɪ</text:span><text:span text:style-name="T1">z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Ходить</text:span><text:span text:style-name="T11"> </text:span><text:span text:style-name="T18">в</text:span><text:span text:style-name="T11"> </text:span><text:span text:style-name="T18">г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6)Automatic gain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ge</text:span><text:span text:style-name="T7">ɪ</text:span><text:span text:style-name="T1">n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усиления</text:span><text:span text:style-name="T11"> (</text:span><text:span text:style-name="T18">АР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7)guest</text:p>
            <text:p text:style-name="P22"/>
            <text:p text:style-name="P23">[gest]</text:p>
          </table:table-cell>
          <table:table-cell table:style-name="Таблица1.B1" office:value-type="string">
            <text:p text:style-name="P13">Гость</text:p>
          </table:table-cell>
        </table:table-row>
        <table:table-row table:style-name="Таблица1.1">
          <table:table-cell table:style-name="Таблица1.A1" office:value-type="string">
            <text:p text:style-name="P46">888)Automatic volume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'v</text:span><text:span text:style-name="T7">ɔ</text:span><text:span text:style-name="T1">lju</text:span><text:span text:style-name="T4">ː</text:span><text:span text:style-name="T6">m] </text:span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громкости</text:span><text:span text:style-name="T11"> (</text:span><text:span text:style-name="T18">АРГ</text:span><text:span text:style-name="T11">). </text:span><text:span text:style-name="T18">Синоним</text:span><text:span text:style-name="T11"> – </text:span><text:span text:style-name="T18">АР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9)host</text:p>
            <text:p text:style-name="P22"/>
            <text:p text:style-name="P22"><text:span text:style-name="T1">[h</text:span><text:span text:style-name="T2">ə</text:span><text:span text:style-name="T1">ust]</text:span></text:p>
          </table:table-cell>
          <table:table-cell table:style-name="Таблица1.B1" office:value-type="string">
            <text:p text:style-name="P13">Хозяин</text:p>
          </table:table-cell>
        </table:table-row>
        <table:table-row table:style-name="Таблица1.1">
          <table:table-cell table:style-name="Таблица1.A1" office:value-type="string">
            <text:p text:style-name="P46">890)avalanche breakdown</text:p>
            <text:p text:style-name="P22"/>
            <text:p text:style-name="P22"><text:span text:style-name="T1">['æv(</text:span><text:span text:style-name="T2">ə</text:span><text:span text:style-name="T1">)l</text:span><text:span text:style-name="T7">ɑ</text:span><text:span text:style-name="T4">ː</text:span><text:span text:style-name="T6">n(t)</text:span><text:span text:style-name="T7">ʃ</text:span><text:span text:style-name="T6">] ['bre</text:span><text:span text:style-name="T7">ɪ</text:span><text:span text:style-name="T6">kdaun]</text:span></text:p>
          </table:table-cell>
          <table:table-cell table:style-name="Таблица1.B1" office:value-type="string">
            <text:p text:style-name="P10"><text:span text:style-name="T18">Лавинный</text:span><text:span text:style-name="T11"> </text:span><text:span text:style-name="T18">пробо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1)furniture</text:p>
            <text:p text:style-name="P22"/>
            <text:p text:style-name="P22"><text:span text:style-name="T1">['f</text:span><text:span text:style-name="T7">ɜ</text:span><text:span text:style-name="T4">ː</text:span><text:span text:style-name="T6">n</text:span><text:span text:style-name="T7">ɪʧ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Ме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92)</text:span><text:span text:style-name="T1">background noise</text:span></text:p>
            <text:p text:style-name="P22"/>
            <text:p text:style-name="P22"><text:span text:style-name="T1">['bækgraund]</text:span><text:span text:style-name="T11"> </text:span><text:span text:style-name="T1">[n</text:span><text:span text:style-name="T7">ɔɪ</text:span><text:span text:style-name="T1">z]</text:span></text:p>
          </table:table-cell>
          <table:table-cell table:style-name="Таблица1.B1" office:value-type="string">
            <text:p text:style-name="P10"><text:span text:style-name="T18">Фоновый</text:span><text:span text:style-name="T11"> </text:span><text:span text:style-name="T18">шу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3)table</text:p>
            <text:p text:style-name="P22"/>
            <text:p text:style-name="P22"><text:span text:style-name="T1">['te</text:span><text:span text:style-name="T7">ɪ</text:span><text:span text:style-name="T1">bl]</text:span></text:p>
          </table:table-cell>
          <table:table-cell table:style-name="Таблица1.B1" office:value-type="string">
            <text:p text:style-name="P13">Ст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4)</text:span><text:span text:style-name="T1">balanced</text:span></text:p>
            <text:p text:style-name="P22"/>
            <text:p text:style-name="P22"><text:span text:style-name="T1">['bæl</text:span><text:span text:style-name="T2">ə</text:span><text:span text:style-name="T1">n(t)st]</text:span></text:p>
          </table:table-cell>
          <table:table-cell table:style-name="Таблица1.B1" office:value-type="string">
            <text:p text:style-name="P13">Сбалансированный</text:p>
          </table:table-cell>
        </table:table-row>
        <table:table-row table:style-name="Таблица1.1">
          <table:table-cell table:style-name="Таблица1.A1" office:value-type="string">
            <text:p text:style-name="P46">895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96)band-pass filter</text:p>
            <text:p text:style-name="P22"/>
            <text:p text:style-name="P22"><text:span text:style-name="T1">[bænd] [p</text:span><text:span text:style-name="T7">ɑ</text:span><text:span text:style-name="T4">ː</text:span><text:span text:style-name="T6">s]</text:span><text:span text:style-name="T1"> </text:span><text:span text:style-name="T6">['f</text:span><text:span text:style-name="T7">ɪ</text:span><text:span text:style-name="T6">lt</text:span><text:span text:style-name="T2">ə</text:span><text:span text:style-name="T6">]</text:span></text:p>
          </table:table-cell>
          <table:table-cell table:style-name="Таблица1.B1" office:value-type="string">
            <text:p text:style-name="P10"><text:span text:style-name="T18">Полосовой</text:span><text:span text:style-name="T11"> </text:span><text:span text:style-name="T18">фильт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7)armchair</text:p>
            <text:p text:style-name="P22"/>
            <text:p text:style-name="P22"><text:span text:style-name="T1">[</text:span><text:span text:style-name="T4">ˌ</text:span><text:span text:style-name="T7">ɑ</text:span><text:span text:style-name="T4">ː</text:span><text:span text:style-name="T6">m'</text:span><text:span text:style-name="T7">ʧɛ</text:span><text:span text:style-name="T4">ə</text:span><text:span text:style-name="T6">]</text:span></text:p>
          </table:table-cell>
          <table:table-cell table:style-name="Таблица1.B1" office:value-type="string">
            <text:p text:style-name="P13">Крес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8)</text:span><text:span text:style-name="T1">shelf</text:span></text:p>
            <text:p text:style-name="P22"/>
            <text:p text:style-name="P22"><text:span text:style-name="T1">[</text:span><text:span text:style-name="T7">ʃ</text:span><text:span text:style-name="T1">elf]</text:span></text:p>
          </table:table-cell>
          <table:table-cell table:style-name="Таблица1.B1" office:value-type="string">
            <text:p text:style-name="P13">Пол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9)sof</text:span><text:span text:style-name="T1">a</text:span></text:p>
            <text:p text:style-name="P22"/>
            <text:p text:style-name="P22"><text:span text:style-name="T1">['s</text:span><text:span text:style-name="T2">ə</text:span><text:span text:style-name="T1">uf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иван</text:p>
          </table:table-cell>
        </table:table-row>
        <table:table-row table:style-name="Таблица1.1">
          <table:table-cell table:style-name="Таблица1.A1" office:value-type="string">
            <text:p text:style-name="P46">900)clock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3">Часы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1)</text:span><text:span text:style-name="T1">mirror</text:span></text:p>
            <text:p text:style-name="P22"/>
            <text:p text:style-name="P22"><text:span text:style-name="T1">['m</text:span><text:span text:style-name="T7">ɪ</text:span><text:span text:style-name="T1">r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ерка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902) plate</text:p>
            <text:p text:style-name="P22"/>
            <text:p text:style-name="P22"><text:span text:style-name="T11">[ple</text:span><text:span text:style-name="T15">ɪ</text:span><text:span text:style-name="T11">t]</text:span></text:p>
          </table:table-cell>
          <table:table-cell table:style-name="Таблица1.B1" office:value-type="string">
            <text:p text:style-name="P13">Тарелка</text:p>
          </table:table-cell>
        </table:table-row>
        <table:table-row table:style-name="Таблица1.1">
          <table:table-cell table:style-name="Таблица1.A1" office:value-type="string">
            <text:p text:style-name="P46">903)word</text:p>
            <text:p text:style-name="P22"/>
            <text:p text:style-name="P22"><text:span text:style-name="T1">[w</text:span><text:span text:style-name="T7">ɜ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Сло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4)</text:span><text:span text:style-name="T1">what</text:span></text:p>
            <text:p text:style-name="P22"/>
            <text:p text:style-name="P22"><text:span text:style-name="T1">[w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сколько</text:span><text:span text:style-name="T11">. </text:span><text:span text:style-name="T18">Также</text:span><text:span text:style-name="T11"> </text:span><text:span text:style-name="T18">может</text:span><text:span text:style-name="T11"> </text:span><text:span text:style-name="T18">быть</text:span><text:span text:style-name="T11"> </text:span><text:span text:style-name="T18">вопросительным</text:span><text:span text:style-name="T11"> </text:span><text:span text:style-name="T18">местоимением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5)w</text:span><text:span text:style-name="T1">hen</text:span></text:p>
            <text:p text:style-name="P22"/>
            <text:p text:style-name="P23">[w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в</text:span><text:span text:style-name="T11"> </text:span><text:span text:style-name="T18">то</text:span><text:span text:style-name="T11"> </text:span><text:span text:style-name="T18">время</text:span><text:span text:style-name="T11"> </text:span><text:span text:style-name="T18">ка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6)use</text:p>
            <text:p text:style-name="P45"/>
            <text:p text:style-name="P45"><text:span text:style-name="T1">[ju</text:span><text:span text:style-name="T4">ː</text:span><text:span text:style-name="T6">s] </text:span><text:span text:style-name="T18">сущ</text:span><text:span text:style-name="T6">.</text:span></text:p>
            <text:p text:style-name="P22"><text:span text:style-name="T1">[ju</text:span><text:span text:style-name="T4">ː</text:span><text:span text:style-name="T6">z] </text:span><text:span text:style-name="T18">гл</text:span><text:span text:style-name="T6">.</text:span></text:p>
          </table:table-cell>
          <table:table-cell table:style-name="Таблица1.B1" office:value-type="string">
            <text:p text:style-name="P10"><text:span text:style-name="T18">Использование</text:span><text:span text:style-name="T11">, </text:span><text:span text:style-name="T18">польза</text:span><text:span text:style-name="T11">; </text:span><text:span text:style-name="T18">использ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07)</text:span><text:span text:style-name="T11"> </text:span><text:span text:style-name="T1">many</text:span></text:p>
            <text:p text:style-name="P22"/>
            <text:p text:style-name="P22"><text:span text:style-name="T1">['men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Многие</text:span><text:span text:style-name="T11">, </text:span><text:span text:style-name="T18">много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как</text:span><text:span text:style-name="T11"> </text:span><text:span text:style-name="T18">существительное</text:span><text:span text:style-name="T11">: </text:span><text:span text:style-name="T18">множество</text:span><text:span text:style-name="T11">, </text:span><text:span text:style-name="T18">многие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8)ot</text:span><text:span text:style-name="T1">her</text:span></text:p>
            <text:p text:style-name="P22"/>
            <text:p text:style-name="P22"><text:span text:style-name="T1">['</text:span><text:span text:style-name="T7">ʌ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Другой</text:span><text:span text:style-name="T11">, </text:span><text:span text:style-name="T18">иной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так</text:span><text:span text:style-name="T11"> </text:span><text:span text:style-name="T18">же</text:span><text:span text:style-name="T11"> </text:span><text:span text:style-name="T18">как</text:span><text:span text:style-name="T11"> </text:span><text:span text:style-name="T18">неопределённое</text:span><text:span text:style-name="T11"> </text:span><text:span text:style-name="T18">местоимение</text:span><text:span text:style-name="T11"> </text:span><text:span text:style-name="T22">другой</text:span><text:span text:style-name="T16"> </text:span><text:span text:style-name="T18">и</text:span><text:span text:style-name="T11"> </text:span><text:span text:style-name="T18">наречие</text:span><text:span text:style-name="T11"> </text:span><text:span text:style-name="T22">иначе</text:span><text:span text:style-name="T16">.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9)glass</text:p>
            <text:p text:style-name="P22"/>
            <text:p text:style-name="P22"><text:span text:style-name="T1">[gl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Стекло</text:span><text:span text:style-name="T11">, </text:span><text:span text:style-name="T18">стак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0) knife</text:p>
            <text:p text:style-name="P22"/>
            <text:p text:style-name="P22"><text:span text:style-name="T11">[na</text:span><text:span text:style-name="T15">ɪ</text:span><text:span text:style-name="T11">f]</text:span></text:p>
          </table:table-cell>
          <table:table-cell table:style-name="Таблица1.B1" office:value-type="string">
            <text:p text:style-name="P13">Нож, ножев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11)</text:span><text:span text:style-name="T1">spoon</text:span></text:p>
            <text:p text:style-name="P22"/>
            <text:p text:style-name="P22"><text:span text:style-name="T1">[sp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ожка</text:p>
          </table:table-cell>
        </table:table-row>
        <table:table-row table:style-name="Таблица1.1">
          <table:table-cell table:style-name="Таблица1.A1" office:value-type="string">
            <text:p text:style-name="P46">912)fork</text:p>
            <text:p text:style-name="P22"/>
            <text:p text:style-name="P22"><text:span text:style-name="T1">[f</text:span><text:span text:style-name="T7">ɔ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Вилка</text:p>
          </table:table-cell>
        </table:table-row>
        <table:table-row table:style-name="Таблица1.1">
          <table:table-cell table:style-name="Таблица1.A1" office:value-type="string">
            <text:p text:style-name="P46">913)napkin</text:p>
            <text:p text:style-name="P22"/>
            <text:p text:style-name="P22"><text:span text:style-name="T1">['næ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алфет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14)</text:span><text:span text:style-name="T11"> </text:span><text:span text:style-name="T1">pan</text:span></text:p>
            <text:p text:style-name="P22"/>
            <text:p text:style-name="P23">[pæn]</text:p>
          </table:table-cell>
          <table:table-cell table:style-name="Таблица1.B1" office:value-type="string">
            <text:p text:style-name="P10"><text:span text:style-name="T18">Сковорода</text:span><text:span text:style-name="T11">, </text:span><text:span text:style-name="T18">кастрюля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5) frying pan</text:p>
            <text:p text:style-name="P22"/>
            <text:p text:style-name="P22"><text:span text:style-name="T11">['fra</text:span><text:span text:style-name="T15">ɪɪ</text:span><text:span text:style-name="T11">ŋpæn]</text:span></text:p>
          </table:table-cell>
          <table:table-cell table:style-name="Таблица1.B1" office:value-type="string">
            <text:p text:style-name="P13">Сковорода</text:p>
          </table:table-cell>
        </table:table-row>
        <table:table-row table:style-name="Таблица1.1">
          <table:table-cell table:style-name="Таблица1.A1" office:value-type="string">
            <text:p text:style-name="P46">916)kettle</text:p>
            <text:p text:style-name="P22"/>
            <text:p text:style-name="P23">['ketl]</text:p>
          </table:table-cell>
          <table:table-cell table:style-name="Таблица1.B1" office:value-type="string">
            <text:p text:style-name="P13">Чайник</text:p>
          </table:table-cell>
        </table:table-row>
        <table:table-row table:style-name="Таблица1.1">
          <table:table-cell table:style-name="Таблица1.A1" office:value-type="string">
            <text:p text:style-name="P46">917)make</text:p>
            <text:p text:style-name="P22"/>
            <text:p text:style-name="P22"><text:span text:style-name="T1">[me</text:span><text:span text:style-name="T7">ɪ</text:span><text:span text:style-name="T1">k]</text:span></text:p>
          </table:table-cell>
          <table:table-cell table:style-name="Таблица1.B1" office:value-type="string">
            <text:p text:style-name="P13">Приготовить</text:p>
          </table:table-cell>
        </table:table-row>
        <table:table-row table:style-name="Таблица1.1">
          <table:table-cell table:style-name="Таблица1.A1" office:value-type="string">
            <text:p text:style-name="P46">918)fry</text:p>
            <text:p text:style-name="P22"/>
            <text:p text:style-name="P22"><text:span text:style-name="T1">[fr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Жар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19)</text:span><text:span text:style-name="T1">stew</text:span></text:p>
            <text:p text:style-name="P22"/>
            <text:p text:style-name="P22"><text:span text:style-name="T1">[st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ш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0)</text:span><text:span text:style-name="T1">tree</text:span></text:p>
            <text:p text:style-name="P22"/>
            <text:p text:style-name="P22"><text:span text:style-name="T1">[tr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ере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21)grass</text:p>
            <text:p text:style-name="P22"/>
            <text:p text:style-name="P22"><text:span text:style-name="T1">[gr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6">Тра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2)</text:span><text:span text:style-name="T1">vegetable</text:span></text:p>
            <text:p text:style-name="P22"/>
            <text:p text:style-name="P22"><text:span text:style-name="T1">['ve</text:span><text:span text:style-name="T7">ʤ</text:span><text:span text:style-name="T1">(</text:span><text:span text:style-name="T2">ə</text:span><text:span text:style-name="T1">)t</text:span><text:span text:style-name="T2">ə</text:span><text:span text:style-name="T1">bl]</text:span></text:p>
          </table:table-cell>
          <table:table-cell table:style-name="Таблица1.B1" office:value-type="string">
            <text:p text:style-name="P13">Ово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3)</text:span><text:span text:style-name="T1">berry</text:span></text:p>
            <text:p text:style-name="P22"/>
            <text:p text:style-name="P22"><text:span text:style-name="T1">['be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Ягода</text:p>
          </table:table-cell>
        </table:table-row>
        <table:table-row table:style-name="Таблица1.1">
          <table:table-cell table:style-name="Таблица1.A1" office:value-type="string">
            <text:p text:style-name="P46">924)nut</text:p>
            <text:p text:style-name="P22"/>
            <text:p text:style-name="P22"><text:span text:style-name="T1">[n</text:span><text:span text:style-name="T7">ʌ</text:span><text:span text:style-name="T1">t]</text:span></text:p>
          </table:table-cell>
          <table:table-cell table:style-name="Таблица1.B1" office:value-type="string">
            <text:p text:style-name="P13">Орех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5)</text:span><text:span text:style-name="T1">flower</text:span></text:p>
            <text:p text:style-name="P22"/>
            <text:p text:style-name="P22"><text:span text:style-name="T1">['flau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Цвет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6)</text:span><text:span text:style-name="T1">mushroom</text:span></text:p>
            <text:p text:style-name="P22"/>
            <text:p text:style-name="P22"><text:span text:style-name="T1">['m</text:span><text:span text:style-name="T7">ʌʃ</text:span><text:span text:style-name="T1">rum]</text:span></text:p>
          </table:table-cell>
          <table:table-cell table:style-name="Таблица1.B1" office:value-type="string">
            <text:p text:style-name="P13">Гриб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7)</text:span><text:span text:style-name="T1">melon</text:span></text:p>
            <text:p text:style-name="P22"/>
            <text:p text:style-name="P22"><text:span text:style-name="T1">['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Дыня</text:p>
          </table:table-cell>
        </table:table-row>
        <table:table-row table:style-name="Таблица1.1">
          <table:table-cell table:style-name="Таблица1.A1" office:value-type="string">
            <text:p text:style-name="P46">928)watermelon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4">ˌ</text:span><text:span text:style-name="T1">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Арбуз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9)</text:span><text:span text:style-name="T1">potato</text:span></text:p>
            <text:p text:style-name="P22"/>
            <text:p text:style-name="P22"><text:span text:style-name="T1">[p</text:span><text:span text:style-name="T2">ə</text:span><text:span text:style-name="T1">'te</text:span><text:span text:style-name="T7">ɪ</text:span><text:span text:style-name="T1">t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Картоф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0)</text:span><text:span text:style-name="T1">pepper</text:span></text:p>
            <text:p text:style-name="P22"/>
            <text:p text:style-name="P22"><text:span text:style-name="T1">['pe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ерец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31)cab</text:span><text:span text:style-name="T1">bage</text:span></text:p>
            <text:p text:style-name="P22"/>
            <text:p text:style-name="P22"><text:span text:style-name="T1">['kæb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апус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2)</text:span><text:span text:style-name="T1">onion</text:span></text:p>
            <text:p text:style-name="P22"/>
            <text:p text:style-name="P22"><text:span text:style-name="T1">['</text:span><text:span text:style-name="T7">ʌ</text:span><text:span text:style-name="T1">nj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3) </text:span><text:span text:style-name="T1">beet</text:span></text:p>
            <text:p text:style-name="P22"/>
            <text:p text:style-name="P22"><text:span text:style-name="T1">[b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Свекл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4)</text:span><text:span text:style-name="T1">cucumber</text:span></text:p>
            <text:p text:style-name="P22"/>
            <text:p text:style-name="P22"><text:span text:style-name="T1">['kju</text:span><text:span text:style-name="T4">ː</text:span><text:span text:style-name="T6">k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гурец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5)</text:span><text:span text:style-name="T1">tomato</text:span></text:p>
            <text:p text:style-name="P22"/>
            <text:p text:style-name="P22"><text:span text:style-name="T1">[t</text:span><text:span text:style-name="T2">ə</text:span><text:span text:style-name="T1">'m</text:span><text:span text:style-name="T7">ɑ</text:span><text:span text:style-name="T4">ː</text:span><text:span text:style-name="T6">t</text:span><text:span text:style-name="T2">ə</text:span><text:span text:style-name="T6">u]</text:span></text:p>
          </table:table-cell>
          <table:table-cell table:style-name="Таблица1.B1" office:value-type="string">
            <text:p text:style-name="P13">Помидо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6)</text:span><text:span text:style-name="T1">squash</text:span></text:p>
            <text:p text:style-name="P22"/>
            <text:p text:style-name="P22"><text:span text:style-name="T1">[skw</text:span><text:span text:style-name="T7">ɔʃ</text:span><text:span text:style-name="T1">]</text:span></text:p>
          </table:table-cell>
          <table:table-cell table:style-name="Таблица1.B1" office:value-type="string">
            <text:p text:style-name="P13">Кабач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7)</text:span><text:span text:style-name="T1">pumpkin</text:span></text:p>
            <text:p text:style-name="P22"/>
            <text:p text:style-name="P22"><text:span text:style-name="T1">['p</text:span><text:span text:style-name="T7">ʌ</text:span><text:span text:style-name="T1">m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Тык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8</text:span><text:span text:style-name="T1">)eggplant</text:span></text:p>
            <text:p text:style-name="P22"/>
            <text:p text:style-name="P22"><text:span text:style-name="T1">['egpl</text:span><text:span text:style-name="T7">ɑ</text:span><text:span text:style-name="T4">ː</text:span><text:span text:style-name="T6">nt]</text:span></text:p>
          </table:table-cell>
          <table:table-cell table:style-name="Таблица1.B1" office:value-type="string">
            <text:p text:style-name="P13">Баклажа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9)</text:span><text:span text:style-name="T1">parsley</text:span></text:p>
            <text:p text:style-name="P22"/>
            <text:p text:style-name="P22"><text:span text:style-name="T1">['p</text:span><text:span text:style-name="T7">ɑ</text:span><text:span text:style-name="T4">ː</text:span><text:span text:style-name="T6">sl</text:span><text:span text:style-name="T7">ɪ</text:span><text:span text:style-name="T6">]</text:span></text:p>
          </table:table-cell>
          <table:table-cell table:style-name="Таблица1.B1" office:value-type="string">
            <text:p text:style-name="P13">Петру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0)</text:span><text:span text:style-name="T1">dill</text:span></text:p>
            <text:p text:style-name="P22"/>
            <text:p text:style-name="P22"><text:span text:style-name="T1">[d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Укроп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41)</text:span><text:span text:style-name="T1">garlic</text:span></text:p>
            <text:p text:style-name="P22"/>
            <text:p text:style-name="P22"><text:span text:style-name="T1">['g</text:span><text:span text:style-name="T7">ɑ</text:span><text:span text:style-name="T4">ː</text:span><text:span text:style-name="T6">l</text:span><text:span text:style-name="T7">ɪ</text:span><text:span text:style-name="T6">k]</text:span></text:p>
          </table:table-cell>
          <table:table-cell table:style-name="Таблица1.B1" office:value-type="string">
            <text:p text:style-name="P13">Чесн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2)</text:span><text:span text:style-name="T1">apple</text:span></text:p>
            <text:p text:style-name="P22"/>
            <text:p text:style-name="P22"><text:span text:style-name="T1">['æp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Яб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3)</text:span><text:span text:style-name="T1">pear</text:span></text:p>
            <text:p text:style-name="P22"/>
            <text:p text:style-name="P22"><text:span text:style-name="T1">[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Груш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4)</text:span><text:span text:style-name="T1">plum</text:span></text:p>
            <text:p text:style-name="P22"/>
            <text:p text:style-name="P22"><text:span text:style-name="T1">[pl</text:span><text:span text:style-name="T7">ʌ</text:span><text:span text:style-name="T1">m]</text:span></text:p>
          </table:table-cell>
          <table:table-cell table:style-name="Таблица1.B1" office:value-type="string">
            <text:p text:style-name="P13">Сли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5)</text:span><text:span text:style-name="T1">peach</text:span></text:p>
            <text:p text:style-name="P22"/>
            <text:p text:style-name="P22"><text:span text:style-name="T1">[p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Персик</text:p>
          </table:table-cell>
        </table:table-row>
        <table:table-row table:style-name="Таблица1.1">
          <table:table-cell table:style-name="Таблица1.A1" office:value-type="string">
            <text:p text:style-name="P46">946) grape</text:p>
            <text:p text:style-name="P22"/>
            <text:p text:style-name="P22"><text:span text:style-name="T1">[gre</text:span><text:span text:style-name="T7">ɪ</text:span><text:span text:style-name="T1">p]</text:span></text:p>
          </table:table-cell>
          <table:table-cell table:style-name="Таблица1.B1" office:value-type="string">
            <text:p text:style-name="P13">Виноградина</text:p>
          </table:table-cell>
        </table:table-row>
        <table:table-row table:style-name="Таблица1.1">
          <table:table-cell table:style-name="Таблица1.A1" office:value-type="string">
            <text:p text:style-name="P47">947) pineapple</text:p>
            <text:p text:style-name="P22"/>
            <text:p text:style-name="P22"><text:span text:style-name="T11">['pa</text:span><text:span text:style-name="T15">ɪ</text:span><text:span text:style-name="T11">næpl]</text:span></text:p>
          </table:table-cell>
          <table:table-cell table:style-name="Таблица1.B1" office:value-type="string">
            <text:p text:style-name="P13">Анана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8)</text:span><text:span text:style-name="T1">pomegranate</text:span></text:p>
            <text:p text:style-name="P22"/>
            <text:p text:style-name="P22"><text:span text:style-name="T1">['p</text:span><text:span text:style-name="T7">ɔ</text:span><text:span text:style-name="T1">m</text:span><text:span text:style-name="T7">ɪ</text:span><text:span text:style-name="T4">ˌ</text:span><text:span text:style-name="T1">græn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Грана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9)</text:span><text:span text:style-name="T1"> lemon</text:span></text:p>
            <text:p text:style-name="P22"/>
            <text:p text:style-name="P22"><text:span text:style-name="T1">['lem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имон</text:p>
          </table:table-cell>
        </table:table-row>
        <table:table-row table:style-name="Таблица1.1">
          <table:table-cell table:style-name="Таблица1.A1" office:value-type="string">
            <text:p text:style-name="P46">950)orange</text:p>
            <text:p text:style-name="P22"/>
            <text:p text:style-name="P22"><text:span text:style-name="T1">['</text:span><text:span text:style-name="T7">ɔ</text:span><text:span text:style-name="T1">r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Апельс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51)tangerine</text:p>
            <text:p text:style-name="P22"/>
            <text:p text:style-name="P22"><text:span text:style-name="T1">[</text:span><text:span text:style-name="T4">ˌ</text:span><text:span text:style-name="T6">tæn</text:span><text:span text:style-name="T7">ʤ</text:span><text:span text:style-name="T1">(</text:span><text:span text:style-name="T2">ə</text:span><text:span text:style-name="T1">)'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Мандар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2)</text:span><text:span text:style-name="T1">skin</text:span></text:p>
            <text:p text:style-name="P22"/>
            <text:p text:style-name="P22"><text:span text:style-name="T1">[s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Кожур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3)</text:span><text:span text:style-name="T1">peel</text:span></text:p>
            <text:p text:style-name="P22"/>
            <text:p text:style-name="P22"><text:span text:style-name="T1">[pi</text:span><text:span text:style-name="T4">ː</text:span><text:span text:style-name="T6">l]</text:span></text:p>
          </table:table-cell>
          <table:table-cell table:style-name="Таблица1.B1" office:value-type="string">
            <text:p text:style-name="P10"><text:span text:style-name="T18">Кожура</text:span><text:span text:style-name="T11">, </text:span><text:span text:style-name="T18">шелух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954)stone</text:p>
            <text:p text:style-name="P22"/>
            <text:p text:style-name="P22"><text:span text:style-name="T1">[st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Косточка</text:p>
          </table:table-cell>
        </table:table-row>
        <table:table-row table:style-name="Таблица1.1">
          <table:table-cell table:style-name="Таблица1.A1" office:value-type="string">
            <text:p text:style-name="P46">955)seed</text:p>
            <text:p text:style-name="P22"/>
            <text:p text:style-name="P22"><text:span text:style-name="T1">[si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Семя</text:span><text:span text:style-name="T11">, </text:span><text:span text:style-name="T18">семечк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6)</text:span><text:span text:style-name="T1">weather</text:span></text:p>
            <text:p text:style-name="P22"/>
            <text:p text:style-name="P22"><text:span text:style-name="T1">['we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года, погодный</text:p>
          </table:table-cell>
        </table:table-row>
        <table:table-row table:style-name="Таблица1.1">
          <table:table-cell table:style-name="Таблица1.A1" office:value-type="string">
            <text:p text:style-name="P46">957)sky</text:p>
            <text:p text:style-name="P22"/>
            <text:p text:style-name="P22"><text:span text:style-name="T1">[sk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Небо, небеса</text:p>
          </table:table-cell>
        </table:table-row>
        <table:table-row table:style-name="Таблица1.1">
          <table:table-cell table:style-name="Таблица1.A1" office:value-type="string">
            <text:p text:style-name="P46">958)cloud</text:p>
            <text:p text:style-name="P22"/>
            <text:p text:style-name="P23">[klaud]</text:p>
          </table:table-cell>
          <table:table-cell table:style-name="Таблица1.B1" office:value-type="string">
            <text:p text:style-name="P13">Обла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9)</text:span><text:span text:style-name="T1">sun</text:span></text:p>
            <text:p text:style-name="P22"/>
            <text:p text:style-name="P22"><text:span text:style-name="T1">[s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ол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0)</text:span><text:span text:style-name="T1">moon</text:span></text:p>
            <text:p text:style-name="P22"/>
            <text:p text:style-name="P22"><text:span text:style-name="T1">[m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у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61)</text:span><text:span text:style-name="T1">rain</text:span></text:p>
            <text:p text:style-name="P22"/>
            <text:p text:style-name="P22"><text:span text:style-name="T1">[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Дождь</text:p>
          </table:table-cell>
        </table:table-row>
        <table:table-row table:style-name="Таблица1.1">
          <table:table-cell table:style-name="Таблица1.A1" office:value-type="string">
            <text:p text:style-name="P46">962)snow</text:p>
            <text:p text:style-name="P22"/>
            <text:p text:style-name="P22"><text:span text:style-name="T1">[sn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Снег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3)</text:span><text:span text:style-name="T1">wind</text:span></text:p>
            <text:p text:style-name="P22"/>
            <text:p text:style-name="P22"><text:span text:style-name="T1">[w</text:span><text:span text:style-name="T7">ɪ</text:span><text:span text:style-name="T1">nd]</text:span></text:p>
          </table:table-cell>
          <table:table-cell table:style-name="Таблица1.B1" office:value-type="string">
            <text:p text:style-name="P13">Вете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4)</text:span><text:span text:style-name="T1">cold</text:span></text:p>
            <text:p text:style-name="P22"/>
            <text:p text:style-name="P22"><text:span text:style-name="T1">[k</text:span><text:span text:style-name="T2">ə</text:span><text:span text:style-name="T1">uld]</text:span></text:p>
          </table:table-cell>
          <table:table-cell table:style-name="Таблица1.B1" office:value-type="string">
            <text:p text:style-name="P13">Холодный</text:p>
          </table:table-cell>
        </table:table-row>
        <table:table-row table:style-name="Таблица1.1">
          <table:table-cell table:style-name="Таблица1.A1" office:value-type="string">
            <text:p text:style-name="P46">965)cool</text:p>
            <text:p text:style-name="P22"/>
            <text:p text:style-name="P22"><text:span text:style-name="T1">[ku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Прохладный</text:p>
          </table:table-cell>
        </table:table-row>
        <table:table-row table:style-name="Таблица1.1">
          <table:table-cell table:style-name="Таблица1.A1" office:value-type="string">
            <text:p text:style-name="P46">966)hot</text:p>
            <text:p text:style-name="P22"/>
            <text:p text:style-name="P22"><text:span text:style-name="T1">[h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Горячий</text:span><text:span text:style-name="T11">, </text:span><text:span text:style-name="T18">жар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7)wet</text:p>
            <text:p text:style-name="P22"/>
            <text:p text:style-name="P23">[wet]</text:p>
          </table:table-cell>
          <table:table-cell table:style-name="Таблица1.B1" office:value-type="string">
            <text:p text:style-name="P10"><text:span text:style-name="T18">Мокрый</text:span><text:span text:style-name="T1">, </text:span><text:span text:style-name="T18">влаж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8)white</text:p>
            <text:p text:style-name="P22"/>
            <text:p text:style-name="P22"><text:span text:style-name="T1">[wa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елый</text:p>
          </table:table-cell>
        </table:table-row>
        <table:table-row table:style-name="Таблица1.1">
          <table:table-cell table:style-name="Таблица1.A1" office:value-type="string">
            <text:p text:style-name="P46">969)black</text:p>
            <text:p text:style-name="P22"/>
            <text:p text:style-name="P23">[blæk]</text:p>
          </table:table-cell>
          <table:table-cell table:style-name="Таблица1.B1" office:value-type="string">
            <text:p text:style-name="P13">Чёрный</text:p>
          </table:table-cell>
        </table:table-row>
        <table:table-row table:style-name="Таблица1.1">
          <table:table-cell table:style-name="Таблица1.A1" office:value-type="string">
            <text:p text:style-name="P46">970)red</text:p>
            <text:p text:style-name="P22"/>
            <text:p text:style-name="P23">[red]</text:p>
          </table:table-cell>
          <table:table-cell table:style-name="Таблица1.B1" office:value-type="string">
            <text:p text:style-name="P13">Крас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71)yellow</text:p>
            <text:p text:style-name="P22"/>
            <text:p text:style-name="P22"><text:span text:style-name="T1">['jel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Жёлт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2)</text:span><text:span text:style-name="T1">blue</text:span></text:p>
            <text:p text:style-name="P22"/>
            <text:p text:style-name="P22"><text:span text:style-name="T1">[bl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иний</text:p>
          </table:table-cell>
        </table:table-row>
        <table:table-row table:style-name="Таблица1.1">
          <table:table-cell table:style-name="Таблица1.A1" office:value-type="string">
            <text:p text:style-name="P46">973)green</text:p>
            <text:p text:style-name="P22"/>
            <text:p text:style-name="P22"><text:span text:style-name="T1">[g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Зелёный</text:p>
          </table:table-cell>
        </table:table-row>
        <table:table-row table:style-name="Таблица1.1">
          <table:table-cell table:style-name="Таблица1.A1" office:value-type="string">
            <text:p text:style-name="P46">974)light</text:p>
            <text:p text:style-name="P22"/>
            <text:p text:style-name="P22"><text:span text:style-name="T1">[la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Свет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75)</text:span><text:bookmark text:name="__DdeLink__22474_2087178520"/><text:span text:style-name="T1">dark</text:span></text:p>
            <text:p text:style-name="P22"/>
            <text:p text:style-name="P22"><text:span text:style-name="T1">[d</text:span><text:span text:style-name="T7">ɑ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Тёмный, мрачный</text:p>
          </table:table-cell>
        </table:table-row>
        <table:table-row table:style-name="Таблица1.1">
          <table:table-cell table:style-name="Таблица1.A1" office:value-type="string">
            <text:p text:style-name="P46">976)each</text:p>
            <text:p text:style-name="P22"/>
            <text:p text:style-name="P22"><text:span text:style-name="T1">[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0"><text:span text:style-name="T18">Каждый</text:span><text:span text:style-name="T11">, </text:span><text:span text:style-name="T18">всякий</text:span><text:span text:style-name="T11"> (</text:span><text:span text:style-name="T18">оба</text:span><text:span text:style-name="T11"> </text:span><text:span text:style-name="T18">мест</text:span><text:span text:style-name="T11">. </text:span><text:span text:style-name="T18">и</text:span><text:span text:style-name="T11"> </text:span><text:span text:style-name="T18">прил</text:span><text:span text:style-name="T11">.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7)</text:span><text:span text:style-name="T1">which</text:span></text:p>
            <text:p text:style-name="P22"/>
            <text:p text:style-name="P22"><text:span text:style-name="T1">[w</text:span><text:span text:style-name="T7">ɪʧ</text:span><text:span text:style-name="T1">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8)how</text:p>
            <text:p text:style-name="P22"/>
            <text:p text:style-name="P23">[hau]</text:p>
          </table:table-cell>
          <table:table-cell table:style-name="Таблица1.B1" office:value-type="string">
            <text:p text:style-name="P10"><text:span text:style-name="T18">Как</text:span><text:span text:style-name="T11">, </text:span><text:span text:style-name="T18">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9)so</text:p>
            <text:p text:style-name="P22"/>
            <text:p text:style-name="P22"><text:span text:style-name="T1">[s</text:span><text:span text:style-name="T2">ə</text:span><text:span text:style-name="T1">u]</text:span></text:p>
          </table:table-cell>
          <table:table-cell table:style-name="Таблица1.B1" office:value-type="string">
            <text:p text:style-name="P10"><text:span text:style-name="T18">Так</text:span><text:span text:style-name="T11">, </text:span><text:span text:style-name="T18">таким</text:span><text:span text:style-name="T11"> </text:span><text:span text:style-name="T18">образом</text:span><text:span text:style-name="T11">, </text:span><text:span text:style-name="T18">тоже</text:span><text:span text:style-name="T11">, </text:span><text:span text:style-name="T18">поэтом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80)</text:span><text:span text:style-name="T1">then</text:span></text:p>
            <text:p text:style-name="P22"/>
            <text:p text:style-name="P23">[ð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пото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81)</text:span><text:span text:style-name="T1">there</text:span></text:p>
            <text:p text:style-name="P22"/>
            <text:p text:style-name="P22"><text:span text:style-name="T1">[ð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0"><text:span text:style-name="T18">Там</text:span><text:span text:style-name="T11">, </text:span><text:span text:style-name="T18">туда</text:span><text:span text:style-name="T11">, </text:span><text:span text:style-name="T18">здес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2)number</text:p>
            <text:p text:style-name="P22"/>
            <text:p text:style-name="P22"><text:span text:style-name="T1">['n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Число</text:span><text:span text:style-name="T11">, </text:span><text:span text:style-name="T18">количество</text:span><text:span text:style-name="T11">, </text:span><text:span text:style-name="T18">насчитывать</text:span><text:span text:style-name="T11">, </text:span><text:span text:style-name="T18">числ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3)way</text:p>
            <text:p text:style-name="P22"/>
            <text:p text:style-name="P22"><text:span text:style-name="T1">[we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Дорога</text:span><text:span text:style-name="T11">, </text:span><text:span text:style-name="T18">направление</text:span><text:span text:style-name="T11">, </text:span><text:span text:style-name="T18">возмо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4)people</text:p>
            <text:p text:style-name="P22"/>
            <text:p text:style-name="P22"><text:span text:style-name="T1">['pi</text:span><text:span text:style-name="T4">ː</text:span><text:span text:style-name="T6">pl]</text:span></text:p>
          </table:table-cell>
          <table:table-cell table:style-name="Таблица1.B1" office:value-type="string">
            <text:p text:style-name="P13">Население</text:p>
          </table:table-cell>
        </table:table-row>
        <table:table-row table:style-name="Таблица1.1">
          <table:table-cell table:style-name="Таблица1.A1" office:value-type="string">
            <text:p text:style-name="P46">985)some</text:p>
            <text:p text:style-name="P22"/>
            <text:p text:style-name="P22"><text:span text:style-name="T1">[s</text:span><text:span text:style-name="T7">ʌ</text:span><text:span text:style-name="T1">m]</text:span></text:p>
          </table:table-cell>
          <table:table-cell table:style-name="Таблица1.B1" office:value-type="string">
            <text:p text:style-name="P10"><text:span text:style-name="T18">Кое</text:span><text:span text:style-name="T11">-</text:span><text:span text:style-name="T18">кто</text:span><text:span text:style-name="T11">, </text:span><text:span text:style-name="T18">некоторый</text:span><text:span text:style-name="T11">, </text:span><text:span text:style-name="T18">не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6)more</text:p>
            <text:p text:style-name="P22"/>
            <text:p text:style-name="P22"><text:span text:style-name="T1">[m</text:span><text:span text:style-name="T7">ɔ</text:span><text:span text:style-name="T4">ː]</text:span></text:p>
          </table:table-cell>
          <table:table-cell table:style-name="Таблица1.B1" office:value-type="string">
            <text:p text:style-name="P10"><text:span text:style-name="T18">Больший</text:span><text:span text:style-name="T13">, </text:span><text:span text:style-name="T18">более</text:span><text:span text:style-name="T13"> </text:span><text:span text:style-name="T18">многочисленный</text:span><text:span text:style-name="T13">, </text:span><text:span text:style-name="T18">больш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7)make</text:p>
            <text:p text:style-name="P22"/>
            <text:p text:style-name="P23">[meɪk]</text:p>
          </table:table-cell>
          <table:table-cell table:style-name="Таблица1.B1" office:value-type="string">
            <text:p text:style-name="P10"><text:span text:style-name="T18">Делать</text:span><text:span text:style-name="T13">, </text:span><text:span text:style-name="T18">создавать</text:span><text:span text:style-name="T13">, </text:span><text:span text:style-name="T18">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8)like</text:p>
            <text:p text:style-name="P22"/>
            <text:p text:style-name="P23">[laɪk]</text:p>
          </table:table-cell>
          <table:table-cell table:style-name="Таблица1.B1" office:value-type="string">
            <text:p text:style-name="P13">Любить, хотеть, похожий, равный, так, вероятно</text:p>
          </table:table-cell>
        </table:table-row>
        <table:table-row table:style-name="Таблица1.1">
          <table:table-cell table:style-name="Таблица1.A1" office:value-type="string">
            <text:p text:style-name="P46">989)look</text:p>
            <text:p text:style-name="P22"/>
            <text:p text:style-name="P23">[luk]</text:p>
          </table:table-cell>
          <table:table-cell table:style-name="Таблица1.B1" office:value-type="string">
            <text:p text:style-name="P13">Смотреть, взгляд, выглядеть</text:p>
          </table:table-cell>
        </table:table-row>
        <table:table-row table:style-name="Таблица1.1">
          <table:table-cell table:style-name="Таблица1.A1" office:value-type="string">
            <text:p text:style-name="P46">990)see</text:p>
            <text:p text:style-name="P22"/>
            <text:p text:style-name="P23">[siː]</text:p>
          </table:table-cell>
          <table:table-cell table:style-name="Таблица1.B1" office:value-type="string">
            <text:p text:style-name="P13">Осматривать, зн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91)sunny</text:p>
            <text:p text:style-name="P22"/>
            <text:p text:style-name="P23">['sʌnɪ]</text:p>
          </table:table-cell>
          <table:table-cell table:style-name="Таблица1.B1" office:value-type="string">
            <text:p text:style-name="P13">Солнечный</text:p>
          </table:table-cell>
        </table:table-row>
        <table:table-row table:style-name="Таблица1.1">
          <table:table-cell table:style-name="Таблица1.A1" office:value-type="string">
            <text:p text:style-name="P46">992)could</text:p>
            <text:p text:style-name="P22"/>
            <text:p text:style-name="P23">[kud]</text:p>
          </table:table-cell>
          <table:table-cell table:style-name="Таблица1.B1" office:value-type="string">
            <text:p text:style-name="P10"><text:span text:style-name="T18">Прошедшее время глагола </text:span><text:span text:style-name="T21">can</text:span><text:span text:style-name="T18"> (мочь, уметь, может быть, неужели)</text:span></text:p>
          </table:table-cell>
        </table:table-row>
        <table:table-row table:style-name="Таблица1.1">
          <table:table-cell table:style-name="Таблица1.A1" office:value-type="string">
            <text:p text:style-name="P46">993)no</text:p>
            <text:p text:style-name="P22"/>
            <text:p text:style-name="P23">[nəu]</text:p>
          </table:table-cell>
          <table:table-cell table:style-name="Таблица1.B1" office:value-type="string">
            <text:p text:style-name="P13">Нет, не, никакой</text:p>
          </table:table-cell>
        </table:table-row>
        <table:table-row table:style-name="Таблица1.1">
          <table:table-cell table:style-name="Таблица1.A1" office:value-type="string">
            <text:p text:style-name="P46">994)two</text:p>
            <text:p text:style-name="P22"/>
            <text:p text:style-name="P23">[tuː]</text:p>
          </table:table-cell>
          <table:table-cell table:style-name="Таблица1.B1" office:value-type="string">
            <text:p text:style-name="P13">Двойка, два</text:p>
          </table:table-cell>
        </table:table-row>
        <table:table-row table:style-name="Таблица1.1">
          <table:table-cell table:style-name="Таблица1.A1" office:value-type="string">
            <text:p text:style-name="P46">995)oil</text:p>
            <text:p text:style-name="P22"/>
            <text:p text:style-name="P23">[ɔɪl]</text:p>
          </table:table-cell>
          <table:table-cell table:style-name="Таблица1.B1" office:value-type="string">
            <text:p text:style-name="P13">Масло, смазка, нефть</text:p>
          </table:table-cell>
        </table:table-row>
        <table:table-row table:style-name="Таблица1.1">
          <table:table-cell table:style-name="Таблица1.A1" office:value-type="string">
            <text:p text:style-name="P46">996)part</text:p>
            <text:p text:style-name="P22"/>
            <text:p text:style-name="P23">[pɑːt]</text:p>
          </table:table-cell>
          <table:table-cell table:style-name="Таблица1.B1" office:value-type="string">
            <text:p text:style-name="P13">Часть, участие, роль, отделяться, расставаться</text:p>
          </table:table-cell>
        </table:table-row>
        <table:table-row table:style-name="Таблица1.1">
          <table:table-cell table:style-name="Таблица1.A1" office:value-type="string">
            <text:p text:style-name="P46">997)water</text:p>
            <text:p text:style-name="P22"/>
            <text:p text:style-name="P23">['wɔːtə]</text:p>
          </table:table-cell>
          <table:table-cell table:style-name="Таблица1.B1" office:value-type="string">
            <text:p text:style-name="P13">Смачивать, поливать</text:p>
          </table:table-cell>
        </table:table-row>
        <table:table-row table:style-name="Таблица1.1">
          <table:table-cell table:style-name="Таблица1.A1" office:value-type="string">
            <text:p text:style-name="P46">998)long</text:p>
            <text:p text:style-name="P22"/>
            <text:p text:style-name="P22"><text:span text:style-name="T27">[l</text:span><text:span text:style-name="T30">ɔ</text:span><text:span text:style-name="T27">ŋ]</text:span></text:p>
          </table:table-cell>
          <table:table-cell table:style-name="Таблица1.B1" office:value-type="string">
            <text:p text:style-name="P13">Длинный, долгий, медленный, долго, долгое врем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999)</text:span><text:span text:style-name="T28">my</text:span></text:p>
            <text:p text:style-name="P22"/>
            <text:p text:style-name="P22"><text:span text:style-name="T28">[ma</text:span><text:span text:style-name="T31">ɪ</text:span><text:span text:style-name="T28">]</text:span></text:p>
          </table:table-cell>
          <table:table-cell table:style-name="Таблица1.B1" office:value-type="string">
            <text:p text:style-name="P13">Мой, мои</text:p>
          </table:table-cell>
        </table:table-row>
        <table:table-row table:style-name="Таблица1.1">
          <table:table-cell table:style-name="Таблица1.A1" office:value-type="string">
            <text:p text:style-name="P48">1000)its</text:p>
            <text:p text:style-name="P22"/>
            <text:p text:style-name="P22"><text:span text:style-name="T28">[</text:span><text:span text:style-name="T32">ɪ</text:span><text:span text:style-name="T28">ts]</text:span></text:p>
          </table:table-cell>
          <table:table-cell table:style-name="Таблица1.B1" office:value-type="string">
            <text:p text:style-name="P13">Его, её, свой (принадлежность к предмету или животному)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01)who</text:p>
            <text:p text:style-name="P22"/>
            <text:p text:style-name="P22"><text:span text:style-name="T28">[hu</text:span><text:span text:style-name="T32">ː</text:span><text:span text:style-name="T29">]</text:span></text:p>
          </table:table-cell>
          <table:table-cell table:style-name="Таблица1.B1" office:value-type="string">
            <text:p text:style-name="P13">Кто (вопросительное местоимение), кто (относительное местоимение) котор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2)</text:span><text:span text:style-name="T28">been</text:span></text:p>
            <text:p text:style-name="P22"/>
            <text:p text:style-name="P22"><text:span text:style-name="T28">[bi</text:span><text:span text:style-name="T32">ː</text:span><text:span text:style-name="T29">n]</text:span></text:p>
          </table:table-cell>
          <table:table-cell table:style-name="Таблица1.B1" office:value-type="string">
            <text:p text:style-name="P13">Причастие прошедшего времени слова быть.</text:p>
          </table:table-cell>
        </table:table-row>
        <table:table-row table:style-name="Таблица1.1">
          <table:table-cell table:style-name="Таблица1.A1" office:value-type="string">
            <text:p text:style-name="P48">1003)call</text:p>
            <text:p text:style-name="P22"/>
            <text:p text:style-name="P22"><text:span text:style-name="T28">[k</text:span><text:span text:style-name="T32">ɔː</text:span><text:span text:style-name="T29">l]</text:span></text:p>
          </table:table-cell>
          <table:table-cell table:style-name="Таблица1.B1" office:value-type="string">
            <text:p text:style-name="P13">Звать, <text:s/>отклик, посещение, звонок</text:p>
          </table:table-cell>
        </table:table-row>
        <table:table-row table:style-name="Таблица1.1">
          <table:table-cell table:style-name="Таблица1.A1" office:value-type="string">
            <text:p text:style-name="P48">1004)find</text:p>
            <text:p text:style-name="P22"/>
            <text:p text:style-name="P22"><text:span text:style-name="T28">[fa</text:span><text:span text:style-name="T32">ɪ</text:span><text:span text:style-name="T28">nd]</text:span></text:p>
          </table:table-cell>
          <table:table-cell table:style-name="Таблица1.B1" office:value-type="string">
            <text:p text:style-name="P13">Находить, приобретать, считать</text:p>
          </table:table-cell>
        </table:table-row>
        <table:table-row table:style-name="Таблица1.1">
          <table:table-cell table:style-name="Таблица1.A1" office:value-type="string">
            <text:p text:style-name="P48">1005)did</text:p>
            <text:p text:style-name="P22"/>
            <text:p text:style-name="P22"><text:span text:style-name="T28">[d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ее время от глагола do</text:p>
          </table:table-cell>
        </table:table-row>
        <table:table-row table:style-name="Таблица1.1">
          <table:table-cell table:style-name="Таблица1.A1" office:value-type="string">
            <text:p text:style-name="P48">1006)come</text:p>
            <text:p text:style-name="P22"/>
            <text:p text:style-name="P22"><text:span text:style-name="T28">[k</text:span><text:span text:style-name="T32">ʌ</text:span><text:span text:style-name="T28">m]</text:span></text:p>
          </table:table-cell>
          <table:table-cell table:style-name="Таблица1.B1" office:value-type="string">
            <text:p text:style-name="P13">Приходить, приезжать, происходить</text:p>
          </table:table-cell>
        </table:table-row>
        <table:table-row table:style-name="Таблица1.1">
          <table:table-cell table:style-name="Таблица1.A1" office:value-type="string">
            <text:p text:style-name="P48">1007)made</text:p>
            <text:p text:style-name="P22"/>
            <text:p text:style-name="P22"><text:span text:style-name="T28">[me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ая форма глагола make</text:p>
          </table:table-cell>
        </table:table-row>
        <table:table-row table:style-name="Таблица1.1">
          <table:table-cell table:style-name="Таблица1.A1" office:value-type="string">
            <text:p text:style-name="P48">1008)may</text:p>
            <text:p text:style-name="P22"/>
            <text:p text:style-name="P25">[meɪ]</text:p>
          </table:table-cell>
          <table:table-cell table:style-name="Таблица1.B1" office:value-type="string">
            <text:p text:style-name="P13">Мочь (гл), выражает просьбу, пожелание, разре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9)</text:span><text:span text:style-name="T28">now</text:span></text:p>
            <text:p text:style-name="P22"/>
            <text:p text:style-name="P25">[nau]</text:p>
          </table:table-cell>
          <table:table-cell table:style-name="Таблица1.B1" office:value-type="string">
            <text:p text:style-name="P13">Сейчас</text:p>
          </table:table-cell>
        </table:table-row>
        <table:table-row table:style-name="Таблица1.1">
          <table:table-cell table:style-name="Таблица1.A1" office:value-type="string">
            <text:p text:style-name="P48">1010)first</text:p>
            <text:p text:style-name="P22"/>
            <text:p text:style-name="P25">[fɜːst]</text:p>
          </table:table-cell>
          <table:table-cell table:style-name="Таблица1.B1" office:value-type="string">
            <text:p text:style-name="P13">Перв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11)down</text:p>
            <text:p text:style-name="P22"/>
            <text:p text:style-name="P26">[daun]</text:p>
          </table:table-cell>
          <table:table-cell table:style-name="Таблица1.B1" office:value-type="string">
            <text:p text:style-name="P13">Вниз, внизу</text:p>
          </table:table-cell>
        </table:table-row>
        <table:table-row table:style-name="Таблица1.1">
          <table:table-cell table:style-name="Таблица1.A1" office:value-type="string">
            <text:p text:style-name="P48">1012)than</text:p>
            <text:p text:style-name="P45"/>
            <text:p text:style-name="P25">[ðæn]</text:p>
          </table:table-cell>
          <table:table-cell table:style-name="Таблица1.B1" office:value-type="string">
            <text:p text:style-name="P13">Чем</text:p>
          </table:table-cell>
        </table:table-row>
        <table:table-row table:style-name="Таблица1.1">
          <table:table-cell table:style-name="Таблица1.A1" office:value-type="string">
            <text:p text:style-name="P48">1013)place</text:p>
            <text:p text:style-name="P45"/>
            <text:p text:style-name="P25">[pleɪs]</text:p>
          </table:table-cell>
          <table:table-cell table:style-name="Таблица1.B1" office:value-type="string">
            <text:p text:style-name="P13">Место, размещать, класть</text:p>
          </table:table-cell>
        </table:table-row>
        <table:table-row table:style-name="Таблица1.1">
          <table:table-cell table:style-name="Таблица1.A1" office:value-type="string">
            <text:p text:style-name="P48">1014)sound</text:p>
            <text:p text:style-name="P45"/>
            <text:p text:style-name="P25">[saund]</text:p>
          </table:table-cell>
          <table:table-cell table:style-name="Таблица1.B1" office:value-type="string">
            <text:p text:style-name="P13">Звук, шум, звучать, здоровый, <text:s/>проч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5)</text:span><text:span text:style-name="T28">thing</text:span></text:p>
            <text:p text:style-name="P45"/>
            <text:p text:style-name="P25">[θɪŋ]</text:p>
          </table:table-cell>
          <table:table-cell table:style-name="Таблица1.B1" office:value-type="string">
            <text:p text:style-name="P13">Предмет, дело</text:p>
          </table:table-cell>
        </table:table-row>
        <table:table-row table:style-name="Таблица1.1">
          <table:table-cell table:style-name="Таблица1.A1" office:value-type="string">
            <text:p text:style-name="P48">1016)little</text:p>
            <text:p text:style-name="P45"/>
            <text:p text:style-name="P25">['lɪtl]</text:p>
          </table:table-cell>
          <table:table-cell table:style-name="Таблица1.B1" office:value-type="string">
            <text:p text:style-name="P13">Маленький, короткий, мало, небольшое количество (сущ.)</text:p>
          </table:table-cell>
        </table:table-row>
        <table:table-row table:style-name="Таблица1.1">
          <table:table-cell table:style-name="Таблица1.A1" office:value-type="string">
            <text:p text:style-name="P48">1017)most</text:p>
            <text:p text:style-name="P45"/>
            <text:p text:style-name="P25">[məust]</text:p>
          </table:table-cell>
          <table:table-cell table:style-name="Таблица1.B1" office:value-type="string">
            <text:p text:style-name="P13">Самый больш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8)</text:span><text:span text:style-name="T28">new</text:span></text:p>
            <text:p text:style-name="P45"/>
            <text:p text:style-name="P25">[njuː]</text:p>
          </table:table-cell>
          <table:table-cell table:style-name="Таблица1.B1" office:value-type="string">
            <text:p text:style-name="P13">Новый, другой</text:p>
          </table:table-cell>
        </table:table-row>
        <table:table-row table:style-name="Таблица1.1">
          <table:table-cell table:style-name="Таблица1.A1" office:value-type="string">
            <text:p text:style-name="P48">1019)me</text:p>
            <text:p text:style-name="P45"/>
            <text:p text:style-name="P25">[miː]</text:p>
          </table:table-cell>
          <table:table-cell table:style-name="Таблица1.B1" office:value-type="string">
            <text:p text:style-name="P13">Мне, меня</text:p>
          </table:table-cell>
        </table:table-row>
        <table:table-row table:style-name="Таблица1.1">
          <table:table-cell table:style-name="Таблица1.A1" office:value-type="string">
            <text:p text:style-name="P48">1020)our</text:p>
            <text:p text:style-name="P45"/>
            <text:p text:style-name="P25">['auə]</text:p>
          </table:table-cell>
          <table:table-cell table:style-name="Таблица1.B1" office:value-type="string">
            <text:p text:style-name="P13">Наш, наш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21)give</text:p>
            <text:p text:style-name="P45"/>
            <text:p text:style-name="P25">[gɪv]</text:p>
          </table:table-cell>
          <table:table-cell table:style-name="Таблица1.B1" office:value-type="string">
            <text:p text:style-name="P13">Давать, отдавать, передавать</text:p>
          </table:table-cell>
        </table:table-row>
        <table:table-row table:style-name="Таблица1.1">
          <table:table-cell table:style-name="Таблица1.A1" office:value-type="string">
            <text:p text:style-name="P48">1022)know</text:p>
            <text:p text:style-name="P45"/>
            <text:p text:style-name="P25">[nəu]</text:p>
          </table:table-cell>
          <table:table-cell table:style-name="Таблица1.B1" office:value-type="string">
            <text:p text:style-name="P13">Знать, уметь</text:p>
          </table:table-cell>
        </table:table-row>
        <table:table-row table:style-name="Таблица1.1">
          <table:table-cell table:style-name="Таблица1.A1" office:value-type="string">
            <text:p text:style-name="P48">1023)take</text:p>
            <text:p text:style-name="P45"/>
            <text:p text:style-name="P25">[teɪk]</text:p>
          </table:table-cell>
          <table:table-cell table:style-name="Таблица1.B1" office:value-type="string">
            <text:p text:style-name="P13">Получать, брать</text:p>
          </table:table-cell>
        </table:table-row>
        <table:table-row table:style-name="Таблица1.1">
          <table:table-cell table:style-name="Таблица1.A1" office:value-type="string">
            <text:p text:style-name="P48">1024)work</text:p>
            <text:p text:style-name="P45"/>
            <text:p text:style-name="P25">[wɜːk]</text:p>
          </table:table-cell>
          <table:table-cell table:style-name="Таблица1.B1" office:value-type="string">
            <text:p text:style-name="P13">Работа, труд, заниматься, действовать</text:p>
          </table:table-cell>
        </table:table-row>
        <table:table-row table:style-name="Таблица1.1">
          <table:table-cell table:style-name="Таблица1.A1" office:value-type="string">
            <text:p text:style-name="P48">1025) just</text:p>
            <text:p text:style-name="P45"/>
            <text:p text:style-name="P25">[ʤʌst]</text:p>
          </table:table-cell>
          <table:table-cell table:style-name="Таблица1.B1" office:value-type="string">
            <text:p text:style-name="P13">Только что, справедливый, точно</text:p>
          </table:table-cell>
        </table:table-row>
        <table:table-row table:style-name="Таблица1.1">
          <table:table-cell table:style-name="Таблица1.A1" office:value-type="string">
            <text:p text:style-name="P48">1026)very</text:p>
            <text:p text:style-name="P45"/>
            <text:p text:style-name="P25">['verɪ]</text:p>
          </table:table-cell>
          <table:table-cell table:style-name="Таблица1.B1" office:value-type="string">
            <text:p text:style-name="P13">Очень, настоящ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27)an</text:span><text:span text:style-name="T28">d</text:span></text:p>
            <text:p text:style-name="P45"/>
            <text:p text:style-name="P25">[ænd]</text:p>
          </table:table-cell>
          <table:table-cell table:style-name="Таблица1.B1" office:value-type="string">
            <text:p text:style-name="P13">И, а, но</text:p>
          </table:table-cell>
        </table:table-row>
        <table:table-row table:style-name="Таблица1.1">
          <table:table-cell table:style-name="Таблица1.A1" office:value-type="string">
            <text:p text:style-name="P48">1028)name</text:p>
            <text:p text:style-name="P45"/>
            <text:p text:style-name="P25">[neɪm]</text:p>
          </table:table-cell>
          <table:table-cell table:style-name="Таблица1.B1" office:value-type="string">
            <text:p text:style-name="P13">Назначать, н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29)man</text:p>
            <text:p text:style-name="P45"/>
            <text:p text:style-name="P25">[mæn]</text:p>
          </table:table-cell>
          <table:table-cell table:style-name="Таблица1.B1" office:value-type="string">
            <text:p text:style-name="P13">Человек, мужч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30)</text:span><text:span text:style-name="T28">as</text:span></text:p>
            <text:p text:style-name="P45"/>
            <text:p text:style-name="P25">[æz]</text:p>
          </table:table-cell>
          <table:table-cell table:style-name="Таблица1.B1" office:value-type="string">
            <text:p text:style-name="P13">Так как, ко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31)sentence</text:p>
            <text:p text:style-name="P45"/>
            <text:p text:style-name="P25">['sentən(t)s]</text:p>
          </table:table-cell>
          <table:table-cell table:style-name="Таблица1.B1" office:value-type="string">
            <text:p text:style-name="P13">Осуждать, приговаривать, приговор, предложение</text:p>
          </table:table-cell>
        </table:table-row>
        <table:table-row table:style-name="Таблица1.1">
          <table:table-cell table:style-name="Таблица1.A1" office:value-type="string">
            <text:p text:style-name="P48">1032)start</text:p>
            <text:p text:style-name="P45"/>
            <text:p text:style-name="P25">[stɑːt]</text:p>
          </table:table-cell>
          <table:table-cell table:style-name="Таблица1.B1" office:value-type="string">
            <text:p text:style-name="P13">Начало, начинаться, начать</text:p>
          </table:table-cell>
        </table:table-row>
        <table:table-row table:style-name="Таблица1.1">
          <table:table-cell table:style-name="Таблица1.A1" office:value-type="string">
            <text:p text:style-name="P48">1033)begin</text:p>
            <text:p text:style-name="P45"/>
            <text:p text:style-name="P25">[bɪ'gɪn]</text:p>
          </table:table-cell>
          <table:table-cell table:style-name="Таблица1.B1" office:value-type="string">
            <text:p text:style-name="P13">Начинаться, <text:s/>начинать</text:p>
          </table:table-cell>
        </table:table-row>
        <table:table-row table:style-name="Таблица1.1">
          <table:table-cell table:style-name="Таблица1.A1" office:value-type="string">
            <text:p text:style-name="P48">1034)line</text:p>
            <text:p text:style-name="P45"/>
            <text:p text:style-name="P25">[laɪn]</text:p>
          </table:table-cell>
          <table:table-cell table:style-name="Таблица1.B1" office:value-type="string">
            <text:p text:style-name="P13">Линия, удочка</text:p>
          </table:table-cell>
        </table:table-row>
        <table:table-row table:style-name="Таблица1.1">
          <table:table-cell table:style-name="Таблица1.A1" office:value-type="string">
            <text:p text:style-name="P48">1035)right</text:p>
            <text:p text:style-name="P45"/>
            <text:p text:style-name="P25">[raɪt]</text:p>
          </table:table-cell>
          <table:table-cell table:style-name="Таблица1.B1" office:value-type="string">
            <text:p text:style-name="P13">Право, правильно, правый, правая сторона, справедливость</text:p>
          </table:table-cell>
        </table:table-row>
        <table:table-row table:style-name="Таблица1.1">
          <table:table-cell table:style-name="Таблица1.A1" office:value-type="string">
            <text:p text:style-name="P48">1036)for</text:p>
            <text:p text:style-name="P45"/>
            <text:p text:style-name="P25">[fɔː]</text:p>
          </table:table-cell>
          <table:table-cell table:style-name="Таблица1.B1" office:value-type="string">
            <text:p text:style-name="P2"/>
            <text:p text:style-name="P2"/>
            <text:p text:style-name="P4">Для, в течение (ставится с обозначением промежутка времени),</text:p>
            <text:p text:style-name="P13">из-за</text:p>
          </table:table-cell>
        </table:table-row>
        <table:table-row table:style-name="Таблица1.1">
          <table:table-cell table:style-name="Таблица1.A1" office:value-type="string">
            <text:p text:style-name="P48">1037)great</text:p>
            <text:p text:style-name="P45"/>
            <text:p text:style-name="P25">[greɪt]</text:p>
          </table:table-cell>
          <table:table-cell table:style-name="Таблица1.B1" office:value-type="string">
            <text:p text:style-name="P13">Огромный, замечательный, вели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38)</text:span><text:span text:style-name="T27"> </text:span><text:span text:style-name="T28">grow</text:span></text:p>
            <text:p text:style-name="P45"/>
            <text:p text:style-name="P25">[grəu]</text:p>
          </table:table-cell>
          <table:table-cell table:style-name="Таблица1.B1" office:value-type="string">
            <text:p text:style-name="P13">Стан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39)become</text:p>
            <text:p text:style-name="P45"/>
            <text:p text:style-name="P25">[bɪ'kʌm]</text:p>
          </table:table-cell>
          <table:table-cell table:style-name="Таблица1.B1" office:value-type="string">
            <text:p text:style-name="P13">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40)prepare</text:p>
            <text:p text:style-name="P45"/>
            <text:p text:style-name="P25">[prɪ'pɛə]</text:p>
          </table:table-cell>
          <table:table-cell table:style-name="Таблица1.B1" office:value-type="string">
            <text:p text:style-name="P13">Гот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41)be late</text:p>
            <text:p text:style-name="P45"/>
            <text:p text:style-name="P25">[biː] [leɪt]</text:p>
          </table:table-cell>
          <table:table-cell table:style-name="Таблица1.B1" office:value-type="string">
            <text:p text:style-name="P13">Опаздывать</text:p>
          </table:table-cell>
        </table:table-row>
        <table:table-row table:style-name="Таблица1.1">
          <table:table-cell table:style-name="Таблица1.A1" office:value-type="string">
            <text:p text:style-name="P48">1042)good</text:p>
            <text:p text:style-name="P45"/>
            <text:p text:style-name="P25">[gud]</text:p>
          </table:table-cell>
          <table:table-cell table:style-name="Таблица1.B1" office:value-type="string">
            <text:p text:style-name="P13">Добрый, добро, польза</text:p>
          </table:table-cell>
        </table:table-row>
        <table:table-row table:style-name="Таблица1.1">
          <table:table-cell table:style-name="Таблица1.A1" office:value-type="string">
            <text:p text:style-name="P48">1043)in</text:p>
            <text:p text:style-name="P45"/>
            <text:p text:style-name="P25">[ɪn]</text:p>
          </table:table-cell>
          <table:table-cell table:style-name="Таблица1.B1" office:value-type="string">
            <text:p text:style-name="P2"/>
            <text:p text:style-name="P2"/>
            <text:p text:style-name="P4">В (простр. внутри). В (времен. ставиться с годами, сезонами, месяцами, названиями частей суток, обязательно с определённым артиклем,</text:p>
            <text:p text:style-name="P2"><text:span text:style-name="T18">например in the morning =&gt; утром, исключение </text:span><text:span text:style-name="T21">at</text:span><text:span text:style-name="T18"> </text:span><text:span text:style-name="T21">night</text:span><text:span text:style-name="T18">. Через (времен. через какой-либо (любой) промежуток времени; в этом значении</text:span></text:p>
            <text:p text:style-name="P13">используется со сказуемым в Future. В течение, на.</text:p>
          </table:table-cell>
        </table:table-row>
        <table:table-row table:style-name="Таблица1.1">
          <table:table-cell table:style-name="Таблица1.A1" office:value-type="string">
            <text:p text:style-name="P48">1044)old</text:p>
            <text:p text:style-name="P45"/>
            <text:p text:style-name="P25">[əuld]</text:p>
          </table:table-cell>
          <table:table-cell table:style-name="Таблица1.B1" office:value-type="string">
            <text:p text:style-name="P13">Опытный</text:p>
          </table:table-cell>
        </table:table-row>
        <table:table-row table:style-name="Таблица1.1">
          <table:table-cell table:style-name="Таблица1.A1" office:value-type="string">
            <text:p text:style-name="P48">1045)much</text:p>
            <text:p text:style-name="P45"/>
            <text:p text:style-name="P25">[mʌʧ]</text:p>
          </table:table-cell>
          <table:table-cell table:style-name="Таблица1.B1" office:value-type="string">
            <text:p text:style-name="P13">Гораздо, очень, много</text:p>
          </table:table-cell>
        </table:table-row>
        <table:table-row table:style-name="Таблица1.1">
          <table:table-cell table:style-name="Таблица1.A1" office:value-type="string">
            <text:p text:style-name="P48">1046)any</text:p>
            <text:p text:style-name="P45"/>
            <text:p text:style-name="P25">['enɪ]</text:p>
          </table:table-cell>
          <table:table-cell table:style-name="Таблица1.B1" office:value-type="string">
            <text:p text:style-name="P13">Какой-нибудь, никакой, сколько-нибудь</text:p>
          </table:table-cell>
        </table:table-row>
        <table:table-row table:style-name="Таблица1.1">
          <table:table-cell table:style-name="Таблица1.A1" office:value-type="string">
            <text:p text:style-name="P48">1047)same</text:p>
            <text:p text:style-name="P45"/>
            <text:p text:style-name="P25">[seɪm]</text:p>
          </table:table-cell>
          <table:table-cell table:style-name="Таблица1.B1" office:value-type="string">
            <text:p text:style-name="P13">Тот же самый, такой же</text:p>
          </table:table-cell>
        </table:table-row>
        <table:table-row table:style-name="Таблица1.1">
          <table:table-cell table:style-name="Таблица1.A1" office:value-type="string">
            <text:p text:style-name="P48">1048)mean</text:p>
            <text:p text:style-name="P45"/>
            <text:p text:style-name="P25">[miːn]</text:p>
          </table:table-cell>
          <table:table-cell table:style-name="Таблица1.B1" office:value-type="string">
            <text:p text:style-name="P13">Намереваться, подразумевать, средний, посредственный, нечестный, способ, середи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28">1049)</text:span><text:bookmark text:name="__DdeLink__11524_85656734811"/><text:bookmark text:name="__DdeLink__11524_8565673482"/><text:bookmark text:name="__DdeLink__11524_8565673481"/><text:bookmark text:name="__DdeLink__11524_856567348"/><text:span text:style-name="T28">where</text:span></text:p>
            <text:p text:style-name="P45"/>
            <text:p text:style-name="P25">[wɛə]</text:p>
          </table:table-cell>
          <table:table-cell table:style-name="Таблица1.B1" office:value-type="string">
            <text:p text:style-name="P13">Где, куда, откуда</text:p>
          </table:table-cell>
        </table:table-row>
        <table:table-row table:style-name="Таблица1.1">
          <table:table-cell table:style-name="Таблица1.A1" office:value-type="string">
            <text:p text:style-name="P48">1050)too</text:p>
            <text:p text:style-name="P45"/>
            <text:p text:style-name="P25">[tuː]</text:p>
          </table:table-cell>
          <table:table-cell table:style-name="Таблица1.B1" office:value-type="string">
            <text:p text:style-name="P13">Также, слишком, очень</text:p>
          </table:table-cell>
        </table:table-row>
        <table:table-row table:style-name="Таблица1.1">
          <table:table-cell table:style-name="Таблица1.A1" office:value-type="string">
            <text:p text:style-name="P48">1051)end</text:p>
            <text:p text:style-name="P45"/>
            <text:p text:style-name="P25">[end]</text:p>
          </table:table-cell>
          <table:table-cell table:style-name="Таблица1.B1" office:value-type="string">
            <text:p text:style-name="P13">Заканчиваться, край, <text:s/>конец</text:p>
          </table:table-cell>
        </table:table-row>
        <table:table-row table:style-name="Таблица1.1">
          <table:table-cell table:style-name="Таблица1.A1" office:value-type="string">
            <text:p text:style-name="P48">1052)form</text:p>
            <text:p text:style-name="P45"/>
            <text:p text:style-name="P25">[fɔːm]</text:p>
          </table:table-cell>
          <table:table-cell table:style-name="Таблица1.B1" office:value-type="string">
            <text:p text:style-name="P13">Форма, вид, образец, создавать, строить</text:p>
          </table:table-cell>
        </table:table-row>
        <table:table-row table:style-name="Таблица1.1">
          <table:table-cell table:style-name="Таблица1.A1" office:value-type="string">
            <text:p text:style-name="P48">1053)big</text:p>
            <text:p text:style-name="P45"/>
            <text:p text:style-name="P25">[bɪg]</text:p>
          </table:table-cell>
          <table:table-cell table:style-name="Таблица1.B1" office:value-type="string">
            <text:p text:style-name="P13">Большой</text:p>
          </table:table-cell>
        </table:table-row>
        <table:table-row table:style-name="Таблица1.1">
          <table:table-cell table:style-name="Таблица1.A1" office:value-type="string">
            <text:p text:style-name="P48">1054)even</text:p>
            <text:p text:style-name="P45"/>
            <text:p text:style-name="P25">['iːv(ə)n]</text:p>
          </table:table-cell>
          <table:table-cell table:style-name="Таблица1.B1" office:value-type="string">
            <text:p text:style-name="P13">Ровный, однообразный, равный, даже, точно, чётный</text:p>
          </table:table-cell>
        </table:table-row>
        <table:table-row table:style-name="Таблица1.1">
          <table:table-cell table:style-name="Таблица1.A1" office:value-type="string">
            <text:p text:style-name="P48">1055)small</text:p>
            <text:p text:style-name="P45"/>
            <text:p text:style-name="P25">[smɔːl]</text:p>
          </table:table-cell>
          <table:table-cell table:style-name="Таблица1.B1" office:value-type="string">
            <text:p text:style-name="P13">Маленький</text:p>
          </table:table-cell>
        </table:table-row>
        <table:table-row table:style-name="Таблица1.1">
          <table:table-cell table:style-name="Таблица1.A1" office:value-type="string">
            <text:p text:style-name="P48">1056)large</text:p>
            <text:p text:style-name="P45"/>
            <text:p text:style-name="P25">[lɑːʤ]</text:p>
          </table:table-cell>
          <table:table-cell table:style-name="Таблица1.B1" office:value-type="string">
            <text:p text:style-name="P13">Большой, широкий, крупно, широко</text:p>
          </table:table-cell>
        </table:table-row>
        <table:table-row table:style-name="Таблица1.1">
          <table:table-cell table:style-name="Таблица1.A1" office:value-type="string">
            <text:p text:style-name="P48">1057)another</text:p>
            <text:p text:style-name="P45"/>
            <text:p text:style-name="P25">[ə'nʌðə]</text:p>
          </table:table-cell>
          <table:table-cell table:style-name="Таблица1.B1" office:value-type="string">
            <text:p text:style-name="P13">Другой <text:s/>(мест.), нов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058)continue</text:p>
            <text:p text:style-name="P45"/>
            <text:p text:style-name="P25">[kən'tɪnjuː]</text:p>
          </table:table-cell>
          <table:table-cell table:style-name="Таблица1.B1" office:value-type="string">
            <text:p text:style-name="P13">Продолжать, продолжа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59)follow</text:p>
            <text:p text:style-name="P45"/>
            <text:p text:style-name="P25">['fɔləu]</text:p>
          </table:table-cell>
          <table:table-cell table:style-name="Таблица1.B1" office:value-type="string">
            <text:p text:style-name="P13">Следить, следовать, сопровождать</text:p>
          </table:table-cell>
        </table:table-row>
        <table:table-row table:style-name="Таблица1.1">
          <table:table-cell table:style-name="Таблица1.A1" office:value-type="string">
            <text:p text:style-name="P48">1060)came</text:p>
            <text:p text:style-name="P45"/>
            <text:p text:style-name="P25">[keɪm]</text:p>
          </table:table-cell>
          <table:table-cell table:style-name="Таблица1.B1" office:value-type="string">
            <text:p text:style-name="P13">Прош. врем. come</text:p>
          </table:table-cell>
        </table:table-row>
        <table:table-row table:style-name="Таблица1.1">
          <table:table-cell table:style-name="Таблица1.A1" office:value-type="string">
            <text:p text:style-name="P48">1061)want</text:p>
            <text:p text:style-name="P45"/>
            <text:p text:style-name="P25">[wɔnt]</text:p>
          </table:table-cell>
          <table:table-cell table:style-name="Таблица1.B1" office:value-type="string">
            <text:p text:style-name="P13">Нуждаться</text:p>
          </table:table-cell>
        </table:table-row>
        <table:table-row table:style-name="Таблица1.1">
          <table:table-cell table:style-name="Таблица1.A1" office:value-type="string">
            <text:p text:style-name="P48">1062)show</text:p>
            <text:p text:style-name="P45"/>
            <text:p text:style-name="P25">[ʃəu]</text:p>
          </table:table-cell>
          <table:table-cell table:style-name="Таблица1.B1" office:value-type="string">
            <text:p text:style-name="P13">Показывать, показ, проводить, выставка, витрина</text:p>
          </table:table-cell>
        </table:table-row>
        <table:table-row table:style-name="Таблица1.1">
          <table:table-cell table:style-name="Таблица1.A1" office:value-type="string">
            <text:p text:style-name="P48">1063)set</text:p>
            <text:p text:style-name="P45"/>
            <text:p text:style-name="P25">[set]</text:p>
          </table:table-cell>
          <table:table-cell table:style-name="Таблица1.B1" office:value-type="string">
            <text:p text:style-name="P13">Устанавливать, установленный, неподвижный, направление, тенденция</text:p>
          </table:table-cell>
        </table:table-row>
        <table:table-row table:style-name="Таблица1.1">
          <table:table-cell table:style-name="Таблица1.A1" office:value-type="string">
            <text:p text:style-name="P48">1064)put</text:p>
            <text:p text:style-name="P45"/>
            <text:p text:style-name="P25">[put]</text:p>
          </table:table-cell>
          <table:table-cell table:style-name="Таблица1.B1" office:value-type="string">
            <text:p text:style-name="P13">Класть, ставить, двигать</text:p>
          </table:table-cell>
        </table:table-row>
        <table:table-row table:style-name="Таблица1.1">
          <table:table-cell table:style-name="Таблица1.A1" office:value-type="string">
            <text:p text:style-name="P48">1065)does</text:p>
            <text:p text:style-name="P45"/>
            <text:p text:style-name="P25">[dʌz]</text:p>
          </table:table-cell>
          <table:table-cell table:style-name="Таблица1.B1" office:value-type="string">
            <text:p text:style-name="P13">Третье лицо единственное число настоящее время от do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66)</text:span><text:span text:style-name="T28">must</text:span></text:p>
            <text:p text:style-name="P45"/>
            <text:p text:style-name="P25">[mʌst]</text:p>
          </table:table-cell>
          <table:table-cell table:style-name="Таблица1.B1" office:value-type="string">
            <text:p text:style-name="P13">Быть должным, обязанным</text:p>
          </table:table-cell>
        </table:table-row>
        <table:table-row table:style-name="Таблица1.1">
          <table:table-cell table:style-name="Таблица1.A1" office:value-type="string">
            <text:p text:style-name="P48">1067)also</text:p>
            <text:p text:style-name="P45"/>
            <text:p text:style-name="P25">['ɔːlsəu]</text:p>
          </table:table-cell>
          <table:table-cell table:style-name="Таблица1.B1" office:value-type="string">
            <text:p text:style-name="P13">Также, тоже</text:p>
          </table:table-cell>
        </table:table-row>
        <table:table-row table:style-name="Таблица1.1">
          <table:table-cell table:style-name="Таблица1.A1" office:value-type="string">
            <text:p text:style-name="P48">1068)well</text:p>
            <text:p text:style-name="P45"/>
            <text:p text:style-name="P25">[wel]</text:p>
          </table:table-cell>
          <table:table-cell table:style-name="Таблица1.B1" office:value-type="string">
            <text:p text:style-name="P13">Правильно, хорошо, хороший, ну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69)three</text:p>
            <text:p text:style-name="P45"/>
            <text:p text:style-name="P25">[θriː]</text:p>
          </table:table-cell>
          <table:table-cell table:style-name="Таблица1.B1" office:value-type="string">
            <text:p text:style-name="P13">Тр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70)</text:span><text:span text:style-name="T28">hand</text:span></text:p>
            <text:p text:style-name="P45"/>
            <text:p text:style-name="P25">[hænd]</text:p>
          </table:table-cell>
          <table:table-cell table:style-name="Таблица1.B1" office:value-type="string">
            <text:p text:style-name="P13">Передавать, вручать, сторона</text:p>
          </table:table-cell>
        </table:table-row>
        <table:table-row table:style-name="Таблица1.1">
          <table:table-cell table:style-name="Таблица1.A1" office:value-type="string">
            <text:p text:style-name="P48">1071)home</text:p>
            <text:p text:style-name="P45"/>
            <text:p text:style-name="P25">[həum]</text:p>
          </table:table-cell>
          <table:table-cell table:style-name="Таблица1.B1" office:value-type="string">
            <text:p text:style-name="P13">Дом, домашний, домой, до конца</text:p>
          </table:table-cell>
        </table:table-row>
        <table:table-row table:style-name="Таблица1.1">
          <table:table-cell table:style-name="Таблица1.A1" office:value-type="string">
            <text:p text:style-name="P48">1072)land</text:p>
            <text:p text:style-name="P45"/>
            <text:p text:style-name="P25">[lænd]</text:p>
          </table:table-cell>
          <table:table-cell table:style-name="Таблица1.B1" office:value-type="string">
            <text:p text:style-name="P13">Страна, земля, приземляться, суша, высаживаться на берег</text:p>
          </table:table-cell>
        </table:table-row>
        <table:table-row table:style-name="Таблица1.1">
          <table:table-cell table:style-name="Таблица1.A1" office:value-type="string">
            <text:p text:style-name="P48">1073)men</text:p>
            <text:p text:style-name="P45"/>
            <text:p text:style-name="P25">[men]</text:p>
          </table:table-cell>
          <table:table-cell table:style-name="Таблица1.B1" office:value-type="string">
            <text:p text:style-name="P10"><text:span text:style-name="T21">Мн</text:span><text:span text:style-name="T18">ож. </text:span><text:span text:style-name="T21">ч</text:span><text:span text:style-name="T18">исло от man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7</text:span><text:span text:style-name="T27">4</text:span><text:span text:style-name="T28">)picture</text:span></text:p>
            <text:p text:style-name="P45"/>
            <text:p text:style-name="P25">['pɪkʧə]</text:p>
          </table:table-cell>
          <table:table-cell table:style-name="Таблица1.B1" office:value-type="string">
            <text:p text:style-name="P13">Картина, изображать на картине, рисунок, портрет, кино</text:p>
          </table:table-cell>
        </table:table-row>
        <table:table-row table:style-name="Таблица1.1">
          <table:table-cell table:style-name="Таблица1.A1" office:value-type="string">
            <text:p text:style-name="P48">1075)kind</text:p>
            <text:p text:style-name="P45"/>
            <text:p text:style-name="P25">[kaɪnd]</text:p>
          </table:table-cell>
          <table:table-cell table:style-name="Таблица1.B1" office:value-type="string">
            <text:p text:style-name="P13">Любезный, род, категория</text:p>
          </table:table-cell>
        </table:table-row>
        <table:table-row table:style-name="Таблица1.1">
          <table:table-cell table:style-name="Таблица1.A1" office:value-type="string">
            <text:p text:style-name="P48">1076)different</text:p>
            <text:p text:style-name="P45"/>
            <text:p text:style-name="P25">['dɪf(ə)r(ə)nt]</text:p>
          </table:table-cell>
          <table:table-cell table:style-name="Таблица1.B1" office:value-type="string">
            <text:p text:style-name="P13">Другой, разный</text:p>
          </table:table-cell>
        </table:table-row>
        <table:table-row table:style-name="Таблица1.1">
          <table:table-cell table:style-name="Таблица1.A1" office:value-type="string">
            <text:p text:style-name="P48">1077)such</text:p>
            <text:p text:style-name="P45"/>
            <text:p text:style-name="P25">[sʌʧ]</text:p>
          </table:table-cell>
          <table:table-cell table:style-name="Таблица1.B1" office:value-type="string">
            <text:p text:style-name="P13">Такой, такой как, тот который</text:p>
          </table:table-cell>
        </table:table-row>
        <table:table-row table:style-name="Таблица1.1">
          <table:table-cell table:style-name="Таблица1.A1" office:value-type="string">
            <text:p text:style-name="P48">1078)ask</text:p>
            <text:p text:style-name="P45"/>
            <text:p text:style-name="P25">[ɑːsk]</text:p>
          </table:table-cell>
          <table:table-cell table:style-name="Таблица1.B1" office:value-type="string">
            <text:p text:style-name="P13">Требов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79)move</text:p>
            <text:p text:style-name="P45"/>
            <text:p text:style-name="P25">[muːv]</text:p>
          </table:table-cell>
          <table:table-cell table:style-name="Таблица1.B1" office:value-type="string">
            <text:p text:style-name="P13">Расторгать, переезжать, двиг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80)</text:span><text:span text:style-name="T28">need</text:span></text:p>
            <text:p text:style-name="P45"/>
            <text:p text:style-name="P25">[niːd]</text:p>
          </table:table-cell>
          <table:table-cell table:style-name="Таблица1.B1" office:value-type="string">
            <text:p text:style-name="P13">Нуждаться, нужда, недостаток, требоваться, быть должным</text:p>
          </table:table-cell>
        </table:table-row>
        <table:table-row table:style-name="Таблица1.1">
          <table:table-cell table:style-name="Таблица1.A1" office:value-type="string">
            <text:p text:style-name="P48">1081)read</text:p>
            <text:p text:style-name="P45"/>
            <text:p text:style-name="P25">[riːd]</text:p>
          </table:table-cell>
          <table:table-cell table:style-name="Таблица1.B1" office:value-type="string">
            <text:p text:style-name="P13">Изъяснять</text:p>
          </table:table-cell>
        </table:table-row>
        <table:table-row table:style-name="Таблица1.1">
          <table:table-cell table:style-name="Таблица1.A1" office:value-type="string">
            <text:p text:style-name="P48">1082)try</text:p>
            <text:p text:style-name="P45"/>
            <text:p text:style-name="P25">[traɪ]</text:p>
          </table:table-cell>
          <table:table-cell table:style-name="Таблица1.B1" office:value-type="string">
            <text:p text:style-name="P13">Пробовать, стараться, попытка</text:p>
          </table:table-cell>
        </table:table-row>
        <table:table-row table:style-name="Таблица1.1">
          <table:table-cell table:style-name="Таблица1.A1" office:value-type="string">
            <text:p text:style-name="P48">1083)turn</text:p>
            <text:p text:style-name="P45"/>
            <text:p text:style-name="P25">[tɜːn]</text:p>
          </table:table-cell>
          <table:table-cell table:style-name="Таблица1.B1" office:value-type="string">
            <text:p text:style-name="P13">Поворачивать, вращать, направлять, оборот, поворот, изгиб</text:p>
          </table:table-cell>
        </table:table-row>
        <table:table-row table:style-name="Таблица1.1">
          <table:table-cell table:style-name="Таблица1.A1" office:value-type="string">
            <text:p text:style-name="P48">1084)went</text:p>
            <text:p text:style-name="P45"/>
            <text:p text:style-name="P25">[went]</text:p>
          </table:table-cell>
          <table:table-cell table:style-name="Таблица1.B1" office:value-type="string">
            <text:p text:style-name="P13">Прош. время от go</text:p>
          </table:table-cell>
        </table:table-row>
        <table:table-row table:style-name="Таблица1.1">
          <table:table-cell table:style-name="Таблица1.A1" office:value-type="string">
            <text:p text:style-name="P48">1085)us</text:p>
            <text:p text:style-name="P45"/>
            <text:p text:style-name="P25">[ʌs]</text:p>
          </table:table-cell>
          <table:table-cell table:style-name="Таблица1.B1" office:value-type="string">
            <text:p text:style-name="P13">Нас, нам</text:p>
          </table:table-cell>
        </table:table-row>
        <table:table-row table:style-name="Таблица1.1">
          <table:table-cell table:style-name="Таблица1.A1" office:value-type="string">
            <text:p text:style-name="P48">1086)again</text:p>
            <text:p text:style-name="P45"/>
            <text:p text:style-name="P25">[ə'gen]</text:p>
          </table:table-cell>
          <table:table-cell table:style-name="Таблица1.B1" office:value-type="string">
            <text:p text:style-name="P13">Опять, кроме того</text:p>
          </table:table-cell>
        </table:table-row>
        <table:table-row table:style-name="Таблица1.1">
          <table:table-cell table:style-name="Таблица1.A1" office:value-type="string">
            <text:p text:style-name="P48">1087)why</text:p>
            <text:p text:style-name="P45"/>
            <text:p text:style-name="P25">[waɪ]</text:p>
          </table:table-cell>
          <table:table-cell table:style-name="Таблица1.B1" office:value-type="string">
            <text:p text:style-name="P13">Почему</text:p>
          </table:table-cell>
        </table:table-row>
        <table:table-row table:style-name="Таблица1.1">
          <table:table-cell table:style-name="Таблица1.A1" office:value-type="string">
            <text:p text:style-name="P48">1088)here</text:p>
            <text:p text:style-name="P45"/>
            <text:p text:style-name="P25">[hɪə]</text:p>
          </table:table-cell>
          <table:table-cell table:style-name="Таблица1.B1" office:value-type="string">
            <text:p text:style-name="P13">Здесь, сю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89)air</text:p>
            <text:p text:style-name="P45"/>
            <text:p text:style-name="P25">[ɛə]</text:p>
          </table:table-cell>
          <table:table-cell table:style-name="Таблица1.B1" office:value-type="string">
            <text:p text:style-name="P13">Воздушный, внешний вид, проветривать, сушить</text:p>
          </table:table-cell>
        </table:table-row>
        <table:table-row table:style-name="Таблица1.1">
          <table:table-cell table:style-name="Таблица1.A1" office:value-type="string">
            <text:p text:style-name="P48">1090)house</text:p>
            <text:p text:style-name="P45"/>
            <text:p text:style-name="P25">[haus]</text:p>
          </table:table-cell>
          <table:table-cell table:style-name="Таблица1.B1" office:value-type="string">
            <text:p text:style-name="P10"><text:span text:style-name="T21">З</text:span><text:span text:style-name="T18">дание, посел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8">1091)point</text:p>
            <text:p text:style-name="P45"/>
            <text:p text:style-name="P26">[pɔɪnt]</text:p>
          </table:table-cell>
          <table:table-cell table:style-name="Таблица1.B1" office:value-type="string">
            <text:p text:style-name="P13">Точка, пункт, главное, момент, ук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92)page</text:p>
            <text:p text:style-name="P45"/>
            <text:p text:style-name="P25">[peɪʤ]</text:p>
          </table:table-cell>
          <table:table-cell table:style-name="Таблица1.B1" office:value-type="string">
            <text:p text:style-name="P13">Страница, нумеровать страницу</text:p>
          </table:table-cell>
        </table:table-row>
        <table:table-row table:style-name="Таблица1.1">
          <table:table-cell table:style-name="Таблица1.A1" office:value-type="string">
            <text:p text:style-name="P48">1093)letter</text:p>
            <text:p text:style-name="P45"/>
            <text:p text:style-name="P25">['letə]</text:p>
          </table:table-cell>
          <table:table-cell table:style-name="Таблица1.B1" office:value-type="string">
            <text:p text:style-name="P13">Послание, буква</text:p>
          </table:table-cell>
        </table:table-row>
        <table:table-row table:style-name="Таблица1.1">
          <table:table-cell table:style-name="Таблица1.A1" office:value-type="string">
            <text:p text:style-name="P48">1094)world</text:p>
            <text:p text:style-name="P45"/>
            <text:p text:style-name="P25">[wɜːld]</text:p>
          </table:table-cell>
          <table:table-cell table:style-name="Таблица1.B1" office:value-type="string">
            <text:p text:style-name="P13">Мир, вселенная</text:p>
          </table:table-cell>
        </table:table-row>
        <table:table-row table:style-name="Таблица1.1">
          <table:table-cell table:style-name="Таблица1.A1" office:value-type="string">
            <text:p text:style-name="P48">1095)change</text:p>
            <text:p text:style-name="P45"/>
            <text:p text:style-name="P25">[ʧeɪnʤ]</text:p>
          </table:table-cell>
          <table:table-cell table:style-name="Таблица1.B1" office:value-type="string">
            <text:p text:style-name="P13">Перемена, менять, обменивать</text:p>
          </table:table-cell>
        </table:table-row>
        <table:table-row table:style-name="Таблица1.1">
          <table:table-cell table:style-name="Таблица1.A1" office:value-type="string">
            <text:p text:style-name="P48">1096)play</text:p>
            <text:p text:style-name="P45"/>
            <text:p text:style-name="P25">[pleɪ]</text:p>
          </table:table-cell>
          <table:table-cell table:style-name="Таблица1.B1" office:value-type="string">
            <text:p text:style-name="P13">Играть, исполнять, игра</text:p>
          </table:table-cell>
        </table:table-row>
        <table:table-row table:style-name="Таблица1.1">
          <table:table-cell table:style-name="Таблица1.A1" office:value-type="string">
            <text:p text:style-name="P48">1097)spell</text:p>
            <text:p text:style-name="P45"/>
            <text:p text:style-name="P25">[spel]</text:p>
          </table:table-cell>
          <table:table-cell table:style-name="Таблица1.B1" office:value-type="string">
            <text:p text:style-name="P13">Читать или произносить по буквам</text:p>
          </table:table-cell>
        </table:table-row>
        <table:table-row table:style-name="Таблица1.1">
          <table:table-cell table:style-name="Таблица1.A1" office:value-type="string">
            <text:p text:style-name="P48">1098)answer</text:p>
            <text:p text:style-name="P45"/>
            <text:p text:style-name="P25">['ɑːn(t)sə]</text:p>
          </table:table-cell>
          <table:table-cell table:style-name="Таблица1.B1" office:value-type="string">
            <text:p text:style-name="P13">Отвечать, подходи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99)found</text:p>
            <text:p text:style-name="P45"/>
            <text:p text:style-name="P25">[faund]</text:p>
          </table:table-cell>
          <table:table-cell table:style-name="Таблица1.B1" office:value-type="string">
            <text:p text:style-name="P13">Прошедшее время от find</text:p>
          </table:table-cell>
        </table:table-row>
        <table:table-row table:style-name="Таблица1.1">
          <table:table-cell table:style-name="Таблица1.A1" office:value-type="string">
            <text:p text:style-name="P48">1100)study</text:p>
            <text:p text:style-name="P45"/>
            <text:p text:style-name="P25">['stʌdɪ]</text:p>
          </table:table-cell>
          <table:table-cell table:style-name="Таблица1.B1" office:value-type="string">
            <text:p text:style-name="P13">Рабочий кабинет, изучать, изучение, учить</text:p>
          </table:table-cell>
        </table:table-row>
        <table:table-row table:style-name="Таблица1.1">
          <table:table-cell table:style-name="Таблица1.A1" office:value-type="string">
            <text:p text:style-name="P48">1101)learn</text:p>
            <text:p text:style-name="P45"/>
            <text:p text:style-name="P25">[lɜːn]</text:p>
          </table:table-cell>
          <table:table-cell table:style-name="Таблица1.B1" office:value-type="string">
            <text:p text:style-name="P13">Учить, учиться, узнавать</text:p>
          </table:table-cell>
        </table:table-row>
        <table:table-row table:style-name="Таблица1.1">
          <table:table-cell table:style-name="Таблица1.A1" office:value-type="string">
            <text:p text:style-name="P48">1102)still</text:p>
            <text:p text:style-name="P45"/>
            <text:p text:style-name="P25">[stɪl]</text:p>
          </table:table-cell>
          <table:table-cell table:style-name="Таблица1.B1" office:value-type="string">
            <text:p text:style-name="P13">Успокаивать, тишина, тихий, всё ещё, однако</text:p>
          </table:table-cell>
        </table:table-row>
        <table:table-row table:style-name="Таблица1.1">
          <table:table-cell table:style-name="Таблица1.A1" office:value-type="string">
            <text:p text:style-name="P48">1103)off</text:p>
            <text:p text:style-name="P45"/>
            <text:p text:style-name="P25">[ɔf]</text:p>
          </table:table-cell>
          <table:table-cell table:style-name="Таблица1.B1" office:value-type="string">
            <text:p text:style-name="P13">Вне, далеко, от</text:p>
          </table:table-cell>
        </table:table-row>
        <table:table-row table:style-name="Таблица1.1">
          <table:table-cell table:style-name="Таблица1.A1" office:value-type="string">
            <text:p text:style-name="P48">1104)away</text:p>
            <text:p text:style-name="P45"/>
            <text:p text:style-name="P25">[ə'weɪ]</text:p>
          </table:table-cell>
          <table:table-cell table:style-name="Таблица1.B1" office:value-type="string">
            <text:p text:style-name="P13">Далеко, прочь</text:p>
          </table:table-cell>
        </table:table-row>
        <table:table-row table:style-name="Таблица1.1">
          <table:table-cell table:style-name="Таблица1.A1" office:value-type="string">
            <text:p text:style-name="P48">1105)order</text:p>
            <text:p text:style-name="P45"/>
            <text:p text:style-name="P25">['ɔːdə]</text:p>
          </table:table-cell>
          <table:table-cell table:style-name="Таблица1.B1" office:value-type="string">
            <text:p text:style-name="P13">Приказывать, приводить в порядок, порядок, исправность</text:p>
          </table:table-cell>
        </table:table-row>
        <table:table-row table:style-name="Таблица1.1">
          <table:table-cell table:style-name="Таблица1.A1" office:value-type="string">
            <text:p text:style-name="P48">1106)eye</text:p>
            <text:p text:style-name="P45"/>
            <text:p text:style-name="P25">[aɪ]</text:p>
          </table:table-cell>
          <table:table-cell table:style-name="Таблица1.B1" office:value-type="string">
            <text:p text:style-name="P13">Зрение, взгляд, наблюдать</text:p>
          </table:table-cell>
        </table:table-row>
        <table:table-row table:style-name="Таблица1.1">
          <table:table-cell table:style-name="Таблица1.A1" office:value-type="string">
            <text:p text:style-name="P48">1107)face</text:p>
            <text:p text:style-name="P45"/>
            <text:p text:style-name="P25">[feɪs]</text:p>
          </table:table-cell>
          <table:table-cell table:style-name="Таблица1.B1" office:value-type="string">
            <text:p text:style-name="P13">Лицо, внешний вид, быть обращённым к, фасад</text:p>
          </table:table-cell>
        </table:table-row>
        <table:table-row table:style-name="Таблица1.1">
          <table:table-cell table:style-name="Таблица1.A1" office:value-type="string">
            <text:p text:style-name="P48">1108)interest</text:p>
            <text:p text:style-name="P45"/>
            <text:p text:style-name="P25">['ɪnt(ə)rəst]</text:p>
          </table:table-cell>
          <table:table-cell table:style-name="Таблица1.B1" office:value-type="string">
            <text:p text:style-name="P13">Интересоваться, интерес, выго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09)less</text:p>
            <text:p text:style-name="P45"/>
            <text:p text:style-name="P25">[les]</text:p>
          </table:table-cell>
          <table:table-cell table:style-name="Таблица1.B1" office:value-type="string">
            <text:p text:style-name="P13">Меньше, меньший, меньшее количество, без</text:p>
          </table:table-cell>
        </table:table-row>
        <table:table-row table:style-name="Таблица1.1">
          <table:table-cell table:style-name="Таблица1.A1" office:value-type="string">
            <text:p text:style-name="P48">1110)far</text:p>
            <text:p text:style-name="P45"/>
            <text:p text:style-name="P25">[fɑː]</text:p>
          </table:table-cell>
          <table:table-cell table:style-name="Таблица1.B1" office:value-type="string">
            <text:p text:style-name="P13">Далеко, дальний, намного</text:p>
          </table:table-cell>
        </table:table-row>
        <table:table-row table:style-name="Таблица1.1">
          <table:table-cell table:style-name="Таблица1.A1" office:value-type="string">
            <text:p text:style-name="P48">1111)early</text:p>
            <text:p text:style-name="P45"/>
            <text:p text:style-name="P25">['ɜːlɪ]</text:p>
          </table:table-cell>
          <table:table-cell table:style-name="Таблица1.B1" office:value-type="string">
            <text:p text:style-name="P13">Ранний, рано</text:p>
          </table:table-cell>
        </table:table-row>
        <table:table-row table:style-name="Таблица1.1">
          <table:table-cell table:style-name="Таблица1.A1" office:value-type="string">
            <text:p text:style-name="P48">1112)late</text:p>
            <text:p text:style-name="P45"/>
            <text:p text:style-name="P25">[leɪt]</text:p>
          </table:table-cell>
          <table:table-cell table:style-name="Таблица1.B1" office:value-type="string">
            <text:p text:style-name="P10"><text:span text:style-name="T21">Не</text:span><text:span text:style-name="T18">давно, недавний, поздно, позд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3)</text:span><text:span text:style-name="T27"> </text:span><text:span text:style-name="T28">possible</text:span></text:p>
            <text:p text:style-name="P45"/>
            <text:p text:style-name="P25">['pɔsəbl]</text:p>
          </table:table-cell>
          <table:table-cell table:style-name="Таблица1.B1" office:value-type="string">
            <text:p text:style-name="P13">Возможный, вероят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4)</text:span><text:bookmark text:name="__DdeLink__21522_1786540674"/><text:span text:style-name="T28">told</text:span></text:p>
            <text:p text:style-name="P45"/>
            <text:p text:style-name="P25">[təuld]</text:p>
          </table:table-cell>
          <table:table-cell table:style-name="Таблица1.B1" office:value-type="string">
            <text:p text:style-name="P10"><text:span text:style-name="T18">Прош. время глагола или причастия te</text:span><text:span text:style-name="T21">ll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5)knew</text:p>
            <text:p text:style-name="P45"/>
            <text:p text:style-name="P25">[njuː]</text:p>
          </table:table-cell>
          <table:table-cell table:style-name="Таблица1.B1" office:value-type="string">
            <text:p text:style-name="P10"><text:span text:style-name="T18">Прош время от </text:span><text:span text:style-name="T21">know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6)let</text:p>
            <text:p text:style-name="P45"/>
            <text:p text:style-name="P25">[let]</text:p>
          </table:table-cell>
          <table:table-cell table:style-name="Таблица1.B1" office:value-type="string">
            <text:p text:style-name="P13">Позволять, оставлять, сдавать в наём</text:p>
          </table:table-cell>
        </table:table-row>
        <table:table-row table:style-name="Таблица1.1">
          <table:table-cell table:style-name="Таблица1.A1" office:value-type="string">
            <text:p text:style-name="P48">1117)open</text:p>
            <text:p text:style-name="P45"/>
            <text:p text:style-name="P25">['əup(ə)n]</text:p>
          </table:table-cell>
          <table:table-cell table:style-name="Таблица1.B1" office:value-type="string">
            <text:p text:style-name="P13">Открывать, начинать, открытый, искренний</text:p>
          </table:table-cell>
        </table:table-row>
        <table:table-row table:style-name="Таблица1.1">
          <table:table-cell table:style-name="Таблица1.A1" office:value-type="string">
            <text:p text:style-name="P48">1118)always</text:p>
            <text:p text:style-name="P45"/>
            <text:p text:style-name="P25">['ɔːlweɪz]</text:p>
          </table:table-cell>
          <table:table-cell table:style-name="Таблица1.B1" office:value-type="string">
            <text:p text:style-name="P13">Все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19)almost</text:p>
            <text:p text:style-name="P45"/>
            <text:p text:style-name="P25">['ɔːlməust]</text:p>
          </table:table-cell>
          <table:table-cell table:style-name="Таблица1.B1" office:value-type="string">
            <text:p text:style-name="P13">Почти, едва не</text:p>
          </table:table-cell>
        </table:table-row>
        <table:table-row table:style-name="Таблица1.1">
          <table:table-cell table:style-name="Таблица1.A1" office:value-type="string">
            <text:p text:style-name="P48">1120)enough</text:p>
            <text:p text:style-name="P45"/>
            <text:p text:style-name="P25">[ɪ'nʌf]</text:p>
          </table:table-cell>
          <table:table-cell table:style-name="Таблица1.B1" office:value-type="string">
            <text:p text:style-name="P13">Достаточно, довольно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8">1121)though</text:p>
            <text:p text:style-name="P45"/>
            <text:p text:style-name="P25">[ðəu]</text:p>
          </table:table-cell>
          <table:table-cell table:style-name="Таблица1.B1" office:value-type="string">
            <text:p text:style-name="P13">Однако, хотя, не смотря на</text:p>
          </table:table-cell>
        </table:table-row>
        <table:table-row table:style-name="Таблица1.1">
          <table:table-cell table:style-name="Таблица1.A1" office:value-type="string">
            <text:p text:style-name="P48">1122)cause</text:p>
            <text:p text:style-name="P45"/>
            <text:p text:style-name="P25">[kɔːz]</text:p>
          </table:table-cell>
          <table:table-cell table:style-name="Таблица1.B1" office:value-type="string">
            <text:p text:style-name="P13">Причина, вызывать, причинять, дело, заставлять</text:p>
          </table:table-cell>
        </table:table-row>
        <table:table-row table:style-name="Таблица1.1">
          <table:table-cell table:style-name="Таблица1.A1" office:value-type="string">
            <text:p text:style-name="P48">1123)country</text:p>
            <text:p text:style-name="P45"/>
            <text:p text:style-name="P25">['kʌntrɪ]</text:p>
          </table:table-cell>
          <table:table-cell table:style-name="Таблица1.B1" office:value-type="string">
            <text:p text:style-name="P13">Деревня, загород</text:p>
          </table:table-cell>
        </table:table-row>
        <table:table-row table:style-name="Таблица1.1">
          <table:table-cell table:style-name="Таблица1.A1" office:value-type="string">
            <text:p text:style-name="P48">1124)earth</text:p>
            <text:p text:style-name="P45"/>
            <text:p text:style-name="P25">[ɜːθ]</text:p>
          </table:table-cell>
          <table:table-cell table:style-name="Таблица1.B1" office:value-type="string">
            <text:p text:style-name="P13">Суша, закапывать, земля</text:p>
          </table:table-cell>
        </table:table-row>
        <table:table-row table:style-name="Таблица1.1">
          <table:table-cell table:style-name="Таблица1.A1" office:value-type="string">
            <text:p text:style-name="P48">1125)of</text:p>
            <text:p text:style-name="P45"/>
            <text:p text:style-name="P25">[ɔv]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Предлог <text:s/>родительного падежа. О, об. Часто используется в сочетаниях с глаголом </text:span><text:span text:style-name="T23">to be, </text:span><text:span text:style-name="T18">связывая</text:span></text:p>
            <text:p text:style-name="P11">смысловое значение прилагательного из такого сочетания с кем-либо / чем-либо: They are not afraid of us. =&gt; Они не боятся нас.</text:p>
          </table:table-cell>
        </table:table-row>
        <table:table-row table:style-name="Таблица1.1">
          <table:table-cell table:style-name="Таблица1.A1" office:value-type="string">
            <text:p text:style-name="P48">1126)every</text:p>
            <text:p text:style-name="P45"/>
            <text:p text:style-name="P25">['evrɪ]</text:p>
          </table:table-cell>
          <table:table-cell table:style-name="Таблица1.B1" office:value-type="string">
            <text:p text:style-name="P11">Кажд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127)few</text:p>
            <text:p text:style-name="P45"/>
            <text:p text:style-name="P25">[fjuː]</text:p>
          </table:table-cell>
          <table:table-cell table:style-name="Таблица1.B1" office:value-type="string">
            <text:p text:style-name="P11">Немногие, мало, небольшое количество, нескольк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28)high</text:p>
            <text:p text:style-name="P45"/>
            <text:p text:style-name="P25">[haɪ]</text:p>
          </table:table-cell>
          <table:table-cell table:style-name="Таблица1.B1" office:value-type="string">
            <text:p text:style-name="P11">Высокий, высший, высоко, <text:s/>сильно, дорогой</text:p>
          </table:table-cell>
        </table:table-row>
        <table:table-row table:style-name="Таблица1.1">
          <table:table-cell table:style-name="Таблица1.A1" office:value-type="string">
            <text:p text:style-name="P48">1129)hard</text:p>
            <text:p text:style-name="P45"/>
            <text:p text:style-name="P25">[hɑːd]</text:p>
          </table:table-cell>
          <table:table-cell table:style-name="Таблица1.B1" office:value-type="string">
            <text:p text:style-name="P11">Твёрдый, твёрдо, <text:s/>крепкий, сильно, тяжёлый, настойчиво</text:p>
          </table:table-cell>
        </table:table-row>
        <table:table-row table:style-name="Таблица1.1">
          <table:table-cell table:style-name="Таблица1.A1" office:value-type="string">
            <text:p text:style-name="P48">1130)near</text:p>
            <text:p text:style-name="P45"/>
            <text:p text:style-name="P25">[nɪə]</text:p>
          </table:table-cell>
          <table:table-cell table:style-name="Таблица1.B1" office:value-type="string">
            <text:p text:style-name="P11">Близкий, около, сходный, почти</text:p>
          </table:table-cell>
        </table:table-row>
        <table:table-row table:style-name="Таблица1.1">
          <table:table-cell table:style-name="Таблица1.A1" office:value-type="string">
            <text:p text:style-name="P48">1131)add</text:p>
            <text:p text:style-name="P45"/>
            <text:p text:style-name="P25">[æd]</text:p>
          </table:table-cell>
          <table:table-cell table:style-name="Таблица1.B1" office:value-type="string">
            <text:p text:style-name="P11">Прибавлять, при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8">1132)build</text:p>
            <text:p text:style-name="P45"/>
            <text:p text:style-name="P25">[bɪld]</text:p>
          </table:table-cell>
          <table:table-cell table:style-name="Таблица1.B1" office:value-type="string">
            <text:p text:style-name="P11">Строить, создавать</text:p>
          </table:table-cell>
        </table:table-row>
        <table:table-row table:style-name="Таблица1.1">
          <table:table-cell table:style-name="Таблица1.A1" office:value-type="string">
            <text:p text:style-name="P48">1133)cover</text:p>
            <text:p text:style-name="P45"/>
            <text:p text:style-name="P25">['kʌvə]</text:p>
          </table:table-cell>
          <table:table-cell table:style-name="Таблица1.B1" office:value-type="string">
            <text:p text:style-name="P11">Скрывать, покрывало, крышка</text:p>
          </table:table-cell>
        </table:table-row>
        <table:table-row table:style-name="Таблица1.1">
          <table:table-cell table:style-name="Таблица1.A1" office:value-type="string">
            <text:p text:style-name="P48">1134)don’t</text:p>
            <text:p text:style-name="P45"/>
            <text:p text:style-name="P25">[dəunt]</text:p>
          </table:table-cell>
          <table:table-cell table:style-name="Таблица1.B1" office:value-type="string">
            <text:p text:style-name="P11">Не, не надо</text:p>
          </table:table-cell>
        </table:table-row>
        <table:table-row table:style-name="Таблица1.1">
          <table:table-cell table:style-name="Таблица1.A1" office:value-type="string">
            <text:p text:style-name="P48">1135)grow</text:p>
            <text:p text:style-name="P45"/>
            <text:p text:style-name="P25">[grəu]</text:p>
          </table:table-cell>
          <table:table-cell table:style-name="Таблица1.B1" office:value-type="string">
            <text:p text:style-name="P11">Выращивать, расти</text:p>
          </table:table-cell>
        </table:table-row>
        <table:table-row table:style-name="Таблица1.1">
          <table:table-cell table:style-name="Таблица1.A1" office:value-type="string">
            <text:p text:style-name="P49">1136)never</text:p>
            <text:p text:style-name="P45"/>
            <text:p text:style-name="P27">[ˈnevə]</text:p>
          </table:table-cell>
          <table:table-cell table:style-name="Таблица1.B1" office:value-type="string">
            <text:p text:style-name="P17">Никогда, не разу</text:p>
          </table:table-cell>
        </table:table-row>
        <table:table-row table:style-name="Таблица1.1">
          <table:table-cell table:style-name="Таблица1.A1" office:value-type="string">
            <text:p text:style-name="P48">1137)since</text:p>
            <text:p text:style-name="P45"/>
            <text:p text:style-name="P25">[sɪn(t)s]</text:p>
          </table:table-cell>
          <table:table-cell table:style-name="Таблица1.B1" office:value-type="string">
            <text:p text:style-name="P17">С тех пор, с тех пор как, с, посл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7">1</text:span><text:span text:style-name="T28">138)while</text:span></text:p>
            <text:p text:style-name="P45"/>
            <text:p text:style-name="P25">[waɪl]</text:p>
          </table:table-cell>
          <table:table-cell table:style-name="Таблица1.B1" office:value-type="string">
            <text:p text:style-name="P17">Пока, несмотря на</text:p>
          </table:table-cell>
        </table:table-row>
        <table:table-row table:style-name="Таблица1.1128">
          <table:table-cell table:style-name="Таблица1.A1" office:value-type="string">
            <text:p text:style-name="P48">1139)head</text:p>
            <text:p text:style-name="P45"/>
            <text:p text:style-name="P25">[hed]</text:p>
          </table:table-cell>
          <table:table-cell table:style-name="Таблица1.B1" office:value-type="string">
            <text:p text:style-name="P17">Глава, передняя часть, возглавлять, направлять</text:p>
          </table:table-cell>
        </table:table-row>
        <table:table-row table:style-name="Таблица1.1128">
          <table:table-cell table:style-name="Таблица1.A1" office:value-type="string">
            <text:p text:style-name="P48">1140)light</text:p>
            <text:p text:style-name="P45"/>
            <text:p text:style-name="P25">[laɪt]</text:p>
          </table:table-cell>
          <table:table-cell table:style-name="Таблица1.B1" office:value-type="string">
            <text:p text:style-name="P17">Легко, зажигать, огонь, освещать, лёгкий</text:p>
          </table:table-cell>
        </table:table-row>
        <table:table-row table:style-name="Таблица1.1128">
          <table:table-cell table:style-name="Таблица1.A1" office:value-type="string">
            <text:p text:style-name="P48">1141)life</text:p>
            <text:p text:style-name="P45"/>
            <text:p text:style-name="P25">[laɪf]</text:p>
          </table:table-cell>
          <table:table-cell table:style-name="Таблица1.B1" office:value-type="string">
            <text:p text:style-name="P17">Жизнь, образ жизни, 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8">1142)plant</text:p>
            <text:p text:style-name="P45"/>
            <text:p text:style-name="P25">[plɑːnt]</text:p>
          </table:table-cell>
          <table:table-cell table:style-name="Таблица1.B1" office:value-type="string">
            <text:p text:style-name="P17">Сажать, растение, основывать, устанавливать</text:p>
          </table:table-cell>
        </table:table-row>
        <table:table-row table:style-name="Таблица1.1128">
          <table:table-cell table:style-name="Таблица1.A1" office:value-type="string">
            <text:p text:style-name="P48">1143)on</text:p>
            <text:p text:style-name="P45"/>
            <text:p text:style-name="P45"/>
            <text:p text:style-name="P25">[ɔn]</text:p>
          </table:table-cell>
          <table:table-cell table:style-name="Таблица1.B1" office:value-type="string">
            <text:p text:style-name="P17">На (в значении на поверхности, часто отвечает на вопрос где). В, у. Ставится с днями недели (on Sunday), с полными датами (on the first of May).</text:p>
          </table:table-cell>
        </table:table-row>
        <table:table-row table:style-name="Таблица1.1128">
          <table:table-cell table:style-name="Таблица1.A1" office:value-type="string">
            <text:p text:style-name="P48">1144)tree</text:p>
            <text:p text:style-name="P45"/>
            <text:p text:style-name="P25">[triː]</text:p>
          </table:table-cell>
          <table:table-cell table:style-name="Таблица1.B1" office:value-type="string">
            <text:p text:style-name="P17">Ставить в безвыходное положение</text:p>
          </table:table-cell>
        </table:table-row>
        <table:table-row table:style-name="Таблица1.1128">
          <table:table-cell table:style-name="Таблица1.A1" office:value-type="string">
            <text:p text:style-name="P48">1145)side</text:p>
            <text:p text:style-name="P45"/>
            <text:p text:style-name="P25">[saɪd]</text:p>
          </table:table-cell>
          <table:table-cell table:style-name="Таблица1.B1" office:value-type="string">
            <text:p text:style-name="P17">Быть на чьей-либо стороне, сторона, бок, склон</text:p>
          </table:table-cell>
        </table:table-row>
        <table:table-row table:style-name="Таблица1.1128">
          <table:table-cell table:style-name="Таблица1.A1" office:value-type="string">
            <text:p text:style-name="P48">1146)sea</text:p>
            <text:p text:style-name="P45"/>
            <text:p text:style-name="P25">[siː]</text:p>
          </table:table-cell>
          <table:table-cell table:style-name="Таблица1.B1" office:value-type="string">
            <text:p text:style-name="P17">Море, морской, волна, волнение, огромное количество ч-либ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8">1147)</text:span><text:bookmark text:name="__DdeLink__21783_784570771"/><text:span text:style-name="T28">low</text:span></text:p>
            <text:p text:style-name="P45"/>
            <text:p text:style-name="P25">[ləu]</text:p>
          </table:table-cell>
          <table:table-cell table:style-name="Таблица1.B1" office:value-type="string">
            <text:p text:style-name="P17">Низкий, небольшой, слабый, низко, слабо, тихо, дёшево</text:p>
          </table:table-cell>
        </table:table-row>
        <table:table-row table:style-name="Таблица1.1128">
          <table:table-cell table:style-name="Таблица1.A1" office:value-type="string">
            <text:p text:style-name="P48">1148)that</text:p>
            <text:p text:style-name="P45"/>
            <text:p text:style-name="P25">[ðæt]</text:p>
          </table:table-cell>
          <table:table-cell table:style-name="Таблица1.B1" office:value-type="string">
            <text:p text:style-name="P17">Что, чтобы, тот, та, этот, эта</text:p>
          </table:table-cell>
        </table:table-row>
        <table:table-row table:style-name="Таблица1.1128">
          <table:table-cell table:style-name="Таблица1.A1" office:value-type="string">
            <text:p text:style-name="P48">1149)last</text:p>
            <text:p text:style-name="P45"/>
            <text:p text:style-name="P45"/>
            <text:p text:style-name="P25">[lɑːst]</text:p>
          </table:table-cell>
          <table:table-cell table:style-name="Таблица1.B1" office:value-type="string">
            <text:p text:style-name="P7"/>
            <text:p text:style-name="P7"><text:span text:style-name="T27">Превосходна форма от прил. </text:span><text:span text:style-name="T28">late</text:span><text:span text:style-name="T27">. Сохраняться, последний, самый современный, длиться, <text:s/>прошлый, в конце,</text:span></text:p>
          </table:table-cell>
        </table:table-row>
        <table:table-row table:style-name="Таблица1.1128">
          <table:table-cell table:style-name="Таблица1.A1" office:value-type="string">
            <text:p text:style-name="P48">1150)own</text:p>
            <text:p text:style-name="P45"/>
            <text:p text:style-name="P25">[əun]</text:p>
          </table:table-cell>
          <table:table-cell table:style-name="Таблица1.B1" office:value-type="string">
            <text:p text:style-name="P17">Признаваться, владеть, свой, родной</text:p>
          </table:table-cell>
        </table:table-row>
        <table:table-row table:style-name="Таблица1.1128">
          <table:table-cell table:style-name="Таблица1.A1" office:value-type="string">
            <text:p text:style-name="P48">1151)act</text:p>
            <text:p text:style-name="P45"/>
            <text:p text:style-name="P25">[ækt]</text:p>
          </table:table-cell>
          <table:table-cell table:style-name="Таблица1.B1" office:value-type="string">
            <text:p text:style-name="P17">Акт, действовать, поступок, поступать, дело, работать</text:p>
          </table:table-cell>
        </table:table-row>
        <table:table-row table:style-name="Таблица1.1128">
          <table:table-cell table:style-name="Таблица1.A1" office:value-type="string">
            <text:p text:style-name="P48">1152)cross</text:p>
            <text:p text:style-name="P45"/>
            <text:p text:style-name="P26">[krɔs]</text:p>
          </table:table-cell>
          <table:table-cell table:style-name="Таблица1.B1" office:value-type="string">
            <text:p text:style-name="P7"/>
            <text:p text:style-name="P7"/>
            <text:p text:style-name="P17">Скрещивать, крест, креститься, пересекать, поперечный, черта, противоположный</text:p>
          </table:table-cell>
        </table:table-row>
        <table:table-row table:style-name="Таблица1.1128">
          <table:table-cell table:style-name="Таблица1.A1" office:value-type="string">
            <text:p text:style-name="P49">1153)doctrine</text:p>
            <text:p text:style-name="P45"/>
            <text:p text:style-name="P37">[ˈdɔktrɪn]</text:p>
          </table:table-cell>
          <table:table-cell table:style-name="Таблица1.B1" office:value-type="string">
            <text:p text:style-name="P17">Доктрина, теория</text:p>
          </table:table-cell>
        </table:table-row>
        <table:table-row table:style-name="Таблица1.1128">
          <table:table-cell table:style-name="Таблица1.A1" office:value-type="string">
            <text:p text:style-name="P45">1154)dollar</text:p>
            <text:p text:style-name="P45"/>
            <text:p text:style-name="P35">[ˈdɔlə]</text:p>
          </table:table-cell>
          <table:table-cell table:style-name="Таблица1.B1" office:value-type="string">
            <text:p text:style-name="P7">Доллар</text:p>
          </table:table-cell>
        </table:table-row>
        <table:table-row table:style-name="Таблица1.1128">
          <table:table-cell table:style-name="Таблица1.A1" office:value-type="string">
            <text:p text:style-name="P42">1155)dose</text:p>
            <text:p text:style-name="P42"/>
            <text:p text:style-name="P35">[dəus]</text:p>
          </table:table-cell>
          <table:table-cell table:style-name="Таблица1.B1" office:value-type="string">
            <text:p text:style-name="P7">Доза, порц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56)drama</text:p>
            <text:p text:style-name="P42"/>
            <text:p text:style-name="P35">[ˈdrɑːmə]</text:p>
          </table:table-cell>
          <table:table-cell table:style-name="Таблица1.B1" office:value-type="string">
            <text:p text:style-name="P7">Драма</text:p>
          </table:table-cell>
        </table:table-row>
        <table:table-row table:style-name="Таблица1.1128">
          <table:table-cell table:style-name="Таблица1.A1" office:value-type="string">
            <text:p text:style-name="P42">1157)duet</text:p>
            <text:p text:style-name="P42"/>
            <text:p text:style-name="P35">[djuˈet]</text:p>
          </table:table-cell>
          <table:table-cell table:style-name="Таблица1.B1" office:value-type="string">
            <text:p text:style-name="P7">Дуэт</text:p>
          </table:table-cell>
        </table:table-row>
        <table:table-row table:style-name="Таблица1.1128">
          <table:table-cell table:style-name="Таблица1.A1" office:value-type="string">
            <text:p text:style-name="P42"><text:span text:style-name="T33">1158)</text:span><text:bookmark text:name="__DdeLink__12123_4946511471"/><text:bookmark text:name="__DdeLink__12123_494651147"/><text:span text:style-name="T33">duty-free</text:span></text:p>
            <text:p text:style-name="P42"/>
            <text:p text:style-name="P38">[ˈdjuːtɪˈfriː]</text:p>
          </table:table-cell>
          <table:table-cell table:style-name="Таблица1.B1" office:value-type="string">
            <text:p text:style-name="P7">Беспошлинно</text:p>
          </table:table-cell>
        </table:table-row>
        <table:table-row table:style-name="Таблица1.1128">
          <table:table-cell table:style-name="Таблица1.A1" office:value-type="string">
            <text:p text:style-name="P42">1159)dynamic</text:p>
            <text:p text:style-name="P42"/>
            <text:p text:style-name="P35">[daɪˈnæmɪk]</text:p>
          </table:table-cell>
          <table:table-cell table:style-name="Таблица1.B1" office:value-type="string">
            <text:p text:style-name="P7">Активный, энергичный</text:p>
          </table:table-cell>
        </table:table-row>
        <table:table-row table:style-name="Таблица1.1128">
          <table:table-cell table:style-name="Таблица1.A1" office:value-type="string">
            <text:p text:style-name="P42">1160)close</text:p>
            <text:p text:style-name="P42"/>
            <text:p text:style-name="P35">[kləuz]</text:p>
          </table:table-cell>
          <table:table-cell table:style-name="Таблица1.B1" office:value-type="string">
            <text:p text:style-name="P7">Закрывать, заканчивать, завершённый, скрытый, конец, близкий, близко, почти</text:p>
          </table:table-cell>
        </table:table-row>
        <table:table-row table:style-name="Таблица1.1128">
          <table:table-cell table:style-name="Таблица1.A1" office:value-type="string">
            <text:p text:style-name="P42">1161)to</text:p>
            <text:p text:style-name="P35"/>
            <text:p text:style-name="P35">[tuː]</text:p>
          </table:table-cell>
          <table:table-cell table:style-name="Таблица1.B1" office:value-type="string">
            <text:p text:style-name="P50"/>
            <text:p text:style-name="P50"/>
            <text:p text:style-name="P50">К, в, на (обозначает направленность действия (куда? / кому? / к кому?):Мама ушла в кино. =&gt; Mother went to the cinema. <text:s/>Она дала мне один доллар. =&gt; She gave one dollar to me. предлог to может и не ставиться в тех случаях, когда речь идет о взаимодействии двух субъектов с участием какого-либо предмета; все зависит от расстановки слов в предложении: если сначала указывается предмет, а потом тот, на кого направлено действие, предлог ставим, если наоборот — не ставим:</text:p>
            <text:p text:style-name="P50">Субъект<text:span text:style-name="T33"> 1 =&gt; </text:span>Действие<text:span text:style-name="T33"> =&gt; </text:span>Предмет<text:span text:style-name="T33"> =&gt; to =&gt; </text:span>Субъект<text:span text:style-name="T33"> 2: She gave one dollar to me.</text:span></text:p>
            <text:p text:style-name="P50">Субъект 1 =&gt; Действие =&gt; Субъект 2 =&gt; Предмет: She gave me one dollar.</text:p>
            <text:p text:style-name="P51">to =&gt; без; ставится с обозначением количества минут, оставшихся до того часа, к которому движется малая стрелка циферблата; используется только в тех случаях, когда речь идет о движении большой стрелки по левой половине циферблата: It is five (minutes) to ten. =&gt; Сейчас без пяти десять.</text:p>
          </table:table-cell>
        </table:table-row>
        <table:table-row table:style-name="Таблица1.1128">
          <table:table-cell table:style-name="Таблица1.A1" office:value-type="string">
            <text:p text:style-name="P42">1162)dairy</text:p>
            <text:p text:style-name="P42"/>
            <text:p text:style-name="P35">[ˈdɛərɪ]</text:p>
          </table:table-cell>
          <table:table-cell table:style-name="Таблица1.B1" office:value-type="string">
            <text:p text:style-name="P51">Молочный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63)damage</text:p>
            <text:p text:style-name="P42"/>
            <text:p text:style-name="P35">[ˈdæmɪʤ]</text:p>
          </table:table-cell>
          <table:table-cell table:style-name="Таблица1.B1" office:value-type="string">
            <text:p text:style-name="P51">Убыток, повреждение</text:p>
          </table:table-cell>
        </table:table-row>
        <table:table-row table:style-name="Таблица1.1128">
          <table:table-cell table:style-name="Таблица1.A1" office:value-type="string">
            <text:p text:style-name="P42">1164)danger</text:p>
            <text:p text:style-name="P42"/>
            <text:p text:style-name="P35">[ˈdeɪnʤə]</text:p>
          </table:table-cell>
          <table:table-cell table:style-name="Таблица1.B1" office:value-type="string">
            <text:p text:style-name="P51">Опасность</text:p>
          </table:table-cell>
        </table:table-row>
        <table:table-row table:style-name="Таблица1.1128">
          <table:table-cell table:style-name="Таблица1.A1" office:value-type="string">
            <text:p text:style-name="P42">1165)<text:bookmark text:name="__DdeLink__12215_277084299"/>dare</text:p>
            <text:p text:style-name="P42"/>
            <text:p text:style-name="P35">[dɛə]</text:p>
          </table:table-cell>
          <table:table-cell table:style-name="Таблица1.B1" office:value-type="string">
            <text:p text:style-name="P51">Отважиться, посметь</text:p>
          </table:table-cell>
        </table:table-row>
        <table:table-row table:style-name="Таблица1.1128">
          <table:table-cell table:style-name="Таблица1.A1" office:value-type="string">
            <text:p text:style-name="P42">1166)datum</text:p>
            <text:p text:style-name="P42"/>
            <text:p text:style-name="P35">[ˈdeɪtəm]</text:p>
          </table:table-cell>
          <table:table-cell table:style-name="Таблица1.B1" office:value-type="string">
            <text:p text:style-name="P51">Данные</text:p>
          </table:table-cell>
        </table:table-row>
        <table:table-row table:style-name="Таблица1.1128">
          <table:table-cell table:style-name="Таблица1.A1" office:value-type="string">
            <text:p text:style-name="P42">1167)dawn</text:p>
            <text:p text:style-name="P42"/>
            <text:p text:style-name="P35">[dɔːn]</text:p>
          </table:table-cell>
          <table:table-cell table:style-name="Таблица1.B1" office:value-type="string">
            <text:p text:style-name="P51">Рассвет, заря</text:p>
          </table:table-cell>
        </table:table-row>
        <table:table-row table:style-name="Таблица1.1128">
          <table:table-cell table:style-name="Таблица1.A1" office:value-type="string">
            <text:p text:style-name="P42">1168)dead</text:p>
            <text:p text:style-name="P42"/>
            <text:p text:style-name="P35">[ded]</text:p>
          </table:table-cell>
          <table:table-cell table:style-name="Таблица1.B1" office:value-type="string">
            <text:p text:style-name="P51">Мёртвый</text:p>
          </table:table-cell>
        </table:table-row>
        <table:table-row table:style-name="Таблица1.1128">
          <table:table-cell table:style-name="Таблица1.A1" office:value-type="string">
            <text:p text:style-name="P42">1169)deaf</text:p>
            <text:p text:style-name="P42"/>
            <text:p text:style-name="P35">[def]</text:p>
          </table:table-cell>
          <table:table-cell table:style-name="Таблица1.B1" office:value-type="string">
            <text:p text:style-name="P51">Глухой</text:p>
          </table:table-cell>
        </table:table-row>
        <table:table-row table:style-name="Таблица1.1128">
          <table:table-cell table:style-name="Таблица1.A1" office:value-type="string">
            <text:p text:style-name="P42">1170)differ</text:p>
            <text:p text:style-name="P42"/>
            <text:p text:style-name="P35">[ˈdɪfə]</text:p>
          </table:table-cell>
          <table:table-cell table:style-name="Таблица1.B1" office:value-type="string">
            <text:p text:style-name="P51">Различ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71)with</text:p>
            <text:p text:style-name="P42"/>
            <text:p text:style-name="P35">[wɪð]</text:p>
          </table:table-cell>
          <table:table-cell table:style-name="Таблица1.B1" office:value-type="string">
            <text:p text:style-name="P51"/>
            <text:p text:style-name="P51"/>
            <text:p text:style-name="P51">С, вместе с (предлог творительного падежа; ставится перед словами, имеющими в русском языке форму творительного падежа (кем? / чем?), в основном, если действие совершается неодушевленным предметом (когда в русском языке можно вставить с помощью); в таком значении эти предлоги чаще используются в предложениях Passive). Иногда<text:span text:style-name="T33"> </text:span>окна<text:span text:style-name="T33"> </text:span>моют<text:span text:style-name="T33"> </text:span>водой<text:span text:style-name="T33">. =&gt; Sometimes the windows are washed with water.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72)debt</text:p>
            <text:p text:style-name="P42"/>
            <text:p text:style-name="P35">[det]</text:p>
          </table:table-cell>
          <table:table-cell table:style-name="Таблица1.B1" office:value-type="string">
            <text:p text:style-name="P51">Долг</text:p>
          </table:table-cell>
        </table:table-row>
        <table:table-row table:style-name="Таблица1.1128">
          <table:table-cell table:style-name="Таблица1.A1" office:value-type="string">
            <text:p text:style-name="P42">1173)deceive</text:p>
            <text:p text:style-name="P42"/>
            <text:p text:style-name="P35">[dɪˈsiːv]</text:p>
          </table:table-cell>
          <table:table-cell table:style-name="Таблица1.B1" office:value-type="string">
            <text:p text:style-name="P51">Обман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4)decide</text:p>
            <text:p text:style-name="P42"/>
            <text:p text:style-name="P35">[dɪˈsaɪd]</text:p>
          </table:table-cell>
          <table:table-cell table:style-name="Таблица1.B1" office:value-type="string">
            <text:p text:style-name="P51">Решить</text:p>
          </table:table-cell>
        </table:table-row>
        <table:table-row table:style-name="Таблица1.1128">
          <table:table-cell table:style-name="Таблица1.A1" office:value-type="string">
            <text:p text:style-name="P42">1175)declaim</text:p>
            <text:p text:style-name="P42"/>
            <text:p text:style-name="P35">[dɪˈkleɪm]</text:p>
          </table:table-cell>
          <table:table-cell table:style-name="Таблица1.B1" office:value-type="string">
            <text:p text:style-name="P51">Деклам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6)decline</text:p>
            <text:p text:style-name="P42"/>
            <text:p text:style-name="P35">[dɪˈklaɪn]</text:p>
          </table:table-cell>
          <table:table-cell table:style-name="Таблица1.B1" office:value-type="string">
            <text:p text:style-name="P51">Склоняться, снижаться, подходить к концу</text:p>
          </table:table-cell>
        </table:table-row>
        <table:table-row table:style-name="Таблица1.1128">
          <table:table-cell table:style-name="Таблица1.A1" office:value-type="string">
            <text:p text:style-name="P42">1177)deed</text:p>
            <text:p text:style-name="P42"/>
            <text:p text:style-name="P35">[diːd]</text:p>
          </table:table-cell>
          <table:table-cell table:style-name="Таблица1.B1" office:value-type="string">
            <text:p text:style-name="P51">Дело, 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178)deep</text:p>
            <text:p text:style-name="P42"/>
            <text:p text:style-name="P35">[diːp]</text:p>
          </table:table-cell>
          <table:table-cell table:style-name="Таблица1.B1" office:value-type="string">
            <text:p text:style-name="P51">Глубокий</text:p>
          </table:table-cell>
        </table:table-row>
        <table:table-row table:style-name="Таблица1.1128">
          <table:table-cell table:style-name="Таблица1.A1" office:value-type="string">
            <text:p text:style-name="P42">1179)deer</text:p>
            <text:p text:style-name="P42"/>
            <text:p text:style-name="P35">[dɪə]</text:p>
          </table:table-cell>
          <table:table-cell table:style-name="Таблица1.B1" office:value-type="string">
            <text:p text:style-name="P51">Олень, лань</text:p>
          </table:table-cell>
        </table:table-row>
        <table:table-row table:style-name="Таблица1.1128">
          <table:table-cell table:style-name="Таблица1.A1" office:value-type="string">
            <text:p text:style-name="P42">1180)draw</text:p>
            <text:p text:style-name="P42"/>
            <text:p text:style-name="P35">[drɔː]</text:p>
          </table:table-cell>
          <table:table-cell table:style-name="Таблица1.B1" office:value-type="string">
            <text:p text:style-name="P51">Тащить, тяга, привлекать, жеребьёвка, рисовать, составлять, замечание</text:p>
          </table:table-cell>
        </table:table-row>
        <table:table-row table:style-name="Таблица1.1128">
          <table:table-cell table:style-name="Таблица1.A1" office:value-type="string">
            <text:p text:style-name="P42">1181)this</text:p>
            <text:p text:style-name="P42"/>
            <text:p text:style-name="P35">[ðɪs]</text:p>
          </table:table-cell>
          <table:table-cell table:style-name="Таблица1.B1" office:value-type="string">
            <text:p text:style-name="P51">Эта, это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82)defeat</text:p>
            <text:p text:style-name="P42"/>
            <text:p text:style-name="P35">[dɪˈfiːt]</text:p>
          </table:table-cell>
          <table:table-cell table:style-name="Таблица1.B1" office:value-type="string">
            <text:p text:style-name="P51">Разгром, по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2">1183)defend</text:p>
            <text:p text:style-name="P42"/>
            <text:p text:style-name="P35">[dɪˈfend]</text:p>
          </table:table-cell>
          <table:table-cell table:style-name="Таблица1.B1" office:value-type="string">
            <text:p text:style-name="P51">Защищать</text:p>
          </table:table-cell>
        </table:table-row>
        <table:table-row table:style-name="Таблица1.1128">
          <table:table-cell table:style-name="Таблица1.A1" office:value-type="string">
            <text:p text:style-name="P44">1184)deliberate</text:p>
            <text:p text:style-name="P42"/>
            <text:p text:style-name="P38">[dɪˈlɪb(ə)reɪt]</text:p>
          </table:table-cell>
          <table:table-cell table:style-name="Таблица1.B1" office:value-type="string">
            <text:p text:style-name="P51">Обсуждать, об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85)delicious</text:p>
            <text:p text:style-name="P42"/>
            <text:p text:style-name="P35">[dɪˈlɪʃəs]</text:p>
          </table:table-cell>
          <table:table-cell table:style-name="Таблица1.B1" office:value-type="string">
            <text:p text:style-name="P51">Восхит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186)delight</text:p>
            <text:p text:style-name="P42"/>
            <text:p text:style-name="P35">[dɪˈlaɪt]</text:p>
          </table:table-cell>
          <table:table-cell table:style-name="Таблица1.B1" office:value-type="string">
            <text:p text:style-name="P51">Восторг</text:p>
          </table:table-cell>
        </table:table-row>
        <table:table-row table:style-name="Таблица1.1128">
          <table:table-cell table:style-name="Таблица1.A1" office:value-type="string">
            <text:p text:style-name="P42">1187)deliver</text:p>
            <text:p text:style-name="P42"/>
            <text:p text:style-name="P35">[dɪˈlɪvə]</text:p>
          </table:table-cell>
          <table:table-cell table:style-name="Таблица1.B1" office:value-type="string">
            <text:p text:style-name="P51">Доставлять, вручать</text:p>
          </table:table-cell>
        </table:table-row>
        <table:table-row table:style-name="Таблица1.1128">
          <table:table-cell table:style-name="Таблица1.A1" office:value-type="string">
            <text:p text:style-name="P42">1188)deny</text:p>
            <text:p text:style-name="P42"/>
            <text:p text:style-name="P35">[dɪˈnaɪ]</text:p>
          </table:table-cell>
          <table:table-cell table:style-name="Таблица1.B1" office:value-type="string">
            <text:p text:style-name="P51">Отрицать</text:p>
          </table:table-cell>
        </table:table-row>
        <table:table-row table:style-name="Таблица1.1128">
          <table:table-cell table:style-name="Таблица1.A1" office:value-type="string">
            <text:p text:style-name="P42">1189)depend</text:p>
            <text:p text:style-name="P42"/>
            <text:p text:style-name="P35">[dɪˈpend]</text:p>
          </table:table-cell>
          <table:table-cell table:style-name="Таблица1.B1" office:value-type="string">
            <text:p text:style-name="P51">Зависеть, полаг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90)keep</text:p>
            <text:p text:style-name="P42"/>
            <text:p text:style-name="P35">[kiːp]</text:p>
          </table:table-cell>
          <table:table-cell table:style-name="Таблица1.B1" office:value-type="string">
            <text:p text:style-name="P51">Управлять, <text:s/>продолжать делать что-либо, хранить, держать</text:p>
          </table:table-cell>
        </table:table-row>
        <table:table-row table:style-name="Таблица1.1128">
          <table:table-cell table:style-name="Таблица1.A1" office:value-type="string">
            <text:p text:style-name="P42">1191)one</text:p>
            <text:p text:style-name="P42"/>
            <text:p text:style-name="P35">[wʌn]</text:p>
          </table:table-cell>
          <table:table-cell table:style-name="Таблица1.B1" office:value-type="string">
            <text:p text:style-name="P51">Некто, кто-то, один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92)depict</text:p>
            <text:p text:style-name="P42"/>
            <text:p text:style-name="P35">[dɪˈpɪkt]</text:p>
          </table:table-cell>
          <table:table-cell table:style-name="Таблица1.B1" office:value-type="string">
            <text:p text:style-name="P51">Изображать</text:p>
          </table:table-cell>
        </table:table-row>
        <table:table-row table:style-name="Таблица1.1128">
          <table:table-cell table:style-name="Таблица1.A1" office:value-type="string">
            <text:p text:style-name="P44">1193)derivation</text:p>
            <text:p text:style-name="P42"/>
            <text:p text:style-name="P38">[ˌderɪˈveɪʃ(ə)n]</text:p>
          </table:table-cell>
          <table:table-cell table:style-name="Таблица1.B1" office:value-type="string">
            <text:p text:style-name="P51">Источник, происхождение, вывод</text:p>
          </table:table-cell>
        </table:table-row>
        <table:table-row table:style-name="Таблица1.1128">
          <table:table-cell table:style-name="Таблица1.A1" office:value-type="string">
            <text:p text:style-name="P42">1194)design</text:p>
            <text:p text:style-name="P42"/>
            <text:p text:style-name="P35">[dɪˈzaɪn]</text:p>
          </table:table-cell>
          <table:table-cell table:style-name="Таблица1.B1" office:value-type="string">
            <text:p text:style-name="P51">Дизайн</text:p>
          </table:table-cell>
        </table:table-row>
        <table:table-row table:style-name="Таблица1.1128">
          <table:table-cell table:style-name="Таблица1.A1" office:value-type="string">
            <text:p text:style-name="P42">1195)develop</text:p>
            <text:p text:style-name="P42"/>
            <text:p text:style-name="P35">[dɪˈveləp]</text:p>
          </table:table-cell>
          <table:table-cell table:style-name="Таблица1.B1" office:value-type="string">
            <text:p text:style-name="P51">Разрабатывать, развивать</text:p>
          </table:table-cell>
        </table:table-row>
        <table:table-row table:style-name="Таблица1.1128">
          <table:table-cell table:style-name="Таблица1.A1" office:value-type="string">
            <text:p text:style-name="P42">1196)devote</text:p>
            <text:p text:style-name="P42"/>
            <text:p text:style-name="P35">[dɪˈvəut]</text:p>
          </table:table-cell>
          <table:table-cell table:style-name="Таблица1.B1" office:value-type="string">
            <text:p text:style-name="P51">Посвящать</text:p>
          </table:table-cell>
        </table:table-row>
        <table:table-row table:style-name="Таблица1.1128">
          <table:table-cell table:style-name="Таблица1.A1" office:value-type="string">
            <text:p text:style-name="P44">1197)dictionary</text:p>
            <text:p text:style-name="P42"/>
            <text:p text:style-name="P38">[ˈdɪkʃ(ə)n(ə)rɪ]</text:p>
          </table:table-cell>
          <table:table-cell table:style-name="Таблица1.B1" office:value-type="string">
            <text:p text:style-name="P51">Словарь</text:p>
          </table:table-cell>
        </table:table-row>
        <table:table-row table:style-name="Таблица1.1128">
          <table:table-cell table:style-name="Таблица1.A1" office:value-type="string">
            <text:p text:style-name="P42">1198)dig</text:p>
            <text:p text:style-name="P42"/>
            <text:p text:style-name="P35">[dɪg]</text:p>
          </table:table-cell>
          <table:table-cell table:style-name="Таблица1.B1" office:value-type="string">
            <text:p text:style-name="P51">Копать</text:p>
          </table:table-cell>
        </table:table-row>
        <table:table-row table:style-name="Таблица1.1128">
          <table:table-cell table:style-name="Таблица1.A1" office:value-type="string">
            <text:p text:style-name="P42">1199)digit</text:p>
            <text:p text:style-name="P42"/>
            <text:p text:style-name="P35">[ˈdɪʤɪt]</text:p>
          </table:table-cell>
          <table:table-cell table:style-name="Таблица1.B1" office:value-type="string">
            <text:p text:style-name="P51">Палец(у животных), цифра</text:p>
          </table:table-cell>
        </table:table-row>
        <table:table-row table:style-name="Таблица1.1128">
          <table:table-cell table:style-name="Таблица1.A1" office:value-type="string">
            <text:p text:style-name="P42">1200)might</text:p>
            <text:p text:style-name="P42"/>
            <text:p text:style-name="P35">[maɪt]</text:p>
          </table:table-cell>
          <table:table-cell table:style-name="Таблица1.B1" office:value-type="string">
            <text:p text:style-name="P51">Прош. вр. глагола <text:s/>may. Могущество, сила</text:p>
          </table:table-cell>
        </table:table-row>
        <table:table-row table:style-name="Таблица1.1128">
          <table:table-cell table:style-name="Таблица1.A1" office:value-type="string">
            <text:p text:style-name="P42">1201)your</text:p>
            <text:p text:style-name="P42"/>
            <text:p text:style-name="P35">[jɔː]</text:p>
          </table:table-cell>
          <table:table-cell table:style-name="Таблица1.B1" office:value-type="string">
            <text:p text:style-name="P51">Твой, ваш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02)dim</text:p>
            <text:p text:style-name="P42"/>
            <text:p text:style-name="P35">[dɪm]</text:p>
          </table:table-cell>
          <table:table-cell table:style-name="Таблица1.B1" office:value-type="string">
            <text:p text:style-name="P51">Тускл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2">1203)dine</text:p>
            <text:p text:style-name="P42"/>
            <text:p text:style-name="P35">[daɪn]</text:p>
          </table:table-cell>
          <table:table-cell table:style-name="Таблица1.B1" office:value-type="string">
            <text:p text:style-name="P51">Обедать</text:p>
          </table:table-cell>
        </table:table-row>
        <table:table-row table:style-name="Таблица1.1128">
          <table:table-cell table:style-name="Таблица1.A1" office:value-type="string">
            <text:p text:style-name="P42">1204)direct</text:p>
            <text:p text:style-name="P42"/>
            <text:p text:style-name="P35">[dɪˈrekt]</text:p>
          </table:table-cell>
          <table:table-cell table:style-name="Таблица1.B1" office:value-type="string">
            <text:p text:style-name="P51">Т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205)disadvantage</text:p>
            <text:p text:style-name="P42"/>
            <text:p text:style-name="P35">[ˌdɪsədˈvɑːntɪʤ]</text:p>
          </table:table-cell>
          <table:table-cell table:style-name="Таблица1.B1" office:value-type="string">
            <text:p text:style-name="P51">Невыгода, ущерб</text:p>
          </table:table-cell>
        </table:table-row>
        <table:table-row table:style-name="Таблица1.1128">
          <table:table-cell table:style-name="Таблица1.A1" office:value-type="string">
            <text:p text:style-name="P42">1206)disappoint</text:p>
            <text:p text:style-name="P42"/>
            <text:p text:style-name="P35">[ˌdɪsəˈpɔɪnt]</text:p>
          </table:table-cell>
          <table:table-cell table:style-name="Таблица1.B1" office:value-type="string">
            <text:p text:style-name="P51">Расстраивать, огорчать</text:p>
          </table:table-cell>
        </table:table-row>
        <table:table-row table:style-name="Таблица1.1128">
          <table:table-cell table:style-name="Таблица1.A1" office:value-type="string">
            <text:p text:style-name="P42">1207)disaster</text:p>
            <text:p text:style-name="P42"/>
            <text:p text:style-name="P35">[dɪˈzɑːstə]</text:p>
          </table:table-cell>
          <table:table-cell table:style-name="Таблица1.B1" office:value-type="string">
            <text:p text:style-name="P51">Бедствие, несчастье</text:p>
          </table:table-cell>
        </table:table-row>
        <table:table-row table:style-name="Таблица1.1128">
          <table:table-cell table:style-name="Таблица1.A1" office:value-type="string">
            <text:p text:style-name="P42">1208)disconnect</text:p>
            <text:p text:style-name="P42"/>
            <text:p text:style-name="P35">[ˌdɪskəˈnekt]</text:p>
          </table:table-cell>
          <table:table-cell table:style-name="Таблица1.B1" office:value-type="string">
            <text:p text:style-name="P51">Разъединять, разобщать</text:p>
          </table:table-cell>
        </table:table-row>
        <table:table-row table:style-name="Таблица1.1128">
          <table:table-cell table:style-name="Таблица1.A1" office:value-type="string">
            <text:p text:style-name="P42">1209)disease</text:p>
            <text:p text:style-name="P42"/>
            <text:p text:style-name="P35">[dɪˈziːz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2">1210)press</text:p>
            <text:p text:style-name="P42"/>
            <text:p text:style-name="P35">[pres]</text:p>
          </table:table-cell>
          <table:table-cell table:style-name="Таблица1.B1" office:value-type="string">
            <text:p text:style-name="P51">Давить, пресса, стеснять, давка, торопить, спешка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11)at</text:p>
            <text:p text:style-name="P42"/>
            <text:p text:style-name="P35">[æt]</text:p>
          </table:table-cell>
          <table:table-cell table:style-name="Таблица1.B1" office:value-type="string">
            <text:p text:style-name="P51"/>
            <text:p text:style-name="P51"/>
            <text:p text:style-name="P51">У, при, около (обозначает место действия). Он<text:span text:style-name="T33"> </text:span>стоял<text:span text:style-name="T33"> </text:span>у<text:span text:style-name="T33"> </text:span>окна<text:span text:style-name="T33">. =&gt; </text:span>Не<text:span text:style-name="T33"> was standing at the window. </text:span>В, на (обозначает принадлежность к большой системе). Я учусь в институте.=&gt; I study at the institute. Но: <text:s/>Он сейчас где-то в институте, (внутри) =&gt; ... in the institute.В(обозначает точное время). at five minutes past ten =&gt; в пять минут одиннадцатого.</text:p>
          </table:table-cell>
        </table:table-row>
        <table:table-row table:style-name="Таблица1.1128">
          <table:table-cell table:style-name="Таблица1.A1" office:value-type="string">
            <text:p text:style-name="P42">1212)disfavour</text:p>
            <text:p text:style-name="P42"/>
            <text:p text:style-name="P35">[dɪsˈfeɪvə]</text:p>
          </table:table-cell>
          <table:table-cell table:style-name="Таблица1.B1" office:value-type="string">
            <text:p text:style-name="P51">Немилость, не одобрять</text:p>
          </table:table-cell>
        </table:table-row>
        <table:table-row table:style-name="Таблица1.1128">
          <table:table-cell table:style-name="Таблица1.A1" office:value-type="string">
            <text:p text:style-name="P42">1213)disguise</text:p>
            <text:p text:style-name="P42"/>
            <text:p text:style-name="P35">[dɪsˈgaɪz]</text:p>
          </table:table-cell>
          <table:table-cell table:style-name="Таблица1.B1" office:value-type="string">
            <text:p text:style-name="P51">Маскировать, скр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4)disillusion</text:p>
            <text:p text:style-name="P42"/>
            <text:p text:style-name="P38">[ˌdɪsɪˈluːʒ(ə)n]</text:p>
          </table:table-cell>
          <table:table-cell table:style-name="Таблица1.B1" office:value-type="string">
            <text:p text:style-name="P51">Разочаровы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5)disjoin</text:p>
            <text:p text:style-name="P42"/>
            <text:p text:style-name="P35">[dɪsˈʤɔɪn]</text:p>
          </table:table-cell>
          <table:table-cell table:style-name="Таблица1.B1" office:value-type="string">
            <text:p text:style-name="P51">Разъединять</text:p>
          </table:table-cell>
        </table:table-row>
        <table:table-row table:style-name="Таблица1.1128">
          <table:table-cell table:style-name="Таблица1.A1" office:value-type="string">
            <text:p text:style-name="P42">1216)disobey</text:p>
            <text:p text:style-name="P42"/>
            <text:p text:style-name="P35">[ˌdɪsəˈbeɪ]</text:p>
          </table:table-cell>
          <table:table-cell table:style-name="Таблица1.B1" office:value-type="string">
            <text:p text:style-name="P51">Не повиноваться, не слуш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7)disorder</text:p>
            <text:p text:style-name="P42"/>
            <text:p text:style-name="P35">[dɪˈsɔːdə]</text:p>
          </table:table-cell>
          <table:table-cell table:style-name="Таблица1.B1" office:value-type="string">
            <text:p text:style-name="P51">Беспорядок, расстройство</text:p>
          </table:table-cell>
        </table:table-row>
        <table:table-row table:style-name="Таблица1.1128">
          <table:table-cell table:style-name="Таблица1.A1" office:value-type="string">
            <text:p text:style-name="P42">1218)display</text:p>
            <text:p text:style-name="P42"/>
            <text:p text:style-name="P35">[dɪsˈpleɪ]</text:p>
          </table:table-cell>
          <table:table-cell table:style-name="Таблица1.B1" office:value-type="string">
            <text:p text:style-name="P51">Показывать, обнаруж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9)dissolution</text:p>
            <text:p text:style-name="P42"/>
            <text:p text:style-name="P38">[ˌdɪsəˈluːʃ(ə)n]</text:p>
          </table:table-cell>
          <table:table-cell table:style-name="Таблица1.B1" office:value-type="string">
            <text:p text:style-name="P51">Растворение, роспус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0)round</text:p>
            <text:p text:style-name="P42"/>
            <text:p text:style-name="P35">[raund]</text:p>
          </table:table-cell>
          <table:table-cell table:style-name="Таблица1.B1" office:value-type="string">
            <text:p text:style-name="P51">Круг, окружность, вокруг, круглый</text:p>
          </table:table-cell>
        </table:table-row>
        <table:table-row table:style-name="Таблица1.1128">
          <table:table-cell table:style-name="Таблица1.A1" office:value-type="string">
            <text:p text:style-name="P42">1221)from</text:p>
            <text:p text:style-name="P42"/>
            <text:p text:style-name="P35">[frɔm]</text:p>
          </table:table-cell>
          <table:table-cell table:style-name="Таблица1.B1" office:value-type="string">
            <text:p text:style-name="P50"/>
            <text:p text:style-name="P50"/>
            <text:p text:style-name="P50">От, из, с (с поверхности), у (от кого-либо). с( обозначает начало промежутка времени): from the first of May,</text:p>
            <text:p text:style-name="P50">но в этом значении используется редко; чаще используется в сочетании from ... till (реже from ... to) =&gt; с ... до;</text:p>
            <text:p text:style-name="P51">обозначает начало и завершенность промежутка времени: from 1917 till 1992.</text:p>
          </table:table-cell>
        </table:table-row>
        <table:table-row table:style-name="Таблица1.1128">
          <table:table-cell table:style-name="Таблица1.A1" office:value-type="string">
            <text:p text:style-name="P42">1222)distinct</text:p>
            <text:p text:style-name="P42"/>
            <text:p text:style-name="P35">[dɪˈstɪŋkt]</text:p>
          </table:table-cell>
          <table:table-cell table:style-name="Таблица1.B1" office:value-type="string">
            <text:p text:style-name="P51">Отчётливый</text:p>
          </table:table-cell>
        </table:table-row>
        <table:table-row table:style-name="Таблица1.1128">
          <table:table-cell table:style-name="Таблица1.A1" office:value-type="string">
            <text:p text:style-name="P42">1223)distract</text:p>
            <text:p text:style-name="P42"/>
            <text:p text:style-name="P35">[dɪˈstrækt]</text:p>
          </table:table-cell>
          <table:table-cell table:style-name="Таблица1.B1" office:value-type="string">
            <text:p text:style-name="P51">Отвлекать, приводить в замешательство</text:p>
          </table:table-cell>
        </table:table-row>
        <table:table-row table:style-name="Таблица1.1128">
          <table:table-cell table:style-name="Таблица1.A1" office:value-type="string">
            <text:p text:style-name="P42">1224)distress</text:p>
            <text:p text:style-name="P42"/>
            <text:p text:style-name="P35">[dɪˈstres]</text:p>
          </table:table-cell>
          <table:table-cell table:style-name="Таблица1.B1" office:value-type="string">
            <text:p text:style-name="P51">Горе, бед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225)disturb</text:p>
            <text:p text:style-name="P42"/>
            <text:p text:style-name="P35">[dɪˈstɜːb]</text:p>
          </table:table-cell>
          <table:table-cell table:style-name="Таблица1.B1" office:value-type="string">
            <text:p text:style-name="P51">Беспокоить, нарушать</text:p>
          </table:table-cell>
        </table:table-row>
        <table:table-row table:style-name="Таблица1.1128">
          <table:table-cell table:style-name="Таблица1.A1" office:value-type="string">
            <text:p text:style-name="P42">1226)divide</text:p>
            <text:p text:style-name="P42"/>
            <text:p text:style-name="P35">[dɪˈvaɪd]</text:p>
          </table:table-cell>
          <table:table-cell table:style-name="Таблица1.B1" office:value-type="string">
            <text:p text:style-name="P51">Делить, раздел, разделение</text:p>
          </table:table-cell>
        </table:table-row>
        <table:table-row table:style-name="Таблица1.1128">
          <table:table-cell table:style-name="Таблица1.A1" office:value-type="string">
            <text:p text:style-name="P44">1227)donation</text:p>
            <text:p text:style-name="P42"/>
            <text:p text:style-name="P38">[dəuˈneɪʃ(ə)n]</text:p>
          </table:table-cell>
          <table:table-cell table:style-name="Таблица1.B1" office:value-type="string">
            <text:p text:style-name="P51">Дар, пожертвование</text:p>
          </table:table-cell>
        </table:table-row>
        <table:table-row table:style-name="Таблица1.1128">
          <table:table-cell table:style-name="Таблица1.A1" office:value-type="string">
            <text:p text:style-name="P42">1228)double</text:p>
            <text:p text:style-name="P42"/>
            <text:p text:style-name="P35">[ˈdʌbl]</text:p>
          </table:table-cell>
          <table:table-cell table:style-name="Таблица1.B1" office:value-type="string">
            <text:p text:style-name="P51">Двойной, удваивать, вдвое, вдвоём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9)doubt</text:p>
            <text:p text:style-name="P42"/>
            <text:p text:style-name="P35">[daut]</text:p>
          </table:table-cell>
          <table:table-cell table:style-name="Таблица1.B1" office:value-type="string">
            <text:p text:style-name="P51">Сомнение, сомн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30)case</text:p>
            <text:p text:style-name="P42"/>
            <text:p text:style-name="P35">[keɪs]</text:p>
          </table:table-cell>
          <table:table-cell table:style-name="Таблица1.B1" office:value-type="string">
            <text:p text:style-name="P51">Ящик, сумка, дело, случай</text:p>
          </table:table-cell>
        </table:table-row>
        <table:table-row table:style-name="Таблица1.1128">
          <table:table-cell table:style-name="Таблица1.A1" office:value-type="string">
            <text:p text:style-name="P42">1231)<text:bookmark text:name="__DdeLink__12699_29755115"/>or</text:p>
            <text:p text:style-name="P42"/>
            <text:p text:style-name="P35">[ɔː]</text:p>
          </table:table-cell>
          <table:table-cell table:style-name="Таблица1.B1" office:value-type="string">
            <text:p text:style-name="P51">Или; при добавлении частицы not переводится как ни.</text:p>
          </table:table-cell>
        </table:table-row>
        <table:table-row table:style-name="Таблица1.1128">
          <table:table-cell table:style-name="Таблица1.A1" office:value-type="string">
            <text:p text:style-name="P42">1232)dough</text:p>
            <text:p text:style-name="P42"/>
            <text:p text:style-name="P35">[dəu]</text:p>
          </table:table-cell>
          <table:table-cell table:style-name="Таблица1.B1" office:value-type="string">
            <text:p text:style-name="P51">Тесто</text:p>
          </table:table-cell>
        </table:table-row>
        <table:table-row table:style-name="Таблица1.1128">
          <table:table-cell table:style-name="Таблица1.A1" office:value-type="string">
            <text:p text:style-name="P42">1233)dove</text:p>
            <text:p text:style-name="P42"/>
            <text:p text:style-name="P35">[dʌv]</text:p>
          </table:table-cell>
          <table:table-cell table:style-name="Таблица1.B1" office:value-type="string">
            <text:p text:style-name="P51">Голубь</text:p>
          </table:table-cell>
        </table:table-row>
        <table:table-row table:style-name="Таблица1.1128">
          <table:table-cell table:style-name="Таблица1.A1" office:value-type="string">
            <text:p text:style-name="P42">1234)downhill</text:p>
            <text:p text:style-name="P42"/>
            <text:p text:style-name="P35">[ˈdaunˈhɪl]</text:p>
          </table:table-cell>
          <table:table-cell table:style-name="Таблица1.B1" office:value-type="string">
            <text:p text:style-name="P51">Спуск, под гору, покатый</text:p>
          </table:table-cell>
        </table:table-row>
        <table:table-row table:style-name="Таблица1.1128">
          <table:table-cell table:style-name="Таблица1.A1" office:value-type="string">
            <text:p text:style-name="P42">1235)downstairs</text:p>
            <text:p text:style-name="P42"/>
            <text:p text:style-name="P35">[ˈdaunˈstɛəz]</text:p>
          </table:table-cell>
          <table:table-cell table:style-name="Таблица1.B1" office:value-type="string">
            <text:p text:style-name="P51">Вниз по лестнице</text:p>
          </table:table-cell>
        </table:table-row>
        <table:table-row table:style-name="Таблица1.1128">
          <table:table-cell table:style-name="Таблица1.A1" office:value-type="string">
            <text:p text:style-name="P42">1236)downstream</text:p>
            <text:p text:style-name="P42"/>
            <text:p text:style-name="P35">[ˌdaunˈstriːm]</text:p>
          </table:table-cell>
          <table:table-cell table:style-name="Таблица1.B1" office:value-type="string">
            <text:p text:style-name="P51">Вниз по течению</text:p>
          </table:table-cell>
        </table:table-row>
        <table:table-row table:style-name="Таблица1.1128">
          <table:table-cell table:style-name="Таблица1.A1" office:value-type="string">
            <text:p text:style-name="P42">1237)downtown</text:p>
            <text:p text:style-name="P42"/>
            <text:p text:style-name="P35">[ˈdauntaun]</text:p>
          </table:table-cell>
          <table:table-cell table:style-name="Таблица1.B1" office:value-type="string">
            <text:p text:style-name="P51">Деловая часть города, центр города</text:p>
          </table:table-cell>
        </table:table-row>
        <table:table-row table:style-name="Таблица1.1128">
          <table:table-cell table:style-name="Таблица1.A1" office:value-type="string">
            <text:p text:style-name="P42">1238)drag</text:p>
            <text:p text:style-name="P42"/>
            <text:p text:style-name="P35">[dræg]</text:p>
          </table:table-cell>
          <table:table-cell table:style-name="Таблица1.B1" office:value-type="string">
            <text:p text:style-name="P51">Тащить, тяну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39)dragon</text:p>
            <text:p text:style-name="P42"/>
            <text:p text:style-name="P35">[ˈdræg(ə)n]</text:p>
          </table:table-cell>
          <table:table-cell table:style-name="Таблица1.B1" office:value-type="string">
            <text:p text:style-name="P51">Дракон</text:p>
          </table:table-cell>
        </table:table-row>
        <table:table-row table:style-name="Таблица1.1128">
          <table:table-cell table:style-name="Таблица1.A1" office:value-type="string">
            <text:p text:style-name="P42">1240)children</text:p>
            <text:p text:style-name="P42"/>
            <text:p text:style-name="P35">[ˈʧɪldr(ə)n]</text:p>
          </table:table-cell>
          <table:table-cell table:style-name="Таблица1.B1" office:value-type="string">
            <text:p text:style-name="P51">Дети</text:p>
          </table:table-cell>
        </table:table-row>
        <table:table-row table:style-name="Таблица1.1128">
          <table:table-cell table:style-name="Таблица1.A1" office:value-type="string">
            <text:p text:style-name="P42">1241)by</text:p>
            <text:p text:style-name="P42"/>
            <text:p text:style-name="P35">[baɪ]</text:p>
          </table:table-cell>
          <table:table-cell table:style-name="Таблица1.B1" office:value-type="string">
            <text:p text:style-name="P51"/>
            <text:p text:style-name="P51"/>
            <text:p text:style-name="P51">Предлог творительного падежа (если действие совершается человеком или большой системой). У, около (близость). К какому-либо (любому) моменту. Пример: Не will come by ten o'clock. =&gt; Он придет к десяти часам. Мимо.</text:p>
          </table:table-cell>
        </table:table-row>
        <table:table-row table:style-name="Таблица1.1128">
          <table:table-cell table:style-name="Таблица1.A1" office:value-type="string">
            <text:p text:style-name="P42">1242)drizzle</text:p>
            <text:p text:style-name="P42"/>
            <text:p text:style-name="P35">[ˈdrɪzl]</text:p>
          </table:table-cell>
          <table:table-cell table:style-name="Таблица1.B1" office:value-type="string">
            <text:p text:style-name="P51">Моросить, мелкий дождь</text:p>
          </table:table-cell>
        </table:table-row>
        <table:table-row table:style-name="Таблица1.1128">
          <table:table-cell table:style-name="Таблица1.A1" office:value-type="string">
            <text:p text:style-name="P42">1243)drug</text:p>
            <text:p text:style-name="P42"/>
            <text:p text:style-name="P35">[drʌg]</text:p>
          </table:table-cell>
          <table:table-cell table:style-name="Таблица1.B1" office:value-type="string">
            <text:p text:style-name="P51">Лекарство, наркотик</text:p>
          </table:table-cell>
        </table:table-row>
        <table:table-row table:style-name="Таблица1.1128">
          <table:table-cell table:style-name="Таблица1.A1" office:value-type="string">
            <text:p text:style-name="P42">1244)duck</text:p>
            <text:p text:style-name="P42"/>
            <text:p text:style-name="P35">[dʌk]</text:p>
          </table:table-cell>
          <table:table-cell table:style-name="Таблица1.B1" office:value-type="string">
            <text:p text:style-name="P51">Утка</text:p>
          </table:table-cell>
        </table:table-row>
        <table:table-row table:style-name="Таблица1.1128">
          <table:table-cell table:style-name="Таблица1.A1" office:value-type="string">
            <text:p text:style-name="P44">1245)dumb</text:p>
            <text:p text:style-name="P42"/>
            <text:p text:style-name="P38">[dʌm]</text:p>
          </table:table-cell>
          <table:table-cell table:style-name="Таблица1.B1" office:value-type="string">
            <text:p text:style-name="P51">Немой</text:p>
          </table:table-cell>
        </table:table-row>
        <table:table-row table:style-name="Таблица1.1128">
          <table:table-cell table:style-name="Таблица1.A1" office:value-type="string">
            <text:p text:style-name="P44">1246)dwell</text:p>
            <text:p text:style-name="P42"/>
            <text:p text:style-name="P38">[dwel]</text:p>
          </table:table-cell>
          <table:table-cell table:style-name="Таблица1.B1" office:value-type="string">
            <text:p text:style-name="P51">Жить, об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247)effect</text:p>
            <text:p text:style-name="P42"/>
            <text:p text:style-name="P38">[ɪ'fekt]</text:p>
          </table:table-cell>
          <table:table-cell table:style-name="Таблица1.B1" office:value-type="string">
            <text:p text:style-name="P51">Эффект, воздействи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48)<text:span text:style-name="T33">emblem</text:span></text:p>
            <text:p text:style-name="P42"/>
            <text:p text:style-name="P38">['embləm]</text:p>
          </table:table-cell>
          <table:table-cell table:style-name="Таблица1.B1" office:value-type="string">
            <text:p text:style-name="P51">Эмблема</text:p>
          </table:table-cell>
        </table:table-row>
        <table:table-row table:style-name="Таблица1.1128">
          <table:table-cell table:style-name="Таблица1.A1" office:value-type="string">
            <text:p text:style-name="P44">1249)emigrant</text:p>
            <text:p text:style-name="P42"/>
            <text:p text:style-name="P38">['emɪgrənt]</text:p>
          </table:table-cell>
          <table:table-cell table:style-name="Таблица1.B1" office:value-type="string">
            <text:p text:style-name="P51">Эмигрант</text:p>
          </table:table-cell>
        </table:table-row>
        <table:table-row table:style-name="Таблица1.1128">
          <table:table-cell table:style-name="Таблица1.A1" office:value-type="string">
            <text:p text:style-name="P42">1250)<text:span text:style-name="T33">energy</text:span></text:p>
            <text:p text:style-name="P42"/>
            <text:p text:style-name="P38">['enəʤɪ]</text:p>
          </table:table-cell>
          <table:table-cell table:style-name="Таблица1.B1" office:value-type="string">
            <text:p text:style-name="P51">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2">1251)<text:span text:style-name="T33">epidemic</text:span></text:p>
            <text:p text:style-name="P42"/>
            <text:p text:style-name="P38">[ˌepɪ'demɪk]</text:p>
          </table:table-cell>
          <table:table-cell table:style-name="Таблица1.B1" office:value-type="string">
            <text:p text:style-name="P51">Эпидемия</text:p>
          </table:table-cell>
        </table:table-row>
        <table:table-row table:style-name="Таблица1.1128">
          <table:table-cell table:style-name="Таблица1.A1" office:value-type="string">
            <text:p text:style-name="P44">1252)episode</text:p>
            <text:p text:style-name="P42"/>
            <text:p text:style-name="P38">['epɪsəud]</text:p>
          </table:table-cell>
          <table:table-cell table:style-name="Таблица1.B1" office:value-type="string">
            <text:p text:style-name="P51">Эпизод</text:p>
          </table:table-cell>
        </table:table-row>
        <table:table-row table:style-name="Таблица1.1128">
          <table:table-cell table:style-name="Таблица1.A1" office:value-type="string">
            <text:p text:style-name="P44">1253)epoch</text:p>
            <text:p text:style-name="P42"/>
            <text:p text:style-name="P38">['iːpɔk]</text:p>
          </table:table-cell>
          <table:table-cell table:style-name="Таблица1.B1" office:value-type="string">
            <text:p text:style-name="P51">Эпоха</text:p>
          </table:table-cell>
        </table:table-row>
        <table:table-row table:style-name="Таблица1.1128">
          <table:table-cell table:style-name="Таблица1.A1" office:value-type="string">
            <text:p text:style-name="P42">1254)<text:span text:style-name="T33">equator</text:span></text:p>
            <text:p text:style-name="P42"/>
            <text:p text:style-name="P38">[ɪ'kweɪtə]</text:p>
          </table:table-cell>
          <table:table-cell table:style-name="Таблица1.B1" office:value-type="string">
            <text:p text:style-name="P51">Экв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5)equatorial</text:p>
            <text:p text:style-name="P42"/>
            <text:p text:style-name="P35">[ˌekwəˈtɔːrɪəl]</text:p>
          </table:table-cell>
          <table:table-cell table:style-name="Таблица1.B1" office:value-type="string">
            <text:p text:style-name="P51">Экваториа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256)escalator</text:p>
            <text:p text:style-name="P42"/>
            <text:p text:style-name="P35">[ˈeskəleɪtə]</text:p>
          </table:table-cell>
          <table:table-cell table:style-name="Таблица1.B1" office:value-type="string">
            <text:p text:style-name="P51">Эскал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7)ethnography</text:p>
            <text:p text:style-name="P42"/>
            <text:p text:style-name="P35">[eθˈnɔgrəfɪ]</text:p>
          </table:table-cell>
          <table:table-cell table:style-name="Таблица1.B1" office:value-type="string">
            <text:p text:style-name="P51">Этнограф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58)etiquette</text:p>
            <text:p text:style-name="P42"/>
            <text:p text:style-name="P35">[ˈetɪket]</text:p>
          </table:table-cell>
          <table:table-cell table:style-name="Таблица1.B1" office:value-type="string">
            <text:p text:style-name="P51">Этикет</text:p>
          </table:table-cell>
        </table:table-row>
        <table:table-row table:style-name="Таблица1.1128">
          <table:table-cell table:style-name="Таблица1.A1" office:value-type="string">
            <text:p text:style-name="P44">1259)evolution</text:p>
            <text:p text:style-name="P42"/>
            <text:p text:style-name="P38">[ˌiːvəˈl(j)uːʃ(ə)n]</text:p>
          </table:table-cell>
          <table:table-cell table:style-name="Таблица1.B1" office:value-type="string">
            <text:p text:style-name="P51">Эволюция, развитие</text:p>
          </table:table-cell>
        </table:table-row>
        <table:table-row table:style-name="Таблица1.1128">
          <table:table-cell table:style-name="Таблица1.A1" office:value-type="string">
            <text:p text:style-name="P44">1260)farm</text:p>
            <text:p text:style-name="P42"/>
            <text:p text:style-name="P38">[fɑːm]</text:p>
          </table:table-cell>
          <table:table-cell table:style-name="Таблица1.B1" office:value-type="string">
            <text:p text:style-name="P51">Ферма, хозяйство, обрабатывать землю</text:p>
          </table:table-cell>
        </table:table-row>
        <table:table-row table:style-name="Таблица1.1128">
          <table:table-cell table:style-name="Таблица1.A1" office:value-type="string">
            <text:p text:style-name="P42">1261)p<text:span text:style-name="T33">roblem</text:span></text:p>
            <text:p text:style-name="P42"/>
            <text:p text:style-name="P38">['prɔbləm]</text:p>
          </table:table-cell>
          <table:table-cell table:style-name="Таблица1.B1" office:value-type="string">
            <text:p text:style-name="P51">Проблема, задача, проблемный</text:p>
          </table:table-cell>
        </table:table-row>
        <table:table-row table:style-name="Таблица1.1128">
          <table:table-cell table:style-name="Таблица1.A1" office:value-type="string">
            <text:p text:style-name="P42">1262)School</text:p>
            <text:p text:style-name="P42"/>
            <text:p text:style-name="P35">[skuːl]</text:p>
          </table:table-cell>
          <table:table-cell table:style-name="Таблица1.B1" office:value-type="string">
            <text:p text:style-name="P51">Класс, занятие в школе, школьный, учебный</text:p>
          </table:table-cell>
        </table:table-row>
        <table:table-row table:style-name="Таблица1.1128">
          <table:table-cell table:style-name="Таблица1.A1" office:value-type="string">
            <text:p text:style-name="P42">1263)but</text:p>
            <text:p text:style-name="P42"/>
            <text:p text:style-name="P35">[bʌt]</text:p>
          </table:table-cell>
          <table:table-cell table:style-name="Таблица1.B1" office:value-type="string">
            <text:p text:style-name="P51">Но, однако, а (противопоставление), кроме (исключение)</text:p>
          </table:table-cell>
        </table:table-row>
        <table:table-row table:style-name="Таблица1.1128">
          <table:table-cell table:style-name="Таблица1.A1" office:value-type="string">
            <text:p text:style-name="P42">1264)exotic</text:p>
            <text:p text:style-name="P42"/>
            <text:p text:style-name="P35">[ɪgˈzɔtɪk]</text:p>
          </table:table-cell>
          <table:table-cell table:style-name="Таблица1.B1" office:value-type="string">
            <text:p text:style-name="P51">Экзотичный</text:p>
          </table:table-cell>
        </table:table-row>
        <table:table-row table:style-name="Таблица1.1128">
          <table:table-cell table:style-name="Таблица1.A1" office:value-type="string">
            <text:p text:style-name="P44">1265)expedition</text:p>
            <text:p text:style-name="P42"/>
            <text:p text:style-name="P38">[ˌekspɪ'dɪʃ(ə)n]</text:p>
          </table:table-cell>
          <table:table-cell table:style-name="Таблица1.B1" office:value-type="string">
            <text:p text:style-name="P51">Экспед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6)exposition</text:p>
            <text:p text:style-name="P42"/>
            <text:p text:style-name="P38">[ˌekspəu'zɪʃ(ə)n]</text:p>
          </table:table-cell>
          <table:table-cell table:style-name="Таблица1.B1" office:value-type="string">
            <text:p text:style-name="P51">Экспоз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7)extraordinary</text:p>
            <text:p text:style-name="P42"/>
            <text:p text:style-name="P38">[ˌekstrə'ɔːd(ə)n(ə)rɪ]</text:p>
          </table:table-cell>
          <table:table-cell table:style-name="Таблица1.B1" office:value-type="string">
            <text:p text:style-name="P51">Выдающийс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68)<text:span text:style-name="T33">extravagant </text:span></text:p>
            <text:p text:style-name="P42"/>
            <text:p text:style-name="P38">[ɪkˌstrævəgənt]</text:p>
          </table:table-cell>
          <table:table-cell table:style-name="Таблица1.B1" office:value-type="string">
            <text:p text:style-name="P51">Расточ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69)extreme</text:p>
            <text:p text:style-name="P42"/>
            <text:p text:style-name="P35">[ɪksˈtriːm]</text:p>
          </table:table-cell>
          <table:table-cell table:style-name="Таблица1.B1" office:value-type="string">
            <text:p text:style-name="P52">Крайний</text:p>
          </table:table-cell>
        </table:table-row>
        <table:table-row table:style-name="Таблица1.1128">
          <table:table-cell table:style-name="Таблица1.A1" office:value-type="string">
            <text:p text:style-name="P44">1270)eagle</text:p>
            <text:p text:style-name="P42"/>
            <text:p text:style-name="P35">[ˈiːgl]</text:p>
          </table:table-cell>
          <table:table-cell table:style-name="Таблица1.B1" office:value-type="string">
            <text:p text:style-name="P52">Орёл</text:p>
          </table:table-cell>
        </table:table-row>
        <table:table-row table:style-name="Таблица1.1128">
          <table:table-cell table:style-name="Таблица1.A1" office:value-type="string">
            <text:p text:style-name="P42">1271)earn</text:p>
            <text:p text:style-name="P42"/>
            <text:p text:style-name="P35">[ɜːn]</text:p>
          </table:table-cell>
          <table:table-cell table:style-name="Таблица1.B1" office:value-type="string">
            <text:p text:style-name="P51">За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2)size</text:p>
            <text:p text:style-name="P42"/>
            <text:p text:style-name="P35">[saɪz]</text:p>
          </table:table-cell>
          <table:table-cell table:style-name="Таблица1.B1" office:value-type="string">
            <text:p text:style-name="P51">Сортировать по величине </text:p>
          </table:table-cell>
        </table:table-row>
        <table:table-row table:style-name="Таблица1.1128">
          <table:table-cell table:style-name="Таблица1.A1" office:value-type="string">
            <text:p text:style-name="P42">1273)not</text:p>
            <text:p text:style-name="P42"/>
            <text:p text:style-name="P35">[nɔt]</text:p>
          </table:table-cell>
          <table:table-cell table:style-name="Таблица1.B1" office:value-type="string">
            <text:p text:style-name="P51">Отрицательная частица не</text:p>
          </table:table-cell>
        </table:table-row>
        <table:table-row table:style-name="Таблица1.1128">
          <table:table-cell table:style-name="Таблица1.A1" office:value-type="string">
            <text:p text:style-name="P42">1274)east</text:p>
            <text:p text:style-name="P42"/>
            <text:p text:style-name="P35">[iːst]</text:p>
          </table:table-cell>
          <table:table-cell table:style-name="Таблица1.B1" office:value-type="string">
            <text:p text:style-name="P51">Восток, восточный, к востоку, на восток</text:p>
          </table:table-cell>
        </table:table-row>
        <table:table-row table:style-name="Таблица1.1128">
          <table:table-cell table:style-name="Таблица1.A1" office:value-type="string">
            <text:p text:style-name="P44">1275)edge</text:p>
            <text:p text:style-name="P42"/>
            <text:p text:style-name="P38">[eʤ]</text:p>
          </table:table-cell>
          <table:table-cell table:style-name="Таблица1.B1" office:value-type="string">
            <text:p text:style-name="P51">Край, лезвие</text:p>
          </table:table-cell>
        </table:table-row>
        <table:table-row table:style-name="Таблица1.1128">
          <table:table-cell table:style-name="Таблица1.A1" office:value-type="string">
            <text:p text:style-name="P42">1276)<text:bookmark-start text:name="__DdeLink__47685_1037153747"/><text:span text:style-name="T33">edit</text:span><text:bookmark-end text:name="__DdeLink__47685_1037153747"/></text:p>
            <text:p text:style-name="P42"/>
            <text:p text:style-name="P38">['edɪt]</text:p>
          </table:table-cell>
          <table:table-cell table:style-name="Таблица1.B1" office:value-type="string">
            <text:p text:style-name="P51">Редактировать, издавать </text:p>
          </table:table-cell>
        </table:table-row>
        <table:table-row table:style-name="Таблица1.1128">
          <table:table-cell table:style-name="Таблица1.A1" office:value-type="string">
            <text:p text:style-name="P42">1277)<text:span text:style-name="T33">effort</text:span></text:p>
            <text:p text:style-name="P42"/>
            <text:p text:style-name="P38">['efət] </text:p>
          </table:table-cell>
          <table:table-cell table:style-name="Таблица1.B1" office:value-type="string">
            <text:p text:style-name="P51">Усилие, напряжение 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78)elaborate</text:p>
            <text:p text:style-name="P42"/>
            <text:p text:style-name="P38">[ɪˈlæb(ə)rɪt]</text:p>
          </table:table-cell>
          <table:table-cell table:style-name="Таблица1.B1" office:value-type="string">
            <text:p text:style-name="P51">Детально раз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9)elbow</text:p>
            <text:p text:style-name="P42"/>
            <text:p text:style-name="P35">[ˈelbəu]</text:p>
          </table:table-cell>
          <table:table-cell table:style-name="Таблица1.B1" office:value-type="string">
            <text:p text:style-name="P51">Локоть</text:p>
          </table:table-cell>
        </table:table-row>
        <table:table-row table:style-name="Таблица1.1128">
          <table:table-cell table:style-name="Таблица1.A1" office:value-type="string">
            <text:p text:style-name="P42">1280)elect</text:p>
            <text:p text:style-name="P42"/>
            <text:p text:style-name="P35">[ɪˈlekt]</text:p>
          </table:table-cell>
          <table:table-cell table:style-name="Таблица1.B1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1" office:value-type="string">
            <text:p text:style-name="P42">1281)elevate</text:p>
            <text:p text:style-name="P42"/>
            <text:p text:style-name="P35">[ˈelɪveɪt]</text:p>
          </table:table-cell>
          <table:table-cell table:style-name="Таблица1.B1" office:value-type="string">
            <text:p text:style-name="P51">Поднимать, возвышать</text:p>
          </table:table-cell>
        </table:table-row>
        <table:table-row table:style-name="Таблица1.1128">
          <table:table-cell table:style-name="Таблица1.A1" office:value-type="string">
            <text:p text:style-name="P44">1282)top</text:p>
            <text:p text:style-name="P42"/>
            <text:p text:style-name="P38">[tɔp]</text:p>
          </table:table-cell>
          <table:table-cell table:style-name="Таблица1.B1" office:value-type="string">
            <text:p text:style-name="P51">Первое место, верхний, <text:s/>верх, <text:s/>подняться на вершину, <text:s/>превосходить, максима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83)their</text:p>
            <text:p text:style-name="P42"/>
            <text:p text:style-name="P38">[ðeə]</text:p>
          </table:table-cell>
          <table:table-cell table:style-name="Таблица1.B1" office:value-type="string">
            <text:p text:style-name="P51">Их, принадлежащий им</text:p>
          </table:table-cell>
        </table:table-row>
        <table:table-row table:style-name="Таблица1.1128">
          <table:table-cell table:style-name="Таблица1.A1" office:value-type="string">
            <text:p text:style-name="P44">1284)embarrass</text:p>
            <text:p text:style-name="P42"/>
            <text:p text:style-name="P38">[ɪm'bærəs]</text:p>
          </table:table-cell>
          <table:table-cell table:style-name="Таблица1.B1" office:value-type="string">
            <text:p text:style-name="P51">Смущать</text:p>
          </table:table-cell>
        </table:table-row>
        <table:table-row table:style-name="Таблица1.1128">
          <table:table-cell table:style-name="Таблица1.A1" office:value-type="string">
            <text:p text:style-name="P44">1285)embrace</text:p>
            <text:p text:style-name="P42"/>
            <text:p text:style-name="P38">[ɪm'breɪs]</text:p>
          </table:table-cell>
          <table:table-cell table:style-name="Таблица1.B1" office:value-type="string">
            <text:p text:style-name="P51">Обним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86)embroider</text:p>
            <text:p text:style-name="P42"/>
            <text:p text:style-name="P38">[ɪm'brɔɪdə]</text:p>
          </table:table-cell>
          <table:table-cell table:style-name="Таблица1.B1" office:value-type="string">
            <text:p text:style-name="P51">Вышивать, приук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87)emerald</text:p>
            <text:p text:style-name="P42"/>
            <text:p text:style-name="P38">['em(ə)r(ə)ld]</text:p>
          </table:table-cell>
          <table:table-cell table:style-name="Таблица1.B1" office:value-type="string">
            <text:p text:style-name="P51"><text:span text:style-name="T33"><text:s/></text:span>Изумруд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88)emergency </text:p>
            <text:p text:style-name="P42"/>
            <text:p text:style-name="P38">[ɪ'mɜːʤ(ə)n(t)sɪ]</text:p>
          </table:table-cell>
          <table:table-cell table:style-name="Таблица1.B1" office:value-type="string">
            <text:p text:style-name="P51">Крайность, критическое состояние</text:p>
          </table:table-cell>
        </table:table-row>
        <table:table-row table:style-name="Таблица1.1128">
          <table:table-cell table:style-name="Таблица1.A1" office:value-type="string">
            <text:p text:style-name="P42">1289)<text:span text:style-name="T33">employ</text:span></text:p>
            <text:p text:style-name="P42"/>
            <text:p text:style-name="P38">[ɪm'plɔɪ]</text:p>
          </table:table-cell>
          <table:table-cell table:style-name="Таблица1.B1" office:value-type="string">
            <text:p text:style-name="P51">Нанимать, использ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0)empty</text:p>
            <text:p text:style-name="P42"/>
            <text:p text:style-name="P38">['emptɪ]</text:p>
          </table:table-cell>
          <table:table-cell table:style-name="Таблица1.B1" office:value-type="string">
            <text:p text:style-name="P51">Пустой</text:p>
          </table:table-cell>
        </table:table-row>
        <table:table-row table:style-name="Таблица1.1128">
          <table:table-cell table:style-name="Таблица1.A1" office:value-type="string">
            <text:p text:style-name="P42">1291)enemy</text:p>
            <text:p text:style-name="P42"/>
            <text:p text:style-name="P38">['enɪmɪ]</text:p>
          </table:table-cell>
          <table:table-cell table:style-name="Таблица1.B1" office:value-type="string">
            <text:p text:style-name="P51">Враг</text:p>
          </table:table-cell>
        </table:table-row>
        <table:table-row table:style-name="Таблица1.1128">
          <table:table-cell table:style-name="Таблица1.A1" office:value-type="string">
            <text:p text:style-name="P44">1292)thought</text:p>
            <text:p text:style-name="P42"/>
            <text:p text:style-name="P38">[θɔːt]</text:p>
          </table:table-cell>
          <table:table-cell table:style-name="Таблица1.B1" office:value-type="string">
            <text:p text:style-name="P51">Прошедшее время <text:span text:style-name="T33">think</text:span>. Мысль, намерение, забота</text:p>
          </table:table-cell>
        </table:table-row>
        <table:table-row table:style-name="Таблица1.1128">
          <table:table-cell table:style-name="Таблица1.A1" office:value-type="string">
            <text:p text:style-name="P44">1293)them</text:p>
            <text:p text:style-name="P42"/>
            <text:p text:style-name="P35">[ðem]</text:p>
          </table:table-cell>
          <table:table-cell table:style-name="Таблица1.B1" office:value-type="string">
            <text:p text:style-name="P51">Ним, них</text:p>
          </table:table-cell>
        </table:table-row>
        <table:table-row table:style-name="Таблица1.1128">
          <table:table-cell table:style-name="Таблица1.A1" office:value-type="string">
            <text:p text:style-name="P44">1294)engine</text:p>
            <text:p text:style-name="P42"/>
            <text:p text:style-name="P38">['enʤɪn]</text:p>
          </table:table-cell>
          <table:table-cell table:style-name="Таблица1.B1" office:value-type="string">
            <text:p text:style-name="P51">Мотор, двигатель, машина</text:p>
          </table:table-cell>
        </table:table-row>
        <table:table-row table:style-name="Таблица1.1128">
          <table:table-cell table:style-name="Таблица1.A1" office:value-type="string">
            <text:p text:style-name="P42">1295)<text:span text:style-name="T33">enjoy</text:span></text:p>
            <text:p text:style-name="P42"/>
            <text:p text:style-name="P38">[ɪn'ʤɔɪ]</text:p>
          </table:table-cell>
          <table:table-cell table:style-name="Таблица1.B1" office:value-type="string">
            <text:p text:style-name="P51">Наслажд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96)enormous</text:p>
            <text:p text:style-name="P42"/>
            <text:p text:style-name="P38">[ɪ'nɔːməs]</text:p>
          </table:table-cell>
          <table:table-cell table:style-name="Таблица1.B1" office:value-type="string">
            <text:p text:style-name="P51">Огромный</text:p>
          </table:table-cell>
        </table:table-row>
        <table:table-row table:style-name="Таблица1.1128">
          <table:table-cell table:style-name="Таблица1.A1" office:value-type="string">
            <text:p text:style-name="P42">1297)<text:span text:style-name="T33">enrich</text:span></text:p>
            <text:p text:style-name="P42"/>
            <text:p text:style-name="P35">[ɪn'rɪʧ]</text:p>
          </table:table-cell>
          <table:table-cell table:style-name="Таблица1.B1" office:value-type="string">
            <text:p text:style-name="P51">Обогащать, пополня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98)ensure</text:p>
            <text:p text:style-name="P42"/>
            <text:p text:style-name="P38">[ɪn'ʃuə]</text:p>
          </table:table-cell>
          <table:table-cell table:style-name="Таблица1.B1" office:value-type="string">
            <text:p text:style-name="P51">Страховать, гаран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9)entertain</text:p>
            <text:p text:style-name="P42"/>
            <text:p text:style-name="P35">[ˌentəˈteɪn]</text:p>
          </table:table-cell>
          <table:table-cell table:style-name="Таблица1.B1" office:value-type="string">
            <text:p text:style-name="P51">Принимать, развлекать, увеселять</text:p>
          </table:table-cell>
        </table:table-row>
        <table:table-row table:style-name="Таблица1.1128">
          <table:table-cell table:style-name="Таблица1.A1" office:value-type="string">
            <text:p text:style-name="P44">1300)entrust</text:p>
            <text:p text:style-name="P42"/>
            <text:p text:style-name="P35">[ɪnˈtrʌst]</text:p>
          </table:table-cell>
          <table:table-cell table:style-name="Таблица1.B1" office:value-type="string">
            <text:p text:style-name="P51">Поручать</text:p>
          </table:table-cell>
        </table:table-row>
        <table:table-row table:style-name="Таблица1.1128">
          <table:table-cell table:style-name="Таблица1.A1" office:value-type="string">
            <text:p text:style-name="P44">1301)envy</text:p>
            <text:p text:style-name="P42"/>
            <text:p text:style-name="P35">[ˈenvɪ]</text:p>
          </table:table-cell>
          <table:table-cell table:style-name="Таблица1.B1" office:value-type="string">
            <text:p text:style-name="P51">Зависть</text:p>
          </table:table-cell>
        </table:table-row>
        <table:table-row table:style-name="Таблица1.1128">
          <table:table-cell table:style-name="Таблица1.A1292" office:value-type="string">
            <text:p text:style-name="P42">1302)better</text:p>
            <text:p text:style-name="P42"/>
            <text:p text:style-name="P35">[ˈbetə]</text:p>
          </table:table-cell>
          <table:table-cell table:style-name="Таблица1.B1292" office:value-type="string">
            <text:p text:style-name="P51"/>
            <text:p text:style-name="P51"/>
            <text:p text:style-name="P51">Сравнительная степень от прилагательных good и well. Улучшить, лучший, лучше, превысить, больше</text:p>
          </table:table-cell>
        </table:table-row>
        <table:table-row table:style-name="Таблица1.1128">
          <table:table-cell table:style-name="Таблица1.A1293" office:value-type="string">
            <text:p text:style-name="P42">1303)these</text:p>
            <text:p text:style-name="P42"/>
            <text:p text:style-name="P35">[ðiːz]</text:p>
          </table:table-cell>
          <table:table-cell table:style-name="Таблица1.B1292" office:value-type="string">
            <text:p text:style-name="P51">Эти</text:p>
          </table:table-cell>
        </table:table-row>
        <table:table-row table:style-name="Таблица1.1128">
          <table:table-cell table:style-name="Таблица1.A1294" office:value-type="string">
            <text:p text:style-name="P42">1304)equal</text:p>
            <text:p text:style-name="P42"/>
            <text:p text:style-name="P35">[ˈiːkwəl]</text:p>
          </table:table-cell>
          <table:table-cell table:style-name="Таблица1.B1292" office:value-type="string">
            <text:p text:style-name="P51">Равный, равноправный </text:p>
          </table:table-cell>
        </table:table-row>
        <table:table-row table:style-name="Таблица1.1128">
          <table:table-cell table:style-name="Таблица1.A1295" office:value-type="string">
            <text:p text:style-name="P44">1305)escape</text:p>
            <text:p text:style-name="P42"/>
            <text:p text:style-name="P38">[ɪs'keɪp]</text:p>
          </table:table-cell>
          <table:table-cell table:style-name="Таблица1.B1292" office:value-type="string">
            <text:p text:style-name="P51">Убежать</text:p>
          </table:table-cell>
        </table:table-row>
        <table:table-row table:style-name="Таблица1.1128">
          <table:table-cell table:style-name="Таблица1.A1296" office:value-type="string">
            <text:p text:style-name="P42">1306)<text:span text:style-name="T33">especial</text:span></text:p>
            <text:p text:style-name="P42"/>
            <text:p text:style-name="P35">[ɪ<text:span text:style-name="T33">s</text:span>'<text:span text:style-name="T33">pe</text:span>ʃ(ə)<text:span text:style-name="T33">l</text:span>]</text:p>
          </table:table-cell>
          <table:table-cell table:style-name="Таблица1.B1292" office:value-type="string">
            <text:p text:style-name="P51">Особенный</text:p>
          </table:table-cell>
        </table:table-row>
        <table:table-row table:style-name="Таблица1.1128">
          <table:table-cell table:style-name="Таблица1.A1297" office:value-type="string">
            <text:p text:style-name="P42">1307)<text:span text:style-name="T33">essay</text:span></text:p>
            <text:p text:style-name="P42"/>
            <text:p text:style-name="P38">['eseɪ]</text:p>
          </table:table-cell>
          <table:table-cell table:style-name="Таблица1.B1292" office:value-type="string">
            <text:p text:style-name="P51">Испытание, очерк</text:p>
          </table:table-cell>
        </table:table-row>
        <text:soft-page-break/>
        <table:table-row table:style-name="Таблица1.1128">
          <table:table-cell table:style-name="Таблица1.A1298" office:value-type="string">
            <text:p text:style-name="P44">1308)eternal</text:p>
            <text:p text:style-name="P42"/>
            <text:p text:style-name="P38">[ɪ'tɜːn(ə)l]</text:p>
          </table:table-cell>
          <table:table-cell table:style-name="Таблица1.B1292" office:value-type="string">
            <text:p text:style-name="P51">Вечный</text:p>
          </table:table-cell>
        </table:table-row>
        <table:table-row table:style-name="Таблица1.1128">
          <table:table-cell table:style-name="Таблица1.A1299" office:value-type="string">
            <text:p text:style-name="P42">1309)evaluate</text:p>
            <text:p text:style-name="P42"/>
            <text:p text:style-name="P35">[ɪˈvæljueɪt]</text:p>
          </table:table-cell>
          <table:table-cell table:style-name="Таблица1.B1292" office:value-type="string">
            <text:p text:style-name="P51">Оценивать</text:p>
          </table:table-cell>
        </table:table-row>
        <table:table-row table:style-name="Таблица1.1128">
          <table:table-cell table:style-name="Таблица1.A1300" office:value-type="string">
            <text:p text:style-name="P42">1310)eve</text:p>
            <text:p text:style-name="P42"/>
            <text:p text:style-name="P35">[iːv]</text:p>
          </table:table-cell>
          <table:table-cell table:style-name="Таблица1.B1292" office:value-type="string">
            <text:p text:style-name="P51">Канун</text:p>
          </table:table-cell>
        </table:table-row>
        <table:table-row table:style-name="Таблица1.1128">
          <table:table-cell table:style-name="Таблица1.A1301" office:value-type="string">
            <text:p text:style-name="P42">1311)evergreen</text:p>
            <text:p text:style-name="P42"/>
            <text:p text:style-name="P35">[ˈevəgriːn]</text:p>
          </table:table-cell>
          <table:table-cell table:style-name="Таблица1.B1292" office:value-type="string">
            <text:p text:style-name="P51">Вечнозелёный</text:p>
          </table:table-cell>
        </table:table-row>
        <table:table-row table:style-name="Таблица1.1128">
          <table:table-cell table:style-name="Таблица1.A1302" office:value-type="string">
            <text:p text:style-name="P42">1312)exact</text:p>
            <text:p text:style-name="P42"/>
            <text:p text:style-name="P35">[ɪgˈzækt]</text:p>
          </table:table-cell>
          <table:table-cell table:style-name="Таблица1.B1292" office:value-type="string">
            <text:p text:style-name="P51">Точный, аккуратный</text:p>
          </table:table-cell>
        </table:table-row>
        <table:table-row table:style-name="Таблица1.1128">
          <table:table-cell table:style-name="Таблица1.A1303" office:value-type="string">
            <text:p text:style-name="P44">1313)exceed</text:p>
            <text:p text:style-name="P42"/>
            <text:p text:style-name="P38">[ɪk'siːd]</text:p>
          </table:table-cell>
          <table:table-cell table:style-name="Таблица1.B1292" office:value-type="string">
            <text:p text:style-name="P51">Превышать</text:p>
          </table:table-cell>
        </table:table-row>
        <table:table-row table:style-name="Таблица1.1128">
          <table:table-cell table:style-name="Таблица1.A1304" office:value-type="string">
            <text:p text:style-name="P44">1314)real</text:p>
            <text:p text:style-name="P42"/>
            <text:p text:style-name="P38">[rɪəl]</text:p>
          </table:table-cell>
          <table:table-cell table:style-name="Таблица1.B1292" office:value-type="string">
            <text:p text:style-name="P51">Реальный, подлинный, реально, действительно</text:p>
          </table:table-cell>
        </table:table-row>
        <table:table-row table:style-name="Таблица1.1128">
          <table:table-cell table:style-name="Таблица1.A1305" office:value-type="string">
            <text:p text:style-name="P42">1315)<text:span text:style-name="T33">exchange</text:span></text:p>
            <text:p text:style-name="P42"/>
            <text:p text:style-name="P38">[ɪks'ʧeɪnʤ]</text:p>
          </table:table-cell>
          <table:table-cell table:style-name="Таблица1.B1292" office:value-type="string">
            <text:p text:style-name="P51">Обмен</text:p>
          </table:table-cell>
        </table:table-row>
        <table:table-row table:style-name="Таблица1.1128">
          <table:table-cell table:style-name="Таблица1.A1306" office:value-type="string">
            <text:p text:style-name="P42">1316)<text:bookmark text:name="__DdeLink__22563_2023087433"/>exclude</text:p>
            <text:p text:style-name="P42"/>
            <text:p text:style-name="P35">[ɪksˈkluːd]</text:p>
          </table:table-cell>
          <table:table-cell table:style-name="Таблица1.B1292" office:value-type="string">
            <text:p text:style-name="P51">Исключать</text:p>
          </table:table-cell>
        </table:table-row>
        <table:table-row table:style-name="Таблица1.1128">
          <table:table-cell table:style-name="Таблица1.A1307" office:value-type="string">
            <text:p text:style-name="P42">1317)exhaust</text:p>
            <text:p text:style-name="P42"/>
            <text:p text:style-name="P35">[ɪgˈzɔːst]</text:p>
          </table:table-cell>
          <table:table-cell table:style-name="Таблица1.B1292" office:value-type="string">
            <text:p text:style-name="P51">Исчерпать</text:p>
          </table:table-cell>
        </table:table-row>
        <text:soft-page-break/>
        <table:table-row table:style-name="Таблица1.1128">
          <table:table-cell table:style-name="Таблица1.A1308" office:value-type="string">
            <text:p text:style-name="P42">1318)about</text:p>
            <text:p text:style-name="P42"/>
            <text:p text:style-name="P35">[əˈbaut]</text:p>
          </table:table-cell>
          <table:table-cell table:style-name="Таблица1.B1292" office:value-type="string">
            <text:p text:style-name="P51"/>
            <text:p text:style-name="P51"/>
            <text:p text:style-name="P51">О, об (Я ничего о нем не знаю). По, вокруг, кругом (Он ходил по городу). Приблизительно (у меня приблизительно 10 долларов). Во временном значение: около, приблизительно (Они позвонят нам около 10 часов вечера).</text:p>
          </table:table-cell>
        </table:table-row>
        <table:table-row table:style-name="Таблица1.1128">
          <table:table-cell table:style-name="Таблица1.A1309" office:value-type="string">
            <text:p text:style-name="P42">1319)exhibit</text:p>
            <text:p text:style-name="P42"/>
            <text:p text:style-name="P35">[ɪgˈzɪbɪt]</text:p>
          </table:table-cell>
          <table:table-cell table:style-name="Таблица1.B1292" office:value-type="string">
            <text:p text:style-name="P51">Выставлять напоказ</text:p>
          </table:table-cell>
        </table:table-row>
        <table:table-row table:style-name="Таблица1.1128">
          <table:table-cell table:style-name="Таблица1.A1310" office:value-type="string">
            <text:p text:style-name="P44">1320)experience</text:p>
            <text:p text:style-name="P42"/>
            <text:p text:style-name="P35"><text:span text:style-name="T33">[ɪkˈspɪərɪən(t)s</text:span><text:span text:style-name="T25">]</text:span></text:p>
          </table:table-cell>
          <table:table-cell table:style-name="Таблица1.B1292" office:value-type="string">
            <text:p text:style-name="P51">Опыт, испытание</text:p>
          </table:table-cell>
        </table:table-row>
        <table:table-row table:style-name="Таблица1.1128">
          <table:table-cell table:style-name="Таблица1.A1311" office:value-type="string">
            <text:p text:style-name="P42">1321)expire</text:p>
            <text:p text:style-name="P42"/>
            <text:p text:style-name="P35">[ɪkˈspaɪə]</text:p>
          </table:table-cell>
          <table:table-cell table:style-name="Таблица1.B1292" office:value-type="string">
            <text:p text:style-name="P51">Выдыхать, истекать</text:p>
          </table:table-cell>
        </table:table-row>
        <table:table-row table:style-name="Таблица1.1128">
          <table:table-cell table:style-name="Таблица1.A1312" office:value-type="string">
            <text:p text:style-name="P42">1322)run</text:p>
            <text:p text:style-name="P42"/>
            <text:p text:style-name="P35">[rʌn]</text:p>
          </table:table-cell>
          <table:table-cell table:style-name="Таблица1.B1292" office:value-type="string">
            <text:p text:style-name="P51">Действие, двигаться, бег, бегать, течение, течь, ход, ходить</text:p>
          </table:table-cell>
        </table:table-row>
        <table:table-row table:style-name="Таблица1.1128">
          <table:table-cell table:style-name="Таблица1.A1313" office:value-type="string">
            <text:p text:style-name="P42">1323)if</text:p>
            <text:p text:style-name="P42"/>
            <text:p text:style-name="P35">[ɪf]</text:p>
          </table:table-cell>
          <table:table-cell table:style-name="Таблица1.B1292" office:value-type="string">
            <text:p text:style-name="P51">Если</text:p>
          </table:table-cell>
        </table:table-row>
        <table:table-row table:style-name="Таблица1.1128">
          <table:table-cell table:style-name="Таблица1.A1314" office:value-type="string">
            <text:p text:style-name="P44">1324)exploration</text:p>
            <text:p text:style-name="P42"/>
            <text:p text:style-name="P38">[ˌekspləˈreɪʃ(ə)n]</text:p>
          </table:table-cell>
          <table:table-cell table:style-name="Таблица1.B1292" office:value-type="string">
            <text:p text:style-name="P51">Изучение, покорение</text:p>
          </table:table-cell>
        </table:table-row>
        <table:table-row table:style-name="Таблица1.1128">
          <table:table-cell table:style-name="Таблица1.A1315" office:value-type="string">
            <text:p text:style-name="P42">1325)saw</text:p>
            <text:p text:style-name="P42"/>
            <text:p text:style-name="P35">[sɔː]</text:p>
          </table:table-cell>
          <table:table-cell table:style-name="Таблица1.B1292" office:value-type="string">
            <text:p text:style-name="P51">Прошедшее время see. Пила, пилить.</text:p>
          </table:table-cell>
        </table:table-row>
        <table:table-row table:style-name="Таблица1.1128">
          <table:table-cell table:style-name="Таблица1.A1316" office:value-type="string">
            <text:p text:style-name="P42">1326)out</text:p>
            <text:p text:style-name="P42"/>
            <text:p text:style-name="P35">[aut]</text:p>
          </table:table-cell>
          <table:table-cell table:style-name="Таблица1.B1292" office:value-type="string">
            <text:p text:style-name="P51">За (распространение за пределы ч-либо), вне, снаружи</text:p>
          </table:table-cell>
        </table:table-row>
        <text:soft-page-break/>
        <table:table-row table:style-name="Таблица1.1128">
          <table:table-cell table:style-name="Таблица1.A1317" office:value-type="string">
            <text:p text:style-name="P44">1327)explosion</text:p>
            <text:p text:style-name="P42"/>
            <text:p text:style-name="P38">[ɪkˈspləuʒ(ə)n]</text:p>
          </table:table-cell>
          <table:table-cell table:style-name="Таблица1.B1292" office:value-type="string">
            <text:p text:style-name="P51">Взрыв</text:p>
          </table:table-cell>
        </table:table-row>
        <table:table-row table:style-name="Таблица1.1128">
          <table:table-cell table:style-name="Таблица1.A1318" office:value-type="string">
            <text:p text:style-name="P42">1328)fact</text:p>
            <text:p text:style-name="P42"/>
            <text:p text:style-name="P35">[fækt]</text:p>
          </table:table-cell>
          <table:table-cell table:style-name="Таблица1.B1292" office:value-type="string">
            <text:p text:style-name="P51">Факт, событие</text:p>
          </table:table-cell>
        </table:table-row>
        <table:table-row table:style-name="Таблица1.1128">
          <table:table-cell table:style-name="Таблица1.A1319" office:value-type="string">
            <text:p text:style-name="P42">1329)factor</text:p>
            <text:p text:style-name="P42"/>
            <text:p text:style-name="P35">[ˈfæktə]</text:p>
          </table:table-cell>
          <table:table-cell table:style-name="Таблица1.B1292" office:value-type="string">
            <text:p text:style-name="P51">Фактор, <text:span text:style-name="T39">множитель, коэффициент</text:span></text:p>
          </table:table-cell>
        </table:table-row>
        <table:table-row table:style-name="Таблица1.1128">
          <table:table-cell table:style-name="Таблица1.A1320" office:value-type="string">
            <text:p text:style-name="P42">1330)fantastic</text:p>
            <text:p text:style-name="P42"/>
            <text:p text:style-name="P35">[fænˈtæstɪk]</text:p>
          </table:table-cell>
          <table:table-cell table:style-name="Таблица1.B1292" office:value-type="string">
            <text:p text:style-name="P51">Фантастический</text:p>
          </table:table-cell>
        </table:table-row>
        <table:table-row table:style-name="Таблица1.1128">
          <table:table-cell table:style-name="Таблица1.A1321" office:value-type="string">
            <text:p text:style-name="P42">1331)fantasy</text:p>
            <text:p text:style-name="P42"/>
            <text:p text:style-name="P35">[ˈfæntəsɪ]</text:p>
          </table:table-cell>
          <table:table-cell table:style-name="Таблица1.B1292" office:value-type="string">
            <text:p text:style-name="P51">Фантазия</text:p>
          </table:table-cell>
        </table:table-row>
        <table:table-row table:style-name="Таблица1.1128">
          <table:table-cell table:style-name="Таблица1.A1322" office:value-type="string">
            <text:p text:style-name="P42">1332)stand</text:p>
            <text:p text:style-name="P42"/>
            <text:p text:style-name="P35">[stænd]</text:p>
          </table:table-cell>
          <table:table-cell table:style-name="Таблица1.B1292" office:value-type="string">
            <text:p text:style-name="P51">Место, стоять, позиция, ставить, остановка, останавливать, киоск, держаться, стенд</text:p>
          </table:table-cell>
        </table:table-row>
        <table:table-row table:style-name="Таблица1.1128">
          <table:table-cell table:style-name="Таблица1.A1323" office:value-type="string">
            <text:p text:style-name="P42">1333)up</text:p>
            <text:p text:style-name="P42"/>
            <text:p text:style-name="P35">[ʌp]</text:p>
          </table:table-cell>
          <table:table-cell table:style-name="Таблица1.B1292" office:value-type="string">
            <text:p text:style-name="P51">Вверх, выше, наверху, вдоль, по</text:p>
          </table:table-cell>
        </table:table-row>
        <table:table-row table:style-name="Таблица1.1128">
          <table:table-cell table:style-name="Таблица1.A1324" office:value-type="string">
            <text:p text:style-name="P44">1334)federal</text:p>
            <text:p text:style-name="P42"/>
            <text:p text:style-name="P38">[ˈfed(ə)r(ə)l]</text:p>
          </table:table-cell>
          <table:table-cell table:style-name="Таблица1.B1292" office:value-type="string">
            <text:p text:style-name="P51">Федеративный</text:p>
          </table:table-cell>
        </table:table-row>
        <table:table-row table:style-name="Таблица1.1128">
          <table:table-cell table:style-name="Таблица1.A1325" office:value-type="string">
            <text:p text:style-name="P44">1335)feminine</text:p>
            <text:p text:style-name="P42"/>
            <text:p text:style-name="P38">['femɪnɪn]</text:p>
          </table:table-cell>
          <table:table-cell table:style-name="Таблица1.B1292" office:value-type="string">
            <text:p text:style-name="P51">Женский</text:p>
          </table:table-cell>
        </table:table-row>
        <table:table-row table:style-name="Таблица1.1128">
          <table:table-cell table:style-name="Таблица1.A1326" office:value-type="string">
            <text:p text:style-name="P42">1336)<text:span text:style-name="T33">festival</text:span></text:p>
            <text:p text:style-name="P42"/>
            <text:p text:style-name="P38">['festɪv(ə)l]</text:p>
          </table:table-cell>
          <table:table-cell table:style-name="Таблица1.B1292" office:value-type="string">
            <text:p text:style-name="P51">Фестиваль</text:p>
          </table:table-cell>
        </table:table-row>
        <text:soft-page-break/>
        <table:table-row table:style-name="Таблица1.1128">
          <table:table-cell table:style-name="Таблица1.A1327" office:value-type="string">
            <text:p text:style-name="P44">1337)figure</text:p>
            <text:p text:style-name="P42"/>
            <text:p text:style-name="P38">['fɪgə]</text:p>
          </table:table-cell>
          <table:table-cell table:style-name="Таблица1.B1292" office:value-type="string">
            <text:p text:style-name="P51">Фигура</text:p>
          </table:table-cell>
        </table:table-row>
        <table:table-row table:style-name="Таблица1.1128">
          <table:table-cell table:style-name="Таблица1.A1328" office:value-type="string">
            <text:p text:style-name="P44">1338)financial</text:p>
            <text:p text:style-name="P42"/>
            <text:p text:style-name="P38">[faɪˈnænʃ(ə)l]</text:p>
          </table:table-cell>
          <table:table-cell table:style-name="Таблица1.B1292" office:value-type="string">
            <text:p text:style-name="P51">Финансовый</text:p>
          </table:table-cell>
        </table:table-row>
        <table:table-row table:style-name="Таблица1.1128">
          <table:table-cell table:style-name="Таблица1.A1329" office:value-type="string">
            <text:p text:style-name="P42">1339)firm</text:p>
            <text:p text:style-name="P42"/>
            <text:p text:style-name="P35">[fɜːm]</text:p>
          </table:table-cell>
          <table:table-cell table:style-name="Таблица1.B1292" office:value-type="string">
            <text:p text:style-name="P51">Крепкий, твёрдо, твёрдый, фирма, фирменный</text:p>
          </table:table-cell>
        </table:table-row>
        <table:table-row table:style-name="Таблица1.1128">
          <table:table-cell table:style-name="Таблица1.A1330" office:value-type="string">
            <text:p text:style-name="P42">1340)focus</text:p>
            <text:p text:style-name="P42"/>
            <text:p text:style-name="P35">[ˈfəukəs]</text:p>
          </table:table-cell>
          <table:table-cell table:style-name="Таблица1.B1292" office:value-type="string">
            <text:p text:style-name="P51">Фокус, сфокусировать</text:p>
          </table:table-cell>
        </table:table-row>
        <table:table-row table:style-name="Таблица1.1128">
          <table:table-cell table:style-name="Таблица1.A1331" office:value-type="string">
            <text:p text:style-name="P44">1341)formal</text:p>
            <text:p text:style-name="P42"/>
            <text:p text:style-name="P38">[ˈfɔːm(ə)l]</text:p>
          </table:table-cell>
          <table:table-cell table:style-name="Таблица1.B1292" office:value-type="string">
            <text:p text:style-name="P51">Формальный</text:p>
          </table:table-cell>
        </table:table-row>
        <table:table-row table:style-name="Таблица1.1128">
          <table:table-cell table:style-name="Таблица1.A1332" office:value-type="string">
            <text:p text:style-name="P42">1342)start</text:p>
            <text:p text:style-name="P42"/>
            <text:p text:style-name="P35">[stɑːt]</text:p>
          </table:table-cell>
          <table:table-cell table:style-name="Таблица1.B1292" office:value-type="string">
            <text:p text:style-name="P51">Помогать, отправляться, отправление</text:p>
          </table:table-cell>
        </table:table-row>
        <table:table-row table:style-name="Таблица1.1128">
          <table:table-cell table:style-name="Таблица1.A1333" office:value-type="string">
            <text:p text:style-name="P42">1343)her</text:p>
            <text:p text:style-name="P42"/>
            <text:p text:style-name="P35">[hɜː]</text:p>
          </table:table-cell>
          <table:table-cell table:style-name="Таблица1.B1292" office:value-type="string">
            <text:p text:style-name="P51">Её, ней, неё</text:p>
          </table:table-cell>
        </table:table-row>
        <table:table-row table:style-name="Таблица1.1128">
          <table:table-cell table:style-name="Таблица1.A1334" office:value-type="string">
            <text:p text:style-name="P42">1344)formula</text:p>
            <text:p text:style-name="P42"/>
            <text:p text:style-name="P35">[ˈfɔːmjələ]</text:p>
          </table:table-cell>
          <table:table-cell table:style-name="Таблица1.B1292" office:value-type="string">
            <text:p text:style-name="P51">Формула</text:p>
          </table:table-cell>
        </table:table-row>
        <table:table-row table:style-name="Таблица1.1128">
          <table:table-cell table:style-name="Таблица1.A1335" office:value-type="string">
            <text:p text:style-name="P42">1345)fortune</text:p>
            <text:p text:style-name="P42"/>
            <text:p text:style-name="P35">[ˈfɔːʧuːn]</text:p>
          </table:table-cell>
          <table:table-cell table:style-name="Таблица1.B1292" office:value-type="string">
            <text:p text:style-name="P51">Удача, состояние</text:p>
          </table:table-cell>
        </table:table-row>
        <table:table-row table:style-name="Таблица1.1128">
          <table:table-cell table:style-name="Таблица1.A1336" office:value-type="string">
            <text:p text:style-name="P42">1346)forum</text:p>
            <text:p text:style-name="P42"/>
            <text:p text:style-name="P35">[ˈfɔːrəm]</text:p>
          </table:table-cell>
          <table:table-cell table:style-name="Таблица1.B1292" office:value-type="string">
            <text:p text:style-name="P51">Форум</text:p>
          </table:table-cell>
        </table:table-row>
        <text:soft-page-break/>
        <table:table-row table:style-name="Таблица1.1128">
          <table:table-cell table:style-name="Таблица1.A1337" office:value-type="string">
            <text:p text:style-name="P42">1347)function</text:p>
            <text:p text:style-name="P42"/>
            <text:p text:style-name="P35">[ˈfʌŋkʃ(ə)n]</text:p>
          </table:table-cell>
          <table:table-cell table:style-name="Таблица1.B1292" office:value-type="string">
            <text:p text:style-name="P51">Функция</text:p>
          </table:table-cell>
        </table:table-row>
        <table:table-row table:style-name="Таблица1.1128">
          <table:table-cell table:style-name="Таблица1.A1338" office:value-type="string">
            <text:p text:style-name="P42">1348)fund</text:p>
            <text:p text:style-name="P42"/>
            <text:p text:style-name="P35">[fʌnd]</text:p>
          </table:table-cell>
          <table:table-cell table:style-name="Таблица1.B1292" office:value-type="string">
            <text:p text:style-name="P51">Фонд, финансировать</text:p>
          </table:table-cell>
        </table:table-row>
        <table:table-row table:style-name="Таблица1.1128">
          <table:table-cell table:style-name="Таблица1.A1339" office:value-type="string">
            <text:p text:style-name="P42">1349)fail</text:p>
            <text:p text:style-name="P42"/>
            <text:p text:style-name="P35">[feɪl]</text:p>
          </table:table-cell>
          <table:table-cell table:style-name="Таблица1.B1292" office:value-type="string">
            <text:p text:style-name="P51">Не хватать, неудача</text:p>
          </table:table-cell>
        </table:table-row>
        <table:table-row table:style-name="Таблица1.1128">
          <table:table-cell table:style-name="Таблица1.A1340" office:value-type="string">
            <text:p text:style-name="P42">1350)fair</text:p>
            <text:p text:style-name="P42"/>
            <text:p text:style-name="P35">[fɛə]</text:p>
          </table:table-cell>
          <table:table-cell table:style-name="Таблица1.B1292" office:value-type="string">
            <text:p text:style-name="P51">Рынок, выставка, красивый, справедливый, честно</text:p>
          </table:table-cell>
        </table:table-row>
        <table:table-row table:style-name="Таблица1.1128">
          <table:table-cell table:style-name="Таблица1.A1341" office:value-type="string">
            <text:p text:style-name="P42">1351)fairy</text:p>
            <text:p text:style-name="P42"/>
            <text:p text:style-name="P35">[ˈfɛərɪ]</text:p>
          </table:table-cell>
          <table:table-cell table:style-name="Таблица1.B1292" office:value-type="string">
            <text:p text:style-name="P51">Сказочный, фея</text:p>
          </table:table-cell>
        </table:table-row>
        <table:table-row table:style-name="Таблица1.1128">
          <table:table-cell table:style-name="Таблица1.A1342" office:value-type="string">
            <text:p text:style-name="P42">1352)stop</text:p>
            <text:p text:style-name="P42"/>
            <text:p text:style-name="P35">[stɔp]</text:p>
          </table:table-cell>
          <table:table-cell table:style-name="Таблица1.B1292" office:value-type="string">
            <text:p text:style-name="P51">Перерыв, преграждать, удерживать</text:p>
          </table:table-cell>
        </table:table-row>
        <table:table-row table:style-name="Таблица1.1128">
          <table:table-cell table:style-name="Таблица1.A1343" office:value-type="string">
            <text:p text:style-name="P42">1353)him</text:p>
            <text:p text:style-name="P42"/>
            <text:p text:style-name="P35">[hɪm]</text:p>
          </table:table-cell>
          <table:table-cell table:style-name="Таблица1.B1292" office:value-type="string">
            <text:p text:style-name="P51">Его, ему, нему</text:p>
          </table:table-cell>
        </table:table-row>
        <table:table-row table:style-name="Таблица1.1128">
          <table:table-cell table:style-name="Таблица1.A1344" office:value-type="string">
            <text:p text:style-name="P42">1354)fall</text:p>
            <text:p text:style-name="P42"/>
            <text:p text:style-name="P35">[fɔːl]</text:p>
          </table:table-cell>
          <table:table-cell table:style-name="Таблица1.B1292" office:value-type="string">
            <text:p text:style-name="P51">Падать</text:p>
          </table:table-cell>
        </table:table-row>
        <table:table-row table:style-name="Таблица1.1128">
          <table:table-cell table:style-name="Таблица1.A1345" office:value-type="string">
            <text:p text:style-name="P42">1355)fallen</text:p>
            <text:p text:style-name="P42"/>
            <text:p text:style-name="P35">[ˈfɔːlən]</text:p>
          </table:table-cell>
          <table:table-cell table:style-name="Таблица1.B1292" office:value-type="string">
            <text:p text:style-name="P51">Упавший</text:p>
          </table:table-cell>
        </table:table-row>
        <table:table-row table:style-name="Таблица1.1128">
          <table:table-cell table:style-name="Таблица1.A1346" office:value-type="string">
            <text:p text:style-name="P44">1356)famous</text:p>
            <text:p text:style-name="P42"/>
            <text:p text:style-name="P38">['feɪməs]</text:p>
          </table:table-cell>
          <table:table-cell table:style-name="Таблица1.B1292" office:value-type="string">
            <text:p text:style-name="P51">Известный, знаменитый</text:p>
          </table:table-cell>
        </table:table-row>
        <text:soft-page-break/>
        <table:table-row table:style-name="Таблица1.1128">
          <table:table-cell table:style-name="Таблица1.A1347" office:value-type="string">
            <text:p text:style-name="P42">1357)<text:span text:style-name="T33">fare</text:span></text:p>
            <text:p text:style-name="P42"/>
            <text:p text:style-name="P38">[fɛə]</text:p>
          </table:table-cell>
          <table:table-cell table:style-name="Таблица1.B1292" office:value-type="string">
            <text:p text:style-name="P51">Стоимость проезда</text:p>
          </table:table-cell>
        </table:table-row>
        <table:table-row table:style-name="Таблица1.1128">
          <table:table-cell table:style-name="Таблица1.A1348" office:value-type="string">
            <text:p text:style-name="P44">1358)fasten</text:p>
            <text:p text:style-name="P42"/>
            <text:p text:style-name="P38">[ˈfɑːs(ə)n]</text:p>
          </table:table-cell>
          <table:table-cell table:style-name="Таблица1.B1292" office:value-type="string">
            <text:p text:style-name="P51">Привязывать, прикреплять</text:p>
          </table:table-cell>
        </table:table-row>
        <table:table-row table:style-name="Таблица1.1128">
          <table:table-cell table:style-name="Таблица1.A1349" office:value-type="string">
            <text:p text:style-name="P42">1359)fate</text:p>
            <text:p text:style-name="P42"/>
            <text:p text:style-name="P35">[feɪt]</text:p>
          </table:table-cell>
          <table:table-cell table:style-name="Таблица1.B1292" office:value-type="string">
            <text:p text:style-name="P51">Судьба</text:p>
          </table:table-cell>
        </table:table-row>
        <table:table-row table:style-name="Таблица1.1128">
          <table:table-cell table:style-name="Таблица1.A1350" office:value-type="string">
            <text:p text:style-name="P42">1360)favour</text:p>
            <text:p text:style-name="P42"/>
            <text:p text:style-name="P35">[ˈfeɪvə]</text:p>
          </table:table-cell>
          <table:table-cell table:style-name="Таблица1.B1292" office:value-type="string">
            <text:p text:style-name="P51">Покровительство, поддерживать, польза, в пользу, интерес</text:p>
          </table:table-cell>
        </table:table-row>
        <table:table-row table:style-name="Таблица1.1128">
          <table:table-cell table:style-name="Таблица1.A1351" office:value-type="string">
            <text:p text:style-name="P42">1361)feather</text:p>
            <text:p text:style-name="P42"/>
            <text:p text:style-name="P35">[ˈfeðə]</text:p>
          </table:table-cell>
          <table:table-cell table:style-name="Таблица1.B1292" office:value-type="string">
            <text:p text:style-name="P51">Перо</text:p>
          </table:table-cell>
        </table:table-row>
        <table:table-row table:style-name="Таблица1.1128">
          <table:table-cell table:style-name="Таблица1.A1352" office:value-type="string">
            <text:p text:style-name="P42">1362)four</text:p>
            <text:p text:style-name="P42"/>
            <text:p text:style-name="P35">[fɔː]</text:p>
          </table:table-cell>
          <table:table-cell table:style-name="Таблица1.B1292" office:value-type="string">
            <text:p text:style-name="P51">Четыре</text:p>
          </table:table-cell>
        </table:table-row>
        <table:table-row table:style-name="Таблица1.1128">
          <table:table-cell table:style-name="Таблица1.A1353" office:value-type="string">
            <text:p text:style-name="P42">1363)into</text:p>
            <text:p text:style-name="P42"/>
            <text:p text:style-name="P35">[ˈɪntə]</text:p>
          </table:table-cell>
          <table:table-cell table:style-name="Таблица1.B1292" office:value-type="string">
            <text:p text:style-name="P51">В, внутрь (действие направленное внутрь чего-либо). Она вошла в комнату</text:p>
          </table:table-cell>
        </table:table-row>
        <table:table-row table:style-name="Таблица1.1128">
          <table:table-cell table:style-name="Таблица1.A1354" office:value-type="string">
            <text:p text:style-name="P44">1364)fellow</text:p>
            <text:p text:style-name="P42"/>
            <text:p text:style-name="P38">['feləu]</text:p>
          </table:table-cell>
          <table:table-cell table:style-name="Таблица1.B1292" office:value-type="string">
            <text:p text:style-name="P51">Приятель, парень</text:p>
          </table:table-cell>
        </table:table-row>
        <table:table-row table:style-name="Таблица1.1128">
          <table:table-cell table:style-name="Таблица1.A1355" office:value-type="string">
            <text:p text:style-name="P42">1365)<text:span text:style-name="T33">female</text:span></text:p>
            <text:p text:style-name="P42"/>
            <text:p text:style-name="P38">['fiːmeɪl]</text:p>
          </table:table-cell>
          <table:table-cell table:style-name="Таблица1.B1292" office:value-type="string">
            <text:p text:style-name="P51">Женщина, женский</text:p>
          </table:table-cell>
        </table:table-row>
        <table:table-row table:style-name="Таблица1.1128">
          <table:table-cell table:style-name="Таблица1.A1356" office:value-type="string">
            <text:p text:style-name="P42">1366)<text:bookmark text:name="__DdeLink__14367_965911503"/>fence</text:p>
            <text:p text:style-name="P42"/>
            <text:p text:style-name="P35">[fen(t)s]</text:p>
          </table:table-cell>
          <table:table-cell table:style-name="Таблица1.B1292" office:value-type="string">
            <text:p text:style-name="P51">Забор</text:p>
          </table:table-cell>
        </table:table-row>
        <text:soft-page-break/>
        <table:table-row table:style-name="Таблица1.1128">
          <table:table-cell table:style-name="Таблица1.A1357" office:value-type="string">
            <text:p text:style-name="P42">1367)fever</text:p>
            <text:p text:style-name="P42"/>
            <text:p text:style-name="P35">[ˈfiːvə]</text:p>
          </table:table-cell>
          <table:table-cell table:style-name="Таблица1.B1292" office:value-type="string">
            <text:p text:style-name="P51">Лихорадка</text:p>
          </table:table-cell>
        </table:table-row>
        <table:table-row table:style-name="Таблица1.1128">
          <table:table-cell table:style-name="Таблица1.A1358" office:value-type="string">
            <text:p text:style-name="P42">1368)fight</text:p>
            <text:p text:style-name="P42"/>
            <text:p text:style-name="P35">[faɪt]</text:p>
          </table:table-cell>
          <table:table-cell table:style-name="Таблица1.B1292" office:value-type="string">
            <text:p text:style-name="P51">Бой, борьба, бороться, сражаться, драка</text:p>
          </table:table-cell>
        </table:table-row>
        <table:table-row table:style-name="Таблица1.1128">
          <table:table-cell table:style-name="Таблица1.A1359" office:value-type="string">
            <text:p text:style-name="P42">1369)fine</text:p>
            <text:p text:style-name="P42"/>
            <text:p text:style-name="P35">[faɪn]</text:p>
          </table:table-cell>
          <table:table-cell table:style-name="Таблица1.B1292" office:value-type="string">
            <text:p text:style-name="P51">Штраф</text:p>
          </table:table-cell>
        </table:table-row>
        <table:table-row table:style-name="Таблица1.1128">
          <table:table-cell table:style-name="Таблица1.A1360" office:value-type="string">
            <text:p text:style-name="P42">1370)fit</text:p>
            <text:p text:style-name="P42"/>
            <text:p text:style-name="P35">[fɪt]</text:p>
          </table:table-cell>
          <table:table-cell table:style-name="Таблица1.B1292" office:value-type="string">
            <text:p text:style-name="P51">Подходящий, годный, подходить, приспосабливать</text:p>
          </table:table-cell>
        </table:table-row>
        <table:table-row table:style-name="Таблица1.1128">
          <table:table-cell table:style-name="Таблица1.A1361" office:value-type="string">
            <text:p text:style-name="P42">1371)flash</text:p>
            <text:p text:style-name="P42"/>
            <text:p text:style-name="P35">[flæʃ]</text:p>
          </table:table-cell>
          <table:table-cell table:style-name="Таблица1.B1292" office:value-type="string">
            <text:p text:style-name="P51">Вспышка, вспыхнуть, сверкнуть</text:p>
          </table:table-cell>
        </table:table-row>
        <table:table-row table:style-name="Таблица1.1128">
          <table:table-cell table:style-name="Таблица1.A1362" office:value-type="string">
            <text:p text:style-name="P42">1372)yet</text:p>
            <text:p text:style-name="P42"/>
            <text:p text:style-name="P35">[jet]</text:p>
          </table:table-cell>
          <table:table-cell table:style-name="Таблица1.B1292" office:value-type="string">
            <text:p text:style-name="P51">Однако, несмотря на, тем не менее, ещё, даже, до сих пор</text:p>
          </table:table-cell>
        </table:table-row>
        <table:table-row table:style-name="Таблица1.1128">
          <table:table-cell table:style-name="Таблица1.A1363" office:value-type="string">
            <text:p text:style-name="P42">1373)room</text:p>
            <text:p text:style-name="P42"/>
            <text:p text:style-name="P35">[ruːm]</text:p>
          </table:table-cell>
          <table:table-cell table:style-name="Таблица1.B1292" office:value-type="string">
            <text:p text:style-name="P51">Помещение, место, возможность</text:p>
          </table:table-cell>
        </table:table-row>
        <table:table-row table:style-name="Таблица1.1128">
          <table:table-cell table:style-name="Таблица1.A1364" office:value-type="string">
            <text:p text:style-name="P42">1374)float</text:p>
            <text:p text:style-name="P42"/>
            <text:p text:style-name="P35">[fləut]</text:p>
          </table:table-cell>
          <table:table-cell table:style-name="Таблица1.B1292" office:value-type="string">
            <text:p text:style-name="P51">Плавать на поверхности</text:p>
          </table:table-cell>
        </table:table-row>
        <table:table-row table:style-name="Таблица1.1128">
          <table:table-cell table:style-name="Таблица1.A1365" office:value-type="string">
            <text:p text:style-name="P44">1375)flour</text:p>
            <text:p text:style-name="P42"/>
            <text:p text:style-name="P38">['flauə]</text:p>
          </table:table-cell>
          <table:table-cell table:style-name="Таблица1.B1292" office:value-type="string">
            <text:p text:style-name="P51">Мука, порошок</text:p>
          </table:table-cell>
        </table:table-row>
        <table:table-row table:style-name="Таблица1.1128">
          <table:table-cell table:style-name="Таблица1.A1366" office:value-type="string">
            <text:p text:style-name="P42">1376)<text:span text:style-name="T33">flow</text:span></text:p>
            <text:p text:style-name="P42"/>
            <text:p text:style-name="P38">[fləu]</text:p>
          </table:table-cell>
          <table:table-cell table:style-name="Таблица1.B1292" office:value-type="string">
            <text:p text:style-name="P51">Течь</text:p>
          </table:table-cell>
        </table:table-row>
        <text:soft-page-break/>
        <table:table-row table:style-name="Таблица1.1128">
          <table:table-cell table:style-name="Таблица1.A1367" office:value-type="string">
            <text:p text:style-name="P42">1377)<text:span text:style-name="T33">fly</text:span></text:p>
            <text:p text:style-name="P42"/>
            <text:p text:style-name="P38">[flaɪ]</text:p>
          </table:table-cell>
          <table:table-cell table:style-name="Таблица1.B1292" office:value-type="string">
            <text:p text:style-name="P51">Лететь, полёт, муха</text:p>
          </table:table-cell>
        </table:table-row>
        <table:table-row table:style-name="Таблица1.1128">
          <table:table-cell table:style-name="Таблица1.A1368" office:value-type="string">
            <text:p text:style-name="P42">1378)fond</text:p>
            <text:p text:style-name="P42"/>
            <text:p text:style-name="P35">[fɔnd]</text:p>
          </table:table-cell>
          <table:table-cell table:style-name="Таблица1.B1292" office:value-type="string">
            <text:p text:style-name="P51">Увлечённый, любящий</text:p>
          </table:table-cell>
        </table:table-row>
        <table:table-row table:style-name="Таблица1.1128">
          <table:table-cell table:style-name="Таблица1.A1369" office:value-type="string">
            <text:p text:style-name="P42">1379)force</text:p>
            <text:p text:style-name="P42"/>
            <text:p text:style-name="P35">[fɔːs]</text:p>
          </table:table-cell>
          <table:table-cell table:style-name="Таблица1.B1292" office:value-type="string">
            <text:p text:style-name="P51">Сила, заставить</text:p>
          </table:table-cell>
        </table:table-row>
        <table:table-row table:style-name="Таблица1.1128">
          <table:table-cell table:style-name="Таблица1.A1370" office:value-type="string">
            <text:p text:style-name="P42">1380)forecast</text:p>
            <text:p text:style-name="P42"/>
            <text:p text:style-name="P35">[ˈfɔːkɑːst]</text:p>
          </table:table-cell>
          <table:table-cell table:style-name="Таблица1.B1292" office:value-type="string">
            <text:p text:style-name="P51">Прогноз, предсказание</text:p>
          </table:table-cell>
        </table:table-row>
        <table:table-row table:style-name="Таблица1.1128">
          <table:table-cell table:style-name="Таблица1.A1371" office:value-type="string">
            <text:p text:style-name="P42">1381)forehead</text:p>
            <text:p text:style-name="P42"/>
            <text:p text:style-name="P35">[ˈfɔrɪd]</text:p>
          </table:table-cell>
          <table:table-cell table:style-name="Таблица1.B1292" office:value-type="string">
            <text:p text:style-name="P51">Лоб</text:p>
          </table:table-cell>
        </table:table-row>
        <table:table-row table:style-name="Таблица1.1128">
          <table:table-cell table:style-name="Таблица1.A1372" office:value-type="string">
            <text:p text:style-name="P42">1382)step</text:p>
            <text:p text:style-name="P42"/>
            <text:p text:style-name="P35">[step]</text:p>
          </table:table-cell>
          <table:table-cell table:style-name="Таблица1.B1292" office:value-type="string">
            <text:p text:style-name="P51">Шагать, походка, шаг, след, мера</text:p>
          </table:table-cell>
        </table:table-row>
        <table:table-row table:style-name="Таблица1.1128">
          <table:table-cell table:style-name="Таблица1.A1373" office:value-type="string">
            <text:p text:style-name="P42">1383)after</text:p>
            <text:p text:style-name="P42"/>
            <text:p text:style-name="P35">[ˈɑːftə]</text:p>
          </table:table-cell>
          <table:table-cell table:style-name="Таблица1.B1292" office:value-type="string">
            <text:p text:style-name="P28"><text:s text:c="12"/></text:p>
            <text:p text:style-name="P28"/>
            <text:p text:style-name="P28"><text:s text:c="2"/>За. Она пришла вслед за мной. После (какого-либо промежутка времени или действия). Они не будут работать после трех часов. Через (какой-либо промежуток времени; в этом значении используется со сказуемым в Past). Через несколько недель она вышла замуж</text:p>
          </table:table-cell>
        </table:table-row>
        <table:table-row table:style-name="Таблица1.1128">
          <table:table-cell table:style-name="Таблица1.A1374" office:value-type="string">
            <text:p text:style-name="P42">1384)foresee</text:p>
            <text:p text:style-name="P42"/>
            <text:p text:style-name="P35">[fɔːˈsiː]</text:p>
          </table:table-cell>
          <table:table-cell table:style-name="Таблица1.B1292" office:value-type="string">
            <text:p text:style-name="P51">Предвидеть</text:p>
          </table:table-cell>
        </table:table-row>
        <table:table-row table:style-name="Таблица1.1128">
          <table:table-cell table:style-name="Таблица1.A1375" office:value-type="string">
            <text:p text:style-name="P42">1385)forest</text:p>
            <text:p text:style-name="P42"/>
            <text:p text:style-name="P35">[ˈfɔrɪst]</text:p>
          </table:table-cell>
          <table:table-cell table:style-name="Таблица1.B1292" office:value-type="string">
            <text:p text:style-name="P51">Лес</text:p>
          </table:table-cell>
        </table:table-row>
        <text:soft-page-break/>
        <table:table-row table:style-name="Таблица1.1128">
          <table:table-cell table:style-name="Таблица1.A1376" office:value-type="string">
            <text:p text:style-name="P44">1386)forget</text:p>
            <text:p text:style-name="P42"/>
            <text:p text:style-name="P38">[fə'get]</text:p>
          </table:table-cell>
          <table:table-cell table:style-name="Таблица1.B1292" office:value-type="string">
            <text:p text:style-name="P51">Забывать</text:p>
          </table:table-cell>
        </table:table-row>
        <table:table-row table:style-name="Таблица1.1128">
          <table:table-cell table:style-name="Таблица1.A1377" office:value-type="string">
            <text:p text:style-name="P42">1387)<text:span text:style-name="T33">found</text:span></text:p>
            <text:p text:style-name="P42"/>
            <text:p text:style-name="P38">[faund]</text:p>
          </table:table-cell>
          <table:table-cell table:style-name="Таблица1.B1292" office:value-type="string">
            <text:p text:style-name="P51">Основывать</text:p>
          </table:table-cell>
        </table:table-row>
        <table:table-row table:style-name="Таблица1.1128">
          <table:table-cell table:style-name="Таблица1.A1378" office:value-type="string">
            <text:p text:style-name="P44">1388)foundation</text:p>
            <text:p text:style-name="P42"/>
            <text:p text:style-name="P38">[faunˈdeɪʃ(ə)n]</text:p>
          </table:table-cell>
          <table:table-cell table:style-name="Таблица1.B1292" office:value-type="string">
            <text:p text:style-name="P51">Основание</text:p>
          </table:table-cell>
        </table:table-row>
        <table:table-row table:style-name="Таблица1.1128">
          <table:table-cell table:style-name="Таблица1.A1379" office:value-type="string">
            <text:p text:style-name="P42">1389)fox</text:p>
            <text:p text:style-name="P42"/>
            <text:p text:style-name="P35">[fɔks]</text:p>
          </table:table-cell>
          <table:table-cell table:style-name="Таблица1.B1292" office:value-type="string">
            <text:p text:style-name="P51">Лиса</text:p>
          </table:table-cell>
        </table:table-row>
        <table:table-row table:style-name="Таблица1.1128">
          <table:table-cell table:style-name="Таблица1.A1380" office:value-type="string">
            <text:p text:style-name="P42">1390)freeze</text:p>
            <text:p text:style-name="P42"/>
            <text:p text:style-name="P35">[friːz]</text:p>
          </table:table-cell>
          <table:table-cell table:style-name="Таблица1.B1292" office:value-type="string">
            <text:p text:style-name="P51">Моросить, замораживать</text:p>
          </table:table-cell>
        </table:table-row>
        <table:table-row table:style-name="Таблица1.1128">
          <table:table-cell table:style-name="Таблица1.A1381" office:value-type="string">
            <text:p text:style-name="P42">1391)fresh</text:p>
            <text:p text:style-name="P42"/>
            <text:p text:style-name="P35">[freʃ]</text:p>
          </table:table-cell>
          <table:table-cell table:style-name="Таблица1.B1292" office:value-type="string">
            <text:p text:style-name="P51">Свежий, новый, пресный</text:p>
          </table:table-cell>
        </table:table-row>
        <table:table-row table:style-name="Таблица1.1128">
          <table:table-cell table:style-name="Таблица1.A1382" office:value-type="string">
            <text:p text:style-name="P42">1392)true</text:p>
            <text:p text:style-name="P42"/>
            <text:p text:style-name="P35">[truː]</text:p>
          </table:table-cell>
          <table:table-cell table:style-name="Таблица1.B1292" office:value-type="string">
            <text:p text:style-name="P51">Правильный, правдивый, подлинный</text:p>
          </table:table-cell>
        </table:table-row>
        <table:table-row table:style-name="Таблица1.1128">
          <table:table-cell table:style-name="Таблица1.A1383" office:value-type="string">
            <text:p text:style-name="P42">1393)back</text:p>
            <text:p text:style-name="P42"/>
            <text:p text:style-name="P35">[bæk]</text:p>
          </table:table-cell>
          <table:table-cell table:style-name="Таблица1.B1292" office:value-type="string">
            <text:p text:style-name="P51">Назад, обратная сторона, обратный</text:p>
          </table:table-cell>
        </table:table-row>
        <table:table-row table:style-name="Таблица1.1128">
          <table:table-cell table:style-name="Таблица1.A1384" office:value-type="string">
            <text:p text:style-name="P42">1394)friend</text:p>
            <text:p text:style-name="P42"/>
            <text:p text:style-name="P35">[frend]</text:p>
          </table:table-cell>
          <table:table-cell table:style-name="Таблица1.B1292" office:value-type="string">
            <text:p text:style-name="P51">Друг</text:p>
          </table:table-cell>
        </table:table-row>
        <table:table-row table:style-name="Таблица1.1128">
          <table:table-cell table:style-name="Таблица1.A1385" office:value-type="string">
            <text:p text:style-name="P42">1395)front</text:p>
            <text:p text:style-name="P42"/>
            <text:p text:style-name="P35">[frʌnt]</text:p>
          </table:table-cell>
          <table:table-cell table:style-name="Таблица1.B1292" office:value-type="string">
            <text:p text:style-name="P51">Фасад, передняя часть</text:p>
          </table:table-cell>
        </table:table-row>
        <text:soft-page-break/>
        <table:table-row table:style-name="Таблица1.1128">
          <table:table-cell table:style-name="Таблица1.A1386" office:value-type="string">
            <text:p text:style-name="P44">1396)fulfil</text:p>
            <text:p text:style-name="P42"/>
            <text:p text:style-name="P38">[ful'fɪl]</text:p>
          </table:table-cell>
          <table:table-cell table:style-name="Таблица1.B1292" office:value-type="string">
            <text:p text:style-name="P51">Исполнять, делать</text:p>
          </table:table-cell>
        </table:table-row>
        <table:table-row table:style-name="Таблица1.1128">
          <table:table-cell table:style-name="Таблица1.A1387" office:value-type="string">
            <text:p text:style-name="P42">1397)fur</text:p>
            <text:p text:style-name="P42"/>
            <text:p text:style-name="P38">[fɜː]</text:p>
          </table:table-cell>
          <table:table-cell table:style-name="Таблица1.B1292" office:value-type="string">
            <text:p text:style-name="P51">Мех, шерсть</text:p>
          </table:table-cell>
        </table:table-row>
        <table:table-row table:style-name="Таблица1.1128">
          <table:table-cell table:style-name="Таблица1.A1388" office:value-type="string">
            <text:p text:style-name="P44">1398)fusion</text:p>
            <text:p text:style-name="P42"/>
            <text:p text:style-name="P38">[ˈfjuːʒ(ə)n]</text:p>
          </table:table-cell>
          <table:table-cell table:style-name="Таблица1.B1292" office:value-type="string">
            <text:p text:style-name="P51">Сплав, слияние, объединение</text:p>
          </table:table-cell>
        </table:table-row>
        <table:table-row table:style-name="Таблица1.1128">
          <table:table-cell table:style-name="Таблица1.A1389" office:value-type="string">
            <text:p text:style-name="P42">1399)gallery</text:p>
            <text:p text:style-name="P42"/>
            <text:p text:style-name="P35">[ˈgæl(ə)rɪ]</text:p>
          </table:table-cell>
          <table:table-cell table:style-name="Таблица1.B1292" office:value-type="string">
            <text:p text:style-name="P51">Галерея</text:p>
          </table:table-cell>
        </table:table-row>
        <table:table-row table:style-name="Таблица1.1128">
          <table:table-cell table:style-name="Таблица1.A1390" office:value-type="string">
            <text:p text:style-name="P42">1400)garage</text:p>
            <text:p text:style-name="P42"/>
            <text:p text:style-name="P35">[ˈgærɑːʒ]</text:p>
          </table:table-cell>
          <table:table-cell table:style-name="Таблица1.B1292" office:value-type="string">
            <text:p text:style-name="P51">Гараж</text:p>
          </table:table-cell>
        </table:table-row>
        <table:table-row table:style-name="Таблица1.1128">
          <table:table-cell table:style-name="Таблица1.A1391" office:value-type="string">
            <text:p text:style-name="P42">1401)gas</text:p>
            <text:p text:style-name="P42"/>
            <text:p text:style-name="P35">[gæs]</text:p>
          </table:table-cell>
          <table:table-cell table:style-name="Таблица1.B1292" office:value-type="string">
            <text:p text:style-name="P51">Газ, газы, газовый</text:p>
          </table:table-cell>
        </table:table-row>
        <table:table-row table:style-name="Таблица1.1128">
          <table:table-cell table:style-name="Таблица1.A1392" office:value-type="string">
            <text:p text:style-name="P44">1402)certain</text:p>
            <text:p text:style-name="P42"/>
            <text:p text:style-name="P38">[ˈsɜːt(ə)n]</text:p>
          </table:table-cell>
          <table:table-cell table:style-name="Таблица1.B1292" office:value-type="string">
            <text:p text:style-name="P51">Некоторый, определённый, уверенный</text:p>
          </table:table-cell>
        </table:table-row>
        <table:table-row table:style-name="Таблица1.1128">
          <table:table-cell table:style-name="Таблица1.A1393" office:value-type="string">
            <text:p text:style-name="P42">1403)over</text:p>
            <text:p text:style-name="P42"/>
            <text:p text:style-name="P35">[ˈəuvə]</text:p>
          </table:table-cell>
          <table:table-cell table:style-name="Таблица1.B1292" office:value-type="string">
            <text:p text:style-name="P28"/>
            <text:p text:style-name="P28"/>
            <text:p text:style-name="P28">Над, более (временное значение), через (указывает на положение поперёк чего-л.). Новый мост через реку</text:p>
          </table:table-cell>
        </table:table-row>
        <table:table-row table:style-name="Таблица1.1128">
          <table:table-cell table:style-name="Таблица1.A1394" office:value-type="string">
            <text:p text:style-name="P44">1404)general</text:p>
            <text:p text:style-name="P42"/>
            <text:p text:style-name="P38">[ˈʤen(ə)r(ə)l]</text:p>
          </table:table-cell>
          <table:table-cell table:style-name="Таблица1.B1292" office:value-type="string">
            <text:p text:style-name="P51">Общий, главный, генерал</text:p>
          </table:table-cell>
        </table:table-row>
        <text:soft-page-break/>
        <table:table-row table:style-name="Таблица1.1128">
          <table:table-cell table:style-name="Таблица1.A1395" office:value-type="string">
            <text:p text:style-name="P42">1405)genetics</text:p>
            <text:p text:style-name="P42"/>
            <text:p text:style-name="P35">[ʤɪˈnetɪks]</text:p>
          </table:table-cell>
          <table:table-cell table:style-name="Таблица1.B1292" office:value-type="string">
            <text:p text:style-name="P51">Генетика</text:p>
          </table:table-cell>
        </table:table-row>
        <table:table-row table:style-name="Таблица1.1128">
          <table:table-cell table:style-name="Таблица1.A1396" office:value-type="string">
            <text:p text:style-name="P44">1406)gentleman</text:p>
            <text:p text:style-name="P42"/>
            <text:p text:style-name="P38">['ʤentlmən]</text:p>
          </table:table-cell>
          <table:table-cell table:style-name="Таблица1.B1292" office:value-type="string">
            <text:p text:style-name="P51">Джентльмен </text:p>
          </table:table-cell>
        </table:table-row>
        <table:table-row table:style-name="Таблица1.1128">
          <table:table-cell table:style-name="Таблица1.A1397" office:value-type="string">
            <text:p text:style-name="P42">1407)<text:span text:style-name="T33">geographer</text:span></text:p>
            <text:p text:style-name="P42"/>
            <text:p text:style-name="P38">[ʤɪ'ɔgrəfə]</text:p>
          </table:table-cell>
          <table:table-cell table:style-name="Таблица1.B1292" office:value-type="string">
            <text:p text:style-name="P51">Географ</text:p>
          </table:table-cell>
        </table:table-row>
        <table:table-row table:style-name="Таблица1.1128">
          <table:table-cell table:style-name="Таблица1.A1398" office:value-type="string">
            <text:p text:style-name="P42">1408)gesture</text:p>
            <text:p text:style-name="P42"/>
            <text:p text:style-name="P35">[ˈʤesʧə]</text:p>
          </table:table-cell>
          <table:table-cell table:style-name="Таблица1.B1292" office:value-type="string">
            <text:p text:style-name="P51">Жест, поступок</text:p>
          </table:table-cell>
        </table:table-row>
        <table:table-row table:style-name="Таблица1.1128">
          <table:table-cell table:style-name="Таблица1.A1399" office:value-type="string">
            <text:p text:style-name="P42">1409)gigantic</text:p>
            <text:p text:style-name="P42"/>
            <text:p text:style-name="P35">[ˌʤaɪˈgæntɪk]</text:p>
          </table:table-cell>
          <table:table-cell table:style-name="Таблица1.B1292" office:value-type="string">
            <text:p text:style-name="P51">Гигантский</text:p>
          </table:table-cell>
        </table:table-row>
        <table:table-row table:style-name="Таблица1.1128">
          <table:table-cell table:style-name="Таблица1.A1400" office:value-type="string">
            <text:p text:style-name="P42">1410)globe</text:p>
            <text:p text:style-name="P42"/>
            <text:p text:style-name="P35">[ˈgləub]</text:p>
          </table:table-cell>
          <table:table-cell table:style-name="Таблица1.B1292" office:value-type="string">
            <text:p text:style-name="P51">Шар, земной шар, глобус</text:p>
          </table:table-cell>
        </table:table-row>
        <table:table-row table:style-name="Таблица1.1128">
          <table:table-cell table:style-name="Таблица1.A1401" office:value-type="string">
            <text:p text:style-name="P42">1411)gong</text:p>
            <text:p text:style-name="P42"/>
            <text:p text:style-name="P35">[gɔŋ]</text:p>
          </table:table-cell>
          <table:table-cell table:style-name="Таблица1.B1292" office:value-type="string">
            <text:p text:style-name="P51">Гонг, медаль</text:p>
          </table:table-cell>
        </table:table-row>
        <table:table-row table:style-name="Таблица1.1128">
          <table:table-cell table:style-name="Таблица1.A1402" office:value-type="string">
            <text:p text:style-name="P42">1412)w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Весь, все, итог, целый, целое, здоровый, невредимый</text:p>
          </table:table-cell>
        </table:table-row>
        <table:table-row table:style-name="Таблица1.1128">
          <table:table-cell table:style-name="Таблица1.A1403" office:value-type="string">
            <text:p text:style-name="P42">1413)sometimes</text:p>
            <text:p text:style-name="P42"/>
            <text:p text:style-name="P35">[ˈsʌmtaɪmz]</text:p>
          </table:table-cell>
          <table:table-cell table:style-name="Таблица1.B1292" office:value-type="string">
            <text:p text:style-name="P51">Иногда</text:p>
          </table:table-cell>
        </table:table-row>
        <table:table-row table:style-name="Таблица1.1128">
          <table:table-cell table:style-name="Таблица1.A1404" office:value-type="string">
            <text:p text:style-name="P42"><text:span text:style-name="T33">1414)</text:span><text:bookmark text:name="__DdeLink__13953_1017048702"/><text:span text:style-name="T33">gradation</text:span></text:p>
            <text:p text:style-name="P42"/>
            <text:p text:style-name="P38">[grəˈdeɪʃ(ə)n]</text:p>
          </table:table-cell>
          <table:table-cell table:style-name="Таблица1.B1292" office:value-type="string">
            <text:p text:style-name="P51">Градация</text:p>
          </table:table-cell>
        </table:table-row>
        <text:soft-page-break/>
        <table:table-row table:style-name="Таблица1.1128">
          <table:table-cell table:style-name="Таблица1.A1405" office:value-type="string">
            <text:p text:style-name="P42">1415)grammar</text:p>
            <text:p text:style-name="P42"/>
            <text:p text:style-name="P35">[ˈgræmə]</text:p>
          </table:table-cell>
          <table:table-cell table:style-name="Таблица1.B1292" office:value-type="string">
            <text:p text:style-name="P51">Грамматика</text:p>
          </table:table-cell>
        </table:table-row>
        <table:table-row table:style-name="Таблица1.1128">
          <table:table-cell table:style-name="Таблица1.A1406" office:value-type="string">
            <text:p text:style-name="P42">1416)granite</text:p>
            <text:p text:style-name="P42"/>
            <text:p text:style-name="P35">[ˈgrænɪt]</text:p>
          </table:table-cell>
          <table:table-cell table:style-name="Таблица1.B1292" office:value-type="string">
            <text:p text:style-name="P51">Гранит</text:p>
          </table:table-cell>
        </table:table-row>
        <table:table-row table:style-name="Таблица1.1128">
          <table:table-cell table:style-name="Таблица1.A1407" office:value-type="string">
            <text:p text:style-name="P42">1417)graphic</text:p>
            <text:p text:style-name="P42"/>
            <text:p text:style-name="P35">[ˈgræfɪk]</text:p>
          </table:table-cell>
          <table:table-cell table:style-name="Таблица1.B1292" office:value-type="string">
            <text:p text:style-name="P51">Графика, графический</text:p>
          </table:table-cell>
        </table:table-row>
        <table:table-row table:style-name="Таблица1.1128">
          <table:table-cell table:style-name="Таблица1.A1408" office:value-type="string">
            <text:p text:style-name="P44">1418)gravitation</text:p>
            <text:p text:style-name="P42"/>
            <text:p text:style-name="P38">[ˌgrævɪˈteɪʃ(ə)n]</text:p>
          </table:table-cell>
          <table:table-cell table:style-name="Таблица1.B1292" office:value-type="string">
            <text:p text:style-name="P51">Гравитация</text:p>
          </table:table-cell>
        </table:table-row>
        <table:table-row table:style-name="Таблица1.1128">
          <table:table-cell table:style-name="Таблица1.A1409" office:value-type="string">
            <text:p text:style-name="P42">1419)grill</text:p>
            <text:p text:style-name="P42"/>
            <text:p text:style-name="P35">[grɪl]</text:p>
          </table:table-cell>
          <table:table-cell table:style-name="Таблица1.B1292" office:value-type="string">
            <text:p text:style-name="P51">Гриль, решётка</text:p>
          </table:table-cell>
        </table:table-row>
        <table:table-row table:style-name="Таблица1.1128">
          <table:table-cell table:style-name="Таблица1.A1410" office:value-type="string">
            <text:p text:style-name="P42">1420)guaranty</text:p>
            <text:p text:style-name="P42"/>
            <text:p text:style-name="P35">[ˈgær(ə)ntɪ]</text:p>
          </table:table-cell>
          <table:table-cell table:style-name="Таблица1.B1292" office:value-type="string">
            <text:p text:style-name="P51">Гарантия</text:p>
          </table:table-cell>
        </table:table-row>
        <table:table-row table:style-name="Таблица1.1128">
          <table:table-cell table:style-name="Таблица1.A1411" office:value-type="string">
            <text:p text:style-name="P42">1421)guitar</text:p>
            <text:p text:style-name="P42"/>
            <text:p text:style-name="P35">[gɪˈtɑː]</text:p>
          </table:table-cell>
          <table:table-cell table:style-name="Таблица1.B1292" office:value-type="string">
            <text:p text:style-name="P51">Гитара</text:p>
          </table:table-cell>
        </table:table-row>
        <table:table-row table:style-name="Таблица1.1128">
          <table:table-cell table:style-name="Таблица1.A1412" office:value-type="string">
            <text:p text:style-name="P44">1422)national</text:p>
            <text:p text:style-name="P42"/>
            <text:p text:style-name="P38">[ˈnæʃ(ə)n(ə)l]</text:p>
          </table:table-cell>
          <table:table-cell table:style-name="Таблица1.B1292" office:value-type="string">
            <text:p text:style-name="P51">Национальный, государственный</text:p>
          </table:table-cell>
        </table:table-row>
        <table:table-row table:style-name="Таблица1.1128">
          <table:table-cell table:style-name="Таблица1.A1413" office:value-type="string">
            <text:p text:style-name="P42">1423)<text:bookmark text:name="__DdeLink__14015_1155058615"/>already</text:p>
            <text:p text:style-name="P42"/>
            <text:p text:style-name="P35">[ɔːlˈredɪ]</text:p>
          </table:table-cell>
          <table:table-cell table:style-name="Таблица1.B1292" office:value-type="string">
            <text:p text:style-name="P51">Уже</text:p>
          </table:table-cell>
        </table:table-row>
        <table:table-row table:style-name="Таблица1.1128">
          <table:table-cell table:style-name="Таблица1.A1414" office:value-type="string">
            <text:p text:style-name="P44">1424)gymnastic</text:p>
            <text:p text:style-name="P42"/>
            <text:p text:style-name="P38">[ʤɪm'næstɪk]</text:p>
          </table:table-cell>
          <table:table-cell table:style-name="Таблица1.B1292" office:value-type="string">
            <text:p text:style-name="P51">Упражнение, гимнастический</text:p>
          </table:table-cell>
        </table:table-row>
        <text:soft-page-break/>
        <table:table-row table:style-name="Таблица1.1128">
          <table:table-cell table:style-name="Таблица1.A1415" office:value-type="string">
            <text:p text:style-name="P42">1425)<text:span text:style-name="T33">game</text:span></text:p>
            <text:p text:style-name="P42"/>
            <text:p text:style-name="P38">[geɪm]</text:p>
          </table:table-cell>
          <table:table-cell table:style-name="Таблица1.B1292" office:value-type="string">
            <text:p text:style-name="P51">Игра</text:p>
          </table:table-cell>
        </table:table-row>
        <table:table-row table:style-name="Таблица1.1128">
          <table:table-cell table:style-name="Таблица1.A1416" office:value-type="string">
            <text:p text:style-name="P42">1426)gap</text:p>
            <text:p text:style-name="P42"/>
            <text:p text:style-name="P35">[gæp]</text:p>
          </table:table-cell>
          <table:table-cell table:style-name="Таблица1.B1292" office:value-type="string">
            <text:p text:style-name="P51">Пробел, брешь</text:p>
          </table:table-cell>
        </table:table-row>
        <table:table-row table:style-name="Таблица1.1128">
          <table:table-cell table:style-name="Таблица1.A1417" office:value-type="string">
            <text:p text:style-name="P42">1427)garbage</text:p>
            <text:p text:style-name="P42"/>
            <text:p text:style-name="P35">[ˈgɑːbɪʤ]</text:p>
          </table:table-cell>
          <table:table-cell table:style-name="Таблица1.B1292" office:value-type="string">
            <text:p text:style-name="P51">Мусор, отбросы</text:p>
          </table:table-cell>
        </table:table-row>
        <table:table-row table:style-name="Таблица1.1128">
          <table:table-cell table:style-name="Таблица1.A1418" office:value-type="string">
            <text:p text:style-name="P42">1428)gate</text:p>
            <text:p text:style-name="P42"/>
            <text:p text:style-name="P35">[geɪt]</text:p>
          </table:table-cell>
          <table:table-cell table:style-name="Таблица1.B1292" office:value-type="string">
            <text:p text:style-name="P51">Ворота</text:p>
          </table:table-cell>
        </table:table-row>
        <table:table-row table:style-name="Таблица1.1128">
          <table:table-cell table:style-name="Таблица1.A1419" office:value-type="string">
            <text:p text:style-name="P42">1429)gay</text:p>
            <text:p text:style-name="P42"/>
            <text:p text:style-name="P35">[geɪ]</text:p>
          </table:table-cell>
          <table:table-cell table:style-name="Таблица1.B1292" office:value-type="string">
            <text:p text:style-name="P51">Весёлый, беспутный</text:p>
          </table:table-cell>
        </table:table-row>
        <table:table-row table:style-name="Таблица1.1128">
          <table:table-cell table:style-name="Таблица1.A1420" office:value-type="string">
            <text:p text:style-name="P42">1430)giggle</text:p>
            <text:p text:style-name="P42"/>
            <text:p text:style-name="P35">[ˈgɪgl]</text:p>
          </table:table-cell>
          <table:table-cell table:style-name="Таблица1.B1292" office:value-type="string">
            <text:p text:style-name="P51">Хихихать</text:p>
          </table:table-cell>
        </table:table-row>
        <table:table-row table:style-name="Таблица1.1128">
          <table:table-cell table:style-name="Таблица1.A1421" office:value-type="string">
            <text:p text:style-name="P44">1431)glance</text:p>
            <text:p text:style-name="P42"/>
            <text:p text:style-name="P38">[glɑːn(t)s]</text:p>
          </table:table-cell>
          <table:table-cell table:style-name="Таблица1.B1292" office:value-type="string">
            <text:p text:style-name="P51">Взглянуть</text:p>
          </table:table-cell>
        </table:table-row>
        <table:table-row table:style-name="Таблица1.1128">
          <table:table-cell table:style-name="Таблица1.A1422" office:value-type="string">
            <text:p text:style-name="P42">1432)next</text:p>
            <text:p text:style-name="P42"/>
            <text:p text:style-name="P35">[nekst]</text:p>
          </table:table-cell>
          <table:table-cell table:style-name="Таблица1.B1292" office:value-type="string">
            <text:p text:style-name="P51">Следующий, затем, соседний, рядом, будущий, снова</text:p>
          </table:table-cell>
        </table:table-row>
        <table:table-row table:style-name="Таблица1.1128">
          <table:table-cell table:style-name="Таблица1.A1423" office:value-type="string">
            <text:p text:style-name="P42">1433)through</text:p>
            <text:p text:style-name="P42"/>
            <text:p text:style-name="P35">[θruː]</text:p>
          </table:table-cell>
          <table:table-cell table:style-name="Таблица1.B1292" office:value-type="string">
            <text:p text:style-name="P28"/>
            <text:p text:style-name="P28"/>
            <text:p text:style-name="P28">Через, сквозь. Он проник через окно. На протяжение (временное значение). Не can speak through hours. <text:span text:style-name="T33">=&gt; </text:span>Он<text:span text:style-name="T33"> </text:span>может<text:span text:style-name="T33"> </text:span>говорить<text:span text:style-name="T33"> </text:span>часами<text:span text:style-name="T33">. </text:span>Не<text:span text:style-name="T33"> can do it Monday through Friday. </text:span>=&gt; Он может делать это начиная с понедельника и до пятницы.</text:p>
          </table:table-cell>
        </table:table-row>
        <text:soft-page-break/>
        <table:table-row table:style-name="Таблица1.1128">
          <table:table-cell table:style-name="Таблица1.A1424" office:value-type="string">
            <text:p text:style-name="P42">1434)gloom</text:p>
            <text:p text:style-name="P42"/>
            <text:p text:style-name="P35">[gluːm]</text:p>
          </table:table-cell>
          <table:table-cell table:style-name="Таблица1.B1292" office:value-type="string">
            <text:p text:style-name="P51">Уныние, мрак</text:p>
          </table:table-cell>
        </table:table-row>
        <table:table-row table:style-name="Таблица1.1128">
          <table:table-cell table:style-name="Таблица1.A1425" office:value-type="string">
            <text:p text:style-name="P42">1435)glory</text:p>
            <text:p text:style-name="P42"/>
            <text:p text:style-name="P35">[ˈglɔːrɪ]</text:p>
          </table:table-cell>
          <table:table-cell table:style-name="Таблица1.B1292" office:value-type="string">
            <text:p text:style-name="P51">Слава</text:p>
          </table:table-cell>
        </table:table-row>
        <table:table-row table:style-name="Таблица1.1128">
          <table:table-cell table:style-name="Таблица1.A1426" office:value-type="string">
            <text:p text:style-name="P44">1436)good will</text:p>
            <text:p text:style-name="P42"/>
            <text:p text:style-name="P38">[gud'wɪl]</text:p>
          </table:table-cell>
          <table:table-cell table:style-name="Таблица1.B1292" office:value-type="string">
            <text:p text:style-name="P51">Добрая воля</text:p>
          </table:table-cell>
        </table:table-row>
        <table:table-row table:style-name="Таблица1.1128">
          <table:table-cell table:style-name="Таблица1.A1427" office:value-type="string">
            <text:p text:style-name="P42">1437)<text:span text:style-name="T33">government</text:span></text:p>
            <text:p text:style-name="P42"/>
            <text:p text:style-name="P38">['gʌv(ə)nmənt]</text:p>
          </table:table-cell>
          <table:table-cell table:style-name="Таблица1.B1292" office:value-type="string">
            <text:p text:style-name="P51">Правительство</text:p>
          </table:table-cell>
        </table:table-row>
        <table:table-row table:style-name="Таблица1.1128">
          <table:table-cell table:style-name="Таблица1.A1428" office:value-type="string">
            <text:p text:style-name="P42">1438)grain</text:p>
            <text:p text:style-name="P42"/>
            <text:p text:style-name="P35">[greɪn]</text:p>
          </table:table-cell>
          <table:table-cell table:style-name="Таблица1.B1292" office:value-type="string">
            <text:p text:style-name="P51">Зерно, крупинка</text:p>
          </table:table-cell>
        </table:table-row>
        <table:table-row table:style-name="Таблица1.1128">
          <table:table-cell table:style-name="Таблица1.A1429" office:value-type="string">
            <text:p text:style-name="P42">1439)grocer</text:p>
            <text:p text:style-name="P42"/>
            <text:p text:style-name="P35">[ˈgrəusə]</text:p>
          </table:table-cell>
          <table:table-cell table:style-name="Таблица1.B1292" office:value-type="string">
            <text:p text:style-name="P51">Бакалейщик</text:p>
          </table:table-cell>
        </table:table-row>
        <table:table-row table:style-name="Таблица1.1128">
          <table:table-cell table:style-name="Таблица1.A1430" office:value-type="string">
            <text:p text:style-name="P42">1440)growth</text:p>
            <text:p text:style-name="P42"/>
            <text:p text:style-name="P35">[grəuθ]</text:p>
          </table:table-cell>
          <table:table-cell table:style-name="Таблица1.B1292" office:value-type="string">
            <text:p text:style-name="P51">Рост, развитие</text:p>
          </table:table-cell>
        </table:table-row>
        <table:table-row table:style-name="Таблица1.1128">
          <table:table-cell table:style-name="Таблица1.A1431" office:value-type="string">
            <text:p text:style-name="P42">1441)guard</text:p>
            <text:p text:style-name="P42"/>
            <text:p text:style-name="P35">[gɑːd]</text:p>
          </table:table-cell>
          <table:table-cell table:style-name="Таблица1.B1292" office:value-type="string">
            <text:p text:style-name="P51">Охрана, охранять, сторожевой</text:p>
          </table:table-cell>
        </table:table-row>
        <table:table-row table:style-name="Таблица1.1128">
          <table:table-cell table:style-name="Таблица1.A1432" office:value-type="string">
            <text:p text:style-name="P42">1442)best</text:p>
            <text:p text:style-name="P42"/>
            <text:p text:style-name="P35">[best]</text:p>
          </table:table-cell>
          <table:table-cell table:style-name="Таблица1.B1292" office:value-type="string">
            <text:p text:style-name="P51">Превосходная степень от well и good. Лучший, больший</text:p>
          </table:table-cell>
        </table:table-row>
        <table:table-row table:style-name="Таблица1.1128">
          <table:table-cell table:style-name="Таблица1.A1433" office:value-type="string">
            <text:p text:style-name="P42">1443)before</text:p>
            <text:p text:style-name="P42"/>
            <text:p text:style-name="P35">[bɪˈfɔː]</text:p>
          </table:table-cell>
          <table:table-cell table:style-name="Таблица1.B1292" office:value-type="string">
            <text:p text:style-name="P51"/>
            <text:p text:style-name="P51"/>
            <text:p text:style-name="P51"><text:s/>До, перед (каким-либо <text:s/>промежутком времени или действием). До трех часов они не работали. Впереди, раньше.</text:p>
          </table:table-cell>
        </table:table-row>
        <text:soft-page-break/>
        <table:table-row table:style-name="Таблица1.1128">
          <table:table-cell table:style-name="Таблица1.A1434" office:value-type="string">
            <text:p text:style-name="P42">1444)guess</text:p>
            <text:p text:style-name="P42"/>
            <text:p text:style-name="P35">[ges]</text:p>
          </table:table-cell>
          <table:table-cell table:style-name="Таблица1.B1292" office:value-type="string">
            <text:p text:style-name="P51">Угадывать</text:p>
          </table:table-cell>
        </table:table-row>
        <table:table-row table:style-name="Таблица1.1128">
          <table:table-cell table:style-name="Таблица1.A1435" office:value-type="string">
            <text:p text:style-name="P42">1445)gun</text:p>
            <text:p text:style-name="P42"/>
            <text:p text:style-name="P35">[gʌn]</text:p>
          </table:table-cell>
          <table:table-cell table:style-name="Таблица1.B1292" office:value-type="string">
            <text:p text:style-name="P51">Ружьё, пистолет, пушка, оружие</text:p>
          </table:table-cell>
        </table:table-row>
        <table:table-row table:style-name="Таблица1.1128">
          <table:table-cell table:style-name="Таблица1.A1436" office:value-type="string">
            <text:p text:style-name="P42">1446)harpoon</text:p>
            <text:p text:style-name="P42"/>
            <text:p text:style-name="P35">[ˌhɑːˈpuːn]</text:p>
          </table:table-cell>
          <table:table-cell table:style-name="Таблица1.B1292" office:value-type="string">
            <text:p text:style-name="P51">Гарпун</text:p>
          </table:table-cell>
        </table:table-row>
        <table:table-row table:style-name="Таблица1.1128">
          <table:table-cell table:style-name="Таблица1.A1437" office:value-type="string">
            <text:p text:style-name="P42">1447)H-bomb</text:p>
            <text:p text:style-name="P42"/>
            <text:p text:style-name="P35">[ˈeɪʧbɔm]</text:p>
          </table:table-cell>
          <table:table-cell table:style-name="Таблица1.B1292" office:value-type="string">
            <text:p text:style-name="P51">Водородная бомба</text:p>
          </table:table-cell>
        </table:table-row>
        <table:table-row table:style-name="Таблица1.1128">
          <table:table-cell table:style-name="Таблица1.A1438" office:value-type="string">
            <text:p text:style-name="P42">1448)hectare</text:p>
            <text:p text:style-name="P42"/>
            <text:p text:style-name="P35">[ˈhektɛə]</text:p>
          </table:table-cell>
          <table:table-cell table:style-name="Таблица1.B1292" office:value-type="string">
            <text:p text:style-name="P51">Гектар</text:p>
          </table:table-cell>
        </table:table-row>
        <table:table-row table:style-name="Таблица1.1128">
          <table:table-cell table:style-name="Таблица1.A1439" office:value-type="string">
            <text:p text:style-name="P42">1449)helicopter</text:p>
            <text:p text:style-name="P42"/>
            <text:p text:style-name="P35">[ˈhelɪkɔptə]</text:p>
          </table:table-cell>
          <table:table-cell table:style-name="Таблица1.B1292" office:value-type="string">
            <text:p text:style-name="P51">Вертолёт</text:p>
          </table:table-cell>
        </table:table-row>
        <table:table-row table:style-name="Таблица1.1128">
          <table:table-cell table:style-name="Таблица1.A1440" office:value-type="string">
            <text:p text:style-name="P42">1450)herbarium</text:p>
            <text:p text:style-name="P42"/>
            <text:p text:style-name="P35">[hɜːˈbɛərɪəm]</text:p>
          </table:table-cell>
          <table:table-cell table:style-name="Таблица1.B1292" office:value-type="string">
            <text:p text:style-name="P51">Гербарий</text:p>
          </table:table-cell>
        </table:table-row>
        <table:table-row table:style-name="Таблица1.1128">
          <table:table-cell table:style-name="Таблица1.A1441" office:value-type="string">
            <text:p text:style-name="P42">1451)hero</text:p>
            <text:p text:style-name="P42"/>
            <text:p text:style-name="P35">[ˈhɪərəu]</text:p>
          </table:table-cell>
          <table:table-cell table:style-name="Таблица1.B1292" office:value-type="string">
            <text:p text:style-name="P51">Герой</text:p>
          </table:table-cell>
        </table:table-row>
        <table:table-row table:style-name="Таблица1.1128">
          <table:table-cell table:style-name="Таблица1.A1442" office:value-type="string">
            <text:p text:style-name="P42">1452)heroism</text:p>
            <text:p text:style-name="P42"/>
            <text:p text:style-name="P35">[ˈherəuɪz(ə)m]</text:p>
          </table:table-cell>
          <table:table-cell table:style-name="Таблица1.B1292" office:value-type="string">
            <text:p text:style-name="P51">Героизм</text:p>
          </table:table-cell>
        </table:table-row>
        <table:table-row table:style-name="Таблица1.1128">
          <table:table-cell table:style-name="Таблица1.A1443" office:value-type="string">
            <text:p text:style-name="P42">1453)hippodrome</text:p>
            <text:p text:style-name="P42"/>
            <text:p text:style-name="P35">[ˈhɪpədrəum]</text:p>
          </table:table-cell>
          <table:table-cell table:style-name="Таблица1.B1292" office:value-type="string">
            <text:p text:style-name="P51">Ипподром</text:p>
          </table:table-cell>
        </table:table-row>
        <text:soft-page-break/>
        <table:table-row table:style-name="Таблица1.1128">
          <table:table-cell table:style-name="Таблица1.A1444" office:value-type="string">
            <text:p text:style-name="P44">1454)historic</text:p>
            <text:p text:style-name="P42"/>
            <text:p text:style-name="P38">[hɪs'tɔrɪk]</text:p>
          </table:table-cell>
          <table:table-cell table:style-name="Таблица1.B1292" office:value-type="string">
            <text:p text:style-name="P51">Исторический</text:p>
          </table:table-cell>
        </table:table-row>
        <table:table-row table:style-name="Таблица1.1128">
          <table:table-cell table:style-name="Таблица1.A1445" office:value-type="string">
            <text:p text:style-name="P42">1455)<text:span text:style-name="T33">history</text:span></text:p>
            <text:p text:style-name="P42"/>
            <text:p text:style-name="P38">['hɪst(ə)rɪ]</text:p>
          </table:table-cell>
          <table:table-cell table:style-name="Таблица1.B1292" office:value-type="string">
            <text:p text:style-name="P51">История</text:p>
          </table:table-cell>
        </table:table-row>
        <table:table-row table:style-name="Таблица1.1128">
          <table:table-cell table:style-name="Таблица1.A1446" office:value-type="string">
            <text:p text:style-name="P42">1456)hobby</text:p>
            <text:p text:style-name="P42"/>
            <text:p text:style-name="P35">[ˈhɔbɪ]</text:p>
          </table:table-cell>
          <table:table-cell table:style-name="Таблица1.B1292" office:value-type="string">
            <text:p text:style-name="P51">Хобби</text:p>
          </table:table-cell>
        </table:table-row>
        <table:table-row table:style-name="Таблица1.1128">
          <table:table-cell table:style-name="Таблица1.A1447" office:value-type="string">
            <text:p text:style-name="P42">1457)hockey</text:p>
            <text:p text:style-name="P42"/>
            <text:p text:style-name="P35">[ˈhɔkɪ]</text:p>
          </table:table-cell>
          <table:table-cell table:style-name="Таблица1.B1292" office:value-type="string">
            <text:p text:style-name="P51">Хоккей</text:p>
          </table:table-cell>
        </table:table-row>
        <table:table-row table:style-name="Таблица1.1128">
          <table:table-cell table:style-name="Таблица1.A1448" office:value-type="string">
            <text:p text:style-name="P44">1458)horizontal</text:p>
            <text:p text:style-name="P42"/>
            <text:p text:style-name="P38">[ˌhɔrɪˈzɔnt(ə)l]</text:p>
          </table:table-cell>
          <table:table-cell table:style-name="Таблица1.B1292" office:value-type="string">
            <text:p text:style-name="P51">Горизонтальный</text:p>
          </table:table-cell>
        </table:table-row>
        <table:table-row table:style-name="Таблица1.1128">
          <table:table-cell table:style-name="Таблица1.A1449" office:value-type="string">
            <text:p text:style-name="P42">1459)human</text:p>
            <text:p text:style-name="P42"/>
            <text:p text:style-name="P35">[ˈhjuːmən]</text:p>
          </table:table-cell>
          <table:table-cell table:style-name="Таблица1.B1292" office:value-type="string">
            <text:p text:style-name="P51">Человек, человеческий</text:p>
          </table:table-cell>
        </table:table-row>
        <table:table-row table:style-name="Таблица1.1128">
          <table:table-cell table:style-name="Таблица1.A1450" office:value-type="string">
            <text:p text:style-name="P44">1460)humorist</text:p>
            <text:p text:style-name="P42"/>
            <text:p text:style-name="P38">[ˈhjuːm(ə)rɪst]</text:p>
          </table:table-cell>
          <table:table-cell table:style-name="Таблица1.B1292" office:value-type="string">
            <text:p text:style-name="P51">Юморист</text:p>
          </table:table-cell>
        </table:table-row>
        <table:table-row table:style-name="Таблица1.1128">
          <table:table-cell table:style-name="Таблица1.A1451" office:value-type="string">
            <text:p text:style-name="P42">1461)hypnosis</text:p>
            <text:p text:style-name="P42"/>
            <text:p text:style-name="P35">[hɪpˈnəusɪs]</text:p>
          </table:table-cell>
          <table:table-cell table:style-name="Таблица1.B1292" office:value-type="string">
            <text:p text:style-name="P51">Гипноз</text:p>
          </table:table-cell>
        </table:table-row>
        <table:table-row table:style-name="Таблица1.1128">
          <table:table-cell table:style-name="Таблица1.A1452" office:value-type="string">
            <text:p text:style-name="P42">1462)white</text:p>
            <text:p text:style-name="P42"/>
            <text:p text:style-name="P35">[(h)waɪt]</text:p>
          </table:table-cell>
          <table:table-cell table:style-name="Таблица1.B1292" office:value-type="string">
            <text:p text:style-name="P51">Прозрачный, чистый</text:p>
          </table:table-cell>
        </table:table-row>
        <table:table-row table:style-name="Таблица1.1128">
          <table:table-cell table:style-name="Таблица1.A1453" office:value-type="string">
            <text:p text:style-name="P42">1463)<text:bookmark text:name="__DdeLink__14331_1575266023"/>around</text:p>
            <text:p text:style-name="P42"/>
            <text:p text:style-name="P35">[əˈraund]</text:p>
          </table:table-cell>
          <table:table-cell table:style-name="Таблица1.B1292" office:value-type="string">
            <text:p text:style-name="P51">Вокруг, всюду, около, приблизительно, по, за</text:p>
          </table:table-cell>
        </table:table-row>
        <text:soft-page-break/>
        <table:table-row table:style-name="Таблица1.1128">
          <table:table-cell table:style-name="Таблица1.A1454" office:value-type="string">
            <text:p text:style-name="P42">1464)habit</text:p>
            <text:p text:style-name="P42"/>
            <text:p text:style-name="P35">[ˈhæbɪt]</text:p>
          </table:table-cell>
          <table:table-cell table:style-name="Таблица1.B1292" office:value-type="string">
            <text:p text:style-name="P51">Привычка, обычай</text:p>
          </table:table-cell>
        </table:table-row>
        <table:table-row table:style-name="Таблица1.1128">
          <table:table-cell table:style-name="Таблица1.A1455" office:value-type="string">
            <text:p text:style-name="P42">1465)ham</text:p>
            <text:p text:style-name="P42"/>
            <text:p text:style-name="P35">[hæm]</text:p>
          </table:table-cell>
          <table:table-cell table:style-name="Таблица1.B1292" office:value-type="string">
            <text:p text:style-name="P51">Бедро, окорок, ветчина</text:p>
          </table:table-cell>
        </table:table-row>
        <table:table-row table:style-name="Таблица1.1128">
          <table:table-cell table:style-name="Таблица1.A1456" office:value-type="string">
            <text:p text:style-name="P42">1466)hammer</text:p>
            <text:p text:style-name="P42"/>
            <text:p text:style-name="P35">[ˈhæmə]</text:p>
          </table:table-cell>
          <table:table-cell table:style-name="Таблица1.B1292" office:value-type="string">
            <text:p text:style-name="P51">Молоток, забивать</text:p>
          </table:table-cell>
        </table:table-row>
        <table:table-row table:style-name="Таблица1.1128">
          <table:table-cell table:style-name="Таблица1.A1457" office:value-type="string">
            <text:p text:style-name="P42">1467)handle</text:p>
            <text:p text:style-name="P42"/>
            <text:p text:style-name="P35">[ˈhændl]</text:p>
          </table:table-cell>
          <table:table-cell table:style-name="Таблица1.B1292" office:value-type="string">
            <text:p text:style-name="P51">Ручка, рукоятка</text:p>
          </table:table-cell>
        </table:table-row>
        <table:table-row table:style-name="Таблица1.1128">
          <table:table-cell table:style-name="Таблица1.A1458" office:value-type="string">
            <text:p text:style-name="P42">1468)handsome</text:p>
            <text:p text:style-name="P42"/>
            <text:p text:style-name="P35">[ˈhæn(d)səm]</text:p>
          </table:table-cell>
          <table:table-cell table:style-name="Таблица1.B1292" office:value-type="string">
            <text:p text:style-name="P51">Красивый</text:p>
          </table:table-cell>
        </table:table-row>
        <table:table-row table:style-name="Таблица1.1128">
          <table:table-cell table:style-name="Таблица1.A1459" office:value-type="string">
            <text:p text:style-name="P42">1469)hang</text:p>
            <text:p text:style-name="P42"/>
            <text:p text:style-name="P35">[hæŋ]</text:p>
          </table:table-cell>
          <table:table-cell table:style-name="Таблица1.B1292" office:value-type="string">
            <text:p text:style-name="P51">Висеть, вешать</text:p>
          </table:table-cell>
        </table:table-row>
        <table:table-row table:style-name="Таблица1.1128">
          <table:table-cell table:style-name="Таблица1.A1460" office:value-type="string">
            <text:p text:style-name="P42">1470)harbour</text:p>
            <text:p text:style-name="P42"/>
            <text:p text:style-name="P35">[ˈhɑːbə]</text:p>
          </table:table-cell>
          <table:table-cell table:style-name="Таблица1.B1292" office:value-type="string">
            <text:p text:style-name="P51">Гавань, убежище</text:p>
          </table:table-cell>
        </table:table-row>
        <table:table-row table:style-name="Таблица1.1128">
          <table:table-cell table:style-name="Таблица1.A1461" office:value-type="string">
            <text:p text:style-name="P42">1471)harvest</text:p>
            <text:p text:style-name="P42"/>
            <text:p text:style-name="P35">[ˈhɑːvɪst]</text:p>
          </table:table-cell>
          <table:table-cell table:style-name="Таблица1.B1292" office:value-type="string">
            <text:p text:style-name="P51">Урожай, жатва</text:p>
          </table:table-cell>
        </table:table-row>
        <table:table-row table:style-name="Таблица1.1128">
          <table:table-cell table:style-name="Таблица1.A1462" office:value-type="string">
            <text:p text:style-name="P42">1472)seem</text:p>
            <text:p text:style-name="P42"/>
            <text:p text:style-name="P35">[siːm]</text:p>
          </table:table-cell>
          <table:table-cell table:style-name="Таблица1.B1292" office:value-type="string">
            <text:p text:style-name="P51">Казаться, выглядеть</text:p>
          </table:table-cell>
        </table:table-row>
        <table:table-row table:style-name="Таблица1.1128">
          <table:table-cell table:style-name="Таблица1.A1463" office:value-type="string">
            <text:p text:style-name="P42">1473)<text:bookmark text:name="__DdeLink__14406_677615846"/>until</text:p>
            <text:p text:style-name="P42"/>
            <text:p text:style-name="P35">[(ə)nˈtɪl]</text:p>
          </table:table-cell>
          <table:table-cell table:style-name="Таблица1.B1292" office:value-type="string">
            <text:p text:style-name="P51">До, не раньше. Она будет ждать до десяти часов. Пока</text:p>
          </table:table-cell>
        </table:table-row>
        <text:soft-page-break/>
        <table:table-row table:style-name="Таблица1.1128">
          <table:table-cell table:style-name="Таблица1.A1464" office:value-type="string">
            <text:p text:style-name="P44">1474)hay</text:p>
            <text:p text:style-name="P42"/>
            <text:p text:style-name="P38">[heɪ]</text:p>
          </table:table-cell>
          <table:table-cell table:style-name="Таблица1.B1292" office:value-type="string">
            <text:p text:style-name="P51">Сено</text:p>
          </table:table-cell>
        </table:table-row>
        <table:table-row table:style-name="Таблица1.1128">
          <table:table-cell table:style-name="Таблица1.A1465" office:value-type="string">
            <text:p text:style-name="P42">1475)he<text:span text:style-name="T33">adache</text:span></text:p>
            <text:p text:style-name="P42"/>
            <text:p text:style-name="P38">['hedeɪk]</text:p>
          </table:table-cell>
          <table:table-cell table:style-name="Таблица1.B1292" office:value-type="string">
            <text:p text:style-name="P51">Головная боль</text:p>
          </table:table-cell>
        </table:table-row>
        <table:table-row table:style-name="Таблица1.1128">
          <table:table-cell table:style-name="Таблица1.A1466" office:value-type="string">
            <text:p text:style-name="P44">1476)headline</text:p>
            <text:p text:style-name="P42"/>
            <text:p text:style-name="P38">['hedlaɪn]</text:p>
          </table:table-cell>
          <table:table-cell table:style-name="Таблица1.B1292" office:value-type="string">
            <text:p text:style-name="P51">Заголовок</text:p>
          </table:table-cell>
        </table:table-row>
        <table:table-row table:style-name="Таблица1.1128">
          <table:table-cell table:style-name="Таблица1.A1467" office:value-type="string">
            <text:p text:style-name="P42">1477)<text:span text:style-name="T33">headway</text:span></text:p>
            <text:p text:style-name="P42"/>
            <text:p text:style-name="P38">['hedweɪ]</text:p>
          </table:table-cell>
          <table:table-cell table:style-name="Таблица1.B1292" office:value-type="string">
            <text:p text:style-name="P51">Успех, продвижение</text:p>
          </table:table-cell>
        </table:table-row>
        <table:table-row table:style-name="Таблица1.1128">
          <table:table-cell table:style-name="Таблица1.A1468" office:value-type="string">
            <text:p text:style-name="P42">1478)heat</text:p>
            <text:p text:style-name="P42"/>
            <text:p text:style-name="P35">[hiːt]</text:p>
          </table:table-cell>
          <table:table-cell table:style-name="Таблица1.B1292" office:value-type="string">
            <text:p text:style-name="P51">Жара, жар, тепло</text:p>
          </table:table-cell>
        </table:table-row>
        <table:table-row table:style-name="Таблица1.1128">
          <table:table-cell table:style-name="Таблица1.A1469" office:value-type="string">
            <text:p text:style-name="P42">1479)heavy</text:p>
            <text:p text:style-name="P42"/>
            <text:p text:style-name="P35">[ˈhevɪ]</text:p>
          </table:table-cell>
          <table:table-cell table:style-name="Таблица1.B1292" office:value-type="string">
            <text:p text:style-name="P51">Тяжёлый, сильный, тяжело, сильно</text:p>
          </table:table-cell>
        </table:table-row>
        <table:table-row table:style-name="Таблица1.1128">
          <table:table-cell table:style-name="Таблица1.A1470" office:value-type="string">
            <text:p text:style-name="P44">1480)heel</text:p>
            <text:p text:style-name="P42"/>
            <text:p text:style-name="P38">[hiːl]</text:p>
          </table:table-cell>
          <table:table-cell table:style-name="Таблица1.B1292" office:value-type="string">
            <text:p text:style-name="P51">Пятка, каблук</text:p>
          </table:table-cell>
        </table:table-row>
        <table:table-row table:style-name="Таблица1.1128">
          <table:table-cell table:style-name="Таблица1.A1" office:value-type="string">
            <text:p text:style-name="P42">1481)<text:span text:style-name="T33">height</text:span></text:p>
            <text:p text:style-name="P42"/>
            <text:p text:style-name="P38">[haɪt]</text:p>
          </table:table-cell>
          <table:table-cell table:style-name="Таблица1.B1" office:value-type="string">
            <text:p text:style-name="P51">Высота, рост</text:p>
          </table:table-cell>
        </table:table-row>
        <table:table-row table:style-name="Таблица1.1128">
          <table:table-cell table:style-name="Таблица1.A1" office:value-type="string">
            <text:p text:style-name="P44">1482)herb</text:p>
            <text:p text:style-name="P42"/>
            <text:p text:style-name="P38">[hɜːb]</text:p>
          </table:table-cell>
          <table:table-cell table:style-name="Таблица1.B1" office:value-type="string">
            <text:p text:style-name="P51">Трава, растение</text:p>
          </table:table-cell>
        </table:table-row>
        <table:table-row table:style-name="Таблица1.1128">
          <table:table-cell table:style-name="Таблица1.A1" office:value-type="string">
            <text:p text:style-name="P42">1483)<text:span text:style-name="T33">heritage</text:span></text:p>
            <text:p text:style-name="P42"/>
            <text:p text:style-name="P38">['herɪtɪʤ]</text:p>
          </table:table-cell>
          <table:table-cell table:style-name="Таблица1.B1" office:value-type="string">
            <text:p text:style-name="P51">Наследство, наследие</text:p>
          </table:table-cell>
        </table:table-row>
        <text:soft-page-break/>
        <table:table-row table:style-name="Таблица1.1128">
          <table:table-cell table:style-name="Таблица1.A1474" office:value-type="string">
            <text:p text:style-name="P42">1484)herring</text:p>
            <text:p text:style-name="P42"/>
            <text:p text:style-name="P35">[ˈherɪŋ]</text:p>
          </table:table-cell>
          <table:table-cell table:style-name="Таблица1.B1292" office:value-type="string">
            <text:p text:style-name="P51">Сельдь</text:p>
          </table:table-cell>
        </table:table-row>
        <table:table-row table:style-name="Таблица1.1128">
          <table:table-cell table:style-name="Таблица1.A1475" office:value-type="string">
            <text:p text:style-name="P42">1485)hide</text:p>
            <text:p text:style-name="P42"/>
            <text:p text:style-name="P35">[haɪd]</text:p>
          </table:table-cell>
          <table:table-cell table:style-name="Таблица1.B1292" office:value-type="string">
            <text:p text:style-name="P51">Скрывать, прятать</text:p>
          </table:table-cell>
        </table:table-row>
        <table:table-row table:style-name="Таблица1.1128">
          <table:table-cell table:style-name="Таблица1.A1476" office:value-type="string">
            <text:p text:style-name="P42">1486)hike</text:p>
            <text:p text:style-name="P42"/>
            <text:p text:style-name="P35">[haɪk]</text:p>
          </table:table-cell>
          <table:table-cell table:style-name="Таблица1.B1292" office:value-type="string">
            <text:p text:style-name="P51">Прогулка пешком</text:p>
          </table:table-cell>
        </table:table-row>
        <table:table-row table:style-name="Таблица1.1128">
          <table:table-cell table:style-name="Таблица1.A1477" office:value-type="string">
            <text:p text:style-name="P42">1487)<text:bookmark text:name="__DdeLink__13866_1316284744"/>hint</text:p>
            <text:p text:style-name="P42"/>
            <text:p text:style-name="P35">[hɪnt]</text:p>
          </table:table-cell>
          <table:table-cell table:style-name="Таблица1.B1292" office:value-type="string">
            <text:p text:style-name="P51">Намёк, намекать</text:p>
          </table:table-cell>
        </table:table-row>
        <table:table-row table:style-name="Таблица1.1128">
          <table:table-cell table:style-name="Таблица1.A1478" office:value-type="string">
            <text:p text:style-name="P42">1488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Держать, задерживать</text:p>
          </table:table-cell>
        </table:table-row>
        <table:table-row table:style-name="Таблица1.1128">
          <table:table-cell table:style-name="Таблица1.A1479" office:value-type="string">
            <text:p text:style-name="P42">1489)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Дыра, отверстие</text:p>
          </table:table-cell>
        </table:table-row>
        <table:table-row table:style-name="Таблица1.1128">
          <table:table-cell table:style-name="Таблица1.A1480" office:value-type="string">
            <text:p text:style-name="P42">1490)holy</text:p>
            <text:p text:style-name="P42"/>
            <text:p text:style-name="P35">[ˈhəulɪ]</text:p>
          </table:table-cell>
          <table:table-cell table:style-name="Таблица1.B1292" office:value-type="string">
            <text:p text:style-name="P51">Святой</text:p>
          </table:table-cell>
        </table:table-row>
        <table:table-row table:style-name="Таблица1.1128">
          <table:table-cell table:style-name="Таблица1.A1481" office:value-type="string">
            <text:p text:style-name="P42">1491)honey</text:p>
            <text:p text:style-name="P42"/>
            <text:p text:style-name="P35">[ˈhʌnɪ]</text:p>
          </table:table-cell>
          <table:table-cell table:style-name="Таблица1.B1292" office:value-type="string">
            <text:p text:style-name="P51">Милый</text:p>
          </table:table-cell>
        </table:table-row>
        <table:table-row table:style-name="Таблица1.1128">
          <table:table-cell table:style-name="Таблица1.A1482" office:value-type="string">
            <text:p text:style-name="P42">1492)honour</text:p>
            <text:p text:style-name="P42"/>
            <text:p text:style-name="P35">[ˈɔnə]</text:p>
          </table:table-cell>
          <table:table-cell table:style-name="Таблица1.B1292" office:value-type="string">
            <text:p text:style-name="P51">Почёт, выполнять, соблюдать, честь</text:p>
          </table:table-cell>
        </table:table-row>
        <table:table-row table:style-name="Таблица1.1128">
          <table:table-cell table:style-name="Таблица1.A1483" office:value-type="string">
            <text:p text:style-name="P42">1493)hook</text:p>
            <text:p text:style-name="P42"/>
            <text:p text:style-name="P35">[huk]</text:p>
          </table:table-cell>
          <table:table-cell table:style-name="Таблица1.B1292" office:value-type="string">
            <text:p text:style-name="P51">Крюк, крючок</text:p>
          </table:table-cell>
        </table:table-row>
        <text:soft-page-break/>
        <table:table-row table:style-name="Таблица1.1128">
          <table:table-cell table:style-name="Таблица1.A1484" office:value-type="string">
            <text:p text:style-name="P5">1494)hoop</text:p>
            <text:p text:style-name="P42"/>
            <text:p text:style-name="P38">[huːp]</text:p>
          </table:table-cell>
          <table:table-cell table:style-name="Таблица1.B1292" office:value-type="string">
            <text:p text:style-name="P51">Обруч, скреплять обручем</text:p>
          </table:table-cell>
        </table:table-row>
        <table:table-row table:style-name="Таблица1.1128">
          <table:table-cell table:style-name="Таблица1.A1485" office:value-type="string">
            <text:p text:style-name="P42">1495)<text:span text:style-name="T33">hop</text:span></text:p>
            <text:p text:style-name="P42"/>
            <text:p text:style-name="P38">[hɔp]</text:p>
          </table:table-cell>
          <table:table-cell table:style-name="Таблица1.B1292" office:value-type="string">
            <text:p text:style-name="P51">Прыжок, прыгать</text:p>
          </table:table-cell>
        </table:table-row>
        <table:table-row table:style-name="Таблица1.1128">
          <table:table-cell table:style-name="Таблица1.A1486" office:value-type="string">
            <text:p text:style-name="P42">1496)horrible</text:p>
            <text:p text:style-name="P42"/>
            <text:p text:style-name="P35">[ˈhɔrəbl]</text:p>
          </table:table-cell>
          <table:table-cell table:style-name="Таблица1.B1292" office:value-type="string">
            <text:p text:style-name="P51">Ужасный</text:p>
          </table:table-cell>
        </table:table-row>
        <table:table-row table:style-name="Таблица1.1128">
          <table:table-cell table:style-name="Таблица1.A1487" office:value-type="string">
            <text:p text:style-name="P42">1497)horse</text:p>
            <text:p text:style-name="P42"/>
            <text:p text:style-name="P35">[hɔːs]</text:p>
          </table:table-cell>
          <table:table-cell table:style-name="Таблица1.B1292" office:value-type="string">
            <text:p text:style-name="P51">Лошадь, конь, конный</text:p>
          </table:table-cell>
        </table:table-row>
        <table:table-row table:style-name="Таблица1.1128">
          <table:table-cell table:style-name="Таблица1.A1488" office:value-type="string">
            <text:p text:style-name="P42">1498)humour</text:p>
            <text:p text:style-name="P42"/>
            <text:p text:style-name="P35">[ˈhjuːmə]</text:p>
          </table:table-cell>
          <table:table-cell table:style-name="Таблица1.B1292" office:value-type="string">
            <text:p text:style-name="P51">Юмор, наст<text:span text:style-name="T33">роение</text:span></text:p>
          </table:table-cell>
        </table:table-row>
        <table:table-row table:style-name="Таблица1.1128">
          <table:table-cell table:style-name="Таблица1.A1489" office:value-type="string">
            <text:p text:style-name="P42">1499)huge</text:p>
            <text:p text:style-name="P42"/>
            <text:p text:style-name="P35">[hjuːʤ]</text:p>
          </table:table-cell>
          <table:table-cell table:style-name="Таблица1.B1292" office:value-type="string">
            <text:p text:style-name="P51">Большой</text:p>
          </table:table-cell>
        </table:table-row>
        <table:table-row table:style-name="Таблица1.1128">
          <table:table-cell table:style-name="Таблица1.A1490" office:value-type="string">
            <text:p text:style-name="P42">1500)hunt</text:p>
            <text:p text:style-name="P42"/>
            <text:p text:style-name="P35">[hʌnt]</text:p>
          </table:table-cell>
          <table:table-cell table:style-name="Таблица1.B1292" office:value-type="string">
            <text:p text:style-name="P51">Охотиться, охота, поиски</text:p>
          </table:table-cell>
        </table:table-row>
        <table:table-row table:style-name="Таблица1.1128">
          <table:table-cell table:style-name="Таблица1.A1491" office:value-type="string">
            <text:p text:style-name="P42">1501)hurry</text:p>
            <text:p text:style-name="P42"/>
            <text:p text:style-name="P35">[ˈhʌrɪ]</text:p>
          </table:table-cell>
          <table:table-cell table:style-name="Таблица1.B1292" office:value-type="string">
            <text:p text:style-name="P51">Суета, торопить, торопиться, скорее</text:p>
          </table:table-cell>
        </table:table-row>
        <table:table-row table:style-name="Таблица1.1128">
          <table:table-cell table:style-name="Таблица1.A1492" office:value-type="string">
            <text:p text:style-name="P42">1502)pass</text:p>
            <text:p text:style-name="P42"/>
            <text:p text:style-name="P35">[pɑːs]</text:p>
          </table:table-cell>
          <table:table-cell table:style-name="Таблица1.B1292" office:value-type="string">
            <text:p text:style-name="P51">Проходить, пересекать, передавать</text:p>
          </table:table-cell>
        </table:table-row>
        <table:table-row table:style-name="Таблица1.1128">
          <table:table-cell table:style-name="Таблица1.A1493" office:value-type="string">
            <text:p text:style-name="P42">1503)under</text:p>
            <text:p text:style-name="P42"/>
            <text:p text:style-name="P35">[ˈʌndə]</text:p>
          </table:table-cell>
          <table:table-cell table:style-name="Таблица1.B1292" office:value-type="string">
            <text:p text:style-name="P28">Под, внизу, ниже. При (нахождение в каких-л. Условиях). При любых условиях</text:p>
          </table:table-cell>
        </table:table-row>
        <text:soft-page-break/>
        <table:table-row table:style-name="Таблица1.1128">
          <table:table-cell table:style-name="Таблица1.A1494" office:value-type="string">
            <text:p text:style-name="P42">1504)icon</text:p>
            <text:p text:style-name="P42"/>
            <text:p text:style-name="P35">[ˈaɪkɔn]</text:p>
          </table:table-cell>
          <table:table-cell table:style-name="Таблица1.B1292" office:value-type="string">
            <text:p text:style-name="P51">Икона, значок</text:p>
          </table:table-cell>
        </table:table-row>
        <table:table-row table:style-name="Таблица1.1128">
          <table:table-cell table:style-name="Таблица1.A1495" office:value-type="string">
            <text:p text:style-name="P42">1505)idea</text:p>
            <text:p text:style-name="P42"/>
            <text:p text:style-name="P35">[aɪˈdɪə]</text:p>
          </table:table-cell>
          <table:table-cell table:style-name="Таблица1.B1292" office:value-type="string">
            <text:p text:style-name="P51">Идея</text:p>
          </table:table-cell>
        </table:table-row>
        <table:table-row table:style-name="Таблица1.1128">
          <table:table-cell table:style-name="Таблица1.A1496" office:value-type="string">
            <text:p text:style-name="P44">1506)identification</text:p>
            <text:p text:style-name="P42"/>
            <text:p text:style-name="P38">[aɪˌdentɪfɪ'keɪʃ(ə)n]</text:p>
          </table:table-cell>
          <table:table-cell table:style-name="Таблица1.B1292" office:value-type="string">
            <text:p text:style-name="P51">Идентификация </text:p>
          </table:table-cell>
        </table:table-row>
        <table:table-row table:style-name="Таблица1.1128">
          <table:table-cell table:style-name="Таблица1.A1497" office:value-type="string">
            <text:p text:style-name="P42">1507)<text:span text:style-name="T33">ideology</text:span></text:p>
            <text:p text:style-name="P42"/>
            <text:p text:style-name="P38">[ˌaɪdɪ'ɔləʤɪ]</text:p>
          </table:table-cell>
          <table:table-cell table:style-name="Таблица1.B1292" office:value-type="string">
            <text:p text:style-name="P51">Идеология</text:p>
          </table:table-cell>
        </table:table-row>
        <table:table-row table:style-name="Таблица1.1128">
          <table:table-cell table:style-name="Таблица1.A1498" office:value-type="string">
            <text:p text:style-name="P42">1508)idiot</text:p>
            <text:p text:style-name="P42"/>
            <text:p text:style-name="P35">[ˈɪdɪət]</text:p>
          </table:table-cell>
          <table:table-cell table:style-name="Таблица1.B1292" office:value-type="string">
            <text:p text:style-name="P51">Идиот</text:p>
          </table:table-cell>
        </table:table-row>
        <table:table-row table:style-name="Таблица1.1128">
          <table:table-cell table:style-name="Таблица1.A1499" office:value-type="string">
            <text:p text:style-name="P42">1509)idol</text:p>
            <text:p text:style-name="P42"/>
            <text:p text:style-name="P35">[ˈaɪd(ə)l]</text:p>
          </table:table-cell>
          <table:table-cell table:style-name="Таблица1.B1292" office:value-type="string">
            <text:p text:style-name="P51">Идол, кумир</text:p>
          </table:table-cell>
        </table:table-row>
        <table:table-row table:style-name="Таблица1.1128">
          <table:table-cell table:style-name="Таблица1.A1500" office:value-type="string">
            <text:p text:style-name="P44">1510)illegal</text:p>
            <text:p text:style-name="P42"/>
            <text:p text:style-name="P38">[ɪˈliːg(ə)l]</text:p>
          </table:table-cell>
          <table:table-cell table:style-name="Таблица1.B1292" office:value-type="string">
            <text:p text:style-name="P51">Недопустимый</text:p>
          </table:table-cell>
        </table:table-row>
        <table:table-row table:style-name="Таблица1.1128">
          <table:table-cell table:style-name="Таблица1.A1501" office:value-type="string">
            <text:p text:style-name="P44">1511)illumination</text:p>
            <text:p text:style-name="P42"/>
            <text:p text:style-name="P38">[ɪˌl(j)uːmɪˈneɪʃ(ə)n]</text:p>
          </table:table-cell>
          <table:table-cell table:style-name="Таблица1.B1292" office:value-type="string">
            <text:p text:style-name="P51">Освещение</text:p>
          </table:table-cell>
        </table:table-row>
        <table:table-row table:style-name="Таблица1.1128">
          <table:table-cell table:style-name="Таблица1.A1502" office:value-type="string">
            <text:p text:style-name="P42">1512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Иметь, занимать (должность ит.д). Проводить (к-л мероприятие).</text:p>
          </table:table-cell>
        </table:table-row>
        <table:table-row table:style-name="Таблица1.1128">
          <table:table-cell table:style-name="Таблица1.A1503" office:value-type="string">
            <text:p text:style-name="P42">1513)nothing</text:p>
            <text:p text:style-name="P42"/>
            <text:p text:style-name="P35">[ˈnʌθɪŋ]</text:p>
          </table:table-cell>
          <table:table-cell table:style-name="Таблица1.B1292" office:value-type="string">
            <text:p text:style-name="P51">Ничего, ничто</text:p>
          </table:table-cell>
        </table:table-row>
        <text:soft-page-break/>
        <table:table-row table:style-name="Таблица1.1128">
          <table:table-cell table:style-name="Таблица1.A1504" office:value-type="string">
            <text:p text:style-name="P44">1514)illustrate</text:p>
            <text:p text:style-name="P42"/>
            <text:p text:style-name="P38">['ɪləstreɪt]</text:p>
          </table:table-cell>
          <table:table-cell table:style-name="Таблица1.B1292" office:value-type="string">
            <text:p text:style-name="P51">Иллюстрировать </text:p>
          </table:table-cell>
        </table:table-row>
        <table:table-row table:style-name="Таблица1.1128">
          <table:table-cell table:style-name="Таблица1.A1505" office:value-type="string">
            <text:p text:style-name="P42"><text:span text:style-name="T33">1515)</text:span><text:bookmark text:name="__DdeLink__18401_2035715076"/><text:span text:style-name="T33">imagination</text:span></text:p>
            <text:p text:style-name="P42"/>
            <text:p text:style-name="P38">[ɪˌmæʤɪ'neɪʃ(ə)n]</text:p>
          </table:table-cell>
          <table:table-cell table:style-name="Таблица1.B1292" office:value-type="string">
            <text:p text:style-name="P51">Воображение </text:p>
          </table:table-cell>
        </table:table-row>
        <table:table-row table:style-name="Таблица1.1128">
          <table:table-cell table:style-name="Таблица1.A1506" office:value-type="string">
            <text:p text:style-name="P44">1516)imitate</text:p>
            <text:p text:style-name="P42"/>
            <text:p text:style-name="P38">['ɪmɪteɪt]</text:p>
          </table:table-cell>
          <table:table-cell table:style-name="Таблица1.B1292" office:value-type="string">
            <text:p text:style-name="P51">Имитировать</text:p>
          </table:table-cell>
        </table:table-row>
        <table:table-row table:style-name="Таблица1.1128">
          <table:table-cell table:style-name="Таблица1.A1507" office:value-type="string">
            <text:p text:style-name="P42">1517)<text:span text:style-name="T33">immigrant</text:span></text:p>
            <text:p text:style-name="P42"/>
            <text:p text:style-name="P38">['ɪmɪgrənt]</text:p>
          </table:table-cell>
          <table:table-cell table:style-name="Таблица1.B1292" office:value-type="string">
            <text:p text:style-name="P51">Иммигрант</text:p>
          </table:table-cell>
        </table:table-row>
        <table:table-row table:style-name="Таблица1.1128">
          <table:table-cell table:style-name="Таблица1.A1508" office:value-type="string">
            <text:p text:style-name="P44">1518)important</text:p>
            <text:p text:style-name="P42"/>
            <text:p text:style-name="P38">[ɪm'pɔːt(ə)nt]</text:p>
          </table:table-cell>
          <table:table-cell table:style-name="Таблица1.B1292" office:value-type="string">
            <text:p text:style-name="P51">Важный</text:p>
          </table:table-cell>
        </table:table-row>
        <table:table-row table:style-name="Таблица1.1128">
          <table:table-cell table:style-name="Таблица1.A1509" office:value-type="string">
            <text:p text:style-name="P42">1519)<text:span text:style-name="T33">impulse</text:span></text:p>
            <text:p text:style-name="P42"/>
            <text:p text:style-name="P38">['ɪmpʌls]</text:p>
          </table:table-cell>
          <table:table-cell table:style-name="Таблица1.B1292" office:value-type="string">
            <text:p text:style-name="P51">Импульс, толчок</text:p>
          </table:table-cell>
        </table:table-row>
        <table:table-row table:style-name="Таблица1.1128">
          <table:table-cell table:style-name="Таблица1.A1510" office:value-type="string">
            <text:p text:style-name="P44">1520)incident</text:p>
            <text:p text:style-name="P42"/>
            <text:p text:style-name="P38">['ɪn(t)sɪd(ə)nt]</text:p>
          </table:table-cell>
          <table:table-cell table:style-name="Таблица1.B1292" office:value-type="string">
            <text:p text:style-name="P51">Случай, случайность</text:p>
          </table:table-cell>
        </table:table-row>
        <table:table-row table:style-name="Таблица1.1128">
          <table:table-cell table:style-name="Таблица1.A1511" office:value-type="string">
            <text:p text:style-name="P42">1521)<text:span text:style-name="T33">incriminate</text:span></text:p>
            <text:p text:style-name="P42"/>
            <text:p text:style-name="P38">[ɪn'krɪmɪneɪt]</text:p>
          </table:table-cell>
          <table:table-cell table:style-name="Таблица1.B1292" office:value-type="string">
            <text:p text:style-name="P51">Инкриминировать</text:p>
          </table:table-cell>
        </table:table-row>
        <table:table-row table:style-name="Таблица1.1128">
          <table:table-cell table:style-name="Таблица1.A1512" office:value-type="string">
            <text:p text:style-name="P42">1522)remember</text:p>
            <text:p text:style-name="P42"/>
            <text:p text:style-name="P35">[rɪˈmembə]</text:p>
          </table:table-cell>
          <table:table-cell table:style-name="Таблица1.B1292" office:value-type="string">
            <text:p text:style-name="P51">Помнить, вспоминать, передавать привет, дарить</text:p>
          </table:table-cell>
        </table:table-row>
        <table:table-row table:style-name="Таблица1.1128">
          <table:table-cell table:style-name="Таблица1.A1513" office:value-type="string">
            <text:p text:style-name="P42">1523)between</text:p>
            <text:p text:style-name="P42"/>
            <text:p text:style-name="P35">[bɪˈtwiːn]</text:p>
          </table:table-cell>
          <table:table-cell table:style-name="Таблица1.B1292" office:value-type="string">
            <text:p text:style-name="P51">Между</text:p>
          </table:table-cell>
        </table:table-row>
        <text:soft-page-break/>
        <table:table-row table:style-name="Таблица1.1128">
          <table:table-cell table:style-name="Таблица1.A1514" office:value-type="string">
            <text:p text:style-name="P44">1524)index</text:p>
            <text:p text:style-name="P42"/>
            <text:p text:style-name="P38">['ɪndeks]</text:p>
          </table:table-cell>
          <table:table-cell table:style-name="Таблица1.B1292" office:value-type="string">
            <text:p text:style-name="P51">Индекс</text:p>
          </table:table-cell>
        </table:table-row>
        <table:table-row table:style-name="Таблица1.1128">
          <table:table-cell table:style-name="Таблица1.A1515" office:value-type="string">
            <text:p text:style-name="P42">1525)<text:span text:style-name="T33">individual</text:span></text:p>
            <text:p text:style-name="P42"/>
            <text:p text:style-name="P38">[ˌɪndɪ'vɪʤuəl]</text:p>
          </table:table-cell>
          <table:table-cell table:style-name="Таблица1.B1292" office:value-type="string">
            <text:p text:style-name="P51"><text:span text:style-name="T33">Чело</text:span>век, индивидуальный</text:p>
          </table:table-cell>
        </table:table-row>
        <table:table-row table:style-name="Таблица1.1128">
          <table:table-cell table:style-name="Таблица1.A1516" office:value-type="string">
            <text:p text:style-name="P44">1526)incubator</text:p>
            <text:p text:style-name="P42"/>
            <text:p text:style-name="P38">['ɪŋkjubeɪtə]</text:p>
          </table:table-cell>
          <table:table-cell table:style-name="Таблица1.B1292" office:value-type="string">
            <text:p text:style-name="P51">Инкубатор</text:p>
          </table:table-cell>
        </table:table-row>
        <table:table-row table:style-name="Таблица1.1128">
          <table:table-cell table:style-name="Таблица1.A1517" office:value-type="string">
            <text:p text:style-name="P44">1527)industry</text:p>
            <text:p text:style-name="P42"/>
            <text:p text:style-name="P38">['ɪndəstrɪ]</text:p>
          </table:table-cell>
          <table:table-cell table:style-name="Таблица1.B1292" office:value-type="string">
            <text:p text:style-name="P51">Промышленность</text:p>
          </table:table-cell>
        </table:table-row>
        <table:table-row table:style-name="Таблица1.1128">
          <table:table-cell table:style-name="Таблица1.A1518" office:value-type="string">
            <text:p text:style-name="P44">1528)infection</text:p>
            <text:p text:style-name="P42"/>
            <text:p text:style-name="P38">[ɪn'fekʃ(ə)n]</text:p>
          </table:table-cell>
          <table:table-cell table:style-name="Таблица1.B1292" office:value-type="string">
            <text:p text:style-name="P51">Инфекция</text:p>
          </table:table-cell>
        </table:table-row>
        <table:table-row table:style-name="Таблица1.1128">
          <table:table-cell table:style-name="Таблица1.A1519" office:value-type="string">
            <text:p text:style-name="P44">1529)information</text:p>
            <text:p text:style-name="P42"/>
            <text:p text:style-name="P38">[ˌɪnfə'meɪʃ(ə)n]</text:p>
          </table:table-cell>
          <table:table-cell table:style-name="Таблица1.B1292" office:value-type="string">
            <text:p text:style-name="P51">Информация</text:p>
          </table:table-cell>
        </table:table-row>
        <table:table-row table:style-name="Таблица1.1128">
          <table:table-cell table:style-name="Таблица1.A1520" office:value-type="string">
            <text:p text:style-name="P44">1530)innovation</text:p>
            <text:p text:style-name="P42"/>
            <text:p text:style-name="P38">[ˌɪnəu'veɪʃ(ə)n]</text:p>
          </table:table-cell>
          <table:table-cell table:style-name="Таблица1.B1292" office:value-type="string">
            <text:p text:style-name="P51">Инновация</text:p>
          </table:table-cell>
        </table:table-row>
        <table:table-row table:style-name="Таблица1.1128">
          <table:table-cell table:style-name="Таблица1.A1521" office:value-type="string">
            <text:p text:style-name="P42">1531)<text:span text:style-name="T33">inspector</text:span></text:p>
            <text:p text:style-name="P42"/>
            <text:p text:style-name="P38">[ɪn'spektə]</text:p>
          </table:table-cell>
          <table:table-cell table:style-name="Таблица1.B1292" office:value-type="string">
            <text:p text:style-name="P51">Инспектор, контролёр</text:p>
          </table:table-cell>
        </table:table-row>
        <table:table-row table:style-name="Таблица1.1128">
          <table:table-cell table:style-name="Таблица1.A1" office:value-type="string">
            <text:p text:style-name="P44">1532)instinct</text:p>
            <text:p text:style-name="P42"/>
            <text:p text:style-name="P38">['ɪn(t)stɪŋkt]</text:p>
          </table:table-cell>
          <table:table-cell table:style-name="Таблица1.B1" office:value-type="string">
            <text:p text:style-name="P51">Инстинкт</text:p>
          </table:table-cell>
        </table:table-row>
        <table:table-row table:style-name="Таблица1.1128">
          <table:table-cell table:style-name="Таблица1.A1" office:value-type="string">
            <text:p text:style-name="P44">1533)institute</text:p>
            <text:p text:style-name="P42"/>
            <text:p text:style-name="P38">['ɪn(t)stɪtjuːt]</text:p>
          </table:table-cell>
          <table:table-cell table:style-name="Таблица1.B1" office:value-type="string">
            <text:p text:style-name="P51">Институ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34)hundred</text:p>
            <text:p text:style-name="P42"/>
            <text:p text:style-name="P38">['hʌndrəd]</text:p>
          </table:table-cell>
          <table:table-cell table:style-name="Таблица1.B1" office:value-type="string">
            <text:p text:style-name="P51"/>
            <text:p text:style-name="P51"/>
            <text:p text:style-name="P51">Сотня. Ноль-ноль (при указании на точный час, считая от полуночи). <text:span text:style-name="T33">A</text:span>t four hundred hours GMT — ровно в четыре утра по Гринвичу</text:p>
          </table:table-cell>
        </table:table-row>
        <table:table-row table:style-name="Таблица1.1128">
          <table:table-cell table:style-name="Таблица1.A1" office:value-type="string">
            <text:p text:style-name="P44">1535)towards</text:p>
            <text:p text:style-name="P42"/>
            <text:p text:style-name="P38">[tə'wɔːdz]</text:p>
          </table:table-cell>
          <table:table-cell table:style-name="Таблица1.B1" office:value-type="string">
            <text:p text:style-name="P51">По направлению к, <text:s/>по отношению к</text:p>
          </table:table-cell>
        </table:table-row>
        <table:table-row table:style-name="Таблица1.1128">
          <table:table-cell table:style-name="Таблица1.A1" office:value-type="string">
            <text:p text:style-name="P44">1536)instruction</text:p>
            <text:p text:style-name="P42"/>
            <text:p text:style-name="P38">[ɪn'strʌkʃ(ə)n]</text:p>
          </table:table-cell>
          <table:table-cell table:style-name="Таблица1.B1" office:value-type="string">
            <text:p text:style-name="P51">Обучение, инструкция</text:p>
          </table:table-cell>
        </table:table-row>
        <table:table-row table:style-name="Таблица1.1128">
          <table:table-cell table:style-name="Таблица1.A1" office:value-type="string">
            <text:p text:style-name="P42">1537)<text:span text:style-name="T33">instrument</text:span></text:p>
            <text:p text:style-name="P42"/>
            <text:p text:style-name="P38">['ɪn(t)strəmənt]</text:p>
          </table:table-cell>
          <table:table-cell table:style-name="Таблица1.B1" office:value-type="string">
            <text:p text:style-name="P51">Инструмент, прибор</text:p>
          </table:table-cell>
        </table:table-row>
        <table:table-row table:style-name="Таблица1.1128">
          <table:table-cell table:style-name="Таблица1.A1" office:value-type="string">
            <text:p text:style-name="P44">1538)intensive</text:p>
            <text:p text:style-name="P42"/>
            <text:p text:style-name="P38">[ɪn'ten(t)sɪv]</text:p>
          </table:table-cell>
          <table:table-cell table:style-name="Таблица1.B1" office:value-type="string">
            <text:p text:style-name="P51">Интенсивный</text:p>
          </table:table-cell>
        </table:table-row>
        <table:table-row table:style-name="Таблица1.1128">
          <table:table-cell table:style-name="Таблица1.A1" office:value-type="string">
            <text:p text:style-name="P44">1539)international</text:p>
            <text:p text:style-name="P42"/>
            <text:p text:style-name="P38">[ˌɪntə'næʃ(ə)n(ə)l]</text:p>
          </table:table-cell>
          <table:table-cell table:style-name="Таблица1.B1" office:value-type="string">
            <text:p text:style-name="P51">Междуна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40)interval</text:p>
            <text:p text:style-name="P42"/>
            <text:p text:style-name="P38">['ɪntəv(ə)l]</text:p>
          </table:table-cell>
          <table:table-cell table:style-name="Таблица1.B1" office:value-type="string">
            <text:p text:style-name="P51">Интервал</text:p>
          </table:table-cell>
        </table:table-row>
        <table:table-row table:style-name="Таблица1.1128">
          <table:table-cell table:style-name="Таблица1.A1" office:value-type="string">
            <text:p text:style-name="P44">1541)interview</text:p>
            <text:p text:style-name="P42"/>
            <text:p text:style-name="P38">['ɪntəvjuː]</text:p>
          </table:table-cell>
          <table:table-cell table:style-name="Таблица1.B1" office:value-type="string">
            <text:p text:style-name="P51">Интервью, опрос</text:p>
          </table:table-cell>
        </table:table-row>
        <table:table-row table:style-name="Таблица1.1128">
          <table:table-cell table:style-name="Таблица1.A1" office:value-type="string">
            <text:p text:style-name="P44">1542)often</text:p>
            <text:p text:style-name="P42"/>
            <text:p text:style-name="P38">['ɔf(ə)n]</text:p>
          </table:table-cell>
          <table:table-cell table:style-name="Таблица1.B1" office:value-type="string">
            <text:p text:style-name="P51">Част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43)during</text:p>
            <text:p text:style-name="P42"/>
            <text:p text:style-name="P38">['djuərɪŋ]</text:p>
          </table:table-cell>
          <table:table-cell table:style-name="Таблица1.B1" office:value-type="string">
            <text:p text:style-name="P51">На протяжении, во время</text:p>
          </table:table-cell>
        </table:table-row>
        <table:table-row table:style-name="Таблица1.1128">
          <table:table-cell table:style-name="Таблица1.A1" office:value-type="string">
            <text:p text:style-name="P42">1544)<text:span text:style-name="T33">intuition</text:span></text:p>
            <text:p text:style-name="P42"/>
            <text:p text:style-name="P38">[ˌɪntju'ɪʃ(ə)n]</text:p>
          </table:table-cell>
          <table:table-cell table:style-name="Таблица1.B1" office:value-type="string">
            <text:p text:style-name="P51">Интуиция</text:p>
          </table:table-cell>
        </table:table-row>
        <table:table-row table:style-name="Таблица1.1128">
          <table:table-cell table:style-name="Таблица1.A1" office:value-type="string">
            <text:p text:style-name="P42">1545)invali<text:span text:style-name="T33">d</text:span></text:p>
            <text:p text:style-name="P42"/>
            <text:p text:style-name="P38">['ɪnvəlɪd]</text:p>
          </table:table-cell>
          <table:table-cell table:style-name="Таблица1.B1" office:value-type="string">
            <text:p text:style-name="P51">Недействительный, инвалид</text:p>
          </table:table-cell>
        </table:table-row>
        <table:table-row table:style-name="Таблица1.1128">
          <table:table-cell table:style-name="Таблица1.A1" office:value-type="string">
            <text:p text:style-name="P44">1546)invest</text:p>
            <text:p text:style-name="P42"/>
            <text:p text:style-name="P38">[ɪn'vest]</text:p>
          </table:table-cell>
          <table:table-cell table:style-name="Таблица1.B1" office:value-type="string">
            <text:p text:style-name="P51">Инвес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547)idl<text:span text:style-name="T33">e</text:span></text:p>
            <text:p text:style-name="P42"/>
            <text:p text:style-name="P38">['aɪdl]</text:p>
          </table:table-cell>
          <table:table-cell table:style-name="Таблица1.B1" office:value-type="string">
            <text:p text:style-name="P51">Ленивый, бездействующий</text:p>
          </table:table-cell>
        </table:table-row>
        <table:table-row table:style-name="Таблица1.1128">
          <table:table-cell table:style-name="Таблица1.A1" office:value-type="string">
            <text:p text:style-name="P44">1548)ignorance</text:p>
            <text:p text:style-name="P42"/>
            <text:p text:style-name="P38">['ɪgn(ə)r(ə)n(t)s]</text:p>
          </table:table-cell>
          <table:table-cell table:style-name="Таблица1.B1" office:value-type="string">
            <text:p text:style-name="P51">Невежество</text:p>
          </table:table-cell>
        </table:table-row>
        <table:table-row table:style-name="Таблица1.1128">
          <table:table-cell table:style-name="Таблица1.A1" office:value-type="string">
            <text:p text:style-name="P42">1549)<text:span text:style-name="T33">ill-bred</text:span></text:p>
            <text:p text:style-name="P42"/>
            <text:p text:style-name="P38">[ˌɪl'bred]</text:p>
          </table:table-cell>
          <table:table-cell table:style-name="Таблица1.B1" office:value-type="string">
            <text:p text:style-name="P51">Невоспитанный</text:p>
          </table:table-cell>
        </table:table-row>
        <table:table-row table:style-name="Таблица1.1128">
          <table:table-cell table:style-name="Таблица1.A1" office:value-type="string">
            <text:p text:style-name="P44">1550)illness</text:p>
            <text:p text:style-name="P42"/>
            <text:p text:style-name="P38">['ɪlnəs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4">1551)image</text:p>
            <text:p text:style-name="P42"/>
            <text:p text:style-name="P38">['ɪmɪʤ]</text:p>
          </table:table-cell>
          <table:table-cell table:style-name="Таблица1.B1" office:value-type="string">
            <text:p text:style-name="P51">Образ, изоб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4">1552)book</text:p>
            <text:p text:style-name="P42"/>
            <text:p text:style-name="P38">[buk]</text:p>
          </table:table-cell>
          <table:table-cell table:style-name="Таблица1.B1" office:value-type="string">
            <text:p text:style-name="P51">Книжный, заказывать, регистрировать, брониро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53)care</text:p>
            <text:p text:style-name="P42"/>
            <text:p text:style-name="P38">[kɛə]</text:p>
          </table:table-cell>
          <table:table-cell table:style-name="Таблица1.B1" office:value-type="string">
            <text:p text:style-name="P51">Иметь желание, уход, заботиться, <text:s/>забота, остор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4)immerse</text:p>
            <text:p text:style-name="P42"/>
            <text:p text:style-name="P38">[ɪ'mɜːs]</text:p>
          </table:table-cell>
          <table:table-cell table:style-name="Таблица1.B1" office:value-type="string">
            <text:p text:style-name="P51">Погружать</text:p>
          </table:table-cell>
        </table:table-row>
        <table:table-row table:style-name="Таблица1.1128">
          <table:table-cell table:style-name="Таблица1.A1" office:value-type="string">
            <text:p text:style-name="P44">1555)impatient</text:p>
            <text:p text:style-name="P42"/>
            <text:p text:style-name="P38">[ɪm'peɪʃ(ə)nt]</text:p>
          </table:table-cell>
          <table:table-cell table:style-name="Таблица1.B1" office:value-type="string">
            <text:p text:style-name="P51">Нетерпеливый</text:p>
          </table:table-cell>
        </table:table-row>
        <table:table-row table:style-name="Таблица1.1128">
          <table:table-cell table:style-name="Таблица1.A1" office:value-type="string">
            <text:p text:style-name="P44">1556)impose</text:p>
            <text:p text:style-name="P42"/>
            <text:p text:style-name="P38">[ɪm'pəuz]</text:p>
          </table:table-cell>
          <table:table-cell table:style-name="Таблица1.B1" office:value-type="string">
            <text:p text:style-name="P51">Вынуждать, навяз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557)inab<text:span text:style-name="T33">ility</text:span></text:p>
            <text:p text:style-name="P42"/>
            <text:p text:style-name="P38">[ˌɪnə'bɪlətɪ]</text:p>
          </table:table-cell>
          <table:table-cell table:style-name="Таблица1.B1" office:value-type="string">
            <text:p text:style-name="P51">Неспособность, невозм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8)inattentive</text:p>
            <text:p text:style-name="P42"/>
            <text:p text:style-name="P38">[ˌɪnə'tentɪv]</text:p>
          </table:table-cell>
          <table:table-cell table:style-name="Таблица1.B1" office:value-type="string">
            <text:p text:style-name="P51">Невнима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559)<text:span text:style-name="T33">inborn</text:span></text:p>
            <text:p text:style-name="P42"/>
            <text:p text:style-name="P38">[ˌɪn'bɔːn]</text:p>
          </table:table-cell>
          <table:table-cell table:style-name="Таблица1.B1" office:value-type="string">
            <text:p text:style-name="P51">Врождённый, при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60)income</text:p>
            <text:p text:style-name="P42"/>
            <text:p text:style-name="P38">['ɪŋkʌm]</text:p>
          </table:table-cell>
          <table:table-cell table:style-name="Таблица1.B1" office:value-type="string">
            <text:p text:style-name="P51">Доход</text:p>
          </table:table-cell>
        </table:table-row>
        <table:table-row table:style-name="Таблица1.1128">
          <table:table-cell table:style-name="Таблица1.A1" office:value-type="string">
            <text:p text:style-name="P44">1561)incompetence</text:p>
            <text:p text:style-name="P42"/>
            <text:p text:style-name="P38">[ɪn'kɔmpɪt(ə)n(t)s]</text:p>
          </table:table-cell>
          <table:table-cell table:style-name="Таблица1.B1" office:value-type="string">
            <text:p text:style-name="P51">Некомпетент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62)ease</text:p>
            <text:p text:style-name="P42"/>
            <text:p text:style-name="P38">[iːz]</text:p>
          </table:table-cell>
          <table:table-cell table:style-name="Таблица1.B1" office:value-type="string">
            <text:p text:style-name="P51">Лёгкость, облегчать, свобода, освобождать, покой, успокаи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63)among</text:p>
            <text:p text:style-name="P42"/>
            <text:p text:style-name="P38">[ə'mʌŋ]</text:p>
          </table:table-cell>
          <table:table-cell table:style-name="Таблица1.B1" office:value-type="string">
            <text:p text:style-name="P51">Между, среди (среди трех или более лиц / предметов).</text:p>
          </table:table-cell>
        </table:table-row>
        <table:table-row table:style-name="Таблица1.1128">
          <table:table-cell table:style-name="Таблица1.A1" office:value-type="string">
            <text:p text:style-name="P44">1564)incomplete</text:p>
            <text:p text:style-name="P42"/>
            <text:p text:style-name="P38">[ˌɪnkəm'pliːt]</text:p>
          </table:table-cell>
          <table:table-cell table:style-name="Таблица1.B1" office:value-type="string">
            <text:p text:style-name="P51">Неполный, незаверш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5)<text:span text:style-name="T33">inconsiderable</text:span></text:p>
            <text:p text:style-name="P42"/>
            <text:p text:style-name="P38">[ˌɪnkən'sɪd(ə)rəbl]</text:p>
          </table:table-cell>
          <table:table-cell table:style-name="Таблица1.B1" office:value-type="string">
            <text:p text:style-name="P51">Незначительный, неважный</text:p>
          </table:table-cell>
        </table:table-row>
        <table:table-row table:style-name="Таблица1.1128">
          <table:table-cell table:style-name="Таблица1.A1" office:value-type="string">
            <text:p text:style-name="P44">1566)increase</text:p>
            <text:p text:style-name="P42"/>
            <text:p text:style-name="P38">['ɪnkriːs]</text:p>
          </table:table-cell>
          <table:table-cell table:style-name="Таблица1.B1" office:value-type="string">
            <text:p text:style-name="P51">Расти, увелич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567)indeed</text:p>
            <text:p text:style-name="P42"/>
            <text:p text:style-name="P38">[ɪn'diːd]</text:p>
          </table:table-cell>
          <table:table-cell table:style-name="Таблица1.B1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" office:value-type="string">
            <text:p text:style-name="P44">1568)indefinite</text:p>
            <text:p text:style-name="P42"/>
            <text:p text:style-name="P38">[ɪn'def(ə)nət]</text:p>
          </table:table-cell>
          <table:table-cell table:style-name="Таблица1.B1" office:value-type="string">
            <text:p text:style-name="P51">Неопределённый, неограниче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9)indi<text:span text:style-name="T33">cate</text:span></text:p>
            <text:p text:style-name="P42"/>
            <text:p text:style-name="P38">['ɪndɪkeɪt]</text:p>
          </table:table-cell>
          <table:table-cell table:style-name="Таблица1.B1" office:value-type="string">
            <text:p text:style-name="P51">Показывать, означать</text:p>
          </table:table-cell>
        </table:table-row>
        <table:table-row table:style-name="Таблица1.1128">
          <table:table-cell table:style-name="Таблица1.A1" office:value-type="string">
            <text:p text:style-name="P44">1570)indifference </text:p>
            <text:p text:style-name="P42"/>
            <text:p text:style-name="P38">[ɪn'dɪf(ə)r(ə)n(t)s]</text:p>
          </table:table-cell>
          <table:table-cell table:style-name="Таблица1.B1" office:value-type="string">
            <text:p text:style-name="P51">Безразличие</text:p>
          </table:table-cell>
        </table:table-row>
        <table:table-row table:style-name="Таблица1.1128">
          <table:table-cell table:style-name="Таблица1.A1" office:value-type="string">
            <text:p text:style-name="P42">1571)<text:span text:style-name="T33">indistinct</text:span></text:p>
            <text:p text:style-name="P42"/>
            <text:p text:style-name="P38">[ˌɪndɪ'stɪŋkt]</text:p>
          </table:table-cell>
          <table:table-cell table:style-name="Таблица1.B1" office:value-type="string">
            <text:p text:style-name="P51">Неотчётлив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4">1572)example</text:p>
            <text:p text:style-name="P42"/>
            <text:p text:style-name="P38">[ɪg'zɑːmpl]</text:p>
          </table:table-cell>
          <table:table-cell table:style-name="Таблица1.B1" office:value-type="string">
            <text:p text:style-name="P51">Пример, ур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73)feet</text:p>
            <text:p text:style-name="P42"/>
            <text:p text:style-name="P38">[fi͟ːt]</text:p>
          </table:table-cell>
          <table:table-cell table:style-name="Таблица1.B1" office:value-type="string">
            <text:p text:style-name="P51">Ноги, ступни</text:p>
          </table:table-cell>
        </table:table-row>
        <table:table-row table:style-name="Таблица1.1128">
          <table:table-cell table:style-name="Таблица1.A1" office:value-type="string">
            <text:p text:style-name="P44">1574)ineffective</text:p>
            <text:p text:style-name="P42"/>
            <text:p text:style-name="P38">[ˌɪnɪ'fektɪv]</text:p>
          </table:table-cell>
          <table:table-cell table:style-name="Таблица1.B1" office:value-type="string">
            <text:p text:style-name="P51">Безрезультатный, неэффективный</text:p>
          </table:table-cell>
        </table:table-row>
        <table:table-row table:style-name="Таблица1.1128">
          <table:table-cell table:style-name="Таблица1.A1" office:value-type="string">
            <text:p text:style-name="P42">1575)<text:span text:style-name="T33">inexhaustible</text:span></text:p>
            <text:p text:style-name="P42"/>
            <text:p text:style-name="P38">[ˌɪnɪg'zɔːstəbl]</text:p>
          </table:table-cell>
          <table:table-cell table:style-name="Таблица1.B1" office:value-type="string">
            <text:p text:style-name="P51">Неисчерпаемый</text:p>
          </table:table-cell>
        </table:table-row>
        <table:table-row table:style-name="Таблица1.1128">
          <table:table-cell table:style-name="Таблица1.A1" office:value-type="string">
            <text:p text:style-name="P44">1576)inexperienced</text:p>
            <text:p text:style-name="P42"/>
            <text:p text:style-name="P38">[ˌɪnɪk'spɪərɪən(t)st]</text:p>
          </table:table-cell>
          <table:table-cell table:style-name="Таблица1.B1" office:value-type="string">
            <text:p text:style-name="P51">Неопытный</text:p>
          </table:table-cell>
        </table:table-row>
        <table:table-row table:style-name="Таблица1.1128">
          <table:table-cell table:style-name="Таблица1.A1" office:value-type="string">
            <text:p text:style-name="P42">1577)in<text:span text:style-name="T33">fant</text:span></text:p>
            <text:p text:style-name="P42"/>
            <text:p text:style-name="P38">['ɪnfənt]</text:p>
          </table:table-cell>
          <table:table-cell table:style-name="Таблица1.B1" office:value-type="string">
            <text:p text:style-name="P51">Младенец, детский</text:p>
          </table:table-cell>
        </table:table-row>
        <table:table-row table:style-name="Таблица1.1128">
          <table:table-cell table:style-name="Таблица1.A1" office:value-type="string">
            <text:p text:style-name="P44">1578)inferior</text:p>
            <text:p text:style-name="P42"/>
            <text:p text:style-name="P38">[ɪn'fɪərɪə]</text:p>
          </table:table-cell>
          <table:table-cell table:style-name="Таблица1.B1" office:value-type="string">
            <text:p text:style-name="P51">Подчин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79)<text:span text:style-name="T33">inflexion</text:span></text:p>
            <text:p text:style-name="P42"/>
            <text:p text:style-name="P38">[ɪn'flekʃ(ə)n]</text:p>
          </table:table-cell>
          <table:table-cell table:style-name="Таблица1.B1" office:value-type="string">
            <text:p text:style-name="P51">Изгиб, модуляция</text:p>
          </table:table-cell>
        </table:table-row>
        <table:table-row table:style-name="Таблица1.1128">
          <table:table-cell table:style-name="Таблица1.A1" office:value-type="string">
            <text:p text:style-name="P44">1580)influence</text:p>
            <text:p text:style-name="P42"/>
            <text:p text:style-name="P38">['ɪnfluən(t)s]</text:p>
          </table:table-cell>
          <table:table-cell table:style-name="Таблица1.B1" office:value-type="string">
            <text:p text:style-name="P51">Влияние, воз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581)<text:span text:style-name="T33">infrequent</text:span></text:p>
            <text:p text:style-name="P42"/>
            <text:p text:style-name="P38">[ɪn'friːkwənt]</text:p>
          </table:table-cell>
          <table:table-cell table:style-name="Таблица1.B1" office:value-type="string">
            <text:p text:style-name="P51">Редкий, нерегулярный</text:p>
          </table:table-cell>
        </table:table-row>
        <table:table-row table:style-name="Таблица1.1128">
          <table:table-cell table:style-name="Таблица1.A1" office:value-type="string">
            <text:p text:style-name="P44">1582)paper</text:p>
            <text:p text:style-name="P42"/>
            <text:p text:style-name="P38">['peɪpə]</text:p>
          </table:table-cell>
          <table:table-cell table:style-name="Таблица1.B1" office:value-type="string">
            <text:p text:style-name="P51">Документ, доклад, газетный, газета, статья, бумажный, бумага, заворачивать в бумагу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83)if</text:p>
            <text:p text:style-name="P42"/>
            <text:p text:style-name="P38">[ɪf]</text:p>
          </table:table-cell>
          <table:table-cell table:style-name="Таблица1.B1" office:value-type="string">
            <text:p text:style-name="P51">Ли<text:span text:style-name="T33">. I don't know if he smokes. </text:span>Я не знаю, курит ли он.</text:p>
          </table:table-cell>
        </table:table-row>
        <table:table-row table:style-name="Таблица1.1128">
          <table:table-cell table:style-name="Таблица1.A1" office:value-type="string">
            <text:p text:style-name="P44">1584)inhabit</text:p>
            <text:p text:style-name="P42"/>
            <text:p text:style-name="P38">[ɪn'hæbɪt]</text:p>
          </table:table-cell>
          <table:table-cell table:style-name="Таблица1.B1" office:value-type="string">
            <text:p text:style-name="P51">Жить, населять</text:p>
          </table:table-cell>
        </table:table-row>
        <table:table-row table:style-name="Таблица1.1128">
          <table:table-cell table:style-name="Таблица1.A1" office:value-type="string">
            <text:p text:style-name="P42">1585)<text:span text:style-name="T33">initial</text:span></text:p>
            <text:p text:style-name="P42"/>
            <text:p text:style-name="P38">[ɪ'nɪʃ(ə)l]</text:p>
          </table:table-cell>
          <table:table-cell table:style-name="Таблица1.B1" office:value-type="string">
            <text:p text:style-name="P51"><text:span text:style-name="T33">Н</text:span>ачальный, исх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86)injustice</text:p>
            <text:p text:style-name="P42"/>
            <text:p text:style-name="P38">[ɪn'ʤʌstɪs]</text:p>
          </table:table-cell>
          <table:table-cell table:style-name="Таблица1.B1" office:value-type="string">
            <text:p text:style-name="P51">Несправедливость</text:p>
          </table:table-cell>
        </table:table-row>
        <table:table-row table:style-name="Таблица1.1128">
          <table:table-cell table:style-name="Таблица1.A1" office:value-type="string">
            <text:p text:style-name="P44">1587)innocence</text:p>
            <text:p text:style-name="P42"/>
            <text:p text:style-name="P38">['ɪnəs(ə)n(t)s]</text:p>
          </table:table-cell>
          <table:table-cell table:style-name="Таблица1.B1" office:value-type="string">
            <text:p text:style-name="P51">Невинность, простота</text:p>
          </table:table-cell>
        </table:table-row>
        <table:table-row table:style-name="Таблица1.1128">
          <table:table-cell table:style-name="Таблица1.A1" office:value-type="string">
            <text:p text:style-name="P44">1588)inordinate</text:p>
            <text:p text:style-name="P42"/>
            <text:p text:style-name="P38">[ɪ'nɔːdɪnət]</text:p>
          </table:table-cell>
          <table:table-cell table:style-name="Таблица1.B1" office:value-type="string">
            <text:p text:style-name="P51"><text:span text:style-name="T33">Ч</text:span>резмерный, беспоряд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589)<text:span text:style-name="T33">inquire</text:span></text:p>
            <text:p text:style-name="P42"/>
            <text:p text:style-name="P38">[ɪn'kwaɪə]</text:p>
          </table:table-cell>
          <table:table-cell table:style-name="Таблица1.B1" office:value-type="string">
            <text:p text:style-name="P51">Спрашивать, узнавать</text:p>
          </table:table-cell>
        </table:table-row>
        <table:table-row table:style-name="Таблица1.1128">
          <table:table-cell table:style-name="Таблица1.A1" office:value-type="string">
            <text:p text:style-name="P44">1590)insect</text:p>
            <text:p text:style-name="P42"/>
            <text:p text:style-name="P38">['ɪnsekt]</text:p>
          </table:table-cell>
          <table:table-cell table:style-name="Таблица1.B1" office:value-type="string">
            <text:p text:style-name="P51">Насекомое</text:p>
          </table:table-cell>
        </table:table-row>
        <table:table-row table:style-name="Таблица1.1128">
          <table:table-cell table:style-name="Таблица1.A1" office:value-type="string">
            <text:p text:style-name="P44">1591)insecure</text:p>
            <text:p text:style-name="P42"/>
            <text:p text:style-name="P38">[ˌɪnsɪ'kjuə]</text:p>
          </table:table-cell>
          <table:table-cell table:style-name="Таблица1.B1" office:value-type="string">
            <text:p text:style-name="P51">Ненадёжный, небезопасный</text:p>
          </table:table-cell>
        </table:table-row>
        <table:table-row table:style-name="Таблица1.1128">
          <table:table-cell table:style-name="Таблица1.A1" office:value-type="string">
            <text:p text:style-name="P44">1592)river</text:p>
            <text:p text:style-name="P42"/>
            <text:p text:style-name="P38">['rɪvə]</text:p>
          </table:table-cell>
          <table:table-cell table:style-name="Таблица1.B1" office:value-type="string">
            <text:p text:style-name="P51">Река, речной, пот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93)both</text:p>
            <text:p text:style-name="P42"/>
            <text:p text:style-name="P35">[bəuθ]</text:p>
          </table:table-cell>
          <table:table-cell table:style-name="Таблица1.B1" office:value-type="string">
            <text:p text:style-name="P51">Оба</text:p>
          </table:table-cell>
        </table:table-row>
        <table:table-row table:style-name="Таблица1.1128">
          <table:table-cell table:style-name="Таблица1.A1" office:value-type="string">
            <text:p text:style-name="P44">1594)several</text:p>
            <text:p text:style-name="P42"/>
            <text:p text:style-name="P38">['sev(ə)r(ə)l]</text:p>
          </table:table-cell>
          <table:table-cell table:style-name="Таблица1.B1" office:value-type="string">
            <text:p text:style-name="P51">Некоторый, отдельный, свой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2">1595)feel</text:p>
            <text:p text:style-name="P42"/>
            <text:p text:style-name="P38">[fiːl]</text:p>
          </table:table-cell>
          <table:table-cell table:style-name="Таблица1.B1" office:value-type="string">
            <text:p text:style-name="P51">Чувствовать, <text:s/>предчувствовать, сч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596)insensibility</text:p>
            <text:p text:style-name="P42"/>
            <text:p text:style-name="P38">[ɪnˌsen(t)sə'bɪlətɪ]</text:p>
          </table:table-cell>
          <table:table-cell table:style-name="Таблица1.B1" office:value-type="string">
            <text:p text:style-name="P51">Черствость</text:p>
          </table:table-cell>
        </table:table-row>
        <table:table-row table:style-name="Таблица1.1128">
          <table:table-cell table:style-name="Таблица1.A1" office:value-type="string">
            <text:p text:style-name="P42">1597)<text:span text:style-name="T33">inseparable</text:span></text:p>
            <text:p text:style-name="P42"/>
            <text:p text:style-name="P38">[ɪn'sep(ə)rəbl]</text:p>
          </table:table-cell>
          <table:table-cell table:style-name="Таблица1.B1" office:value-type="string">
            <text:p text:style-name="P51">Неразлучный, неотделимый</text:p>
          </table:table-cell>
        </table:table-row>
        <table:table-row table:style-name="Таблица1.1128">
          <table:table-cell table:style-name="Таблица1.A1" office:value-type="string">
            <text:p text:style-name="P44">1598)inside</text:p>
            <text:p text:style-name="P42"/>
            <text:p text:style-name="P38">[ˌɪn'saɪd]</text:p>
          </table:table-cell>
          <table:table-cell table:style-name="Таблица1.B1" office:value-type="string">
            <text:p text:style-name="P51">Внутри, в, внутренность, внутренний</text:p>
          </table:table-cell>
        </table:table-row>
        <table:table-row table:style-name="Таблица1.1128">
          <table:table-cell table:style-name="Таблица1.A1" office:value-type="string">
            <text:p text:style-name="P42">1599)insis<text:span text:style-name="T33">t</text:span></text:p>
            <text:p text:style-name="P42"/>
            <text:p text:style-name="P38">[ɪn'sɪst]</text:p>
          </table:table-cell>
          <table:table-cell table:style-name="Таблица1.B1" office:value-type="string">
            <text:p text:style-name="P51">Настаивать, утверждать</text:p>
          </table:table-cell>
        </table:table-row>
        <table:table-row table:style-name="Таблица1.1128">
          <table:table-cell table:style-name="Таблица1.A1" office:value-type="string">
            <text:p text:style-name="P44">1600)got</text:p>
            <text:p text:style-name="P42"/>
            <text:p text:style-name="P38">[gɔt]</text:p>
          </table:table-cell>
          <table:table-cell table:style-name="Таблица1.B1" office:value-type="string">
            <text:p text:style-name="P51">Прошед. Вр. ge<text:span text:style-name="T33">t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01)<text:span text:style-name="T33">whether</text:span></text:p>
            <text:p text:style-name="P42"/>
            <text:p text:style-name="P38">['(h)weðə]</text:p>
          </table:table-cell>
          <table:table-cell table:style-name="Таблица1.B1" office:value-type="string">
            <text:p text:style-name="P51">Ли</text:p>
          </table:table-cell>
        </table:table-row>
        <table:table-row table:style-name="Таблица1.1128">
          <table:table-cell table:style-name="Таблица1.A1" office:value-type="string">
            <text:p text:style-name="P44">1602)mark</text:p>
            <text:p text:style-name="P42"/>
            <text:p text:style-name="P38">[mɑːk]</text:p>
          </table:table-cell>
          <table:table-cell table:style-name="Таблица1.B1" office:value-type="string">
            <text:p text:style-name="P51">Цель, пометить, метка, штамповать, штамп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603)w<text:span text:style-name="T33">alk</text:span></text:p>
            <text:p text:style-name="P42"/>
            <text:p text:style-name="P38">[wɔːk]</text:p>
          </table:table-cell>
          <table:table-cell table:style-name="Таблица1.B1" office:value-type="string">
            <text:p text:style-name="P51">Идти, ходьба, гулять, прогулка</text:p>
          </table:table-cell>
        </table:table-row>
        <table:table-row table:style-name="Таблица1.1128">
          <table:table-cell table:style-name="Таблица1.A1" office:value-type="string">
            <text:p text:style-name="P44">1604)rather</text:p>
            <text:p text:style-name="P42"/>
            <text:p text:style-name="P38">['rɑːðə]</text:p>
          </table:table-cell>
          <table:table-cell table:style-name="Таблица1.B1" office:value-type="string">
            <text:p text:style-name="P51">Довольно, вернее, лучше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4">1605)second</text:p>
            <text:p text:style-name="P42"/>
            <text:p text:style-name="P38">['sek(ə)nd]</text:p>
          </table:table-cell>
          <table:table-cell table:style-name="Таблица1.B1" office:value-type="string">
            <text:p text:style-name="P51">Второй, другой, повторный, <text:s/>секунда, помогать</text:p>
          </table:table-cell>
        </table:table-row>
        <table:table-row table:style-name="Таблица1.1128">
          <table:table-cell table:style-name="Таблица1.A1" office:value-type="string">
            <text:p text:style-name="P44">1606)inspiration</text:p>
            <text:p text:style-name="P42"/>
            <text:p text:style-name="P38">[ˌɪnsp(ə)'reɪʃ(ə)n]</text:p>
          </table:table-cell>
          <table:table-cell table:style-name="Таблица1.B1" office:value-type="string">
            <text:p text:style-name="P51">Вдохновление</text:p>
          </table:table-cell>
        </table:table-row>
        <table:table-row table:style-name="Таблица1.1128">
          <table:table-cell table:style-name="Таблица1.A1" office:value-type="string">
            <text:p text:style-name="P42">1607)in<text:span text:style-name="T33">stant</text:span></text:p>
            <text:p text:style-name="P42"/>
            <text:p text:style-name="P38">['ɪn(t)stənt]</text:p>
          </table:table-cell>
          <table:table-cell table:style-name="Таблица1.B1" office:value-type="string">
            <text:p text:style-name="P51">Мгновение, мгновенный, немедленный</text:p>
          </table:table-cell>
        </table:table-row>
        <table:table-row table:style-name="Таблица1.1128">
          <table:table-cell table:style-name="Таблица1.A1" office:value-type="string">
            <text:p text:style-name="P44">1608)insular</text:p>
            <text:p text:style-name="P42"/>
            <text:p text:style-name="P38">['ɪnsjələ]</text:p>
          </table:table-cell>
          <table:table-cell table:style-name="Таблица1.B1" office:value-type="string">
            <text:p text:style-name="P51">Островной, замкнутый</text:p>
          </table:table-cell>
        </table:table-row>
        <table:table-row table:style-name="Таблица1.1128">
          <table:table-cell table:style-name="Таблица1.A1" office:value-type="string">
            <text:p text:style-name="P44">1609)intend</text:p>
            <text:p text:style-name="P42"/>
            <text:p text:style-name="P38">[ɪn'tend]</text:p>
          </table:table-cell>
          <table:table-cell table:style-name="Таблица1.B1" office:value-type="string">
            <text:p text:style-name="P51">Намереваться, <text:span text:style-name="T37">предназначать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10)<text:span text:style-name="T33">interconnection</text:span></text:p>
            <text:p text:style-name="P42"/>
            <text:p text:style-name="P38">[ˌɪntəkə'nekʃ(ə)n]</text:p>
          </table:table-cell>
          <table:table-cell table:style-name="Таблица1.B1" office:value-type="string">
            <text:p text:style-name="P51">Взаимосвязь, соединение</text:p>
          </table:table-cell>
        </table:table-row>
        <table:table-row table:style-name="Таблица1.1128">
          <table:table-cell table:style-name="Таблица1.A1" office:value-type="string">
            <text:p text:style-name="P44">1611)interior</text:p>
            <text:p text:style-name="P42"/>
            <text:p text:style-name="P38">[ɪn'tɪərɪə]</text:p>
          </table:table-cell>
          <table:table-cell table:style-name="Таблица1.B1" office:value-type="string">
            <text:p text:style-name="P51">Внутренний, интерьер</text:p>
          </table:table-cell>
        </table:table-row>
        <table:table-row table:style-name="Таблица1.1128">
          <table:table-cell table:style-name="Таблица1.A1" office:value-type="string">
            <text:p text:style-name="P44">1612)child</text:p>
            <text:p text:style-name="P42"/>
            <text:p text:style-name="P38">[ʧaɪld]</text:p>
          </table:table-cell>
          <table:table-cell table:style-name="Таблица1.B1" office:value-type="string">
            <text:p text:style-name="P51">Ребёнок, потом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13)along</text:p>
            <text:p text:style-name="P42"/>
            <text:p text:style-name="P38">[ə'lɔŋ]</text:p>
          </table:table-cell>
          <table:table-cell table:style-name="Таблица1.B1" office:value-type="string">
            <text:p text:style-name="P51">Вдоль, по, вперёд, вместе, с собой</text:p>
          </table:table-cell>
        </table:table-row>
        <table:table-row table:style-name="Таблица1.1128">
          <table:table-cell table:style-name="Таблица1.A1" office:value-type="string">
            <text:p text:style-name="P44">1614)god</text:p>
            <text:p text:style-name="P42"/>
            <text:p text:style-name="P38">[gɔd]</text:p>
          </table:table-cell>
          <table:table-cell table:style-name="Таблица1.B1" office:value-type="string">
            <text:p text:style-name="P51">Бог, божество, боготворить</text:p>
          </table:table-cell>
        </table:table-row>
        <table:table-row table:style-name="Таблица1.1128">
          <table:table-cell table:style-name="Таблица1.A1" office:value-type="string">
            <text:p text:style-name="P42">1615)sense</text:p>
            <text:p text:style-name="P42"/>
            <text:p text:style-name="P38">[sen(t)s]</text:p>
          </table:table-cell>
          <table:table-cell table:style-name="Таблица1.B1" office:value-type="string">
            <text:p text:style-name="P51">Чувство, чувствовать, смысл, значение, понимать</text:p>
          </table:table-cell>
        </table:table-row>
        <table:table-row table:style-name="Таблица1.1128">
          <table:table-cell table:style-name="Таблица1.A1" office:value-type="string">
            <text:p text:style-name="P44">1616)intermediate</text:p>
            <text:p text:style-name="P42"/>
            <text:p text:style-name="P38">[ˌɪntə'miːdɪət]</text:p>
          </table:table-cell>
          <table:table-cell table:style-name="Таблица1.B1" office:value-type="string">
            <text:p text:style-name="P51">Промежуточный, средний</text:p>
          </table:table-cell>
        </table:table-row>
        <table:table-row table:style-name="Таблица1.1128">
          <table:table-cell table:style-name="Таблица1.A1" office:value-type="string">
            <text:p text:style-name="P42">1617)<text:span text:style-name="T33">interpret</text:span></text:p>
            <text:p text:style-name="P42"/>
            <text:p text:style-name="P38">[ɪn'tɜːprɪt]</text:p>
          </table:table-cell>
          <table:table-cell table:style-name="Таблица1.B1" office:value-type="string">
            <text:p text:style-name="P51"><text:span text:style-name="T33">П</text:span>ереводить, объяснять</text:p>
          </table:table-cell>
        </table:table-row>
        <table:table-row table:style-name="Таблица1.1128">
          <table:table-cell table:style-name="Таблица1.A1" office:value-type="string">
            <text:p text:style-name="P44">1618)interrelation</text:p>
            <text:p text:style-name="P42"/>
            <text:p text:style-name="P38">[ˌɪntərɪ'leɪʃ(ə)n]</text:p>
          </table:table-cell>
          <table:table-cell table:style-name="Таблица1.B1" office:value-type="string">
            <text:p text:style-name="P51">Взаимоотношение, взаимосвязь</text:p>
          </table:table-cell>
        </table:table-row>
        <table:table-row table:style-name="Таблица1.1128">
          <table:table-cell table:style-name="Таблица1.A1" office:value-type="string">
            <text:p text:style-name="P42">1619)inter<text:span text:style-name="T33">rogate</text:span></text:p>
            <text:p text:style-name="P42"/>
            <text:p text:style-name="P38">[ɪn'terəgeɪt]</text:p>
          </table:table-cell>
          <table:table-cell table:style-name="Таблица1.B1" office:value-type="string">
            <text:p text:style-name="P51">Спрашивать, доп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0)intolerant</text:p>
            <text:p text:style-name="P42"/>
            <text:p text:style-name="P38">[ɪn'tɔl(ə)r(ə)nt]</text:p>
          </table:table-cell>
          <table:table-cell table:style-name="Таблица1.B1" office:value-type="string">
            <text:p text:style-name="P51">Нетерпимый</text:p>
          </table:table-cell>
        </table:table-row>
        <table:table-row table:style-name="Таблица1.1128">
          <table:table-cell table:style-name="Таблица1.A1" office:value-type="string">
            <text:p text:style-name="P42">1621)<text:span text:style-name="T33">intrude</text:span></text:p>
            <text:p text:style-name="P42"/>
            <text:p text:style-name="P38">[ɪn'truːd]</text:p>
          </table:table-cell>
          <table:table-cell table:style-name="Таблица1.B1" office:value-type="string">
            <text:p text:style-name="P51">Вторгаться, вмеш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2)law</text:p>
            <text:p text:style-name="P42"/>
            <text:p text:style-name="P38">[lɔː]</text:p>
          </table:table-cell>
          <table:table-cell table:style-name="Таблица1.B1" office:value-type="string">
            <text:p text:style-name="P51">Суд, юриспруденция, правовой, право, законный, закон, правил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23)group</text:p>
            <text:p text:style-name="P42"/>
            <text:p text:style-name="P38">[gruːp]</text:p>
          </table:table-cell>
          <table:table-cell table:style-name="Таблица1.B1" office:value-type="string">
            <text:p text:style-name="P51">Групповой, группа, группироваться, классифициро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4)rain</text:p>
            <text:p text:style-name="P42"/>
            <text:p text:style-name="P38">[reɪn]</text:p>
          </table:table-cell>
          <table:table-cell table:style-name="Таблица1.B1" office:value-type="string">
            <text:p text:style-name="P51">Лить, дождевой</text:p>
          </table:table-cell>
        </table:table-row>
        <table:table-row table:style-name="Таблица1.1128">
          <table:table-cell table:style-name="Таблица1.A1" office:value-type="string">
            <text:p text:style-name="P44">1625)those</text:p>
            <text:p text:style-name="P42"/>
            <text:p text:style-name="P38">[ðəuz]</text:p>
          </table:table-cell>
          <table:table-cell table:style-name="Таблица1.B1" office:value-type="string">
            <text:p text:style-name="P51">Те, тех, теми</text:p>
          </table:table-cell>
        </table:table-row>
        <table:table-row table:style-name="Таблица1.1128">
          <table:table-cell table:style-name="Таблица1.A1" office:value-type="string">
            <text:p text:style-name="P44">1626)invent</text:p>
            <text:p text:style-name="P42"/>
            <text:p text:style-name="P38">[ɪn'vent]</text:p>
          </table:table-cell>
          <table:table-cell table:style-name="Таблица1.B1" office:value-type="string">
            <text:p text:style-name="P51">Изобретать, вы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7)investigate</text:p>
            <text:p text:style-name="P42"/>
            <text:p text:style-name="P38">[ɪn'vestɪgeɪt]</text:p>
          </table:table-cell>
          <table:table-cell table:style-name="Таблица1.B1" office:value-type="string">
            <text:p text:style-name="P51">Исследовать, расслед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628)invisibl<text:span text:style-name="T33">e</text:span></text:p>
            <text:p text:style-name="P42"/>
            <text:p text:style-name="P38">[ɪn'vɪzəbl]</text:p>
          </table:table-cell>
          <table:table-cell table:style-name="Таблица1.B1" office:value-type="string">
            <text:p text:style-name="P51">Невидимый</text:p>
          </table:table-cell>
        </table:table-row>
        <table:table-row table:style-name="Таблица1.1128">
          <table:table-cell table:style-name="Таблица1.A1619" office:value-type="string">
            <text:p text:style-name="P42">1629)involve</text:p>
            <text:p text:style-name="P42"/>
            <text:p text:style-name="P35">[ɪnˈvɔlv]</text:p>
          </table:table-cell>
          <table:table-cell table:style-name="Таблица1.B1292" office:value-type="string">
            <text:p text:style-name="P51">Вовлекать, включать в себя, охватывать</text:p>
          </table:table-cell>
        </table:table-row>
        <table:table-row table:style-name="Таблица1.1128">
          <table:table-cell table:style-name="Таблица1.A1620" office:value-type="string">
            <text:p text:style-name="P42">1630)iron</text:p>
            <text:p text:style-name="P42"/>
            <text:p text:style-name="P35">[ˈaɪən]</text:p>
          </table:table-cell>
          <table:table-cell table:style-name="Таблица1.B1292" office:value-type="string">
            <text:p text:style-name="P51">Железо, железный, утюг</text:p>
          </table:table-cell>
        </table:table-row>
        <table:table-row table:style-name="Таблица1.1128">
          <table:table-cell table:style-name="Таблица1.A1621" office:value-type="string">
            <text:p text:style-name="P42">1631)island</text:p>
            <text:p text:style-name="P42"/>
            <text:p text:style-name="P35">[ˈaɪlənd]</text:p>
          </table:table-cell>
          <table:table-cell table:style-name="Таблица1.B1292" office:value-type="string">
            <text:p text:style-name="P51">Остров</text:p>
          </table:table-cell>
        </table:table-row>
        <table:table-row table:style-name="Таблица1.1128">
          <table:table-cell table:style-name="Таблица1.A1622" office:value-type="string">
            <text:p text:style-name="P42">1632)social</text:p>
            <text:p text:style-name="P42"/>
            <text:p text:style-name="P35">[ˈsəuʃ(ə)l]</text:p>
          </table:table-cell>
          <table:table-cell table:style-name="Таблица1.B1292" office:value-type="string">
            <text:p text:style-name="P51">Социальный, общественный</text:p>
          </table:table-cell>
        </table:table-row>
        <text:soft-page-break/>
        <table:table-row table:style-name="Таблица1.1128">
          <table:table-cell table:style-name="Таблица1.A1623" office:value-type="string">
            <text:p text:style-name="P42">1633)when</text:p>
            <text:p text:style-name="P42"/>
            <text:p text:style-name="P35">[(h)wen]</text:p>
          </table:table-cell>
          <table:table-cell table:style-name="Таблица1.B1292" office:value-type="string">
            <text:p text:style-name="P28"/>
            <text:p text:style-name="P28"/>
            <text:p text:style-name="P28">Придататочное: когда. Меня не было, когда она пришла. <text:span text:style-name="T33">=&gt; I was out when she came.</text:span></text:p>
          </table:table-cell>
        </table:table-row>
        <table:table-row table:style-name="Таблица1.1128">
          <table:table-cell table:style-name="Таблица1.A1624" office:value-type="string">
            <text:p text:style-name="P42">1634)least</text:p>
            <text:p text:style-name="P42"/>
            <text:p text:style-name="P35">[liːst]</text:p>
          </table:table-cell>
          <table:table-cell table:style-name="Таблица1.B1292" office:value-type="string">
            <text:p text:style-name="P51">Наименее, как минимум, наименьший, минимальное количество</text:p>
          </table:table-cell>
        </table:table-row>
        <table:table-row table:style-name="Таблица1.1128">
          <table:table-cell table:style-name="Таблица1.A1625" office:value-type="string">
            <text:p text:style-name="P42">1635)felt</text:p>
            <text:p text:style-name="P42"/>
            <text:p text:style-name="P35">[felt]</text:p>
          </table:table-cell>
          <table:table-cell table:style-name="Таблица1.B1292" office:value-type="string">
            <text:p text:style-name="P51">Прош время от <text:s/>feel, войлок</text:p>
          </table:table-cell>
        </table:table-row>
        <table:table-row table:style-name="Таблица1.1128">
          <table:table-cell table:style-name="Таблица1.A1626" office:value-type="string">
            <text:p text:style-name="P42">1636)issue</text:p>
            <text:p text:style-name="P42"/>
            <text:p text:style-name="P35">[ˈɪʃuː]</text:p>
          </table:table-cell>
          <table:table-cell table:style-name="Таблица1.B1292" office:value-type="string">
            <text:p text:style-name="P51">Выпуск, вопрос, проблема</text:p>
          </table:table-cell>
        </table:table-row>
        <table:table-row table:style-name="Таблица1.1128">
          <table:table-cell table:style-name="Таблица1.A1627" office:value-type="string">
            <text:p text:style-name="P42">1637)item</text:p>
            <text:p text:style-name="P42"/>
            <text:p text:style-name="P35">[ˈaɪtəm]</text:p>
          </table:table-cell>
          <table:table-cell table:style-name="Таблица1.B1292" office:value-type="string">
            <text:p text:style-name="P51">Статья, пункт, запись, предмет</text:p>
          </table:table-cell>
        </table:table-row>
        <table:table-row table:style-name="Таблица1.1128">
          <table:table-cell table:style-name="Таблица1.A1628" office:value-type="string">
            <text:p text:style-name="P42">1638)ivory</text:p>
            <text:p text:style-name="P42"/>
            <text:p text:style-name="P35">[ˈaɪv(ə)rɪ]</text:p>
          </table:table-cell>
          <table:table-cell table:style-name="Таблица1.B1292" office:value-type="string">
            <text:p text:style-name="P51">Слоновая кость, цвет слоновой кости</text:p>
          </table:table-cell>
        </table:table-row>
        <table:table-row table:style-name="Таблица1.1128">
          <table:table-cell table:style-name="Таблица1.A1629" office:value-type="string">
            <text:p text:style-name="P42">1639)jackal</text:p>
            <text:p text:style-name="P42"/>
            <text:p text:style-name="P35">[ˈʤækɔːl]</text:p>
          </table:table-cell>
          <table:table-cell table:style-name="Таблица1.B1292" office:value-type="string">
            <text:p text:style-name="P51">Шакал</text:p>
          </table:table-cell>
        </table:table-row>
        <table:table-row table:style-name="Таблица1.1128">
          <table:table-cell table:style-name="Таблица1.A1630" office:value-type="string">
            <text:p text:style-name="P42">1640)jaguar</text:p>
            <text:p text:style-name="P42"/>
            <text:p text:style-name="P35">[ˈʤægjuə]</text:p>
          </table:table-cell>
          <table:table-cell table:style-name="Таблица1.B1292" office:value-type="string">
            <text:p text:style-name="P51">Ягуар</text:p>
          </table:table-cell>
        </table:table-row>
        <table:table-row table:style-name="Таблица1.1128">
          <table:table-cell table:style-name="Таблица1.A1631" office:value-type="string">
            <text:p text:style-name="P42">1641)jazz</text:p>
            <text:p text:style-name="P42"/>
            <text:p text:style-name="P35">[ʤæz]</text:p>
          </table:table-cell>
          <table:table-cell table:style-name="Таблица1.B1292" office:value-type="string">
            <text:p text:style-name="P51">Джаз, джазовый</text:p>
          </table:table-cell>
        </table:table-row>
        <table:table-row table:style-name="Таблица1.1128">
          <table:table-cell table:style-name="Таблица1.A1632" office:value-type="string">
            <text:p text:style-name="P42">1642)began</text:p>
            <text:p text:style-name="P42"/>
            <text:p text:style-name="P35">[bɪˈgæn]</text:p>
          </table:table-cell>
          <table:table-cell table:style-name="Таблица1.B1292" office:value-type="string">
            <text:p text:style-name="P51">Прош begin</text:p>
          </table:table-cell>
        </table:table-row>
        <text:soft-page-break/>
        <table:table-row table:style-name="Таблица1.1128">
          <table:table-cell table:style-name="Таблица1.A1633" office:value-type="string">
            <text:p text:style-name="P42">1643)carry</text:p>
            <text:p text:style-name="P42"/>
            <text:p text:style-name="P35">[ˈkærɪ]</text:p>
          </table:table-cell>
          <table:table-cell table:style-name="Таблица1.B1292" office:value-type="string">
            <text:p text:style-name="P51">Продолжать, носить, переносить, возить, перевозить</text:p>
          </table:table-cell>
        </table:table-row>
        <table:table-row table:style-name="Таблица1.1128">
          <table:table-cell table:style-name="Таблица1.A1634" office:value-type="string">
            <text:p text:style-name="P42">1644)took</text:p>
            <text:p text:style-name="P42"/>
            <text:p text:style-name="P35">[tuk]</text:p>
          </table:table-cell>
          <table:table-cell table:style-name="Таблица1.B1292" office:value-type="string">
            <text:p text:style-name="P51">Прош take</text:p>
          </table:table-cell>
        </table:table-row>
        <table:table-row table:style-name="Таблица1.1128">
          <table:table-cell table:style-name="Таблица1.A1635" office:value-type="string">
            <text:p text:style-name="P42">1645)eat</text:p>
            <text:p text:style-name="P42"/>
            <text:p text:style-name="P35">[iːt]</text:p>
          </table:table-cell>
          <table:table-cell table:style-name="Таблица1.B1292" office:value-type="string">
            <text:p text:style-name="P51">Есть</text:p>
          </table:table-cell>
        </table:table-row>
        <table:table-row table:style-name="Таблица1.1128">
          <table:table-cell table:style-name="Таблица1.A1636" office:value-type="string">
            <text:p text:style-name="P44">1646)jack</text:p>
            <text:p text:style-name="P42"/>
            <text:p text:style-name="P38">[ʤæk]</text:p>
          </table:table-cell>
          <table:table-cell table:style-name="Таблица1.B1292" office:value-type="string">
            <text:p text:style-name="P51">Рычаг, домкрат </text:p>
          </table:table-cell>
        </table:table-row>
        <table:table-row table:style-name="Таблица1.1128">
          <table:table-cell table:style-name="Таблица1.A1637" office:value-type="string">
            <text:p text:style-name="P42">1647)<text:span text:style-name="T33">jaw</text:span></text:p>
            <text:p text:style-name="P42"/>
            <text:p text:style-name="P38">[ʤɔː]</text:p>
          </table:table-cell>
          <table:table-cell table:style-name="Таблица1.B1292" office:value-type="string">
            <text:p text:style-name="P51">Челюсть</text:p>
          </table:table-cell>
        </table:table-row>
        <table:table-row table:style-name="Таблица1.1128">
          <table:table-cell table:style-name="Таблица1.A1638" office:value-type="string">
            <text:p text:style-name="P42">1648)jeep</text:p>
            <text:p text:style-name="P42"/>
            <text:p text:style-name="P35">[ʤiːp]</text:p>
          </table:table-cell>
          <table:table-cell table:style-name="Таблица1.B1292" office:value-type="string">
            <text:p text:style-name="P51">Джип</text:p>
          </table:table-cell>
        </table:table-row>
        <table:table-row table:style-name="Таблица1.1128">
          <table:table-cell table:style-name="Таблица1.A1639" office:value-type="string">
            <text:p text:style-name="P42">1649)jelly</text:p>
            <text:p text:style-name="P42"/>
            <text:p text:style-name="P35">[ˈʤelɪ]</text:p>
          </table:table-cell>
          <table:table-cell table:style-name="Таблица1.B1292" office:value-type="string">
            <text:p text:style-name="P51">Желе</text:p>
          </table:table-cell>
        </table:table-row>
        <table:table-row table:style-name="Таблица1.1128">
          <table:table-cell table:style-name="Таблица1.A1640" office:value-type="string">
            <text:p text:style-name="P42">1650)jockey</text:p>
            <text:p text:style-name="P42"/>
            <text:p text:style-name="P35">[ˈʤɔkɪ]</text:p>
          </table:table-cell>
          <table:table-cell table:style-name="Таблица1.B1292" office:value-type="string">
            <text:p text:style-name="P51">Жокей</text:p>
          </table:table-cell>
        </table:table-row>
        <table:table-row table:style-name="Таблица1.1128">
          <table:table-cell table:style-name="Таблица1.A1641" office:value-type="string">
            <text:p text:style-name="P44">1651)journal</text:p>
            <text:p text:style-name="P42"/>
            <text:p text:style-name="P38">[ˈʤɜːn(ə)l]</text:p>
          </table:table-cell>
          <table:table-cell table:style-name="Таблица1.B1292" office:value-type="string">
            <text:p text:style-name="P51">Журнал, дневник</text:p>
          </table:table-cell>
        </table:table-row>
        <table:table-row table:style-name="Таблица1.1128">
          <table:table-cell table:style-name="Таблица1.A1642" office:value-type="string">
            <text:p text:style-name="P42">1652)ever</text:p>
            <text:p text:style-name="P42"/>
            <text:p text:style-name="P35">[ˈevə]</text:p>
          </table:table-cell>
          <table:table-cell table:style-name="Таблица1.B1292" office:value-type="string">
            <text:p text:style-name="P51">Когда-либо, всегда, навсегда</text:p>
          </table:table-cell>
        </table:table-row>
        <text:soft-page-break/>
        <table:table-row table:style-name="Таблица1.1128">
          <table:table-cell table:style-name="Таблица1.A1643" office:value-type="string">
            <text:p text:style-name="P42">1653)matter</text:p>
            <text:p text:style-name="P42"/>
            <text:p text:style-name="P35">[ˈmætə]</text:p>
          </table:table-cell>
          <table:table-cell table:style-name="Таблица1.B1292" office:value-type="string">
            <text:p text:style-name="P51">Вещество,дело, вопрос, иметь значение</text:p>
          </table:table-cell>
        </table:table-row>
        <table:table-row table:style-name="Таблица1.1128">
          <table:table-cell table:style-name="Таблица1.A1644" office:value-type="string">
            <text:p text:style-name="P42">1654)mind</text:p>
            <text:p text:style-name="P42"/>
            <text:p text:style-name="P35">[maɪnd]</text:p>
          </table:table-cell>
          <table:table-cell table:style-name="Таблица1.B1292" office:value-type="string">
            <text:p text:style-name="P51">Ум, разум, память, помнить, мнение, возражать, внимание, заботиться</text:p>
          </table:table-cell>
        </table:table-row>
        <table:table-row table:style-name="Таблица1.1128">
          <table:table-cell table:style-name="Таблица1.A1645" office:value-type="string">
            <text:p text:style-name="P42">1655)service</text:p>
            <text:p text:style-name="P42"/>
            <text:p text:style-name="P35">[ˈsɜːvɪs]</text:p>
          </table:table-cell>
          <table:table-cell table:style-name="Таблица1.B1292" office:value-type="string">
            <text:p text:style-name="P51">Служебный, служба, услуга, служить, сервис, обслуживать</text:p>
          </table:table-cell>
        </table:table-row>
        <table:table-row table:style-name="Таблица1.1128">
          <table:table-cell table:style-name="Таблица1.A1646" office:value-type="string">
            <text:p text:style-name="P44">1656)journalism</text:p>
            <text:p text:style-name="P42"/>
            <text:p text:style-name="P38">['ʤɜːn(ə)lɪz(ə)m]</text:p>
          </table:table-cell>
          <table:table-cell table:style-name="Таблица1.B1292" office:value-type="string">
            <text:p text:style-name="P51">Журналистика</text:p>
          </table:table-cell>
        </table:table-row>
        <table:table-row table:style-name="Таблица1.1128">
          <table:table-cell table:style-name="Таблица1.A1647" office:value-type="string">
            <text:p text:style-name="P42">1657)jubilee</text:p>
            <text:p text:style-name="P42"/>
            <text:p text:style-name="P38">['ʤuːbɪliː]</text:p>
          </table:table-cell>
          <table:table-cell table:style-name="Таблица1.B1292" office:value-type="string">
            <text:p text:style-name="P51">Юбилей</text:p>
          </table:table-cell>
        </table:table-row>
        <table:table-row table:style-name="Таблица1.1128">
          <table:table-cell table:style-name="Таблица1.A1648" office:value-type="string">
            <text:p text:style-name="P44">1658)jungle</text:p>
            <text:p text:style-name="P42"/>
            <text:p text:style-name="P35">[ˈʤʌŋgl]</text:p>
          </table:table-cell>
          <table:table-cell table:style-name="Таблица1.B1292" office:value-type="string">
            <text:p text:style-name="P52">Джунгли</text:p>
          </table:table-cell>
        </table:table-row>
        <table:table-row table:style-name="Таблица1.1128">
          <table:table-cell table:style-name="Таблица1.A1649" office:value-type="string">
            <text:p text:style-name="P44">1659)jurist</text:p>
            <text:p text:style-name="P42"/>
            <text:p text:style-name="P35">[ˈʤuərɪst]</text:p>
          </table:table-cell>
          <table:table-cell table:style-name="Таблица1.B1292" office:value-type="string">
            <text:p text:style-name="P52">Юрист</text:p>
          </table:table-cell>
        </table:table-row>
        <table:table-row table:style-name="Таблица1.1128">
          <table:table-cell table:style-name="Таблица1.A1650" office:value-type="string">
            <text:p text:style-name="P44">1660)jury</text:p>
            <text:p text:style-name="P42"/>
            <text:p text:style-name="P35">[ˈʤuərɪ]</text:p>
          </table:table-cell>
          <table:table-cell table:style-name="Таблица1.B1292" office:value-type="string">
            <text:p text:style-name="P52">Жюри, присяжные</text:p>
          </table:table-cell>
        </table:table-row>
        <table:table-row table:style-name="Таблица1.1128">
          <table:table-cell table:style-name="Таблица1.A1651" office:value-type="string">
            <text:p text:style-name="P44">1661)justice</text:p>
            <text:p text:style-name="P42"/>
            <text:p text:style-name="P35">[ˈʤʌstɪs]</text:p>
          </table:table-cell>
          <table:table-cell table:style-name="Таблица1.B1292" office:value-type="string">
            <text:p text:style-name="P52">Справедливость</text:p>
          </table:table-cell>
        </table:table-row>
        <table:table-row table:style-name="Таблица1.1128">
          <table:table-cell table:style-name="Таблица1.A1652" office:value-type="string">
            <text:p text:style-name="P42">1662)question</text:p>
            <text:p text:style-name="P42"/>
            <text:p text:style-name="P35">[ˈkwesʧən]</text:p>
          </table:table-cell>
          <table:table-cell table:style-name="Таблица1.B1292" office:value-type="string">
            <text:p text:style-name="P51">Сомнение, сомневаться, дело, спрашивать</text:p>
          </table:table-cell>
        </table:table-row>
        <text:soft-page-break/>
        <table:table-row table:style-name="Таблица1.1128">
          <table:table-cell table:style-name="Таблица1.A1653" office:value-type="string">
            <text:p text:style-name="P42">1663)once</text:p>
            <text:p text:style-name="P42"/>
            <text:p text:style-name="P35">[wʌn(t)s]</text:p>
          </table:table-cell>
          <table:table-cell table:style-name="Таблица1.B1292" office:value-type="string">
            <text:p text:style-name="P51">Как только, раз, однажды</text:p>
          </table:table-cell>
        </table:table-row>
        <table:table-row table:style-name="Таблица1.1128">
          <table:table-cell table:style-name="Таблица1.A1654" office:value-type="string">
            <text:p text:style-name="P42">1664)sure</text:p>
            <text:p text:style-name="P42"/>
            <text:p text:style-name="P35">[ʃɔː]</text:p>
          </table:table-cell>
          <table:table-cell table:style-name="Таблица1.B1292" office:value-type="string">
            <text:p text:style-name="P53">Конечно, верный, уверенный</text:p>
          </table:table-cell>
        </table:table-row>
        <table:table-row table:style-name="Таблица1.1128">
          <table:table-cell table:style-name="Таблица1.A1655" office:value-type="string">
            <text:p text:style-name="P44">1665)jealous</text:p>
            <text:p text:style-name="P42"/>
            <text:p text:style-name="P38">['ʤeləs]</text:p>
          </table:table-cell>
          <table:table-cell table:style-name="Таблица1.B1292" office:value-type="string">
            <text:p text:style-name="P51">Ревнивый, подозрительный</text:p>
          </table:table-cell>
        </table:table-row>
        <table:table-row table:style-name="Таблица1.1128">
          <table:table-cell table:style-name="Таблица1.A1656" office:value-type="string">
            <text:p text:style-name="P42">1666)jet</text:p>
            <text:p text:style-name="P42"/>
            <text:p text:style-name="P38">[ʤet]</text:p>
          </table:table-cell>
          <table:table-cell table:style-name="Таблица1.B1292" office:value-type="string">
            <text:p text:style-name="P51">Струя, бить струёй, реактивный</text:p>
          </table:table-cell>
        </table:table-row>
        <table:table-row table:style-name="Таблица1.1128">
          <table:table-cell table:style-name="Таблица1.A1657" office:value-type="string">
            <text:p text:style-name="P42">1667)<text:span text:style-name="T33">job</text:span></text:p>
            <text:p text:style-name="P42"/>
            <text:p text:style-name="P38">[ʤɔb]</text:p>
          </table:table-cell>
          <table:table-cell table:style-name="Таблица1.B1292" office:value-type="string">
            <text:p text:style-name="P51">Работа, задание</text:p>
          </table:table-cell>
        </table:table-row>
        <table:table-row table:style-name="Таблица1.1128">
          <table:table-cell table:style-name="Таблица1.A1658" office:value-type="string">
            <text:p text:style-name="P44">1668)jog</text:p>
            <text:p text:style-name="P42"/>
            <text:p text:style-name="P38">[ʤɔg]</text:p>
          </table:table-cell>
          <table:table-cell table:style-name="Таблица1.B1292" office:value-type="string">
            <text:p text:style-name="P51">Толчок, медленная ходьба, бег трусцой</text:p>
          </table:table-cell>
        </table:table-row>
        <table:table-row table:style-name="Таблица1.1128">
          <table:table-cell table:style-name="Таблица1.A1659" office:value-type="string">
            <text:p text:style-name="P42">1669)<text:span text:style-name="T33">joke</text:span></text:p>
            <text:p text:style-name="P42"/>
            <text:p text:style-name="P38">[ʤəuk]</text:p>
          </table:table-cell>
          <table:table-cell table:style-name="Таблица1.B1292" office:value-type="string">
            <text:p text:style-name="P51">Шутка</text:p>
          </table:table-cell>
        </table:table-row>
        <table:table-row table:style-name="Таблица1.1128">
          <table:table-cell table:style-name="Таблица1.A1660" office:value-type="string">
            <text:p text:style-name="P44">1670)joy</text:p>
            <text:p text:style-name="P42"/>
            <text:p text:style-name="P38">[ʤɔɪ]</text:p>
          </table:table-cell>
          <table:table-cell table:style-name="Таблица1.B1292" office:value-type="string">
            <text:p text:style-name="P51">Радость</text:p>
          </table:table-cell>
        </table:table-row>
        <table:table-row table:style-name="Таблица1.1128">
          <table:table-cell table:style-name="Таблица1.A1661" office:value-type="string">
            <text:p text:style-name="P42">1671)judge</text:p>
            <text:p text:style-name="P42"/>
            <text:p text:style-name="P38">['ʤʌʤ]</text:p>
          </table:table-cell>
          <table:table-cell table:style-name="Таблица1.B1292" office:value-type="string">
            <text:p text:style-name="P51">Судья, судить</text:p>
          </table:table-cell>
        </table:table-row>
        <table:table-row table:style-name="Таблица1.1128">
          <table:table-cell table:style-name="Таблица1.A1662" office:value-type="string">
            <text:p text:style-name="P42">1672)leave</text:p>
            <text:p text:style-name="P42"/>
            <text:p text:style-name="P35">[liːv]</text:p>
          </table:table-cell>
          <table:table-cell table:style-name="Таблица1.B1292" office:value-type="string">
            <text:p text:style-name="P51">Разрешение, оставлять, уход, отпуск</text:p>
          </table:table-cell>
        </table:table-row>
        <text:soft-page-break/>
        <table:table-row table:style-name="Таблица1.1128">
          <table:table-cell table:style-name="Таблица1.A1663" office:value-type="string">
            <text:p text:style-name="P42">1673)base</text:p>
            <text:p text:style-name="P42"/>
            <text:p text:style-name="P35">[beɪs]</text:p>
          </table:table-cell>
          <table:table-cell table:style-name="Таблица1.B1292" office:value-type="string">
            <text:p text:style-name="P51">Основывать, основа, базовый, база, подлый</text:p>
          </table:table-cell>
        </table:table-row>
        <table:table-row table:style-name="Таблица1.1128">
          <table:table-cell table:style-name="Таблица1.A1664" office:value-type="string">
            <text:p text:style-name="P42">1674)within</text:p>
            <text:p text:style-name="P42"/>
            <text:p text:style-name="P35">[wɪˈðɪn]</text:p>
          </table:table-cell>
          <table:table-cell table:style-name="Таблица1.B1292" office:value-type="string">
            <text:p text:style-name="P51">В, внутри, в пределах, в течение</text:p>
          </table:table-cell>
        </table:table-row>
        <table:table-row table:style-name="Таблица1.1128">
          <table:table-cell table:style-name="Таблица1.A1665" office:value-type="string">
            <text:p text:style-name="P42">1675)cut</text:p>
            <text:p text:style-name="P42"/>
            <text:p text:style-name="P35">[kʌt]</text:p>
          </table:table-cell>
          <table:table-cell table:style-name="Таблица1.B1292" office:value-type="string">
            <text:p text:style-name="P51">Резать, разрез, отрезать, отрезок, отрезанный, рубить, снижать, сниженный, снижение</text:p>
          </table:table-cell>
        </table:table-row>
        <table:table-row table:style-name="Таблица1.1128">
          <table:table-cell table:style-name="Таблица1.A1666" office:value-type="string">
            <text:p text:style-name="P44">1676)judicial</text:p>
            <text:p text:style-name="P42"/>
            <text:p text:style-name="P38">[ʤuː'dɪʃ(ə)l]</text:p>
          </table:table-cell>
          <table:table-cell table:style-name="Таблица1.B1292" office:value-type="string">
            <text:p text:style-name="P51"><text:span text:style-name="T33">Судебный, </text:span>законный </text:p>
          </table:table-cell>
        </table:table-row>
        <table:table-row table:style-name="Таблица1.1128">
          <table:table-cell table:style-name="Таблица1.A1667" office:value-type="string">
            <text:p text:style-name="P42">1677)jug</text:p>
            <text:p text:style-name="P42"/>
            <text:p text:style-name="P38">[ʤʌg]</text:p>
          </table:table-cell>
          <table:table-cell table:style-name="Таблица1.B1292" office:value-type="string">
            <text:p text:style-name="P51">Кувшин</text:p>
          </table:table-cell>
        </table:table-row>
        <table:table-row table:style-name="Таблица1.1128">
          <table:table-cell table:style-name="Таблица1.A1668" office:value-type="string">
            <text:p text:style-name="P42">1678)junior</text:p>
            <text:p text:style-name="P42"/>
            <text:p text:style-name="P35">[ˈʤuːnɪə]</text:p>
          </table:table-cell>
          <table:table-cell table:style-name="Таблица1.B1292" office:value-type="string">
            <text:p text:style-name="P51">Младший, юниор</text:p>
          </table:table-cell>
        </table:table-row>
        <table:table-row table:style-name="Таблица1.1128">
          <table:table-cell table:style-name="Таблица1.A1669" office:value-type="string">
            <text:p text:style-name="P42">1679)keeper</text:p>
            <text:p text:style-name="P42"/>
            <text:p text:style-name="P35">[ˈkiːpə]</text:p>
          </table:table-cell>
          <table:table-cell table:style-name="Таблица1.B1292" office:value-type="string">
            <text:p text:style-name="P51">Хранитель, вратарь</text:p>
          </table:table-cell>
        </table:table-row>
        <table:table-row table:style-name="Таблица1.1128">
          <table:table-cell table:style-name="Таблица1.A1670" office:value-type="string">
            <text:p text:style-name="P42">1680)ketchup</text:p>
            <text:p text:style-name="P42"/>
            <text:p text:style-name="P35">[ˈkeʧʌp]</text:p>
          </table:table-cell>
          <table:table-cell table:style-name="Таблица1.B1292" office:value-type="string">
            <text:p text:style-name="P51">Кетчуп</text:p>
          </table:table-cell>
        </table:table-row>
        <table:table-row table:style-name="Таблица1.1128">
          <table:table-cell table:style-name="Таблица1.A1671" office:value-type="string">
            <text:p text:style-name="P42">1681)khaki</text:p>
            <text:p text:style-name="P42"/>
            <text:p text:style-name="P35">[ˈkɑːkɪ]</text:p>
          </table:table-cell>
          <table:table-cell table:style-name="Таблица1.B1292" office:value-type="string">
            <text:p text:style-name="P51">Хаки</text:p>
          </table:table-cell>
        </table:table-row>
        <table:table-row table:style-name="Таблица1.1128">
          <table:table-cell table:style-name="Таблица1.A1672" office:value-type="string">
            <text:p text:style-name="P42">1682)watch</text:p>
            <text:p text:style-name="P42"/>
            <text:p text:style-name="P35">[wɔʧ]</text:p>
          </table:table-cell>
          <table:table-cell table:style-name="Таблица1.B1292" office:value-type="string">
            <text:p text:style-name="P51">Наблюдать, наблюдение, следить, внимание, караулить, дозор</text:p>
          </table:table-cell>
        </table:table-row>
        <text:soft-page-break/>
        <table:table-row table:style-name="Таблица1.1128">
          <table:table-cell table:style-name="Таблица1.A1673" office:value-type="string">
            <text:p text:style-name="P42">1683)although</text:p>
            <text:p text:style-name="P42"/>
            <text:p text:style-name="P35">[ɔːlˈðəu]</text:p>
          </table:table-cell>
          <table:table-cell table:style-name="Таблица1.B1292" office:value-type="string">
            <text:p text:style-name="P51">Хотя, несмотря на, если бы даже</text:p>
          </table:table-cell>
        </table:table-row>
        <table:table-row table:style-name="Таблица1.1128">
          <table:table-cell table:style-name="Таблица1.A1674" office:value-type="string">
            <text:p text:style-name="P42">1684)inform</text:p>
            <text:p text:style-name="P42"/>
            <text:p text:style-name="P35">[ɪnˈfɔːm]</text:p>
          </table:table-cell>
          <table:table-cell table:style-name="Таблица1.B1292" office:value-type="string">
            <text:p text:style-name="P51">Сообщать</text:p>
          </table:table-cell>
        </table:table-row>
        <table:table-row table:style-name="Таблица1.1128">
          <table:table-cell table:style-name="Таблица1.A1675" office:value-type="string">
            <text:p text:style-name="P42">1685)five</text:p>
            <text:p text:style-name="P42"/>
            <text:p text:style-name="P35">[faɪv]</text:p>
          </table:table-cell>
          <table:table-cell table:style-name="Таблица1.B1292" office:value-type="string">
            <text:p text:style-name="P51">Пять</text:p>
          </table:table-cell>
        </table:table-row>
        <table:table-row table:style-name="Таблица1.1128">
          <table:table-cell table:style-name="Таблица1.A1676" office:value-type="string">
            <text:p text:style-name="P42"><text:span text:style-name="T33">1</text:span>6<text:span text:style-name="T33">86)kilogram</text:span></text:p>
            <text:p text:style-name="P42"/>
            <text:p text:style-name="P38">['kɪləgræm]</text:p>
          </table:table-cell>
          <table:table-cell table:style-name="Таблица1.B1292" office:value-type="string">
            <text:p text:style-name="P51">Килограмм</text:p>
          </table:table-cell>
        </table:table-row>
        <table:table-row table:style-name="Таблица1.1128">
          <table:table-cell table:style-name="Таблица1.A1677" office:value-type="string">
            <text:p text:style-name="P42">1687)kilometre</text:p>
            <text:p text:style-name="P42"/>
            <text:p text:style-name="P38">[kɪ'lɔmɪtə]</text:p>
          </table:table-cell>
          <table:table-cell table:style-name="Таблица1.B1292" office:value-type="string">
            <text:p text:style-name="P51">Километр</text:p>
          </table:table-cell>
        </table:table-row>
        <table:table-row table:style-name="Таблица1.1128">
          <table:table-cell table:style-name="Таблица1.A1678" office:value-type="string">
            <text:p text:style-name="P42">1688)kilowatt</text:p>
            <text:p text:style-name="P42"/>
            <text:p text:style-name="P35">[ˈkɪləwɔt]</text:p>
          </table:table-cell>
          <table:table-cell table:style-name="Таблица1.B1292" office:value-type="string">
            <text:p text:style-name="P51">Киловатт</text:p>
          </table:table-cell>
        </table:table-row>
        <table:table-row table:style-name="Таблица1.1128">
          <table:table-cell table:style-name="Таблица1.A1679" office:value-type="string">
            <text:p text:style-name="P42">1689)kinetic</text:p>
            <text:p text:style-name="P42"/>
            <text:p text:style-name="P35">[kɪˈnetɪk]</text:p>
          </table:table-cell>
          <table:table-cell table:style-name="Таблица1.B1292" office:value-type="string">
            <text:p text:style-name="P51">Кинетический</text:p>
          </table:table-cell>
        </table:table-row>
        <table:table-row table:style-name="Таблица1.1128">
          <table:table-cell table:style-name="Таблица1.A1680" office:value-type="string">
            <text:p text:style-name="P42">1690)kurd</text:p>
            <text:p text:style-name="P42"/>
            <text:p text:style-name="P35">[kɜːd]</text:p>
          </table:table-cell>
          <table:table-cell table:style-name="Таблица1.B1292" office:value-type="string">
            <text:p text:style-name="P51">Курд</text:p>
          </table:table-cell>
        </table:table-row>
        <table:table-row table:style-name="Таблица1.1128">
          <table:table-cell table:style-name="Таблица1.A1681" office:value-type="string">
            <text:p text:style-name="P42">1691)keen</text:p>
            <text:p text:style-name="P42"/>
            <text:p text:style-name="P35">[kiːn]</text:p>
          </table:table-cell>
          <table:table-cell table:style-name="Таблица1.B1292" office:value-type="string">
            <text:p text:style-name="P51">Проницательный, острый, резкий</text:p>
          </table:table-cell>
        </table:table-row>
        <table:table-row table:style-name="Таблица1.1128">
          <table:table-cell table:style-name="Таблица1.A1682" office:value-type="string">
            <text:p text:style-name="P42">1692)action</text:p>
            <text:p text:style-name="P42"/>
            <text:p text:style-name="P35">[ˈækʃ(ə)n]</text:p>
          </table:table-cell>
          <table:table-cell table:style-name="Таблица1.B1292" office:value-type="string">
            <text:p text:style-name="P51">Деятельность, действие, иск</text:p>
          </table:table-cell>
        </table:table-row>
        <text:soft-page-break/>
        <table:table-row table:style-name="Таблица1.1128">
          <table:table-cell table:style-name="Таблица1.A1683" office:value-type="string">
            <text:p text:style-name="P42">1693)body</text:p>
            <text:p text:style-name="P42"/>
            <text:p text:style-name="P35">[ˈbɔdɪ]</text:p>
          </table:table-cell>
          <table:table-cell table:style-name="Таблица1.B1292" office:value-type="string">
            <text:p text:style-name="P53">Основная часть, организация, придать форму</text:p>
          </table:table-cell>
        </table:table-row>
        <table:table-row table:style-name="Таблица1.1128">
          <table:table-cell table:style-name="Таблица1.A1684" office:value-type="string">
            <text:p text:style-name="P42">1694)minute</text:p>
            <text:p text:style-name="P42"/>
            <text:p text:style-name="P35">[ˈmɪnɪt]</text:p>
          </table:table-cell>
          <table:table-cell table:style-name="Таблица1.B1292" office:value-type="string">
            <text:p text:style-name="P51">Момент, вести протокол</text:p>
          </table:table-cell>
        </table:table-row>
        <table:table-row table:style-name="Таблица1.1128">
          <table:table-cell table:style-name="Таблица1.A1685" office:value-type="string">
            <text:p text:style-name="P42">1695)thus</text:p>
            <text:p text:style-name="P42"/>
            <text:p text:style-name="P35">[ðʌs]</text:p>
          </table:table-cell>
          <table:table-cell table:style-name="Таблица1.B1292" office:value-type="string">
            <text:p text:style-name="P51">Так, таким образом, до такой степени</text:p>
          </table:table-cell>
        </table:table-row>
        <table:table-row table:style-name="Таблица1.1128">
          <table:table-cell table:style-name="Таблица1.A1686" office:value-type="string">
            <text:p text:style-name="P35">1696)keg</text:p>
            <text:p text:style-name="P35"/>
            <text:p text:style-name="P35">[keg]</text:p>
          </table:table-cell>
          <table:table-cell table:style-name="Таблица1.B1292" office:value-type="string">
            <text:p text:style-name="P51">Бочонок</text:p>
          </table:table-cell>
        </table:table-row>
        <table:table-row table:style-name="Таблица1.1128">
          <table:table-cell table:style-name="Таблица1.A1687" office:value-type="string">
            <text:p text:style-name="P35">1697)keyboard</text:p>
            <text:p text:style-name="P35"/>
            <text:p text:style-name="P35">[ˈkiːbɔːd]</text:p>
          </table:table-cell>
          <table:table-cell table:style-name="Таблица1.B1292" office:value-type="string">
            <text:p text:style-name="P51">Клавиатура</text:p>
          </table:table-cell>
        </table:table-row>
        <table:table-row table:style-name="Таблица1.1128">
          <table:table-cell table:style-name="Таблица1.A1688" office:value-type="string">
            <text:p text:style-name="P35">1698)kick</text:p>
            <text:p text:style-name="P35"/>
            <text:p text:style-name="P35">[kɪk]</text:p>
          </table:table-cell>
          <table:table-cell table:style-name="Таблица1.B1292" office:value-type="string">
            <text:p text:style-name="P51">Пнуть, удар</text:p>
          </table:table-cell>
        </table:table-row>
        <table:table-row table:style-name="Таблица1.1128">
          <table:table-cell table:style-name="Таблица1.A1689" office:value-type="string">
            <text:p text:style-name="P35">1699)kidnap</text:p>
            <text:p text:style-name="P35"/>
            <text:p text:style-name="P35">[ˈkɪdnæp]</text:p>
          </table:table-cell>
          <table:table-cell table:style-name="Таблица1.B1292" office:value-type="string">
            <text:p text:style-name="P51">Похищение, похищать</text:p>
          </table:table-cell>
        </table:table-row>
        <table:table-row table:style-name="Таблица1.1128">
          <table:table-cell table:style-name="Таблица1.A1690" office:value-type="string">
            <text:p text:style-name="P35">1700)king</text:p>
            <text:p text:style-name="P35"/>
            <text:p text:style-name="P35">[kɪŋ]</text:p>
          </table:table-cell>
          <table:table-cell table:style-name="Таблица1.B1292" office:value-type="string">
            <text:p text:style-name="P51">Король</text:p>
          </table:table-cell>
        </table:table-row>
        <table:table-row table:style-name="Таблица1.1128">
          <table:table-cell table:style-name="Таблица1.A1691" office:value-type="string">
            <text:p text:style-name="P35">1701)knee</text:p>
            <text:p text:style-name="P35"/>
            <text:p text:style-name="P35">[niː]</text:p>
          </table:table-cell>
          <table:table-cell table:style-name="Таблица1.B1292" office:value-type="string">
            <text:p text:style-name="P51">Колено</text:p>
          </table:table-cell>
        </table:table-row>
        <table:table-row table:style-name="Таблица1.1128">
          <table:table-cell table:style-name="Таблица1.A1692" office:value-type="string">
            <text:p text:style-name="P28">1702)either</text:p>
            <text:p text:style-name="P28"/>
            <text:p text:style-name="P28">[ˈaɪðə]</text:p>
          </table:table-cell>
          <table:table-cell table:style-name="Таблица1.B1292" office:value-type="string">
            <text:p text:style-name="P51">Также, или, любой, тот или другой, и тот и другой</text:p>
          </table:table-cell>
        </table:table-row>
        <text:soft-page-break/>
        <table:table-row table:style-name="Таблица1.1128">
          <table:table-cell table:style-name="Таблица1.A1693" office:value-type="string">
            <text:p text:style-name="P28">1703)rock</text:p>
            <text:p text:style-name="P28"/>
            <text:p text:style-name="P28">[rɔk]</text:p>
          </table:table-cell>
          <table:table-cell table:style-name="Таблица1.B1292" office:value-type="string">
            <text:p text:style-name="P51">Рок, горный, скала, каменный, камень, качаться</text:p>
          </table:table-cell>
        </table:table-row>
        <table:table-row table:style-name="Таблица1.1128">
          <table:table-cell table:style-name="Таблица1.A1694" office:value-type="string">
            <text:p text:style-name="P28">1704)plan</text:p>
            <text:p text:style-name="P28"/>
            <text:p text:style-name="P28">[plæn]</text:p>
          </table:table-cell>
          <table:table-cell table:style-name="Таблица1.B1292" office:value-type="string">
            <text:p text:style-name="P51">План, проект, планировать, </text:p>
          </table:table-cell>
        </table:table-row>
        <table:table-row table:style-name="Таблица1.1128">
          <table:table-cell table:style-name="Таблица1.A1695" office:value-type="string">
            <text:p text:style-name="P28">1705)port</text:p>
            <text:p text:style-name="P28"/>
            <text:p text:style-name="P28">[pɔːt]</text:p>
          </table:table-cell>
          <table:table-cell table:style-name="Таблица1.B1292" office:value-type="string">
            <text:p text:style-name="P51">Порт, портовый, приют, отверстие</text:p>
          </table:table-cell>
        </table:table-row>
        <table:table-row table:style-name="Таблица1.1128">
          <table:table-cell table:style-name="Таблица1.A1696" office:value-type="string">
            <text:p text:style-name="P28">1706)kneel</text:p>
            <text:p text:style-name="P28"/>
            <text:p text:style-name="P28">[niːl]</text:p>
          </table:table-cell>
          <table:table-cell table:style-name="Таблица1.B1292" office:value-type="string">
            <text:p text:style-name="P51">Стоять на коленях</text:p>
          </table:table-cell>
        </table:table-row>
        <table:table-row table:style-name="Таблица1.1128">
          <table:table-cell table:style-name="Таблица1.A1697" office:value-type="string">
            <text:p text:style-name="P28">1707)knock</text:p>
            <text:p text:style-name="P28"/>
            <text:p text:style-name="P28">[nɔk]</text:p>
          </table:table-cell>
          <table:table-cell table:style-name="Таблица1.B1292" office:value-type="string">
            <text:p text:style-name="P51">Стучать, бить</text:p>
          </table:table-cell>
        </table:table-row>
        <table:table-row table:style-name="Таблица1.1128">
          <table:table-cell table:style-name="Таблица1.A1698" office:value-type="string">
            <text:p text:style-name="P28">1708)knowledge</text:p>
            <text:p text:style-name="P28"/>
            <text:p text:style-name="P28">[ˈnɔlɪʤ]</text:p>
          </table:table-cell>
          <table:table-cell table:style-name="Таблица1.B1292" office:value-type="string">
            <text:p text:style-name="P51">Знание, наука</text:p>
          </table:table-cell>
        </table:table-row>
        <table:table-row table:style-name="Таблица1.1128">
          <table:table-cell table:style-name="Таблица1.A1699" office:value-type="string">
            <text:p text:style-name="P28">1709)laboratory</text:p>
            <text:p text:style-name="P28"/>
            <text:p text:style-name="P28">[ləˈbɔrət(ə)rɪ]</text:p>
          </table:table-cell>
          <table:table-cell table:style-name="Таблица1.B1292" office:value-type="string">
            <text:p text:style-name="P51">Лаборатория, лабораторный</text:p>
          </table:table-cell>
        </table:table-row>
        <table:table-row table:style-name="Таблица1.1128">
          <table:table-cell table:style-name="Таблица1.A1700" office:value-type="string">
            <text:p text:style-name="P28">1710)laconic</text:p>
            <text:p text:style-name="P28"/>
            <text:p text:style-name="P28">[ləˈkɔnɪk]</text:p>
          </table:table-cell>
          <table:table-cell table:style-name="Таблица1.B1292" office:value-type="string">
            <text:p text:style-name="P51">Лаконичный</text:p>
          </table:table-cell>
        </table:table-row>
        <table:table-row table:style-name="Таблица1.1128">
          <table:table-cell table:style-name="Таблица1.A1701" office:value-type="string">
            <text:p text:style-name="P28">1711)leader</text:p>
            <text:p text:style-name="P28"/>
            <text:p text:style-name="P28">[ˈliːdə]</text:p>
          </table:table-cell>
          <table:table-cell table:style-name="Таблица1.B1292" office:value-type="string">
            <text:p text:style-name="P51">Лидер, руководитель</text:p>
          </table:table-cell>
        </table:table-row>
        <table:table-row table:style-name="Таблица1.1128">
          <table:table-cell table:style-name="Таблица1.A1702" office:value-type="string">
            <text:p text:style-name="P28">1712)clear</text:p>
            <text:p text:style-name="P28"/>
            <text:p text:style-name="P28">[klɪə]</text:p>
          </table:table-cell>
          <table:table-cell table:style-name="Таблица1.B1292" office:value-type="string">
            <text:p text:style-name="P51">Ясно, ясный, чистый, очищать, свободный, освобождать</text:p>
          </table:table-cell>
        </table:table-row>
        <text:soft-page-break/>
        <table:table-row table:style-name="Таблица1.1128">
          <table:table-cell table:style-name="Таблица1.A1703" office:value-type="string">
            <text:p text:style-name="P28">1713)soon</text:p>
            <text:p text:style-name="P28"/>
            <text:p text:style-name="P28">[suːn]</text:p>
          </table:table-cell>
          <table:table-cell table:style-name="Таблица1.B1292" office:value-type="string">
            <text:p text:style-name="P51">Скоро, вскоре, быстро, рано</text:p>
          </table:table-cell>
        </table:table-row>
        <table:table-row table:style-name="Таблица1.1128">
          <table:table-cell table:style-name="Таблица1.A1704" office:value-type="string">
            <text:p text:style-name="P28">1714)free</text:p>
            <text:p text:style-name="P28"/>
            <text:p text:style-name="P28">[friː]</text:p>
          </table:table-cell>
          <table:table-cell table:style-name="Таблица1.B1292" office:value-type="string">
            <text:p text:style-name="P51">Освобождать, свободный, свободно, бесплатный, бесплатно</text:p>
          </table:table-cell>
        </table:table-row>
        <table:table-row table:style-name="Таблица1.1128">
          <table:table-cell table:style-name="Таблица1.A1705" office:value-type="string">
            <text:p text:style-name="P28">1715)special</text:p>
            <text:p text:style-name="P28"/>
            <text:p text:style-name="P28">[ˈspeʃ(ə)l]</text:p>
          </table:table-cell>
          <table:table-cell table:style-name="Таблица1.B1292" office:value-type="string">
            <text:p text:style-name="P51">Особо, особенный, специальный</text:p>
          </table:table-cell>
        </table:table-row>
        <table:table-row table:style-name="Таблица1.1128">
          <table:table-cell table:style-name="Таблица1.A1706" office:value-type="string">
            <text:p text:style-name="P28">1716)league</text:p>
            <text:p text:style-name="P28"/>
            <text:p text:style-name="P28">[liːg]</text:p>
          </table:table-cell>
          <table:table-cell table:style-name="Таблица1.B1292" office:value-type="string">
            <text:p text:style-name="P51">Лига, союз</text:p>
          </table:table-cell>
        </table:table-row>
        <table:table-row table:style-name="Таблица1.1128">
          <table:table-cell table:style-name="Таблица1.A1707" office:value-type="string">
            <text:p text:style-name="P28">1717)lecture</text:p>
            <text:p text:style-name="P28"/>
            <text:p text:style-name="P28">[ˈlekʧə]</text:p>
          </table:table-cell>
          <table:table-cell table:style-name="Таблица1.B1292" office:value-type="string">
            <text:p text:style-name="P51">Лекция, доклад</text:p>
          </table:table-cell>
        </table:table-row>
        <table:table-row table:style-name="Таблица1.1128">
          <table:table-cell table:style-name="Таблица1.A1708" office:value-type="string">
            <text:p text:style-name="P28">1718)legal</text:p>
            <text:p text:style-name="P28"/>
            <text:p text:style-name="P28">[ˈliːg(ə)l]</text:p>
          </table:table-cell>
          <table:table-cell table:style-name="Таблица1.B1292" office:value-type="string">
            <text:p text:style-name="P51">Правовой, юридический</text:p>
          </table:table-cell>
        </table:table-row>
        <table:table-row table:style-name="Таблица1.1128">
          <table:table-cell table:style-name="Таблица1.A1709" office:value-type="string">
            <text:p text:style-name="P28">1719)legend</text:p>
            <text:p text:style-name="P28"/>
            <text:p text:style-name="P28">[ˈleʤənd]</text:p>
          </table:table-cell>
          <table:table-cell table:style-name="Таблица1.B1292" office:value-type="string">
            <text:p text:style-name="P51">Легенда, надпись</text:p>
          </table:table-cell>
        </table:table-row>
        <table:table-row table:style-name="Таблица1.1128">
          <table:table-cell table:style-name="Таблица1.A1710" office:value-type="string">
            <text:p text:style-name="P28">1720)leggings</text:p>
            <text:p text:style-name="P28"/>
            <text:p text:style-name="P28">[ˈlegɪŋz]</text:p>
          </table:table-cell>
          <table:table-cell table:style-name="Таблица1.B1292" office:value-type="string">
            <text:p text:style-name="P51">Лосины</text:p>
          </table:table-cell>
        </table:table-row>
        <table:table-row table:style-name="Таблица1.1128">
          <table:table-cell table:style-name="Таблица1.A1711" office:value-type="string">
            <text:p text:style-name="P28">1721)lexicon</text:p>
            <text:p text:style-name="P28"/>
            <text:p text:style-name="P28">[ˈleksɪkən]</text:p>
          </table:table-cell>
          <table:table-cell table:style-name="Таблица1.B1292" office:value-type="string">
            <text:p text:style-name="P51">Лексикон, словарь</text:p>
          </table:table-cell>
        </table:table-row>
        <table:table-row table:style-name="Таблица1.1128">
          <table:table-cell table:style-name="Таблица1.A1712" office:value-type="string">
            <text:p text:style-name="P28">1722)bring</text:p>
            <text:p text:style-name="P28"/>
            <text:p text:style-name="P28">[brɪŋ]</text:p>
          </table:table-cell>
          <table:table-cell table:style-name="Таблица1.B1292" office:value-type="string">
            <text:p text:style-name="P51">Приносить, доводить, приводить</text:p>
          </table:table-cell>
        </table:table-row>
        <text:soft-page-break/>
        <table:table-row table:style-name="Таблица1.1128">
          <table:table-cell table:style-name="Таблица1.A1713" office:value-type="string">
            <text:p text:style-name="P28">1723)held</text:p>
            <text:p text:style-name="P28"/>
            <text:p text:style-name="P28">[held]</text:p>
          </table:table-cell>
          <table:table-cell table:style-name="Таблица1.B1292" office:value-type="string">
            <text:p text:style-name="P51">Прош hold, состоялся</text:p>
          </table:table-cell>
        </table:table-row>
        <table:table-row table:style-name="Таблица1.1128">
          <table:table-cell table:style-name="Таблица1.A1714" office:value-type="string">
            <text:p text:style-name="P28">1724)perhaps</text:p>
            <text:p text:style-name="P28"/>
            <text:p text:style-name="P28">[pəˈhæps]</text:p>
          </table:table-cell>
          <table:table-cell table:style-name="Таблица1.B1292" office:value-type="string">
            <text:p text:style-name="P51">Возможно</text:p>
          </table:table-cell>
        </table:table-row>
        <table:table-row table:style-name="Таблица1.1128">
          <table:table-cell table:style-name="Таблица1.A1715" office:value-type="string">
            <text:p text:style-name="P28">1725)seen</text:p>
            <text:p text:style-name="P28"/>
            <text:p text:style-name="P28">[siːn]</text:p>
          </table:table-cell>
          <table:table-cell table:style-name="Таблица1.B1292" office:value-type="string">
            <text:p text:style-name="P51">Прич прош времени от see</text:p>
          </table:table-cell>
        </table:table-row>
        <table:table-row table:style-name="Таблица1.1128">
          <table:table-cell table:style-name="Таблица1.A1716" office:value-type="string">
            <text:p text:style-name="P28">1726)liberal</text:p>
            <text:p text:style-name="P28"/>
            <text:p text:style-name="P28">[ˈlɪb(ə)r(ə)l]</text:p>
          </table:table-cell>
          <table:table-cell table:style-name="Таблица1.B1292" office:value-type="string">
            <text:p text:style-name="P51">Либеральный</text:p>
          </table:table-cell>
        </table:table-row>
        <table:table-row table:style-name="Таблица1.1128">
          <table:table-cell table:style-name="Таблица1.A1717" office:value-type="string">
            <text:p text:style-name="P28">1727)lily</text:p>
            <text:p text:style-name="P28"/>
            <text:p text:style-name="P28">[ˈlɪlɪ]</text:p>
          </table:table-cell>
          <table:table-cell table:style-name="Таблица1.B1292" office:value-type="string">
            <text:p text:style-name="P51">Лилия</text:p>
          </table:table-cell>
        </table:table-row>
        <table:table-row table:style-name="Таблица1.1128">
          <table:table-cell table:style-name="Таблица1.A1718" office:value-type="string">
            <text:p text:style-name="P28">1728)linguistics</text:p>
            <text:p text:style-name="P28"/>
            <text:p text:style-name="P28">[lɪŋˈgwɪstɪks]</text:p>
          </table:table-cell>
          <table:table-cell table:style-name="Таблица1.B1292" office:value-type="string">
            <text:p text:style-name="P51">Языкознание</text:p>
          </table:table-cell>
        </table:table-row>
        <table:table-row table:style-name="Таблица1.1128">
          <table:table-cell table:style-name="Таблица1.A1719" office:value-type="string">
            <text:p text:style-name="P28">1729)local</text:p>
            <text:p text:style-name="P28"/>
            <text:p text:style-name="P28">[ˈləuk(ə)l]</text:p>
          </table:table-cell>
          <table:table-cell table:style-name="Таблица1.B1292" office:value-type="string">
            <text:p text:style-name="P51">Местный, локальный</text:p>
          </table:table-cell>
        </table:table-row>
        <table:table-row table:style-name="Таблица1.1128">
          <table:table-cell table:style-name="Таблица1.A1720" office:value-type="string">
            <text:p text:style-name="P28">1730)locomotive</text:p>
            <text:p text:style-name="P28"/>
            <text:p text:style-name="P28">[ˌləukəˈməutɪv]</text:p>
          </table:table-cell>
          <table:table-cell table:style-name="Таблица1.B1292" office:value-type="string">
            <text:p text:style-name="P51">Локомотив, локомотивный</text:p>
          </table:table-cell>
        </table:table-row>
        <table:table-row table:style-name="Таблица1.1128">
          <table:table-cell table:style-name="Таблица1.A1721" office:value-type="string">
            <text:p text:style-name="P28">1731)logical</text:p>
            <text:p text:style-name="P28"/>
            <text:p text:style-name="P28">[ˈlɔʤɪk(ə)l]</text:p>
          </table:table-cell>
          <table:table-cell table:style-name="Таблица1.B1292" office:value-type="string">
            <text:p text:style-name="P51">Логический</text:p>
          </table:table-cell>
        </table:table-row>
        <table:table-row table:style-name="Таблица1.1128">
          <table:table-cell table:style-name="Таблица1.A1722" office:value-type="string">
            <text:p text:style-name="P28">1732)wonder</text:p>
            <text:p text:style-name="P28"/>
            <text:p text:style-name="P28">[ˈwʌndə]</text:p>
          </table:table-cell>
          <table:table-cell table:style-name="Таблица1.B1292" office:value-type="string">
            <text:p text:style-name="P51">Интересоваться, удивляться, удивительный, удивление</text:p>
          </table:table-cell>
        </table:table-row>
        <text:soft-page-break/>
        <table:table-row table:style-name="Таблица1.1128">
          <table:table-cell table:style-name="Таблица1.A1723" office:value-type="string">
            <text:p text:style-name="P28">1733)probably</text:p>
            <text:p text:style-name="P28"/>
            <text:p text:style-name="P28">[ˈprɔbəblɪ]</text:p>
          </table:table-cell>
          <table:table-cell table:style-name="Таблица1.B1292" office:value-type="string">
            <text:p text:style-name="P51">Вероятно</text:p>
          </table:table-cell>
        </table:table-row>
        <table:table-row table:style-name="Таблица1.1128">
          <table:table-cell table:style-name="Таблица1.A1724" office:value-type="string">
            <text:p text:style-name="P28">1734)effect</text:p>
            <text:p text:style-name="P28"/>
            <text:p text:style-name="P28">[ɪˈfekt]</text:p>
          </table:table-cell>
          <table:table-cell table:style-name="Таблица1.B1292" office:value-type="string">
            <text:p text:style-name="P51">Действовать, осуществлять</text:p>
          </table:table-cell>
        </table:table-row>
        <table:table-row table:style-name="Таблица1.1128">
          <table:table-cell table:style-name="Таблица1.A1725" office:value-type="string">
            <text:p text:style-name="P28">1735)lottery</text:p>
            <text:p text:style-name="P28"/>
            <text:p text:style-name="P28">[ˈlɔt(ə)rɪ]</text:p>
          </table:table-cell>
          <table:table-cell table:style-name="Таблица1.B1292" office:value-type="string">
            <text:p text:style-name="P51">Лотерея</text:p>
          </table:table-cell>
        </table:table-row>
        <table:table-row table:style-name="Таблица1.1128">
          <table:table-cell table:style-name="Таблица1.A1726" office:value-type="string">
            <text:p text:style-name="P28">1736)loyal</text:p>
            <text:p text:style-name="P28"/>
            <text:p text:style-name="P28">[ˈlɔɪəl]</text:p>
          </table:table-cell>
          <table:table-cell table:style-name="Таблица1.B1292" office:value-type="string">
            <text:p text:style-name="P51">Преданный</text:p>
          </table:table-cell>
        </table:table-row>
        <table:table-row table:style-name="Таблица1.1128">
          <table:table-cell table:style-name="Таблица1.A1727" office:value-type="string">
            <text:p text:style-name="P28">1737)lazy</text:p>
            <text:p text:style-name="P28"/>
            <text:p text:style-name="P28">[ˈleɪzɪ]</text:p>
          </table:table-cell>
          <table:table-cell table:style-name="Таблица1.B1292" office:value-type="string">
            <text:p text:style-name="P51">Ленивый</text:p>
          </table:table-cell>
        </table:table-row>
        <table:table-row table:style-name="Таблица1.1128">
          <table:table-cell table:style-name="Таблица1.A1728" office:value-type="string">
            <text:p text:style-name="P28">1738)leaf</text:p>
            <text:p text:style-name="P28"/>
            <text:p text:style-name="P28">[liːf]</text:p>
          </table:table-cell>
          <table:table-cell table:style-name="Таблица1.B1292" office:value-type="string">
            <text:p text:style-name="P51">Лист, листовой, створка</text:p>
          </table:table-cell>
        </table:table-row>
        <table:table-row table:style-name="Таблица1.1128">
          <table:table-cell table:style-name="Таблица1.A1729" office:value-type="string">
            <text:p text:style-name="P28">1739)leak</text:p>
            <text:p text:style-name="P28"/>
            <text:p text:style-name="P28">[liːk]</text:p>
          </table:table-cell>
          <table:table-cell table:style-name="Таблица1.B1292" office:value-type="string">
            <text:p text:style-name="P51">Утечка, течь</text:p>
          </table:table-cell>
        </table:table-row>
        <table:table-row table:style-name="Таблица1.1128">
          <table:table-cell table:style-name="Таблица1.A1730" office:value-type="string">
            <text:p text:style-name="P28">1740)leap</text:p>
            <text:p text:style-name="P28"/>
            <text:p text:style-name="P28">[liːp]</text:p>
          </table:table-cell>
          <table:table-cell table:style-name="Таблица1.B1292" office:value-type="string">
            <text:p text:style-name="P51">Прыжок, прыгнуть</text:p>
          </table:table-cell>
        </table:table-row>
        <table:table-row table:style-name="Таблица1.1128">
          <table:table-cell table:style-name="Таблица1.A1731" office:value-type="string">
            <text:p text:style-name="P28">1741)leather</text:p>
            <text:p text:style-name="P28"/>
            <text:p text:style-name="P28">[ˈleðə]</text:p>
          </table:table-cell>
          <table:table-cell table:style-name="Таблица1.B1292" office:value-type="string">
            <text:p text:style-name="P51">Кожа, кожаный</text:p>
          </table:table-cell>
        </table:table-row>
        <table:table-row table:style-name="Таблица1.1128">
          <table:table-cell table:style-name="Таблица1.A1732" office:value-type="string">
            <text:p text:style-name="P28">1742)field</text:p>
            <text:p text:style-name="P28"/>
            <text:p text:style-name="P28">[fiːld]</text:p>
          </table:table-cell>
          <table:table-cell table:style-name="Таблица1.B1292" office:value-type="string">
            <text:p text:style-name="P51">Полевой, поле, область, фон, месторождение</text:p>
          </table:table-cell>
        </table:table-row>
        <text:soft-page-break/>
        <table:table-row table:style-name="Таблица1.1128">
          <table:table-cell table:style-name="Таблица1.A1733" office:value-type="string">
            <text:p text:style-name="P28">1743)above</text:p>
            <text:p text:style-name="P28"/>
            <text:p text:style-name="P28">[əˈbʌv]</text:p>
          </table:table-cell>
          <table:table-cell table:style-name="Таблица1.B1292" office:value-type="string">
            <text:p text:style-name="P51">Над, выше, больше, раньше</text:p>
          </table:table-cell>
        </table:table-row>
        <table:table-row table:style-name="Таблица1.1128">
          <table:table-cell table:style-name="Таблица1.A1734" office:value-type="string">
            <text:p text:style-name="P28">1744)list</text:p>
            <text:p text:style-name="P28"/>
            <text:p text:style-name="P28">[lɪst]</text:p>
          </table:table-cell>
          <table:table-cell table:style-name="Таблица1.B1292" office:value-type="string">
            <text:p text:style-name="P51">Список, перечислять, составлять список</text:p>
          </table:table-cell>
        </table:table-row>
        <table:table-row table:style-name="Таблица1.1128">
          <table:table-cell table:style-name="Таблица1.A1735" office:value-type="string">
            <text:p text:style-name="P28">1745)lend</text:p>
            <text:p text:style-name="P28"/>
            <text:p text:style-name="P28">[lend]</text:p>
          </table:table-cell>
          <table:table-cell table:style-name="Таблица1.B1292" office:value-type="string">
            <text:p text:style-name="P51">Одалживать, давать, предоставлять </text:p>
          </table:table-cell>
        </table:table-row>
        <table:table-row table:style-name="Таблица1.1128">
          <table:table-cell table:style-name="Таблица1.A1736" office:value-type="string">
            <text:p text:style-name="P28">1746)length</text:p>
            <text:p text:style-name="P28"/>
            <text:p text:style-name="P28">[leŋ(k)θ]</text:p>
          </table:table-cell>
          <table:table-cell table:style-name="Таблица1.B1292" office:value-type="string">
            <text:p text:style-name="P51">Длина, долгота, продолжительность </text:p>
          </table:table-cell>
        </table:table-row>
        <table:table-row table:style-name="Таблица1.1128">
          <table:table-cell table:style-name="Таблица1.A1737" office:value-type="string">
            <text:p text:style-name="P28">1747)lesson</text:p>
            <text:p text:style-name="P28"/>
            <text:p text:style-name="P28">[ˈles(ə)n]</text:p>
          </table:table-cell>
          <table:table-cell table:style-name="Таблица1.B1292" office:value-type="string">
            <text:p text:style-name="P51">Урок</text:p>
          </table:table-cell>
        </table:table-row>
        <table:table-row table:style-name="Таблица1.1128">
          <table:table-cell table:style-name="Таблица1.A1738" office:value-type="string">
            <text:p text:style-name="P28">1748)level</text:p>
            <text:p text:style-name="P28"/>
            <text:p text:style-name="P28">[ˈlev(ə)l]</text:p>
          </table:table-cell>
          <table:table-cell table:style-name="Таблица1.B1292" office:value-type="string">
            <text:p text:style-name="P51">Уровень</text:p>
          </table:table-cell>
        </table:table-row>
        <table:table-row table:style-name="Таблица1.1128">
          <table:table-cell table:style-name="Таблица1.A1739" office:value-type="string">
            <text:p text:style-name="P28">1749)library</text:p>
            <text:p text:style-name="P28"/>
            <text:p text:style-name="P28">[ˈlaɪbr(ə)rɪ]</text:p>
          </table:table-cell>
          <table:table-cell table:style-name="Таблица1.B1292" office:value-type="string">
            <text:p text:style-name="P51">Библиотека, библиотечный</text:p>
          </table:table-cell>
        </table:table-row>
        <table:table-row table:style-name="Таблица1.1128">
          <table:table-cell table:style-name="Таблица1.A1740" office:value-type="string">
            <text:p text:style-name="P28">1750)lick</text:p>
            <text:p text:style-name="P28"/>
            <text:p text:style-name="P28">[lɪk]</text:p>
          </table:table-cell>
          <table:table-cell table:style-name="Таблица1.B1292" office:value-type="string">
            <text:p text:style-name="P51">Лизать</text:p>
          </table:table-cell>
        </table:table-row>
        <table:table-row table:style-name="Таблица1.1128">
          <table:table-cell table:style-name="Таблица1.A1741" office:value-type="string">
            <text:p text:style-name="P28">1751)lie</text:p>
            <text:p text:style-name="P28"/>
            <text:p text:style-name="P28">[laɪ]</text:p>
          </table:table-cell>
          <table:table-cell table:style-name="Таблица1.B1292" office:value-type="string">
            <text:p text:style-name="P51">Лежать, находиться, лгать</text:p>
          </table:table-cell>
        </table:table-row>
        <table:table-row table:style-name="Таблица1.1128">
          <table:table-cell table:style-name="Таблица1.A1742" office:value-type="string">
            <text:p text:style-name="P28">1752)office</text:p>
            <text:p text:style-name="P28"/>
            <text:p text:style-name="P28">[ˈɔfɪs]</text:p>
          </table:table-cell>
          <table:table-cell table:style-name="Таблица1.B1292" office:value-type="string">
            <text:p text:style-name="P51">Офис, служба, должность</text:p>
          </table:table-cell>
        </table:table-row>
        <text:soft-page-break/>
        <table:table-row table:style-name="Таблица1.1128">
          <table:table-cell table:style-name="Таблица1.A1743" office:value-type="string">
            <text:p text:style-name="P28">1753)reason</text:p>
            <text:p text:style-name="P28"/>
            <text:p text:style-name="P28">[ˈriːz(ə)n]</text:p>
          </table:table-cell>
          <table:table-cell table:style-name="Таблица1.B1292" office:value-type="string">
            <text:p text:style-name="P51">Разум, рассуждать, причина, основание</text:p>
          </table:table-cell>
        </table:table-row>
        <table:table-row table:style-name="Таблица1.1128">
          <table:table-cell table:style-name="Таблица1.A1744" office:value-type="string">
            <text:p text:style-name="P28">1754)state</text:p>
            <text:p text:style-name="P28"/>
            <text:p text:style-name="P28">[steɪt]</text:p>
          </table:table-cell>
          <table:table-cell table:style-name="Таблица1.B1292" office:value-type="string">
            <text:p text:style-name="P51">Государственный, государство, штат, положение, сообщать</text:p>
          </table:table-cell>
        </table:table-row>
        <table:table-row table:style-name="Таблица1.1128">
          <table:table-cell table:style-name="Таблица1.A1745" office:value-type="string">
            <text:p text:style-name="P28">1755)line</text:p>
            <text:p text:style-name="P28"/>
            <text:p text:style-name="P28">[laɪn]</text:p>
          </table:table-cell>
          <table:table-cell table:style-name="Таблица1.B1292" office:value-type="string">
            <text:p text:style-name="P51">Линейный, строка, направление</text:p>
          </table:table-cell>
        </table:table-row>
        <table:table-row table:style-name="Таблица1.1128">
          <table:table-cell table:style-name="Таблица1.A1746" office:value-type="string">
            <text:p text:style-name="P28">1756)link</text:p>
            <text:p text:style-name="P28"/>
            <text:p text:style-name="P28">[lɪŋk]</text:p>
          </table:table-cell>
          <table:table-cell table:style-name="Таблица1.B1292" office:value-type="string">
            <text:p text:style-name="P51">Ссылка (в интернете), связь, соединять, звено</text:p>
          </table:table-cell>
        </table:table-row>
        <table:table-row table:style-name="Таблица1.1128">
          <table:table-cell table:style-name="Таблица1.A1747" office:value-type="string">
            <text:p text:style-name="P28">1757)liquor</text:p>
            <text:p text:style-name="P28"/>
            <text:p text:style-name="P28">[ˈlɪkə]</text:p>
          </table:table-cell>
          <table:table-cell table:style-name="Таблица1.B1292" office:value-type="string">
            <text:p text:style-name="P51">Выпивать, напиток, раствор</text:p>
          </table:table-cell>
        </table:table-row>
        <table:table-row table:style-name="Таблица1.1128">
          <table:table-cell table:style-name="Таблица1.A1748" office:value-type="string">
            <text:p text:style-name="P28">1758)listen</text:p>
            <text:p text:style-name="P28"/>
            <text:p text:style-name="P28">[ˈlɪs(ə)n]</text:p>
          </table:table-cell>
          <table:table-cell table:style-name="Таблица1.B1292" office:value-type="string">
            <text:p text:style-name="P51">Слушать, прослушать</text:p>
          </table:table-cell>
        </table:table-row>
        <table:table-row table:style-name="Таблица1.1128">
          <table:table-cell table:style-name="Таблица1.A1749" office:value-type="string">
            <text:p text:style-name="P28">1759)lizard</text:p>
            <text:p text:style-name="P28"/>
            <text:p text:style-name="P28">[ˈlɪzəd]</text:p>
          </table:table-cell>
          <table:table-cell table:style-name="Таблица1.B1292" office:value-type="string">
            <text:p text:style-name="P51">Ящерица</text:p>
          </table:table-cell>
        </table:table-row>
        <table:table-row table:style-name="Таблица1.1128">
          <table:table-cell table:style-name="Таблица1.A1750" office:value-type="string">
            <text:p text:style-name="P28">1760)<text:bookmark-start text:name="__DdeLink__45288_1084600587"/>load<text:bookmark-end text:name="__DdeLink__45288_1084600587"/></text:p>
            <text:p text:style-name="P28"/>
            <text:p text:style-name="P28">[ləud]</text:p>
          </table:table-cell>
          <table:table-cell table:style-name="Таблица1.B1292" office:value-type="string">
            <text:p text:style-name="P51">Загружать, загрузка, груз</text:p>
          </table:table-cell>
        </table:table-row>
        <table:table-row table:style-name="Таблица1.1128">
          <table:table-cell table:style-name="Таблица1.A1751" office:value-type="string">
            <text:p text:style-name="P28">1761)loaf</text:p>
            <text:p text:style-name="P28"/>
            <text:p text:style-name="P28">[ləuf]</text:p>
          </table:table-cell>
          <table:table-cell table:style-name="Таблица1.B1292" office:value-type="string">
            <text:p text:style-name="P51">Буханка, бездельничать</text:p>
          </table:table-cell>
        </table:table-row>
        <table:table-row table:style-name="Таблица1.1128">
          <table:table-cell table:style-name="Таблица1.A1752" office:value-type="string">
            <text:p text:style-name="P28">1762)table</text:p>
            <text:p text:style-name="P28"/>
            <text:p text:style-name="P28">[ˈteɪbl]</text:p>
          </table:table-cell>
          <table:table-cell table:style-name="Таблица1.B1292" office:value-type="string">
            <text:p text:style-name="P51">Таблица, расписание, составлять таблицу</text:p>
          </table:table-cell>
        </table:table-row>
        <text:soft-page-break/>
        <table:table-row table:style-name="Таблица1.1128">
          <table:table-cell table:style-name="Таблица1.A1753" office:value-type="string">
            <text:p text:style-name="P28">1763)however</text:p>
            <text:p text:style-name="P28"/>
            <text:p text:style-name="P28">[hauˈevə]</text:p>
          </table:table-cell>
          <table:table-cell table:style-name="Таблица1.B1292" office:value-type="string">
            <text:p text:style-name="P51">Однако, как, как бы ни</text:p>
          </table:table-cell>
        </table:table-row>
        <table:table-row table:style-name="Таблица1.1128">
          <table:table-cell table:style-name="Таблица1.A1754" office:value-type="string">
            <text:p text:style-name="P28">1764)able</text:p>
            <text:p text:style-name="P28"/>
            <text:p text:style-name="P28">[ˈeɪbl]</text:p>
          </table:table-cell>
          <table:table-cell table:style-name="Таблица1.B1292" office:value-type="string">
            <text:p text:style-name="P51">В состоянии, способный, умеющий</text:p>
          </table:table-cell>
        </table:table-row>
        <table:table-row table:style-name="Таблица1.1128">
          <table:table-cell table:style-name="Таблица1.A1755" office:value-type="string">
            <text:p text:style-name="P28">1765)loan</text:p>
            <text:p text:style-name="P28"/>
            <text:p text:style-name="P28">[ləun]</text:p>
          </table:table-cell>
          <table:table-cell table:style-name="Таблица1.B1292" office:value-type="string">
            <text:p text:style-name="P51">Заём</text:p>
          </table:table-cell>
        </table:table-row>
        <table:table-row table:style-name="Таблица1.1128">
          <table:table-cell table:style-name="Таблица1.A1756" office:value-type="string">
            <text:p text:style-name="P28">1766)lock</text:p>
            <text:p text:style-name="P28"/>
            <text:p text:style-name="P28">[lɔk]</text:p>
          </table:table-cell>
          <table:table-cell table:style-name="Таблица1.B1292" office:value-type="string">
            <text:p text:style-name="P51">Замок, локон</text:p>
          </table:table-cell>
        </table:table-row>
        <table:table-row table:style-name="Таблица1.1128">
          <table:table-cell table:style-name="Таблица1.A1757" office:value-type="string">
            <text:p text:style-name="P28">1767)log</text:p>
            <text:p text:style-name="P28"/>
            <text:p text:style-name="P28">[lɔg]</text:p>
          </table:table-cell>
          <table:table-cell table:style-name="Таблица1.B1292" office:value-type="string">
            <text:p text:style-name="P51">Бревно, регистрация</text:p>
          </table:table-cell>
        </table:table-row>
        <table:table-row table:style-name="Таблица1.1128">
          <table:table-cell table:style-name="Таблица1.A1758" office:value-type="string">
            <text:p text:style-name="P28">1768)loose</text:p>
            <text:p text:style-name="P28"/>
            <text:p text:style-name="P28">[luːs]</text:p>
          </table:table-cell>
          <table:table-cell table:style-name="Таблица1.B1292" office:value-type="string">
            <text:p text:style-name="P51">Свободный, свободно, широкий</text:p>
          </table:table-cell>
        </table:table-row>
        <table:table-row table:style-name="Таблица1.1128">
          <table:table-cell table:style-name="Таблица1.A1759" office:value-type="string">
            <text:p text:style-name="P28">1769)loss</text:p>
            <text:p text:style-name="P28"/>
            <text:p text:style-name="P28">[lɔs]</text:p>
          </table:table-cell>
          <table:table-cell table:style-name="Таблица1.B1292" office:value-type="string">
            <text:p text:style-name="P51">Потеря, убыток</text:p>
          </table:table-cell>
        </table:table-row>
        <table:table-row table:style-name="Таблица1.1128">
          <table:table-cell table:style-name="Таблица1.A1760" office:value-type="string">
            <text:p text:style-name="P28">1770)love</text:p>
            <text:p text:style-name="P28"/>
            <text:p text:style-name="P28">[lʌv]</text:p>
          </table:table-cell>
          <table:table-cell table:style-name="Таблица1.B1292" office:value-type="string">
            <text:p text:style-name="P51">Любовь, любовный</text:p>
          </table:table-cell>
        </table:table-row>
        <table:table-row table:style-name="Таблица1.1128">
          <table:table-cell table:style-name="Таблица1.A1761" office:value-type="string">
            <text:p text:style-name="P28">1771)luck</text:p>
            <text:p text:style-name="P28"/>
            <text:p text:style-name="P28">[lʌk]</text:p>
          </table:table-cell>
          <table:table-cell table:style-name="Таблица1.B1292" office:value-type="string">
            <text:p text:style-name="P51">Удача, счастье, судьба</text:p>
          </table:table-cell>
        </table:table-row>
        <table:table-row table:style-name="Таблица1.1128">
          <table:table-cell table:style-name="Таблица1.A1762" office:value-type="string">
            <text:p text:style-name="P28">1772)against</text:p>
            <text:p text:style-name="P28"/>
            <text:p text:style-name="P28">[əˈgen(t)st]</text:p>
          </table:table-cell>
          <table:table-cell table:style-name="Таблица1.B1292" office:value-type="string">
            <text:p text:style-name="P51">С, от, на, по, к </text:p>
          </table:table-cell>
        </table:table-row>
        <text:soft-page-break/>
        <table:table-row table:style-name="Таблица1.1128">
          <table:table-cell table:style-name="Таблица1.A1763" office:value-type="string">
            <text:p text:style-name="P28">1773)full</text:p>
            <text:p text:style-name="P28"/>
            <text:p text:style-name="P28">[ful]</text:p>
          </table:table-cell>
          <table:table-cell table:style-name="Таблица1.B1292" office:value-type="string">
            <text:p text:style-name="P51">Как раз, очень, полный</text:p>
          </table:table-cell>
        </table:table-row>
        <table:table-row table:style-name="Таблица1.1128">
          <table:table-cell table:style-name="Таблица1.A1764" office:value-type="string">
            <text:p text:style-name="P28">1774)usual</text:p>
            <text:p text:style-name="P28"/>
            <text:p text:style-name="P28">[ˈjuːʒ(ə)l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1765" office:value-type="string">
            <text:p text:style-name="P28">1775)macaroni</text:p>
            <text:p text:style-name="P28"/>
            <text:p text:style-name="P28">[ˌmæk(ə)ˈrəunɪ]</text:p>
          </table:table-cell>
          <table:table-cell table:style-name="Таблица1.B1292" office:value-type="string">
            <text:p text:style-name="P51">Макароны</text:p>
          </table:table-cell>
        </table:table-row>
        <table:table-row table:style-name="Таблица1.1128">
          <table:table-cell table:style-name="Таблица1.A1766" office:value-type="string">
            <text:p text:style-name="P28">1776)machine</text:p>
            <text:p text:style-name="P28"/>
            <text:p text:style-name="P28">[məˈʃiːn]</text:p>
          </table:table-cell>
          <table:table-cell table:style-name="Таблица1.B1292" office:value-type="string">
            <text:p text:style-name="P51">Машина, машинный</text:p>
          </table:table-cell>
        </table:table-row>
        <table:table-row table:style-name="Таблица1.1128">
          <table:table-cell table:style-name="Таблица1.A1767" office:value-type="string">
            <text:p text:style-name="P28">1777)management</text:p>
            <text:p text:style-name="P28"/>
            <text:p text:style-name="P28">[ˈmænɪʤmənt]</text:p>
          </table:table-cell>
          <table:table-cell table:style-name="Таблица1.B1292" office:value-type="string">
            <text:p text:style-name="P51">Руководство, регулирование, управление</text:p>
          </table:table-cell>
        </table:table-row>
        <table:table-row table:style-name="Таблица1.1128">
          <table:table-cell table:style-name="Таблица1.A1768" office:value-type="string">
            <text:p text:style-name="P28">1778)manager</text:p>
            <text:p text:style-name="P28"/>
            <text:p text:style-name="P28">[ˈmænɪʤə]</text:p>
          </table:table-cell>
          <table:table-cell table:style-name="Таблица1.B1292" office:value-type="string">
            <text:p text:style-name="P51">Менеджер</text:p>
          </table:table-cell>
        </table:table-row>
        <table:table-row table:style-name="Таблица1.1128">
          <table:table-cell table:style-name="Таблица1.A1769" office:value-type="string">
            <text:p text:style-name="P28">1779)manifest</text:p>
            <text:p text:style-name="P28"/>
            <text:p text:style-name="P28">[ˈmænɪfest]</text:p>
          </table:table-cell>
          <table:table-cell table:style-name="Таблица1.B1292" office:value-type="string">
            <text:p text:style-name="P51">Манифест, проявлять</text:p>
          </table:table-cell>
        </table:table-row>
        <table:table-row table:style-name="Таблица1.1128">
          <table:table-cell table:style-name="Таблица1.A1770" office:value-type="string">
            <text:p text:style-name="P28">1780)manuscript</text:p>
            <text:p text:style-name="P28"/>
            <text:p text:style-name="P28">[ˈmænjəskrɪpt]</text:p>
          </table:table-cell>
          <table:table-cell table:style-name="Таблица1.B1292" office:value-type="string">
            <text:p text:style-name="P51">Рукопись, рукописный</text:p>
          </table:table-cell>
        </table:table-row>
        <table:table-row table:style-name="Таблица1.1128">
          <table:table-cell table:style-name="Таблица1.A1771" office:value-type="string">
            <text:p text:style-name="P28">1781)margarine</text:p>
            <text:p text:style-name="P28"/>
            <text:p text:style-name="P28">[ˌmɑːʤəˈriːn]</text:p>
          </table:table-cell>
          <table:table-cell table:style-name="Таблица1.B1292" office:value-type="string">
            <text:p text:style-name="P51">Маргарин</text:p>
          </table:table-cell>
        </table:table-row>
        <table:table-row table:style-name="Таблица1.1128">
          <table:table-cell table:style-name="Таблица1.A1772" office:value-type="string">
            <text:p text:style-name="P28">1782)quick</text:p>
            <text:p text:style-name="P28"/>
            <text:p text:style-name="P28">[kwɪk]</text:p>
          </table:table-cell>
          <table:table-cell table:style-name="Таблица1.B1292" office:value-type="string">
            <text:p text:style-name="P51">Быстро, быстрый, острый (о чувствах),сообразительный</text:p>
          </table:table-cell>
        </table:table-row>
        <text:soft-page-break/>
        <table:table-row table:style-name="Таблица1.1128">
          <table:table-cell table:style-name="Таблица1.A1773" office:value-type="string">
            <text:p text:style-name="P28">1783)young</text:p>
            <text:p text:style-name="P28"/>
            <text:p text:style-name="P28">[jʌŋ]</text:p>
          </table:table-cell>
          <table:table-cell table:style-name="Таблица1.B1292" office:value-type="string">
            <text:p text:style-name="P51">Молодо, молодежь</text:p>
          </table:table-cell>
        </table:table-row>
        <table:table-row table:style-name="Таблица1.1128">
          <table:table-cell table:style-name="Таблица1.A1774" office:value-type="string">
            <text:p text:style-name="P28">1784)happen</text:p>
            <text:p text:style-name="P28"/>
            <text:p text:style-name="P28">[ˈhæp(ə)n]</text:p>
          </table:table-cell>
          <table:table-cell table:style-name="Таблица1.B1292" office:value-type="string">
            <text:p text:style-name="P51">Происходить, оказываться</text:p>
          </table:table-cell>
        </table:table-row>
        <table:table-row table:style-name="Таблица1.1128">
          <table:table-cell table:style-name="Таблица1.A1775" office:value-type="string">
            <text:p text:style-name="P28">1785)marmalade</text:p>
            <text:p text:style-name="P28"/>
            <text:p text:style-name="P28">[ˈmɑːm(ə)leɪd]</text:p>
          </table:table-cell>
          <table:table-cell table:style-name="Таблица1.B1292" office:value-type="string">
            <text:p text:style-name="P51">Джем</text:p>
          </table:table-cell>
        </table:table-row>
        <table:table-row table:style-name="Таблица1.1128">
          <table:table-cell table:style-name="Таблица1.A1776" office:value-type="string">
            <text:p text:style-name="P28">1786)go on</text:p>
            <text:p text:style-name="P28"/>
            <text:p text:style-name="P39"><text:span text:style-name="T1">[g</text:span><text:span text:style-name="T2">əu] [</text:span><text:span text:style-name="T7">ɔ</text:span><text:span text:style-name="T2">n]</text:span></text:p>
          </table:table-cell>
          <table:table-cell table:style-name="Таблица1.B1292" office:value-type="string">
            <text:p text:style-name="P51">Продолжать, длиться</text:p>
          </table:table-cell>
        </table:table-row>
        <table:table-row table:style-name="Таблица1.1128">
          <table:table-cell table:style-name="Таблица1.A1777" office:value-type="string">
            <text:p text:style-name="P28">1787)delay</text:p>
            <text:p text:style-name="P28"/>
            <text:p text:style-name="P28">[dɪˈleɪ]</text:p>
          </table:table-cell>
          <table:table-cell table:style-name="Таблица1.B1292" office:value-type="string">
            <text:p text:style-name="P51">Задерживать, откладывать</text:p>
          </table:table-cell>
        </table:table-row>
        <table:table-row table:style-name="Таблица1.1128">
          <table:table-cell table:style-name="Таблица1.A1778" office:value-type="string">
            <text:p text:style-name="P28">1788)marshal</text:p>
            <text:p text:style-name="P28"/>
            <text:p text:style-name="P28">[ˈmɑːʃ(ə)l]</text:p>
          </table:table-cell>
          <table:table-cell table:style-name="Таблица1.B1292" office:value-type="string">
            <text:p text:style-name="P51">Маршал, судебный исполнитель</text:p>
          </table:table-cell>
        </table:table-row>
        <table:table-row table:style-name="Таблица1.1128">
          <table:table-cell table:style-name="Таблица1.A1779" office:value-type="string">
            <text:p text:style-name="P28">1789)mask</text:p>
            <text:p text:style-name="P28"/>
            <text:p text:style-name="P28">[mɑːsk]</text:p>
          </table:table-cell>
          <table:table-cell table:style-name="Таблица1.B1292" office:value-type="string">
            <text:p text:style-name="P51">Маска, маскировать</text:p>
          </table:table-cell>
        </table:table-row>
        <table:table-row table:style-name="Таблица1.1128">
          <table:table-cell table:style-name="Таблица1.A1780" office:value-type="string">
            <text:p text:style-name="P28">1790)mass</text:p>
            <text:p text:style-name="P28"/>
            <text:p text:style-name="P28">[mæs]</text:p>
          </table:table-cell>
          <table:table-cell table:style-name="Таблица1.B1292" office:value-type="string">
            <text:p text:style-name="P51">Масса, массовый</text:p>
          </table:table-cell>
        </table:table-row>
        <table:table-row table:style-name="Таблица1.1128">
          <table:table-cell table:style-name="Таблица1.A1781" office:value-type="string">
            <text:p text:style-name="P28">1791)massage</text:p>
            <text:p text:style-name="P28"/>
            <text:p text:style-name="P28">[ˈmæsɑːʒ]</text:p>
          </table:table-cell>
          <table:table-cell table:style-name="Таблица1.B1292" office:value-type="string">
            <text:p text:style-name="P51">Массаж</text:p>
          </table:table-cell>
        </table:table-row>
        <table:table-row table:style-name="Таблица1.1128">
          <table:table-cell table:style-name="Таблица1.A1782" office:value-type="string">
            <text:p text:style-name="P28">1792)talk</text:p>
            <text:p text:style-name="P28"/>
            <text:p text:style-name="P28">[tɔːk]</text:p>
          </table:table-cell>
          <table:table-cell table:style-name="Таблица1.B1292" office:value-type="string">
            <text:p text:style-name="P51">Говорить, обсуждать, разговор</text:p>
          </table:table-cell>
        </table:table-row>
        <text:soft-page-break/>
        <table:table-row table:style-name="Таблица1.1128">
          <table:table-cell table:style-name="Таблица1.A1783" office:value-type="string">
            <text:p text:style-name="P28">1793)age</text:p>
            <text:p text:style-name="P28"/>
            <text:p text:style-name="P28">[eɪʤ]</text:p>
          </table:table-cell>
          <table:table-cell table:style-name="Таблица1.B1292" office:value-type="string">
            <text:p text:style-name="P51"/>
            <text:p text:style-name="P51">Стареть, старость, век</text:p>
          </table:table-cell>
        </table:table-row>
        <table:table-row table:style-name="Таблица1.1128">
          <table:table-cell table:style-name="Таблица1.A1784" office:value-type="string">
            <text:p text:style-name="P28">1794)bed</text:p>
            <text:p text:style-name="P28"/>
            <text:p text:style-name="P28">[bed]</text:p>
          </table:table-cell>
          <table:table-cell table:style-name="Таблица1.B1292" office:value-type="string">
            <text:p text:style-name="P51">Кровать, слой, постель, спать, ложиться в постель</text:p>
          </table:table-cell>
        </table:table-row>
        <table:table-row table:style-name="Таблица1.1128">
          <table:table-cell table:style-name="Таблица1.A1785" office:value-type="string">
            <text:p text:style-name="P28">1795)word for word</text:p>
            <text:p text:style-name="P28"/>
            <text:p text:style-name="P28">[wɜːd][fɔː][wɜːd]</text:p>
          </table:table-cell>
          <table:table-cell table:style-name="Таблица1.B1292" office:value-type="string">
            <text:p text:style-name="P51">Слово в слово, буквально</text:p>
          </table:table-cell>
        </table:table-row>
        <table:table-row table:style-name="Таблица1.1128">
          <table:table-cell table:style-name="Таблица1.A1786" office:value-type="string">
            <text:p text:style-name="P28">1796)massive</text:p>
            <text:p text:style-name="P28"/>
            <text:p text:style-name="P28">[ˈmæsɪv]</text:p>
          </table:table-cell>
          <table:table-cell table:style-name="Таблица1.B1292" office:value-type="string">
            <text:p text:style-name="P51">Массовый, тяжелый, большой</text:p>
          </table:table-cell>
        </table:table-row>
        <table:table-row table:style-name="Таблица1.1128">
          <table:table-cell table:style-name="Таблица1.A1787" office:value-type="string">
            <text:p text:style-name="P28">1797)master</text:p>
            <text:p text:style-name="P28"/>
            <text:p text:style-name="P28">[ˈmɑːstə]</text:p>
          </table:table-cell>
          <table:table-cell table:style-name="Таблица1.B1292" office:value-type="string">
            <text:p text:style-name="P51">Главный, мастер, хозяин</text:p>
          </table:table-cell>
        </table:table-row>
        <table:table-row table:style-name="Таблица1.1128">
          <table:table-cell table:style-name="Таблица1.A1788" office:value-type="string">
            <text:p text:style-name="P28">1798)material</text:p>
            <text:p text:style-name="P28"/>
            <text:p text:style-name="P28">[məˈtɪərɪəl]</text:p>
          </table:table-cell>
          <table:table-cell table:style-name="Таблица1.B1292" office:value-type="string">
            <text:p text:style-name="P51">Материал, материальный</text:p>
          </table:table-cell>
        </table:table-row>
        <table:table-row table:style-name="Таблица1.1128">
          <table:table-cell table:style-name="Таблица1.A1789" office:value-type="string">
            <text:p text:style-name="P28">1799)mathematics</text:p>
            <text:p text:style-name="P28"/>
            <text:p text:style-name="P28">[ˌmæθ(ə)ˈmætɪks]</text:p>
          </table:table-cell>
          <table:table-cell table:style-name="Таблица1.B1292" office:value-type="string">
            <text:p text:style-name="P51">Математика</text:p>
          </table:table-cell>
        </table:table-row>
        <table:table-row table:style-name="Таблица1.1128">
          <table:table-cell table:style-name="Таблица1.A1790" office:value-type="string">
            <text:p text:style-name="P28">1800)maximum</text:p>
            <text:p text:style-name="P28"/>
            <text:p text:style-name="P28">[ˈmæksɪməm]</text:p>
          </table:table-cell>
          <table:table-cell table:style-name="Таблица1.B1292" office:value-type="string">
            <text:p text:style-name="P51">Максимум, максимальный</text:p>
          </table:table-cell>
        </table:table-row>
        <table:table-row table:style-name="Таблица1.1128">
          <table:table-cell table:style-name="Таблица1.A1791" office:value-type="string">
            <text:p text:style-name="P28">1801)mechanic</text:p>
            <text:p text:style-name="P28"/>
            <text:p text:style-name="P28">[mɪˈkænɪk]</text:p>
          </table:table-cell>
          <table:table-cell table:style-name="Таблица1.B1292" office:value-type="string">
            <text:p text:style-name="P51">Механик, слесарь, механический</text:p>
          </table:table-cell>
        </table:table-row>
        <table:table-row table:style-name="Таблица1.1128">
          <table:table-cell table:style-name="Таблица1.A1792" office:value-type="string">
            <text:p text:style-name="P28">1802)business</text:p>
            <text:p text:style-name="P28"/>
            <text:p text:style-name="P28">[ˈbɪznɪs]</text:p>
          </table:table-cell>
          <table:table-cell table:style-name="Таблица1.B1292" office:value-type="string">
            <text:p text:style-name="P51">Бизнес, компания, дело, деловой</text:p>
          </table:table-cell>
        </table:table-row>
        <text:soft-page-break/>
        <table:table-row table:style-name="Таблица1.1128">
          <table:table-cell table:style-name="Таблица1.A1793" office:value-type="string">
            <text:p text:style-name="P28">1803)figure</text:p>
            <text:p text:style-name="P28"/>
            <text:p text:style-name="P38">['fɪgə]</text:p>
          </table:table-cell>
          <table:table-cell table:style-name="Таблица1.B1292" office:value-type="string">
            <text:p text:style-name="P51">Изображение, изображать, цифра, обозначать цифрами,показатель, диаграмма </text:p>
          </table:table-cell>
        </table:table-row>
        <table:table-row table:style-name="Таблица1.1128">
          <table:table-cell table:style-name="Таблица1.A1794" office:value-type="string">
            <text:p text:style-name="P28">1804)across</text:p>
            <text:p text:style-name="P28"/>
            <text:p text:style-name="P28">[əˈkrɔs]</text:p>
          </table:table-cell>
          <table:table-cell table:style-name="Таблица1.B1292" office:value-type="string">
            <text:p text:style-name="P51">Через (пространство, предмет), поперёк, сквозь, на той стороне</text:p>
          </table:table-cell>
        </table:table-row>
        <table:table-row table:style-name="Таблица1.1128">
          <table:table-cell table:style-name="Таблица1.A1795" office:value-type="string">
            <text:p text:style-name="P28">1805)in a word</text:p>
            <text:p text:style-name="P28"/>
            <text:p text:style-name="P28">[ɪn][ə][wɜːd]</text:p>
          </table:table-cell>
          <table:table-cell table:style-name="Таблица1.B1292" office:value-type="string">
            <text:p text:style-name="P51">Короче говоря</text:p>
          </table:table-cell>
        </table:table-row>
        <table:table-row table:style-name="Таблица1.1128">
          <table:table-cell table:style-name="Таблица1.A1796" office:value-type="string">
            <text:p text:style-name="P28">1806)medal</text:p>
            <text:p text:style-name="P28"/>
            <text:p text:style-name="P28">[ˈmed(ə)l]</text:p>
          </table:table-cell>
          <table:table-cell table:style-name="Таблица1.B1292" office:value-type="string">
            <text:p text:style-name="P51">Медаль</text:p>
          </table:table-cell>
        </table:table-row>
        <table:table-row table:style-name="Таблица1.1128">
          <table:table-cell table:style-name="Таблица1.A1797" office:value-type="string">
            <text:p text:style-name="P28">1807)medicine</text:p>
            <text:p text:style-name="P28"/>
            <text:p text:style-name="P28">[ˈmedɪsɪn]</text:p>
          </table:table-cell>
          <table:table-cell table:style-name="Таблица1.B1292" office:value-type="string">
            <text:p text:style-name="P51">Медицина, лекарство</text:p>
          </table:table-cell>
        </table:table-row>
        <table:table-row table:style-name="Таблица1.1128">
          <table:table-cell table:style-name="Таблица1.A1798" office:value-type="string">
            <text:p text:style-name="P28">1808)put off</text:p>
            <text:p text:style-name="P28"/>
            <text:p text:style-name="P28">[put][ɔf]</text:p>
          </table:table-cell>
          <table:table-cell table:style-name="Таблица1.B1292" office:value-type="string">
            <text:p text:style-name="P51">Выключать, откладывать, отложенный</text:p>
          </table:table-cell>
        </table:table-row>
        <table:table-row table:style-name="Таблица1.1128">
          <table:table-cell table:style-name="Таблица1.A1799" office:value-type="string">
            <text:p text:style-name="P28">1809)postpone</text:p>
            <text:p text:style-name="P28"/>
            <text:p text:style-name="P28">[ˌpəustˈpəun]</text:p>
          </table:table-cell>
          <table:table-cell table:style-name="Таблица1.B1292" office:value-type="string">
            <text:p text:style-name="P51">Откладывать, переносить</text:p>
          </table:table-cell>
        </table:table-row>
        <table:table-row table:style-name="Таблица1.1128">
          <table:table-cell table:style-name="Таблица1.A1800" office:value-type="string">
            <text:p text:style-name="P28">1810)melancholy</text:p>
            <text:p text:style-name="P28"/>
            <text:p text:style-name="P28">[ˈmelənk(ə)lɪ]</text:p>
          </table:table-cell>
          <table:table-cell table:style-name="Таблица1.B1292" office:value-type="string">
            <text:p text:style-name="P51">Грустный, меланхолия</text:p>
          </table:table-cell>
        </table:table-row>
        <table:table-row table:style-name="Таблица1.1128">
          <table:table-cell table:style-name="Таблица1.A1801" office:value-type="string">
            <text:p text:style-name="P28">1811)memorial</text:p>
            <text:p text:style-name="P28"/>
            <text:p text:style-name="P28">[məˈmɔːrɪəl]</text:p>
          </table:table-cell>
          <table:table-cell table:style-name="Таблица1.B1292" office:value-type="string">
            <text:p text:style-name="P51">Мемориальный, памятник</text:p>
          </table:table-cell>
        </table:table-row>
        <table:table-row table:style-name="Таблица1.1128">
          <table:table-cell table:style-name="Таблица1.A1802" office:value-type="string">
            <text:p text:style-name="P28">1812)object</text:p>
            <text:p text:style-name="P28"/>
            <text:p text:style-name="P39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292" office:value-type="string">
            <text:p text:style-name="P51">Объективный, объект, цель, предмет</text:p>
          </table:table-cell>
        </table:table-row>
        <text:soft-page-break/>
        <table:table-row table:style-name="Таблица1.1128">
          <table:table-cell table:style-name="Таблица1.A1803" office:value-type="string">
            <text:p text:style-name="P28">1813)value</text:p>
            <text:p text:style-name="P28"/>
            <text:p text:style-name="P28">[ˈvæljuː]</text:p>
          </table:table-cell>
          <table:table-cell table:style-name="Таблица1.B1292" office:value-type="string">
            <text:p text:style-name="P51">Величина, стоимость, ценность, ценить</text:p>
          </table:table-cell>
        </table:table-row>
        <table:table-row table:style-name="Таблица1.1128">
          <table:table-cell table:style-name="Таблица1.A1804" office:value-type="string">
            <text:p text:style-name="P28">1814)wood</text:p>
            <text:p text:style-name="P28"/>
            <text:p text:style-name="P28">[wud]</text:p>
          </table:table-cell>
          <table:table-cell table:style-name="Таблица1.B1292" office:value-type="string">
            <text:p text:style-name="P51">Лес, лесной, сажать лес, дерево, деревянный</text:p>
          </table:table-cell>
        </table:table-row>
        <table:table-row table:style-name="Таблица1.1128">
          <table:table-cell table:style-name="Таблица1.A1805" office:value-type="string">
            <text:p text:style-name="P28">1815)in one word</text:p>
            <text:p text:style-name="P28"/>
            <text:p text:style-name="P28">[ɪn][wʌn][wɜːd]</text:p>
          </table:table-cell>
          <table:table-cell table:style-name="Таблица1.B1292" office:value-type="string">
            <text:p text:style-name="P51">Одним словом</text:p>
          </table:table-cell>
        </table:table-row>
        <table:table-row table:style-name="Таблица1.1128">
          <table:table-cell table:style-name="Таблица1.A1806" office:value-type="string">
            <text:p text:style-name="P28">1816)mental</text:p>
            <text:p text:style-name="P28"/>
            <text:p text:style-name="P28">[ˈment(ə)l]</text:p>
          </table:table-cell>
          <table:table-cell table:style-name="Таблица1.B1292" office:value-type="string">
            <text:p text:style-name="P51">Психический, умственный</text:p>
          </table:table-cell>
        </table:table-row>
        <table:table-row table:style-name="Таблица1.1128">
          <table:table-cell table:style-name="Таблица1.A1807" office:value-type="string">
            <text:p text:style-name="P28">1817)metal</text:p>
            <text:p text:style-name="P28"/>
            <text:p text:style-name="P28">[ˈmet(ə)l]</text:p>
          </table:table-cell>
          <table:table-cell table:style-name="Таблица1.B1292" office:value-type="string">
            <text:p text:style-name="P51">Металл, металлический</text:p>
          </table:table-cell>
        </table:table-row>
        <table:table-row table:style-name="Таблица1.1128">
          <table:table-cell table:style-name="Таблица1.A1808" office:value-type="string">
            <text:p text:style-name="P28">1818)metalic</text:p>
            <text:p text:style-name="P28"/>
            <text:p text:style-name="P28">[məˈtæl.ɪk]</text:p>
          </table:table-cell>
          <table:table-cell table:style-name="Таблица1.B1292" office:value-type="string">
            <text:p text:style-name="P51">Металлический</text:p>
          </table:table-cell>
        </table:table-row>
        <table:table-row table:style-name="Таблица1.1128">
          <table:table-cell table:style-name="Таблица1.A1809" office:value-type="string">
            <text:p text:style-name="P28">1819)metallurgy</text:p>
            <text:p text:style-name="P28"/>
            <text:p text:style-name="P28">[meˈtæləʤɪ]</text:p>
          </table:table-cell>
          <table:table-cell table:style-name="Таблица1.B1292" office:value-type="string">
            <text:p text:style-name="P51">Металлургия</text:p>
          </table:table-cell>
        </table:table-row>
        <table:table-row table:style-name="Таблица1.1128">
          <table:table-cell table:style-name="Таблица1.A1810" office:value-type="string">
            <text:p text:style-name="P28">1820)meteorite</text:p>
            <text:p text:style-name="P28"/>
            <text:p text:style-name="P28">[ˈmiːtɪ(ə)raɪt]</text:p>
          </table:table-cell>
          <table:table-cell table:style-name="Таблица1.B1292" office:value-type="string">
            <text:p text:style-name="P51">Метеорит, метеоритный</text:p>
          </table:table-cell>
        </table:table-row>
        <table:table-row table:style-name="Таблица1.1128">
          <table:table-cell table:style-name="Таблица1.A1811" office:value-type="string">
            <text:p text:style-name="P28">1821)meteorology</text:p>
            <text:p text:style-name="P28"/>
            <text:p text:style-name="P28">[ˌmiːtɪ(ə)ˈrɔləʤɪ]</text:p>
          </table:table-cell>
          <table:table-cell table:style-name="Таблица1.B1292" office:value-type="string">
            <text:p text:style-name="P51">Метеорология</text:p>
          </table:table-cell>
        </table:table-row>
        <table:table-row table:style-name="Таблица1.1128">
          <table:table-cell table:style-name="Таблица1.A1812" office:value-type="string">
            <text:p text:style-name="P28">1822)black</text:p>
            <text:p text:style-name="P28"/>
            <text:p text:style-name="P28">[blæk]</text:p>
          </table:table-cell>
          <table:table-cell table:style-name="Таблица1.B1292" office:value-type="string">
            <text:p text:style-name="P51">Чернь, чернить, окрашивать чёрной краской</text:p>
          </table:table-cell>
        </table:table-row>
        <text:soft-page-break/>
        <table:table-row table:style-name="Таблица1.1128">
          <table:table-cell table:style-name="Таблица1.A1813" office:value-type="string">
            <text:p text:style-name="P28">1823)busy</text:p>
            <text:p text:style-name="P28"/>
            <text:p text:style-name="P28">[ˈbɪzɪ]</text:p>
          </table:table-cell>
          <table:table-cell table:style-name="Таблица1.B1292" office:value-type="string">
            <text:p text:style-name="P51">Занято, занимать, заниматься</text:p>
          </table:table-cell>
        </table:table-row>
        <table:table-row table:style-name="Таблица1.1128">
          <table:table-cell table:style-name="Таблица1.A1814" office:value-type="string">
            <text:p text:style-name="P28">1824)Can I have a word with you?</text:p>
            <text:p text:style-name="P28"/>
            <text:p text:style-name="P28">[kæn][aɪ][hæv][ə][wɜːd][wɪð][juː]</text:p>
          </table:table-cell>
          <table:table-cell table:style-name="Таблица1.B1292" office:value-type="string">
            <text:p text:style-name="P51">Могу я поговорить с вами?</text:p>
          </table:table-cell>
        </table:table-row>
        <table:table-row table:style-name="Таблица1.1128">
          <table:table-cell table:style-name="Таблица1.A1815" office:value-type="string">
            <text:p text:style-name="P28">1825)deep</text:p>
            <text:p text:style-name="P28"/>
            <text:p text:style-name="P28">[diːp]</text:p>
          </table:table-cell>
          <table:table-cell table:style-name="Таблица1.B1292" office:value-type="string">
            <text:p text:style-name="P51">Глубоко, глубина, серьезный, сильный</text:p>
          </table:table-cell>
        </table:table-row>
        <table:table-row table:style-name="Таблица1.1128">
          <table:table-cell table:style-name="Таблица1.A1816" office:value-type="string">
            <text:p text:style-name="P28">1826)meter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<text:bookmark-start text:name="__DdeLink__17271_1964064605"/>Метр, счетчик, измерять<text:bookmark-end text:name="__DdeLink__17271_1964064605"/> </text:p>
          </table:table-cell>
        </table:table-row>
        <table:table-row table:style-name="Таблица1.1128">
          <table:table-cell table:style-name="Таблица1.A1817" office:value-type="string">
            <text:p text:style-name="P28">1827)metre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Метр, счетчик, измерять</text:p>
          </table:table-cell>
        </table:table-row>
        <table:table-row table:style-name="Таблица1.1128">
          <table:table-cell table:style-name="Таблица1.A1818" office:value-type="string">
            <text:p text:style-name="P28">1828)dry</text:p>
            <text:p text:style-name="P28"/>
            <text:p text:style-name="P28">[draɪ]</text:p>
          </table:table-cell>
          <table:table-cell table:style-name="Таблица1.B1292" office:value-type="string">
            <text:p text:style-name="P51">Сухо, насухо, сушить, сухой, засуха</text:p>
          </table:table-cell>
        </table:table-row>
        <table:table-row table:style-name="Таблица1.1128">
          <table:table-cell table:style-name="Таблица1.A1819" office:value-type="string">
            <text:p text:style-name="P28">1829)done</text:p>
            <text:p text:style-name="P28"/>
            <text:p text:style-name="P28">[dʌn]</text:p>
          </table:table-cell>
          <table:table-cell table:style-name="Таблица1.B1292" office:value-type="string">
            <text:p text:style-name="P51">Ладно, прич прош времени от do</text:p>
          </table:table-cell>
        </table:table-row>
        <table:table-row table:style-name="Таблица1.1128">
          <table:table-cell table:style-name="Таблица1.A1820" office:value-type="string">
            <text:p text:style-name="P28">1830)magic</text:p>
            <text:p text:style-name="P28"/>
            <text:p text:style-name="P28">[ˈmæʤɪk]</text:p>
          </table:table-cell>
          <table:table-cell table:style-name="Таблица1.B1292" office:value-type="string">
            <text:p text:style-name="P51">Магия, волшебный</text:p>
          </table:table-cell>
        </table:table-row>
        <table:table-row table:style-name="Таблица1.1128">
          <table:table-cell table:style-name="Таблица1.A1821" office:value-type="string">
            <text:p text:style-name="P28">1831)maid</text:p>
            <text:p text:style-name="P28"/>
            <text:p text:style-name="P28">[meɪd]</text:p>
          </table:table-cell>
          <table:table-cell table:style-name="Таблица1.B1292" office:value-type="string">
            <text:p text:style-name="P51">Девушка, девственница </text:p>
          </table:table-cell>
        </table:table-row>
        <table:table-row table:style-name="Таблица1.1128">
          <table:table-cell table:style-name="Таблица1.A1822" office:value-type="string">
            <text:p text:style-name="P28">1832)mail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Почта</text:p>
          </table:table-cell>
        </table:table-row>
        <text:soft-page-break/>
        <table:table-row table:style-name="Таблица1.1128">
          <table:table-cell table:style-name="Таблица1.A1823" office:value-type="string">
            <text:p text:style-name="P28">1833)main</text:p>
            <text:p text:style-name="P28"/>
            <text:p text:style-name="P29">[meɪn]</text:p>
          </table:table-cell>
          <table:table-cell table:style-name="Таблица1.B1292" office:value-type="string">
            <text:p text:style-name="P51">Главный, основная часть, материк</text:p>
          </table:table-cell>
        </table:table-row>
        <table:table-row table:style-name="Таблица1.1128">
          <table:table-cell table:style-name="Таблица1.A1824" office:value-type="string">
            <text:p text:style-name="P28">1834)microbe</text:p>
            <text:p text:style-name="P28"/>
            <text:p text:style-name="P29">[ˈmaɪkrəub]</text:p>
          </table:table-cell>
          <table:table-cell table:style-name="Таблица1.B1292" office:value-type="string">
            <text:p text:style-name="P51">Микроб</text:p>
          </table:table-cell>
        </table:table-row>
        <table:table-row table:style-name="Таблица1.1128">
          <table:table-cell table:style-name="Таблица1.A1825" office:value-type="string">
            <text:p text:style-name="P28">1835)microphone</text:p>
            <text:p text:style-name="P28"/>
            <text:p text:style-name="P29">[ˈmaɪkrəfəun]</text:p>
          </table:table-cell>
          <table:table-cell table:style-name="Таблица1.B1292" office:value-type="string">
            <text:p text:style-name="P51">Микрофон</text:p>
          </table:table-cell>
        </table:table-row>
        <table:table-row table:style-name="Таблица1.1128">
          <table:table-cell table:style-name="Таблица1.A1826" office:value-type="string">
            <text:p text:style-name="P28">1836)microscope</text:p>
            <text:p text:style-name="P28"/>
            <text:p text:style-name="P29">[ˈmaɪkrəskəup]</text:p>
          </table:table-cell>
          <table:table-cell table:style-name="Таблица1.B1292" office:value-type="string">
            <text:p text:style-name="P51">Микроскоп</text:p>
          </table:table-cell>
        </table:table-row>
        <table:table-row table:style-name="Таблица1.1128">
          <table:table-cell table:style-name="Таблица1.A1827" office:value-type="string">
            <text:p text:style-name="P28">1837)mile</text:p>
            <text:p text:style-name="P28"/>
            <text:p text:style-name="P29">[maɪl]</text:p>
          </table:table-cell>
          <table:table-cell table:style-name="Таблица1.B1292" office:value-type="string">
            <text:p text:style-name="P51">Миля</text:p>
          </table:table-cell>
        </table:table-row>
        <table:table-row table:style-name="Таблица1.1128">
          <table:table-cell table:style-name="Таблица1.A1828" office:value-type="string">
            <text:p text:style-name="P28">1838)militia</text:p>
            <text:p text:style-name="P28"/>
            <text:p text:style-name="P29">[mɪˈlɪʃə]</text:p>
          </table:table-cell>
          <table:table-cell table:style-name="Таблица1.B1292" office:value-type="string">
            <text:p text:style-name="P51">Милиция</text:p>
          </table:table-cell>
        </table:table-row>
        <table:table-row table:style-name="Таблица1.1128">
          <table:table-cell table:style-name="Таблица1.A1829" office:value-type="string">
            <text:p text:style-name="P28">1839)millennium</text:p>
            <text:p text:style-name="P28"/>
            <text:p text:style-name="P29">[mɪˈlenɪəm]</text:p>
          </table:table-cell>
          <table:table-cell table:style-name="Таблица1.B1292" office:value-type="string">
            <text:p text:style-name="P51">Тысячелетие</text:p>
          </table:table-cell>
        </table:table-row>
        <table:table-row table:style-name="Таблица1.1128">
          <table:table-cell table:style-name="Таблица1.A1830" office:value-type="string">
            <text:p text:style-name="P28">1840)millionaire</text:p>
            <text:p text:style-name="P28"/>
            <text:p text:style-name="P29">[ˌmɪljəˈnɛə]</text:p>
          </table:table-cell>
          <table:table-cell table:style-name="Таблица1.B1292" office:value-type="string">
            <text:p text:style-name="P51">Миллионер</text:p>
          </table:table-cell>
        </table:table-row>
        <table:table-row table:style-name="Таблица1.1128">
          <table:table-cell table:style-name="Таблица1.A1831" office:value-type="string">
            <text:p text:style-name="P28">1841)<text:bookmark text:name="__DdeLink__22379_1558693433"/>mix</text:p>
            <text:p text:style-name="P28"/>
            <text:p text:style-name="P29">[mɪks]</text:p>
          </table:table-cell>
          <table:table-cell table:style-name="Таблица1.B1292" office:value-type="string">
            <text:p text:style-name="P51">Смешивать, смешивание, смесь</text:p>
          </table:table-cell>
        </table:table-row>
        <table:table-row table:style-name="Таблица1.1128">
          <table:table-cell table:style-name="Таблица1.A1832" office:value-type="string">
            <text:p text:style-name="P28">1842)behind</text:p>
            <text:p text:style-name="P28"/>
            <text:p text:style-name="P29">[bɪˈhaɪnd]</text:p>
          </table:table-cell>
          <table:table-cell table:style-name="Таблица1.B1292" office:value-type="string">
            <text:p text:style-name="P51">За, позади, сзади, после</text:p>
          </table:table-cell>
        </table:table-row>
        <text:soft-page-break/>
        <table:table-row table:style-name="Таблица1.1128">
          <table:table-cell table:style-name="Таблица1.A1833" office:value-type="string">
            <text:p text:style-name="P28">1843)increase</text:p>
            <text:p text:style-name="P28"/>
            <text:p text:style-name="P29">[ˈɪnkriːs]</text:p>
          </table:table-cell>
          <table:table-cell table:style-name="Таблица1.B1292" office:value-type="string">
            <text:p text:style-name="P51">Рост, повышение, усиливаться</text:p>
          </table:table-cell>
        </table:table-row>
        <table:table-row table:style-name="Таблица1.1128">
          <table:table-cell table:style-name="Таблица1.A1834" office:value-type="string">
            <text:p text:style-name="P28">1844)reach</text:p>
            <text:p text:style-name="P28"/>
            <text:p text:style-name="P29">[riːʧ]</text:p>
          </table:table-cell>
          <table:table-cell table:style-name="Таблица1.B1292" office:value-type="string">
            <text:p text:style-name="P51">Доставать, передавать, связаться, достигать</text:p>
          </table:table-cell>
        </table:table-row>
        <table:table-row table:style-name="Таблица1.1128">
          <table:table-cell table:style-name="Таблица1.A1835" office:value-type="string">
            <text:p text:style-name="P28">1845)all is well</text:p>
            <text:p text:style-name="P28"/>
            <text:p text:style-name="P29">[ɔːl][ɪz][wel]</text:p>
          </table:table-cell>
          <table:table-cell table:style-name="Таблица1.B1292" office:value-type="string">
            <text:p text:style-name="P51">Всё в порядке</text:p>
          </table:table-cell>
        </table:table-row>
        <table:table-row table:style-name="Таблица1.1128">
          <table:table-cell table:style-name="Таблица1.A1836" office:value-type="string">
            <text:p text:style-name="P28">1846)mixer</text:p>
            <text:p text:style-name="P28"/>
            <text:p text:style-name="P29">[ˈmɪksə]</text:p>
          </table:table-cell>
          <table:table-cell table:style-name="Таблица1.B1292" office:value-type="string">
            <text:p text:style-name="P51">Смеситель, миксер</text:p>
          </table:table-cell>
        </table:table-row>
        <table:table-row table:style-name="Таблица1.1128">
          <table:table-cell table:style-name="Таблица1.A1837" office:value-type="string">
            <text:p text:style-name="P28">1847)mixture</text:p>
            <text:p text:style-name="P28"/>
            <text:p text:style-name="P29">[ˈmɪksʧə]</text:p>
          </table:table-cell>
          <table:table-cell table:style-name="Таблица1.B1292" office:value-type="string">
            <text:p text:style-name="P51">Смесь, микстура, смешивать</text:p>
          </table:table-cell>
        </table:table-row>
        <table:table-row table:style-name="Таблица1.1128">
          <table:table-cell table:style-name="Таблица1.A1838" office:value-type="string">
            <text:p text:style-name="P28">1848)modification</text:p>
            <text:p text:style-name="P28"/>
            <text:p text:style-name="P29">[ˌmɔdɪfɪˈkeɪʃ(ə)n]</text:p>
          </table:table-cell>
          <table:table-cell table:style-name="Таблица1.B1292" office:value-type="string">
            <text:p text:style-name="P51">Изменение</text:p>
          </table:table-cell>
        </table:table-row>
        <table:table-row table:style-name="Таблица1.1128">
          <table:table-cell table:style-name="Таблица1.A1839" office:value-type="string">
            <text:p text:style-name="P28">1849)monarch</text:p>
            <text:p text:style-name="P28"/>
            <text:p text:style-name="P29">[ˈmɔnək]</text:p>
          </table:table-cell>
          <table:table-cell table:style-name="Таблица1.B1292" office:value-type="string">
            <text:p text:style-name="P51">Монарх</text:p>
          </table:table-cell>
        </table:table-row>
        <table:table-row table:style-name="Таблица1.1128">
          <table:table-cell table:style-name="Таблица1.A1840" office:value-type="string">
            <text:p text:style-name="P28">1850)monument</text:p>
            <text:p text:style-name="P28"/>
            <text:p text:style-name="P29">[ˈmɔnjumənt]</text:p>
          </table:table-cell>
          <table:table-cell table:style-name="Таблица1.B1292" office:value-type="string">
            <text:p text:style-name="P51">Монумент, памятник</text:p>
          </table:table-cell>
        </table:table-row>
        <table:table-row table:style-name="Таблица1.1128">
          <table:table-cell table:style-name="Таблица1.A1841" office:value-type="string">
            <text:p text:style-name="P28">1851)morphology</text:p>
            <text:p text:style-name="P28"/>
            <text:p text:style-name="P29">[mɔːˈfɔləʤɪ]</text:p>
          </table:table-cell>
          <table:table-cell table:style-name="Таблица1.B1292" office:value-type="string">
            <text:p text:style-name="P51">Морфология</text:p>
          </table:table-cell>
        </table:table-row>
        <table:table-row table:style-name="Таблица1.1128">
          <table:table-cell table:style-name="Таблица1.A1842" office:value-type="string">
            <text:p text:style-name="P28">1852)six</text:p>
            <text:p text:style-name="P28"/>
            <text:p text:style-name="P29">[sɪks]</text:p>
          </table:table-cell>
          <table:table-cell table:style-name="Таблица1.B1292" office:value-type="string">
            <text:p text:style-name="P51">Шесть</text:p>
          </table:table-cell>
        </table:table-row>
        <text:soft-page-break/>
        <table:table-row table:style-name="Таблица1.1128">
          <table:table-cell table:style-name="Таблица1.A1843" office:value-type="string">
            <text:p text:style-name="P28">1853)really</text:p>
            <text:p text:style-name="P28"/>
            <text:p text:style-name="P29">[ˈrɪəlɪ]</text:p>
          </table:table-cell>
          <table:table-cell table:style-name="Таблица1.B1292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844" office:value-type="string">
            <text:p text:style-name="P28">1854)board</text:p>
            <text:p text:style-name="P28"/>
            <text:p text:style-name="P29">[bɔːd]</text:p>
          </table:table-cell>
          <table:table-cell table:style-name="Таблица1.B1292" office:value-type="string">
            <text:p text:style-name="P51">Совет, сесть на корабль, доска, борт</text:p>
          </table:table-cell>
        </table:table-row>
        <table:table-row table:style-name="Таблица1.1128">
          <table:table-cell table:style-name="Таблица1.A1845" office:value-type="string">
            <text:p text:style-name="P28">1855)to be or not to be</text:p>
            <text:p text:style-name="P28"/>
            <text:p text:style-name="P29">[tuː][biː][ɔː][nɔt][tuː][biː]</text:p>
          </table:table-cell>
          <table:table-cell table:style-name="Таблица1.B1292" office:value-type="string">
            <text:p text:style-name="P51">Быть или не быть</text:p>
          </table:table-cell>
        </table:table-row>
        <table:table-row table:style-name="Таблица1.1128">
          <table:table-cell table:style-name="Таблица1.A1846" office:value-type="string">
            <text:p text:style-name="P28">1856)mosquito</text:p>
            <text:p text:style-name="P28"/>
            <text:p text:style-name="P29">[mɔsˈkiːtəu]</text:p>
          </table:table-cell>
          <table:table-cell table:style-name="Таблица1.B1292" office:value-type="string">
            <text:p text:style-name="P51">Комар, противомоскитный</text:p>
          </table:table-cell>
        </table:table-row>
        <table:table-row table:style-name="Таблица1.1128">
          <table:table-cell table:style-name="Таблица1.A1847" office:value-type="string">
            <text:p text:style-name="P28">1857)motivate</text:p>
            <text:p text:style-name="P28"/>
            <text:p text:style-name="P29">[ˈməutɪveɪt]</text:p>
          </table:table-cell>
          <table:table-cell table:style-name="Таблица1.B1292" office:value-type="string">
            <text:p text:style-name="P51">Мотивировать</text:p>
          </table:table-cell>
        </table:table-row>
        <table:table-row table:style-name="Таблица1.1128">
          <table:table-cell table:style-name="Таблица1.A1848" office:value-type="string">
            <text:p text:style-name="P28">1858)maintain</text:p>
            <text:p text:style-name="P28"/>
            <text:p text:style-name="P29">[meɪnˈteɪn]</text:p>
          </table:table-cell>
          <table:table-cell table:style-name="Таблица1.B1292" office:value-type="string">
            <text:p text:style-name="P51">Поддерживать, сохранять, содержать</text:p>
          </table:table-cell>
        </table:table-row>
        <table:table-row table:style-name="Таблица1.1128">
          <table:table-cell table:style-name="Таблица1.A1849" office:value-type="string">
            <text:p text:style-name="P28">1859)major</text:p>
            <text:p text:style-name="P28"/>
            <text:p text:style-name="P29">[ˈmeɪʤə]</text:p>
          </table:table-cell>
          <table:table-cell table:style-name="Таблица1.B1292" office:value-type="string">
            <text:p text:style-name="P51">Основной, главный, крупный, больший</text:p>
          </table:table-cell>
        </table:table-row>
        <table:table-row table:style-name="Таблица1.1128">
          <table:table-cell table:style-name="Таблица1.A1850" office:value-type="string">
            <text:p text:style-name="P28">1860)male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Мужчина, мужской</text:p>
          </table:table-cell>
        </table:table-row>
        <table:table-row table:style-name="Таблица1.1128">
          <table:table-cell table:style-name="Таблица1.A1851" office:value-type="string">
            <text:p text:style-name="P28">1861)masculine</text:p>
            <text:p text:style-name="P28"/>
            <text:p text:style-name="P29">[ˈmæskjulɪn]</text:p>
          </table:table-cell>
          <table:table-cell table:style-name="Таблица1.B1292" office:value-type="string">
            <text:p text:style-name="P51">Мужской</text:p>
          </table:table-cell>
        </table:table-row>
        <table:table-row table:style-name="Таблица1.1128">
          <table:table-cell table:style-name="Таблица1.A1852" office:value-type="string">
            <text:p text:style-name="P28">1862)half</text:p>
            <text:p text:style-name="P28"/>
            <text:p text:style-name="P29">[hɑːf]</text:p>
          </table:table-cell>
          <table:table-cell table:style-name="Таблица1.B1292" office:value-type="string">
            <text:p text:style-name="P51">Наполовину, половинный, половина, часть, почти, тайм</text:p>
          </table:table-cell>
        </table:table-row>
        <text:soft-page-break/>
        <table:table-row table:style-name="Таблица1.1128">
          <table:table-cell table:style-name="Таблица1.A1853" office:value-type="string">
            <text:p text:style-name="P28">1863)nature</text:p>
            <text:p text:style-name="P28"/>
            <text:p text:style-name="P29">[ˈneɪʧə]</text:p>
          </table:table-cell>
          <table:table-cell table:style-name="Таблица1.B1292" office:value-type="string">
            <text:p text:style-name="P51">Природа, характер, сущность</text:p>
          </table:table-cell>
        </table:table-row>
        <table:table-row table:style-name="Таблица1.1128">
          <table:table-cell table:style-name="Таблица1.A1854" office:value-type="string">
            <text:p text:style-name="P28">1864)record</text:p>
            <text:p text:style-name="P28"/>
            <text:p text:style-name="P29">[ˈrekɔːd]</text:p>
          </table:table-cell>
          <table:table-cell table:style-name="Таблица1.B1292" office:value-type="string">
            <text:p text:style-name="P51">Рекордный, рекорд, записывать, запись</text:p>
          </table:table-cell>
        </table:table-row>
        <table:table-row table:style-name="Таблица1.1128">
          <table:table-cell table:style-name="Таблица1.A1855" office:value-type="string">
            <text:p text:style-name="P28">1865)Is there any use?</text:p>
            <text:p text:style-name="P28"/>
            <text:p text:style-name="P29">[ɪz] [ðɛə][ˈenɪ][juːz]</text:p>
          </table:table-cell>
          <table:table-cell table:style-name="Таблица1.B1292" office:value-type="string">
            <text:p text:style-name="P51">Стоит ли</text:p>
          </table:table-cell>
        </table:table-row>
        <table:table-row table:style-name="Таблица1.1128">
          <table:table-cell table:style-name="Таблица1.A1856" office:value-type="string">
            <text:p text:style-name="P28">1866)manage</text:p>
            <text:p text:style-name="P28"/>
            <text:p text:style-name="P29">[ˈmænɪʤ]</text:p>
          </table:table-cell>
          <table:table-cell table:style-name="Таблица1.B1292" office:value-type="string">
            <text:p text:style-name="P51">Управлять</text:p>
          </table:table-cell>
        </table:table-row>
        <table:table-row table:style-name="Таблица1.1128">
          <table:table-cell table:style-name="Таблица1.A1857" office:value-type="string">
            <text:p text:style-name="P28">1867)manhood</text:p>
            <text:p text:style-name="P28"/>
            <text:p text:style-name="P29">[ˈmænhud]</text:p>
          </table:table-cell>
          <table:table-cell table:style-name="Таблица1.B1292" office:value-type="string">
            <text:p text:style-name="P51">Мужество</text:p>
          </table:table-cell>
        </table:table-row>
        <table:table-row table:style-name="Таблица1.1128">
          <table:table-cell table:style-name="Таблица1.A1858" office:value-type="string">
            <text:p text:style-name="P28">1868)manner</text:p>
            <text:p text:style-name="P28"/>
            <text:p text:style-name="P29">[ˈmænə]</text:p>
          </table:table-cell>
          <table:table-cell table:style-name="Таблица1.B1292" office:value-type="string">
            <text:p text:style-name="P51">Манера, способ</text:p>
          </table:table-cell>
        </table:table-row>
        <table:table-row table:style-name="Таблица1.1128">
          <table:table-cell table:style-name="Таблица1.A1859" office:value-type="string">
            <text:p text:style-name="P28">1869)mantle</text:p>
            <text:p text:style-name="P28"/>
            <text:p text:style-name="P29">[ˈmæntl]</text:p>
          </table:table-cell>
          <table:table-cell table:style-name="Таблица1.B1292" office:value-type="string">
            <text:p text:style-name="P51">Мантия, покров</text:p>
          </table:table-cell>
        </table:table-row>
        <table:table-row table:style-name="Таблица1.1128">
          <table:table-cell table:style-name="Таблица1.A1860" office:value-type="string">
            <text:p text:style-name="P28">1870)manual</text:p>
            <text:p text:style-name="P28"/>
            <text:p text:style-name="P29">[ˈmænjuəl]</text:p>
          </table:table-cell>
          <table:table-cell table:style-name="Таблица1.B1292" office:value-type="string">
            <text:p text:style-name="P51">Инструкция, ручной</text:p>
          </table:table-cell>
        </table:table-row>
        <table:table-row table:style-name="Таблица1.1128">
          <table:table-cell table:style-name="Таблица1.A1861" office:value-type="string">
            <text:p text:style-name="P28">1871)map</text:p>
            <text:p text:style-name="P28"/>
            <text:p text:style-name="P29">[mæp]</text:p>
          </table:table-cell>
          <table:table-cell table:style-name="Таблица1.B1292" office:value-type="string">
            <text:p text:style-name="P51">Карта</text:p>
          </table:table-cell>
        </table:table-row>
        <table:table-row table:style-name="Таблица1.1128">
          <table:table-cell table:style-name="Таблица1.A1862" office:value-type="string">
            <text:p text:style-name="P28">1872)war</text:p>
            <text:p text:style-name="P28"/>
            <text:p text:style-name="P29">[wɔː]</text:p>
          </table:table-cell>
          <table:table-cell table:style-name="Таблица1.B1292" office:value-type="string">
            <text:p text:style-name="P51">Война, борьба, военный, воевать</text:p>
          </table:table-cell>
        </table:table-row>
        <text:soft-page-break/>
        <table:table-row table:style-name="Таблица1.1128">
          <table:table-cell table:style-name="Таблица1.A1863" office:value-type="string">
            <text:p text:style-name="P28">1873)cold</text:p>
            <text:p text:style-name="P28"/>
            <text:p text:style-name="P29">[kəuld]</text:p>
          </table:table-cell>
          <table:table-cell table:style-name="Таблица1.B1292" office:value-type="string">
            <text:p text:style-name="P51">Равнодушный, холод, простуда</text:p>
          </table:table-cell>
        </table:table-row>
        <table:table-row table:style-name="Таблица1.1128">
          <table:table-cell table:style-name="Таблица1.A1864" office:value-type="string">
            <text:p text:style-name="P28">1874)fine</text:p>
            <text:p text:style-name="P28"/>
            <text:p text:style-name="P29">[faɪn]</text:p>
          </table:table-cell>
          <table:table-cell table:style-name="Таблица1.B1292" office:value-type="string">
            <text:p text:style-name="P51">Прекрасно, прекрасный, тонкий, конец</text:p>
          </table:table-cell>
        </table:table-row>
        <table:table-row table:style-name="Таблица1.1128">
          <table:table-cell table:style-name="Таблица1.A1865" office:value-type="string">
            <text:p text:style-name="P28">1875)every other day</text:p>
            <text:p text:style-name="P28"/>
            <text:p text:style-name="P29">[ˈevrɪ][ˈʌðə][deɪ]</text:p>
          </table:table-cell>
          <table:table-cell table:style-name="Таблица1.B1292" office:value-type="string">
            <text:p text:style-name="P51"/>
            <text:p text:style-name="P51"/>
            <text:p text:style-name="P51">Через день</text:p>
          </table:table-cell>
        </table:table-row>
        <table:table-row table:style-name="Таблица1.1128">
          <table:table-cell table:style-name="Таблица1.A1866" office:value-type="string">
            <text:p text:style-name="P28">1876)marine</text:p>
            <text:p text:style-name="P28"/>
            <text:p text:style-name="P29">[məˈriːn]</text:p>
          </table:table-cell>
          <table:table-cell table:style-name="Таблица1.B1292" office:value-type="string">
            <text:p text:style-name="P51">Морской</text:p>
          </table:table-cell>
        </table:table-row>
        <table:table-row table:style-name="Таблица1.1128">
          <table:table-cell table:style-name="Таблица1.A1867" office:value-type="string">
            <text:p text:style-name="P28">1877)marriage</text:p>
            <text:p text:style-name="P28"/>
            <text:p text:style-name="P29">[ˈmærɪʤ]</text:p>
          </table:table-cell>
          <table:table-cell table:style-name="Таблица1.B1292" office:value-type="string">
            <text:p text:style-name="P51">Брачный, брак, свадьба</text:p>
          </table:table-cell>
        </table:table-row>
        <table:table-row table:style-name="Таблица1.1128">
          <table:table-cell table:style-name="Таблица1.A1868" office:value-type="string">
            <text:p text:style-name="P28">1878)marvel</text:p>
            <text:p text:style-name="P28"/>
            <text:p text:style-name="P29">[ˈmɑːv(ə)l]</text:p>
          </table:table-cell>
          <table:table-cell table:style-name="Таблица1.B1292" office:value-type="string">
            <text:p text:style-name="P51">Чудо, восхищать</text:p>
          </table:table-cell>
        </table:table-row>
        <table:table-row table:style-name="Таблица1.1128">
          <table:table-cell table:style-name="Таблица1.A1869" office:value-type="string">
            <text:p text:style-name="P28">1879)mat</text:p>
            <text:p text:style-name="P28"/>
            <text:p text:style-name="P29">[mæt]</text:p>
          </table:table-cell>
          <table:table-cell table:style-name="Таблица1.B1292" office:value-type="string">
            <text:p text:style-name="P51">Матовый, мат, коврик, циновка</text:p>
          </table:table-cell>
        </table:table-row>
        <table:table-row table:style-name="Таблица1.1128">
          <table:table-cell table:style-name="Таблица1.A1870" office:value-type="string">
            <text:p text:style-name="P28">1880)match</text:p>
            <text:p text:style-name="P28"/>
            <text:p text:style-name="P29">[mæʧ]</text:p>
          </table:table-cell>
          <table:table-cell table:style-name="Таблица1.B1292" office:value-type="string">
            <text:p text:style-name="P51">Спичечный, матч, совпадать, соответствовать </text:p>
          </table:table-cell>
        </table:table-row>
        <table:table-row table:style-name="Таблица1.1128">
          <table:table-cell table:style-name="Таблица1.A1871" office:value-type="string">
            <text:p text:style-name="P28">1881)meal</text:p>
            <text:p text:style-name="P28"/>
            <text:p text:style-name="P29">[miːl]</text:p>
          </table:table-cell>
          <table:table-cell table:style-name="Таблица1.B1292" office:value-type="string">
            <text:p text:style-name="P51">Еда</text:p>
          </table:table-cell>
        </table:table-row>
        <table:table-row table:style-name="Таблица1.1128">
          <table:table-cell table:style-name="Таблица1.A1872" office:value-type="string">
            <text:p text:style-name="P28">1882)simple</text:p>
            <text:p text:style-name="P28"/>
            <text:p text:style-name="P29">[ˈsɪmpl]</text:p>
          </table:table-cell>
          <table:table-cell table:style-name="Таблица1.B1292" office:value-type="string">
            <text:p text:style-name="P51">Простой, простодушный, простак </text:p>
          </table:table-cell>
        </table:table-row>
        <text:soft-page-break/>
        <table:table-row table:style-name="Таблица1.1128">
          <table:table-cell table:style-name="Таблица1.A1873" office:value-type="string">
            <text:p text:style-name="P28">1883)became</text:p>
            <text:p text:style-name="P28"/>
            <text:p text:style-name="P29">[bɪˈkeɪm]</text:p>
          </table:table-cell>
          <table:table-cell table:style-name="Таблица1.B1292" office:value-type="string">
            <text:p text:style-name="P51">Прош от become</text:p>
          </table:table-cell>
        </table:table-row>
        <table:table-row table:style-name="Таблица1.1128">
          <table:table-cell table:style-name="Таблица1.A1874" office:value-type="string">
            <text:p text:style-name="P28">1884)The other day</text:p>
            <text:p text:style-name="P28"/>
            <text:p text:style-name="P29">[ðiː][ˈʌðə][deɪ]</text:p>
          </table:table-cell>
          <table:table-cell table:style-name="Таблица1.B1292" office:value-type="string">
            <text:p text:style-name="P51">На днях</text:p>
          </table:table-cell>
        </table:table-row>
        <table:table-row table:style-name="Таблица1.1128">
          <table:table-cell table:style-name="Таблица1.A1875" office:value-type="string">
            <text:p text:style-name="P28">1885)fall</text:p>
            <text:p text:style-name="P28"/>
            <text:p text:style-name="P29">[fɔːl]</text:p>
          </table:table-cell>
          <table:table-cell table:style-name="Таблица1.B1292" office:value-type="string">
            <text:p text:style-name="P51">Осень, снижение, падение, снижаться, попадать</text:p>
          </table:table-cell>
        </table:table-row>
        <table:table-row table:style-name="Таблица1.1128">
          <table:table-cell table:style-name="Таблица1.A1876" office:value-type="string">
            <text:p text:style-name="P28">1886)mean</text:p>
            <text:p text:style-name="P28"/>
            <text:p text:style-name="P29">[miːn]</text:p>
          </table:table-cell>
          <table:table-cell table:style-name="Таблица1.B1292" office:value-type="string">
            <text:p text:style-name="P51">Значить</text:p>
          </table:table-cell>
        </table:table-row>
        <table:table-row table:style-name="Таблица1.1128">
          <table:table-cell table:style-name="Таблица1.A1877" office:value-type="string">
            <text:p text:style-name="P28">1887)measure</text:p>
            <text:p text:style-name="P28"/>
            <text:p text:style-name="P29">[ˈmeʒə]</text:p>
          </table:table-cell>
          <table:table-cell table:style-name="Таблица1.B1292" office:value-type="string">
            <text:p text:style-name="P51">Измерять, измерение, мера</text:p>
          </table:table-cell>
        </table:table-row>
        <table:table-row table:style-name="Таблица1.1128">
          <table:table-cell table:style-name="Таблица1.A1878" office:value-type="string">
            <text:p text:style-name="P28">1888)meditate</text:p>
            <text:p text:style-name="P28"/>
            <text:p text:style-name="P29">[ˈmedɪteɪt]</text:p>
          </table:table-cell>
          <table:table-cell table:style-name="Таблица1.B1292" office:value-type="string">
            <text:p text:style-name="P51">Медитировать, размышлять, обдумывать</text:p>
          </table:table-cell>
        </table:table-row>
        <table:table-row table:style-name="Таблица1.1128">
          <table:table-cell table:style-name="Таблица1.A1879" office:value-type="string">
            <text:p text:style-name="P28">1889)melt</text:p>
            <text:p text:style-name="P28"/>
            <text:p text:style-name="P29">[melt]</text:p>
          </table:table-cell>
          <table:table-cell table:style-name="Таблица1.B1292" office:value-type="string">
            <text:p text:style-name="P51">Таять, плавиться, расплав</text:p>
          </table:table-cell>
        </table:table-row>
        <table:table-row table:style-name="Таблица1.1128">
          <table:table-cell table:style-name="Таблица1.A1880" office:value-type="string">
            <text:p text:style-name="P28">1890)mention</text:p>
            <text:p text:style-name="P28"/>
            <text:p text:style-name="P29">[ˈmenʃ(ə)n]</text:p>
          </table:table-cell>
          <table:table-cell table:style-name="Таблица1.B1292" office:value-type="string">
            <text:p text:style-name="P51">Упоминать, упоминание</text:p>
          </table:table-cell>
        </table:table-row>
        <table:table-row table:style-name="Таблица1.1128">
          <table:table-cell table:style-name="Таблица1.A1881" office:value-type="string">
            <text:p text:style-name="P28">1891)merchant</text:p>
            <text:p text:style-name="P28"/>
            <text:p text:style-name="P29">[ˈmɜːʧ(ə)nt]</text:p>
          </table:table-cell>
          <table:table-cell table:style-name="Таблица1.B1292" office:value-type="string">
            <text:p text:style-name="P51">Купец, коммерсант, торговый</text:p>
          </table:table-cell>
        </table:table-row>
        <table:table-row table:style-name="Таблица1.1128">
          <table:table-cell table:style-name="Таблица1.A1882" office:value-type="string">
            <text:p text:style-name="P28">1892)known</text:p>
            <text:p text:style-name="P28"/>
            <text:p text:style-name="P29">[nəun]</text:p>
          </table:table-cell>
          <table:table-cell table:style-name="Таблица1.B1292" office:value-type="string">
            <text:p text:style-name="P51">Прош прич know, известный</text:p>
          </table:table-cell>
        </table:table-row>
        <text:soft-page-break/>
        <table:table-row table:style-name="Таблица1.1128">
          <table:table-cell table:style-name="Таблица1.A1883" office:value-type="string">
            <text:p text:style-name="P28">1893)lay</text:p>
            <text:p text:style-name="P28"/>
            <text:p text:style-name="P29">[leɪ]</text:p>
          </table:table-cell>
          <table:table-cell table:style-name="Таблица1.B1292" office:value-type="string">
            <text:p text:style-name="P51">Лежать, класть, расположение</text:p>
          </table:table-cell>
        </table:table-row>
        <table:table-row table:style-name="Таблица1.1128">
          <table:table-cell table:style-name="Таблица1.A1884" office:value-type="string">
            <text:p text:style-name="P28">1894)ran</text:p>
            <text:p text:style-name="P28"/>
            <text:p text:style-name="P29">[ræn]</text:p>
          </table:table-cell>
          <table:table-cell table:style-name="Таблица1.B1292" office:value-type="string">
            <text:p text:style-name="P51">Прош от run</text:p>
          </table:table-cell>
        </table:table-row>
        <table:table-row table:style-name="Таблица1.1128">
          <table:table-cell table:style-name="Таблица1.A1885" office:value-type="string">
            <text:p text:style-name="P28">1895)travel</text:p>
            <text:p text:style-name="P28"/>
            <text:p text:style-name="P29">[ˈtræv(ə)l]</text:p>
          </table:table-cell>
          <table:table-cell table:style-name="Таблица1.B1292" office:value-type="string">
            <text:p text:style-name="P51">Путешествовать, путешествие, ехать, перемещаться</text:p>
          </table:table-cell>
        </table:table-row>
        <table:table-row table:style-name="Таблица1.1128">
          <table:table-cell table:style-name="Таблица1.A1886" office:value-type="string">
            <text:p text:style-name="P28">1896)merit</text:p>
            <text:p text:style-name="P28"/>
            <text:p text:style-name="P29">[ˈmerɪt]</text:p>
          </table:table-cell>
          <table:table-cell table:style-name="Таблица1.B1292" office:value-type="string">
            <text:p text:style-name="P51">Достоинство, заслуга, заслуживать</text:p>
          </table:table-cell>
        </table:table-row>
        <table:table-row table:style-name="Таблица1.1128">
          <table:table-cell table:style-name="Таблица1.A1887" office:value-type="string">
            <text:p text:style-name="P28">1897)mess</text:p>
            <text:p text:style-name="P28"/>
            <text:p text:style-name="P29">[mes]</text:p>
          </table:table-cell>
          <table:table-cell table:style-name="Таблица1.B1292" office:value-type="string">
            <text:p text:style-name="P51">Столовая, беспорядок, грязь</text:p>
          </table:table-cell>
        </table:table-row>
        <table:table-row table:style-name="Таблица1.1128">
          <table:table-cell table:style-name="Таблица1.A1888" office:value-type="string">
            <text:p text:style-name="P28">1898)military</text:p>
            <text:p text:style-name="P28"/>
            <text:p text:style-name="P29">[ˈmɪlɪt(ə)rɪ]</text:p>
          </table:table-cell>
          <table:table-cell table:style-name="Таблица1.B1292" office:value-type="string">
            <text:p text:style-name="P51">Военный, военные</text:p>
          </table:table-cell>
        </table:table-row>
        <table:table-row table:style-name="Таблица1.1128">
          <table:table-cell table:style-name="Таблица1.A1889" office:value-type="string">
            <text:p text:style-name="P28">1899)mill</text:p>
            <text:p text:style-name="P28"/>
            <text:p text:style-name="P29">[mɪl]</text:p>
          </table:table-cell>
          <table:table-cell table:style-name="Таблица1.B1292" office:value-type="string">
            <text:p text:style-name="P51">Мельница, мельничный, завод</text:p>
          </table:table-cell>
        </table:table-row>
        <table:table-row table:style-name="Таблица1.1128">
          <table:table-cell table:style-name="Таблица1.A1890" office:value-type="string">
            <text:p text:style-name="P28">1900)mine</text:p>
            <text:p text:style-name="P28"/>
            <text:p text:style-name="P29">[maɪn]</text:p>
          </table:table-cell>
          <table:table-cell table:style-name="Таблица1.B1292" office:value-type="string">
            <text:p text:style-name="P51">Мой, шахта, минный, мина</text:p>
          </table:table-cell>
        </table:table-row>
        <table:table-row table:style-name="Таблица1.1128">
          <table:table-cell table:style-name="Таблица1.A1891" office:value-type="string">
            <text:p text:style-name="P28">1901)minor</text:p>
            <text:p text:style-name="P28"/>
            <text:p text:style-name="P29">[ˈmaɪnə]</text:p>
          </table:table-cell>
          <table:table-cell table:style-name="Таблица1.B1292" office:value-type="string">
            <text:p text:style-name="P51">Несовершеннолетний, незначительный, мелкий, минор</text:p>
          </table:table-cell>
        </table:table-row>
        <table:table-row table:style-name="Таблица1.1128">
          <table:table-cell table:style-name="Таблица1.A1892" office:value-type="string">
            <text:p text:style-name="P28">1902)colour</text:p>
            <text:p text:style-name="P28"/>
            <text:p text:style-name="P29">[ˈkʌlə]</text:p>
          </table:table-cell>
          <table:table-cell table:style-name="Таблица1.B1292" office:value-type="string">
            <text:p text:style-name="P51">Цвет, цветной, красить, краска</text:p>
          </table:table-cell>
        </table:table-row>
        <text:soft-page-break/>
        <table:table-row table:style-name="Таблица1.1128">
          <table:table-cell table:style-name="Таблица1.A1893" office:value-type="string">
            <text:p text:style-name="P28">1903)language</text:p>
            <text:p text:style-name="P28"/>
            <text:p text:style-name="P29">[ˈlæŋgwɪʤ]</text:p>
          </table:table-cell>
          <table:table-cell table:style-name="Таблица1.B1292" office:value-type="string">
            <text:p text:style-name="P51">Язык, языковой, формулировка</text:p>
          </table:table-cell>
        </table:table-row>
        <table:table-row table:style-name="Таблица1.1128">
          <table:table-cell table:style-name="Таблица1.A1894" office:value-type="string">
            <text:p text:style-name="P28">1904)report</text:p>
            <text:p text:style-name="P28"/>
            <text:p text:style-name="P29">[rɪˈpɔːt]</text:p>
          </table:table-cell>
          <table:table-cell table:style-name="Таблица1.B1292" office:value-type="string">
            <text:p text:style-name="P51">Доклад, отчет, докладывать </text:p>
          </table:table-cell>
        </table:table-row>
        <table:table-row table:style-name="Таблица1.1128">
          <table:table-cell table:style-name="Таблица1.A1895" office:value-type="string">
            <text:p text:style-name="P28">1905)How do you do ?</text:p>
            <text:p text:style-name="P28"/>
            <text:p text:style-name="P29">[hau][duː][juː][duː]</text:p>
          </table:table-cell>
          <table:table-cell table:style-name="Таблица1.B1292" office:value-type="string">
            <text:p text:style-name="P51">Как поживаете?</text:p>
          </table:table-cell>
        </table:table-row>
        <table:table-row table:style-name="Таблица1.1128">
          <table:table-cell table:style-name="Таблица1.A1896" office:value-type="string">
            <text:p text:style-name="P28">1906)Mis-</text:p>
            <text:p text:style-name="P28"/>
            <text:p text:style-name="P29">[mɪs-]</text:p>
          </table:table-cell>
          <table:table-cell table:style-name="Таблица1.B1292" office:value-type="string">
            <text:p text:style-name="P51">Неправильность, недостаток</text:p>
          </table:table-cell>
        </table:table-row>
        <table:table-row table:style-name="Таблица1.1128">
          <table:table-cell table:style-name="Таблица1.A1897" office:value-type="string">
            <text:p text:style-name="P28">1907)miserable</text:p>
            <text:p text:style-name="P28"/>
            <text:p text:style-name="P29">[ˈmɪz(ə)rəbl]</text:p>
          </table:table-cell>
          <table:table-cell table:style-name="Таблица1.B1292" office:value-type="string">
            <text:p text:style-name="P51">Жалкий, несчастный </text:p>
          </table:table-cell>
        </table:table-row>
        <table:table-row table:style-name="Таблица1.1128">
          <table:table-cell table:style-name="Таблица1.A1898" office:value-type="string">
            <text:p text:style-name="P28">1908)misfortune</text:p>
            <text:p text:style-name="P28"/>
            <text:p text:style-name="P29">[mɪsˈfɔːʧuːn]</text:p>
          </table:table-cell>
          <table:table-cell table:style-name="Таблица1.B1292" office:value-type="string">
            <text:p text:style-name="P51">Несчастье</text:p>
          </table:table-cell>
        </table:table-row>
        <table:table-row table:style-name="Таблица1.1128">
          <table:table-cell table:style-name="Таблица1.A1899" office:value-type="string">
            <text:p text:style-name="P28">1909)misprint</text:p>
            <text:p text:style-name="P28"/>
            <text:p text:style-name="P29">[ˈmɪsprɪnt]</text:p>
          </table:table-cell>
          <table:table-cell table:style-name="Таблица1.B1292" office:value-type="string">
            <text:p text:style-name="P51">Опечатка</text:p>
          </table:table-cell>
        </table:table-row>
        <table:table-row table:style-name="Таблица1.1128">
          <table:table-cell table:style-name="Таблица1.A1900" office:value-type="string">
            <text:p text:style-name="P28">1910)miss</text:p>
            <text:p text:style-name="P28"/>
            <text:p text:style-name="P29">[mɪs]</text:p>
          </table:table-cell>
          <table:table-cell table:style-name="Таблица1.B1292" office:value-type="string">
            <text:p text:style-name="P51">Мисс, скучать, не заметить</text:p>
          </table:table-cell>
        </table:table-row>
        <table:table-row table:style-name="Таблица1.1128">
          <table:table-cell table:style-name="Таблица1.A1901" office:value-type="string">
            <text:p text:style-name="P28">1911)mistake</text:p>
            <text:p text:style-name="P28"/>
            <text:p text:style-name="P29">[mɪˈsteɪk]</text:p>
          </table:table-cell>
          <table:table-cell table:style-name="Таблица1.B1292" office:value-type="string">
            <text:p text:style-name="P51">Ошибка</text:p>
          </table:table-cell>
        </table:table-row>
        <table:table-row table:style-name="Таблица1.1128">
          <table:table-cell table:style-name="Таблица1.A1902" office:value-type="string">
            <text:p text:style-name="P28">1912)rest</text:p>
            <text:p text:style-name="P28"/>
            <text:p text:style-name="P29">[rest]</text:p>
          </table:table-cell>
          <table:table-cell table:style-name="Таблица1.B1292" office:value-type="string">
            <text:p text:style-name="P51">Остальные, остальное, покоиться, отдыхать, отдых</text:p>
          </table:table-cell>
        </table:table-row>
        <text:soft-page-break/>
        <table:table-row table:style-name="Таблица1.1128">
          <table:table-cell table:style-name="Таблица1.A1903" office:value-type="string">
            <text:p text:style-name="P28">1913)song</text:p>
            <text:p text:style-name="P28"/>
            <text:p text:style-name="P29">[sɔŋ]</text:p>
          </table:table-cell>
          <table:table-cell table:style-name="Таблица1.B1292" office:value-type="string">
            <text:p text:style-name="P51">Песня, пение</text:p>
          </table:table-cell>
        </table:table-row>
        <table:table-row table:style-name="Таблица1.1128">
          <table:table-cell table:style-name="Таблица1.A1904" office:value-type="string">
            <text:p text:style-name="P28">1914)voice</text:p>
            <text:p text:style-name="P28"/>
            <text:p text:style-name="P29">[vɔɪs]</text:p>
          </table:table-cell>
          <table:table-cell table:style-name="Таблица1.B1292" office:value-type="string">
            <text:p text:style-name="P51">Голос, голосовой</text:p>
          </table:table-cell>
        </table:table-row>
        <table:table-row table:style-name="Таблица1.1128">
          <table:table-cell table:style-name="Таблица1.A1905" office:value-type="string">
            <text:p text:style-name="P28">1915)How old are you?</text:p>
            <text:p text:style-name="P28"/>
            <text:p text:style-name="P29">[hau][əuld][ɑː(r)][juː]</text:p>
          </table:table-cell>
          <table:table-cell table:style-name="Таблица1.B1292" office:value-type="string">
            <text:p text:style-name="P51">Сколько вам лет?</text:p>
          </table:table-cell>
        </table:table-row>
        <table:table-row table:style-name="Таблица1.1128">
          <table:table-cell table:style-name="Таблица1.A1906" office:value-type="string">
            <text:p text:style-name="P28">1916)moan</text:p>
            <text:p text:style-name="P28"/>
            <text:p text:style-name="P29">[məun]</text:p>
          </table:table-cell>
          <table:table-cell table:style-name="Таблица1.B1292" office:value-type="string">
            <text:p text:style-name="P51">Стон, стонать, жаловаться</text:p>
          </table:table-cell>
        </table:table-row>
        <table:table-row table:style-name="Таблица1.1128">
          <table:table-cell table:style-name="Таблица1.A1907" office:value-type="string">
            <text:p text:style-name="P28">1917)mock</text:p>
            <text:p text:style-name="P28"/>
            <text:p text:style-name="P29">[mɔk]</text:p>
          </table:table-cell>
          <table:table-cell table:style-name="Таблица1.B1292" office:value-type="string">
            <text:p text:style-name="P51">Издеваться, ложный, насмешка</text:p>
          </table:table-cell>
        </table:table-row>
        <table:table-row table:style-name="Таблица1.1128">
          <table:table-cell table:style-name="Таблица1.A1908" office:value-type="string">
            <text:p text:style-name="P28">1918)modest</text:p>
            <text:p text:style-name="P28"/>
            <text:p text:style-name="P29">[ˈmɔdɪst]</text:p>
          </table:table-cell>
          <table:table-cell table:style-name="Таблица1.B1292" office:value-type="string">
            <text:p text:style-name="P51">Скромный, умеренный</text:p>
          </table:table-cell>
        </table:table-row>
        <table:table-row table:style-name="Таблица1.1128">
          <table:table-cell table:style-name="Таблица1.A1909" office:value-type="string">
            <text:p text:style-name="P28">1919)monitor</text:p>
            <text:p text:style-name="P28"/>
            <text:p text:style-name="P29">[ˈmɔnɪtə]</text:p>
          </table:table-cell>
          <table:table-cell table:style-name="Таблица1.B1292" office:value-type="string">
            <text:p text:style-name="P51">Монитор, староста, контролировать</text:p>
          </table:table-cell>
        </table:table-row>
        <table:table-row table:style-name="Таблица1.1128">
          <table:table-cell table:style-name="Таблица1.A1910" office:value-type="string">
            <text:p text:style-name="P28">1920)monster</text:p>
            <text:p text:style-name="P28"/>
            <text:p text:style-name="P29">[ˈmɔn(t)stə]</text:p>
          </table:table-cell>
          <table:table-cell table:style-name="Таблица1.B1292" office:value-type="string">
            <text:p text:style-name="P51">Монстер</text:p>
          </table:table-cell>
        </table:table-row>
        <table:table-row table:style-name="Таблица1.1128">
          <table:table-cell table:style-name="Таблица1.A1911" office:value-type="string">
            <text:p text:style-name="P28">1921)moot</text:p>
            <text:p text:style-name="P28"/>
            <text:p text:style-name="P29">[muːt]</text:p>
          </table:table-cell>
          <table:table-cell table:style-name="Таблица1.B1292" office:value-type="string">
            <text:p text:style-name="P51">Спорный</text:p>
          </table:table-cell>
        </table:table-row>
        <table:table-row table:style-name="Таблица1.1128">
          <table:table-cell table:style-name="Таблица1.A1912" office:value-type="string">
            <text:p text:style-name="P28">1922)direct</text:p>
            <text:p text:style-name="P28"/>
            <text:p text:style-name="P29">[dɪˈrekt]</text:p>
          </table:table-cell>
          <table:table-cell table:style-name="Таблица1.B1292" office:value-type="string">
            <text:p text:style-name="P51">Прямо, непосредственно, направлять</text:p>
          </table:table-cell>
        </table:table-row>
        <text:soft-page-break/>
        <table:table-row table:style-name="Таблица1.1128">
          <table:table-cell table:style-name="Таблица1.A1913" office:value-type="string">
            <text:p text:style-name="P28">1923)fast</text:p>
            <text:p text:style-name="P28"/>
            <text:p text:style-name="P29">[fɑːst]</text:p>
          </table:table-cell>
          <table:table-cell table:style-name="Таблица1.B1292" office:value-type="string">
            <text:p text:style-name="P51">Быстро, скоро, быстрый, пост</text:p>
          </table:table-cell>
        </table:table-row>
        <table:table-row table:style-name="Таблица1.1128">
          <table:table-cell table:style-name="Таблица1.A1914" office:value-type="string">
            <text:p text:style-name="P28">1924)How much does it cost?</text:p>
            <text:p text:style-name="P28"/>
            <text:p text:style-name="P29">[hau][mʌʧ][dʌz][ɪt][kɔst]</text:p>
          </table:table-cell>
          <table:table-cell table:style-name="Таблица1.B1292" office:value-type="string">
            <text:p text:style-name="P51">Сколько это стоит?</text:p>
          </table:table-cell>
        </table:table-row>
        <table:table-row table:style-name="Таблица1.1128">
          <table:table-cell table:style-name="Таблица1.A1915" office:value-type="string">
            <text:p text:style-name="P28">1925)short</text:p>
            <text:p text:style-name="P28"/>
            <text:p text:style-name="P29">[ʃɔːt]</text:p>
          </table:table-cell>
          <table:table-cell table:style-name="Таблица1.B1292" office:value-type="string">
            <text:p text:style-name="P51">Кратко, коротко</text:p>
          </table:table-cell>
        </table:table-row>
        <table:table-row table:style-name="Таблица1.1128">
          <table:table-cell table:style-name="Таблица1.A1916" office:value-type="string">
            <text:p text:style-name="P28">1926)mop</text:p>
            <text:p text:style-name="P28"/>
            <text:p text:style-name="P29">[mɔp]</text:p>
          </table:table-cell>
          <table:table-cell table:style-name="Таблица1.B1292" office:value-type="string">
            <text:p text:style-name="P51">Швабра, вытирать</text:p>
          </table:table-cell>
        </table:table-row>
        <table:table-row table:style-name="Таблица1.1128">
          <table:table-cell table:style-name="Таблица1.A1917" office:value-type="string">
            <text:p text:style-name="P28">1927)motion</text:p>
            <text:p text:style-name="P28"/>
            <text:p text:style-name="P29">[ˈməuʃ(ə)n]</text:p>
          </table:table-cell>
          <table:table-cell table:style-name="Таблица1.B1292" office:value-type="string">
            <text:p text:style-name="P51">Действие, движение,жест</text:p>
          </table:table-cell>
        </table:table-row>
        <table:table-row table:style-name="Таблица1.1128">
          <table:table-cell table:style-name="Таблица1.A1918" office:value-type="string">
            <text:p text:style-name="P28">1928)mouse</text:p>
            <text:p text:style-name="P28"/>
            <text:p text:style-name="P29">[maus]</text:p>
          </table:table-cell>
          <table:table-cell table:style-name="Таблица1.B1292" office:value-type="string">
            <text:p text:style-name="P51">Мышь</text:p>
          </table:table-cell>
        </table:table-row>
        <table:table-row table:style-name="Таблица1.1128">
          <table:table-cell table:style-name="Таблица1.A1919" office:value-type="string">
            <text:p text:style-name="P28">1929)mouth</text:p>
            <text:p text:style-name="P28"/>
            <text:p text:style-name="P29">[mauθ]</text:p>
          </table:table-cell>
          <table:table-cell table:style-name="Таблица1.B1292" office:value-type="string">
            <text:p text:style-name="P51">Устье</text:p>
          </table:table-cell>
        </table:table-row>
        <table:table-row table:style-name="Таблица1.1128">
          <table:table-cell table:style-name="Таблица1.A1920" office:value-type="string">
            <text:p text:style-name="P28">1930)movies</text:p>
            <text:p text:style-name="P28"/>
            <text:p text:style-name="P29">[`mu:vız]</text:p>
          </table:table-cell>
          <table:table-cell table:style-name="Таблица1.B1292" office:value-type="string">
            <text:p text:style-name="P51">Кино</text:p>
          </table:table-cell>
        </table:table-row>
        <table:table-row table:style-name="Таблица1.1128">
          <table:table-cell table:style-name="Таблица1.A1921" office:value-type="string">
            <text:p text:style-name="P28">1931)mud</text:p>
            <text:p text:style-name="P28"/>
            <text:p text:style-name="P29">[mʌd]</text:p>
          </table:table-cell>
          <table:table-cell table:style-name="Таблица1.B1292" office:value-type="string">
            <text:p text:style-name="P51">Грязь, грязный</text:p>
          </table:table-cell>
        </table:table-row>
        <table:table-row table:style-name="Таблица1.1128">
          <table:table-cell table:style-name="Таблица1.A1922" office:value-type="string">
            <text:p text:style-name="P28">1932)slow</text:p>
            <text:p text:style-name="P28"/>
            <text:p text:style-name="P29">[sləu]</text:p>
          </table:table-cell>
          <table:table-cell table:style-name="Таблица1.B1292" office:value-type="string">
            <text:p text:style-name="P51">Медленно, медленный, замедлить</text:p>
          </table:table-cell>
        </table:table-row>
        <text:soft-page-break/>
        <table:table-row table:style-name="Таблица1.1128">
          <table:table-cell table:style-name="Таблица1.A1923" office:value-type="string">
            <text:p text:style-name="P28">1933)heard</text:p>
            <text:p text:style-name="P28"/>
            <text:p text:style-name="P29">[hɜːd]</text:p>
          </table:table-cell>
          <table:table-cell table:style-name="Таблица1.B1292" office:value-type="string">
            <text:p text:style-name="P51">Прош прич и глагола от hear, услышанный </text:p>
          </table:table-cell>
        </table:table-row>
        <table:table-row table:style-name="Таблица1.1128">
          <table:table-cell table:style-name="Таблица1.A1924" office:value-type="string">
            <text:p text:style-name="P28">1934)since then</text:p>
            <text:p text:style-name="P28"/>
            <text:p text:style-name="P29">[sɪn(t)s][ðen]</text:p>
          </table:table-cell>
          <table:table-cell table:style-name="Таблица1.B1292" office:value-type="string">
            <text:p text:style-name="P51">С тех пор</text:p>
          </table:table-cell>
        </table:table-row>
        <table:table-row table:style-name="Таблица1.1128">
          <table:table-cell table:style-name="Таблица1.A1925" office:value-type="string">
            <text:p text:style-name="P28">1935)serve</text:p>
            <text:p text:style-name="P28"/>
            <text:p text:style-name="P29">[sɜːv]</text:p>
          </table:table-cell>
          <table:table-cell table:style-name="Таблица1.B1292" office:value-type="string">
            <text:p text:style-name="P51">Служить, обслуживать</text:p>
          </table:table-cell>
        </table:table-row>
        <table:table-row table:style-name="Таблица1.1128">
          <table:table-cell table:style-name="Таблица1.A1926" office:value-type="string">
            <text:p text:style-name="P28">1936)muddy</text:p>
            <text:p text:style-name="P28"/>
            <text:p text:style-name="P29">[ˈmʌdɪ]</text:p>
          </table:table-cell>
          <table:table-cell table:style-name="Таблица1.B1292" office:value-type="string">
            <text:p text:style-name="P51">Мутить, грязный, мутный</text:p>
          </table:table-cell>
        </table:table-row>
        <table:table-row table:style-name="Таблица1.1128">
          <table:table-cell table:style-name="Таблица1.A1927" office:value-type="string">
            <text:p text:style-name="P28">1937)narcotic</text:p>
            <text:p text:style-name="P28"/>
            <text:p text:style-name="P29">[nɑːˈkɔtɪk]</text:p>
          </table:table-cell>
          <table:table-cell table:style-name="Таблица1.B1292" office:value-type="string">
            <text:p text:style-name="P51">Наркотик, наркотический</text:p>
          </table:table-cell>
        </table:table-row>
        <table:table-row table:style-name="Таблица1.1128">
          <table:table-cell table:style-name="Таблица1.A1928" office:value-type="string">
            <text:p text:style-name="P28">1938)nation</text:p>
            <text:p text:style-name="P28"/>
            <text:p text:style-name="P29">[ˈneɪʃ(ə)n]</text:p>
          </table:table-cell>
          <table:table-cell table:style-name="Таблица1.B1292" office:value-type="string">
            <text:p text:style-name="P51">Страна, нация, народ</text:p>
          </table:table-cell>
        </table:table-row>
        <table:table-row table:style-name="Таблица1.1128">
          <table:table-cell table:style-name="Таблица1.A1929" office:value-type="string">
            <text:p text:style-name="P28">1939)natural</text:p>
            <text:p text:style-name="P28"/>
            <text:p text:style-name="P29">[ˈnæʧ(ə)r(ə)l]</text:p>
          </table:table-cell>
          <table:table-cell table:style-name="Таблица1.B1292" office:value-type="string">
            <text:p text:style-name="P51">Натуральный, природный, естественный </text:p>
          </table:table-cell>
        </table:table-row>
        <table:table-row table:style-name="Таблица1.1128">
          <table:table-cell table:style-name="Таблица1.A1930" office:value-type="string">
            <text:p text:style-name="P28">1940)naturalist</text:p>
            <text:p text:style-name="P28"/>
            <text:p text:style-name="P29">[ˈnæʧ(ə)r(ə)lɪst]</text:p>
          </table:table-cell>
          <table:table-cell table:style-name="Таблица1.B1292" office:value-type="string">
            <text:p text:style-name="P51">Натуралист, натуралистический </text:p>
          </table:table-cell>
        </table:table-row>
        <table:table-row table:style-name="Таблица1.1128">
          <table:table-cell table:style-name="Таблица1.A1931" office:value-type="string">
            <text:p text:style-name="P28">1941)navigation</text:p>
            <text:p text:style-name="P28"/>
            <text:p text:style-name="P29">[ˌnævɪˈgeɪʃ(ə)n]</text:p>
          </table:table-cell>
          <table:table-cell table:style-name="Таблица1.B1292" office:value-type="string">
            <text:p text:style-name="P51">Навигация, плавание</text:p>
          </table:table-cell>
        </table:table-row>
        <table:table-row table:style-name="Таблица1.1128">
          <table:table-cell table:style-name="Таблица1.A1932" office:value-type="string">
            <text:p text:style-name="P28">1942)sing</text:p>
            <text:p text:style-name="P28"/>
            <text:p text:style-name="P29">[sɪŋ]</text:p>
          </table:table-cell>
          <table:table-cell table:style-name="Таблица1.B1292" office:value-type="string">
            <text:p text:style-name="P51">Петь, пение</text:p>
          </table:table-cell>
        </table:table-row>
        <text:soft-page-break/>
        <table:table-row table:style-name="Таблица1.1128">
          <table:table-cell table:style-name="Таблица1.A1933" office:value-type="string">
            <text:p text:style-name="P28">1943)sleep</text:p>
            <text:p text:style-name="P28"/>
            <text:p text:style-name="P29">[sliːp]</text:p>
          </table:table-cell>
          <table:table-cell table:style-name="Таблица1.B1292" office:value-type="string">
            <text:p text:style-name="P51">Сон, ночевать</text:p>
          </table:table-cell>
        </table:table-row>
        <table:table-row table:style-name="Таблица1.1128">
          <table:table-cell table:style-name="Таблица1.A1934" office:value-type="string">
            <text:p text:style-name="P28">1944)What's the time?</text:p>
            <text:p text:style-name="P28"/>
            <text:p text:style-name="P29">[w<text:span text:style-name="T33">ɔ</text:span>ts][ðiː][taɪm]</text:p>
          </table:table-cell>
          <table:table-cell table:style-name="Таблица1.B1292" office:value-type="string">
            <text:p text:style-name="P51">Сколько времени?</text:p>
          </table:table-cell>
        </table:table-row>
        <table:table-row table:style-name="Таблица1.1128">
          <table:table-cell table:style-name="Таблица1.A1935" office:value-type="string">
            <text:p text:style-name="P28">1945)together</text:p>
            <text:p text:style-name="P28"/>
            <text:p text:style-name="P29">[təˈgɛðə]</text:p>
          </table:table-cell>
          <table:table-cell table:style-name="Таблица1.B1292" office:value-type="string">
            <text:p text:style-name="P51">Вместе, одновременно</text:p>
          </table:table-cell>
        </table:table-row>
        <table:table-row table:style-name="Таблица1.1128">
          <table:table-cell table:style-name="Таблица1.A1936" office:value-type="string">
            <text:p text:style-name="P28">1946)area</text:p>
            <text:p text:style-name="P28"/>
            <text:p text:style-name="P29">[ˈɛərɪə]</text:p>
          </table:table-cell>
          <table:table-cell table:style-name="Таблица1.B1292" office:value-type="string">
            <text:p text:style-name="P51">Область, площадь</text:p>
          </table:table-cell>
        </table:table-row>
        <table:table-row table:style-name="Таблица1.1128">
          <table:table-cell table:style-name="Таблица1.A1937" office:value-type="string">
            <text:p text:style-name="P28">1947)fire</text:p>
            <text:p text:style-name="P28"/>
            <text:p text:style-name="P29">[ˈfaɪə]</text:p>
          </table:table-cell>
          <table:table-cell table:style-name="Таблица1.B1292" office:value-type="string">
            <text:p text:style-name="P51">Огонь, пожар, пламя, стрелять</text:p>
          </table:table-cell>
        </table:table-row>
        <table:table-row table:style-name="Таблица1.1128">
          <table:table-cell table:style-name="Таблица1.A1938" office:value-type="string">
            <text:p text:style-name="P28">1948)negative</text:p>
            <text:p text:style-name="P28"/>
            <text:p text:style-name="P29">[ˈnegətɪv]</text:p>
          </table:table-cell>
          <table:table-cell table:style-name="Таблица1.B1292" office:value-type="string">
            <text:p text:style-name="P51">Негатив, отрицательный, негативный</text:p>
          </table:table-cell>
        </table:table-row>
        <table:table-row table:style-name="Таблица1.1128">
          <table:table-cell table:style-name="Таблица1.A1939" office:value-type="string">
            <text:p text:style-name="P28">1949)negro</text:p>
            <text:p text:style-name="P28"/>
            <text:p text:style-name="P29">[ˈniːgrəu]</text:p>
          </table:table-cell>
          <table:table-cell table:style-name="Таблица1.B1292" office:value-type="string">
            <text:p text:style-name="P51">Негритянский, негр, негритянка</text:p>
          </table:table-cell>
        </table:table-row>
        <table:table-row table:style-name="Таблица1.1128">
          <table:table-cell table:style-name="Таблица1.A1940" office:value-type="string">
            <text:p text:style-name="P28">1950)nervous</text:p>
            <text:p text:style-name="P28"/>
            <text:p text:style-name="P29">[ˈnɜːvəs]</text:p>
          </table:table-cell>
          <table:table-cell table:style-name="Таблица1.B1292" office:value-type="string">
            <text:p text:style-name="P51">Нервный</text:p>
          </table:table-cell>
        </table:table-row>
        <table:table-row table:style-name="Таблица1.1128">
          <table:table-cell table:style-name="Таблица1.A1941" office:value-type="string">
            <text:p text:style-name="P28">1951)network</text:p>
            <text:p text:style-name="P28"/>
            <text:p text:style-name="P29">[ˈnetwɜːk]</text:p>
          </table:table-cell>
          <table:table-cell table:style-name="Таблица1.B1292" office:value-type="string">
            <text:p text:style-name="P51">Сеть</text:p>
          </table:table-cell>
        </table:table-row>
        <table:table-row table:style-name="Таблица1.1128">
          <table:table-cell table:style-name="Таблица1.A1942" office:value-type="string">
            <text:p text:style-name="P28">1952)note</text:p>
            <text:p text:style-name="P28"/>
            <text:p text:style-name="P29">[nəut]</text:p>
          </table:table-cell>
          <table:table-cell table:style-name="Таблица1.B1292" office:value-type="string">
            <text:p text:style-name="P51">Внимание, отмечать, запись, записка</text:p>
          </table:table-cell>
        </table:table-row>
        <text:soft-page-break/>
        <table:table-row table:style-name="Таблица1.1128">
          <table:table-cell table:style-name="Таблица1.A1943" office:value-type="string">
            <text:p text:style-name="P28">1953)numeral</text:p>
            <text:p text:style-name="P28"/>
            <text:p text:style-name="P29">[ˈnjuːm(ə)r(ə)l]</text:p>
          </table:table-cell>
          <table:table-cell table:style-name="Таблица1.B1292" office:value-type="string">
            <text:p text:style-name="P51">Цифра, цифровой, имя числительное</text:p>
          </table:table-cell>
        </table:table-row>
        <table:table-row table:style-name="Таблица1.1128">
          <table:table-cell table:style-name="Таблица1.A1944" office:value-type="string">
            <text:p text:style-name="P28">1954)in time</text:p>
            <text:p text:style-name="P28"/>
            <text:p text:style-name="P29">[ɪn][taɪm]</text:p>
          </table:table-cell>
          <table:table-cell table:style-name="Таблица1.B1292" office:value-type="string">
            <text:p text:style-name="P51">Вовремя</text:p>
          </table:table-cell>
        </table:table-row>
        <table:table-row table:style-name="Таблица1.1128">
          <table:table-cell table:style-name="Таблица1.A1945" office:value-type="string">
            <text:p text:style-name="P28">1955)past</text:p>
            <text:p text:style-name="P28"/>
            <text:p text:style-name="P29">[pɑːst]</text:p>
          </table:table-cell>
          <table:table-cell table:style-name="Таблица1.B1292" office:value-type="string">
            <text:p text:style-name="P51">Прошлое, прошлый, мимо</text:p>
          </table:table-cell>
        </table:table-row>
        <table:table-row table:style-name="Таблица1.1128">
          <table:table-cell table:style-name="Таблица1.A1946" office:value-type="string">
            <text:p text:style-name="P28">1956)train</text:p>
            <text:p text:style-name="P28"/>
            <text:p text:style-name="P29">[treɪn]</text:p>
          </table:table-cell>
          <table:table-cell table:style-name="Таблица1.B1292" office:value-type="string">
            <text:p text:style-name="P51">Вереница, тренировать, обучать</text:p>
          </table:table-cell>
        </table:table-row>
        <table:table-row table:style-name="Таблица1.1128">
          <table:table-cell table:style-name="Таблица1.A1947" office:value-type="string">
            <text:p text:style-name="P28">1957)common</text:p>
            <text:p text:style-name="P28"/>
            <text:p text:style-name="P29">[ˈkɔmən]</text:p>
          </table:table-cell>
          <table:table-cell table:style-name="Таблица1.B1292" office:value-type="string">
            <text:p text:style-name="P51">Общее, единый, частый, обычный</text:p>
          </table:table-cell>
        </table:table-row>
        <table:table-row table:style-name="Таблица1.1128">
          <table:table-cell table:style-name="Таблица1.A1948" office:value-type="string">
            <text:p text:style-name="P28">1958)neutral</text:p>
            <text:p text:style-name="P28"/>
            <text:p text:style-name="P29">[ˈnjuːtr(ə)l]</text:p>
          </table:table-cell>
          <table:table-cell table:style-name="Таблица1.B1292" office:value-type="string">
            <text:p text:style-name="P51">Нейтральный </text:p>
          </table:table-cell>
        </table:table-row>
        <table:table-row table:style-name="Таблица1.1128">
          <table:table-cell table:style-name="Таблица1.A1949" office:value-type="string">
            <text:p text:style-name="P28">1959)nomination</text:p>
            <text:p text:style-name="P28"/>
            <text:p text:style-name="P29">[ˌnɔmɪˈneɪʃ(ə)n]</text:p>
          </table:table-cell>
          <table:table-cell table:style-name="Таблица1.B1292" office:value-type="string">
            <text:p text:style-name="P51">Выдвижение, назначение </text:p>
          </table:table-cell>
        </table:table-row>
        <table:table-row table:style-name="Таблица1.1128">
          <table:table-cell table:style-name="Таблица1.A1950" office:value-type="string">
            <text:p text:style-name="P28">1960)non-stop</text:p>
            <text:p text:style-name="P28"/>
            <text:p text:style-name="P29">[ˌnɔnˈstɔp]</text:p>
          </table:table-cell>
          <table:table-cell table:style-name="Таблица1.B1292" office:value-type="string">
            <text:p text:style-name="P51">Безостановочный </text:p>
          </table:table-cell>
        </table:table-row>
        <table:table-row table:style-name="Таблица1.1128">
          <table:table-cell table:style-name="Таблица1.A1951" office:value-type="string">
            <text:p text:style-name="P28">1961)nonsense</text:p>
            <text:p text:style-name="P28"/>
            <text:p text:style-name="P29">[ˈnɔns(ə)n(t)s]</text:p>
          </table:table-cell>
          <table:table-cell table:style-name="Таблица1.B1292" office:value-type="string">
            <text:p text:style-name="P51">Вздор</text:p>
          </table:table-cell>
        </table:table-row>
        <table:table-row table:style-name="Таблица1.1128">
          <table:table-cell table:style-name="Таблица1.A1952" office:value-type="string">
            <text:p text:style-name="P28">1962)complete</text:p>
            <text:p text:style-name="P28"/>
            <text:p text:style-name="P29">[kəmˈpliːt]</text:p>
          </table:table-cell>
          <table:table-cell table:style-name="Таблица1.B1292" office:value-type="string">
            <text:p text:style-name="P51">Дополнить, полный, полностью, заполнять, заканчивать</text:p>
          </table:table-cell>
        </table:table-row>
        <text:soft-page-break/>
        <table:table-row table:style-name="Таблица1.1128">
          <table:table-cell table:style-name="Таблица1.A1953" office:value-type="string">
            <text:p text:style-name="P28">1963)correct</text:p>
            <text:p text:style-name="P28"/>
            <text:p text:style-name="P29">[kəˈrekt]</text:p>
          </table:table-cell>
          <table:table-cell table:style-name="Таблица1.B1292" office:value-type="string">
            <text:p text:style-name="P51">Регулировать, исправлять, правильный, соответствующий </text:p>
          </table:table-cell>
        </table:table-row>
        <table:table-row table:style-name="Таблица1.1128">
          <table:table-cell table:style-name="Таблица1.A1954" office:value-type="string">
            <text:p text:style-name="P28">1964)final</text:p>
            <text:p text:style-name="P28"/>
            <text:p text:style-name="P29">[ˈfaɪn(ə)l]</text:p>
          </table:table-cell>
          <table:table-cell table:style-name="Таблица1.B1292" office:value-type="string">
            <text:p text:style-name="P51">Окончательный, заключительный, финал</text:p>
          </table:table-cell>
        </table:table-row>
        <table:table-row table:style-name="Таблица1.1128">
          <table:table-cell table:style-name="Таблица1.A1955" office:value-type="string">
            <text:p text:style-name="P28">1965)ready</text:p>
            <text:p text:style-name="P28"/>
            <text:p text:style-name="P29">[ˈredɪ]</text:p>
          </table:table-cell>
          <table:table-cell table:style-name="Таблица1.B1292" office:value-type="string">
            <text:p text:style-name="P51">Готовить, готовый, наготове</text:p>
          </table:table-cell>
        </table:table-row>
        <table:table-row table:style-name="Таблица1.1128">
          <table:table-cell table:style-name="Таблица1.A1956" office:value-type="string">
            <text:p text:style-name="P28">1966)brought</text:p>
            <text:p text:style-name="P28"/>
            <text:p text:style-name="P29">[brɔ:t]</text:p>
          </table:table-cell>
          <table:table-cell table:style-name="Таблица1.B1292" office:value-type="string">
            <text:p text:style-name="P51">Прош глагол и причастие от bring, перенесенный </text:p>
          </table:table-cell>
        </table:table-row>
        <table:table-row table:style-name="Таблица1.1128">
          <table:table-cell table:style-name="Таблица1.A1957" office:value-type="string">
            <text:p text:style-name="P28">1967)fill</text:p>
            <text:p text:style-name="P28"/>
            <text:p text:style-name="P29">[fɪl]</text:p>
          </table:table-cell>
          <table:table-cell table:style-name="Таблица1.B1292" office:value-type="string">
            <text:p text:style-name="P51">Заполнять, наполнять, наполнение</text:p>
          </table:table-cell>
        </table:table-row>
        <table:table-row table:style-name="Таблица1.1128">
          <table:table-cell table:style-name="Таблица1.A1958" office:value-type="string">
            <text:p text:style-name="P28">1968)norm</text:p>
            <text:p text:style-name="P28"/>
            <text:p text:style-name="P29">[nɔːm]</text:p>
          </table:table-cell>
          <table:table-cell table:style-name="Таблица1.B1292" office:value-type="string">
            <text:p text:style-name="P51">Норма</text:p>
          </table:table-cell>
        </table:table-row>
        <table:table-row table:style-name="Таблица1.1128">
          <table:table-cell table:style-name="Таблица1.A1959" office:value-type="string">
            <text:p text:style-name="P28">1969)normal</text:p>
            <text:p text:style-name="P28"/>
            <text:p text:style-name="P29">[ˈnɔːm(ə)l]</text:p>
          </table:table-cell>
          <table:table-cell table:style-name="Таблица1.B1292" office:value-type="string">
            <text:p text:style-name="P51">Нормальный, обычный</text:p>
          </table:table-cell>
        </table:table-row>
        <table:table-row table:style-name="Таблица1.1128">
          <table:table-cell table:style-name="Таблица1.A1960" office:value-type="string">
            <text:p text:style-name="P28">1970)nostalgia</text:p>
            <text:p text:style-name="P28"/>
            <text:p text:style-name="P29">[nɔsˈtælʤ(ɪ)ə]</text:p>
          </table:table-cell>
          <table:table-cell table:style-name="Таблица1.B1292" office:value-type="string">
            <text:p text:style-name="P51">Ностальгия</text:p>
          </table:table-cell>
        </table:table-row>
        <table:table-row table:style-name="Таблица1.1128">
          <table:table-cell table:style-name="Таблица1.A1961" office:value-type="string">
            <text:p text:style-name="P28">1971)novel</text:p>
            <text:p text:style-name="P28"/>
            <text:p text:style-name="P29">[ˈnɔv(ə)l]</text:p>
          </table:table-cell>
          <table:table-cell table:style-name="Таблица1.B1292" office:value-type="string">
            <text:p text:style-name="P51">Новый, роман</text:p>
          </table:table-cell>
        </table:table-row>
        <table:table-row table:style-name="Таблица1.1128">
          <table:table-cell table:style-name="Таблица1.A1962" office:value-type="string">
            <text:p text:style-name="P28">1972)pay</text:p>
            <text:p text:style-name="P28"/>
            <text:p text:style-name="P29">[peɪ]</text:p>
          </table:table-cell>
          <table:table-cell table:style-name="Таблица1.B1292" office:value-type="string">
            <text:p text:style-name="P51">Плата, платить</text:p>
          </table:table-cell>
        </table:table-row>
        <text:soft-page-break/>
        <table:table-row table:style-name="Таблица1.1128">
          <table:table-cell table:style-name="Таблица1.A1963" office:value-type="string">
            <text:p text:style-name="P28">1973)<text:bookmark-start text:name="__DdeLink__51088_1711861811"/>produce<text:bookmark-end text:name="__DdeLink__51088_1711861811"/></text:p>
            <text:p text:style-name="P28"/>
            <text:p text:style-name="P29">[prəˈdjuːs]</text:p>
          </table:table-cell>
          <table:table-cell table:style-name="Таблица1.B1292" office:value-type="string">
            <text:p text:style-name="P51">Продукт, производить, создавать, издавать</text:p>
          </table:table-cell>
        </table:table-row>
        <table:table-row table:style-name="Таблица1.1128">
          <table:table-cell table:style-name="Таблица1.A1964" office:value-type="string">
            <text:p text:style-name="P28">1974)from time to time</text:p>
            <text:p text:style-name="P28"/>
            <text:p text:style-name="P29">[frɔm][taɪm][tuː][taɪm]</text:p>
          </table:table-cell>
          <table:table-cell table:style-name="Таблица1.B1292" office:value-type="string">
            <text:p text:style-name="P51">Время от времени</text:p>
          </table:table-cell>
        </table:table-row>
        <table:table-row table:style-name="Таблица1.1128">
          <table:table-cell table:style-name="Таблица1.A1965" office:value-type="string">
            <text:p text:style-name="P28">1975)teach</text:p>
            <text:p text:style-name="P28"/>
            <text:p text:style-name="P29">[tiːʧ]</text:p>
          </table:table-cell>
          <table:table-cell table:style-name="Таблица1.B1292" office:value-type="string">
            <text:p text:style-name="P51">Учить, преподавать </text:p>
          </table:table-cell>
        </table:table-row>
        <table:table-row table:style-name="Таблица1.1128">
          <table:table-cell table:style-name="Таблица1.A1966" office:value-type="string">
            <text:p text:style-name="P28">1976)quite</text:p>
            <text:p text:style-name="P28"/>
            <text:p text:style-name="P29">[kwaɪt]</text:p>
          </table:table-cell>
          <table:table-cell table:style-name="Таблица1.B1292" office:value-type="string">
            <text:p text:style-name="P51">Полностью, совершенно, довольно</text:p>
          </table:table-cell>
        </table:table-row>
        <table:table-row table:style-name="Таблица1.1128">
          <table:table-cell table:style-name="Таблица1.A1967" office:value-type="string">
            <text:p text:style-name="P28">1977)beauty</text:p>
            <text:p text:style-name="P28"/>
            <text:p text:style-name="P29">[ˈbjuːtɪ]</text:p>
          </table:table-cell>
          <table:table-cell table:style-name="Таблица1.B1292" office:value-type="string">
            <text:p text:style-name="P51">Красавица</text:p>
          </table:table-cell>
        </table:table-row>
        <table:table-row table:style-name="Таблица1.1128">
          <table:table-cell table:style-name="Таблица1.A1968" office:value-type="string">
            <text:p text:style-name="P28">1978)novelist</text:p>
            <text:p text:style-name="P28"/>
            <text:p text:style-name="P29">[ˈnɔv(ə)lɪst]</text:p>
          </table:table-cell>
          <table:table-cell table:style-name="Таблица1.B1292" office:value-type="string">
            <text:p text:style-name="P51">Романист</text:p>
          </table:table-cell>
        </table:table-row>
        <table:table-row table:style-name="Таблица1.1128">
          <table:table-cell table:style-name="Таблица1.A1969" office:value-type="string">
            <text:p text:style-name="P28">1979)naked</text:p>
            <text:p text:style-name="P28"/>
            <text:p text:style-name="P29">[ˈneɪkɪd]</text:p>
          </table:table-cell>
          <table:table-cell table:style-name="Таблица1.B1292" office:value-type="string">
            <text:p text:style-name="P51">Голый, открытый</text:p>
          </table:table-cell>
        </table:table-row>
        <table:table-row table:style-name="Таблица1.1128">
          <table:table-cell table:style-name="Таблица1.A1970" office:value-type="string">
            <text:p text:style-name="P28">1980)navy</text:p>
            <text:p text:style-name="P28"/>
            <text:p text:style-name="P29">[ˈneɪvɪ]</text:p>
          </table:table-cell>
          <table:table-cell table:style-name="Таблица1.B1292" office:value-type="string">
            <text:p text:style-name="P51">Военно-морской, военно-морской флот</text:p>
          </table:table-cell>
        </table:table-row>
        <table:table-row table:style-name="Таблица1.1128">
          <table:table-cell table:style-name="Таблица1.A1971" office:value-type="string">
            <text:p text:style-name="P28">1981)neck</text:p>
            <text:p text:style-name="P28"/>
            <text:p text:style-name="P29">[nek]</text:p>
          </table:table-cell>
          <table:table-cell table:style-name="Таблица1.B1292" office:value-type="string">
            <text:p text:style-name="P51">Горло, горлышко, горловина</text:p>
          </table:table-cell>
        </table:table-row>
        <table:table-row table:style-name="Таблица1.1128">
          <table:table-cell table:style-name="Таблица1.A1972" office:value-type="string">
            <text:p text:style-name="P28">1982)rule</text:p>
            <text:p text:style-name="P28"/>
            <text:p text:style-name="P29">[ruːl]</text:p>
          </table:table-cell>
          <table:table-cell table:style-name="Таблица1.B1292" office:value-type="string">
            <text:p text:style-name="P51">Править, правление, <text:s/>правило</text:p>
          </table:table-cell>
        </table:table-row>
        <text:soft-page-break/>
        <table:table-row table:style-name="Таблица1.1128">
          <table:table-cell table:style-name="Таблица1.A1973" office:value-type="string">
            <text:p text:style-name="P28">1983)star</text:p>
            <text:p text:style-name="P28"/>
            <text:p text:style-name="P29">[stɑː]</text:p>
          </table:table-cell>
          <table:table-cell table:style-name="Таблица1.B1292" office:value-type="string">
            <text:p text:style-name="P51">Звезда, звёздный, отмечать звёздочкой</text:p>
          </table:table-cell>
        </table:table-row>
        <table:table-row table:style-name="Таблица1.1128">
          <table:table-cell table:style-name="Таблица1.A1974" office:value-type="string">
            <text:p text:style-name="P28">1984)it's time</text:p>
            <text:p text:style-name="P28"/>
            <text:p text:style-name="P29">[ɪts][taɪm]</text:p>
          </table:table-cell>
          <table:table-cell table:style-name="Таблица1.B1292" office:value-type="string">
            <text:p text:style-name="P51">Пора!</text:p>
          </table:table-cell>
        </table:table-row>
        <table:table-row table:style-name="Таблица1.1128">
          <table:table-cell table:style-name="Таблица1.A1975" office:value-type="string">
            <text:p text:style-name="P28">1985)view</text:p>
            <text:p text:style-name="P28"/>
            <text:p text:style-name="P29">[vjuː]</text:p>
          </table:table-cell>
          <table:table-cell table:style-name="Таблица1.B1292" office:value-type="string">
            <text:p text:style-name="P51">Взгляд, смотреть, вид</text:p>
          </table:table-cell>
        </table:table-row>
        <table:table-row table:style-name="Таблица1.1128">
          <table:table-cell table:style-name="Таблица1.A1976" office:value-type="string">
            <text:p text:style-name="P28">1986)<text:bookmark text:name="__DdeLink__22272_629209152"/>further</text:p>
            <text:p text:style-name="P28"/>
            <text:p text:style-name="P29">[ˈfɜːðə]</text:p>
          </table:table-cell>
          <table:table-cell table:style-name="Таблица1.B1292" office:value-type="string">
            <text:p text:style-name="P51">Сравнительная степень far, дальше, дальнейший, дополнительный </text:p>
          </table:table-cell>
        </table:table-row>
        <table:table-row table:style-name="Таблица1.1128">
          <table:table-cell table:style-name="Таблица1.A1977" office:value-type="string">
            <text:p text:style-name="P28">1987)future</text:p>
            <text:p text:style-name="P28"/>
            <text:p text:style-name="P29">[ˈfjuːʧə]</text:p>
          </table:table-cell>
          <table:table-cell table:style-name="Таблица1.B1292" office:value-type="string">
            <text:p text:style-name="P51">Будущий, будущее</text:p>
          </table:table-cell>
        </table:table-row>
        <table:table-row table:style-name="Таблица1.1128">
          <table:table-cell table:style-name="Таблица1.A1978" office:value-type="string">
            <text:p text:style-name="P28">1988)negotiate</text:p>
            <text:p text:style-name="P28"/>
            <text:p text:style-name="P29">[nɪˈgəuʃɪeɪt]</text:p>
          </table:table-cell>
          <table:table-cell table:style-name="Таблица1.B1292" office:value-type="string">
            <text:p text:style-name="P51">Вести переговоры, договариваться, обсуждать</text:p>
          </table:table-cell>
        </table:table-row>
        <table:table-row table:style-name="Таблица1.1128">
          <table:table-cell table:style-name="Таблица1.A1979" office:value-type="string">
            <text:p text:style-name="P28">1989)neighbour</text:p>
            <text:p text:style-name="P28"/>
            <text:p text:style-name="P29">[ˈneɪbə]</text:p>
          </table:table-cell>
          <table:table-cell table:style-name="Таблица1.B1292" office:value-type="string">
            <text:p text:style-name="P51">Ближний, сосед, соседний </text:p>
          </table:table-cell>
        </table:table-row>
        <table:table-row table:style-name="Таблица1.1128">
          <table:table-cell table:style-name="Таблица1.A1980" office:value-type="string">
            <text:p text:style-name="P28">1990)nest</text:p>
            <text:p text:style-name="P28"/>
            <text:p text:style-name="P29">[nest]</text:p>
          </table:table-cell>
          <table:table-cell table:style-name="Таблица1.B1292" office:value-type="string">
            <text:p text:style-name="P51">Гнездо, гнездиться</text:p>
          </table:table-cell>
        </table:table-row>
        <table:table-row table:style-name="Таблица1.1128">
          <table:table-cell table:style-name="Таблица1.A1981" office:value-type="string">
            <text:p text:style-name="P28">1991)net</text:p>
            <text:p text:style-name="P28"/>
            <text:p text:style-name="P29">[net]</text:p>
          </table:table-cell>
          <table:table-cell table:style-name="Таблица1.B1292" office:value-type="string">
            <text:p text:style-name="P51">Сеть, сетевой, чистый</text:p>
          </table:table-cell>
        </table:table-row>
        <table:table-row table:style-name="Таблица1.1128">
          <table:table-cell table:style-name="Таблица1.A1982" office:value-type="string">
            <text:p text:style-name="P28">1992)left</text:p>
            <text:p text:style-name="P28"/>
            <text:p text:style-name="P29">[left]</text:p>
          </table:table-cell>
          <table:table-cell table:style-name="Таблица1.B1292" office:value-type="string">
            <text:p text:style-name="P51">Прош причастие и глагол leave, слева, налево, левый, левая сторона</text:p>
          </table:table-cell>
        </table:table-row>
        <text:soft-page-break/>
        <table:table-row table:style-name="Таблица1.1128">
          <table:table-cell table:style-name="Таблица1.A1983" office:value-type="string">
            <text:p text:style-name="P28">1993)modern</text:p>
            <text:p text:style-name="P28"/>
            <text:p text:style-name="P29">[ˈmɔd(ə)n]</text:p>
          </table:table-cell>
          <table:table-cell table:style-name="Таблица1.B1292" office:value-type="string">
            <text:p text:style-name="P51">Современный, новый </text:p>
          </table:table-cell>
        </table:table-row>
        <table:table-row table:style-name="Таблица1.1128">
          <table:table-cell table:style-name="Таблица1.A1984" office:value-type="string">
            <text:p text:style-name="P28">1994)Two sides of the same coin</text:p>
            <text:p text:style-name="P28"/>
            <text:p text:style-name="P29">[tuː][saɪds][ɔv][ðiː][seɪm][kɔɪn]</text:p>
          </table:table-cell>
          <table:table-cell table:style-name="Таблица1.B1292" office:value-type="string">
            <text:p text:style-name="P51">Две стороны одной медали</text:p>
          </table:table-cell>
        </table:table-row>
        <table:table-row table:style-name="Таблица1.1128">
          <table:table-cell table:style-name="Таблица1.A1985" office:value-type="string">
            <text:p text:style-name="P28">1995)necessary</text:p>
            <text:p text:style-name="P28"/>
            <text:p text:style-name="P29">[ˈnesəs(ə)rɪ]</text:p>
          </table:table-cell>
          <table:table-cell table:style-name="Таблица1.B1292" office:value-type="string">
            <text:p text:style-name="P51">Необходимо, необходимый, нужный, необходимое</text:p>
          </table:table-cell>
        </table:table-row>
        <table:table-row table:style-name="Таблица1.1128">
          <table:table-cell table:style-name="Таблица1.A1986" office:value-type="string">
            <text:p text:style-name="P28">1996)recent</text:p>
            <text:p text:style-name="P28"/>
            <text:p text:style-name="P29">[ˈriːs(ə)nt]</text:p>
          </table:table-cell>
          <table:table-cell table:style-name="Таблица1.B1292" office:value-type="string">
            <text:p text:style-name="P51">Последний, недавний</text:p>
          </table:table-cell>
        </table:table-row>
        <table:table-row table:style-name="Таблица1.1128">
          <table:table-cell table:style-name="Таблица1.A1987" office:value-type="string">
            <text:p text:style-name="P28">1997)various</text:p>
            <text:p text:style-name="P28"/>
            <text:p text:style-name="P29">[ˈvɛərɪəs]</text:p>
          </table:table-cell>
          <table:table-cell table:style-name="Таблица1.B1292" office:value-type="string">
            <text:p text:style-name="P51">Разный</text:p>
          </table:table-cell>
        </table:table-row>
        <table:table-row table:style-name="Таблица1.1128">
          <table:table-cell table:style-name="Таблица1.A1988" office:value-type="string">
            <text:p text:style-name="P28">1998)niece</text:p>
            <text:p text:style-name="P28"/>
            <text:p text:style-name="P29">[niːs]</text:p>
          </table:table-cell>
          <table:table-cell table:style-name="Таблица1.B1292" office:value-type="string">
            <text:p text:style-name="P51">Племянница </text:p>
          </table:table-cell>
        </table:table-row>
        <table:table-row table:style-name="Таблица1.1128">
          <table:table-cell table:style-name="Таблица1.A1989" office:value-type="string">
            <text:p text:style-name="P28">1999)nip</text:p>
            <text:p text:style-name="P28"/>
            <text:p text:style-name="P29">[nɪp]</text:p>
          </table:table-cell>
          <table:table-cell table:style-name="Таблица1.B1292" office:value-type="string">
            <text:p text:style-name="P51">Щипать, кусать, пресечь</text:p>
          </table:table-cell>
        </table:table-row>
        <table:table-row table:style-name="Таблица1.1128">
          <table:table-cell table:style-name="Таблица1.A1990" office:value-type="string">
            <text:p text:style-name="P28">2000)nimble</text:p>
            <text:p text:style-name="P28"/>
            <text:p text:style-name="P29">[ˈnɪmbl]</text:p>
          </table:table-cell>
          <table:table-cell table:style-name="Таблица1.B1292" office:value-type="string">
            <text:p text:style-name="P51">Шустрый, ловкий</text:p>
          </table:table-cell>
        </table:table-row>
        <table:table-row table:style-name="Таблица1.1128">
          <table:table-cell table:style-name="Таблица1.A1991" office:value-type="string">
            <text:p text:style-name="P28">2001)noble</text:p>
            <text:p text:style-name="P28"/>
            <text:p text:style-name="P29">[ˈnəubl]</text:p>
          </table:table-cell>
          <table:table-cell table:style-name="Таблица1.B1292" office:value-type="string">
            <text:p text:style-name="P51">Знатный, благородный, дворянин</text:p>
          </table:table-cell>
        </table:table-row>
        <table:table-row table:style-name="Таблица1.1128">
          <table:table-cell table:style-name="Таблица1.A1992" office:value-type="string">
            <text:p text:style-name="P28">2002)discuss</text:p>
            <text:p text:style-name="P28"/>
            <text:p text:style-name="P29">[dɪˈskʌs]</text:p>
          </table:table-cell>
          <table:table-cell table:style-name="Таблица1.B1292" office:value-type="string">
            <text:p text:style-name="P51">Дискутировать, обсуждать</text:p>
          </table:table-cell>
        </table:table-row>
        <text:soft-page-break/>
        <table:table-row table:style-name="Таблица1.1128">
          <table:table-cell table:style-name="Таблица1.A1993" office:value-type="string">
            <text:p text:style-name="P28">2003)lead</text:p>
            <text:p text:style-name="P28"/>
            <text:p text:style-name="P29">[liːd]</text:p>
          </table:table-cell>
          <table:table-cell table:style-name="Таблица1.B1292" office:value-type="string">
            <text:p text:style-name="P51">Возглавлять, вести, приводить, руководить</text:p>
          </table:table-cell>
        </table:table-row>
        <table:table-row table:style-name="Таблица1.1128">
          <table:table-cell table:style-name="Таблица1.A1994" office:value-type="string">
            <text:p text:style-name="P28">2004)by the way</text:p>
            <text:p text:style-name="P28"/>
            <text:p text:style-name="P29">[baɪ][ðiː][weɪ]</text:p>
          </table:table-cell>
          <table:table-cell table:style-name="Таблица1.B1292" office:value-type="string">
            <text:p text:style-name="P51">Кстати, по пути</text:p>
          </table:table-cell>
        </table:table-row>
        <table:table-row table:style-name="Таблица1.1128">
          <table:table-cell table:style-name="Таблица1.A1995" office:value-type="string">
            <text:p text:style-name="P28">2005)therefore</text:p>
            <text:p text:style-name="P28"/>
            <text:p text:style-name="P29">[ˈðɛəfɔː]</text:p>
          </table:table-cell>
          <table:table-cell table:style-name="Таблица1.B1292" office:value-type="string">
            <text:p text:style-name="P51">Поэтому, следовательно, потому</text:p>
          </table:table-cell>
        </table:table-row>
        <table:table-row table:style-name="Таблица1.1128">
          <table:table-cell table:style-name="Таблица1.A1996" office:value-type="string">
            <text:p text:style-name="P28">2006)thousand</text:p>
            <text:p text:style-name="P28"/>
            <text:p text:style-name="P29">[ˈθauz(ə)nd]</text:p>
          </table:table-cell>
          <table:table-cell table:style-name="Таблица1.B1292" office:value-type="string">
            <text:p text:style-name="P51">Тысяча </text:p>
          </table:table-cell>
        </table:table-row>
        <table:table-row table:style-name="Таблица1.1128">
          <table:table-cell table:style-name="Таблица1.A1997" office:value-type="string">
            <text:p text:style-name="P28">2007)box</text:p>
            <text:p text:style-name="P28"/>
            <text:p text:style-name="P29">[bɔks]</text:p>
          </table:table-cell>
          <table:table-cell table:style-name="Таблица1.B1292" office:value-type="string">
            <text:p text:style-name="P51">Коробка, бокс </text:p>
          </table:table-cell>
        </table:table-row>
        <table:table-row table:style-name="Таблица1.1128">
          <table:table-cell table:style-name="Таблица1.A1998" office:value-type="string">
            <text:p text:style-name="P28">2008)nod</text:p>
            <text:p text:style-name="P28"/>
            <text:p text:style-name="P29">[nɔd]</text:p>
          </table:table-cell>
          <table:table-cell table:style-name="Таблица1.B1292" office:value-type="string">
            <text:p text:style-name="P51">Клевать носом, кивать, кивок</text:p>
          </table:table-cell>
        </table:table-row>
        <table:table-row table:style-name="Таблица1.1128">
          <table:table-cell table:style-name="Таблица1.A1999" office:value-type="string">
            <text:p text:style-name="P28">2009)noodle</text:p>
            <text:p text:style-name="P28"/>
            <text:p text:style-name="P29">[ˈnuːdl]</text:p>
          </table:table-cell>
          <table:table-cell table:style-name="Таблица1.B1292" office:value-type="string">
            <text:p text:style-name="P51">Лапша, олух</text:p>
          </table:table-cell>
        </table:table-row>
        <table:table-row table:style-name="Таблица1.1128">
          <table:table-cell table:style-name="Таблица1.A2000" office:value-type="string">
            <text:p text:style-name="P28">2010)northern</text:p>
            <text:p text:style-name="P28"/>
            <text:p text:style-name="P29">[ˈnɔːð(ə)n]</text:p>
          </table:table-cell>
          <table:table-cell table:style-name="Таблица1.B1292" office:value-type="string">
            <text:p text:style-name="P51">Северный</text:p>
          </table:table-cell>
        </table:table-row>
        <table:table-row table:style-name="Таблица1.1128">
          <table:table-cell table:style-name="Таблица1.A2001" office:value-type="string">
            <text:p text:style-name="P28">2011)notable</text:p>
            <text:p text:style-name="P28"/>
            <text:p text:style-name="P29">[ˈnəutəbl]</text:p>
          </table:table-cell>
          <table:table-cell table:style-name="Таблица1.B1292" office:value-type="string">
            <text:p text:style-name="P51">Значительный, выдающийся </text:p>
          </table:table-cell>
        </table:table-row>
        <table:table-row table:style-name="Таблица1.1128">
          <table:table-cell table:style-name="Таблица1.A2002" office:value-type="string">
            <text:p text:style-name="P28">2012)<text:bookmark text:name="__DdeLink__18611_1608945548"/>moment</text:p>
            <text:p text:style-name="P28"/>
            <text:p text:style-name="P29">[ˈməumənt]</text:p>
          </table:table-cell>
          <table:table-cell table:style-name="Таблица1.B1292" office:value-type="string">
            <text:p text:style-name="P51">Момент, минута</text:p>
          </table:table-cell>
        </table:table-row>
        <text:soft-page-break/>
        <table:table-row table:style-name="Таблица1.1128">
          <table:table-cell table:style-name="Таблица1.A2003" office:value-type="string">
            <text:p text:style-name="P28">2013)plain</text:p>
            <text:p text:style-name="P28"/>
            <text:p text:style-name="P29">[pleɪn]</text:p>
          </table:table-cell>
          <table:table-cell table:style-name="Таблица1.B1292" office:value-type="string">
            <text:p text:style-name="P51">Равнина, гладкий, ясно, ясный, простой</text:p>
          </table:table-cell>
        </table:table-row>
        <table:table-row table:style-name="Таблица1.1128">
          <table:table-cell table:style-name="Таблица1.A2004" office:value-type="string">
            <text:p text:style-name="P28">2014)ship</text:p>
            <text:p text:style-name="P28"/>
            <text:p text:style-name="P29">[ʃɪp]</text:p>
          </table:table-cell>
          <table:table-cell table:style-name="Таблица1.B1292" office:value-type="string">
            <text:p text:style-name="P51">Грузить, отправлять, перевозить</text:p>
          </table:table-cell>
        </table:table-row>
        <table:table-row table:style-name="Таблица1.1128">
          <table:table-cell table:style-name="Таблица1.A2005" office:value-type="string">
            <text:p text:style-name="P28">2015)spirit</text:p>
            <text:p text:style-name="P28"/>
            <text:p text:style-name="P29">[ˈspɪrɪt]</text:p>
          </table:table-cell>
          <table:table-cell table:style-name="Таблица1.B1292" office:value-type="string">
            <text:p text:style-name="P51">Настроение, дух, душа, спирт</text:p>
          </table:table-cell>
        </table:table-row>
        <table:table-row table:style-name="Таблица1.1128">
          <table:table-cell table:style-name="Таблица1.A2006" office:value-type="string">
            <text:p text:style-name="P28">2016)All day long</text:p>
            <text:p text:style-name="P28"/>
            <text:p text:style-name="P29">[ɔːl][deɪ][lɔŋ]</text:p>
          </table:table-cell>
          <table:table-cell table:style-name="Таблица1.B1292" office:value-type="string">
            <text:p text:style-name="P51">Весь день</text:p>
          </table:table-cell>
        </table:table-row>
        <table:table-row table:style-name="Таблица1.1128">
          <table:table-cell table:style-name="Таблица1.A2007" office:value-type="string">
            <text:p text:style-name="P28">2017)street</text:p>
            <text:p text:style-name="P28"/>
            <text:p text:style-name="P29">[striːt]</text:p>
          </table:table-cell>
          <table:table-cell table:style-name="Таблица1.B1292" office:value-type="string">
            <text:p text:style-name="P51">Уличный, деловой центр</text:p>
          </table:table-cell>
        </table:table-row>
        <table:table-row table:style-name="Таблица1.1128">
          <table:table-cell table:style-name="Таблица1.A2008" office:value-type="string">
            <text:p text:style-name="P28">2018)subject</text:p>
            <text:p text:style-name="P28"/>
            <text:p text:style-name="P29">[ˈsʌbʤekt]</text:p>
          </table:table-cell>
          <table:table-cell table:style-name="Таблица1.B1292" office:value-type="string">
            <text:p text:style-name="P51">Тема, вопрос, предмет, субъект </text:p>
          </table:table-cell>
        </table:table-row>
        <table:table-row table:style-name="Таблица1.1128">
          <table:table-cell table:style-name="Таблица1.A2009" office:value-type="string">
            <text:p text:style-name="P28">2019)weigh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Весовой, вес, весить, груз</text:p>
          </table:table-cell>
        </table:table-row>
        <table:table-row table:style-name="Таблица1.1128">
          <table:table-cell table:style-name="Таблица1.A2010" office:value-type="string">
            <text:p text:style-name="P28">2020)west</text:p>
            <text:p text:style-name="P28"/>
            <text:p text:style-name="P29">[west]</text:p>
          </table:table-cell>
          <table:table-cell table:style-name="Таблица1.B1292" office:value-type="string">
            <text:p text:style-name="P51">Западный, запад, к западу, на запад</text:p>
          </table:table-cell>
        </table:table-row>
        <table:table-row table:style-name="Таблица1.1128">
          <table:table-cell table:style-name="Таблица1.A2011" office:value-type="string">
            <text:p text:style-name="P28">2021)wind</text:p>
            <text:p text:style-name="P28"/>
            <text:p text:style-name="P29">[wɪnd]</text:p>
          </table:table-cell>
          <table:table-cell table:style-name="Таблица1.B1292" office:value-type="string">
            <text:p text:style-name="P51">Дыхание, ветряной</text:p>
          </table:table-cell>
        </table:table-row>
        <table:table-row table:style-name="Таблица1.1128">
          <table:table-cell table:style-name="Таблица1.A2012" office:value-type="string">
            <text:p text:style-name="P28">2022)dark</text:p>
            <text:p text:style-name="P28"/>
            <text:p text:style-name="P29">[dɑːk]</text:p>
          </table:table-cell>
          <table:table-cell table:style-name="Таблица1.B1292" office:value-type="string">
            <text:p text:style-name="P51">Темно, темнота</text:p>
          </table:table-cell>
        </table:table-row>
        <text:soft-page-break/>
        <table:table-row table:style-name="Таблица1.1128">
          <table:table-cell table:style-name="Таблица1.A2013" office:value-type="string">
            <text:p text:style-name="P28">2023)living</text:p>
            <text:p text:style-name="P28"/>
            <text:p text:style-name="P29">[ˈlɪvɪŋ]</text:p>
          </table:table-cell>
          <table:table-cell table:style-name="Таблица1.B1292" office:value-type="string">
            <text:p text:style-name="P51">Жизнь, живой, живущий</text:p>
          </table:table-cell>
        </table:table-row>
        <table:table-row table:style-name="Таблица1.1128">
          <table:table-cell table:style-name="Таблица1.A2014" office:value-type="string">
            <text:p text:style-name="P28">2024)strong</text:p>
            <text:p text:style-name="P28"/>
            <text:p text:style-name="P29">[strɔŋ]</text:p>
          </table:table-cell>
          <table:table-cell table:style-name="Таблица1.B1292" office:value-type="string">
            <text:p text:style-name="P51">Сильно, сильный, крепкий, решительный</text:p>
          </table:table-cell>
        </table:table-row>
        <table:table-row table:style-name="Таблица1.1128">
          <table:table-cell table:style-name="Таблица1.A2015" office:value-type="string">
            <text:p text:style-name="P28">2025)believe</text:p>
            <text:p text:style-name="P28"/>
            <text:p text:style-name="P29">[bɪˈliːv]</text:p>
          </table:table-cell>
          <table:table-cell table:style-name="Таблица1.B1292" office:value-type="string">
            <text:p text:style-name="P51">Думать, полагать</text:p>
          </table:table-cell>
        </table:table-row>
        <table:table-row table:style-name="Таблица1.1128">
          <table:table-cell table:style-name="Таблица1.A2016" office:value-type="string">
            <text:p text:style-name="P28">2026)from day to day</text:p>
            <text:p text:style-name="P28"/>
            <text:p text:style-name="P29">[frɔm][deɪ][tuː][deɪ]</text:p>
          </table:table-cell>
          <table:table-cell table:style-name="Таблица1.B1292" office:value-type="string">
            <text:p text:style-name="P51">Изо дня в день, со дня на день</text:p>
          </table:table-cell>
        </table:table-row>
        <table:table-row table:style-name="Таблица1.1128">
          <table:table-cell table:style-name="Таблица1.A2017" office:value-type="string">
            <text:p text:style-name="P28">2027)sit</text:p>
            <text:p text:style-name="P28"/>
            <text:p text:style-name="P29">[sɪt]</text:p>
          </table:table-cell>
          <table:table-cell table:style-name="Таблица1.B1292" office:value-type="string">
            <text:p text:style-name="P51">Находиться, заседать, сидеть</text:p>
          </table:table-cell>
        </table:table-row>
        <table:table-row table:style-name="Таблица1.1128">
          <table:table-cell table:style-name="Таблица1.A2018" office:value-type="string">
            <text:p text:style-name="P28">2028)stay</text:p>
            <text:p text:style-name="P28"/>
            <text:p text:style-name="P29">[steɪ]</text:p>
          </table:table-cell>
          <table:table-cell table:style-name="Таблица1.B1292" office:value-type="string">
            <text:p text:style-name="P51">Останавливать, пребывание, оставаться, жить</text:p>
          </table:table-cell>
        </table:table-row>
        <table:table-row table:style-name="Таблица1.1128">
          <table:table-cell table:style-name="Таблица1.A2019" office:value-type="string">
            <text:p text:style-name="P28">2029)stood</text:p>
            <text:p text:style-name="P28"/>
            <text:p text:style-name="P29">[stuːd]</text:p>
          </table:table-cell>
          <table:table-cell table:style-name="Таблица1.B1292" office:value-type="string">
            <text:p text:style-name="P51">Прош глагол и причастие stand</text:p>
          </table:table-cell>
        </table:table-row>
        <table:table-row table:style-name="Таблица1.1128">
          <table:table-cell table:style-name="Таблица1.A2020" office:value-type="string">
            <text:p text:style-name="P28">2030)notice</text:p>
            <text:p text:style-name="P28"/>
            <text:p text:style-name="P29">[ˈnəutɪs]</text:p>
          </table:table-cell>
          <table:table-cell table:style-name="Таблица1.B1292" office:value-type="string">
            <text:p text:style-name="P51">Замечать, уведомление, внимание</text:p>
          </table:table-cell>
        </table:table-row>
        <table:table-row table:style-name="Таблица1.1128">
          <table:table-cell table:style-name="Таблица1.A2021" office:value-type="string">
            <text:p text:style-name="P28">2031)nourish</text:p>
            <text:p text:style-name="P28"/>
            <text:p text:style-name="P29">[ˈnʌrɪʃ]</text:p>
          </table:table-cell>
          <table:table-cell table:style-name="Таблица1.B1292" office:value-type="string">
            <text:p text:style-name="P51">Лелеять, питать, кормить</text:p>
          </table:table-cell>
        </table:table-row>
        <table:table-row table:style-name="Таблица1.1128">
          <table:table-cell table:style-name="Таблица1.A2022" office:value-type="string">
            <text:p text:style-name="P28">2032)novice</text:p>
            <text:p text:style-name="P28"/>
            <text:p text:style-name="P29">[ˈnɔvɪs]</text:p>
          </table:table-cell>
          <table:table-cell table:style-name="Таблица1.B1292" office:value-type="string">
            <text:p text:style-name="P51">Начинающий, новичок </text:p>
          </table:table-cell>
        </table:table-row>
        <text:soft-page-break/>
        <table:table-row table:style-name="Таблица1.1128">
          <table:table-cell table:style-name="Таблица1.A2023" office:value-type="string">
            <text:p text:style-name="P28">2033)nude</text:p>
            <text:p text:style-name="P28"/>
            <text:p text:style-name="P29">[njuːd]</text:p>
          </table:table-cell>
          <table:table-cell table:style-name="Таблица1.B1292" office:value-type="string">
            <text:p text:style-name="P51">Нагой</text:p>
          </table:table-cell>
        </table:table-row>
        <table:table-row table:style-name="Таблица1.1128">
          <table:table-cell table:style-name="Таблица1.A2024" office:value-type="string">
            <text:p text:style-name="P28">2034)education</text:p>
            <text:p text:style-name="P28"/>
            <text:p text:style-name="P29">[ˌeʤuˈkeɪʃ(ə)n]</text:p>
          </table:table-cell>
          <table:table-cell table:style-name="Таблица1.B1292" office:value-type="string">
            <text:p text:style-name="P51">Воспитание, обучение, образование, образованность</text:p>
          </table:table-cell>
        </table:table-row>
        <table:table-row table:style-name="Таблица1.1128">
          <table:table-cell table:style-name="Таблица1.A2025" office:value-type="string">
            <text:p text:style-name="P28">2035)feature</text:p>
            <text:p text:style-name="P28"/>
            <text:p text:style-name="P29">[ˈfiːʧə]</text:p>
          </table:table-cell>
          <table:table-cell table:style-name="Таблица1.B1292" office:value-type="string">
            <text:p text:style-name="P51">Признак, особенность, характеристика, </text:p>
          </table:table-cell>
        </table:table-row>
        <table:table-row table:style-name="Таблица1.1128">
          <table:table-cell table:style-name="Таблица1.A2026" office:value-type="string">
            <text:p text:style-name="P28">2036)One day</text:p>
            <text:p text:style-name="P28"/>
            <text:p text:style-name="P29">[wʌn][deɪ]</text:p>
          </table:table-cell>
          <table:table-cell table:style-name="Таблица1.B1292" office:value-type="string">
            <text:p text:style-name="P51">Однажды</text:p>
          </table:table-cell>
        </table:table-row>
        <table:table-row table:style-name="Таблица1.1128">
          <table:table-cell table:style-name="Таблица1.A2027" office:value-type="string">
            <text:p text:style-name="P28">2037)hair</text:p>
            <text:p text:style-name="P28"/>
            <text:p text:style-name="P29">[hɛə]</text:p>
          </table:table-cell>
          <table:table-cell table:style-name="Таблица1.B1292" office:value-type="string">
            <text:p text:style-name="P51">Волосяной, шерсть</text:p>
          </table:table-cell>
        </table:table-row>
        <table:table-row table:style-name="Таблица1.1128">
          <table:table-cell table:style-name="Таблица1.A2028" office:value-type="string">
            <text:p text:style-name="P28">2038)heart</text:p>
            <text:p text:style-name="P28"/>
            <text:p text:style-name="P29">[hɑːt]</text:p>
          </table:table-cell>
          <table:table-cell table:style-name="Таблица1.B1292" office:value-type="string">
            <text:p text:style-name="P51">Сердце,мужество, центр</text:p>
          </table:table-cell>
        </table:table-row>
        <table:table-row table:style-name="Таблица1.1128">
          <table:table-cell table:style-name="Таблица1.A2029" office:value-type="string">
            <text:p text:style-name="P28">2039)lot</text:p>
            <text:p text:style-name="P28"/>
            <text:p text:style-name="P29">[lɔt]</text:p>
          </table:table-cell>
          <table:table-cell table:style-name="Таблица1.B1292" office:value-type="string">
            <text:p text:style-name="P51">Гораздо, намного, много, масса, серия, участок</text:p>
          </table:table-cell>
        </table:table-row>
        <table:table-row table:style-name="Таблица1.1128">
          <table:table-cell table:style-name="Таблица1.A2030" office:value-type="string">
            <text:p text:style-name="P28">2040)alone</text:p>
            <text:p text:style-name="P28"/>
            <text:p text:style-name="P29">[əˈləun]</text:p>
          </table:table-cell>
          <table:table-cell table:style-name="Таблица1.B1292" office:value-type="string">
            <text:p text:style-name="P51">Только, сам, наедине, один, одиноко, одинокий </text:p>
          </table:table-cell>
        </table:table-row>
        <table:table-row table:style-name="Таблица1.1128">
          <table:table-cell table:style-name="Таблица1.A2031" office:value-type="string">
            <text:p text:style-name="P28">2041)basic</text:p>
            <text:p text:style-name="P28"/>
            <text:p text:style-name="P29">[ˈbeɪsɪk]</text:p>
          </table:table-cell>
          <table:table-cell table:style-name="Таблица1.B1292" office:value-type="string">
            <text:p text:style-name="P51">Основной, базовый</text:p>
          </table:table-cell>
        </table:table-row>
        <table:table-row table:style-name="Таблица1.1128">
          <table:table-cell table:style-name="Таблица1.A2032" office:value-type="string">
            <text:p text:style-name="P28">2042)numb</text:p>
            <text:p text:style-name="P28"/>
            <text:p text:style-name="P29">[nʌm]</text:p>
          </table:table-cell>
          <table:table-cell table:style-name="Таблица1.B1292" office:value-type="string">
            <text:p text:style-name="P51">Поражать, онемевший, оцепеневший</text:p>
          </table:table-cell>
        </table:table-row>
        <text:soft-page-break/>
        <table:table-row table:style-name="Таблица1.1128">
          <table:table-cell table:style-name="Таблица1.A2033" office:value-type="string">
            <text:p text:style-name="P28">2043)nurse</text:p>
            <text:p text:style-name="P28"/>
            <text:p text:style-name="P29">[nɜːs]</text:p>
          </table:table-cell>
          <table:table-cell table:style-name="Таблица1.B1292" office:value-type="string">
            <text:p text:style-name="P51">Медсестра, няня, кормить, нянчить</text:p>
          </table:table-cell>
        </table:table-row>
        <table:table-row table:style-name="Таблица1.1128">
          <table:table-cell table:style-name="Таблица1.A2034" office:value-type="string">
            <text:p text:style-name="P28">2044)nut</text:p>
            <text:p text:style-name="P28"/>
            <text:p text:style-name="P29">[nʌt]</text:p>
          </table:table-cell>
          <table:table-cell table:style-name="Таблица1.B1292" office:value-type="string">
            <text:p text:style-name="P51">Гайка, гаечный</text:p>
          </table:table-cell>
        </table:table-row>
        <table:table-row table:style-name="Таблица1.1128">
          <table:table-cell table:style-name="Таблица1.A2035" office:value-type="string">
            <text:p text:style-name="P28">2045)nuzzle</text:p>
            <text:p text:style-name="P28"/>
            <text:p text:style-name="P29">[ˈnʌzl]</text:p>
          </table:table-cell>
          <table:table-cell table:style-name="Таблица1.B1292" office:value-type="string">
            <text:p text:style-name="P51">Прижаться, совать нос, нюхать</text:p>
          </table:table-cell>
        </table:table-row>
        <table:table-row table:style-name="Таблица1.1128">
          <table:table-cell table:style-name="Таблица1.A2036" office:value-type="string">
            <text:p text:style-name="P28">2046)entire</text:p>
            <text:p text:style-name="P28"/>
            <text:p text:style-name="P29">[ɪnˈtaɪə]</text:p>
          </table:table-cell>
          <table:table-cell table:style-name="Таблица1.B1292" office:value-type="string">
            <text:p text:style-name="P51">Весь, целый, целое, полный</text:p>
          </table:table-cell>
        </table:table-row>
        <table:table-row table:style-name="Таблица1.1128">
          <table:table-cell table:style-name="Таблица1.A2037" office:value-type="string">
            <text:p text:style-name="P28">2047)as well as</text:p>
            <text:p text:style-name="P28"/>
            <text:p text:style-name="P29">[æz][wel][æz]</text:p>
          </table:table-cell>
          <table:table-cell table:style-name="Таблица1.B1292" office:value-type="string">
            <text:p text:style-name="P51">А также, так же как </text:p>
          </table:table-cell>
        </table:table-row>
        <table:table-row table:style-name="Таблица1.1128">
          <table:table-cell table:style-name="Таблица1.A2038" office:value-type="string">
            <text:p text:style-name="P28">2048)private</text:p>
            <text:p text:style-name="P28"/>
            <text:p text:style-name="P29">[ˈpraɪvɪt]</text:p>
          </table:table-cell>
          <table:table-cell table:style-name="Таблица1.B1292" office:value-type="string">
            <text:p text:style-name="P51">Частный, личный, отдельный</text:p>
          </table:table-cell>
        </table:table-row>
        <table:table-row table:style-name="Таблица1.1128">
          <table:table-cell table:style-name="Таблица1.A2039" office:value-type="string">
            <text:p text:style-name="P28">2049)appear</text:p>
            <text:p text:style-name="P28"/>
            <text:p text:style-name="P29">[əˈpɪə]</text:p>
          </table:table-cell>
          <table:table-cell table:style-name="Таблица1.B1292" office:value-type="string">
            <text:p text:style-name="P51">Казаться, показываться </text:p>
          </table:table-cell>
        </table:table-row>
        <table:table-row table:style-name="Таблица1.1128">
          <table:table-cell table:style-name="Таблица1.A2040" office:value-type="string">
            <text:p text:style-name="P28">2050)apply</text:p>
            <text:p text:style-name="P28"/>
            <text:p text:style-name="P29">[əˈplaɪ]</text:p>
          </table:table-cell>
          <table:table-cell table:style-name="Таблица1.B1292" office:value-type="string">
            <text:p text:style-name="P51">Обращаться, применять, относиться</text:p>
          </table:table-cell>
        </table:table-row>
        <table:table-row table:style-name="Таблица1.1128">
          <table:table-cell table:style-name="Таблица1.A2041" office:value-type="string">
            <text:p text:style-name="P28">2051)as soon as</text:p>
            <text:p text:style-name="P28"/>
            <text:p text:style-name="P29">[æz][suːn][æz]</text:p>
          </table:table-cell>
          <table:table-cell table:style-name="Таблица1.B1292" office:value-type="string">
            <text:p text:style-name="P51">Как только, не позже</text:p>
          </table:table-cell>
        </table:table-row>
        <table:table-row table:style-name="Таблица1.1128">
          <table:table-cell table:style-name="Таблица1.A2042" office:value-type="string">
            <text:p text:style-name="P28">2052)cry</text:p>
            <text:p text:style-name="P28"/>
            <text:p text:style-name="P29">[kraɪ]</text:p>
          </table:table-cell>
          <table:table-cell table:style-name="Таблица1.B1292" office:value-type="string">
            <text:p text:style-name="P51">Плач, крик, кричать, взывать</text:p>
          </table:table-cell>
        </table:table-row>
        <text:soft-page-break/>
        <table:table-row table:style-name="Таблица1.1128">
          <table:table-cell table:style-name="Таблица1.A2043" office:value-type="string">
            <text:p text:style-name="P28">2053)return</text:p>
            <text:p text:style-name="P28"/>
            <text:p text:style-name="P29">[rɪˈtɜːn]</text:p>
          </table:table-cell>
          <table:table-cell table:style-name="Таблица1.B1292" office:value-type="string">
            <text:p text:style-name="P51">Возвращать, возврат, возвращаться, возвращение </text:p>
          </table:table-cell>
        </table:table-row>
        <table:table-row table:style-name="Таблица1.1128">
          <table:table-cell table:style-name="Таблица1.A2044" office:value-type="string">
            <text:p text:style-name="P28">2054)else</text:p>
            <text:p text:style-name="P28"/>
            <text:p text:style-name="P29">[els]</text:p>
          </table:table-cell>
          <table:table-cell table:style-name="Таблица1.B1292" office:value-type="string">
            <text:p text:style-name="P51">Ещё, иначе, другой</text:p>
          </table:table-cell>
        </table:table-row>
        <table:table-row table:style-name="Таблица1.1128">
          <table:table-cell table:style-name="Таблица1.A2045" office:value-type="string">
            <text:p text:style-name="P28">2055)outside</text:p>
            <text:p text:style-name="P28"/>
            <text:p text:style-name="P29">[ˌautˈsaɪd]</text:p>
          </table:table-cell>
          <table:table-cell table:style-name="Таблица1.B1292" office:value-type="string">
            <text:p text:style-name="P51">За, за пределами, вне,внешний, <text:s/>снаружи, наружу, </text:p>
          </table:table-cell>
        </table:table-row>
        <table:table-row table:style-name="Таблица1.1128">
          <table:table-cell table:style-name="Таблица1.A2046" office:value-type="string">
            <text:p text:style-name="P28">2056)ten</text:p>
            <text:p text:style-name="P28"/>
            <text:p text:style-name="P29">[ten]</text:p>
          </table:table-cell>
          <table:table-cell table:style-name="Таблица1.B1292" office:value-type="string">
            <text:p text:style-name="P51">Десять, десятка</text:p>
          </table:table-cell>
        </table:table-row>
        <table:table-row table:style-name="Таблица1.1128">
          <table:table-cell table:style-name="Таблица1.A2047" office:value-type="string">
            <text:p text:style-name="P28">2057)<text:bookmark-start text:name="__DdeLink__52745_1711861811"/>except<text:bookmark-end text:name="__DdeLink__52745_1711861811"/></text:p>
            <text:p text:style-name="P28"/>
            <text:p text:style-name="P29">[ɪkˈsept]</text:p>
          </table:table-cell>
          <table:table-cell table:style-name="Таблица1.B1292" office:value-type="string">
            <text:p text:style-name="P51">Исключать, кроме, если не</text:p>
          </table:table-cell>
        </table:table-row>
        <table:table-row table:style-name="Таблица1.1128">
          <table:table-cell table:style-name="Таблица1.A2048" office:value-type="string">
            <text:p text:style-name="P28">2058)afternoon</text:p>
            <text:p text:style-name="P28"/>
            <text:p text:style-name="P29">[ˌɑːftəˈnuːn]</text:p>
          </table:table-cell>
          <table:table-cell table:style-name="Таблица1.B1292" office:value-type="string">
            <text:p text:style-name="P51">После полудня, послеобеденное время</text:p>
          </table:table-cell>
        </table:table-row>
        <table:table-row table:style-name="Таблица1.1128">
          <table:table-cell table:style-name="Таблица1.A2049" office:value-type="string">
            <text:p text:style-name="P28">2059)arm</text:p>
            <text:p text:style-name="P28"/>
            <text:p text:style-name="P29">[ɑːm]</text:p>
          </table:table-cell>
          <table:table-cell table:style-name="Таблица1.B1292" office:value-type="string">
            <text:p text:style-name="P51">Рука, рукав, рычаг, кронштейн </text:p>
          </table:table-cell>
        </table:table-row>
        <table:table-row table:style-name="Таблица1.1128">
          <table:table-cell table:style-name="Таблица1.A2050" office:value-type="string">
            <text:p text:style-name="P28">2060)bridge</text:p>
            <text:p text:style-name="P28"/>
            <text:p text:style-name="P29">[brɪʤ]</text:p>
          </table:table-cell>
          <table:table-cell table:style-name="Таблица1.B1292" office:value-type="string">
            <text:p text:style-name="P51">Мост, мостовой, бридж</text:p>
          </table:table-cell>
        </table:table-row>
        <table:table-row table:style-name="Таблица1.1128">
          <table:table-cell table:style-name="Таблица1.A2051" office:value-type="string">
            <text:p text:style-name="P28">2061)take part in</text:p>
            <text:p text:style-name="P28"/>
            <text:p text:style-name="P29">[teɪk][pɑːt][ɪn]</text:p>
          </table:table-cell>
          <table:table-cell table:style-name="Таблица1.B1292" office:value-type="string">
            <text:p text:style-name="P51">Принимать участие в</text:p>
          </table:table-cell>
        </table:table-row>
        <table:table-row table:style-name="Таблица1.1128">
          <table:table-cell table:style-name="Таблица1.A2052" office:value-type="string">
            <text:p text:style-name="P28">2062)foot</text:p>
            <text:p text:style-name="P28"/>
            <text:p text:style-name="P29">[fut]</text:p>
          </table:table-cell>
          <table:table-cell table:style-name="Таблица1.B1292" office:value-type="string">
            <text:p text:style-name="P51">Нога, фут, подножие</text:p>
          </table:table-cell>
        </table:table-row>
        <text:soft-page-break/>
        <table:table-row table:style-name="Таблица1.1128">
          <table:table-cell table:style-name="Таблица1.A2053" office:value-type="string">
            <text:p text:style-name="P28">2063)pea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Мир, мирный, спокойствие, покой</text:p>
          </table:table-cell>
        </table:table-row>
        <table:table-row table:style-name="Таблица1.1128">
          <table:table-cell table:style-name="Таблица1.A2054" office:value-type="string">
            <text:p text:style-name="P28">2064)strength</text:p>
            <text:p text:style-name="P28"/>
            <text:p text:style-name="P29">[streŋθ]</text:p>
          </table:table-cell>
          <table:table-cell table:style-name="Таблица1.B1292" office:value-type="string">
            <text:p text:style-name="P51">Сила, прочность, численность</text:p>
          </table:table-cell>
        </table:table-row>
        <table:table-row table:style-name="Таблица1.1128">
          <table:table-cell table:style-name="Таблица1.A2055" office:value-type="string">
            <text:p text:style-name="P28">2065)everything</text:p>
            <text:p text:style-name="P28"/>
            <text:p text:style-name="P29">[ˈevrɪθɪŋ]</text:p>
          </table:table-cell>
          <table:table-cell table:style-name="Таблица1.B1292" office:value-type="string">
            <text:p text:style-name="P51">Всё</text:p>
          </table:table-cell>
        </table:table-row>
        <table:table-row table:style-name="Таблица1.1128">
          <table:table-cell table:style-name="Таблица1.A2056" office:value-type="string">
            <text:p text:style-name="P28">2066)whose</text:p>
            <text:p text:style-name="P28"/>
            <text:p text:style-name="P29">[huːz]</text:p>
          </table:table-cell>
          <table:table-cell table:style-name="Таблица1.B1292" office:value-type="string">
            <text:p text:style-name="P51">Чей,чьи</text:p>
          </table:table-cell>
        </table:table-row>
        <table:table-row table:style-name="Таблица1.1128">
          <table:table-cell table:style-name="Таблица1.A2057" office:value-type="string">
            <text:p text:style-name="P28">2067)easy</text:p>
            <text:p text:style-name="P28"/>
            <text:p text:style-name="P29">[ˈiːzɪ]</text:p>
          </table:table-cell>
          <table:table-cell table:style-name="Таблица1.B1292" office:value-type="string">
            <text:p text:style-name="P51">Легко, лёгкий, удобно, удобный, спокойно, спокойный</text:p>
          </table:table-cell>
        </table:table-row>
        <table:table-row table:style-name="Таблица1.1128">
          <table:table-cell table:style-name="Таблица1.A2058" office:value-type="string">
            <text:p text:style-name="P28">2068)warm</text:p>
            <text:p text:style-name="P28"/>
            <text:p text:style-name="P29">[wɔːm]</text:p>
          </table:table-cell>
          <table:table-cell table:style-name="Таблица1.B1292" office:value-type="string">
            <text:p text:style-name="P51">Теплый, горячий, сердечный, греть</text:p>
          </table:table-cell>
        </table:table-row>
        <table:table-row table:style-name="Таблица1.1128">
          <table:table-cell table:style-name="Таблица1.A2059" office:value-type="string">
            <text:p text:style-name="P28">2069)appeal</text:p>
            <text:p text:style-name="P28"/>
            <text:p text:style-name="P29">[əˈpiːl]</text:p>
          </table:table-cell>
          <table:table-cell table:style-name="Таблица1.B1292" office:value-type="string">
            <text:p text:style-name="P51">Обращаться, обращение, апелляция, призыв</text:p>
          </table:table-cell>
        </table:table-row>
        <table:table-row table:style-name="Таблица1.1128">
          <table:table-cell table:style-name="Таблица1.A2060" office:value-type="string">
            <text:p text:style-name="P28">2070)contain</text:p>
            <text:p text:style-name="P28"/>
            <text:p text:style-name="P29">[kənˈteɪn]</text:p>
          </table:table-cell>
          <table:table-cell table:style-name="Таблица1.B1292" office:value-type="string">
            <text:p text:style-name="P51">Содержать, содержаться</text:p>
          </table:table-cell>
        </table:table-row>
        <table:table-row table:style-name="Таблица1.1128">
          <table:table-cell table:style-name="Таблица1.A2061" office:value-type="string">
            <text:p text:style-name="P28">2071)award</text:p>
            <text:p text:style-name="P28"/>
            <text:p text:style-name="P29">[əˈwɔːd]</text:p>
          </table:table-cell>
          <table:table-cell table:style-name="Таблица1.B1292" office:value-type="string">
            <text:p text:style-name="P51">Награда, премия, решение</text:p>
          </table:table-cell>
        </table:table-row>
        <table:table-row table:style-name="Таблица1.1128">
          <table:table-cell table:style-name="Таблица1.A2062" office:value-type="string">
            <text:p text:style-name="P28">2072)expect</text:p>
            <text:p text:style-name="P28"/>
            <text:p text:style-name="P29">[ɪkˈspekt]</text:p>
          </table:table-cell>
          <table:table-cell table:style-name="Таблица1.B1292" office:value-type="string">
            <text:p text:style-name="P51">Ожидать, рассчитывать </text:p>
          </table:table-cell>
        </table:table-row>
        <text:soft-page-break/>
        <table:table-row table:style-name="Таблица1.1128">
          <table:table-cell table:style-name="Таблица1.A2063" office:value-type="string">
            <text:p text:style-name="P28">2073)include</text:p>
            <text:p text:style-name="P28"/>
            <text:p text:style-name="P29">[ɪnˈkluːd]</text:p>
          </table:table-cell>
          <table:table-cell table:style-name="Таблица1.B1292" office:value-type="string">
            <text:p text:style-name="P51">Включать</text:p>
          </table:table-cell>
        </table:table-row>
        <table:table-row table:style-name="Таблица1.1128">
          <table:table-cell table:style-name="Таблица1.A2064" office:value-type="string">
            <text:p text:style-name="P28">2074)besides</text:p>
            <text:p text:style-name="P28"/>
            <text:p text:style-name="P29">[bɪˈsaɪdz]</text:p>
          </table:table-cell>
          <table:table-cell table:style-name="Таблица1.B1292" office:value-type="string">
            <text:p text:style-name="P51">Кроме, кроме того, притом</text:p>
          </table:table-cell>
        </table:table-row>
        <table:table-row table:style-name="Таблица1.1128">
          <table:table-cell table:style-name="Таблица1.A2065" office:value-type="string">
            <text:p text:style-name="P28">2075)beyond</text:p>
            <text:p text:style-name="P28"/>
            <text:p text:style-name="P29">[bɪˈjɔnd]</text:p>
          </table:table-cell>
          <table:table-cell table:style-name="Таблица1.B1292" office:value-type="string">
            <text:p text:style-name="P51">Вне, за, за пределами, дальше, после, выше, сверх</text:p>
          </table:table-cell>
        </table:table-row>
        <table:table-row table:style-name="Таблица1.1128">
          <table:table-cell table:style-name="Таблица1.A2066" office:value-type="string">
            <text:p text:style-name="P28">2076)part from</text:p>
            <text:p text:style-name="P28"/>
            <text:p text:style-name="P29">[pɑːt][frɔm]</text:p>
          </table:table-cell>
          <table:table-cell table:style-name="Таблица1.B1292" office:value-type="string">
            <text:p text:style-name="P51">Расстаться с</text:p>
          </table:table-cell>
        </table:table-row>
        <table:table-row table:style-name="Таблица1.1128">
          <table:table-cell table:style-name="Таблица1.A2067" office:value-type="string">
            <text:p text:style-name="P28">2077)class</text:p>
            <text:p text:style-name="P28"/>
            <text:p text:style-name="P29">[klɑːs]</text:p>
          </table:table-cell>
          <table:table-cell table:style-name="Таблица1.B1292" office:value-type="string">
            <text:p text:style-name="P51">Класс, классовый, классный, урок</text:p>
          </table:table-cell>
        </table:table-row>
        <table:table-row table:style-name="Таблица1.1128">
          <table:table-cell table:style-name="Таблица1.A2068" office:value-type="string">
            <text:p text:style-name="P28">2078)market</text:p>
            <text:p text:style-name="P28"/>
            <text:p text:style-name="P29">[ˈmɑːkɪt]</text:p>
          </table:table-cell>
          <table:table-cell table:style-name="Таблица1.B1292" office:value-type="string">
            <text:p text:style-name="P51">Рынок, рыночный</text:p>
          </table:table-cell>
        </table:table-row>
        <table:table-row table:style-name="Таблица1.1128">
          <table:table-cell table:style-name="Таблица1.A2069" office:value-type="string">
            <text:p text:style-name="P28">2079)occasion</text:p>
            <text:p text:style-name="P28"/>
            <text:p text:style-name="P29">[əˈkeɪʒ(ə)n]</text:p>
          </table:table-cell>
          <table:table-cell table:style-name="Таблица1.B1292" office:value-type="string">
            <text:p text:style-name="P51">Раз, случай, событие, повод, возможность</text:p>
          </table:table-cell>
        </table:table-row>
        <table:table-row table:style-name="Таблица1.1128">
          <table:table-cell table:style-name="Таблица1.A2070" office:value-type="string">
            <text:p text:style-name="P28">2080)society</text:p>
            <text:p text:style-name="P28"/>
            <text:p text:style-name="P29">[səˈsaɪətɪ]</text:p>
          </table:table-cell>
          <table:table-cell table:style-name="Таблица1.B1292" office:value-type="string">
            <text:p text:style-name="P51">Общество</text:p>
          </table:table-cell>
        </table:table-row>
        <table:table-row table:style-name="Таблица1.1128">
          <table:table-cell table:style-name="Таблица1.A2071" office:value-type="string">
            <text:p text:style-name="P28">2081)species</text:p>
            <text:p text:style-name="P28"/>
            <text:p text:style-name="P29">[ˈspiːʃiːz]</text:p>
          </table:table-cell>
          <table:table-cell table:style-name="Таблица1.B1292" office:value-type="string">
            <text:p text:style-name="P51">Порода, вид</text:p>
          </table:table-cell>
        </table:table-row>
        <table:table-row table:style-name="Таблица1.1128">
          <table:table-cell table:style-name="Таблица1.A2072" office:value-type="string">
            <text:p text:style-name="P28">2082)speech</text:p>
            <text:p text:style-name="P28"/>
            <text:p text:style-name="P29">[spiːʧ]</text:p>
          </table:table-cell>
          <table:table-cell table:style-name="Таблица1.B1292" office:value-type="string">
            <text:p text:style-name="P51">Выступление, речь, слова</text:p>
          </table:table-cell>
        </table:table-row>
        <text:soft-page-break/>
        <table:table-row table:style-name="Таблица1.1128">
          <table:table-cell table:style-name="Таблица1.A2073" office:value-type="string">
            <text:p text:style-name="P28">2083)unit</text:p>
            <text:p text:style-name="P28"/>
            <text:p text:style-name="P29">[ˈjuːnɪt]</text:p>
          </table:table-cell>
          <table:table-cell table:style-name="Таблица1.B1292" office:value-type="string">
            <text:p text:style-name="P51">Единица, единичный </text:p>
          </table:table-cell>
        </table:table-row>
        <table:table-row table:style-name="Таблица1.1128">
          <table:table-cell table:style-name="Таблица1.A2074" office:value-type="string">
            <text:p text:style-name="P28">2084)wall</text:p>
            <text:p text:style-name="P28"/>
            <text:p text:style-name="P29">[wɔːl]</text:p>
          </table:table-cell>
          <table:table-cell table:style-name="Таблица1.B1292" office:value-type="string">
            <text:p text:style-name="P51">Стенной, настенный, барьер</text:p>
          </table:table-cell>
        </table:table-row>
        <table:table-row table:style-name="Таблица1.1128">
          <table:table-cell table:style-name="Таблица1.A2075" office:value-type="string">
            <text:p text:style-name="P28">2085)wit</text:p>
            <text:p text:style-name="P28"/>
            <text:p text:style-name="P29">[wɪt]</text:p>
          </table:table-cell>
          <table:table-cell table:style-name="Таблица1.B1292" office:value-type="string">
            <text:p text:style-name="P51">Остряк, остроумие, ум</text:p>
          </table:table-cell>
        </table:table-row>
        <table:table-row table:style-name="Таблица1.1128">
          <table:table-cell table:style-name="Таблица1.A2076" office:value-type="string">
            <text:p text:style-name="P28">2086)what</text:p>
            <text:p text:style-name="P28"/>
            <text:p text:style-name="P29">[(h)wɔt]</text:p>
          </table:table-cell>
          <table:table-cell table:style-name="Таблица1.B1292" office:value-type="string">
            <text:p text:style-name="P51">Что, как</text:p>
          </table:table-cell>
        </table:table-row>
        <table:table-row table:style-name="Таблица1.1128">
          <table:table-cell table:style-name="Таблица1.A2077" office:value-type="string">
            <text:p text:style-name="P28">2087)laugh</text:p>
            <text:p text:style-name="P28"/>
            <text:p text:style-name="P29">[lɑːf]</text:p>
          </table:table-cell>
          <table:table-cell table:style-name="Таблица1.B1292" office:value-type="string">
            <text:p text:style-name="P51">Смех, смеяться, хохотать</text:p>
          </table:table-cell>
        </table:table-row>
        <table:table-row table:style-name="Таблица1.1128">
          <table:table-cell table:style-name="Таблица1.A2078" office:value-type="string">
            <text:p text:style-name="P28">2088)require</text:p>
            <text:p text:style-name="P28"/>
            <text:p text:style-name="P29">[rɪˈkwaɪə]</text:p>
          </table:table-cell>
          <table:table-cell table:style-name="Таблица1.B1292" office:value-type="string">
            <text:p text:style-name="P51">Требовать, нуждаться</text:p>
          </table:table-cell>
        </table:table-row>
        <table:table-row table:style-name="Таблица1.1128">
          <table:table-cell table:style-name="Таблица1.A2079" office:value-type="string">
            <text:p text:style-name="P28">2089)as long as</text:p>
            <text:p text:style-name="P28"/>
            <text:p text:style-name="P29">[æz][lɔŋ][æz]</text:p>
          </table:table-cell>
          <table:table-cell table:style-name="Таблица1.B1292" office:value-type="string">
            <text:p text:style-name="P51">Поскольку, пока, при условии</text:p>
          </table:table-cell>
        </table:table-row>
        <table:table-row table:style-name="Таблица1.1128">
          <table:table-cell table:style-name="Таблица1.A2080" office:value-type="string">
            <text:p text:style-name="P28">2090)upon</text:p>
            <text:p text:style-name="P28"/>
            <text:p text:style-name="P29">[əˈpɔn]</text:p>
          </table:table-cell>
          <table:table-cell table:style-name="Таблица1.B1292" office:value-type="string">
            <text:p text:style-name="P51">На, по, за, в, о, <text:s/>после</text:p>
          </table:table-cell>
        </table:table-row>
        <table:table-row table:style-name="Таблица1.1128">
          <table:table-cell table:style-name="Таблица1.A2081" office:value-type="string">
            <text:p text:style-name="P28">2091)amount</text:p>
            <text:p text:style-name="P28"/>
            <text:p text:style-name="P29">[əˈmaunt]</text:p>
          </table:table-cell>
          <table:table-cell table:style-name="Таблица1.B1292" office:value-type="string">
            <text:p text:style-name="P51">Объём, размер, количество, сумма</text:p>
          </table:table-cell>
        </table:table-row>
        <table:table-row table:style-name="Таблица1.1128">
          <table:table-cell table:style-name="Таблица1.A2082" office:value-type="string">
            <text:p text:style-name="P28">2092)circle</text:p>
            <text:p text:style-name="P28"/>
            <text:p text:style-name="P29">[ˈsɜːkl]</text:p>
          </table:table-cell>
          <table:table-cell table:style-name="Таблица1.B1292" office:value-type="string">
            <text:p text:style-name="P51">Кольцо, цикл</text:p>
          </table:table-cell>
        </table:table-row>
        <text:soft-page-break/>
        <table:table-row table:style-name="Таблица1.1128">
          <table:table-cell table:style-name="Таблица1.A2083" office:value-type="string">
            <text:p text:style-name="P28">2093)deal</text:p>
            <text:p text:style-name="P28"/>
            <text:p text:style-name="P29">[diːl]</text:p>
          </table:table-cell>
          <table:table-cell table:style-name="Таблица1.B1292" office:value-type="string">
            <text:p text:style-name="P51">Иметь дело, дело, общаться, бороться, поступать</text:p>
          </table:table-cell>
        </table:table-row>
        <table:table-row table:style-name="Таблица1.1128">
          <table:table-cell table:style-name="Таблица1.A2084" office:value-type="string">
            <text:p text:style-name="P28">2094)death</text:p>
            <text:p text:style-name="P28"/>
            <text:p text:style-name="P29">[deθ]</text:p>
          </table:table-cell>
          <table:table-cell table:style-name="Таблица1.B1292" office:value-type="string">
            <text:p text:style-name="P51">Смертный, смерть, гибель</text:p>
          </table:table-cell>
        </table:table-row>
        <table:table-row table:style-name="Таблица1.1128">
          <table:table-cell table:style-name="Таблица1.A2085" office:value-type="string">
            <text:p text:style-name="P28">2095)feeling</text:p>
            <text:p text:style-name="P28"/>
            <text:p text:style-name="P29">[ˈfiːlɪŋ]</text:p>
          </table:table-cell>
          <table:table-cell table:style-name="Таблица1.B1292" office:value-type="string">
            <text:p text:style-name="P51">Чувство</text:p>
          </table:table-cell>
        </table:table-row>
        <table:table-row table:style-name="Таблица1.1128">
          <table:table-cell table:style-name="Таблица1.A2086" office:value-type="string">
            <text:p text:style-name="P28">2096)floor</text:p>
            <text:p text:style-name="P28"/>
            <text:p text:style-name="P29">[flɔː]</text:p>
          </table:table-cell>
          <table:table-cell table:style-name="Таблица1.B1292" office:value-type="string">
            <text:p text:style-name="P51">Дно, слово</text:p>
          </table:table-cell>
        </table:table-row>
        <table:table-row table:style-name="Таблица1.1128">
          <table:table-cell table:style-name="Таблица1.A2087" office:value-type="string">
            <text:p text:style-name="P28">2097)gold</text:p>
            <text:p text:style-name="P28"/>
            <text:p text:style-name="P29">[gəuld]</text:p>
          </table:table-cell>
          <table:table-cell table:style-name="Таблица1.B1292" office:value-type="string">
            <text:p text:style-name="P51">Золото, золотой</text:p>
          </table:table-cell>
        </table:table-row>
        <table:table-row table:style-name="Таблица1.1128">
          <table:table-cell table:style-name="Таблица1.A2088" office:value-type="string">
            <text:p text:style-name="P28">2098)member</text:p>
            <text:p text:style-name="P28"/>
            <text:p text:style-name="P29">[ˈmembə]</text:p>
          </table:table-cell>
          <table:table-cell table:style-name="Таблица1.B1292" office:value-type="string">
            <text:p text:style-name="P51">Член, участник, элемент</text:p>
          </table:table-cell>
        </table:table-row>
        <table:table-row table:style-name="Таблица1.1128">
          <table:table-cell table:style-name="Таблица1.A2089" office:value-type="string">
            <text:p text:style-name="P28">2099)spring</text:p>
            <text:p text:style-name="P28"/>
            <text:p text:style-name="P29">[sprɪŋ]</text:p>
          </table:table-cell>
          <table:table-cell table:style-name="Таблица1.B1292" office:value-type="string">
            <text:p text:style-name="P51">Весна, весенний, <text:s/>пружина, пружинить</text:p>
          </table:table-cell>
        </table:table-row>
        <table:table-row table:style-name="Таблица1.1128">
          <table:table-cell table:style-name="Таблица1.A2090" office:value-type="string">
            <text:p text:style-name="P28">2100)so long</text:p>
            <text:p text:style-name="P28"/>
            <text:p text:style-name="P29">[səu][lɔŋ]</text:p>
          </table:table-cell>
          <table:table-cell table:style-name="Таблица1.B1292" office:value-type="string">
            <text:p text:style-name="P51">До свидания</text:p>
          </table:table-cell>
        </table:table-row>
        <table:table-row table:style-name="Таблица1.1128">
          <table:table-cell table:style-name="Таблица1.A2091" office:value-type="string">
            <text:p text:style-name="P28">2101)story</text:p>
            <text:p text:style-name="P28"/>
            <text:p text:style-name="P29">[ˈstɔːrɪ]</text:p>
          </table:table-cell>
          <table:table-cell table:style-name="Таблица1.B1292" office:value-type="string">
            <text:p text:style-name="P51">История, рассказ, повесть</text:p>
          </table:table-cell>
        </table:table-row>
        <table:table-row table:style-name="Таблица1.1128">
          <table:table-cell table:style-name="Таблица1.A2092" office:value-type="string">
            <text:p text:style-name="P28">2102)myself</text:p>
            <text:p text:style-name="P28"/>
            <text:p text:style-name="P29">[maɪˈself]</text:p>
          </table:table-cell>
          <table:table-cell table:style-name="Таблица1.B1292" office:value-type="string">
            <text:p text:style-name="P51">Меня самого, сам, себя, себе, собой</text:p>
          </table:table-cell>
        </table:table-row>
        <text:soft-page-break/>
        <table:table-row table:style-name="Таблица1.1128">
          <table:table-cell table:style-name="Таблица1.A2093" office:value-type="string">
            <text:p text:style-name="P28">2103)front</text:p>
            <text:p text:style-name="P28"/>
            <text:p text:style-name="P29">[frʌnt]</text:p>
          </table:table-cell>
          <table:table-cell table:style-name="Таблица1.B1292" office:value-type="string">
            <text:p text:style-name="P51">Перед, передний, фронт</text:p>
          </table:table-cell>
        </table:table-row>
        <table:table-row table:style-name="Таблица1.1128">
          <table:table-cell table:style-name="Таблица1.A2094" office:value-type="string">
            <text:p text:style-name="P28">2104)narrow</text:p>
            <text:p text:style-name="P28"/>
            <text:p text:style-name="P29">[ˈnærəu]</text:p>
          </table:table-cell>
          <table:table-cell table:style-name="Таблица1.B1292" office:value-type="string">
            <text:p text:style-name="P51">Узкий, тесный, суживать</text:p>
          </table:table-cell>
        </table:table-row>
        <table:table-row table:style-name="Таблица1.1128">
          <table:table-cell table:style-name="Таблица1.A2095" office:value-type="string">
            <text:p text:style-name="P28">2105)sudden</text:p>
            <text:p text:style-name="P28"/>
            <text:p text:style-name="P29">[ˈsʌd(ə)n]</text:p>
          </table:table-cell>
          <table:table-cell table:style-name="Таблица1.B1292" office:value-type="string">
            <text:p text:style-name="P51">Неожиданный</text:p>
          </table:table-cell>
        </table:table-row>
        <table:table-row table:style-name="Таблица1.1128">
          <table:table-cell table:style-name="Таблица1.A2096" office:value-type="string">
            <text:p text:style-name="P28">2106)third</text:p>
            <text:p text:style-name="P28"/>
            <text:p text:style-name="P29">[θɜːd]</text:p>
          </table:table-cell>
          <table:table-cell table:style-name="Таблица1.B1292" office:value-type="string">
            <text:p text:style-name="P51">Третий, треть</text:p>
          </table:table-cell>
        </table:table-row>
        <table:table-row table:style-name="Таблица1.1128">
          <table:table-cell table:style-name="Таблица1.A2097" office:value-type="string">
            <text:p text:style-name="P28">2107)north</text:p>
            <text:p text:style-name="P28"/>
            <text:p text:style-name="P29">[nɔːθ]</text:p>
          </table:table-cell>
          <table:table-cell table:style-name="Таблица1.B1292" office:value-type="string">
            <text:p text:style-name="P51">Север, северный, к северу, на север</text:p>
          </table:table-cell>
        </table:table-row>
        <table:table-row table:style-name="Таблица1.1128">
          <table:table-cell table:style-name="Таблица1.A2098" office:value-type="string">
            <text:p text:style-name="P28">2108)pie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Часть, кусок, штука, деталь, пьеса</text:p>
          </table:table-cell>
        </table:table-row>
        <table:table-row table:style-name="Таблица1.1128">
          <table:table-cell table:style-name="Таблица1.A2099" office:value-type="string">
            <text:p text:style-name="P28">2109)property</text:p>
            <text:p text:style-name="P28"/>
            <text:p text:style-name="P29">[ˈprɔpətɪ]</text:p>
          </table:table-cell>
          <table:table-cell table:style-name="Таблица1.B1292" office:value-type="string">
            <text:p text:style-name="P51">Собственность, имущество</text:p>
          </table:table-cell>
        </table:table-row>
        <table:table-row table:style-name="Таблица1.1128">
          <table:table-cell table:style-name="Таблица1.A2100" office:value-type="string">
            <text:p text:style-name="P28">2110)respect</text:p>
            <text:p text:style-name="P28"/>
            <text:p text:style-name="P29">[rɪˈspekt]</text:p>
          </table:table-cell>
          <table:table-cell table:style-name="Таблица1.B1292" office:value-type="string">
            <text:p text:style-name="P51">Отношение, уважать, уважение, соблюдение</text:p>
          </table:table-cell>
        </table:table-row>
        <table:table-row table:style-name="Таблица1.1128">
          <table:table-cell table:style-name="Таблица1.A2101" office:value-type="string">
            <text:p text:style-name="P28">2111)universe</text:p>
            <text:p text:style-name="P28"/>
            <text:p text:style-name="P29">[ˈjuːnɪvɜːs]</text:p>
          </table:table-cell>
          <table:table-cell table:style-name="Таблица1.B1292" office:value-type="string">
            <text:p text:style-name="P51">Мир, вселенная </text:p>
          </table:table-cell>
        </table:table-row>
        <table:table-row table:style-name="Таблица1.1128">
          <table:table-cell table:style-name="Таблица1.A2102" office:value-type="string">
            <text:p text:style-name="P28">2112)actual</text:p>
            <text:p text:style-name="P28"/>
            <text:p text:style-name="P29">[ˈækʧuəl]</text:p>
          </table:table-cell>
          <table:table-cell table:style-name="Таблица1.B1292" office:value-type="string">
            <text:p text:style-name="P51">Актуальный, реальный, фактический</text:p>
          </table:table-cell>
        </table:table-row>
        <text:soft-page-break/>
        <table:table-row table:style-name="Таблица1.1128">
          <table:table-cell table:style-name="Таблица1.A2103" office:value-type="string">
            <text:p text:style-name="P28">2113)central</text:p>
            <text:p text:style-name="P28"/>
            <text:p text:style-name="P29">[ˈsentr(ə)l]</text:p>
          </table:table-cell>
          <table:table-cell table:style-name="Таблица1.B1292" office:value-type="string">
            <text:p text:style-name="P51">Центральный, главный </text:p>
          </table:table-cell>
        </table:table-row>
        <table:table-row table:style-name="Таблица1.1128">
          <table:table-cell table:style-name="Таблица1.A2104" office:value-type="string">
            <text:p text:style-name="P28">2114)single</text:p>
            <text:p text:style-name="P28"/>
            <text:p text:style-name="P29">[ˈsɪŋgl]</text:p>
          </table:table-cell>
          <table:table-cell table:style-name="Таблица1.B1292" office:value-type="string">
            <text:p text:style-name="P51">Один, единственный, отдельный</text:p>
          </table:table-cell>
        </table:table-row>
        <table:table-row table:style-name="Таблица1.1128">
          <table:table-cell table:style-name="Таблица1.A2105" office:value-type="string">
            <text:p text:style-name="P28">2115)determine</text:p>
            <text:p text:style-name="P28"/>
            <text:p text:style-name="P29">[dɪˈtɜːmɪn]</text:p>
          </table:table-cell>
          <table:table-cell table:style-name="Таблица1.B1292" office:value-type="string">
            <text:p text:style-name="P51">Определять, устанавливать </text:p>
          </table:table-cell>
        </table:table-row>
        <table:table-row table:style-name="Таблица1.1128">
          <table:table-cell table:style-name="Таблица1.A2106" office:value-type="string">
            <text:p text:style-name="P28">2116)meet</text:p>
            <text:p text:style-name="P28"/>
            <text:p text:style-name="P29">[miːt]</text:p>
          </table:table-cell>
          <table:table-cell table:style-name="Таблица1.B1292" office:value-type="string">
            <text:p text:style-name="P51">Отвечать, соответствовать</text:p>
          </table:table-cell>
        </table:table-row>
        <table:table-row table:style-name="Таблица1.1128">
          <table:table-cell table:style-name="Таблица1.A2107" office:value-type="string">
            <text:p text:style-name="P28">2117)paid</text:p>
            <text:p text:style-name="P28"/>
            <text:p text:style-name="P29">[peɪd]</text:p>
          </table:table-cell>
          <table:table-cell table:style-name="Таблица1.B1292" office:value-type="string">
            <text:p text:style-name="P51">Платный, оплаченный</text:p>
          </table:table-cell>
        </table:table-row>
        <table:table-row table:style-name="Таблица1.1128">
          <table:table-cell table:style-name="Таблица1.A2108" office:value-type="string">
            <text:p text:style-name="P28">2118)possess</text:p>
            <text:p text:style-name="P28"/>
            <text:p text:style-name="P29">[pəˈzes]</text:p>
          </table:table-cell>
          <table:table-cell table:style-name="Таблица1.B1292" office:value-type="string">
            <text:p text:style-name="P51">Обладать, владеть</text:p>
          </table:table-cell>
        </table:table-row>
        <table:table-row table:style-name="Таблица1.1128">
          <table:table-cell table:style-name="Таблица1.A2109" office:value-type="string">
            <text:p text:style-name="P28">2119)send</text:p>
            <text:p text:style-name="P28"/>
            <text:p text:style-name="P29">[send]</text:p>
          </table:table-cell>
          <table:table-cell table:style-name="Таблица1.B1292" office:value-type="string">
            <text:p text:style-name="P51">Посылать, направлять</text:p>
          </table:table-cell>
        </table:table-row>
        <table:table-row table:style-name="Таблица1.1128">
          <table:table-cell table:style-name="Таблица1.A2110" office:value-type="string">
            <text:p text:style-name="P28">2120)settle</text:p>
            <text:p text:style-name="P28"/>
            <text:p text:style-name="P29">[ˈsetl]</text:p>
          </table:table-cell>
          <table:table-cell table:style-name="Таблица1.B1292" office:value-type="string">
            <text:p text:style-name="P51">Урегулировать, решать, разрешать, <text:s/>селить, селиться, </text:p>
          </table:table-cell>
        </table:table-row>
        <table:table-row table:style-name="Таблица1.1128">
          <table:table-cell table:style-name="Таблица1.A2111" office:value-type="string">
            <text:p text:style-name="P28">2121)speak</text:p>
            <text:p text:style-name="P28"/>
            <text:p text:style-name="P29">[spiːk]</text:p>
          </table:table-cell>
          <table:table-cell table:style-name="Таблица1.B1292" office:value-type="string">
            <text:p text:style-name="P51">Выступать, высказываться </text:p>
          </table:table-cell>
        </table:table-row>
        <table:table-row table:style-name="Таблица1.1128">
          <table:table-cell table:style-name="Таблица1.A2112" office:value-type="string">
            <text:p text:style-name="P28">2122)wai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Ожидание, ждать, подожди</text:p>
          </table:table-cell>
        </table:table-row>
        <text:soft-page-break/>
        <table:table-row table:style-name="Таблица1.1128">
          <table:table-cell table:style-name="Таблица1.A2113" office:value-type="string">
            <text:p text:style-name="P28">2123)year by year</text:p>
            <text:p text:style-name="P28"/>
            <text:p text:style-name="P29">[jɪə][baɪ][jɪə]</text:p>
          </table:table-cell>
          <table:table-cell table:style-name="Таблица1.B1292" office:value-type="string">
            <text:p text:style-name="P51">Каждый год </text:p>
          </table:table-cell>
        </table:table-row>
        <table:table-row table:style-name="Таблица1.1128">
          <table:table-cell table:style-name="Таблица1.A2114" office:value-type="string">
            <text:p text:style-name="P28">2124)ago</text:p>
            <text:p text:style-name="P28"/>
            <text:p text:style-name="P29">[əˈgəu]</text:p>
          </table:table-cell>
          <table:table-cell table:style-name="Таблица1.B1292" office:value-type="string">
            <text:p text:style-name="P51">Тому назад</text:p>
          </table:table-cell>
        </table:table-row>
        <table:table-row table:style-name="Таблица1.1128">
          <table:table-cell table:style-name="Таблица1.A2115" office:value-type="string">
            <text:p text:style-name="P28">2125)likely</text:p>
            <text:p text:style-name="P28"/>
            <text:p text:style-name="P29">[ˈlaɪklɪ]</text:p>
          </table:table-cell>
          <table:table-cell table:style-name="Таблица1.B1292" office:value-type="string">
            <text:p text:style-name="P51">Вероятно, вероятный</text:p>
          </table:table-cell>
        </table:table-row>
        <table:table-row table:style-name="Таблица1.1128">
          <table:table-cell table:style-name="Таблица1.A2116" office:value-type="string">
            <text:p text:style-name="P28">2126)concern</text:p>
            <text:p text:style-name="P28"/>
            <text:p text:style-name="P29">[kənˈsɜːn]</text:p>
          </table:table-cell>
          <table:table-cell table:style-name="Таблица1.B1292" office:value-type="string">
            <text:p text:style-name="P51">Концерн, забота, заботиться, беспокойство, интерес, <text:s/>значение </text:p>
          </table:table-cell>
        </table:table-row>
        <table:table-row table:style-name="Таблица1.1128">
          <table:table-cell table:style-name="Таблица1.A2117" office:value-type="string">
            <text:p text:style-name="P28">2127)district</text:p>
            <text:p text:style-name="P28"/>
            <text:p text:style-name="P29">[ˈdɪstrɪkt]</text:p>
          </table:table-cell>
          <table:table-cell table:style-name="Таблица1.B1292" office:value-type="string">
            <text:p text:style-name="P51">Районный, район, зона</text:p>
          </table:table-cell>
        </table:table-row>
        <table:table-row table:style-name="Таблица1.1128">
          <table:table-cell table:style-name="Таблица1.A2118" office:value-type="string">
            <text:p text:style-name="P28">2128)religion</text:p>
            <text:p text:style-name="P28"/>
            <text:p text:style-name="P29">[rɪˈlɪʤ(ə)n]</text:p>
          </table:table-cell>
          <table:table-cell table:style-name="Таблица1.B1292" office:value-type="string">
            <text:p text:style-name="P51">Религия</text:p>
          </table:table-cell>
        </table:table-row>
        <table:table-row table:style-name="Таблица1.1128">
          <table:table-cell table:style-name="Таблица1.A2119" office:value-type="string">
            <text:p text:style-name="P28">2129)sort</text:p>
            <text:p text:style-name="P28"/>
            <text:p text:style-name="P29">[sɔːt]</text:p>
          </table:table-cell>
          <table:table-cell table:style-name="Таблица1.B1292" office:value-type="string">
            <text:p text:style-name="P51">Сортировать, сорт, вид</text:p>
          </table:table-cell>
        </table:table-row>
        <table:table-row table:style-name="Таблица1.1128">
          <table:table-cell table:style-name="Таблица1.A2120" office:value-type="string">
            <text:p text:style-name="P28">2130)south</text:p>
            <text:p text:style-name="P28"/>
            <text:p text:style-name="P29">[sauθ]</text:p>
          </table:table-cell>
          <table:table-cell table:style-name="Таблица1.B1292" office:value-type="string">
            <text:p text:style-name="P51">Юг, южный, к югу, на юг </text:p>
          </table:table-cell>
        </table:table-row>
        <table:table-row table:style-name="Таблица1.1128">
          <table:table-cell table:style-name="Таблица1.A2121" office:value-type="string">
            <text:p text:style-name="P28">2131)<text:bookmark text:name="__DdeLink__22336_888894676"/>trouble</text:p>
            <text:p text:style-name="P28"/>
            <text:p text:style-name="P29">[ˈtrʌbl]</text:p>
          </table:table-cell>
          <table:table-cell table:style-name="Таблица1.B1292" office:value-type="string">
            <text:p text:style-name="P51">Неприятность, беда</text:p>
          </table:table-cell>
        </table:table-row>
        <table:table-row table:style-name="Таблица1.1128">
          <table:table-cell table:style-name="Таблица1.A2122" office:value-type="string">
            <text:p text:style-name="P28">2132)moral</text:p>
            <text:p text:style-name="P28"/>
            <text:p text:style-name="P29">[ˈmɔr(ə)l]</text:p>
          </table:table-cell>
          <table:table-cell table:style-name="Таблица1.B1292" office:value-type="string">
            <text:p text:style-name="P51">Моральный, нравственный, нравственность </text:p>
          </table:table-cell>
        </table:table-row>
        <text:soft-page-break/>
        <table:table-row table:style-name="Таблица1.1128">
          <table:table-cell table:style-name="Таблица1.A2123" office:value-type="string">
            <text:p text:style-name="P28">2133)approach</text:p>
            <text:p text:style-name="P28"/>
            <text:p text:style-name="P29">[əˈprəuʧ]</text:p>
          </table:table-cell>
          <table:table-cell table:style-name="Таблица1.B1292" office:value-type="string">
            <text:p text:style-name="P51">Подходить, подход, метод, приближение</text:p>
          </table:table-cell>
        </table:table-row>
        <table:table-row table:style-name="Таблица1.1128">
          <table:table-cell table:style-name="Таблица1.A2124" office:value-type="string">
            <text:p text:style-name="P28">2134)distinct</text:p>
            <text:p text:style-name="P28"/>
            <text:p text:style-name="P29">[dɪˈstɪŋkt]</text:p>
          </table:table-cell>
          <table:table-cell table:style-name="Таблица1.B1292" office:value-type="string">
            <text:p text:style-name="P51">Отдельный, особый</text:p>
          </table:table-cell>
        </table:table-row>
        <table:table-row table:style-name="Таблица1.1128">
          <table:table-cell table:style-name="Таблица1.A2125" office:value-type="string">
            <text:p text:style-name="P28">2135)total</text:p>
            <text:p text:style-name="P28"/>
            <text:p text:style-name="P29">[ˈtəut(ə)l]</text:p>
          </table:table-cell>
          <table:table-cell table:style-name="Таблица1.B1292" office:value-type="string">
            <text:p text:style-name="P51">Общий, полный, суммарный, сумма</text:p>
          </table:table-cell>
        </table:table-row>
        <table:table-row table:style-name="Таблица1.1128">
          <table:table-cell table:style-name="Таблица1.A2126" office:value-type="string">
            <text:p text:style-name="P28">2136)wide</text:p>
            <text:p text:style-name="P28"/>
            <text:p text:style-name="P29">[waɪd]</text:p>
          </table:table-cell>
          <table:table-cell table:style-name="Таблица1.B1292" office:value-type="string">
            <text:p text:style-name="P51">Широко, широкий, большой</text:p>
          </table:table-cell>
        </table:table-row>
        <table:table-row table:style-name="Таблица1.1128">
          <table:table-cell table:style-name="Таблица1.A2127" office:value-type="string">
            <text:p text:style-name="P28">2137)feed</text:p>
            <text:p text:style-name="P28"/>
            <text:p text:style-name="P29">[fiːd]</text:p>
          </table:table-cell>
          <table:table-cell table:style-name="Таблица1.B1292" office:value-type="string">
            <text:p text:style-name="P51">Пасти, подавать, подача, <text:s/>корм, кормить, питать, кормиться</text:p>
          </table:table-cell>
        </table:table-row>
        <table:table-row table:style-name="Таблица1.1128">
          <table:table-cell table:style-name="Таблица1.A2128" office:value-type="string">
            <text:p text:style-name="P28">2138)gave</text:p>
            <text:p text:style-name="P28"/>
            <text:p text:style-name="P29">[geɪv]</text:p>
          </table:table-cell>
          <table:table-cell table:style-name="Таблица1.B1292" office:value-type="string">
            <text:p text:style-name="P51">Прош от give</text:p>
          </table:table-cell>
        </table:table-row>
        <table:table-row table:style-name="Таблица1.1128">
          <table:table-cell table:style-name="Таблица1.A2129" office:value-type="string">
            <text:p text:style-name="P28">2139)pull</text:p>
            <text:p text:style-name="P28"/>
            <text:p text:style-name="P29">[pul]</text:p>
          </table:table-cell>
          <table:table-cell table:style-name="Таблица1.B1292" office:value-type="string">
            <text:p text:style-name="P51">Тащить, дёргать, тянуть, потянуть, вытащить</text:p>
          </table:table-cell>
        </table:table-row>
        <table:table-row table:style-name="Таблица1.1128">
          <table:table-cell table:style-name="Таблица1.A2130" office:value-type="string">
            <text:p text:style-name="P28">2140)sat</text:p>
            <text:p text:style-name="P28"/>
            <text:p text:style-name="P29">[sæt]</text:p>
          </table:table-cell>
          <table:table-cell table:style-name="Таблица1.B1292" office:value-type="string">
            <text:p text:style-name="P51">Прош глагол и причастие sit</text:p>
          </table:table-cell>
        </table:table-row>
        <table:table-row table:style-name="Таблица1.1128">
          <table:table-cell table:style-name="Таблица1.A2131" office:value-type="string">
            <text:p text:style-name="P28">2141)sent</text:p>
            <text:p text:style-name="P28"/>
            <text:p text:style-name="P29">[sent]</text:p>
          </table:table-cell>
          <table:table-cell table:style-name="Таблица1.B1292" office:value-type="string">
            <text:p text:style-name="P51">Прош глагол и причастие send, посланный </text:p>
          </table:table-cell>
        </table:table-row>
        <table:table-row table:style-name="Таблица1.1128">
          <table:table-cell table:style-name="Таблица1.A2132" office:value-type="string">
            <text:p text:style-name="P28">2142)yes</text:p>
            <text:p text:style-name="P28"/>
            <text:p text:style-name="P29">[jes]</text:p>
          </table:table-cell>
          <table:table-cell table:style-name="Таблица1.B1292" office:value-type="string">
            <text:p text:style-name="P51">Да, согласие, поддакивать </text:p>
          </table:table-cell>
        </table:table-row>
        <text:soft-page-break/>
        <table:table-row table:style-name="Таблица1.1128">
          <table:table-cell table:style-name="Таблица1.A2133" office:value-type="string">
            <text:p text:style-name="P28">2143)in place</text:p>
            <text:p text:style-name="P28"/>
            <text:p text:style-name="P29">[ɪn][pleɪs]</text:p>
          </table:table-cell>
          <table:table-cell table:style-name="Таблица1.B1292" office:value-type="string">
            <text:p text:style-name="P51">На месте, уместный</text:p>
          </table:table-cell>
        </table:table-row>
        <table:table-row table:style-name="Таблица1.1128">
          <table:table-cell table:style-name="Таблица1.A2134" office:value-type="string">
            <text:p text:style-name="P28">2144)fear</text:p>
            <text:p text:style-name="P28"/>
            <text:p text:style-name="P29">[fɪə]</text:p>
          </table:table-cell>
          <table:table-cell table:style-name="Таблица1.B1292" office:value-type="string">
            <text:p text:style-name="P51">Страх, опасение, бояться</text:p>
          </table:table-cell>
        </table:table-row>
        <table:table-row table:style-name="Таблица1.1128">
          <table:table-cell table:style-name="Таблица1.A2135" office:value-type="string">
            <text:p text:style-name="P28">2145)pattern</text:p>
            <text:p text:style-name="P28"/>
            <text:p text:style-name="P29">[ˈpæt(ə)n]</text:p>
          </table:table-cell>
          <table:table-cell table:style-name="Таблица1.B1292" office:value-type="string">
            <text:p text:style-name="P51">Шаблон, картина, рисунок, схема, структура, модель, образец</text:p>
          </table:table-cell>
        </table:table-row>
        <table:table-row table:style-name="Таблица1.1128">
          <table:table-cell table:style-name="Таблица1.A2136" office:value-type="string">
            <text:p text:style-name="P28">2146)purpose</text:p>
            <text:p text:style-name="P28"/>
            <text:p text:style-name="P29">[ˈpɜːpəs]</text:p>
          </table:table-cell>
          <table:table-cell table:style-name="Таблица1.B1292" office:value-type="string">
            <text:p text:style-name="P51">Цель, назначение</text:p>
          </table:table-cell>
        </table:table-row>
        <table:table-row table:style-name="Таблица1.1128">
          <table:table-cell table:style-name="Таблица1.A2137" office:value-type="string">
            <text:p text:style-name="P28">2147)result</text:p>
            <text:p text:style-name="P28"/>
            <text:p text:style-name="P29">[rɪˈzʌlt]</text:p>
          </table:table-cell>
          <table:table-cell table:style-name="Таблица1.B1292" office:value-type="string">
            <text:p text:style-name="P51">Результат, следствие</text:p>
          </table:table-cell>
        </table:table-row>
        <table:table-row table:style-name="Таблица1.1128">
          <table:table-cell table:style-name="Таблица1.A2138" office:value-type="string">
            <text:p text:style-name="P28">2148)space</text:p>
            <text:p text:style-name="P28"/>
            <text:p text:style-name="P29">[speɪs]</text:p>
          </table:table-cell>
          <table:table-cell table:style-name="Таблица1.B1292" office:value-type="string">
            <text:p text:style-name="P51">Космический, пространство, пробел, <text:s/>космос, площадь</text:p>
          </table:table-cell>
        </table:table-row>
        <table:table-row table:style-name="Таблица1.1128">
          <table:table-cell table:style-name="Таблица1.A2139" office:value-type="string">
            <text:p text:style-name="P28">2149)term</text:p>
            <text:p text:style-name="P28"/>
            <text:p text:style-name="P29">[tɜːm]</text:p>
          </table:table-cell>
          <table:table-cell table:style-name="Таблица1.B1292" office:value-type="string">
            <text:p text:style-name="P51">Термин, срок, член</text:p>
          </table:table-cell>
        </table:table-row>
        <table:table-row table:style-name="Таблица1.1128">
          <table:table-cell table:style-name="Таблица1.A2140" office:value-type="string">
            <text:p text:style-name="P28">2150)union</text:p>
            <text:p text:style-name="P28"/>
            <text:p text:style-name="P29">[ˈjuːnjən]</text:p>
          </table:table-cell>
          <table:table-cell table:style-name="Таблица1.B1292" office:value-type="string">
            <text:p text:style-name="P51">Союз, объединение, соединение </text:p>
          </table:table-cell>
        </table:table-row>
        <table:table-row table:style-name="Таблица1.1128">
          <table:table-cell table:style-name="Таблица1.A2141" office:value-type="string">
            <text:p text:style-name="P28">2151)wheel</text:p>
            <text:p text:style-name="P28"/>
            <text:p text:style-name="P29">[(h)wiːl]</text:p>
          </table:table-cell>
          <table:table-cell table:style-name="Таблица1.B1292" office:value-type="string">
            <text:p text:style-name="P51">Велосипед, колесо, колёсико, круг</text:p>
          </table:table-cell>
        </table:table-row>
        <table:table-row table:style-name="Таблица1.1128">
          <table:table-cell table:style-name="Таблица1.A2142" office:value-type="string">
            <text:p text:style-name="P28">2152)difficult</text:p>
            <text:p text:style-name="P28"/>
            <text:p text:style-name="P29"><text:bookmark text:name="__DdeLink__19579_2067939640"/>[ˈdɪfɪk(ə)lt]</text:p>
          </table:table-cell>
          <table:table-cell table:style-name="Таблица1.B1292" office:value-type="string">
            <text:p text:style-name="P51">Трудный, тяжёлый</text:p>
          </table:table-cell>
        </table:table-row>
        <text:soft-page-break/>
        <table:table-row table:style-name="Таблица1.1128">
          <table:table-cell table:style-name="Таблица1.A2143" office:value-type="string">
            <text:p text:style-name="P28">2153)particular</text:p>
            <text:p text:style-name="P28"/>
            <text:p text:style-name="P29">[pəˈtɪkjələ]</text:p>
          </table:table-cell>
          <table:table-cell table:style-name="Таблица1.B1292" office:value-type="string">
            <text:p text:style-name="P51">Особенный, конкретный, частность</text:p>
          </table:table-cell>
        </table:table-row>
        <table:table-row table:style-name="Таблица1.1128">
          <table:table-cell table:style-name="Таблица1.A2144" office:value-type="string">
            <text:p text:style-name="P28">2154)drive</text:p>
            <text:p text:style-name="P28"/>
            <text:p text:style-name="P29">[draɪv]</text:p>
          </table:table-cell>
          <table:table-cell table:style-name="Таблица1.B1292" office:value-type="string">
            <text:p text:style-name="P51">Ехать, гонять, приводить, привод</text:p>
          </table:table-cell>
        </table:table-row>
        <table:table-row table:style-name="Таблица1.1128">
          <table:table-cell table:style-name="Таблица1.A2145" office:value-type="string">
            <text:p text:style-name="P28">2155)<text:bookmark text:name="__DdeLink__23100_1476564013"/>offer</text:p>
            <text:p text:style-name="P28"/>
            <text:p text:style-name="P29">[ˈɔfə]</text:p>
          </table:table-cell>
          <table:table-cell table:style-name="Таблица1.B1292" office:value-type="string">
            <text:p text:style-name="P51">Предлагать, предложение</text:p>
          </table:table-cell>
        </table:table-row>
        <table:table-row table:style-name="Таблица1.1128">
          <table:table-cell table:style-name="Таблица1.A2146" office:value-type="string">
            <text:p text:style-name="P28">2156)passed</text:p>
            <text:p text:style-name="P28"/>
            <text:p text:style-name="P29">[pɑ:st]</text:p>
          </table:table-cell>
          <table:table-cell table:style-name="Таблица1.B1292" office:value-type="string">
            <text:p text:style-name="P51">Прош глагол и причастие pass, прошло</text:p>
          </table:table-cell>
        </table:table-row>
        <table:table-row table:style-name="Таблица1.1128">
          <table:table-cell table:style-name="Таблица1.A2147" office:value-type="string">
            <text:p text:style-name="P28">2157)receive</text:p>
            <text:p text:style-name="P28"/>
            <text:p text:style-name="P29">[rɪˈsiːv]</text:p>
          </table:table-cell>
          <table:table-cell table:style-name="Таблица1.B1292" office:value-type="string">
            <text:p text:style-name="P51">Получать, принимать</text:p>
          </table:table-cell>
        </table:table-row>
        <table:table-row table:style-name="Таблица1.1128">
          <table:table-cell table:style-name="Таблица1.A2148" office:value-type="string">
            <text:p text:style-name="P28">2158)especially</text:p>
            <text:p text:style-name="P28"/>
            <text:p text:style-name="P29">[ı`speʃ(ə)lı]</text:p>
          </table:table-cell>
          <table:table-cell table:style-name="Таблица1.B1292" office:value-type="string">
            <text:p text:style-name="P51">Особенно, специально</text:p>
          </table:table-cell>
        </table:table-row>
        <table:table-row table:style-name="Таблица1.1128">
          <table:table-cell table:style-name="Таблица1.A2149" office:value-type="string">
            <text:p text:style-name="P28">2159)addition</text:p>
            <text:p text:style-name="P28"/>
            <text:p text:style-name="P29">[əˈdɪʃ(ə)n]</text:p>
          </table:table-cell>
          <table:table-cell table:style-name="Таблица1.B1292" office:value-type="string">
            <text:p text:style-name="P51">Сложение, добавление, дополнение </text:p>
          </table:table-cell>
        </table:table-row>
        <table:table-row table:style-name="Таблица1.1128">
          <table:table-cell table:style-name="Таблица1.A2150" office:value-type="string">
            <text:p text:style-name="P28">2160)chance</text:p>
            <text:p text:style-name="P28"/>
            <text:p text:style-name="P29">[ʧɑːn(t)s]</text:p>
          </table:table-cell>
          <table:table-cell table:style-name="Таблица1.B1292" office:value-type="string">
            <text:p text:style-name="P51">Случиться, случайный, возможность, случайность</text:p>
          </table:table-cell>
        </table:table-row>
        <table:table-row table:style-name="Таблица1.1128">
          <table:table-cell table:style-name="Таблица1.A2151" office:value-type="string">
            <text:p text:style-name="P28">2161)out of place</text:p>
            <text:p text:style-name="P28"/>
            <text:p text:style-name="P29">[aut][ɔv][pleɪs]</text:p>
          </table:table-cell>
          <table:table-cell table:style-name="Таблица1.B1292" office:value-type="string">
            <text:p text:style-name="P51">Не на месте, неуместный </text:p>
          </table:table-cell>
        </table:table-row>
        <table:table-row table:style-name="Таблица1.1128">
          <table:table-cell table:style-name="Таблица1.A2152" office:value-type="string">
            <text:p text:style-name="P28">2162)character</text:p>
            <text:p text:style-name="P28"/>
            <text:p text:style-name="P29">[ˈkærəktə]</text:p>
          </table:table-cell>
          <table:table-cell table:style-name="Таблица1.B1292" office:value-type="string">
            <text:p text:style-name="P51">Персонаж, знак, символ</text:p>
          </table:table-cell>
        </table:table-row>
        <text:soft-page-break/>
        <table:table-row table:style-name="Таблица1.1128">
          <table:table-cell table:style-name="Таблица1.A2153" office:value-type="string">
            <text:p text:style-name="P28">2163)degree</text:p>
            <text:p text:style-name="P28"/>
            <text:p text:style-name="P29">[dɪˈgriː]</text:p>
          </table:table-cell>
          <table:table-cell table:style-name="Таблица1.B1292" office:value-type="string">
            <text:p text:style-name="P51">Степень, градус, уровень</text:p>
          </table:table-cell>
        </table:table-row>
        <table:table-row table:style-name="Таблица1.1128">
          <table:table-cell table:style-name="Таблица1.A2154" office:value-type="string">
            <text:p text:style-name="P28">2164)opportunity</text:p>
            <text:p text:style-name="P28"/>
            <text:p text:style-name="P29">[ˌɔpəˈtjuːnətɪ]</text:p>
          </table:table-cell>
          <table:table-cell table:style-name="Таблица1.B1292" office:value-type="string">
            <text:p text:style-name="P51">Возможность</text:p>
          </table:table-cell>
        </table:table-row>
        <table:table-row table:style-name="Таблица1.1128">
          <table:table-cell table:style-name="Таблица1.A2155" office:value-type="string">
            <text:p text:style-name="P28">2165)summer</text:p>
            <text:p text:style-name="P28"/>
            <text:p text:style-name="P29">[ˈsʌmə]</text:p>
          </table:table-cell>
          <table:table-cell table:style-name="Таблица1.B1292" office:value-type="string">
            <text:p text:style-name="P51">Лето</text:p>
          </table:table-cell>
        </table:table-row>
        <table:table-row table:style-name="Таблица1.1128">
          <table:table-cell table:style-name="Таблица1.A2156" office:value-type="string">
            <text:p text:style-name="P28">2166)anyone</text:p>
            <text:p text:style-name="P28"/>
            <text:p text:style-name="P29">[ˈenɪwʌn]</text:p>
          </table:table-cell>
          <table:table-cell table:style-name="Таблица1.B1292" office:value-type="string">
            <text:p text:style-name="P51">Любой, кто-нибудь, никто</text:p>
          </table:table-cell>
        </table:table-row>
        <table:table-row table:style-name="Таблица1.1128">
          <table:table-cell table:style-name="Таблица1.A2157" office:value-type="string">
            <text:p text:style-name="P28">2167)neither</text:p>
            <text:p text:style-name="P28"/>
            <text:p text:style-name="P29">[ˈnaɪðə]</text:p>
          </table:table-cell>
          <table:table-cell table:style-name="Таблица1.B1292" office:value-type="string">
            <text:p text:style-name="P51">Ни один, никто, никакой, ни тот ни другой</text:p>
          </table:table-cell>
        </table:table-row>
        <table:table-row table:style-name="Таблица1.1128">
          <table:table-cell table:style-name="Таблица1.A2158" office:value-type="string">
            <text:p text:style-name="P28">2168)remain</text:p>
            <text:p text:style-name="P28"/>
            <text:p text:style-name="P29">[rɪˈmeɪn]</text:p>
          </table:table-cell>
          <table:table-cell table:style-name="Таблица1.B1292" office:value-type="string">
            <text:p text:style-name="P51">Оставаться, остаток </text:p>
          </table:table-cell>
        </table:table-row>
        <table:table-row table:style-name="Таблица1.1128">
          <table:table-cell table:style-name="Таблица1.A2159" office:value-type="string">
            <text:p text:style-name="P28">2169)rise</text:p>
            <text:p text:style-name="P28"/>
            <text:p text:style-name="P29">[raɪz]</text:p>
          </table:table-cell>
          <table:table-cell table:style-name="Таблица1.B1292" office:value-type="string">
            <text:p text:style-name="P51">Рост, возрастать, подъем, подниматься, увеличение, увеличиваться</text:p>
          </table:table-cell>
        </table:table-row>
        <table:table-row table:style-name="Таблица1.1128">
          <table:table-cell table:style-name="Таблица1.A2160" office:value-type="string">
            <text:p text:style-name="P28">2170)visit</text:p>
            <text:p text:style-name="P28"/>
            <text:p text:style-name="P29">[ˈvɪzɪt]</text:p>
          </table:table-cell>
          <table:table-cell table:style-name="Таблица1.B1292" office:value-type="string">
            <text:p text:style-name="P51">Посещать, посещение, побывать, визит</text:p>
          </table:table-cell>
        </table:table-row>
        <table:table-row table:style-name="Таблица1.1128">
          <table:table-cell table:style-name="Таблица1.A2161" office:value-type="string">
            <text:p text:style-name="P28">2171)launch</text:p>
            <text:p text:style-name="P28"/>
            <text:p text:style-name="P29">[lɔːnʧ]</text:p>
          </table:table-cell>
          <table:table-cell table:style-name="Таблица1.B1292" office:value-type="string">
            <text:p text:style-name="P51">Запускать, запуск, начинать</text:p>
          </table:table-cell>
        </table:table-row>
        <table:table-row table:style-name="Таблица1.1128">
          <table:table-cell table:style-name="Таблица1.A2162" office:value-type="string">
            <text:p text:style-name="P28">2172)according</text:p>
            <text:p text:style-name="P28"/>
            <text:p text:style-name="P29">[əˈkɔːdɪŋ]</text:p>
          </table:table-cell>
          <table:table-cell table:style-name="Таблица1.B1292" office:value-type="string">
            <text:p text:style-name="P51">В соответствие, следовательно </text:p>
          </table:table-cell>
        </table:table-row>
        <text:soft-page-break/>
        <table:table-row table:style-name="Таблица1.1128">
          <table:table-cell table:style-name="Таблица1.A2163" office:value-type="string">
            <text:p text:style-name="P28">2173)below</text:p>
            <text:p text:style-name="P28"/>
            <text:p text:style-name="P29">[bɪˈləu]</text:p>
          </table:table-cell>
          <table:table-cell table:style-name="Таблица1.B1292" office:value-type="string">
            <text:p text:style-name="P51">Внизу, ниже, под</text:p>
          </table:table-cell>
        </table:table-row>
        <table:table-row table:style-name="Таблица1.1128">
          <table:table-cell table:style-name="Таблица1.A2164" office:value-type="string">
            <text:p text:style-name="P28">2174)bit</text:p>
            <text:p text:style-name="P28"/>
            <text:p text:style-name="P29">[bɪt]</text:p>
          </table:table-cell>
          <table:table-cell table:style-name="Таблица1.B1292" office:value-type="string">
            <text:p text:style-name="P51">Бит, кусочек</text:p>
          </table:table-cell>
        </table:table-row>
        <table:table-row table:style-name="Таблица1.1128">
          <table:table-cell table:style-name="Таблица1.A2165" office:value-type="string">
            <text:p text:style-name="P28">2175)distance</text:p>
            <text:p text:style-name="P28"/>
            <text:p text:style-name="P29">[ˈdɪst(ə)n(t)s]</text:p>
          </table:table-cell>
          <table:table-cell table:style-name="Таблица1.B1292" office:value-type="string">
            <text:p text:style-name="P51">Дистанция, расстояние</text:p>
          </table:table-cell>
        </table:table-row>
        <table:table-row table:style-name="Таблица1.1128">
          <table:table-cell table:style-name="Таблица1.A2166" office:value-type="string">
            <text:p text:style-name="P28">2176)event</text:p>
            <text:p text:style-name="P28"/>
            <text:p text:style-name="P29">[ɪˈvent]</text:p>
          </table:table-cell>
          <table:table-cell table:style-name="Таблица1.B1292" office:value-type="string">
            <text:p text:style-name="P51">Событие, случай</text:p>
          </table:table-cell>
        </table:table-row>
        <table:table-row table:style-name="Таблица1.1128">
          <table:table-cell table:style-name="Таблица1.A2167" office:value-type="string">
            <text:p text:style-name="P28">2177)middle</text:p>
            <text:p text:style-name="P28"/>
            <text:p text:style-name="P29">[ˈmɪdl]</text:p>
          </table:table-cell>
          <table:table-cell table:style-name="Таблица1.B1292" office:value-type="string">
            <text:p text:style-name="P51">Средний, середина </text:p>
          </table:table-cell>
        </table:table-row>
        <table:table-row table:style-name="Таблица1.1128">
          <table:table-cell table:style-name="Таблица1.A2168" office:value-type="string">
            <text:p text:style-name="P28">2178)opinion</text:p>
            <text:p text:style-name="P28"/>
            <text:p text:style-name="P29">[əˈpɪnjən]</text:p>
          </table:table-cell>
          <table:table-cell table:style-name="Таблица1.B1292" office:value-type="string">
            <text:p text:style-name="P51">Мнение, заключение</text:p>
          </table:table-cell>
        </table:table-row>
        <table:table-row table:style-name="Таблица1.1128">
          <table:table-cell table:style-name="Таблица1.A2169" office:value-type="string">
            <text:p text:style-name="P28">2179)winter</text:p>
            <text:p text:style-name="P28"/>
            <text:p text:style-name="P29">[ˈwɪntə]</text:p>
          </table:table-cell>
          <table:table-cell table:style-name="Таблица1.B1292" office:value-type="string">
            <text:p text:style-name="P51">Зима, зимний</text:p>
          </table:table-cell>
        </table:table-row>
        <table:table-row table:style-name="Таблица1.1128">
          <table:table-cell table:style-name="Таблица1.A2170" office:value-type="string">
            <text:p text:style-name="P28">2180)herself</text:p>
            <text:p text:style-name="P28"/>
            <text:p text:style-name="P29">[hɜːˈself]</text:p>
          </table:table-cell>
          <table:table-cell table:style-name="Таблица1.B1292" office:value-type="string">
            <text:p text:style-name="P51">Самой себя, сама, себя, себе</text:p>
          </table:table-cell>
        </table:table-row>
        <table:table-row table:style-name="Таблица1.1128">
          <table:table-cell table:style-name="Таблица1.A2171" office:value-type="string">
            <text:p text:style-name="P28">2181)How are things?</text:p>
            <text:p text:style-name="P28"/>
            <text:p text:style-name="P29">[hau][ɑː(r)][θɪŋs]</text:p>
          </table:table-cell>
          <table:table-cell table:style-name="Таблица1.B1292" office:value-type="string">
            <text:p text:style-name="P51">Как дела?</text:p>
          </table:table-cell>
        </table:table-row>
        <table:table-row table:style-name="Таблица1.1128">
          <table:table-cell table:style-name="Таблица1.A2172" office:value-type="string">
            <text:p text:style-name="P28">2182)himself</text:p>
            <text:p text:style-name="P28"/>
            <text:p text:style-name="P29">[hɪmˈself]</text:p>
          </table:table-cell>
          <table:table-cell table:style-name="Таблица1.B1292" office:value-type="string">
            <text:p text:style-name="P51">Сам, себя, себе</text:p>
          </table:table-cell>
        </table:table-row>
        <text:soft-page-break/>
        <table:table-row table:style-name="Таблица1.1128">
          <table:table-cell table:style-name="Таблица1.A2173" office:value-type="string">
            <text:p text:style-name="P28">2183)<text:bookmark-start text:name="__DdeLink__52758_1711861811"/>latter<text:bookmark-end text:name="__DdeLink__52758_1711861811"/></text:p>
            <text:p text:style-name="P28"/>
            <text:p text:style-name="P29">[ˈlætə]</text:p>
          </table:table-cell>
          <table:table-cell table:style-name="Таблица1.B1292" office:value-type="string">
            <text:p text:style-name="P51">Сравнительная степень late, недавний, последний</text:p>
          </table:table-cell>
        </table:table-row>
        <table:table-row table:style-name="Таблица1.1128">
          <table:table-cell table:style-name="Таблица1.A2174" office:value-type="string">
            <text:p text:style-name="P28">2184)patient</text:p>
            <text:p text:style-name="P28"/>
            <text:p text:style-name="P29">[ˈpeɪʃ(ə)nt]</text:p>
          </table:table-cell>
          <table:table-cell table:style-name="Таблица1.B1292" office:value-type="string">
            <text:p text:style-name="P51">Пациент, больной, терпеливый </text:p>
          </table:table-cell>
        </table:table-row>
        <table:table-row table:style-name="Таблица1.1128">
          <table:table-cell table:style-name="Таблица1.A2175" office:value-type="string">
            <text:p text:style-name="P28">2185)strange</text:p>
            <text:p text:style-name="P28"/>
            <text:p text:style-name="P29">[streɪnʤ]</text:p>
          </table:table-cell>
          <table:table-cell table:style-name="Таблица1.B1292" office:value-type="string">
            <text:p text:style-name="P51">Странный, чужой</text:p>
          </table:table-cell>
        </table:table-row>
        <table:table-row table:style-name="Таблица1.1128">
          <table:table-cell table:style-name="Таблица1.A2176" office:value-type="string">
            <text:p text:style-name="P28">2186)worth</text:p>
            <text:p text:style-name="P28"/>
            <text:p text:style-name="P29">[wɜːθ]</text:p>
          </table:table-cell>
          <table:table-cell table:style-name="Таблица1.B1292" office:value-type="string">
            <text:p text:style-name="P51">Стоимость, ценность </text:p>
          </table:table-cell>
        </table:table-row>
        <table:table-row table:style-name="Таблица1.1128">
          <table:table-cell table:style-name="Таблица1.A2177" office:value-type="string">
            <text:p text:style-name="P28">2187)wrong</text:p>
            <text:p text:style-name="P28"/>
            <text:p text:style-name="P29">[rɔŋ]</text:p>
          </table:table-cell>
          <table:table-cell table:style-name="Таблица1.B1292" office:value-type="string">
            <text:p text:style-name="P51">Неправильно, неправильный, неправильность</text:p>
          </table:table-cell>
        </table:table-row>
        <table:table-row table:style-name="Таблица1.1128">
          <table:table-cell table:style-name="Таблица1.A2178" office:value-type="string">
            <text:p text:style-name="P28">2188)accept</text:p>
            <text:p text:style-name="P28"/>
            <text:p text:style-name="P29">[əkˈsept]</text:p>
          </table:table-cell>
          <table:table-cell table:style-name="Таблица1.B1292" office:value-type="string">
            <text:p text:style-name="P51">Признавать, соглашаться </text:p>
          </table:table-cell>
        </table:table-row>
        <table:table-row table:style-name="Таблица1.1128">
          <table:table-cell table:style-name="Таблица1.A2179" office:value-type="string">
            <text:p text:style-name="P28">2189)dance</text:p>
            <text:p text:style-name="P28"/>
            <text:p text:style-name="P29">[dɑːn(t)s]</text:p>
          </table:table-cell>
          <table:table-cell table:style-name="Таблица1.B1292" office:value-type="string">
            <text:p text:style-name="P51">Танцевать, танец</text:p>
          </table:table-cell>
        </table:table-row>
        <table:table-row table:style-name="Таблица1.1128">
          <table:table-cell table:style-name="Таблица1.A2180" office:value-type="string">
            <text:p text:style-name="P28">2190)suppose</text:p>
            <text:p text:style-name="P28"/>
            <text:p text:style-name="P29">[səˈpəuz]</text:p>
          </table:table-cell>
          <table:table-cell table:style-name="Таблица1.B1292" office:value-type="string">
            <text:p text:style-name="P51">Думать, полагать, допускать</text:p>
          </table:table-cell>
        </table:table-row>
        <table:table-row table:style-name="Таблица1.1128">
          <table:table-cell table:style-name="Таблица1.A2181" office:value-type="string">
            <text:p text:style-name="P28">2191)wish</text:p>
            <text:p text:style-name="P28"/>
            <text:p text:style-name="P29">[wɪʃ]</text:p>
          </table:table-cell>
          <table:table-cell table:style-name="Таблица1.B1292" office:value-type="string">
            <text:p text:style-name="P51">Желать, желание</text:p>
          </table:table-cell>
        </table:table-row>
        <table:table-row table:style-name="Таблица1.1128">
          <table:table-cell table:style-name="Таблица1.A2182" office:value-type="string">
            <text:p text:style-name="P28">2192)account</text:p>
            <text:p text:style-name="P28"/>
            <text:p text:style-name="P29">[əˈkaunt]</text:p>
          </table:table-cell>
          <table:table-cell table:style-name="Таблица1.B1292" office:value-type="string">
            <text:p text:style-name="P51">Считать, счет, расчет, отчет </text:p>
          </table:table-cell>
        </table:table-row>
        <text:soft-page-break/>
        <table:table-row table:style-name="Таблица1.1128">
          <table:table-cell table:style-name="Таблица1.A2183" office:value-type="string">
            <text:p text:style-name="P28">2193)attack</text:p>
            <text:p text:style-name="P28"/>
            <text:p text:style-name="P29">[əˈtæk]</text:p>
          </table:table-cell>
          <table:table-cell table:style-name="Таблица1.B1292" office:value-type="string">
            <text:p text:style-name="P51">Нападающий, атаковать, атака, нападать, нападение, наступать, наступление</text:p>
          </table:table-cell>
        </table:table-row>
        <table:table-row table:style-name="Таблица1.1128">
          <table:table-cell table:style-name="Таблица1.A2184" office:value-type="string">
            <text:p text:style-name="P28">2194)ball</text:p>
            <text:p text:style-name="P28"/>
            <text:p text:style-name="P29">[bɔːl]</text:p>
          </table:table-cell>
          <table:table-cell table:style-name="Таблица1.B1292" office:value-type="string">
            <text:p text:style-name="P51">Шаровой, шар, шарик, <text:s/>мяч, клубок, бал (танец)</text:p>
          </table:table-cell>
        </table:table-row>
        <table:table-row table:style-name="Таблица1.1128">
          <table:table-cell table:style-name="Таблица1.A2185" office:value-type="string">
            <text:p text:style-name="P28">2195)leading</text:p>
            <text:p text:style-name="P28"/>
            <text:p text:style-name="P29">[ˈliːdɪŋ]</text:p>
          </table:table-cell>
          <table:table-cell table:style-name="Таблица1.B1292" office:value-type="string">
            <text:p text:style-name="P51">Ведущий</text:p>
          </table:table-cell>
        </table:table-row>
        <table:table-row table:style-name="Таблица1.1128">
          <table:table-cell table:style-name="Таблица1.A2186" office:value-type="string">
            <text:p text:style-name="P28">2196)practice</text:p>
            <text:p text:style-name="P28"/>
            <text:p text:style-name="P29">[ˈpræktɪs]</text:p>
          </table:table-cell>
          <table:table-cell table:style-name="Таблица1.B1292" office:value-type="string">
            <text:p text:style-name="P51">Практика, опыт</text:p>
          </table:table-cell>
        </table:table-row>
        <table:table-row table:style-name="Таблица1.1128">
          <table:table-cell table:style-name="Таблица1.A2187" office:value-type="string">
            <text:p text:style-name="P28">2197)progress</text:p>
            <text:p text:style-name="P28"/>
            <text:p text:style-name="P29">[ˈprəugres]</text:p>
          </table:table-cell>
          <table:table-cell table:style-name="Таблица1.B1292" office:value-type="string">
            <text:p text:style-name="P53">Ход, продвижение, продвигаться, прогресс, развитие, достижение</text:p>
          </table:table-cell>
        </table:table-row>
        <table:table-row table:style-name="Таблица1.1128">
          <table:table-cell table:style-name="Таблица1.A2188" office:value-type="string">
            <text:p text:style-name="P28">2198)race</text:p>
            <text:p text:style-name="P28"/>
            <text:p text:style-name="P29">[reɪs]</text:p>
          </table:table-cell>
          <table:table-cell table:style-name="Таблица1.B1292" office:value-type="string">
            <text:p text:style-name="P51">Род, раса, гонка, гонки, мчаться</text:p>
          </table:table-cell>
        </table:table-row>
        <table:table-row table:style-name="Таблица1.1128">
          <table:table-cell table:style-name="Таблица1.A2189" office:value-type="string">
            <text:p text:style-name="P28">2199)success</text:p>
            <text:p text:style-name="P28"/>
            <text:p text:style-name="P29">[səkˈses]</text:p>
          </table:table-cell>
          <table:table-cell table:style-name="Таблица1.B1292" office:value-type="string">
            <text:p text:style-name="P51">Успех, успешный человек</text:p>
          </table:table-cell>
        </table:table-row>
        <table:table-row table:style-name="Таблица1.1128">
          <table:table-cell table:style-name="Таблица1.A2190" office:value-type="string">
            <text:p text:style-name="P28">2200)give one's word</text:p>
            <text:p text:style-name="P28"/>
            <text:p text:style-name="P29">[gɪv][wʌns][wɜːd]</text:p>
          </table:table-cell>
          <table:table-cell table:style-name="Таблица1.B1292" office:value-type="string">
            <text:p text:style-name="P51">Давать слово, обещать</text:p>
          </table:table-cell>
        </table:table-row>
        <table:table-row table:style-name="Таблица1.1128">
          <table:table-cell table:style-name="Таблица1.A2191" office:value-type="string">
            <text:p text:style-name="P28">2201)poor</text:p>
            <text:p text:style-name="P28"/>
            <text:p text:style-name="P29">[puə]</text:p>
          </table:table-cell>
          <table:table-cell table:style-name="Таблица1.B1292" office:value-type="string">
            <text:p text:style-name="P51">Бедный, бедняки, беднота, плохой, низкий</text:p>
          </table:table-cell>
        </table:table-row>
        <table:table-row table:style-name="Таблица1.1128">
          <table:table-cell table:style-name="Таблица1.A2192" office:value-type="string">
            <text:p text:style-name="P28">2202)serious</text:p>
            <text:p text:style-name="P28"/>
            <text:p text:style-name="P29">[ˈsɪərɪəs]</text:p>
          </table:table-cell>
          <table:table-cell table:style-name="Таблица1.B1292" office:value-type="string">
            <text:p text:style-name="P51">Серьёзный, важный, опасный</text:p>
          </table:table-cell>
        </table:table-row>
        <text:soft-page-break/>
        <table:table-row table:style-name="Таблица1.1128">
          <table:table-cell table:style-name="Таблица1.A2193" office:value-type="string">
            <text:p text:style-name="P28">2203)specific</text:p>
            <text:p text:style-name="P28"/>
            <text:p text:style-name="P29">[spəˈsɪfɪk]</text:p>
          </table:table-cell>
          <table:table-cell table:style-name="Таблица1.B1292" office:value-type="string">
            <text:p text:style-name="P51">Конкретный, определённый, специальный</text:p>
          </table:table-cell>
        </table:table-row>
        <table:table-row table:style-name="Таблица1.1128">
          <table:table-cell table:style-name="Таблица1.A2194" office:value-type="string">
            <text:p text:style-name="P28">2204)break</text:p>
            <text:p text:style-name="P28"/>
            <text:p text:style-name="P29">[breɪk]</text:p>
          </table:table-cell>
          <table:table-cell table:style-name="Таблица1.B1292" office:value-type="string">
            <text:p text:style-name="P51">Нарушать, перерыв, ломать, ломаться, разрыв, вырваться</text:p>
          </table:table-cell>
        </table:table-row>
        <table:table-row table:style-name="Таблица1.1128">
          <table:table-cell table:style-name="Таблица1.A2195" office:value-type="string">
            <text:p text:style-name="P28">2205)fix</text:p>
            <text:p text:style-name="P28"/>
            <text:p text:style-name="P29">[fɪks]</text:p>
          </table:table-cell>
          <table:table-cell table:style-name="Таблица1.B1292" office:value-type="string">
            <text:p text:style-name="P51">Фиксировать, устанавливать, исправлять</text:p>
          </table:table-cell>
        </table:table-row>
        <table:table-row table:style-name="Таблица1.1128">
          <table:table-cell table:style-name="Таблица1.A2196" office:value-type="string">
            <text:p text:style-name="P28">2206)marry</text:p>
            <text:p text:style-name="P28"/>
            <text:p text:style-name="P29">[ˈmærɪ]</text:p>
          </table:table-cell>
          <table:table-cell table:style-name="Таблица1.B1292" office:value-type="string">
            <text:p text:style-name="P51">Женить, жениться, замуж, выходить замуж</text:p>
          </table:table-cell>
        </table:table-row>
        <table:table-row table:style-name="Таблица1.1128">
          <table:table-cell table:style-name="Таблица1.A2197" office:value-type="string">
            <text:p text:style-name="P28">2207)relate</text:p>
            <text:p text:style-name="P28"/>
            <text:p text:style-name="P29">[rɪˈleɪt]</text:p>
          </table:table-cell>
          <table:table-cell table:style-name="Таблица1.B1292" office:value-type="string">
            <text:p text:style-name="P51">Относиться, иметь отношение, <text:s/>связывать</text:p>
          </table:table-cell>
        </table:table-row>
        <table:table-row table:style-name="Таблица1.1128">
          <table:table-cell table:style-name="Таблица1.A2198" office:value-type="string">
            <text:p text:style-name="P28">2208)shake</text:p>
            <text:p text:style-name="P28"/>
            <text:p text:style-name="P29">[ʃeɪk]</text:p>
          </table:table-cell>
          <table:table-cell table:style-name="Таблица1.B1292" office:value-type="string">
            <text:p text:style-name="P51">Трясти, встряска, дрожать, дрожание, поколебать </text:p>
          </table:table-cell>
        </table:table-row>
        <table:table-row table:style-name="Таблица1.1128">
          <table:table-cell table:style-name="Таблица1.A2199" office:value-type="string">
            <text:p text:style-name="P28">2209)without</text:p>
            <text:p text:style-name="P28"/>
            <text:p text:style-name="P29">[wɪˈðaut]</text:p>
          </table:table-cell>
          <table:table-cell table:style-name="Таблица1.B1292" office:value-type="string">
            <text:p text:style-name="P51">Без, вне, за, <text:s/>снаружи, если не</text:p>
          </table:table-cell>
        </table:table-row>
        <table:table-row table:style-name="Таблица1.1128">
          <table:table-cell table:style-name="Таблица1.A2200" office:value-type="string">
            <text:p text:style-name="P28">2210)attempt</text:p>
            <text:p text:style-name="P28"/>
            <text:p text:style-name="P29">[əˈtempt]</text:p>
          </table:table-cell>
          <table:table-cell table:style-name="Таблица1.B1292" office:value-type="string">
            <text:p text:style-name="P51">Пытаться, попытка, покушение, опыт</text:p>
          </table:table-cell>
        </table:table-row>
        <table:table-row table:style-name="Таблица1.1128">
          <table:table-cell table:style-name="Таблица1.A2201" office:value-type="string">
            <text:p text:style-name="P28">2211)clothes</text:p>
            <text:p text:style-name="P28"/>
            <text:p text:style-name="P29">[kləuðz]</text:p>
          </table:table-cell>
          <table:table-cell table:style-name="Таблица1.B1292" office:value-type="string">
            <text:p text:style-name="P51">Одежда, платье</text:p>
          </table:table-cell>
        </table:table-row>
        <table:table-row table:style-name="Таблица1.1128">
          <table:table-cell table:style-name="Таблица1.A2202" office:value-type="string">
            <text:p text:style-name="P28">2212)freedom</text:p>
            <text:p text:style-name="P28"/>
            <text:p text:style-name="P29">[ˈfriːdəm]</text:p>
          </table:table-cell>
          <table:table-cell table:style-name="Таблица1.B1292" office:value-type="string">
            <text:p text:style-name="P51">Свобода, независимость </text:p>
          </table:table-cell>
        </table:table-row>
        <text:soft-page-break/>
        <table:table-row table:style-name="Таблица1.1128">
          <table:table-cell table:style-name="Таблица1.A2203" office:value-type="string">
            <text:p text:style-name="P28">2213)process</text:p>
            <text:p text:style-name="P28"/>
            <text:p text:style-name="P29">[ˈprəuses]</text:p>
          </table:table-cell>
          <table:table-cell table:style-name="Таблица1.B1292" office:value-type="string">
            <text:p text:style-name="P51">Способ, процесс, обрабатывать </text:p>
          </table:table-cell>
        </table:table-row>
        <table:table-row table:style-name="Таблица1.1128">
          <table:table-cell table:style-name="Таблица1.A2204" office:value-type="string">
            <text:p text:style-name="P28">2214)itself</text:p>
            <text:p text:style-name="P28"/>
            <text:p text:style-name="P29">[ɪtˈself]</text:p>
          </table:table-cell>
          <table:table-cell table:style-name="Таблица1.B1292" office:value-type="string">
            <text:p text:style-name="P51">Сам, себе, себя</text:p>
          </table:table-cell>
        </table:table-row>
        <table:table-row table:style-name="Таблица1.1128">
          <table:table-cell table:style-name="Таблица1.A2205" office:value-type="string">
            <text:p text:style-name="P28">2215)daily</text:p>
            <text:p text:style-name="P28"/>
            <text:p text:style-name="P29">[ˈdeɪlɪ]</text:p>
          </table:table-cell>
          <table:table-cell table:style-name="Таблица1.B1292" office:value-type="string">
            <text:p text:style-name="P51">Ежедневно, ежедневный, суточный</text:p>
          </table:table-cell>
        </table:table-row>
        <table:table-row table:style-name="Таблица1.1128">
          <table:table-cell table:style-name="Таблица1.A2206" office:value-type="string">
            <text:p text:style-name="P28">2216)active</text:p>
            <text:p text:style-name="P28"/>
            <text:p text:style-name="P29">[ˈæktɪv]</text:p>
          </table:table-cell>
          <table:table-cell table:style-name="Таблица1.B1292" office:value-type="string">
            <text:p text:style-name="P51">Активный, деятельный </text:p>
          </table:table-cell>
        </table:table-row>
        <table:table-row table:style-name="Таблица1.1128">
          <table:table-cell table:style-name="Таблица1.A2207" office:value-type="string">
            <text:p text:style-name="P28">2217)immediate</text:p>
            <text:p text:style-name="P28"/>
            <text:p text:style-name="P29">[ɪˈmiːdɪət]</text:p>
          </table:table-cell>
          <table:table-cell table:style-name="Таблица1.B1292" office:value-type="string">
            <text:p text:style-name="P51">Непосредственный, немедленный, ближайший, прямой </text:p>
          </table:table-cell>
        </table:table-row>
        <table:table-row table:style-name="Таблица1.1128">
          <table:table-cell table:style-name="Таблица1.A2208" office:value-type="string">
            <text:p text:style-name="P28">2218)pretty</text:p>
            <text:p text:style-name="P28"/>
            <text:p text:style-name="P29">[ˈprɪtɪ]</text:p>
          </table:table-cell>
          <table:table-cell table:style-name="Таблица1.B1292" office:value-type="string">
            <text:p text:style-name="P51">Вполне, довольно, достаточно, значительный, хорошенький </text:p>
          </table:table-cell>
        </table:table-row>
        <table:table-row table:style-name="Таблица1.1128">
          <table:table-cell table:style-name="Таблица1.A2209" office:value-type="string">
            <text:p text:style-name="P28">2219)<text:bookmark text:name="__DdeLink__20014_1769547857"/>quiet</text:p>
            <text:p text:style-name="P28"/>
            <text:p text:style-name="P29">[ˈkwaɪət]</text:p>
          </table:table-cell>
          <table:table-cell table:style-name="Таблица1.B1292" office:value-type="string">
            <text:p text:style-name="P51">Тихо, тихий, тишина, спокойный, покой, <text:span text:style-name="T36">тайный</text:span></text:p>
          </table:table-cell>
        </table:table-row>
        <table:table-row table:style-name="Таблица1.1128">
          <table:table-cell table:style-name="Таблица1.A2210" office:value-type="string">
            <text:p text:style-name="P28">2220)approve</text:p>
            <text:p text:style-name="P28"/>
            <text:p text:style-name="P29">[əˈpruːv]</text:p>
          </table:table-cell>
          <table:table-cell table:style-name="Таблица1.B1292" office:value-type="string">
            <text:p text:style-name="P51">Одобрять, утвердить</text:p>
          </table:table-cell>
        </table:table-row>
        <table:table-row table:style-name="Таблица1.1128">
          <table:table-cell table:style-name="Таблица1.A2211" office:value-type="string">
            <text:p text:style-name="P28">2221)give up </text:p>
            <text:p text:style-name="P28"/>
            <text:p text:style-name="P29">[gɪv][ʌp]</text:p>
          </table:table-cell>
          <table:table-cell table:style-name="Таблица1.B1292" office:value-type="string">
            <text:p text:style-name="P51">Сдаваться, уступить, отказываться, бросить</text:p>
          </table:table-cell>
        </table:table-row>
        <table:table-row table:style-name="Таблица1.1128">
          <table:table-cell table:style-name="Таблица1.A2212" office:value-type="string">
            <text:p text:style-name="P28">2222)express</text:p>
            <text:p text:style-name="P28"/>
            <text:p text:style-name="P29">[ɪkˈspres]</text:p>
          </table:table-cell>
          <table:table-cell table:style-name="Таблица1.B1292" office:value-type="string">
            <text:p text:style-name="P51">Срочно, спешно, выражать, курьерский, экспресс</text:p>
          </table:table-cell>
        </table:table-row>
        <text:soft-page-break/>
        <table:table-row table:style-name="Таблица1.1128">
          <table:table-cell table:style-name="Таблица1.A2213" office:value-type="string">
            <text:p text:style-name="P28">2223)provide</text:p>
            <text:p text:style-name="P28"/>
            <text:p text:style-name="P29">[prəˈvaɪd]</text:p>
          </table:table-cell>
          <table:table-cell table:style-name="Таблица1.B1292" office:value-type="string">
            <text:p text:style-name="P51">Предусматривать, обеспечивать, поставлять</text:p>
          </table:table-cell>
        </table:table-row>
        <table:table-row table:style-name="Таблица1.1128">
          <table:table-cell table:style-name="Таблица1.A2214" office:value-type="string">
            <text:p text:style-name="P28">2224)throughout</text:p>
            <text:p text:style-name="P28"/>
            <text:p text:style-name="P29">[θruˈaut]</text:p>
          </table:table-cell>
          <table:table-cell table:style-name="Таблица1.B1292" office:value-type="string">
            <text:p text:style-name="P51">Повсюду, по всему, на всём протяжении, через</text:p>
          </table:table-cell>
        </table:table-row>
        <table:table-row table:style-name="Таблица1.1128">
          <table:table-cell table:style-name="Таблица1.A2215" office:value-type="string">
            <text:p text:style-name="P28">2225)claim</text:p>
            <text:p text:style-name="P28"/>
            <text:p text:style-name="P29">[kleɪm]</text:p>
          </table:table-cell>
          <table:table-cell table:style-name="Таблица1.B1292" office:value-type="string">
            <text:p text:style-name="P51">Заявлять, требовать, требование, утверждать</text:p>
          </table:table-cell>
        </table:table-row>
        <table:table-row table:style-name="Таблица1.1128">
          <table:table-cell table:style-name="Таблица1.A2216" office:value-type="string">
            <text:p text:style-name="P28">2226)condition</text:p>
            <text:p text:style-name="P28"/>
            <text:p text:style-name="P29">[kənˈdɪʃ(ə)n]</text:p>
          </table:table-cell>
          <table:table-cell table:style-name="Таблица1.B1292" office:value-type="string">
            <text:p text:style-name="P51">Условие, условия, состояние, положение</text:p>
          </table:table-cell>
        </table:table-row>
        <table:table-row table:style-name="Таблица1.1128">
          <table:table-cell table:style-name="Таблица1.A2217" office:value-type="string">
            <text:p text:style-name="P28">2227)health</text:p>
            <text:p text:style-name="P28"/>
            <text:p text:style-name="P29">[helθ]</text:p>
          </table:table-cell>
          <table:table-cell table:style-name="Таблица1.B1292" office:value-type="string">
            <text:p text:style-name="P51">Здоровье, здравоохранение, гигиенический</text:p>
          </table:table-cell>
        </table:table-row>
        <table:table-row table:style-name="Таблица1.1128">
          <table:table-cell table:style-name="Таблица1.A2218" office:value-type="string">
            <text:p text:style-name="P28">2228)<text:bookmark text:name="__DdeLink__22389_1822909804"/>lack</text:p>
            <text:p text:style-name="P28"/>
            <text:p text:style-name="P29">[læk]</text:p>
          </table:table-cell>
          <table:table-cell table:style-name="Таблица1.B1292" office:value-type="string">
            <text:p text:style-name="P51">Не хватать, отсутствие, нехватка</text:p>
          </table:table-cell>
        </table:table-row>
        <table:table-row table:style-name="Таблица1.1128">
          <table:table-cell table:style-name="Таблица1.A2219" office:value-type="string">
            <text:p text:style-name="P28">2229)programme</text:p>
            <text:p text:style-name="P28"/>
            <text:p text:style-name="P29">[ˈprəugræm]</text:p>
          </table:table-cell>
          <table:table-cell table:style-name="Таблица1.B1292" office:value-type="string">
            <text:p text:style-name="P51">Программа, программный</text:p>
          </table:table-cell>
        </table:table-row>
        <table:table-row table:style-name="Таблица1.1128">
          <table:table-cell table:style-name="Таблица1.A2220" office:value-type="string">
            <text:p text:style-name="P28">2230)none</text:p>
            <text:p text:style-name="P28"/>
            <text:p text:style-name="P29">[nʌn]</text:p>
          </table:table-cell>
          <table:table-cell table:style-name="Таблица1.B1292" office:value-type="string">
            <text:p text:style-name="P51">Никто, ничто, ни один, никакой </text:p>
          </table:table-cell>
        </table:table-row>
        <table:table-row table:style-name="Таблица1.1128">
          <table:table-cell table:style-name="Таблица1.A2221" office:value-type="string">
            <text:p text:style-name="P28">2231)mere</text:p>
            <text:p text:style-name="P28"/>
            <text:p text:style-name="P29">[mɪə]</text:p>
          </table:table-cell>
          <table:table-cell table:style-name="Таблица1.B1292" office:value-type="string">
            <text:p text:style-name="P51">Простой, пруд, озеро</text:p>
          </table:table-cell>
        </table:table-row>
        <table:table-row table:style-name="Таблица1.1128">
          <table:table-cell table:style-name="Таблица1.A2222" office:value-type="string">
            <text:p text:style-name="P28">2232)popular</text:p>
            <text:p text:style-name="P28"/>
            <text:p text:style-name="P29">[ˈpɔpjələ]</text:p>
          </table:table-cell>
          <table:table-cell table:style-name="Таблица1.B1292" office:value-type="string">
            <text:p text:style-name="P51">Популярный</text:p>
          </table:table-cell>
        </table:table-row>
        <text:soft-page-break/>
        <table:table-row table:style-name="Таблица1.1128">
          <table:table-cell table:style-name="Таблица1.A2223" office:value-type="string">
            <text:p text:style-name="P28">2233)present</text:p>
            <text:p text:style-name="P28"/>
            <text:p text:style-name="P29">[ˈprez(ə)nt]</text:p>
          </table:table-cell>
          <table:table-cell table:style-name="Таблица1.B1292" office:value-type="string">
            <text:p text:style-name="P51">Присутствующий, настоящее время, настоящий, подарок, данный</text:p>
          </table:table-cell>
        </table:table-row>
        <table:table-row table:style-name="Таблица1.1128">
          <table:table-cell table:style-name="Таблица1.A2224" office:value-type="string">
            <text:p text:style-name="P28">2234)present</text:p>
            <text:p text:style-name="P28"/>
            <text:p text:style-name="P29">[prɪˈzent]</text:p>
          </table:table-cell>
          <table:table-cell table:style-name="Таблица1.B1292" office:value-type="string">
            <text:p text:style-name="P51">Представлять, подавать</text:p>
          </table:table-cell>
        </table:table-row>
        <table:table-row table:style-name="Таблица1.1128">
          <table:table-cell table:style-name="Таблица1.A2225" office:value-type="string">
            <text:p text:style-name="P28">2235)<text:bookmark-start text:name="__DdeLink__40136_525482774"/>introduce<text:bookmark-end text:name="__DdeLink__40136_525482774"/></text:p>
            <text:p text:style-name="P28"/>
            <text:p text:style-name="P29">[ˌɪntrəˈdjuːs]</text:p>
          </table:table-cell>
          <table:table-cell table:style-name="Таблица1.B1292" office:value-type="string">
            <text:p text:style-name="P51">Вводить, внедрять, вносить, представлять</text:p>
          </table:table-cell>
        </table:table-row>
        <table:table-row table:style-name="Таблица1.1128">
          <table:table-cell table:style-name="Таблица1.A2226" office:value-type="string">
            <text:p text:style-name="P28">2236)combine</text:p>
            <text:p text:style-name="P28"/>
            <text:p text:style-name="P29">[kəmˈbaɪn]</text:p>
          </table:table-cell>
          <table:table-cell table:style-name="Таблица1.B1292" office:value-type="string">
            <text:p text:style-name="P51">Комбинат, объединять, объединение, сочетать </text:p>
          </table:table-cell>
        </table:table-row>
        <table:table-row table:style-name="Таблица1.1128">
          <table:table-cell table:style-name="Таблица1.A2227" office:value-type="string">
            <text:p text:style-name="P28">2237)describe</text:p>
            <text:p text:style-name="P28"/>
            <text:p text:style-name="P29">[dɪˈskraɪb]</text:p>
          </table:table-cell>
          <table:table-cell table:style-name="Таблица1.B1292" office:value-type="string">
            <text:p text:style-name="P51">Описывать, характеризовать</text:p>
          </table:table-cell>
        </table:table-row>
        <table:table-row table:style-name="Таблица1.1128">
          <table:table-cell table:style-name="Таблица1.A2228" office:value-type="string">
            <text:p text:style-name="P28">2238)share</text:p>
            <text:p text:style-name="P28"/>
            <text:p text:style-name="P29">[ʃɛə]</text:p>
          </table:table-cell>
          <table:table-cell table:style-name="Таблица1.B1292" office:value-type="string">
            <text:p text:style-name="P51">Делить, делиться, доля, часть, акция</text:p>
          </table:table-cell>
        </table:table-row>
        <table:table-row table:style-name="Таблица1.1128">
          <table:table-cell table:style-name="Таблица1.A2229" office:value-type="string">
            <text:p text:style-name="P28">2239)touch</text:p>
            <text:p text:style-name="P28"/>
            <text:p text:style-name="P29">[tʌʧ]</text:p>
          </table:table-cell>
          <table:table-cell table:style-name="Таблица1.B1292" office:value-type="string">
            <text:p text:style-name="P51">Коснуться, прикасаться, прикосновение, осязание, штрих </text:p>
          </table:table-cell>
        </table:table-row>
        <table:table-row table:style-name="Таблица1.1128">
          <table:table-cell table:style-name="Таблица1.A2230" office:value-type="string">
            <text:p text:style-name="P28">2240)seven</text:p>
            <text:p text:style-name="P28"/>
            <text:p text:style-name="P29">[ˈsev(ə)n]</text:p>
          </table:table-cell>
          <table:table-cell table:style-name="Таблица1.B1292" office:value-type="string">
            <text:p text:style-name="P51">Семь, семёрка</text:p>
          </table:table-cell>
        </table:table-row>
        <table:table-row table:style-name="Таблица1.1128">
          <table:table-cell table:style-name="Таблица1.A2231" office:value-type="string">
            <text:p text:style-name="P28">2241)forward</text:p>
            <text:p text:style-name="P28"/>
            <text:p text:style-name="P29">[ˈfɔːwəd]</text:p>
          </table:table-cell>
          <table:table-cell table:style-name="Таблица1.B1292" office:value-type="string">
            <text:p text:style-name="P51">Передний, нападающий, дальше, вперёд</text:p>
          </table:table-cell>
        </table:table-row>
        <table:table-row table:style-name="Таблица1.1128">
          <table:table-cell table:style-name="Таблица1.A2232" office:value-type="string">
            <text:p text:style-name="P28">2242)well-known</text:p>
            <text:p text:style-name="P28"/>
            <text:p text:style-name="P29">[ˌwelˈnəun]</text:p>
          </table:table-cell>
          <table:table-cell table:style-name="Таблица1.B1292" office:value-type="string">
            <text:p text:style-name="P51">Хорошо известный</text:p>
          </table:table-cell>
        </table:table-row>
        <text:soft-page-break/>
        <table:table-row table:style-name="Таблица1.1128">
          <table:table-cell table:style-name="Таблица1.A2233" office:value-type="string">
            <text:p text:style-name="P28">2243)autumn</text:p>
            <text:p text:style-name="P28"/>
            <text:p text:style-name="P29">[ˈɔːtəm]</text:p>
          </table:table-cell>
          <table:table-cell table:style-name="Таблица1.B1292" office:value-type="string">
            <text:p text:style-name="P51">Осень, осенний</text:p>
          </table:table-cell>
        </table:table-row>
        <table:table-row table:style-name="Таблица1.1128">
          <table:table-cell table:style-name="Таблица1.A2234" office:value-type="string">
            <text:p text:style-name="P28">2244)boat</text:p>
            <text:p text:style-name="P28"/>
            <text:p text:style-name="P29">[bəut]</text:p>
          </table:table-cell>
          <table:table-cell table:style-name="Таблица1.B1292" office:value-type="string">
            <text:p text:style-name="P51">Корабль, шлюпка, лодка</text:p>
          </table:table-cell>
        </table:table-row>
        <table:table-row table:style-name="Таблица1.1128">
          <table:table-cell table:style-name="Таблица1.A2235" office:value-type="string">
            <text:p text:style-name="P28">2245)fashion </text:p>
            <text:p text:style-name="P28"/>
            <text:p text:style-name="P29">[ˈfæʃ(ə)n]</text:p>
          </table:table-cell>
          <table:table-cell table:style-name="Таблица1.B1292" office:value-type="string">
            <text:p text:style-name="P51">Модельный, мода, стиль, образ</text:p>
          </table:table-cell>
        </table:table-row>
        <table:table-row table:style-name="Таблица1.1128">
          <table:table-cell table:style-name="Таблица1.A2236" office:value-type="string">
            <text:p text:style-name="P28">2246)frame</text:p>
            <text:p text:style-name="P28"/>
            <text:p text:style-name="P29">[freɪm]</text:p>
          </table:table-cell>
          <table:table-cell table:style-name="Таблица1.B1292" office:value-type="string">
            <text:p text:style-name="P51">Структура, кадр, фрейм, рама, рамка</text:p>
          </table:table-cell>
        </table:table-row>
        <table:table-row table:style-name="Таблица1.1128">
          <table:table-cell table:style-name="Таблица1.A2237" office:value-type="string">
            <text:p text:style-name="P28">2247)kitchen</text:p>
            <text:p text:style-name="P28"/>
            <text:p text:style-name="P29">[ˈkɪʧɪn]</text:p>
          </table:table-cell>
          <table:table-cell table:style-name="Таблица1.B1292" office:value-type="string">
            <text:p text:style-name="P51">Кухня, кухонный</text:p>
          </table:table-cell>
        </table:table-row>
        <table:table-row table:style-name="Таблица1.1128">
          <table:table-cell table:style-name="Таблица1.A2238" office:value-type="string">
            <text:p text:style-name="P28">2248)regard</text:p>
            <text:p text:style-name="P28"/>
            <text:p text:style-name="P29">[rɪˈgɑːd]</text:p>
          </table:table-cell>
          <table:table-cell table:style-name="Таблица1.B1292" office:value-type="string">
            <text:p text:style-name="P51">Отношение, относиться, считать, внимание, рассматривать, смотреть на</text:p>
          </table:table-cell>
        </table:table-row>
        <table:table-row table:style-name="Таблица1.1128">
          <table:table-cell table:style-name="Таблица1.A2239" office:value-type="string">
            <text:p text:style-name="P28">2249)sight</text:p>
            <text:p text:style-name="P28"/>
            <text:p text:style-name="P29">[saɪt]</text:p>
          </table:table-cell>
          <table:table-cell table:style-name="Таблица1.B1292" office:value-type="string">
            <text:p text:style-name="P51">Взгляд, зрение, увидеть, прицел, вид, зрелище</text:p>
          </table:table-cell>
        </table:table-row>
        <table:table-row table:style-name="Таблица1.1128">
          <table:table-cell table:style-name="Таблица1.A2240" office:value-type="string">
            <text:p text:style-name="P28">2250)surface</text:p>
            <text:p text:style-name="P28"/>
            <text:p text:style-name="P29">[ˈsɜːfɪs]</text:p>
          </table:table-cell>
          <table:table-cell table:style-name="Таблица1.B1292" office:value-type="string">
            <text:p text:style-name="P51">Внешность, внешний, поверхность, поверхностный </text:p>
          </table:table-cell>
        </table:table-row>
        <table:table-row table:style-name="Таблица1.1128">
          <table:table-cell table:style-name="Таблица1.A2241" office:value-type="string">
            <text:p text:style-name="P28">2251)former</text:p>
            <text:p text:style-name="P28"/>
            <text:p text:style-name="P29">[ˈfɔːmə]</text:p>
          </table:table-cell>
          <table:table-cell table:style-name="Таблица1.B1292" office:value-type="string">
            <text:p text:style-name="P51">Прежний, бывший, первый</text:p>
          </table:table-cell>
        </table:table-row>
        <table:table-row table:style-name="Таблица1.1128">
          <table:table-cell table:style-name="Таблица1.A2242" office:value-type="string">
            <text:p text:style-name="P28">2252)drop</text:p>
            <text:p text:style-name="P28"/>
            <text:p text:style-name="P29">[drɔp]</text:p>
          </table:table-cell>
          <table:table-cell table:style-name="Таблица1.B1292" office:value-type="string">
            <text:p text:style-name="P51">Опускать, ронять, падение, падать, снижаться, снижение, сбрасывать</text:p>
          </table:table-cell>
        </table:table-row>
        <text:soft-page-break/>
        <table:table-row table:style-name="Таблица1.1128">
          <table:table-cell table:style-name="Таблица1.A2243" office:value-type="string">
            <text:p text:style-name="P28">2253)exist</text:p>
            <text:p text:style-name="P28"/>
            <text:p text:style-name="P29">[ɪgˈzɪst]</text:p>
          </table:table-cell>
          <table:table-cell table:style-name="Таблица1.B1292" office:value-type="string">
            <text:p text:style-name="P51">Быть, существовать </text:p>
          </table:table-cell>
        </table:table-row>
        <table:table-row table:style-name="Таблица1.1128">
          <table:table-cell table:style-name="Таблица1.A2244" office:value-type="string">
            <text:p text:style-name="P28">2254)pray</text:p>
            <text:p text:style-name="P28"/>
            <text:p text:style-name="P29">[preɪ]</text:p>
          </table:table-cell>
          <table:table-cell table:style-name="Таблица1.B1292" office:value-type="string">
            <text:p text:style-name="P51">Молитва, молиться, просить</text:p>
          </table:table-cell>
        </table:table-row>
        <table:table-row table:style-name="Таблица1.1128">
          <table:table-cell table:style-name="Таблица1.A2245" office:value-type="string">
            <text:p text:style-name="P28">2255)<text:bookmark text:name="result_box"/><text:span text:style-name="T34">introduction</text:span></text:p>
            <text:p text:style-name="P28"/>
            <text:p text:style-name="P30">[ˌɪntrəˈdʌkʃ(ə)n]</text:p>
          </table:table-cell>
          <table:table-cell table:style-name="Таблица1.B1292" office:value-type="string">
            <text:p text:style-name="P51">Включение, вступление, введение</text:p>
          </table:table-cell>
        </table:table-row>
        <table:table-row table:style-name="Таблица1.1128">
          <table:table-cell table:style-name="Таблица1.A2246" office:value-type="string">
            <text:p text:style-name="P28">2256)trade</text:p>
            <text:p text:style-name="P28"/>
            <text:p text:style-name="P29">[treɪd]</text:p>
          </table:table-cell>
          <table:table-cell table:style-name="Таблица1.B1292" office:value-type="string">
            <text:p text:style-name="P51">Торговый, торговля, торговать</text:p>
          </table:table-cell>
        </table:table-row>
        <table:table-row table:style-name="Таблица1.1128">
          <table:table-cell table:style-name="Таблица1.A2247" office:value-type="string">
            <text:p text:style-name="P28">2257)birth</text:p>
            <text:p text:style-name="P28"/>
            <text:p text:style-name="P29">[bɜːθ]</text:p>
          </table:table-cell>
          <table:table-cell table:style-name="Таблица1.B1292" office:value-type="string">
            <text:p text:style-name="P51">Рождение, роды, начало</text:p>
          </table:table-cell>
        </table:table-row>
        <table:table-row table:style-name="Таблица1.1128">
          <table:table-cell table:style-name="Таблица1.A2248" office:value-type="string">
            <text:p text:style-name="P28">2258)parent</text:p>
            <text:p text:style-name="P28"/>
            <text:p text:style-name="P29">[ˈpɛər(ə)nt]</text:p>
          </table:table-cell>
          <table:table-cell table:style-name="Таблица1.B1292" office:value-type="string">
            <text:p text:style-name="P51">Родитель, родительский</text:p>
          </table:table-cell>
        </table:table-row>
        <table:table-row table:style-name="Таблица1.1128">
          <table:table-cell table:style-name="Таблица1.A2249" office:value-type="string">
            <text:p text:style-name="P28">2259)pupil</text:p>
            <text:p text:style-name="P28"/>
            <text:p text:style-name="P29">[ˈpjuːp(ə)l]</text:p>
          </table:table-cell>
          <table:table-cell table:style-name="Таблица1.B1292" office:value-type="string">
            <text:p text:style-name="P51">Ученик, воспитанник, зрачок</text:p>
          </table:table-cell>
        </table:table-row>
        <table:table-row table:style-name="Таблица1.1128">
          <table:table-cell table:style-name="Таблица1.A2250" office:value-type="string">
            <text:p text:style-name="P28">2260)quality</text:p>
            <text:p text:style-name="P28"/>
            <text:p text:style-name="P29">[ˈkwɔlətɪ]</text:p>
          </table:table-cell>
          <table:table-cell table:style-name="Таблица1.B1292" office:value-type="string">
            <text:p text:style-name="P51">Качество, качественный, высокое качество</text:p>
          </table:table-cell>
        </table:table-row>
        <table:table-row table:style-name="Таблица1.1128">
          <table:table-cell table:style-name="Таблица1.A2251" office:value-type="string">
            <text:p text:style-name="P28">2261)weak</text:p>
            <text:p text:style-name="P28"/>
            <text:p text:style-name="P29">[wiːk]</text:p>
          </table:table-cell>
          <table:table-cell table:style-name="Таблица1.B1292" office:value-type="string">
            <text:p text:style-name="P51">Слабый</text:p>
          </table:table-cell>
        </table:table-row>
        <table:table-row table:style-name="Таблица1.1128">
          <table:table-cell table:style-name="Таблица1.A2252" office:value-type="string">
            <text:p text:style-name="P28">2262)know-how</text:p>
            <text:p text:style-name="P28"/>
            <text:p text:style-name="P29">[ˈnəuhau]</text:p>
          </table:table-cell>
          <table:table-cell table:style-name="Таблица1.B1292" office:value-type="string">
            <text:p text:style-name="P51">Ноу-хау, опыт</text:p>
          </table:table-cell>
        </table:table-row>
        <text:soft-page-break/>
        <table:table-row table:style-name="Таблица1.1128">
          <table:table-cell table:style-name="Таблица1.A2253" office:value-type="string">
            <text:p text:style-name="P28">2263)<text:bookmark-start text:name="__DdeLink__52769_1711861811"/>station<text:bookmark-end text:name="__DdeLink__52769_1711861811"/></text:p>
            <text:p text:style-name="P28"/>
            <text:p text:style-name="P29">[ˈsteɪʃ(ə)n]</text:p>
          </table:table-cell>
          <table:table-cell table:style-name="Таблица1.B1292" office:value-type="string">
            <text:p text:style-name="P51">Пункт, станция</text:p>
          </table:table-cell>
        </table:table-row>
        <table:table-row table:style-name="Таблица1.1128">
          <table:table-cell table:style-name="Таблица1.A2254" office:value-type="string">
            <text:p text:style-name="P28">2264)temper</text:p>
            <text:p text:style-name="P28"/>
            <text:p text:style-name="P29">[ˈtempə]</text:p>
          </table:table-cell>
          <table:table-cell table:style-name="Таблица1.B1292" office:value-type="string">
            <text:p text:style-name="P51">Характер, настроение, самообладание, вспыльчивость</text:p>
          </table:table-cell>
        </table:table-row>
        <table:table-row table:style-name="Таблица1.1128">
          <table:table-cell table:style-name="Таблица1.A2255" office:value-type="string">
            <text:p text:style-name="P28">2265)due</text:p>
            <text:p text:style-name="P28"/>
            <text:p text:style-name="P29">[djuː]</text:p>
          </table:table-cell>
          <table:table-cell table:style-name="Таблица1.B1292" office:value-type="string">
            <text:p text:style-name="P51">Должный, должное</text:p>
          </table:table-cell>
        </table:table-row>
        <table:table-row table:style-name="Таблица1.1128">
          <table:table-cell table:style-name="Таблица1.A2256" office:value-type="string">
            <text:p text:style-name="P28">2266)straight</text:p>
            <text:p text:style-name="P28"/>
            <text:p text:style-name="P29">[streɪt]</text:p>
          </table:table-cell>
          <table:table-cell table:style-name="Таблица1.B1292" office:value-type="string">
            <text:p text:style-name="P51">Прямо, прямой, прямая, сразу, немедленно</text:p>
          </table:table-cell>
        </table:table-row>
        <table:table-row table:style-name="Таблица1.1128">
          <table:table-cell table:style-name="Таблица1.A2257" office:value-type="string">
            <text:p text:style-name="P28">2267)announce</text:p>
            <text:p text:style-name="P28"/>
            <text:p text:style-name="P29">[əˈnaun(t)s]</text:p>
          </table:table-cell>
          <table:table-cell table:style-name="Таблица1.B1292" office:value-type="string">
            <text:p text:style-name="P51">Объявлять, анонсировать </text:p>
          </table:table-cell>
        </table:table-row>
        <table:table-row table:style-name="Таблица1.1128">
          <table:table-cell table:style-name="Таблица1.A2258" office:value-type="string">
            <text:p text:style-name="P28">2268)desire</text:p>
            <text:p text:style-name="P28"/>
            <text:p text:style-name="P29">[dɪˈzaɪə]</text:p>
          </table:table-cell>
          <table:table-cell table:style-name="Таблица1.B1292" office:value-type="string">
            <text:p text:style-name="P51">Желать, желание, пожелание</text:p>
          </table:table-cell>
        </table:table-row>
        <table:table-row table:style-name="Таблица1.1128">
          <table:table-cell table:style-name="Таблица1.A2259" office:value-type="string">
            <text:p text:style-name="P28">2269)hit</text:p>
            <text:p text:style-name="P28"/>
            <text:p text:style-name="P29">[hɪt]</text:p>
          </table:table-cell>
          <table:table-cell table:style-name="Таблица1.B1292" office:value-type="string">
            <text:p text:style-name="P51">Бить, поражать, удариться, удар, хит</text:p>
          </table:table-cell>
        </table:table-row>
        <table:table-row table:style-name="Таблица1.1128">
          <table:table-cell table:style-name="Таблица1.A2260" office:value-type="string">
            <text:p text:style-name="P28">2270)circumstance</text:p>
            <text:p text:style-name="P28"/>
            <text:p text:style-name="P29">[ˈsɜːkəmstæn(t)s]</text:p>
          </table:table-cell>
          <table:table-cell table:style-name="Таблица1.B1292" office:value-type="string">
            <text:p text:style-name="P51">Обстоятельство, случай, факт </text:p>
          </table:table-cell>
        </table:table-row>
        <table:table-row table:style-name="Таблица1.1128">
          <table:table-cell table:style-name="Таблица1.A2261" office:value-type="string">
            <text:p text:style-name="P28">2271)obtain</text:p>
            <text:p text:style-name="P28"/>
            <text:p text:style-name="P29">[əbˈteɪn]</text:p>
          </table:table-cell>
          <table:table-cell table:style-name="Таблица1.B1292" office:value-type="string">
            <text:p text:style-name="P51">Получать</text:p>
          </table:table-cell>
        </table:table-row>
        <table:table-row table:style-name="Таблица1.1128">
          <table:table-cell table:style-name="Таблица1.A2262" office:value-type="string">
            <text:p text:style-name="P28">2272)tell the truth</text:p>
            <text:p text:style-name="P28"/>
            <text:p text:style-name="P29">[tel][ðiː][truːθ]</text:p>
          </table:table-cell>
          <table:table-cell table:style-name="Таблица1.B1292" office:value-type="string">
            <text:p text:style-name="P51">Говорить правду</text:p>
          </table:table-cell>
        </table:table-row>
        <text:soft-page-break/>
        <table:table-row table:style-name="Таблица1.1128">
          <table:table-cell table:style-name="Таблица1.A2263" office:value-type="string">
            <text:p text:style-name="P28">2273)hill</text:p>
            <text:p text:style-name="P28"/>
            <text:p text:style-name="P29">[hɪl]</text:p>
          </table:table-cell>
          <table:table-cell table:style-name="Таблица1.B1292" office:value-type="string">
            <text:p text:style-name="P51">Возвышенность, гора, холм</text:p>
          </table:table-cell>
        </table:table-row>
        <table:table-row table:style-name="Таблица1.1128">
          <table:table-cell table:style-name="Таблица1.A2264" office:value-type="string">
            <text:p text:style-name="P28">2274)pain</text:p>
            <text:p text:style-name="P28"/>
            <text:p text:style-name="P29">[peɪn]</text:p>
          </table:table-cell>
          <table:table-cell table:style-name="Таблица1.B1292" office:value-type="string">
            <text:p text:style-name="P51">Боль, болеть</text:p>
          </table:table-cell>
        </table:table-row>
        <table:table-row table:style-name="Таблица1.1128">
          <table:table-cell table:style-name="Таблица1.A2265" office:value-type="string">
            <text:p text:style-name="P28">2275)stage</text:p>
            <text:p text:style-name="P28"/>
            <text:p text:style-name="P29">[steɪʤ]</text:p>
          </table:table-cell>
          <table:table-cell table:style-name="Таблица1.B1292" office:value-type="string">
            <text:p text:style-name="P51">Ступень, этап, сцена, каскад, период</text:p>
          </table:table-cell>
        </table:table-row>
        <table:table-row table:style-name="Таблица1.1128">
          <table:table-cell table:style-name="Таблица1.A2266" office:value-type="string">
            <text:p text:style-name="P28">2276)themselves</text:p>
            <text:p text:style-name="P28"/>
            <text:p text:style-name="P29">[ðəmˈselvz]</text:p>
          </table:table-cell>
          <table:table-cell table:style-name="Таблица1.B1292" office:value-type="string">
            <text:p text:style-name="P51">Себя, себе, сами</text:p>
          </table:table-cell>
        </table:table-row>
        <table:table-row table:style-name="Таблица1.1128">
          <table:table-cell table:style-name="Таблица1.A2267" office:value-type="string">
            <text:p text:style-name="P28">2277)grey</text:p>
            <text:p text:style-name="P28"/>
            <text:p text:style-name="P29">[greɪ]</text:p>
          </table:table-cell>
          <table:table-cell table:style-name="Таблица1.B1292" office:value-type="string">
            <text:p text:style-name="P51">Серый, серый цвет, седой</text:p>
          </table:table-cell>
        </table:table-row>
        <table:table-row table:style-name="Таблица1.1128">
          <table:table-cell table:style-name="Таблица1.A2268" office:value-type="string">
            <text:p text:style-name="P28">2278)rich</text:p>
            <text:p text:style-name="P28"/>
            <text:p text:style-name="P29">[rɪʧ]</text:p>
          </table:table-cell>
          <table:table-cell table:style-name="Таблица1.B1292" office:value-type="string">
            <text:p text:style-name="P51">Богатый, богатые, богатство</text:p>
          </table:table-cell>
        </table:table-row>
        <table:table-row table:style-name="Таблица1.1128">
          <table:table-cell table:style-name="Таблица1.A2269" office:value-type="string">
            <text:p text:style-name="P28">2279)born</text:p>
            <text:p text:style-name="P28"/>
            <text:p text:style-name="P29">[bɔːn]</text:p>
          </table:table-cell>
          <table:table-cell table:style-name="Таблица1.B1292" office:value-type="string">
            <text:p text:style-name="P51">Родившейся, рождённый</text:p>
          </table:table-cell>
        </table:table-row>
        <table:table-row table:style-name="Таблица1.1128">
          <table:table-cell table:style-name="Таблица1.A2270" office:value-type="string">
            <text:p text:style-name="P28">2280)ring</text:p>
            <text:p text:style-name="P28"/>
            <text:p text:style-name="P29">[rɪŋ]</text:p>
          </table:table-cell>
          <table:table-cell table:style-name="Таблица1.B1292" office:value-type="string">
            <text:p text:style-name="P51">Ринг, кольцо, звонить, звон</text:p>
          </table:table-cell>
        </table:table-row>
        <table:table-row table:style-name="Таблица1.1128">
          <table:table-cell table:style-name="Таблица1.A2271" office:value-type="string">
            <text:p text:style-name="P28">2281)as well</text:p>
            <text:p text:style-name="P28"/>
            <text:p text:style-name="P29">[æz][wel]</text:p>
          </table:table-cell>
          <table:table-cell table:style-name="Таблица1.B1292" office:value-type="string">
            <text:p text:style-name="P51">Также, кроме того</text:p>
          </table:table-cell>
        </table:table-row>
        <table:table-row table:style-name="Таблица1.1128">
          <table:table-cell table:style-name="Таблица1.A2272" office:value-type="string">
            <text:p text:style-name="P28">2282)All the same</text:p>
            <text:p text:style-name="P28"/>
            <text:p text:style-name="P29">[ɔːl][ðiː][seɪm]</text:p>
          </table:table-cell>
          <table:table-cell table:style-name="Таблица1.B1292" office:value-type="string">
            <text:p text:style-name="P51">Всё равно, всё-таки</text:p>
          </table:table-cell>
        </table:table-row>
        <text:soft-page-break/>
        <table:table-row table:style-name="Таблица1.1128">
          <table:table-cell table:style-name="Таблица1.A2273" office:value-type="string">
            <text:p text:style-name="P28">2283)shine</text:p>
            <text:p text:style-name="P28"/>
            <text:p text:style-name="P29">[ʃaɪn]</text:p>
          </table:table-cell>
          <table:table-cell table:style-name="Таблица1.B1292" office:value-type="string">
            <text:p text:style-name="P51">Светиться, светить, свет, сиять, сияние, блестеть, блеск</text:p>
          </table:table-cell>
        </table:table-row>
        <table:table-row table:style-name="Таблица1.1128">
          <table:table-cell table:style-name="Таблица1.A2274" office:value-type="string">
            <text:p text:style-name="P28">2284)twist</text:p>
            <text:p text:style-name="P28"/>
            <text:p text:style-name="P29">[twɪst]</text:p>
          </table:table-cell>
          <table:table-cell table:style-name="Таблица1.B1292" office:value-type="string">
            <text:p text:style-name="P51">Твист, крутить, кручение, поворот, скручивать, изгиб</text:p>
          </table:table-cell>
        </table:table-row>
        <table:table-row table:style-name="Таблица1.1128">
          <table:table-cell table:style-name="Таблица1.A2275" office:value-type="string">
            <text:p text:style-name="P28">2285)wave</text:p>
            <text:p text:style-name="P28"/>
            <text:p text:style-name="P29">[weɪv]</text:p>
          </table:table-cell>
          <table:table-cell table:style-name="Таблица1.B1292" office:value-type="string">
            <text:p text:style-name="P51">Волна, волновой</text:p>
          </table:table-cell>
        </table:table-row>
        <table:table-row table:style-name="Таблица1.1128">
          <table:table-cell table:style-name="Таблица1.A2276" office:value-type="string">
            <text:p text:style-name="P28">2286)course</text:p>
            <text:p text:style-name="P28"/>
            <text:p text:style-name="P29">[kɔːs]</text:p>
          </table:table-cell>
          <table:table-cell table:style-name="Таблица1.B1292" office:value-type="string">
            <text:p text:style-name="P51">Ход, курс</text:p>
          </table:table-cell>
        </table:table-row>
        <table:table-row table:style-name="Таблица1.1128">
          <table:table-cell table:style-name="Таблица1.A2277" office:value-type="string">
            <text:p text:style-name="P28">2287)duty</text:p>
            <text:p text:style-name="P28"/>
            <text:p text:style-name="P29">[ˈdjuːtɪ]</text:p>
          </table:table-cell>
          <table:table-cell table:style-name="Таблица1.B1292" office:value-type="string">
            <text:p text:style-name="P51">Режим, дежурство, дежурный, долг, обязанность, сбор, пошлина</text:p>
          </table:table-cell>
        </table:table-row>
        <table:table-row table:style-name="Таблица1.1128">
          <table:table-cell table:style-name="Таблица1.A2278" office:value-type="string">
            <text:p text:style-name="P28">2288)june</text:p>
            <text:p text:style-name="P28"/>
            <text:p text:style-name="P29">[ʤuːn]</text:p>
          </table:table-cell>
          <table:table-cell table:style-name="Таблица1.B1292" office:value-type="string">
            <text:p text:style-name="P51">Июнь, июньский</text:p>
          </table:table-cell>
        </table:table-row>
        <table:table-row table:style-name="Таблица1.1128">
          <table:table-cell table:style-name="Таблица1.A2279" office:value-type="string">
            <text:p text:style-name="P28">2289)resident</text:p>
            <text:p text:style-name="P28"/>
            <text:p text:style-name="P29">[ˈrezɪd(ə)nt]</text:p>
          </table:table-cell>
          <table:table-cell table:style-name="Таблица1.B1292" office:value-type="string">
            <text:p text:style-name="P51">Резидент, постоянный житель</text:p>
          </table:table-cell>
        </table:table-row>
        <table:table-row table:style-name="Таблица1.1128">
          <table:table-cell table:style-name="Таблица1.A2280" office:value-type="string">
            <text:p text:style-name="P28">2290)surprise</text:p>
            <text:p text:style-name="P28"/>
            <text:p text:style-name="P29">[səˈpraɪz]</text:p>
          </table:table-cell>
          <table:table-cell table:style-name="Таблица1.B1292" office:value-type="string">
            <text:p text:style-name="P51">Удивлять, удивление, сюрприз, неожиданность </text:p>
          </table:table-cell>
        </table:table-row>
        <table:table-row table:style-name="Таблица1.1128">
          <table:table-cell table:style-name="Таблица1.A2281" office:value-type="string">
            <text:p text:style-name="P28">2291)aid</text:p>
            <text:p text:style-name="P28"/>
            <text:p text:style-name="P29">[eɪd]</text:p>
          </table:table-cell>
          <table:table-cell table:style-name="Таблица1.B1292" office:value-type="string">
            <text:p text:style-name="P51">Помощь, помогать</text:p>
          </table:table-cell>
        </table:table-row>
        <table:table-row table:style-name="Таблица1.1128">
          <table:table-cell table:style-name="Таблица1.A2282" office:value-type="string">
            <text:p text:style-name="P28">2292)think over</text:p>
            <text:p text:style-name="P28"/>
            <text:p text:style-name="P29">[`θıŋk`əʊvə]</text:p>
          </table:table-cell>
          <table:table-cell table:style-name="Таблица1.B1292" office:value-type="string">
            <text:p text:style-name="P51">Обдумывать, обсуждать </text:p>
          </table:table-cell>
        </table:table-row>
        <text:soft-page-break/>
        <table:table-row table:style-name="Таблица1.1128">
          <table:table-cell table:style-name="Таблица1.A2283" office:value-type="string">
            <text:p text:style-name="P28">2293)bright</text:p>
            <text:p text:style-name="P28"/>
            <text:p text:style-name="P29">[braɪt]</text:p>
          </table:table-cell>
          <table:table-cell table:style-name="Таблица1.B1292" office:value-type="string">
            <text:p text:style-name="P51">Яркость, ярко, яркий, ясный, светлый </text:p>
          </table:table-cell>
        </table:table-row>
        <table:table-row table:style-name="Таблица1.1128">
          <table:table-cell table:style-name="Таблица1.A2284" office:value-type="string">
            <text:p text:style-name="P28">2294)clean</text:p>
            <text:p text:style-name="P28"/>
            <text:p text:style-name="P29">[kliːn]</text:p>
          </table:table-cell>
          <table:table-cell table:style-name="Таблица1.B1292" office:value-type="string">
            <text:p text:style-name="P51">Чистый, чистка, чистить, очистить </text:p>
          </table:table-cell>
        </table:table-row>
        <table:table-row table:style-name="Таблица1.1128">
          <table:table-cell table:style-name="Таблица1.A2285" office:value-type="string">
            <text:p text:style-name="P28">2295)nice</text:p>
            <text:p text:style-name="P28"/>
            <text:p text:style-name="P29">[naɪs]</text:p>
          </table:table-cell>
          <table:table-cell table:style-name="Таблица1.B1292" office:value-type="string">
            <text:p text:style-name="P51">Милый, красивый, приятный, хороший</text:p>
          </table:table-cell>
        </table:table-row>
        <table:table-row table:style-name="Таблица1.1128">
          <table:table-cell table:style-name="Таблица1.A2286" office:value-type="string">
            <text:p text:style-name="P28">2296)sick</text:p>
            <text:p text:style-name="P28"/>
            <text:p text:style-name="P29">[sɪk]</text:p>
          </table:table-cell>
          <table:table-cell table:style-name="Таблица1.B1292" office:value-type="string">
            <text:p text:style-name="P51">Больной, больные, болезнь</text:p>
          </table:table-cell>
        </table:table-row>
        <table:table-row table:style-name="Таблица1.1128">
          <table:table-cell table:style-name="Таблица1.A2287" office:value-type="string">
            <text:p text:style-name="P28">2297)enter</text:p>
            <text:p text:style-name="P28"/>
            <text:p text:style-name="P29">[ˈentə]</text:p>
          </table:table-cell>
          <table:table-cell table:style-name="Таблица1.B1292" office:value-type="string">
            <text:p text:style-name="P51">Вступать, входить, вводить</text:p>
          </table:table-cell>
        </table:table-row>
        <table:table-row table:style-name="Таблица1.1128">
          <table:table-cell table:style-name="Таблица1.A2288" office:value-type="string">
            <text:p text:style-name="P28">2298)explain</text:p>
            <text:p text:style-name="P28"/>
            <text:p text:style-name="P29">[ɪkˈspleɪn]</text:p>
          </table:table-cell>
          <table:table-cell table:style-name="Таблица1.B1292" office:value-type="string">
            <text:p text:style-name="P51">Объяснять, разъяснять </text:p>
          </table:table-cell>
        </table:table-row>
        <table:table-row table:style-name="Таблица1.1128">
          <table:table-cell table:style-name="Таблица1.A2289" office:value-type="string">
            <text:p text:style-name="P28">2299)finish</text:p>
            <text:p text:style-name="P28"/>
            <text:p text:style-name="P29">[ˈfɪnɪʃ]</text:p>
          </table:table-cell>
          <table:table-cell table:style-name="Таблица1.B1292" office:value-type="string">
            <text:p text:style-name="P51">Заканчивать, окончание, конец, финиш, добить</text:p>
          </table:table-cell>
        </table:table-row>
        <table:table-row table:style-name="Таблица1.1128">
          <table:table-cell table:style-name="Таблица1.A2290" office:value-type="string">
            <text:p text:style-name="P28">2300)in order</text:p>
            <text:p text:style-name="P28"/>
            <text:p text:style-name="P29">[ɪn][ˈɔːdə]</text:p>
          </table:table-cell>
          <table:table-cell table:style-name="Таблица1.B1292" office:value-type="string">
            <text:p text:style-name="P51">В порядке, исправный </text:p>
          </table:table-cell>
        </table:table-row>
        <table:table-row table:style-name="Таблица1.1128">
          <table:table-cell table:style-name="Таблица1.A2291" office:value-type="string">
            <text:p text:style-name="P28">2301)in order to</text:p>
            <text:p text:style-name="P28"/>
            <text:p text:style-name="P29">[ɪn][ˈɔːdə][tuː]</text:p>
          </table:table-cell>
          <table:table-cell table:style-name="Таблица1.B1292" office:value-type="string">
            <text:p text:style-name="P51">Для того чтобы </text:p>
          </table:table-cell>
        </table:table-row>
        <table:table-row table:style-name="Таблица1.1128">
          <table:table-cell table:style-name="Таблица1.A2292" office:value-type="string">
            <text:p text:style-name="P28">2302)impact</text:p>
            <text:p text:style-name="P28"/>
            <text:p text:style-name="P29">[ˈɪmpækt]</text:p>
          </table:table-cell>
          <table:table-cell table:style-name="Таблица1.B1292" office:value-type="string">
            <text:p text:style-name="P51">Воздействие, влияние, удар</text:p>
          </table:table-cell>
        </table:table-row>
        <text:soft-page-break/>
        <table:table-row table:style-name="Таблица1.1128">
          <table:table-cell table:style-name="Таблица1.A2293" office:value-type="string">
            <text:p text:style-name="P28">2303)benchmark</text:p>
            <text:p text:style-name="P28"/>
            <text:p text:style-name="P29">[ˈbenʧmɑːk]</text:p>
          </table:table-cell>
          <table:table-cell table:style-name="Таблица1.B1292" office:value-type="string">
            <text:p text:style-name="P51">Стандарт, эталон, контрольный показатель</text:p>
          </table:table-cell>
        </table:table-row>
        <table:table-row table:style-name="Таблица1.1128">
          <table:table-cell table:style-name="Таблица1.A2294" office:value-type="string">
            <text:p text:style-name="P28">2304)please</text:p>
            <text:p text:style-name="P28"/>
            <text:p text:style-name="P29">[pliːz]</text:p>
          </table:table-cell>
          <table:table-cell table:style-name="Таблица1.B1292" office:value-type="string">
            <text:p text:style-name="P51">Пожалуйста</text:p>
          </table:table-cell>
        </table:table-row>
        <table:table-row table:style-name="Таблица1.1128">
          <table:table-cell table:style-name="Таблица1.A2295" office:value-type="string">
            <text:p text:style-name="P28">2305)sweep</text:p>
            <text:p text:style-name="P28"/>
            <text:p text:style-name="P29">[swiːp]</text:p>
          </table:table-cell>
          <table:table-cell table:style-name="Таблица1.B1292" office:value-type="string">
            <text:p text:style-name="P51">Чистить, чистка, охватить, размах,мчаться</text:p>
          </table:table-cell>
        </table:table-row>
        <table:table-row table:style-name="Таблица1.1128">
          <table:table-cell table:style-name="Таблица1.A2296" office:value-type="string">
            <text:p text:style-name="P28">2306)thank</text:p>
            <text:p text:style-name="P28"/>
            <text:p text:style-name="P29">[θæŋk]</text:p>
          </table:table-cell>
          <table:table-cell table:style-name="Таблица1.B1292" office:value-type="string">
            <text:p text:style-name="P51">Благодарить, благодарность</text:p>
          </table:table-cell>
        </table:table-row>
        <table:table-row table:style-name="Таблица1.1128">
          <table:table-cell table:style-name="Таблица1.A2297" office:value-type="string">
            <text:p text:style-name="P28">2307)wash</text:p>
            <text:p text:style-name="P28"/>
            <text:p text:style-name="P29">[wɔʃ]</text:p>
          </table:table-cell>
          <table:table-cell table:style-name="Таблица1.B1292" office:value-type="string">
            <text:p text:style-name="P51">Мыть, мыться, стирать, стирка, мытьё</text:p>
          </table:table-cell>
        </table:table-row>
        <table:table-row table:style-name="Таблица1.1128">
          <table:table-cell table:style-name="Таблица1.A2298" office:value-type="string">
            <text:p text:style-name="P28">2308)eleven</text:p>
            <text:p text:style-name="P28"/>
            <text:p text:style-name="P29">[ɪˈlev(ə)n]</text:p>
          </table:table-cell>
          <table:table-cell table:style-name="Таблица1.B1292" office:value-type="string">
            <text:p text:style-name="P51">Одинадцать</text:p>
          </table:table-cell>
        </table:table-row>
        <table:table-row table:style-name="Таблица1.1128">
          <table:table-cell table:style-name="Таблица1.A2299" office:value-type="string">
            <text:p text:style-name="P28">2309)bill</text:p>
            <text:p text:style-name="P28"/>
            <text:p text:style-name="P29">[bɪl]</text:p>
          </table:table-cell>
          <table:table-cell table:style-name="Таблица1.B1292" office:value-type="string">
            <text:p text:style-name="P51">Законопроект, закон, билль, счёт, вексель, банкнот</text:p>
          </table:table-cell>
        </table:table-row>
        <table:table-row table:style-name="Таблица1.1128">
          <table:table-cell table:style-name="Таблица1.A2300" office:value-type="string">
            <text:p text:style-name="P28">2310)Christ</text:p>
            <text:p text:style-name="P28"/>
            <text:p text:style-name="P29">[kraɪst]</text:p>
          </table:table-cell>
          <table:table-cell table:style-name="Таблица1.B1292" office:value-type="string">
            <text:p text:style-name="P51">Христос </text:p>
          </table:table-cell>
        </table:table-row>
        <table:table-row table:style-name="Таблица1.1128">
          <table:table-cell table:style-name="Таблица1.A2301" office:value-type="string">
            <text:p text:style-name="P28">2311)copy</text:p>
            <text:p text:style-name="P28"/>
            <text:p text:style-name="P29">[ˈkɔpɪ]</text:p>
          </table:table-cell>
          <table:table-cell table:style-name="Таблица1.B1292" office:value-type="string">
            <text:p text:style-name="P51">Копировать, копия, экземпляр </text:p>
          </table:table-cell>
        </table:table-row>
        <table:table-row table:style-name="Таблица1.1128">
          <table:table-cell table:style-name="Таблица1.A2302" office:value-type="string">
            <text:p text:style-name="P28">2312)officer</text:p>
            <text:p text:style-name="P28"/>
            <text:p text:style-name="P29">[ˈɔfɪsə]</text:p>
          </table:table-cell>
          <table:table-cell table:style-name="Таблица1.B1292" office:value-type="string">
            <text:p text:style-name="P51">Полицейский, офицер, сотрудник, чиновник, должностное лицо</text:p>
          </table:table-cell>
        </table:table-row>
        <text:soft-page-break/>
        <table:table-row table:style-name="Таблица1.1128">
          <table:table-cell table:style-name="Таблица1.A2303" office:value-type="string">
            <text:p text:style-name="P28">2313)store</text:p>
            <text:p text:style-name="P28"/>
            <text:p text:style-name="P29">[stɔː]</text:p>
          </table:table-cell>
          <table:table-cell table:style-name="Таблица1.B1292" office:value-type="string">
            <text:p text:style-name="P51">Магазин, склад, хранить, запас</text:p>
          </table:table-cell>
        </table:table-row>
        <table:table-row table:style-name="Таблица1.1128">
          <table:table-cell table:style-name="Таблица1.A2304" office:value-type="string">
            <text:p text:style-name="P28">2314)system</text:p>
            <text:p text:style-name="P28"/>
            <text:p text:style-name="P29">[ˈsɪstəm]</text:p>
          </table:table-cell>
          <table:table-cell table:style-name="Таблица1.B1292" office:value-type="string">
            <text:p text:style-name="P51">Система</text:p>
          </table:table-cell>
        </table:table-row>
        <table:table-row table:style-name="Таблица1.1128">
          <table:table-cell table:style-name="Таблица1.A2305" office:value-type="string">
            <text:p text:style-name="P28">2315)variety</text:p>
            <text:p text:style-name="P28"/>
            <text:p text:style-name="P29">[vəˈraɪətɪ]</text:p>
          </table:table-cell>
          <table:table-cell table:style-name="Таблица1.B1292" office:value-type="string">
            <text:p text:style-name="P51">Ассортимент, разнообразие, множество, сорт</text:p>
          </table:table-cell>
        </table:table-row>
        <table:table-row table:style-name="Таблица1.1128">
          <table:table-cell table:style-name="Таблица1.A2306" office:value-type="string">
            <text:p text:style-name="P28">2316)whom</text:p>
            <text:p text:style-name="P28"/>
            <text:p text:style-name="P29">[huːm]</text:p>
          </table:table-cell>
          <table:table-cell table:style-name="Таблица1.B1292" office:value-type="string">
            <text:p text:style-name="P51">Которого, кого, кому</text:p>
          </table:table-cell>
        </table:table-row>
        <table:table-row table:style-name="Таблица1.1128">
          <table:table-cell table:style-name="Таблица1.A2307" office:value-type="string">
            <text:p text:style-name="P28">2317)foreign</text:p>
            <text:p text:style-name="P28"/>
            <text:p text:style-name="P29">[ˈfɔrɪn]</text:p>
          </table:table-cell>
          <table:table-cell table:style-name="Таблица1.B1292" office:value-type="string">
            <text:p text:style-name="P51">Иностранный, внешний, чужой</text:p>
          </table:table-cell>
        </table:table-row>
        <table:table-row table:style-name="Таблица1.1128">
          <table:table-cell table:style-name="Таблица1.A2308" office:value-type="string">
            <text:p text:style-name="P28">2318)choose</text:p>
            <text:p text:style-name="P28"/>
            <text:p text:style-name="P29">[ʧuːz]</text:p>
          </table:table-cell>
          <table:table-cell table:style-name="Таблица1.B1292" office:value-type="string">
            <text:p text:style-name="P51">Выбирать</text:p>
          </table:table-cell>
        </table:table-row>
        <table:table-row table:style-name="Таблица1.1128">
          <table:table-cell table:style-name="Таблица1.A2309" office:value-type="string">
            <text:p text:style-name="P28">2319)join</text:p>
            <text:p text:style-name="P28"/>
            <text:p text:style-name="P29">[ʤɔɪn]</text:p>
          </table:table-cell>
          <table:table-cell table:style-name="Таблица1.B1292" office:value-type="string">
            <text:p text:style-name="P51">Вступать, присоединить, объединить </text:p>
          </table:table-cell>
        </table:table-row>
        <table:table-row table:style-name="Таблица1.1128">
          <table:table-cell table:style-name="Таблица1.A2310" office:value-type="string">
            <text:p text:style-name="P28">2320)manufacture</text:p>
            <text:p text:style-name="P28"/>
            <text:p text:style-name="P29">[mænjuˈfækʧə]</text:p>
          </table:table-cell>
          <table:table-cell table:style-name="Таблица1.B1292" office:value-type="string">
            <text:p text:style-name="P51">Производство, производить, выпускать </text:p>
          </table:table-cell>
        </table:table-row>
        <table:table-row table:style-name="Таблица1.1128">
          <table:table-cell table:style-name="Таблица1.A2311" office:value-type="string">
            <text:p text:style-name="P28">2321)million</text:p>
            <text:p text:style-name="P28"/>
            <text:p text:style-name="P29">[ˈmɪljən]</text:p>
          </table:table-cell>
          <table:table-cell table:style-name="Таблица1.B1292" office:value-type="string">
            <text:p text:style-name="P51">Миллион</text:p>
          </table:table-cell>
        </table:table-row>
        <table:table-row table:style-name="Таблица1.1128">
          <table:table-cell table:style-name="Таблица1.A2312" office:value-type="string">
            <text:p text:style-name="P28">2322)dust</text:p>
            <text:p text:style-name="P28"/>
            <text:p text:style-name="P29">[dʌst]</text:p>
          </table:table-cell>
          <table:table-cell table:style-name="Таблица1.B1292" office:value-type="string">
            <text:p text:style-name="P51">Пыль, прах, пылить</text:p>
          </table:table-cell>
        </table:table-row>
        <text:soft-page-break/>
        <table:table-row table:style-name="Таблица1.1128">
          <table:table-cell table:style-name="Таблица1.A2313" office:value-type="string">
            <text:p text:style-name="P28">2323)plenty</text:p>
            <text:p text:style-name="P28"/>
            <text:p text:style-name="P29">[ˈplentɪ]</text:p>
          </table:table-cell>
          <table:table-cell table:style-name="Таблица1.B1292" office:value-type="string">
            <text:p text:style-name="P51">Изобилие, много, множество, достаточно </text:p>
          </table:table-cell>
        </table:table-row>
        <table:table-row table:style-name="Таблица1.1128">
          <table:table-cell table:style-name="Таблица1.A2314" office:value-type="string">
            <text:p text:style-name="P28">2324)help yourself</text:p>
            <text:p text:style-name="P28"/>
            <text:p text:style-name="P29">[help][jɔːˈself]</text:p>
          </table:table-cell>
          <table:table-cell table:style-name="Таблица1.B1292" office:value-type="string">
            <text:p text:style-name="P51">Берите, угощайтесь</text:p>
          </table:table-cell>
        </table:table-row>
        <table:table-row table:style-name="Таблица1.1128">
          <table:table-cell table:style-name="Таблица1.A2315" office:value-type="string">
            <text:p text:style-name="P28">2325)profession</text:p>
            <text:p text:style-name="P28"/>
            <text:p text:style-name="P29">[prəˈfeʃ(ə)n]</text:p>
          </table:table-cell>
          <table:table-cell table:style-name="Таблица1.B1292" office:value-type="string">
            <text:p text:style-name="P51">Профессия, профессиональный, исповедание </text:p>
          </table:table-cell>
        </table:table-row>
        <table:table-row table:style-name="Таблица1.1128">
          <table:table-cell table:style-name="Таблица1.A2316" office:value-type="string">
            <text:p text:style-name="P28">2326)attend</text:p>
            <text:p text:style-name="P28"/>
            <text:p text:style-name="P29">[əˈtend]</text:p>
          </table:table-cell>
          <table:table-cell table:style-name="Таблица1.B1292" office:value-type="string">
            <text:p text:style-name="P51">Ходить, следить, посещать, присутствовать, заниматься</text:p>
          </table:table-cell>
        </table:table-row>
        <table:table-row table:style-name="Таблица1.1128">
          <table:table-cell table:style-name="Таблица1.A2317" office:value-type="string">
            <text:p text:style-name="P28">2327)catch</text:p>
            <text:p text:style-name="P28"/>
            <text:p text:style-name="P29">[kæʧ]</text:p>
          </table:table-cell>
          <table:table-cell table:style-name="Таблица1.B1292" office:value-type="string">
            <text:p text:style-name="P51">Ловить, догнать, зацепить, схватить, поймать, улов</text:p>
          </table:table-cell>
        </table:table-row>
        <table:table-row table:style-name="Таблица1.1128">
          <table:table-cell table:style-name="Таблица1.A2318" office:value-type="string">
            <text:p text:style-name="P28">2328)kill</text:p>
            <text:p text:style-name="P28"/>
            <text:p text:style-name="P29">[kɪl]</text:p>
          </table:table-cell>
          <table:table-cell table:style-name="Таблица1.B1292" office:value-type="string">
            <text:p text:style-name="P51">Убивать, уничтожать, убийство </text:p>
          </table:table-cell>
        </table:table-row>
        <table:table-row table:style-name="Таблица1.1128">
          <table:table-cell table:style-name="Таблица1.A2319" office:value-type="string">
            <text:p text:style-name="P28">2329)ride</text:p>
            <text:p text:style-name="P28"/>
            <text:p text:style-name="P29">[raɪd]</text:p>
          </table:table-cell>
          <table:table-cell table:style-name="Таблица1.B1292" office:value-type="string">
            <text:p text:style-name="P51">Ехать, езда, поездка, катать</text:p>
          </table:table-cell>
        </table:table-row>
        <table:table-row table:style-name="Таблица1.1128">
          <table:table-cell table:style-name="Таблица1.A2320" office:value-type="string">
            <text:p text:style-name="P28">2330)select</text:p>
            <text:p text:style-name="P28"/>
            <text:p text:style-name="P29">[sɪˈlekt]</text:p>
          </table:table-cell>
          <table:table-cell table:style-name="Таблица1.B1292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2321" office:value-type="string">
            <text:p text:style-name="P28">2331)aim</text:p>
            <text:p text:style-name="P28"/>
            <text:p text:style-name="P29">[eɪm]</text:p>
          </table:table-cell>
          <table:table-cell table:style-name="Таблица1.B1292" office:value-type="string">
            <text:p text:style-name="P51">Цель, целить, задача, стремиться</text:p>
          </table:table-cell>
        </table:table-row>
        <table:table-row table:style-name="Таблица1.1128">
          <table:table-cell table:style-name="Таблица1.A2322" office:value-type="string">
            <text:p text:style-name="P28">2332)shoot</text:p>
            <text:p text:style-name="P28"/>
            <text:p text:style-name="P29">[ʃuːt]</text:p>
          </table:table-cell>
          <table:table-cell table:style-name="Таблица1.B1292" office:value-type="string">
            <text:p text:style-name="P51">Снять, стрелять, расстрелять, застрелить</text:p>
          </table:table-cell>
        </table:table-row>
        <text:soft-page-break/>
        <table:table-row table:style-name="Таблица1.1128">
          <table:table-cell table:style-name="Таблица1.A2323" office:value-type="string">
            <text:p text:style-name="P28">2333)shot</text:p>
            <text:p text:style-name="P28"/>
            <text:p text:style-name="P29">[ʃɔt]</text:p>
          </table:table-cell>
          <table:table-cell table:style-name="Таблица1.B1292" office:value-type="string">
            <text:p text:style-name="P51">Прош причастие и глагола shoot, кадр, выстрел, дробь, удар, бросок, укол</text:p>
          </table:table-cell>
        </table:table-row>
        <table:table-row table:style-name="Таблица1.1128">
          <table:table-cell table:style-name="Таблица1.A2324" office:value-type="string">
            <text:p text:style-name="P28">2334)spend</text:p>
            <text:p text:style-name="P28"/>
            <text:p text:style-name="P29">[spend]</text:p>
          </table:table-cell>
          <table:table-cell table:style-name="Таблица1.B1292" office:value-type="string">
            <text:p text:style-name="P51">Тратить, проводить, израсходовать </text:p>
          </table:table-cell>
        </table:table-row>
        <table:table-row table:style-name="Таблица1.1128">
          <table:table-cell table:style-name="Таблица1.A2325" office:value-type="string">
            <text:p text:style-name="P28">2335)in the end</text:p>
            <text:p text:style-name="P28"/>
            <text:p text:style-name="P29">[ɪn][ðiː][end]</text:p>
          </table:table-cell>
          <table:table-cell table:style-name="Таблица1.B1292" office:value-type="string">
            <text:p text:style-name="P51">В конце концов, в конечном счёте</text:p>
          </table:table-cell>
        </table:table-row>
        <table:table-row table:style-name="Таблица1.1128">
          <table:table-cell table:style-name="Таблица1.A2326" office:value-type="string">
            <text:p text:style-name="P28">2336)lord</text:p>
            <text:p text:style-name="P28"/>
            <text:p text:style-name="P29">[lɔːd]</text:p>
          </table:table-cell>
          <table:table-cell table:style-name="Таблица1.B1292" office:value-type="string">
            <text:p text:style-name="P51">Господин, повелитель, лорд</text:p>
          </table:table-cell>
        </table:table-row>
        <table:table-row table:style-name="Таблица1.1128">
          <table:table-cell table:style-name="Таблица1.A2327" office:value-type="string">
            <text:p text:style-name="P28">2337)scientist</text:p>
            <text:p text:style-name="P28"/>
            <text:p text:style-name="P29">[ˈsaɪəntɪst]</text:p>
          </table:table-cell>
          <table:table-cell table:style-name="Таблица1.B1292" office:value-type="string">
            <text:p text:style-name="P51">Учёный</text:p>
          </table:table-cell>
        </table:table-row>
        <table:table-row table:style-name="Таблица1.1128">
          <table:table-cell table:style-name="Таблица1.A2328" office:value-type="string">
            <text:p text:style-name="P28">2338)sport</text:p>
            <text:p text:style-name="P28"/>
            <text:p text:style-name="P29">[spɔːt]</text:p>
          </table:table-cell>
          <table:table-cell table:style-name="Таблица1.B1292" office:value-type="string">
            <text:p text:style-name="P51">Спорт</text:p>
          </table:table-cell>
        </table:table-row>
        <table:table-row table:style-name="Таблица1.1128">
          <table:table-cell table:style-name="Таблица1.A2329" office:value-type="string">
            <text:p text:style-name="P28">2339)test</text:p>
            <text:p text:style-name="P28"/>
            <text:p text:style-name="P29">[test]</text:p>
          </table:table-cell>
          <table:table-cell table:style-name="Таблица1.B1292" office:value-type="string">
            <text:p text:style-name="P51">Тест, испытание, анализ</text:p>
          </table:table-cell>
        </table:table-row>
        <table:table-row table:style-name="Таблица1.1128">
          <table:table-cell table:style-name="Таблица1.A2330" office:value-type="string">
            <text:p text:style-name="P28">2340) brown</text:p>
            <text:p text:style-name="P28"/>
            <text:p text:style-name="P29">[braun]</text:p>
          </table:table-cell>
          <table:table-cell table:style-name="Таблица1.B1292" office:value-type="string">
            <text:p text:style-name="P51">Коричневый, коричневый цвет, карий</text:p>
          </table:table-cell>
        </table:table-row>
        <table:table-row table:style-name="Таблица1.1128">
          <table:table-cell table:style-name="Таблица1.A2331" office:value-type="string">
            <text:p text:style-name="P28">2341)destroy</text:p>
            <text:p text:style-name="P28"/>
            <text:p text:style-name="P29">[dɪˈstrɔɪ]</text:p>
          </table:table-cell>
          <table:table-cell table:style-name="Таблица1.B1292" office:value-type="string">
            <text:p text:style-name="P51">Разрушать, уничтожать</text:p>
          </table:table-cell>
        </table:table-row>
        <table:table-row table:style-name="Таблица1.1128">
          <table:table-cell table:style-name="Таблица1.A2332" office:value-type="string">
            <text:p text:style-name="P28">2342)civil</text:p>
            <text:p text:style-name="P28"/>
            <text:p text:style-name="P29">[ˈsɪv(ə)l]</text:p>
          </table:table-cell>
          <table:table-cell table:style-name="Таблица1.B1292" office:value-type="string">
            <text:p text:style-name="P51">Государственный, гражданский</text:p>
          </table:table-cell>
        </table:table-row>
        <text:soft-page-break/>
        <table:table-row table:style-name="Таблица1.1128">
          <table:table-cell table:style-name="Таблица1.A2333" office:value-type="string">
            <text:p text:style-name="P28">2343)obvious</text:p>
            <text:p text:style-name="P28"/>
            <text:p text:style-name="P29">[ˈɔbvɪəs]</text:p>
          </table:table-cell>
          <table:table-cell table:style-name="Таблица1.B1292" office:value-type="string">
            <text:p text:style-name="P51">Очевидный, ясный</text:p>
          </table:table-cell>
        </table:table-row>
        <table:table-row table:style-name="Таблица1.1128">
          <table:table-cell table:style-name="Таблица1.A2334" office:value-type="string">
            <text:p text:style-name="P28">2344)opposite</text:p>
            <text:p text:style-name="P28"/>
            <text:p text:style-name="P29">[ˈɔpəzɪt]</text:p>
          </table:table-cell>
          <table:table-cell table:style-name="Таблица1.B1292" office:value-type="string">
            <text:p text:style-name="P53">Против, напротив, противоположный, противоположность </text:p>
          </table:table-cell>
        </table:table-row>
        <table:table-row table:style-name="Таблица1.1128">
          <table:table-cell table:style-name="Таблица1.A2335" office:value-type="string">
            <text:p text:style-name="P28">2345)built</text:p>
            <text:p text:style-name="P28"/>
            <text:p text:style-name="P29">[bɪlt]</text:p>
          </table:table-cell>
          <table:table-cell table:style-name="Таблица1.B1292" office:value-type="string">
            <text:p text:style-name="P51">Прош время причастие и глагола build, построенный </text:p>
          </table:table-cell>
        </table:table-row>
        <table:table-row table:style-name="Таблица1.1128">
          <table:table-cell table:style-name="Таблица1.A2336" office:value-type="string">
            <text:p text:style-name="P28">2346)shown</text:p>
            <text:p text:style-name="P28"/>
            <text:p text:style-name="P29">[ʃəun]</text:p>
          </table:table-cell>
          <table:table-cell table:style-name="Таблица1.B1292" office:value-type="string">
            <text:p text:style-name="P51">Прош время причастие от show, показанный</text:p>
          </table:table-cell>
        </table:table-row>
        <table:table-row table:style-name="Таблица1.1128">
          <table:table-cell table:style-name="Таблица1.A2337" office:value-type="string">
            <text:p text:style-name="P28">2347)spoke</text:p>
            <text:p text:style-name="P28"/>
            <text:p text:style-name="P29">[spəuk]</text:p>
          </table:table-cell>
          <table:table-cell table:style-name="Таблица1.B1292" office:value-type="string">
            <text:p text:style-name="P51">Прош время от глагола speak, говорил</text:p>
          </table:table-cell>
        </table:table-row>
        <table:table-row table:style-name="Таблица1.1128">
          <table:table-cell table:style-name="Таблица1.A2338" office:value-type="string">
            <text:p text:style-name="P28">2348)treat</text:p>
            <text:p text:style-name="P28"/>
            <text:p text:style-name="P29">[triːt]</text:p>
          </table:table-cell>
          <table:table-cell table:style-name="Таблица1.B1292" office:value-type="string">
            <text:p text:style-name="P51">Рассматривать, обрабатывать, считать, лечить, обращаться, относиться</text:p>
          </table:table-cell>
        </table:table-row>
        <table:table-row table:style-name="Таблица1.1128">
          <table:table-cell table:style-name="Таблица1.A2339" office:value-type="string">
            <text:p text:style-name="P28">2349)eight</text:p>
            <text:p text:style-name="P28"/>
            <text:p text:style-name="P29">[eɪt]</text:p>
          </table:table-cell>
          <table:table-cell table:style-name="Таблица1.B1292" office:value-type="string">
            <text:p text:style-name="P51">Восемь</text:p>
          </table:table-cell>
        </table:table-row>
        <table:table-row table:style-name="Таблица1.1128">
          <table:table-cell table:style-name="Таблица1.A2340" office:value-type="string">
            <text:p text:style-name="P28">2350)dinner</text:p>
            <text:p text:style-name="P28"/>
            <text:p text:style-name="P29">[ˈdɪnə]</text:p>
          </table:table-cell>
          <table:table-cell table:style-name="Таблица1.B1292" office:value-type="string">
            <text:p text:style-name="P51">Ужин, обед, обедать, обеденный</text:p>
          </table:table-cell>
        </table:table-row>
        <table:table-row table:style-name="Таблица1.1128">
          <table:table-cell table:style-name="Таблица1.A2341" office:value-type="string">
            <text:p text:style-name="P28">2351)kiss</text:p>
            <text:p text:style-name="P28"/>
            <text:p text:style-name="P29">[kɪs]</text:p>
          </table:table-cell>
          <table:table-cell table:style-name="Таблица1.B1292" office:value-type="string">
            <text:p text:style-name="P51">Поцелуй, целовать</text:p>
          </table:table-cell>
        </table:table-row>
        <table:table-row table:style-name="Таблица1.1128">
          <table:table-cell table:style-name="Таблица1.A2342" office:value-type="string">
            <text:p text:style-name="P28">2352)music</text:p>
            <text:p text:style-name="P28"/>
            <text:p text:style-name="P29">[ˈmjuːzɪk]</text:p>
          </table:table-cell>
          <table:table-cell table:style-name="Таблица1.B1292" office:value-type="string">
            <text:p text:style-name="P51">Музыка, ноты</text:p>
          </table:table-cell>
        </table:table-row>
        <text:soft-page-break/>
        <table:table-row table:style-name="Таблица1.1128">
          <table:table-cell table:style-name="Таблица1.A2343" office:value-type="string">
            <text:p text:style-name="P28">2353)secret</text:p>
            <text:p text:style-name="P28"/>
            <text:p text:style-name="P29">[ˈsiːkrət]</text:p>
          </table:table-cell>
          <table:table-cell table:style-name="Таблица1.B1292" office:value-type="string">
            <text:p text:style-name="P51">Тайна, тайный, секрет, секретный</text:p>
          </table:table-cell>
        </table:table-row>
        <table:table-row table:style-name="Таблица1.1128">
          <table:table-cell table:style-name="Таблица1.A2344" office:value-type="string">
            <text:p text:style-name="P28">2354)come along</text:p>
            <text:p text:style-name="P28"/>
            <text:p text:style-name="P29">[`kʌmə`lɒŋ]</text:p>
          </table:table-cell>
          <table:table-cell table:style-name="Таблица1.B1292" office:value-type="string">
            <text:p text:style-name="P51">Идём, поторапливайся </text:p>
          </table:table-cell>
        </table:table-row>
        <table:table-row table:style-name="Таблица1.1128">
          <table:table-cell table:style-name="Таблица1.A2345" office:value-type="string">
            <text:p text:style-name="P28">2355)telephone</text:p>
            <text:p text:style-name="P28"/>
            <text:p text:style-name="P29">[ˈtelɪfəun]</text:p>
          </table:table-cell>
          <table:table-cell table:style-name="Таблица1.B1292" office:value-type="string">
            <text:p text:style-name="P51">Телефон, телефонный</text:p>
          </table:table-cell>
        </table:table-row>
        <table:table-row table:style-name="Таблица1.1128">
          <table:table-cell table:style-name="Таблица1.A2346" office:value-type="string">
            <text:p text:style-name="P28">2356)beautiful</text:p>
            <text:p text:style-name="P28"/>
            <text:p text:style-name="P29">[ˈbjuːtəf(ə)l]</text:p>
          </table:table-cell>
          <table:table-cell table:style-name="Таблица1.B1292" office:value-type="string">
            <text:p text:style-name="P51">Прекрасно, прекрасный </text:p>
          </table:table-cell>
        </table:table-row>
        <table:table-row table:style-name="Таблица1.1128">
          <table:table-cell table:style-name="Таблица1.A2347" office:value-type="string">
            <text:p text:style-name="P28">2357)official</text:p>
            <text:p text:style-name="P28"/>
            <text:p text:style-name="P29">[əˈfɪʃ(ə)l]</text:p>
          </table:table-cell>
          <table:table-cell table:style-name="Таблица1.B1292" office:value-type="string">
            <text:p text:style-name="P51">Чиновник, сотрудник, официальный</text:p>
          </table:table-cell>
        </table:table-row>
        <table:table-row table:style-name="Таблица1.1128">
          <table:table-cell table:style-name="Таблица1.A2348" office:value-type="string">
            <text:p text:style-name="P28">2358)soft</text:p>
            <text:p text:style-name="P28"/>
            <text:p text:style-name="P29">[sɔft]</text:p>
          </table:table-cell>
          <table:table-cell table:style-name="Таблица1.B1292" office:value-type="string">
            <text:p text:style-name="P51">Мягкий, мягко, нежный, нежно, тихий, тихо</text:p>
          </table:table-cell>
        </table:table-row>
        <table:table-row table:style-name="Таблица1.1128">
          <table:table-cell table:style-name="Таблица1.A2349" office:value-type="string">
            <text:p text:style-name="P28">2359)thick</text:p>
            <text:p text:style-name="P28"/>
            <text:p text:style-name="P29">[θɪk]</text:p>
          </table:table-cell>
          <table:table-cell table:style-name="Таблица1.B1292" office:value-type="string">
            <text:p text:style-name="P51">Толстый, густо, густой, плотно, плотный</text:p>
          </table:table-cell>
        </table:table-row>
        <table:table-row table:style-name="Таблица1.1128">
          <table:table-cell table:style-name="Таблица1.A2350" office:value-type="string">
            <text:p text:style-name="P28">2360)establish</text:p>
            <text:p text:style-name="P28"/>
            <text:p text:style-name="P29">[ɪsˈtæblɪʃ]</text:p>
          </table:table-cell>
          <table:table-cell table:style-name="Таблица1.B1292" office:value-type="string">
            <text:p text:style-name="P51">Создать, учредить, установить</text:p>
          </table:table-cell>
        </table:table-row>
        <table:table-row table:style-name="Таблица1.1128">
          <table:table-cell table:style-name="Таблица1.A2351" office:value-type="string">
            <text:p text:style-name="P28">2361)target</text:p>
            <text:p text:style-name="P28"/>
            <text:p text:style-name="P29">[ˈtɑːgɪt]</text:p>
          </table:table-cell>
          <table:table-cell table:style-name="Таблица1.B1292" office:value-type="string">
            <text:p text:style-name="P51">Цель, мишень, нацеливать</text:p>
          </table:table-cell>
        </table:table-row>
        <table:table-row table:style-name="Таблица1.1128">
          <table:table-cell table:style-name="Таблица1.A2352" office:value-type="string">
            <text:p text:style-name="P28">2362)fell</text:p>
            <text:p text:style-name="P28"/>
            <text:p text:style-name="P29">[fel]</text:p>
          </table:table-cell>
          <table:table-cell table:style-name="Таблица1.B1292" office:value-type="string">
            <text:p text:style-name="P51">Прош время от глагола fall, рубить</text:p>
          </table:table-cell>
        </table:table-row>
        <text:soft-page-break/>
        <table:table-row table:style-name="Таблица1.1128">
          <table:table-cell table:style-name="Таблица1.A2353" office:value-type="string">
            <text:p text:style-name="P28">2363)perform</text:p>
            <text:p text:style-name="P28"/>
            <text:p text:style-name="P29">[pəˈfɔːm]</text:p>
          </table:table-cell>
          <table:table-cell table:style-name="Таблица1.B1292" office:value-type="string">
            <text:p text:style-name="P51">Выступать, выполнять, совершать</text:p>
          </table:table-cell>
        </table:table-row>
        <table:table-row table:style-name="Таблица1.1128">
          <table:table-cell table:style-name="Таблица1.A2354" office:value-type="string">
            <text:p text:style-name="P28">2364)raise</text:p>
            <text:p text:style-name="P28"/>
            <text:p text:style-name="P29">[reɪz]</text:p>
          </table:table-cell>
          <table:table-cell table:style-name="Таблица1.B1292" office:value-type="string">
            <text:p text:style-name="P51">Повышать, повышение, увеличивать, увеличение, растить, ставить</text:p>
          </table:table-cell>
        </table:table-row>
        <table:table-row table:style-name="Таблица1.1128">
          <table:table-cell table:style-name="Таблица1.A2355" office:value-type="string">
            <text:p text:style-name="P28">2365)save</text:p>
            <text:p text:style-name="P28"/>
            <text:p text:style-name="P29">[seɪv]</text:p>
          </table:table-cell>
          <table:table-cell table:style-name="Таблица1.B1292" office:value-type="string">
            <text:p text:style-name="P51">Сохранять, экономить, спасать, кроме</text:p>
          </table:table-cell>
        </table:table-row>
        <table:table-row table:style-name="Таблица1.1128">
          <table:table-cell table:style-name="Таблица1.A2356" office:value-type="string">
            <text:p text:style-name="P28">2366)despite</text:p>
            <text:p text:style-name="P28"/>
            <text:p text:style-name="P29">[dɪˈspaɪt]</text:p>
          </table:table-cell>
          <table:table-cell table:style-name="Таблица1.B1292" office:value-type="string">
            <text:p text:style-name="P51">Несмотря на</text:p>
          </table:table-cell>
        </table:table-row>
        <table:table-row table:style-name="Таблица1.1128">
          <table:table-cell table:style-name="Таблица1.A2357" office:value-type="string">
            <text:p text:style-name="P28">2367)element</text:p>
            <text:p text:style-name="P28"/>
            <text:p text:style-name="P29">[ˈelɪmənt]</text:p>
          </table:table-cell>
          <table:table-cell table:style-name="Таблица1.B1292" office:value-type="string">
            <text:p text:style-name="P51">Элемент</text:p>
          </table:table-cell>
        </table:table-row>
        <table:table-row table:style-name="Таблица1.1128">
          <table:table-cell table:style-name="Таблица1.A2358" office:value-type="string">
            <text:p text:style-name="P28">2368)style</text:p>
            <text:p text:style-name="P28"/>
            <text:p text:style-name="P29">[staɪl]</text:p>
          </table:table-cell>
          <table:table-cell table:style-name="Таблица1.B1292" office:value-type="string">
            <text:p text:style-name="P51">Стиль, тип</text:p>
          </table:table-cell>
        </table:table-row>
        <table:table-row table:style-name="Таблица1.1128">
          <table:table-cell table:style-name="Таблица1.A2359" office:value-type="string">
            <text:p text:style-name="P28">2369)taste</text:p>
            <text:p text:style-name="P28"/>
            <text:p text:style-name="P29">[teɪst]</text:p>
          </table:table-cell>
          <table:table-cell table:style-name="Таблица1.B1292" office:value-type="string">
            <text:p text:style-name="P51">Вкус, пробовать</text:p>
          </table:table-cell>
        </table:table-row>
        <table:table-row table:style-name="Таблица1.1128">
          <table:table-cell table:style-name="Таблица1.A2360" office:value-type="string">
            <text:p text:style-name="P28">2370)proper</text:p>
            <text:p text:style-name="P28"/>
            <text:p text:style-name="P29">[ˈprɔpə]</text:p>
          </table:table-cell>
          <table:table-cell table:style-name="Таблица1.B1292" office:value-type="string">
            <text:p text:style-name="P51">Собственный, правильный, надлежащий</text:p>
          </table:table-cell>
        </table:table-row>
        <table:table-row table:style-name="Таблица1.1128">
          <table:table-cell table:style-name="Таблица1.A2361" office:value-type="string">
            <text:p text:style-name="P28">2371)implement</text:p>
            <text:p text:style-name="P28"/>
            <text:p text:style-name="P29">[ˈɪmplɪmənt]</text:p>
          </table:table-cell>
          <table:table-cell table:style-name="Таблица1.B1292" office:value-type="string">
            <text:p text:style-name="P51">Выполнять, осуществлять</text:p>
          </table:table-cell>
        </table:table-row>
        <table:table-row table:style-name="Таблица1.1128">
          <table:table-cell table:style-name="Таблица1.A2362" office:value-type="string">
            <text:p text:style-name="P28">2372)safe</text:p>
            <text:p text:style-name="P28"/>
            <text:p text:style-name="P29">[seɪf]</text:p>
          </table:table-cell>
          <table:table-cell table:style-name="Таблица1.B1292" office:value-type="string">
            <text:p text:style-name="P51">Безопасный, сейф, в безопасности </text:p>
          </table:table-cell>
        </table:table-row>
        <text:soft-page-break/>
        <table:table-row table:style-name="Таблица1.1128">
          <table:table-cell table:style-name="Таблица1.A2363" office:value-type="string">
            <text:p text:style-name="P28">2373)scarce</text:p>
            <text:p text:style-name="P28"/>
            <text:p text:style-name="P29">[skɛəs]</text:p>
          </table:table-cell>
          <table:table-cell table:style-name="Таблица1.B1292" office:value-type="string">
            <text:p text:style-name="P51">Дефицитный, скудный, едва, недостаточный</text:p>
          </table:table-cell>
        </table:table-row>
        <table:table-row table:style-name="Таблица1.1128">
          <table:table-cell table:style-name="Таблица1.A2364" office:value-type="string">
            <text:p text:style-name="P28">2374)<text:bookmark text:name="__DdeLink__23082_488453903"/>admire</text:p>
            <text:p text:style-name="P28"/>
            <text:p text:style-name="P29">[ədˈmaɪə]</text:p>
          </table:table-cell>
          <table:table-cell table:style-name="Таблица1.B1292" office:value-type="string">
            <text:p text:style-name="P51">Восхищаться, любоваться</text:p>
          </table:table-cell>
        </table:table-row>
        <table:table-row table:style-name="Таблица1.1128">
          <table:table-cell table:style-name="Таблица1.A2365" office:value-type="string">
            <text:p text:style-name="P28">2375)arrange</text:p>
            <text:p text:style-name="P28"/>
            <text:p text:style-name="P29">[əˈreɪnʤ]</text:p>
          </table:table-cell>
          <table:table-cell table:style-name="Таблица1.B1292" office:value-type="string">
            <text:p text:style-name="P51">Договориться, устраивать, располагать</text:p>
          </table:table-cell>
        </table:table-row>
        <table:table-row table:style-name="Таблица1.1128">
          <table:table-cell table:style-name="Таблица1.A2366" office:value-type="string">
            <text:p text:style-name="P28">2376)cook</text:p>
            <text:p text:style-name="P28"/>
            <text:p text:style-name="P29">[kuk]</text:p>
          </table:table-cell>
          <table:table-cell table:style-name="Таблица1.B1292" office:value-type="string">
            <text:p text:style-name="P51">Повар, готовить, варить, жарить</text:p>
          </table:table-cell>
        </table:table-row>
        <table:table-row table:style-name="Таблица1.1128">
          <table:table-cell table:style-name="Таблица1.A2367" office:value-type="string">
            <text:p text:style-name="P28">2377)<text:bookmark text:name="__DdeLink__21182_28771051"/>discover</text:p>
            <text:p text:style-name="P28"/>
            <text:p text:style-name="P29">[dɪˈskʌvə]</text:p>
          </table:table-cell>
          <table:table-cell table:style-name="Таблица1.B1292" office:value-type="string">
            <text:p text:style-name="P51">Находить, открывать, обнаруживать </text:p>
          </table:table-cell>
        </table:table-row>
        <table:table-row table:style-name="Таблица1.1128">
          <table:table-cell table:style-name="Таблица1.A2368" office:value-type="string">
            <text:p text:style-name="P28">2378)hesitate</text:p>
            <text:p text:style-name="P28"/>
            <text:p text:style-name="P29">[ˈhezɪteɪt]</text:p>
          </table:table-cell>
          <table:table-cell table:style-name="Таблица1.B1292" office:value-type="string">
            <text:p text:style-name="P51">Колебаться, стесняться </text:p>
          </table:table-cell>
        </table:table-row>
        <table:table-row table:style-name="Таблица1.1128">
          <table:table-cell table:style-name="Таблица1.A2369" office:value-type="string">
            <text:p text:style-name="P28">2379)imagine</text:p>
            <text:p text:style-name="P28"/>
            <text:p text:style-name="P29">[ɪˈmæʤɪn]</text:p>
          </table:table-cell>
          <table:table-cell table:style-name="Таблица1.B1292" office:value-type="string">
            <text:p text:style-name="P51">Думать, воображать, представлять себе </text:p>
          </table:table-cell>
        </table:table-row>
        <table:table-row table:style-name="Таблица1.1128">
          <table:table-cell table:style-name="Таблица1.A2370" office:value-type="string">
            <text:p text:style-name="P28">2380)<text:bookmark-start text:name="__DdeLink__44307_1656444953"/>led<text:bookmark-end text:name="__DdeLink__44307_1656444953"/></text:p>
            <text:p text:style-name="P28"/>
            <text:p text:style-name="P29">[led]</text:p>
          </table:table-cell>
          <table:table-cell table:style-name="Таблица1.B1292" office:value-type="string">
            <text:p text:style-name="P51">Прош время от причастия и глагола lead, индикатор</text:p>
          </table:table-cell>
        </table:table-row>
        <table:table-row table:style-name="Таблица1.1128">
          <table:table-cell table:style-name="Таблица1.A2371" office:value-type="string">
            <text:p text:style-name="P28">2381)vary</text:p>
            <text:p text:style-name="P28"/>
            <text:p text:style-name="P29">[ˈvɛərɪ]</text:p>
          </table:table-cell>
          <table:table-cell table:style-name="Таблица1.B1292" office:value-type="string">
            <text:p text:style-name="P51">Менять, изменяться, колебаться</text:p>
          </table:table-cell>
        </table:table-row>
        <table:table-row table:style-name="Таблица1.1128">
          <table:table-cell table:style-name="Таблица1.A2372" office:value-type="string">
            <text:p text:style-name="P28">2382)supply </text:p>
            <text:p text:style-name="P28"/>
            <text:p text:style-name="P29">[səˈplaɪ]</text:p>
          </table:table-cell>
          <table:table-cell table:style-name="Таблица1.B1292" office:value-type="string">
            <text:p text:style-name="P51">Поставлять, поставка, обеспечивать, обеспечение, подавать, подача</text:p>
          </table:table-cell>
        </table:table-row>
        <text:soft-page-break/>
        <table:table-row table:style-name="Таблица1.1128">
          <table:table-cell table:style-name="Таблица1.A2373" office:value-type="string">
            <text:p text:style-name="P28">2383)ability</text:p>
            <text:p text:style-name="P28"/>
            <text:p text:style-name="P29">[əˈbɪlətɪ]</text:p>
          </table:table-cell>
          <table:table-cell table:style-name="Таблица1.B1292" office:value-type="string">
            <text:p text:style-name="P51">Способность, возможность, умение</text:p>
          </table:table-cell>
        </table:table-row>
        <table:table-row table:style-name="Таблица1.1128">
          <table:table-cell table:style-name="Таблица1.A2374" office:value-type="string">
            <text:p text:style-name="P28">2384)analysis</text:p>
            <text:p text:style-name="P28"/>
            <text:p text:style-name="P29">[əˈnæləsɪs]</text:p>
          </table:table-cell>
          <table:table-cell table:style-name="Таблица1.B1292" office:value-type="string">
            <text:p text:style-name="P51">Анализ, исследование</text:p>
          </table:table-cell>
        </table:table-row>
        <table:table-row table:style-name="Таблица1.1128">
          <table:table-cell table:style-name="Таблица1.A2375" office:value-type="string">
            <text:p text:style-name="P28">2385)lady</text:p>
            <text:p text:style-name="P28"/>
            <text:p text:style-name="P29">[ˈleɪdɪ]</text:p>
          </table:table-cell>
          <table:table-cell table:style-name="Таблица1.B1292" office:value-type="string">
            <text:p text:style-name="P51">Леди, девушка, госпожа, дама</text:p>
          </table:table-cell>
        </table:table-row>
        <table:table-row table:style-name="Таблица1.1128">
          <table:table-cell table:style-name="Таблица1.A2376" office:value-type="string">
            <text:p text:style-name="P28">2386)lip</text:p>
            <text:p text:style-name="P28"/>
            <text:p text:style-name="P29">[lɪp]</text:p>
          </table:table-cell>
          <table:table-cell table:style-name="Таблица1.B1292" office:value-type="string">
            <text:p text:style-name="P51">Губа, губной, выступ, край</text:p>
          </table:table-cell>
        </table:table-row>
        <table:table-row table:style-name="Таблица1.1128">
          <table:table-cell table:style-name="Таблица1.A2377" office:value-type="string">
            <text:p text:style-name="P28">2387)come across</text:p>
            <text:p text:style-name="P28"/>
            <text:p text:style-name="P29">[`kʌmə`krɒs]</text:p>
          </table:table-cell>
          <table:table-cell table:style-name="Таблица1.B1292" office:value-type="string">
            <text:p text:style-name="P51">Натолкнуться, случайно встретиться </text:p>
          </table:table-cell>
        </table:table-row>
        <table:table-row table:style-name="Таблица1.1128">
          <table:table-cell table:style-name="Таблица1.A2378" office:value-type="string">
            <text:p text:style-name="P28">2388)product</text:p>
            <text:p text:style-name="P28"/>
            <text:p text:style-name="P29">[ˈprɔdʌkt]</text:p>
          </table:table-cell>
          <table:table-cell table:style-name="Таблица1.B1292" office:value-type="string">
            <text:p text:style-name="P51">Товар, продукт</text:p>
          </table:table-cell>
        </table:table-row>
        <table:table-row table:style-name="Таблица1.1128">
          <table:table-cell table:style-name="Таблица1.A2379" office:value-type="string">
            <text:p text:style-name="P28">2389)stock</text:p>
            <text:p text:style-name="P28"/>
            <text:p text:style-name="P29">[stɔk]</text:p>
          </table:table-cell>
          <table:table-cell table:style-name="Таблица1.B1292" office:value-type="string">
            <text:p text:style-name="P51">Фондовый, склад, фонд, запас, акция, </text:p>
          </table:table-cell>
        </table:table-row>
        <table:table-row table:style-name="Таблица1.1128">
          <table:table-cell table:style-name="Таблица1.A2380" office:value-type="string">
            <text:p text:style-name="P28">2390)average</text:p>
            <text:p text:style-name="P28"/>
            <text:p text:style-name="P29">[ˈæv(ə)rɪʤ]</text:p>
          </table:table-cell>
          <table:table-cell table:style-name="Таблица1.B1292" office:value-type="string">
            <text:p text:style-name="P51">Средний, среднее</text:p>
          </table:table-cell>
        </table:table-row>
        <table:table-row table:style-name="Таблица1.1128">
          <table:table-cell table:style-name="Таблица1.A2381" office:value-type="string">
            <text:p text:style-name="P28">2391)ideal</text:p>
            <text:p text:style-name="P28"/>
            <text:p text:style-name="P29">[aɪˈdɪəl]</text:p>
          </table:table-cell>
          <table:table-cell table:style-name="Таблица1.B1292" office:value-type="string">
            <text:p text:style-name="P51">Идеал, идеальный</text:p>
          </table:table-cell>
        </table:table-row>
        <table:table-row table:style-name="Таблица1.1128">
          <table:table-cell table:style-name="Таблица1.A2382" office:value-type="string">
            <text:p text:style-name="P28">2392)perfect</text:p>
            <text:p text:style-name="P28"/>
            <text:p text:style-name="P29">[ˈpɜːfɪkt]</text:p>
          </table:table-cell>
          <table:table-cell table:style-name="Таблица1.B1292" office:value-type="string">
            <text:p text:style-name="P51">Идеальный, совершенный</text:p>
          </table:table-cell>
        </table:table-row>
        <text:soft-page-break/>
        <table:table-row table:style-name="Таблица1.1128">
          <table:table-cell table:style-name="Таблица1.A2383" office:value-type="string">
            <text:p text:style-name="P28">2393)upper</text:p>
            <text:p text:style-name="P28"/>
            <text:p text:style-name="P29">[ˈʌpə]</text:p>
          </table:table-cell>
          <table:table-cell table:style-name="Таблица1.B1292" office:value-type="string">
            <text:p text:style-name="P51">Верхний, высший</text:p>
          </table:table-cell>
        </table:table-row>
        <table:table-row table:style-name="Таблица1.1128">
          <table:table-cell table:style-name="Таблица1.A2384" office:value-type="string">
            <text:p text:style-name="P28">2394)fold</text:p>
            <text:p text:style-name="P28"/>
            <text:p text:style-name="P29">[fəuld]</text:p>
          </table:table-cell>
          <table:table-cell table:style-name="Таблица1.B1292" office:value-type="string">
            <text:p text:style-name="P51">Сложить, складка, сгиб</text:p>
          </table:table-cell>
        </table:table-row>
        <table:table-row table:style-name="Таблица1.1128">
          <table:table-cell table:style-name="Таблица1.A2385" office:value-type="string">
            <text:p text:style-name="P28">2395)observe</text:p>
            <text:p text:style-name="P28"/>
            <text:p text:style-name="P29">[əbˈzɜːv]</text:p>
          </table:table-cell>
          <table:table-cell table:style-name="Таблица1.B1292" office:value-type="string">
            <text:p text:style-name="P51">Наблюдать, соблюдать, заметить</text:p>
          </table:table-cell>
        </table:table-row>
        <table:table-row table:style-name="Таблица1.1128">
          <table:table-cell table:style-name="Таблица1.A2386" office:value-type="string">
            <text:p text:style-name="P28">2396)propose</text:p>
            <text:p text:style-name="P28"/>
            <text:p text:style-name="P29">[prəˈpəuz]</text:p>
          </table:table-cell>
          <table:table-cell table:style-name="Таблица1.B1292" office:value-type="string">
            <text:p text:style-name="P51">Предлагать, выдвинуть</text:p>
          </table:table-cell>
        </table:table-row>
        <table:table-row table:style-name="Таблица1.1128">
          <table:table-cell table:style-name="Таблица1.A2387" office:value-type="string">
            <text:p text:style-name="P28">2397)strike</text:p>
            <text:p text:style-name="P28"/>
            <text:p text:style-name="P29">[straɪk]</text:p>
          </table:table-cell>
          <table:table-cell table:style-name="Таблица1.B1292" office:value-type="string">
            <text:p text:style-name="P51">Забастовка, бастовать, бить, удар, поражать, ударяться</text:p>
          </table:table-cell>
        </table:table-row>
        <table:table-row table:style-name="Таблица1.1128">
          <table:table-cell table:style-name="Таблица1.A2388" office:value-type="string">
            <text:p text:style-name="P28">2398)surround </text:p>
            <text:p text:style-name="P28"/>
            <text:p text:style-name="P29">[səˈraund]</text:p>
          </table:table-cell>
          <table:table-cell table:style-name="Таблица1.B1292" office:value-type="string">
            <text:p text:style-name="P51">Окружать, окружить </text:p>
          </table:table-cell>
        </table:table-row>
        <table:table-row table:style-name="Таблица1.1128">
          <table:table-cell table:style-name="Таблица1.A2389" office:value-type="string">
            <text:p text:style-name="P28">2399)worry</text:p>
            <text:p text:style-name="P28"/>
            <text:p text:style-name="P29">[ˈwʌrɪ]</text:p>
          </table:table-cell>
          <table:table-cell table:style-name="Таблица1.B1292" office:value-type="string">
            <text:p text:style-name="P51">Беспокойство, беспокоить, забота, заботить</text:p>
          </table:table-cell>
        </table:table-row>
        <table:table-row table:style-name="Таблица1.1128">
          <table:table-cell table:style-name="Таблица1.A2390" office:value-type="string">
            <text:p text:style-name="P28">2400)bay</text:p>
            <text:p text:style-name="P28"/>
            <text:p text:style-name="P29">[beɪ]</text:p>
          </table:table-cell>
          <table:table-cell table:style-name="Таблица1.B1292" office:value-type="string">
            <text:p text:style-name="P51">Отсек, залив, бухта, гнедой</text:p>
          </table:table-cell>
        </table:table-row>
        <table:table-row table:style-name="Таблица1.1128">
          <table:table-cell table:style-name="Таблица1.A2391" office:value-type="string">
            <text:p text:style-name="P28">2401)origin</text:p>
            <text:p text:style-name="P28"/>
            <text:p text:style-name="P29">[ˈɔrɪʤɪn]</text:p>
          </table:table-cell>
          <table:table-cell table:style-name="Таблица1.B1292" office:value-type="string">
            <text:p text:style-name="P51">Начало, начало координат, происхождение, возникновение, источник </text:p>
          </table:table-cell>
        </table:table-row>
        <table:table-row table:style-name="Таблица1.1128">
          <table:table-cell table:style-name="Таблица1.A2392" office:value-type="string">
            <text:p text:style-name="P28">2402)silence</text:p>
            <text:p text:style-name="P28"/>
            <text:p text:style-name="P29">[ˈsaɪlən(t)s]</text:p>
          </table:table-cell>
          <table:table-cell table:style-name="Таблица1.B1292" office:value-type="string">
            <text:p text:style-name="P51">Тишина, молчание</text:p>
          </table:table-cell>
        </table:table-row>
        <text:soft-page-break/>
        <table:table-row table:style-name="Таблица1.1128">
          <table:table-cell table:style-name="Таблица1.A2393" office:value-type="string">
            <text:p text:style-name="P28">2403)stair</text:p>
            <text:p text:style-name="P28"/>
            <text:p text:style-name="P29">[stɛə]</text:p>
          </table:table-cell>
          <table:table-cell table:style-name="Таблица1.B1292" office:value-type="string">
            <text:p text:style-name="P51">Ступень, ступенька</text:p>
          </table:table-cell>
        </table:table-row>
        <table:table-row table:style-name="Таблица1.1128">
          <table:table-cell table:style-name="Таблица1.A2394" office:value-type="string">
            <text:p text:style-name="P28">2404)dear</text:p>
            <text:p text:style-name="P28"/>
            <text:p text:style-name="P29">[dɪə]</text:p>
          </table:table-cell>
          <table:table-cell table:style-name="Таблица1.B1292" office:value-type="string">
            <text:p text:style-name="P51">Дорого, дорогой, милый, родной, любезный</text:p>
          </table:table-cell>
        </table:table-row>
        <table:table-row table:style-name="Таблица1.1128">
          <table:table-cell table:style-name="Таблица1.A2395" office:value-type="string">
            <text:p text:style-name="P28">2405)pale</text:p>
            <text:p text:style-name="P28"/>
            <text:p text:style-name="P29">[peɪl]</text:p>
          </table:table-cell>
          <table:table-cell table:style-name="Таблица1.B1292" office:value-type="string">
            <text:p text:style-name="P51">Бледный, бледнить</text:p>
          </table:table-cell>
        </table:table-row>
        <table:table-row table:style-name="Таблица1.1128">
          <table:table-cell table:style-name="Таблица1.A2396" office:value-type="string">
            <text:p text:style-name="P28">2406)rapid</text:p>
            <text:p text:style-name="P28"/>
            <text:p text:style-name="P29">[ˈræpɪd]</text:p>
          </table:table-cell>
          <table:table-cell table:style-name="Таблица1.B1292" office:value-type="string">
            <text:p text:style-name="P51">Быстрый</text:p>
          </table:table-cell>
        </table:table-row>
        <table:table-row table:style-name="Таблица1.1128">
          <table:table-cell table:style-name="Таблица1.A2397" office:value-type="string">
            <text:p text:style-name="P28">2407)slight</text:p>
            <text:p text:style-name="P28"/>
            <text:p text:style-name="P29">[slaɪt]</text:p>
          </table:table-cell>
          <table:table-cell table:style-name="Таблица1.B1292" office:value-type="string">
            <text:p text:style-name="P51">Незначительный, лёгкий, слабый</text:p>
          </table:table-cell>
        </table:table-row>
        <table:table-row table:style-name="Таблица1.1128">
          <table:table-cell table:style-name="Таблица1.A2398" office:value-type="string">
            <text:p text:style-name="P28">2408)bless</text:p>
            <text:p text:style-name="P28"/>
            <text:p text:style-name="P29">[bles]</text:p>
          </table:table-cell>
          <table:table-cell table:style-name="Таблица1.B1292" office:value-type="string">
            <text:p text:style-name="P51">Благословить </text:p>
          </table:table-cell>
        </table:table-row>
        <table:table-row table:style-name="Таблица1.1128">
          <table:table-cell table:style-name="Таблица1.A2399" office:value-type="string">
            <text:p text:style-name="P28">2409)search</text:p>
            <text:p text:style-name="P28"/>
            <text:p text:style-name="P29">[sɜːʧ]</text:p>
          </table:table-cell>
          <table:table-cell table:style-name="Таблица1.B1292" office:value-type="string">
            <text:p text:style-name="P51">Искать, поиск, поисковый </text:p>
          </table:table-cell>
        </table:table-row>
        <table:table-row table:style-name="Таблица1.1128">
          <table:table-cell table:style-name="Таблица1.A2400" office:value-type="string">
            <text:p text:style-name="P28">2410)capture</text:p>
            <text:p text:style-name="P28"/>
            <text:p text:style-name="P29">[ˈkæpʧə]</text:p>
          </table:table-cell>
          <table:table-cell table:style-name="Таблица1.B1292" office:value-type="string">
            <text:p text:style-name="P51">Захват, захватывать, поймать, схватить</text:p>
          </table:table-cell>
        </table:table-row>
        <table:table-row table:style-name="Таблица1.1128">
          <table:table-cell table:style-name="Таблица1.A2401" office:value-type="string">
            <text:p text:style-name="P28">2411)put on</text:p>
            <text:p text:style-name="P28"/>
            <text:p text:style-name="P29">[`pʊt`ɒn]</text:p>
          </table:table-cell>
          <table:table-cell table:style-name="Таблица1.B1292" office:value-type="string">
            <text:p text:style-name="P51">Ставить, надевать</text:p>
          </table:table-cell>
        </table:table-row>
        <table:table-row table:style-name="Таблица1.1128">
          <table:table-cell table:style-name="Таблица1.A2402" office:value-type="string">
            <text:p text:style-name="P28">2412)stir</text:p>
            <text:p text:style-name="P28"/>
            <text:p text:style-name="P29">[stɜː]</text:p>
          </table:table-cell>
          <table:table-cell table:style-name="Таблица1.B1292" office:value-type="string">
            <text:p text:style-name="P51">Движение, шевелиться, шевелить, размешивать, болтать, ажиотаж </text:p>
          </table:table-cell>
        </table:table-row>
        <text:soft-page-break/>
        <table:table-row table:style-name="Таблица1.1128">
          <table:table-cell table:style-name="Таблица1.A2403" office:value-type="string">
            <text:p text:style-name="P28">2413)wipe</text:p>
            <text:p text:style-name="P28"/>
            <text:p text:style-name="P29">[waɪp]</text:p>
          </table:table-cell>
          <table:table-cell table:style-name="Таблица1.B1292" office:value-type="string">
            <text:p text:style-name="P51">Вытирать, протирать </text:p>
          </table:table-cell>
        </table:table-row>
        <table:table-row table:style-name="Таблица1.1128">
          <table:table-cell table:style-name="Таблица1.A2404" office:value-type="string">
            <text:p text:style-name="P28">2414)aside</text:p>
            <text:p text:style-name="P28"/>
            <text:p text:style-name="P29">[əˈsaɪd]</text:p>
          </table:table-cell>
          <table:table-cell table:style-name="Таблица1.B1292" office:value-type="string">
            <text:p text:style-name="P51">В стороне, в сторону</text:p>
          </table:table-cell>
        </table:table-row>
        <table:table-row table:style-name="Таблица1.1128">
          <table:table-cell table:style-name="Таблица1.A2405" office:value-type="string">
            <text:p text:style-name="P28">2415)twenty</text:p>
            <text:p text:style-name="P28"/>
            <text:p text:style-name="P29">[ˈtwentɪ]</text:p>
          </table:table-cell>
          <table:table-cell table:style-name="Таблица1.B1292" office:value-type="string">
            <text:p text:style-name="P51">Двадцать, двадцатый </text:p>
          </table:table-cell>
        </table:table-row>
        <table:table-row table:style-name="Таблица1.1128">
          <table:table-cell table:style-name="Таблица1.A2406" office:value-type="string">
            <text:p text:style-name="P28">2416)associate</text:p>
            <text:p text:style-name="P28"/>
            <text:p text:style-name="P29">[əˈsəusɪeɪt]</text:p>
          </table:table-cell>
          <table:table-cell table:style-name="Таблица1.B1292" office:value-type="string">
            <text:p text:style-name="P51">Связывать, связанный, ассоциировать, ассоциированный, общаться, объединяться</text:p>
          </table:table-cell>
        </table:table-row>
        <table:table-row table:style-name="Таблица1.1128">
          <table:table-cell table:style-name="Таблица1.A2407" office:value-type="string">
            <text:p text:style-name="P28">2417)baby</text:p>
            <text:p text:style-name="P28"/>
            <text:p text:style-name="P29">[ˈbeɪbɪ]</text:p>
          </table:table-cell>
          <table:table-cell table:style-name="Таблица1.B1292" office:value-type="string">
            <text:p text:style-name="P51">Детский, ребёнок, младенец </text:p>
          </table:table-cell>
        </table:table-row>
        <table:table-row table:style-name="Таблица1.1128">
          <table:table-cell table:style-name="Таблица1.A2408" office:value-type="string">
            <text:p text:style-name="P28">2418)dream</text:p>
            <text:p text:style-name="P28"/>
            <text:p text:style-name="P29">[driːm]</text:p>
          </table:table-cell>
          <table:table-cell table:style-name="Таблица1.B1292" office:value-type="string">
            <text:p text:style-name="P51">Мечта, мечтать, сон</text:p>
          </table:table-cell>
        </table:table-row>
        <table:table-row table:style-name="Таблица1.1128">
          <table:table-cell table:style-name="Таблица1.A2409" office:value-type="string">
            <text:p text:style-name="P28">2419)faith</text:p>
            <text:p text:style-name="P28"/>
            <text:p text:style-name="P29">[feɪθ]</text:p>
          </table:table-cell>
          <table:table-cell table:style-name="Таблица1.B1292" office:value-type="string">
            <text:p text:style-name="P51">Вера, доверие</text:p>
          </table:table-cell>
        </table:table-row>
        <table:table-row table:style-name="Таблица1.1128">
          <table:table-cell table:style-name="Таблица1.A2410" office:value-type="string">
            <text:p text:style-name="P28">2420)At hand</text:p>
            <text:p text:style-name="P28"/>
            <text:p text:style-name="P29">[æt][hænd]</text:p>
          </table:table-cell>
          <table:table-cell table:style-name="Таблица1.B1292" office:value-type="string">
            <text:p text:style-name="P51">Близкий, под рукой</text:p>
          </table:table-cell>
        </table:table-row>
        <table:table-row table:style-name="Таблица1.1128">
          <table:table-cell table:style-name="Таблица1.A2411" office:value-type="string">
            <text:p text:style-name="P28">2421)occur</text:p>
            <text:p text:style-name="P28"/>
            <text:p text:style-name="P29">[əˈkɜː]</text:p>
          </table:table-cell>
          <table:table-cell table:style-name="Таблица1.B1292" office:value-type="string">
            <text:p text:style-name="P51">Происходить, встречаться </text:p>
          </table:table-cell>
        </table:table-row>
        <table:table-row table:style-name="Таблица1.1128">
          <table:table-cell table:style-name="Таблица1.A2412" office:value-type="string">
            <text:p text:style-name="P28">2422)sail</text:p>
            <text:p text:style-name="P28"/>
            <text:p text:style-name="P29">[seɪl]</text:p>
          </table:table-cell>
          <table:table-cell table:style-name="Таблица1.B1292" office:value-type="string">
            <text:p text:style-name="P51">Парус, паруса, плавать, плавание </text:p>
          </table:table-cell>
        </table:table-row>
        <text:soft-page-break/>
        <table:table-row table:style-name="Таблица1.1128">
          <table:table-cell table:style-name="Таблица1.A2413" office:value-type="string">
            <text:p text:style-name="P28">2423)bitter</text:p>
            <text:p text:style-name="P28"/>
            <text:p text:style-name="P29">[ˈbɪtə]</text:p>
          </table:table-cell>
          <table:table-cell table:style-name="Таблица1.B1292" office:value-type="string">
            <text:p text:style-name="P51">Горечь, горько, горький, жестоко, жестокий </text:p>
          </table:table-cell>
        </table:table-row>
        <table:table-row table:style-name="Таблица1.1128">
          <table:table-cell table:style-name="Таблица1.A2414" office:value-type="string">
            <text:p text:style-name="P28">2424)prompt</text:p>
            <text:p text:style-name="P28"/>
            <text:p text:style-name="P29">[prɔmpt]</text:p>
          </table:table-cell>
          <table:table-cell table:style-name="Таблица1.B1292" office:value-type="string">
            <text:p text:style-name="P51">Подсказывать, побуждать</text:p>
          </table:table-cell>
        </table:table-row>
        <table:table-row table:style-name="Таблица1.1128">
          <table:table-cell table:style-name="Таблица1.A2415" office:value-type="string">
            <text:p text:style-name="P28">2425)regular</text:p>
            <text:p text:style-name="P28"/>
            <text:p text:style-name="P29">[ˈregjələ]</text:p>
          </table:table-cell>
          <table:table-cell table:style-name="Таблица1.B1292" office:value-type="string">
            <text:p text:style-name="P51">Регулярный, обычный, постоянный, правильный</text:p>
          </table:table-cell>
        </table:table-row>
        <table:table-row table:style-name="Таблица1.1128">
          <table:table-cell table:style-name="Таблица1.A2416" office:value-type="string">
            <text:p text:style-name="P28">2426)significant</text:p>
            <text:p text:style-name="P28"/>
            <text:p text:style-name="P31">[sɪgˈnɪfɪkənt]</text:p>
          </table:table-cell>
          <table:table-cell table:style-name="Таблица1.B1292" office:value-type="string">
            <text:p text:style-name="P51">Важный, значительный</text:p>
          </table:table-cell>
        </table:table-row>
        <table:table-row table:style-name="Таблица1.1128">
          <table:table-cell table:style-name="Таблица1.A2417" office:value-type="string">
            <text:p text:style-name="P28">2427)by hand</text:p>
            <text:p text:style-name="P28"/>
            <text:p text:style-name="P31">[baɪ][hænd]</text:p>
          </table:table-cell>
          <table:table-cell table:style-name="Таблица1.B1292" office:value-type="string">
            <text:p text:style-name="P51">Вручную, от руки</text:p>
          </table:table-cell>
        </table:table-row>
        <table:table-row table:style-name="Таблица1.1128">
          <table:table-cell table:style-name="Таблица1.A2418" office:value-type="string">
            <text:p text:style-name="P28">2428)<text:bookmark-start text:name="__DdeLink__52787_1711861811"/>assert<text:bookmark-end text:name="__DdeLink__52787_1711861811"/></text:p>
            <text:p text:style-name="P28"/>
            <text:p text:style-name="P31">[əˈsɜːt]</text:p>
          </table:table-cell>
          <table:table-cell table:style-name="Таблица1.B1292" office:value-type="string">
            <text:p text:style-name="P51">Утверждать, заявлять</text:p>
          </table:table-cell>
        </table:table-row>
        <table:table-row table:style-name="Таблица1.1128">
          <table:table-cell table:style-name="Таблица1.A2419" office:value-type="string">
            <text:p text:style-name="P28">2429)assume</text:p>
            <text:p text:style-name="P28"/>
            <text:p text:style-name="P31">[əˈs(j)uːm]</text:p>
          </table:table-cell>
          <table:table-cell table:style-name="Таблица1.B1292" office:value-type="string">
            <text:p text:style-name="P51">Предполагать, брать на себя, принимать</text:p>
          </table:table-cell>
        </table:table-row>
        <table:table-row table:style-name="Таблица1.1128">
          <table:table-cell table:style-name="Таблица1.A2420" office:value-type="string">
            <text:p text:style-name="P28">2430)on the one hand</text:p>
            <text:p text:style-name="P28"/>
            <text:p text:style-name="P28"/>
          </table:table-cell>
          <table:table-cell table:style-name="Таблица1.B1292" office:value-type="string">
            <text:p text:style-name="P51">С одной стороны</text:p>
          </table:table-cell>
        </table:table-row>
        <table:table-row table:style-name="Таблица1.1128">
          <table:table-cell table:style-name="Таблица1.A2421" office:value-type="string">
            <text:p text:style-name="P28">2431)odd</text:p>
            <text:p text:style-name="P28"/>
            <text:p text:style-name="P32">[ɔd]</text:p>
          </table:table-cell>
          <table:table-cell table:style-name="Таблица1.B1292" office:value-type="string">
            <text:p text:style-name="P51">Странный, лишний, нечётный</text:p>
          </table:table-cell>
        </table:table-row>
        <table:table-row table:style-name="Таблица1.1128">
          <table:table-cell table:style-name="Таблица1.A2422" office:value-type="string">
            <text:p text:style-name="P28">2432)deserve</text:p>
            <text:p text:style-name="P28"/>
            <text:p text:style-name="P32">[dɪˈzɜːv]</text:p>
          </table:table-cell>
          <table:table-cell table:style-name="Таблица1.B1292" office:value-type="string">
            <text:p text:style-name="P51">Заслуживать</text:p>
          </table:table-cell>
        </table:table-row>
        <text:soft-page-break/>
        <table:table-row table:style-name="Таблица1.1128">
          <table:table-cell table:style-name="Таблица1.A2423" office:value-type="string">
            <text:p text:style-name="P28">2433)slip</text:p>
            <text:p text:style-name="P28"/>
            <text:p text:style-name="P32">[slɪp]</text:p>
          </table:table-cell>
          <table:table-cell table:style-name="Таблица1.B1292" office:value-type="string">
            <text:p text:style-name="P51">Скольжение, скользить, выскользнуть, поскользнуться, промах, уменьшаться </text:p>
          </table:table-cell>
        </table:table-row>
        <table:table-row table:style-name="Таблица1.1128">
          <table:table-cell table:style-name="Таблица1.A2424" office:value-type="string">
            <text:p text:style-name="P28">2434)<text:bookmark text:name="__DdeLink__21559_374876058"/>on the other hand</text:p>
            <text:p text:style-name="P28"/>
            <text:p text:style-name="P28"/>
          </table:table-cell>
          <table:table-cell table:style-name="Таблица1.B1292" office:value-type="string">
            <text:p text:style-name="P51">С другой стороны</text:p>
          </table:table-cell>
        </table:table-row>
        <table:table-row table:style-name="Таблица1.1128">
          <table:table-cell table:style-name="Таблица1.A2425" office:value-type="string">
            <text:p text:style-name="P28">2435)useless</text:p>
            <text:p text:style-name="P28"/>
            <text:p text:style-name="P32">[ˈjuːsləs]</text:p>
          </table:table-cell>
          <table:table-cell table:style-name="Таблица1.B1292" office:value-type="string">
            <text:p text:style-name="P51">Бесполезный </text:p>
          </table:table-cell>
        </table:table-row>
        <table:table-row table:style-name="Таблица1.1128">
          <table:table-cell table:style-name="Таблица1.A2426" office:value-type="string">
            <text:p text:style-name="P28">2436)suggest </text:p>
            <text:p text:style-name="P28"/>
            <text:p text:style-name="P32">[səˈʤest]</text:p>
          </table:table-cell>
          <table:table-cell table:style-name="Таблица1.B1292" office:value-type="string">
            <text:p text:style-name="P51">Предлагать</text:p>
          </table:table-cell>
        </table:table-row>
        <table:table-row table:style-name="Таблица1.1128">
          <table:table-cell table:style-name="Таблица1.A2427" office:value-type="string">
            <text:p text:style-name="P28">2437)at home</text:p>
            <text:p text:style-name="P28"/>
            <text:p text:style-name="P28"/>
          </table:table-cell>
          <table:table-cell table:style-name="Таблица1.B1292" office:value-type="string">
            <text:p text:style-name="P51">Дома</text:p>
          </table:table-cell>
        </table:table-row>
        <table:table-row table:style-name="Таблица1.1128">
          <table:table-cell table:style-name="Таблица1.A2428" office:value-type="string">
            <text:p text:style-name="P28">2438)wrap</text:p>
            <text:p text:style-name="P28"/>
            <text:p text:style-name="P32">[ræp]</text:p>
          </table:table-cell>
          <table:table-cell table:style-name="Таблица1.B1292" office:value-type="string">
            <text:p text:style-name="P51">Обёртка, заворачивать</text:p>
          </table:table-cell>
        </table:table-row>
        <table:table-row table:style-name="Таблица1.1128">
          <table:table-cell table:style-name="Таблица1.A2429" office:value-type="string">
            <text:p text:style-name="P28">2439)obligation</text:p>
            <text:p text:style-name="P28"/>
            <text:p text:style-name="P32">[ˌɔblɪˈgeɪʃ(ə)n]</text:p>
          </table:table-cell>
          <table:table-cell table:style-name="Таблица1.B1292" office:value-type="string">
            <text:p text:style-name="P51">Обязательство, обязанность, долг</text:p>
          </table:table-cell>
        </table:table-row>
        <table:table-row table:style-name="Таблица1.1128">
          <table:table-cell table:style-name="Таблица1.A2430" office:value-type="string">
            <text:p text:style-name="P28">2440)overlay</text:p>
            <text:p text:style-name="P28"/>
            <text:p text:style-name="P32">[ˌəuvəˈleɪ]</text:p>
          </table:table-cell>
          <table:table-cell table:style-name="Таблица1.B1292" office:value-type="string">
            <text:p text:style-name="P51">Оверлей, наложение, покрышка</text:p>
          </table:table-cell>
        </table:table-row>
        <table:table-row table:style-name="Таблица1.1128">
          <table:table-cell table:style-name="Таблица1.A2431" office:value-type="string">
            <text:p text:style-name="P28">2441)observatory</text:p>
            <text:p text:style-name="P28"/>
            <text:p text:style-name="P32">[əbˈzɜːvətrɪ]</text:p>
          </table:table-cell>
          <table:table-cell table:style-name="Таблица1.B1292" office:value-type="string">
            <text:p text:style-name="P51">Обсерватория</text:p>
          </table:table-cell>
        </table:table-row>
        <table:table-row table:style-name="Таблица1.1128">
          <table:table-cell table:style-name="Таблица1.A2432" office:value-type="string">
            <text:p text:style-name="P28">2442)occupation</text:p>
            <text:p text:style-name="P28"/>
            <text:p text:style-name="P32">[ˌɔkjəˈpeɪʃ(ə)n]</text:p>
          </table:table-cell>
          <table:table-cell table:style-name="Таблица1.B1292" office:value-type="string">
            <text:p text:style-name="P51">Занятие, оккупация, оккупационный</text:p>
          </table:table-cell>
        </table:table-row>
        <text:soft-page-break/>
        <table:table-row table:style-name="Таблица1.1128">
          <table:table-cell table:style-name="Таблица1.A2433" office:value-type="string">
            <text:p text:style-name="P28">2443)ocean</text:p>
            <text:p text:style-name="P28"/>
            <text:p text:style-name="P32">[ˈəuʃ(ə)n]</text:p>
          </table:table-cell>
          <table:table-cell table:style-name="Таблица1.B1292" office:value-type="string">
            <text:p text:style-name="P51">Океан, океанский</text:p>
          </table:table-cell>
        </table:table-row>
        <table:table-row table:style-name="Таблица1.1128">
          <table:table-cell table:style-name="Таблица1.A2434" office:value-type="string">
            <text:p text:style-name="P28">2444)ahead</text:p>
            <text:p text:style-name="P28"/>
            <text:p text:style-name="P32">[əˈhed]</text:p>
          </table:table-cell>
          <table:table-cell table:style-name="Таблица1.B1292" office:value-type="string">
            <text:p text:style-name="P51">Вперёд, впереди</text:p>
          </table:table-cell>
        </table:table-row>
        <table:table-row table:style-name="Таблица1.1128">
          <table:table-cell table:style-name="Таблица1.A2435" office:value-type="string">
            <text:p text:style-name="P28">2445)olive</text:p>
            <text:p text:style-name="P28"/>
            <text:p text:style-name="P32">[ˈɔlɪv]</text:p>
          </table:table-cell>
          <table:table-cell table:style-name="Таблица1.B1292" office:value-type="string">
            <text:p text:style-name="P51">Оливка, оливковый</text:p>
          </table:table-cell>
        </table:table-row>
        <table:table-row table:style-name="Таблица1.1128">
          <table:table-cell table:style-name="Таблица1.A2436" office:value-type="string">
            <text:p text:style-name="P28">2446)opera</text:p>
            <text:p text:style-name="P28"/>
            <text:p text:style-name="P32">[ˈɔp(ə)rə]</text:p>
          </table:table-cell>
          <table:table-cell table:style-name="Таблица1.B1292" office:value-type="string">
            <text:p text:style-name="P51">Опера</text:p>
          </table:table-cell>
        </table:table-row>
        <table:table-row table:style-name="Таблица1.1128">
          <table:table-cell table:style-name="Таблица1.A2437" office:value-type="string">
            <text:p text:style-name="P28">2447)operation</text:p>
            <text:p text:style-name="P28"/>
            <text:p text:style-name="P32">[ˌɔp(ə)ˈreɪʃ(ə)n]</text:p>
          </table:table-cell>
          <table:table-cell table:style-name="Таблица1.B1292" office:value-type="string">
            <text:p text:style-name="P51">Операция, работа, эксплуатация</text:p>
          </table:table-cell>
        </table:table-row>
        <table:table-row table:style-name="Таблица1.1128">
          <table:table-cell table:style-name="Таблица1.A2438" office:value-type="string">
            <text:p text:style-name="P28">2448)operate</text:p>
            <text:p text:style-name="P28"/>
            <text:p text:style-name="P32">[ˈɔp(ə)reɪt]</text:p>
          </table:table-cell>
          <table:table-cell table:style-name="Таблица1.B1292" office:value-type="string">
            <text:p text:style-name="P51">Работать, действовать, управлять</text:p>
          </table:table-cell>
        </table:table-row>
        <table:table-row table:style-name="Таблица1.1128">
          <table:table-cell table:style-name="Таблица1.A2439" office:value-type="string">
            <text:p text:style-name="P28">2449)operetta</text:p>
            <text:p text:style-name="P28"/>
            <text:p text:style-name="P32">[ˌɔp(ə)ˈretə]</text:p>
          </table:table-cell>
          <table:table-cell table:style-name="Таблица1.B1292" office:value-type="string">
            <text:p text:style-name="P51">Оперетта</text:p>
          </table:table-cell>
        </table:table-row>
        <table:table-row table:style-name="Таблица1.1128">
          <table:table-cell table:style-name="Таблица1.A2440" office:value-type="string">
            <text:p text:style-name="P28">2450)opponent</text:p>
            <text:p text:style-name="P28"/>
            <text:p text:style-name="P32">[əˈpəunənt]</text:p>
          </table:table-cell>
          <table:table-cell table:style-name="Таблица1.B1292" office:value-type="string">
            <text:p text:style-name="P51">Противник, оппонент</text:p>
          </table:table-cell>
        </table:table-row>
        <table:table-row table:style-name="Таблица1.1128">
          <table:table-cell table:style-name="Таблица1.A2441" office:value-type="string">
            <text:p text:style-name="P28">2451)opposition</text:p>
            <text:p text:style-name="P28"/>
            <text:p text:style-name="P32">[ˌɔpəˈzɪʃ(ə)n]</text:p>
          </table:table-cell>
          <table:table-cell table:style-name="Таблица1.B1292" office:value-type="string">
            <text:p text:style-name="P51">Оппозиция, оппозиционный</text:p>
          </table:table-cell>
        </table:table-row>
        <table:table-row table:style-name="Таблица1.1128">
          <table:table-cell table:style-name="Таблица1.A2442" office:value-type="string">
            <text:p text:style-name="P28">2452)optimism</text:p>
            <text:p text:style-name="P28"/>
            <text:p text:style-name="P32">[ˈɔptɪmɪz(ə)m]</text:p>
          </table:table-cell>
          <table:table-cell table:style-name="Таблица1.B1292" office:value-type="string">
            <text:p text:style-name="P51">Оптимизм</text:p>
          </table:table-cell>
        </table:table-row>
        <text:soft-page-break/>
        <table:table-row table:style-name="Таблица1.1128">
          <table:table-cell table:style-name="Таблица1.A2443" office:value-type="string">
            <text:p text:style-name="P28">2453)extremity</text:p>
            <text:p text:style-name="P28"/>
            <text:p text:style-name="P32">[ɪkˈstremətɪ]</text:p>
          </table:table-cell>
          <table:table-cell table:style-name="Таблица1.B1292" office:value-type="string">
            <text:p text:style-name="P51">Конец, край, конечности</text:p>
          </table:table-cell>
        </table:table-row>
        <table:table-row table:style-name="Таблица1.1128">
          <table:table-cell table:style-name="Таблица1.A2444" office:value-type="string">
            <text:p text:style-name="P28">2454)turn on</text:p>
            <text:p text:style-name="P28"/>
            <text:p text:style-name="P28"/>
          </table:table-cell>
          <table:table-cell table:style-name="Таблица1.B1292" office:value-type="string">
            <text:p text:style-name="P51">Включить</text:p>
          </table:table-cell>
        </table:table-row>
        <table:table-row table:style-name="Таблица1.1128">
          <table:table-cell table:style-name="Таблица1.A2445" office:value-type="string">
            <text:p text:style-name="P28">2455)optimist</text:p>
            <text:p text:style-name="P28"/>
            <text:p text:style-name="P32">[ˈɔptɪmɪst]</text:p>
          </table:table-cell>
          <table:table-cell table:style-name="Таблица1.B1292" office:value-type="string">
            <text:p text:style-name="P51">Оптимист</text:p>
          </table:table-cell>
        </table:table-row>
        <table:table-row table:style-name="Таблица1.1128">
          <table:table-cell table:style-name="Таблица1.A2446" office:value-type="string">
            <text:p text:style-name="P28">2456)entry</text:p>
            <text:p text:style-name="P28"/>
            <text:p text:style-name="P32">[ˈentrɪ]</text:p>
          </table:table-cell>
          <table:table-cell table:style-name="Таблица1.B1292" office:value-type="string">
            <text:p text:style-name="P51">Запись, входной, вход, вступление</text:p>
          </table:table-cell>
        </table:table-row>
        <table:table-row table:style-name="Таблица1.1128">
          <table:table-cell table:style-name="Таблица1.A2447" office:value-type="string">
            <text:p text:style-name="P28">2457)turn off</text:p>
            <text:p text:style-name="P28"/>
            <text:p text:style-name="P28"/>
          </table:table-cell>
          <table:table-cell table:style-name="Таблица1.B1292" office:value-type="string">
            <text:p text:style-name="P51">Выключить</text:p>
          </table:table-cell>
        </table:table-row>
        <table:table-row table:style-name="Таблица1.1128">
          <table:table-cell table:style-name="Таблица1.A2448" office:value-type="string">
            <text:p text:style-name="P28">2458)otherwise</text:p>
            <text:p text:style-name="P28"/>
            <text:p text:style-name="P32">[ˈʌðəwaɪz]</text:p>
          </table:table-cell>
          <table:table-cell table:style-name="Таблица1.B1292" office:value-type="string">
            <text:p text:style-name="P51">В противном случае, иначе, иной</text:p>
          </table:table-cell>
        </table:table-row>
        <table:table-row table:style-name="Таблица1.1128">
          <table:table-cell table:style-name="Таблица1.A2449" office:value-type="string">
            <text:p text:style-name="P28">2459)tuple</text:p>
            <text:p text:style-name="P28"/>
            <text:p text:style-name="P32">[`tju:p(ə)l]</text:p>
          </table:table-cell>
          <table:table-cell table:style-name="Таблица1.B1292" office:value-type="string">
            <text:p text:style-name="P51">Кортеж</text:p>
          </table:table-cell>
        </table:table-row>
        <table:table-row table:style-name="Таблица1.1128">
          <table:table-cell table:style-name="Таблица1.A2450" office:value-type="string">
            <text:p text:style-name="P28">2460)orator</text:p>
            <text:p text:style-name="P28"/>
            <text:p text:style-name="P32">[ˈɔrətə]</text:p>
          </table:table-cell>
          <table:table-cell table:style-name="Таблица1.B1292" office:value-type="string">
            <text:p text:style-name="P51">Оратор</text:p>
          </table:table-cell>
        </table:table-row>
        <table:table-row table:style-name="Таблица1.1128">
          <table:table-cell table:style-name="Таблица1.A2451" office:value-type="string">
            <text:p text:style-name="P28">2461)statement</text:p>
            <text:p text:style-name="P28"/>
            <text:p text:style-name="P32">[ˈsteɪtmənt]</text:p>
          </table:table-cell>
          <table:table-cell table:style-name="Таблица1.B1292" office:value-type="string">
            <text:p text:style-name="P51">Оператор, изложение, заявление, ведомость</text:p>
          </table:table-cell>
        </table:table-row>
        <table:table-row table:style-name="Таблица1.1128">
          <table:table-cell table:style-name="Таблица1.A2452" office:value-type="string">
            <text:p text:style-name="P28">2462)be in need of</text:p>
            <text:p text:style-name="P28"/>
            <text:p text:style-name="P28"/>
          </table:table-cell>
          <table:table-cell table:style-name="Таблица1.B1292" office:value-type="string">
            <text:p text:style-name="P51">Нуждаться в </text:p>
          </table:table-cell>
        </table:table-row>
        <text:soft-page-break/>
        <table:table-row table:style-name="Таблица1.1128">
          <table:table-cell table:style-name="Таблица1.A2453" office:value-type="string">
            <text:p text:style-name="P28">2463)orbit</text:p>
            <text:p text:style-name="P28"/>
            <text:p text:style-name="P32">[ˈɔːbɪt]</text:p>
          </table:table-cell>
          <table:table-cell table:style-name="Таблица1.B1292" office:value-type="string">
            <text:p text:style-name="P51">Орбита</text:p>
          </table:table-cell>
        </table:table-row>
        <table:table-row table:style-name="Таблица1.1128">
          <table:table-cell table:style-name="Таблица1.A2454" office:value-type="string">
            <text:p text:style-name="P28">2464)arbitrary</text:p>
            <text:p text:style-name="P28"/>
            <text:p text:style-name="P32">[ˈɑːbɪtr(ə)rɪ]</text:p>
          </table:table-cell>
          <table:table-cell table:style-name="Таблица1.B1292" office:value-type="string">
            <text:p text:style-name="P51">Произвольный</text:p>
          </table:table-cell>
        </table:table-row>
        <table:table-row table:style-name="Таблица1.1128">
          <table:table-cell table:style-name="Таблица1.A2455" office:value-type="string">
            <text:p text:style-name="P28">2465)orchestra</text:p>
            <text:p text:style-name="P28"/>
            <text:p text:style-name="P32">[ˈɔːkɪstrə]</text:p>
          </table:table-cell>
          <table:table-cell table:style-name="Таблица1.B1292" office:value-type="string">
            <text:p text:style-name="P51">Оркестр</text:p>
          </table:table-cell>
        </table:table-row>
        <table:table-row table:style-name="Таблица1.1128">
          <table:table-cell table:style-name="Таблица1.A2456" office:value-type="string">
            <text:p text:style-name="P28">2466)Here's to you</text:p>
          </table:table-cell>
          <table:table-cell table:style-name="Таблица1.B1292" office:value-type="string">
            <text:p text:style-name="P51"/>
            <text:p text:style-name="P51"/>
            <text:p text:style-name="P51">За ваше здоровье</text:p>
          </table:table-cell>
        </table:table-row>
        <table:table-row table:style-name="Таблица1.1128">
          <table:table-cell table:style-name="Таблица1.A2457" office:value-type="string">
            <text:p text:style-name="P28">2467)assignment</text:p>
            <text:p text:style-name="P28"/>
            <text:p text:style-name="P32">[əˈsaɪnmənt]</text:p>
          </table:table-cell>
          <table:table-cell table:style-name="Таблица1.B1292" office:value-type="string">
            <text:p text:style-name="P51">Назначение, присвоение, выделение</text:p>
          </table:table-cell>
        </table:table-row>
        <table:table-row table:style-name="Таблица1.1128">
          <table:table-cell table:style-name="Таблица1.A2458" office:value-type="string">
            <text:p text:style-name="P28">2468)organism</text:p>
            <text:p text:style-name="P28"/>
            <text:p text:style-name="P32">[ˈɔːg(ə)nɪz(ə)m]</text:p>
          </table:table-cell>
          <table:table-cell table:style-name="Таблица1.B1292" office:value-type="string">
            <text:p text:style-name="P51">Организм</text:p>
          </table:table-cell>
        </table:table-row>
        <table:table-row table:style-name="Таблица1.1128">
          <table:table-cell table:style-name="Таблица1.A2459" office:value-type="string">
            <text:p text:style-name="P28">2469)Walk on air</text:p>
            <text:p text:style-name="P28"/>
            <text:p text:style-name="P28"/>
          </table:table-cell>
          <table:table-cell table:style-name="Таблица1.B1292" office:value-type="string">
            <text:p text:style-name="P51">На крыльях лететь, ликовать</text:p>
          </table:table-cell>
        </table:table-row>
        <table:table-row table:style-name="Таблица1.1128">
          <table:table-cell table:style-name="Таблица1.A2460" office:value-type="string">
            <text:p text:style-name="P28">2470)bunch</text:p>
            <text:p text:style-name="P28"/>
            <text:p text:style-name="P32">[bʌnʧ]</text:p>
          </table:table-cell>
          <table:table-cell table:style-name="Таблица1.B1292" office:value-type="string">
            <text:p text:style-name="P51">Гроздь, связка</text:p>
          </table:table-cell>
        </table:table-row>
        <table:table-row table:style-name="Таблица1.1128">
          <table:table-cell table:style-name="Таблица1.A2461" office:value-type="string">
            <text:p text:style-name="P28">2471)<text:bookmark text:name="__DdeLink__21855_418903185"/>organization</text:p>
            <text:p text:style-name="P28"/>
            <text:p text:style-name="P32">[ˌɔːg(ə)naɪˈzeɪʃ(ə)n]</text:p>
          </table:table-cell>
          <table:table-cell table:style-name="Таблица1.B1292" office:value-type="string">
            <text:p text:style-name="P51">Организация</text:p>
          </table:table-cell>
        </table:table-row>
        <table:table-row table:style-name="Таблица1.1128">
          <table:table-cell table:style-name="Таблица1.A2462" office:value-type="string">
            <text:p text:style-name="P28">2472)ozone</text:p>
            <text:p text:style-name="P28"/>
            <text:p text:style-name="P32">[ˈəuzəun]</text:p>
          </table:table-cell>
          <table:table-cell table:style-name="Таблица1.B1292" office:value-type="string">
            <text:p text:style-name="P51">Озон</text:p>
          </table:table-cell>
        </table:table-row>
        <text:soft-page-break/>
        <table:table-row table:style-name="Таблица1.1128">
          <table:table-cell table:style-name="Таблица1.A2463" office:value-type="string">
            <text:p text:style-name="P28">2473)On the house</text:p>
            <text:p text:style-name="P28"/>
            <text:p text:style-name="P28"/>
          </table:table-cell>
          <table:table-cell table:style-name="Таблица1.B1292" office:value-type="string">
            <text:p text:style-name="P51">Бесплатно, за счёт заведения</text:p>
          </table:table-cell>
        </table:table-row>
        <table:table-row table:style-name="Таблица1.1128">
          <table:table-cell table:style-name="Таблица1.A2464" office:value-type="string">
            <text:p text:style-name="P28">2474)oak</text:p>
            <text:p text:style-name="P28"/>
            <text:p text:style-name="P32">[əuk]</text:p>
          </table:table-cell>
          <table:table-cell table:style-name="Таблица1.B1292" office:value-type="string">
            <text:p text:style-name="P51">Дуб, дубовый</text:p>
          </table:table-cell>
        </table:table-row>
        <table:table-row table:style-name="Таблица1.1128">
          <table:table-cell table:style-name="Таблица1.A2465" office:value-type="string">
            <text:p text:style-name="P28">2475)Like a house on fire</text:p>
            <text:p text:style-name="P28"/>
            <text:p text:style-name="P28"/>
          </table:table-cell>
          <table:table-cell table:style-name="Таблица1.B1292" office:value-type="string">
            <text:p text:style-name="P51">Быстро и легко</text:p>
          </table:table-cell>
        </table:table-row>
        <table:table-row table:style-name="Таблица1.1128">
          <table:table-cell table:style-name="Таблица1.A2466" office:value-type="string">
            <text:p text:style-name="P28">2476)encode</text:p>
            <text:p text:style-name="P28"/>
            <text:p text:style-name="P32">[ɪnˈkəud]</text:p>
          </table:table-cell>
          <table:table-cell table:style-name="Таблица1.B1292" office:value-type="string">
            <text:p text:style-name="P51">Кодировать</text:p>
          </table:table-cell>
        </table:table-row>
        <table:table-row table:style-name="Таблица1.1128">
          <table:table-cell table:style-name="Таблица1.A2467" office:value-type="string">
            <text:p text:style-name="P28">2477)obedient</text:p>
            <text:p text:style-name="P28"/>
            <text:p text:style-name="P32">[əˈbiːdɪənt]</text:p>
          </table:table-cell>
          <table:table-cell table:style-name="Таблица1.B1292" office:value-type="string">
            <text:p text:style-name="P51">Послушный</text:p>
          </table:table-cell>
        </table:table-row>
        <table:table-row table:style-name="Таблица1.1128">
          <table:table-cell table:style-name="Таблица1.A2468" office:value-type="string">
            <text:p text:style-name="P28">2478)Keep house</text:p>
            <text:p text:style-name="P28"/>
            <text:p text:style-name="P28"/>
          </table:table-cell>
          <table:table-cell table:style-name="Таблица1.B1292" office:value-type="string">
            <text:p text:style-name="P51">Вести хозяйство</text:p>
          </table:table-cell>
        </table:table-row>
        <table:table-row table:style-name="Таблица1.1128">
          <table:table-cell table:style-name="Таблица1.A2469" office:value-type="string">
            <text:p text:style-name="P28">2479)angle</text:p>
            <text:p text:style-name="P28"/>
            <text:p text:style-name="P32">[ˈæŋg(ə)l]</text:p>
          </table:table-cell>
          <table:table-cell table:style-name="Таблица1.B1292" office:value-type="string">
            <text:p text:style-name="P51">Угол, угловой</text:p>
          </table:table-cell>
        </table:table-row>
        <table:table-row table:style-name="Таблица1.1128">
          <table:table-cell table:style-name="Таблица1.A2470" office:value-type="string">
            <text:p text:style-name="P28">2480)obey</text:p>
            <text:p text:style-name="P28"/>
            <text:p text:style-name="P32">[əˈbeɪ]</text:p>
          </table:table-cell>
          <table:table-cell table:style-name="Таблица1.B1292" office:value-type="string">
            <text:p text:style-name="P51">Повиноваться</text:p>
          </table:table-cell>
        </table:table-row>
        <table:table-row table:style-name="Таблица1.1128">
          <table:table-cell table:style-name="Таблица1.A2471" office:value-type="string">
            <text:p text:style-name="P28">2481)Change one's mind</text:p>
            <text:p text:style-name="P28"/>
            <text:p text:style-name="P28"/>
          </table:table-cell>
          <table:table-cell table:style-name="Таблица1.B1292" office:value-type="string">
            <text:p text:style-name="P51">Передумать</text:p>
          </table:table-cell>
        </table:table-row>
        <table:table-row table:style-name="Таблица1.1128">
          <table:table-cell table:style-name="Таблица1.A2472" office:value-type="string">
            <text:p text:style-name="P28">2482)bracket</text:p>
            <text:p text:style-name="P28"/>
            <text:p text:style-name="P32">[ˈbrækɪt]</text:p>
          </table:table-cell>
          <table:table-cell table:style-name="Таблица1.B1292" office:value-type="string">
            <text:p text:style-name="P51">Кронштейн, скобка</text:p>
          </table:table-cell>
        </table:table-row>
        <text:soft-page-break/>
        <table:table-row table:style-name="Таблица1.1128">
          <table:table-cell table:style-name="Таблица1.A2473" office:value-type="string">
            <text:p text:style-name="P28">2483)objection</text:p>
            <text:p text:style-name="P28"/>
            <text:p text:style-name="P32">[əbˈʤekʃ(ə)n]</text:p>
          </table:table-cell>
          <table:table-cell table:style-name="Таблица1.B1292" office:value-type="string">
            <text:p text:style-name="P51">Возражение, протест</text:p>
          </table:table-cell>
        </table:table-row>
        <table:table-row table:style-name="Таблица1.1128">
          <table:table-cell table:style-name="Таблица1.A2474" office:value-type="string">
            <text:p text:style-name="P28">2484)obligatory</text:p>
            <text:p text:style-name="P28"/>
            <text:p text:style-name="P32">[əˈblɪgət(ə)rɪ]</text:p>
          </table:table-cell>
          <table:table-cell table:style-name="Таблица1.B1292" office:value-type="string">
            <text:p text:style-name="P51">Обязательный</text:p>
          </table:table-cell>
        </table:table-row>
        <table:table-row table:style-name="Таблица1.1128">
          <table:table-cell table:style-name="Таблица1.A2475" office:value-type="string">
            <text:p text:style-name="P28">2485)To the letter</text:p>
            <text:p text:style-name="P28"/>
            <text:p text:style-name="P28"/>
          </table:table-cell>
          <table:table-cell table:style-name="Таблица1.B1292" office:value-type="string">
            <text:p text:style-name="P51">Буквально</text:p>
          </table:table-cell>
        </table:table-row>
        <table:table-row table:style-name="Таблица1.1128">
          <table:table-cell table:style-name="Таблица1.A2476" office:value-type="string">
            <text:p text:style-name="P28">2486)delimited</text:p>
            <text:p text:style-name="P28"/>
            <text:p text:style-name="P33">[dı`lımıtəd]</text:p>
          </table:table-cell>
          <table:table-cell table:style-name="Таблица1.B1292" office:value-type="string">
            <text:p text:style-name="P51">Разделённый</text:p>
          </table:table-cell>
        </table:table-row>
        <table:table-row table:style-name="Таблица1.1128">
          <table:table-cell table:style-name="Таблица1.A2477" office:value-type="string">
            <text:p text:style-name="P28">2487)obstacle</text:p>
            <text:p text:style-name="P28"/>
            <text:p text:style-name="P32">[ˈɔbstəkl]</text:p>
          </table:table-cell>
          <table:table-cell table:style-name="Таблица1.B1292" office:value-type="string">
            <text:p text:style-name="P51">Препятствие</text:p>
          </table:table-cell>
        </table:table-row>
        <table:table-row table:style-name="Таблица1.1128">
          <table:table-cell table:style-name="Таблица1.A2478" office:value-type="string">
            <text:p text:style-name="P28">2488)odour</text:p>
            <text:p text:style-name="P28"/>
            <text:p text:style-name="P32">[ˈəudə]</text:p>
          </table:table-cell>
          <table:table-cell table:style-name="Таблица1.B1292" office:value-type="string">
            <text:p text:style-name="P51">Запах, аромат</text:p>
          </table:table-cell>
        </table:table-row>
        <table:table-row table:style-name="Таблица1.1128">
          <table:table-cell table:style-name="Таблица1.A2479" office:value-type="string">
            <text:p text:style-name="P28">2489)Point of view</text:p>
            <text:p text:style-name="P28"/>
            <text:p text:style-name="P28"/>
          </table:table-cell>
          <table:table-cell table:style-name="Таблица1.B1292" office:value-type="string">
            <text:p text:style-name="P51">Точка зрения</text:p>
          </table:table-cell>
        </table:table-row>
        <table:table-row table:style-name="Таблица1.1128">
          <table:table-cell table:style-name="Таблица1.A2480" office:value-type="string">
            <text:p text:style-name="P28">2490)comma</text:p>
            <text:p text:style-name="P28"/>
            <text:p text:style-name="P28"/>
          </table:table-cell>
          <table:table-cell table:style-name="Таблица1.B1292" office:value-type="string">
            <text:p text:style-name="P51">Запятая</text:p>
          </table:table-cell>
        </table:table-row>
        <table:table-row table:style-name="Таблица1.1128">
          <table:table-cell table:style-name="Таблица1.A2481" office:value-type="string">
            <text:p text:style-name="P28">2491)offence</text:p>
            <text:p text:style-name="P28"/>
            <text:p text:style-name="P32">[əˈfen(t)s]</text:p>
          </table:table-cell>
          <table:table-cell table:style-name="Таблица1.B1292" office:value-type="string">
            <text:p text:style-name="P51">Нападение, нарушение, преступление</text:p>
          </table:table-cell>
        </table:table-row>
        <table:table-row table:style-name="Таблица1.1128">
          <table:table-cell table:style-name="Таблица1.A2482" office:value-type="string">
            <text:p text:style-name="P28">2492)offensive</text:p>
            <text:p text:style-name="P28"/>
            <text:p text:style-name="P32">[əˈfen(t)sɪv]</text:p>
          </table:table-cell>
          <table:table-cell table:style-name="Таблица1.B1292" office:value-type="string">
            <text:p text:style-name="P51">Наступление, наступательный, оскорбительный </text:p>
          </table:table-cell>
        </table:table-row>
        <text:soft-page-break/>
        <table:table-row table:style-name="Таблица1.1128">
          <table:table-cell table:style-name="Таблица1.A2483" office:value-type="string">
            <text:p text:style-name="P28">2493)In point of</text:p>
            <text:p text:style-name="P28"/>
            <text:p text:style-name="P28"/>
          </table:table-cell>
          <table:table-cell table:style-name="Таблица1.B1292" office:value-type="string">
            <text:p text:style-name="P51">В отношении</text:p>
          </table:table-cell>
        </table:table-row>
        <table:table-row table:style-name="Таблица1.1128">
          <table:table-cell table:style-name="Таблица1.A2484" office:value-type="string">
            <text:p text:style-name="P28">2494)attach</text:p>
            <text:p text:style-name="P28"/>
            <text:p text:style-name="P32">[əˈtæʧ]</text:p>
          </table:table-cell>
          <table:table-cell table:style-name="Таблица1.B1292" office:value-type="string">
            <text:p text:style-name="P51">Присоединять, придавать</text:p>
          </table:table-cell>
        </table:table-row>
        <table:table-row table:style-name="Таблица1.1128">
          <table:table-cell table:style-name="Таблица1.A2485" office:value-type="string">
            <text:p text:style-name="P28">2495)offend</text:p>
            <text:p text:style-name="P28"/>
            <text:p text:style-name="P32">[əˈfend]</text:p>
          </table:table-cell>
          <table:table-cell table:style-name="Таблица1.B1292" office:value-type="string">
            <text:p text:style-name="P51">Оскорблять, нарушать закон</text:p>
          </table:table-cell>
        </table:table-row>
        <table:table-row table:style-name="Таблица1.1128">
          <table:table-cell table:style-name="Таблица1.A2486" office:value-type="string">
            <text:p text:style-name="P28">2496)omission</text:p>
            <text:p text:style-name="P28"/>
            <text:p text:style-name="P32">[əˈmɪʃ(ə)n]</text:p>
          </table:table-cell>
          <table:table-cell table:style-name="Таблица1.B1292" office:value-type="string">
            <text:p text:style-name="P51">Упущение, пропуск</text:p>
          </table:table-cell>
        </table:table-row>
        <table:table-row table:style-name="Таблица1.1128">
          <table:table-cell table:style-name="Таблица1.A2487" office:value-type="string">
            <text:p text:style-name="P28">2497)tonight</text:p>
            <text:p text:style-name="P28"/>
            <text:p text:style-name="P32">[təˈnaɪt]</text:p>
          </table:table-cell>
          <table:table-cell table:style-name="Таблица1.B1292" office:value-type="string">
            <text:p text:style-name="P51">Сегодня вечером, сегодня ночью</text:p>
          </table:table-cell>
        </table:table-row>
        <table:table-row table:style-name="Таблица1.1128">
          <table:table-cell table:style-name="Таблица1.A2488" office:value-type="string">
            <text:p text:style-name="P28">2498)onlooker</text:p>
            <text:p text:style-name="P28"/>
            <text:p text:style-name="P32">[ˈɔnˌlukə]</text:p>
          </table:table-cell>
          <table:table-cell table:style-name="Таблица1.B1292" office:value-type="string">
            <text:p text:style-name="P51">Свидетель, зритель</text:p>
          </table:table-cell>
        </table:table-row>
        <table:table-row table:style-name="Таблица1.1128">
          <table:table-cell table:style-name="Таблица1.A2489" office:value-type="string">
            <text:p text:style-name="P28">2499)In good order</text:p>
            <text:p text:style-name="P28"/>
            <text:p text:style-name="P28"/>
          </table:table-cell>
          <table:table-cell table:style-name="Таблица1.B1292" office:value-type="string">
            <text:p text:style-name="P51">В хорошем состоянии </text:p>
          </table:table-cell>
        </table:table-row>
        <table:table-row table:style-name="Таблица1.1128">
          <table:table-cell table:style-name="Таблица1.A2490" office:value-type="string">
            <text:p text:style-name="P28">2500)uniquely</text:p>
            <text:p text:style-name="P28"/>
            <text:p text:style-name="P28">юнИкли</text:p>
          </table:table-cell>
          <table:table-cell table:style-name="Таблица1.B1292" office:value-type="string">
            <text:p text:style-name="P51">Однозначно</text:p>
          </table:table-cell>
        </table:table-row>
        <table:table-row table:style-name="Таблица1.1128">
          <table:table-cell table:style-name="Таблица1.A2491" office:value-type="string">
            <text:p text:style-name="P28">2501)oppression</text:p>
            <text:p text:style-name="P28"/>
            <text:p text:style-name="P32">[əˈpreʃ(ə)n]</text:p>
          </table:table-cell>
          <table:table-cell table:style-name="Таблица1.B1292" office:value-type="string">
            <text:p text:style-name="P51">Притеснение, подавленность</text:p>
          </table:table-cell>
        </table:table-row>
        <table:table-row table:style-name="Таблица1.1128">
          <table:table-cell table:style-name="Таблица1.A2492" office:value-type="string">
            <text:p text:style-name="P28">2502)option</text:p>
            <text:p text:style-name="P28"/>
            <text:p text:style-name="P32">[ˈɔpʃ(ə)n]</text:p>
          </table:table-cell>
          <table:table-cell table:style-name="Таблица1.B1292" office:value-type="string">
            <text:p text:style-name="P51">Выбор, вариант</text:p>
          </table:table-cell>
        </table:table-row>
        <text:soft-page-break/>
        <table:table-row table:style-name="Таблица1.1128">
          <table:table-cell table:style-name="Таблица1.A2493" office:value-type="string">
            <text:p text:style-name="P28">2503)In bad order</text:p>
            <text:p text:style-name="P28"/>
            <text:p text:style-name="P28"/>
          </table:table-cell>
          <table:table-cell table:style-name="Таблица1.B1292" office:value-type="string">
            <text:p text:style-name="P51">В неисправности</text:p>
          </table:table-cell>
        </table:table-row>
        <table:table-row table:style-name="Таблица1.1128">
          <table:table-cell table:style-name="Таблица1.A2494" office:value-type="string">
            <text:p text:style-name="P28">2504)afterward</text:p>
            <text:p text:style-name="P28"/>
            <text:p text:style-name="P32">[ˈɑːftəwəd]</text:p>
          </table:table-cell>
          <table:table-cell table:style-name="Таблица1.B1292" office:value-type="string">
            <text:p text:style-name="P51">Впоследствии, позже</text:p>
          </table:table-cell>
        </table:table-row>
        <table:table-row table:style-name="Таблица1.1128">
          <table:table-cell table:style-name="Таблица1.A2495" office:value-type="string">
            <text:p text:style-name="P28">2505)oral</text:p>
            <text:p text:style-name="P28"/>
            <text:p text:style-name="P32">[ˈɔːr(ə)l]</text:p>
          </table:table-cell>
          <table:table-cell table:style-name="Таблица1.B1292" office:value-type="string">
            <text:p text:style-name="P51">Устный</text:p>
          </table:table-cell>
        </table:table-row>
        <table:table-row table:style-name="Таблица1.1128">
          <table:table-cell table:style-name="Таблица1.A2496" office:value-type="string">
            <text:p text:style-name="P28">2506)orchard</text:p>
            <text:p text:style-name="P28"/>
            <text:p text:style-name="P32">[ˈɔːʧəd]</text:p>
          </table:table-cell>
          <table:table-cell table:style-name="Таблица1.B1292" office:value-type="string">
            <text:p text:style-name="P51">Фруктовый сад</text:p>
          </table:table-cell>
        </table:table-row>
        <table:table-row table:style-name="Таблица1.1128">
          <table:table-cell table:style-name="Таблица1.A2497" office:value-type="string">
            <text:p text:style-name="P28">2507)Keep order</text:p>
            <text:p text:style-name="P28"/>
            <text:p text:style-name="P28"/>
          </table:table-cell>
          <table:table-cell table:style-name="Таблица1.B1292" office:value-type="string">
            <text:p text:style-name="P51">Соблюдать порядок</text:p>
          </table:table-cell>
        </table:table-row>
        <table:table-row table:style-name="Таблица1.1128">
          <table:table-cell table:style-name="Таблица1.A2498" office:value-type="string">
            <text:p text:style-name="P28">2508)aka</text:p>
            <text:p text:style-name="P28"/>
            <text:p text:style-name="P32">[ˌeɪkeɪˈeɪ]</text:p>
          </table:table-cell>
          <table:table-cell table:style-name="Таблица1.B1292" office:value-type="string">
            <text:p text:style-name="P51">Также известный как</text:p>
          </table:table-cell>
        </table:table-row>
        <table:table-row table:style-name="Таблица1.1128">
          <table:table-cell table:style-name="Таблица1.A2499" office:value-type="string">
            <text:p text:style-name="P28">2509)ordinary</text:p>
            <text:p text:style-name="P28"/>
            <text:p text:style-name="P32">[ˈɔːd(ə)n(ə)rɪ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2500" office:value-type="string">
            <text:p text:style-name="P28">2510)orphan</text:p>
            <text:p text:style-name="P28"/>
            <text:p text:style-name="P32">[ˈɔːf(ə)n]</text:p>
          </table:table-cell>
          <table:table-cell table:style-name="Таблица1.B1292" office:value-type="string">
            <text:p text:style-name="P51">Сирота, сиротский</text:p>
          </table:table-cell>
        </table:table-row>
        <table:table-row table:style-name="Таблица1.1128">
          <table:table-cell table:style-name="Таблица1.A2501" office:value-type="string">
            <text:p text:style-name="P28">2511)Face to face</text:p>
            <text:p text:style-name="P28"/>
            <text:p text:style-name="P28"/>
          </table:table-cell>
          <table:table-cell table:style-name="Таблица1.B1292" office:value-type="string">
            <text:p text:style-name="P51">Лицом к лицу</text:p>
          </table:table-cell>
        </table:table-row>
        <table:table-row table:style-name="Таблица1.1128">
          <table:table-cell table:style-name="Таблица1.A2502" office:value-type="string">
            <text:p text:style-name="P28">2512)primarily</text:p>
            <text:p text:style-name="P28"/>
            <text:p text:style-name="P32">[praɪˈmer(ə)lɪ]</text:p>
          </table:table-cell>
          <table:table-cell table:style-name="Таблица1.B1292" office:value-type="string">
            <text:p text:style-name="P51">В первую очередь, прежде всего</text:p>
          </table:table-cell>
        </table:table-row>
        <text:soft-page-break/>
        <table:table-row table:style-name="Таблица1.1128">
          <table:table-cell table:style-name="Таблица1.A2503" office:value-type="string">
            <text:p text:style-name="P28">2513)outbreak</text:p>
            <text:p text:style-name="P28"/>
            <text:p text:style-name="P32">[ˈautbreɪk]</text:p>
          </table:table-cell>
          <table:table-cell table:style-name="Таблица1.B1292" office:value-type="string">
            <text:p text:style-name="P51">Вспышка, взрыв</text:p>
          </table:table-cell>
        </table:table-row>
        <table:table-row table:style-name="Таблица1.1128">
          <table:table-cell table:style-name="Таблица1.A2504" office:value-type="string">
            <text:p text:style-name="P28">2514)outdoor</text:p>
            <text:p text:style-name="P28"/>
            <text:p text:style-name="P32">[ˌautˈdɔː]</text:p>
          </table:table-cell>
          <table:table-cell table:style-name="Таблица1.B1292" office:value-type="string">
            <text:p text:style-name="P51">Наружный, на открытом воздухе</text:p>
          </table:table-cell>
        </table:table-row>
        <table:table-row table:style-name="Таблица1.1128">
          <table:table-cell table:style-name="Таблица1.A2505" office:value-type="string">
            <text:p text:style-name="P28">2515)<text:bookmark text:name="__DdeLink__22142_558784197"/>as far as</text:p>
            <text:p text:style-name="P28"/>
            <text:p text:style-name="P28"/>
          </table:table-cell>
          <table:table-cell table:style-name="Таблица1.B1292" office:value-type="string">
            <text:p text:style-name="P51">Насколько, до, поскольку</text:p>
          </table:table-cell>
        </table:table-row>
        <table:table-row table:style-name="Таблица1.1128">
          <table:table-cell table:style-name="Таблица1.A2506" office:value-type="string">
            <text:p text:style-name="P28">2516)skip</text:p>
            <text:p text:style-name="P28"/>
            <text:p text:style-name="P32">[skɪp]</text:p>
          </table:table-cell>
          <table:table-cell table:style-name="Таблица1.B1292" office:value-type="string">
            <text:p text:style-name="P51">Пропуск, пропускать, скакать </text:p>
          </table:table-cell>
        </table:table-row>
        <table:table-row table:style-name="Таблица1.1128">
          <table:table-cell table:style-name="Таблица1.A2507" office:value-type="string">
            <text:p text:style-name="P28">2517)outlook</text:p>
            <text:p text:style-name="P28"/>
            <text:p text:style-name="P32">[ˈautluk]</text:p>
          </table:table-cell>
          <table:table-cell table:style-name="Таблица1.B1292" office:value-type="string">
            <text:p text:style-name="P51">Мировоззрение, кругозор, вид, прогноз</text:p>
          </table:table-cell>
        </table:table-row>
        <table:table-row table:style-name="Таблица1.1128">
          <table:table-cell table:style-name="Таблица1.A2508" office:value-type="string">
            <text:p text:style-name="P28">2518)out-of-date</text:p>
            <text:p text:style-name="P28"/>
            <text:p text:style-name="P32">[ˌautəvˈdeɪt]</text:p>
          </table:table-cell>
          <table:table-cell table:style-name="Таблица1.B1292" office:value-type="string">
            <text:p text:style-name="P51">Устарелый</text:p>
          </table:table-cell>
        </table:table-row>
        <table:table-row table:style-name="Таблица1.1128">
          <table:table-cell table:style-name="Таблица1.A2509" office:value-type="string">
            <text:p text:style-name="P28">2519)Better late than never</text:p>
            <text:p text:style-name="P28"/>
            <text:p text:style-name="P28"/>
          </table:table-cell>
          <table:table-cell table:style-name="Таблица1.B1292" office:value-type="string">
            <text:p text:style-name="P51">Лучше поздно, чем никогда</text:p>
          </table:table-cell>
        </table:table-row>
        <table:table-row table:style-name="Таблица1.1128">
          <table:table-cell table:style-name="Таблица1.A2510" office:value-type="string">
            <text:p text:style-name="P28">2520)sequential</text:p>
            <text:p text:style-name="P28"/>
            <text:p text:style-name="P32">[sɪˈkwen(t)ʃ(ə)l]</text:p>
          </table:table-cell>
          <table:table-cell table:style-name="Таблица1.B1292" office:value-type="string">
            <text:p text:style-name="P51">Последовательный</text:p>
          </table:table-cell>
        </table:table-row>
        <table:table-row table:style-name="Таблица1.1128">
          <table:table-cell table:style-name="Таблица1.A2511" office:value-type="string">
            <text:p text:style-name="P28">2521)overcast</text:p>
            <text:p text:style-name="P28"/>
            <text:p text:style-name="P32">[ˈəuvəkɑːst]</text:p>
          </table:table-cell>
          <table:table-cell table:style-name="Таблица1.B1292" office:value-type="string">
            <text:p text:style-name="P51">Облачность, облачный</text:p>
          </table:table-cell>
        </table:table-row>
        <table:table-row table:style-name="Таблица1.1128">
          <table:table-cell table:style-name="Таблица1.A2512" office:value-type="string">
            <text:p text:style-name="P28">2522)overcrowd</text:p>
            <text:p text:style-name="P28"/>
            <text:p text:style-name="P32">[ˌəuvəˈkraud]</text:p>
          </table:table-cell>
          <table:table-cell table:style-name="Таблица1.B1292" office:value-type="string">
            <text:p text:style-name="P51">Толпиться, переполнять</text:p>
          </table:table-cell>
        </table:table-row>
        <text:soft-page-break/>
        <table:table-row table:style-name="Таблица1.1128">
          <table:table-cell table:style-name="Таблица1.A2513" office:value-type="string">
            <text:p text:style-name="P28">2523)<text:bookmark text:name="__DdeLink__22385_1558693433"/>Next door to</text:p>
            <text:p text:style-name="P28"/>
            <text:p text:style-name="P28"/>
          </table:table-cell>
          <table:table-cell table:style-name="Таблица1.B1292" office:value-type="string">
            <text:p text:style-name="P51">По соседству, рядом</text:p>
          </table:table-cell>
        </table:table-row>
        <table:table-row table:style-name="Таблица1.1128">
          <table:table-cell table:style-name="Таблица1.A2514" office:value-type="string">
            <text:p text:style-name="P28">2524)overall</text:p>
            <text:p text:style-name="P28"/>
            <text:p text:style-name="P32">[ˈəuvərɔːl]</text:p>
          </table:table-cell>
          <table:table-cell table:style-name="Таблица1.B1292" office:value-type="string">
            <text:p text:style-name="P51">Общий, полный, <text:span text:style-name="T40">в целом</text:span></text:p>
          </table:table-cell>
        </table:table-row>
        <table:table-row table:style-name="Таблица1.1128">
          <table:table-cell table:style-name="Таблица1.A2515" office:value-type="string">
            <text:p text:style-name="P28">2525)overhear</text:p>
            <text:p text:style-name="P28"/>
            <text:p text:style-name="P32">[ˌəuvəˈhɪə]</text:p>
          </table:table-cell>
          <table:table-cell table:style-name="Таблица1.B1292" office:value-type="string">
            <text:p text:style-name="P51">Подслушать</text:p>
          </table:table-cell>
        </table:table-row>
        <table:table-row table:style-name="Таблица1.1128">
          <table:table-cell table:style-name="Таблица1.A2516" office:value-type="string">
            <text:p text:style-name="P28">2526)overlook</text:p>
            <text:p text:style-name="P28"/>
            <text:p text:style-name="P32">[ˌəuvəˈluk]</text:p>
          </table:table-cell>
          <table:table-cell table:style-name="Таблица1.B1292" office:value-type="string">
            <text:p text:style-name="P51">Не заметить, игнорировать</text:p>
          </table:table-cell>
        </table:table-row>
        <table:table-row table:style-name="Таблица1.1128">
          <table:table-cell table:style-name="Таблица1.A2517" office:value-type="string">
            <text:p text:style-name="P28">2527)<text:bookmark text:name="__DdeLink__22245_443948693"/>Every time</text:p>
            <text:p text:style-name="P28"/>
            <text:p text:style-name="P28"/>
          </table:table-cell>
          <table:table-cell table:style-name="Таблица1.B1292" office:value-type="string">
            <text:p text:style-name="P51">Каждый раз, всегда</text:p>
          </table:table-cell>
        </table:table-row>
        <table:table-row table:style-name="Таблица1.1128">
          <table:table-cell table:style-name="Таблица1.A2518" office:value-type="string">
            <text:p text:style-name="P28">2528)submit</text:p>
            <text:p text:style-name="P28"/>
            <text:p text:style-name="P32">[səbˈmɪt]</text:p>
          </table:table-cell>
          <table:table-cell table:style-name="Таблица1.B1292" office:value-type="string">
            <text:p text:style-name="P51">Подавать, подчинять, подчиняться</text:p>
          </table:table-cell>
        </table:table-row>
        <table:table-row table:style-name="Таблица1.1128">
          <table:table-cell table:style-name="Таблица1.A2519" office:value-type="string">
            <text:p text:style-name="P28">2529)overrun</text:p>
            <text:p text:style-name="P28"/>
            <text:p text:style-name="P32">[ˌəuvəˈrʌn]</text:p>
          </table:table-cell>
          <table:table-cell table:style-name="Таблица1.B1292" office:value-type="string">
            <text:p text:style-name="P51">Перерасход</text:p>
          </table:table-cell>
        </table:table-row>
        <table:table-row table:style-name="Таблица1.1128">
          <table:table-cell table:style-name="Таблица1.A2520" office:value-type="string">
            <text:p text:style-name="P28">2530)oversea</text:p>
            <text:p text:style-name="P28"/>
            <text:p text:style-name="P32">[ˌəuvəˈsiː]</text:p>
          </table:table-cell>
          <table:table-cell table:style-name="Таблица1.B1292" office:value-type="string">
            <text:p text:style-name="P51">Заморский, за границу, за границей</text:p>
          </table:table-cell>
        </table:table-row>
        <table:table-row table:style-name="Таблица1.1128">
          <table:table-cell table:style-name="Таблица1.A2521" office:value-type="string">
            <text:p text:style-name="P28">2531)Near by</text:p>
            <text:p text:style-name="P28"/>
            <text:p text:style-name="P28"/>
          </table:table-cell>
          <table:table-cell table:style-name="Таблица1.B1292" office:value-type="string">
            <text:p text:style-name="P51">Рядом, близлежащий</text:p>
          </table:table-cell>
        </table:table-row>
        <table:table-row table:style-name="Таблица1.1128">
          <table:table-cell table:style-name="Таблица1.A2522" office:value-type="string">
            <text:p text:style-name="P28">2532)essentially</text:p>
            <text:p text:style-name="P28"/>
            <text:p text:style-name="P32">[ɪˈsenʃ(ə)lɪ]</text:p>
          </table:table-cell>
          <table:table-cell table:style-name="Таблица1.B1292" office:value-type="string">
            <text:p text:style-name="P51">По существу</text:p>
          </table:table-cell>
        </table:table-row>
        <text:soft-page-break/>
        <table:table-row table:style-name="Таблица1.1128">
          <table:table-cell table:style-name="Таблица1.A2523" office:value-type="string">
            <text:p text:style-name="P28">2533)owner</text:p>
            <text:p text:style-name="P28"/>
            <text:p text:style-name="P32">[ˈəunə]</text:p>
          </table:table-cell>
          <table:table-cell table:style-name="Таблица1.B1292" office:value-type="string">
            <text:p text:style-name="P51">Владелец</text:p>
          </table:table-cell>
        </table:table-row>
        <table:table-row table:style-name="Таблица1.1128">
          <table:table-cell table:style-name="Таблица1.A2524" office:value-type="string">
            <text:p text:style-name="P28">2534)owl</text:p>
            <text:p text:style-name="P28"/>
            <text:p text:style-name="P32">[aul]</text:p>
          </table:table-cell>
          <table:table-cell table:style-name="Таблица1.B1292" office:value-type="string">
            <text:p text:style-name="P51">Сова, филин</text:p>
          </table:table-cell>
        </table:table-row>
        <table:table-row table:style-name="Таблица1.1128">
          <table:table-cell table:style-name="Таблица1.A2525" office:value-type="string">
            <text:p text:style-name="P28">2535)Never mind</text:p>
            <text:p text:style-name="P28"/>
            <text:p text:style-name="P28"/>
          </table:table-cell>
          <table:table-cell table:style-name="Таблица1.B1292" office:value-type="string">
            <text:p text:style-name="P51">Ничего! Неважно!</text:p>
          </table:table-cell>
        </table:table-row>
        <table:table-row table:style-name="Таблица1.1128">
          <table:table-cell table:style-name="Таблица1.A2526" office:value-type="string">
            <text:p text:style-name="P28">2536)decision</text:p>
            <text:p text:style-name="P28"/>
            <text:p text:style-name="P32">[dɪˈsɪʒn]</text:p>
          </table:table-cell>
          <table:table-cell table:style-name="Таблица1.B1292" office:value-type="string">
            <text:p text:style-name="P51">Решение</text:p>
          </table:table-cell>
        </table:table-row>
        <table:table-row table:style-name="Таблица1.1128">
          <table:table-cell table:style-name="Таблица1.A2527" office:value-type="string">
            <text:p text:style-name="P28">2537)<text:bookmark-start text:name="__DdeLink__52793_1711861811"/>palace<text:bookmark-end text:name="__DdeLink__52793_1711861811"/></text:p>
            <text:p text:style-name="P28"/>
            <text:p text:style-name="P32">[ˈpælɪs]</text:p>
          </table:table-cell>
          <table:table-cell table:style-name="Таблица1.B1292" office:value-type="string">
            <text:p text:style-name="P51">Дворец, дворцовый</text:p>
          </table:table-cell>
        </table:table-row>
        <table:table-row table:style-name="Таблица1.1128">
          <table:table-cell table:style-name="Таблица1.A2528" office:value-type="string">
            <text:p text:style-name="P28">2538)panic</text:p>
            <text:p text:style-name="P28"/>
            <text:p text:style-name="P32">[ˈpænɪk]</text:p>
          </table:table-cell>
          <table:table-cell table:style-name="Таблица1.B1292" office:value-type="string">
            <text:p text:style-name="P51">Паника, панический</text:p>
          </table:table-cell>
        </table:table-row>
        <table:table-row table:style-name="Таблица1.1128">
          <table:table-cell table:style-name="Таблица1.A2529" office:value-type="string">
            <text:p text:style-name="P28">2539)Such is life</text:p>
            <text:p text:style-name="P28"/>
            <text:p text:style-name="P28"/>
          </table:table-cell>
          <table:table-cell table:style-name="Таблица1.B1292" office:value-type="string">
            <text:p text:style-name="P51">Такова жизнь, ничего не поделаешь</text:p>
          </table:table-cell>
        </table:table-row>
        <table:table-row table:style-name="Таблица1.1128">
          <table:table-cell table:style-name="Таблица1.A2530" office:value-type="string">
            <text:p text:style-name="P28">2540)suspend</text:p>
            <text:p text:style-name="P28"/>
            <text:p text:style-name="P32">[səˈspend]</text:p>
          </table:table-cell>
          <table:table-cell table:style-name="Таблица1.B1292" office:value-type="string">
            <text:p text:style-name="P51">Приостанавливать, подвешивать</text:p>
          </table:table-cell>
        </table:table-row>
        <table:table-row table:style-name="Таблица1.1128">
          <table:table-cell table:style-name="Таблица1.A2531" office:value-type="string">
            <text:p text:style-name="P28">2541)panorama</text:p>
            <text:p text:style-name="P28"/>
            <text:p text:style-name="P32">[ˌpæn(ə)ˈrɑːmə]</text:p>
          </table:table-cell>
          <table:table-cell table:style-name="Таблица1.B1292" office:value-type="string">
            <text:p text:style-name="P51">Панорама </text:p>
          </table:table-cell>
        </table:table-row>
        <table:table-row table:style-name="Таблица1.1128">
          <table:table-cell table:style-name="Таблица1.A2532" office:value-type="string">
            <text:p text:style-name="P28">2542)parachute</text:p>
            <text:p text:style-name="P28"/>
            <text:p text:style-name="P32">[ˈpærəʃuːt]</text:p>
          </table:table-cell>
          <table:table-cell table:style-name="Таблица1.B1292" office:value-type="string">
            <text:p text:style-name="P51">Парашют, парашютный</text:p>
          </table:table-cell>
        </table:table-row>
        <text:soft-page-break/>
        <table:table-row table:style-name="Таблица1.1128">
          <table:table-cell table:style-name="Таблица1.A2533" office:value-type="string">
            <text:p text:style-name="P28">2543)Up a tree</text:p>
            <text:p text:style-name="P28"/>
            <text:p text:style-name="P28"/>
          </table:table-cell>
          <table:table-cell table:style-name="Таблица1.B1292" office:value-type="string">
            <text:p text:style-name="P51">В безвыходном положении</text:p>
          </table:table-cell>
        </table:table-row>
        <table:table-row table:style-name="Таблица1.1128">
          <table:table-cell table:style-name="Таблица1.A2534" office:value-type="string">
            <text:p text:style-name="P28">2544)whenever</text:p>
            <text:p text:style-name="P28"/>
            <text:p text:style-name="P32">[(h)wenˈevə]</text:p>
          </table:table-cell>
          <table:table-cell table:style-name="Таблица1.B1292" office:value-type="string">
            <text:p text:style-name="P51">Всякий раз когда</text:p>
          </table:table-cell>
        </table:table-row>
        <table:table-row table:style-name="Таблица1.1128">
          <table:table-cell table:style-name="Таблица1.A2535" office:value-type="string">
            <text:p text:style-name="P28">2545)parade</text:p>
            <text:p text:style-name="P28"/>
            <text:p text:style-name="P32">[pəˈreɪd]</text:p>
          </table:table-cell>
          <table:table-cell table:style-name="Таблица1.B1292" office:value-type="string">
            <text:p text:style-name="P51">Парад</text:p>
          </table:table-cell>
        </table:table-row>
        <table:table-row table:style-name="Таблица1.1128">
          <table:table-cell table:style-name="Таблица1.A2536" office:value-type="string">
            <text:p text:style-name="P28">2546)paradox</text:p>
            <text:p text:style-name="P28"/>
            <text:p text:style-name="P32">[ˈpærədɔks]</text:p>
          </table:table-cell>
          <table:table-cell table:style-name="Таблица1.B1292" office:value-type="string">
            <text:p text:style-name="P51">Парадокс</text:p>
          </table:table-cell>
        </table:table-row>
        <table:table-row table:style-name="Таблица1.1128">
          <table:table-cell table:style-name="Таблица1.A2537" office:value-type="string">
            <text:p text:style-name="P28">2547)Side by side</text:p>
            <text:p text:style-name="P28"/>
            <text:p text:style-name="P28"/>
          </table:table-cell>
          <table:table-cell table:style-name="Таблица1.B1292" office:value-type="string">
            <text:p text:style-name="P51">бок о бок, рядом</text:p>
          </table:table-cell>
        </table:table-row>
        <table:table-row table:style-name="Таблица1.1128">
          <table:table-cell table:style-name="Таблица1.A2538" office:value-type="string">
            <text:p text:style-name="P28">2548)query</text:p>
            <text:p text:style-name="P28"/>
            <text:p text:style-name="P32">[ˈkwɪərɪ]</text:p>
          </table:table-cell>
          <table:table-cell table:style-name="Таблица1.B1292" office:value-type="string">
            <text:p text:style-name="P51">Вопрос, запрос</text:p>
          </table:table-cell>
        </table:table-row>
        <table:table-row table:style-name="Таблица1.1128">
          <table:table-cell table:style-name="Таблица1.A2539" office:value-type="string">
            <text:p text:style-name="P28">2549)paragraph</text:p>
            <text:p text:style-name="P28"/>
            <text:p text:style-name="P34">[ˈpærəgrɑːf]</text:p>
          </table:table-cell>
          <table:table-cell table:style-name="Таблица1.B1292" office:value-type="string">
            <text:p text:style-name="P51">Пункт, параграф, абзац</text:p>
          </table:table-cell>
        </table:table-row>
        <table:table-row table:style-name="Таблица1.1128">
          <table:table-cell table:style-name="Таблица1.A2540" office:value-type="string">
            <text:p text:style-name="P28">2550)parliament</text:p>
            <text:p text:style-name="P28"/>
            <text:p text:style-name="P32">[ˈpɑːləmənt]</text:p>
          </table:table-cell>
          <table:table-cell table:style-name="Таблица1.B1292" office:value-type="string">
            <text:p text:style-name="P51">Парламент</text:p>
          </table:table-cell>
        </table:table-row>
        <table:table-row table:style-name="Таблица1.1128">
          <table:table-cell table:style-name="Таблица1.A2541" office:value-type="string">
            <text:p text:style-name="P28">2551)From every side</text:p>
            <text:p text:style-name="P28"/>
            <text:p text:style-name="P28"/>
          </table:table-cell>
          <table:table-cell table:style-name="Таблица1.B1292" office:value-type="string">
            <text:p text:style-name="P51">Отовсюду</text:p>
          </table:table-cell>
        </table:table-row>
        <table:table-row table:style-name="Таблица1.1128">
          <table:table-cell table:style-name="Таблица1.A2542" office:value-type="string">
            <text:p text:style-name="P28">2552)stuff</text:p>
            <text:p text:style-name="P28"/>
            <text:p text:style-name="P32">[stʌf]</text:p>
          </table:table-cell>
          <table:table-cell table:style-name="Таблица1.B1292" office:value-type="string">
            <text:p text:style-name="P51">Материал, вещи</text:p>
          </table:table-cell>
        </table:table-row>
        <text:soft-page-break/>
        <table:table-row table:style-name="Таблица1.1128">
          <table:table-cell table:style-name="Таблица1.A2543" office:value-type="string">
            <text:p text:style-name="P28">2553)parody</text:p>
            <text:p text:style-name="P28"/>
            <text:p text:style-name="P32">[ˈpærədɪ]</text:p>
          </table:table-cell>
          <table:table-cell table:style-name="Таблица1.B1292" office:value-type="string">
            <text:p text:style-name="P51">Пародия, пародировать</text:p>
          </table:table-cell>
        </table:table-row>
        <table:table-row table:style-name="Таблица1.1128">
          <table:table-cell table:style-name="Таблица1.A2544" office:value-type="string">
            <text:p text:style-name="P28">2554)parole</text:p>
            <text:p text:style-name="P28"/>
            <text:p text:style-name="P32">[pəˈrəul]</text:p>
          </table:table-cell>
          <table:table-cell table:style-name="Таблица1.B1292" office:value-type="string">
            <text:p text:style-name="P51">Пароль, честное слово</text:p>
          </table:table-cell>
        </table:table-row>
        <table:table-row table:style-name="Таблица1.1128">
          <table:table-cell table:style-name="Таблица1.A2545" office:value-type="string">
            <text:p text:style-name="P28">2555)<text:bookmark text:name="__DdeLink__22444_1282496956"/>Against the sun</text:p>
            <text:p text:style-name="P28"/>
            <text:p text:style-name="P28"/>
          </table:table-cell>
          <table:table-cell table:style-name="Таблица1.B1292" office:value-type="string">
            <text:p text:style-name="P51">Против часовой стрелки</text:p>
          </table:table-cell>
        </table:table-row>
        <table:table-row table:style-name="Таблица1.1128">
          <table:table-cell table:style-name="Таблица1.A2546" office:value-type="string">
            <text:p text:style-name="P28">2556)margin</text:p>
            <text:p text:style-name="P28"/>
            <text:p text:style-name="P32">[ˈmɑːʤɪn]</text:p>
          </table:table-cell>
          <table:table-cell table:style-name="Таблица1.B1292" office:value-type="string">
            <text:p text:style-name="P51">Поле, край, предел, запас, прибыль</text:p>
          </table:table-cell>
        </table:table-row>
        <table:table-row table:style-name="Таблица1.1128">
          <table:table-cell table:style-name="Таблица1.A2547" office:value-type="string">
            <text:p text:style-name="P28">2557)partner</text:p>
            <text:p text:style-name="P28"/>
            <text:p text:style-name="P32">[ˈpɑːtnə]</text:p>
          </table:table-cell>
          <table:table-cell table:style-name="Таблица1.B1292" office:value-type="string">
            <text:p text:style-name="P51">Партнёр</text:p>
          </table:table-cell>
        </table:table-row>
        <table:table-row table:style-name="Таблица1.1128">
          <table:table-cell table:style-name="Таблица1.A2548" office:value-type="string">
            <text:p text:style-name="P28">2558)party</text:p>
            <text:p text:style-name="P28"/>
            <text:p text:style-name="P32">[ˈpɑːtɪ]</text:p>
          </table:table-cell>
          <table:table-cell table:style-name="Таблица1.B1292" office:value-type="string">
            <text:p text:style-name="P51">Участник, партия, сторона</text:p>
          </table:table-cell>
        </table:table-row>
        <table:table-row table:style-name="Таблица1.1128">
          <table:table-cell table:style-name="Таблица1.A2549" office:value-type="string">
            <text:p text:style-name="P28">2559)With the sun</text:p>
            <text:p text:style-name="P28"/>
            <text:p text:style-name="P28"/>
          </table:table-cell>
          <table:table-cell table:style-name="Таблица1.B1292" office:value-type="string">
            <text:p text:style-name="P51">По часовой стрелке</text:p>
          </table:table-cell>
        </table:table-row>
        <table:table-row table:style-name="Таблица1.1128">
          <table:table-cell table:style-name="Таблица1.A2550" office:value-type="string">
            <text:p text:style-name="P28">2560)buck</text:p>
            <text:p text:style-name="P28"/>
            <text:p text:style-name="P32">[bʌk]</text:p>
          </table:table-cell>
          <table:table-cell table:style-name="Таблица1.B1292" office:value-type="string">
            <text:p text:style-name="P51">Самец, доллар, противиться</text:p>
          </table:table-cell>
        </table:table-row>
        <table:table-row table:style-name="Таблица1.1128">
          <table:table-cell table:style-name="Таблица1.A2551" office:value-type="string">
            <text:p text:style-name="P28">2561)passport</text:p>
            <text:p text:style-name="P28"/>
            <text:p text:style-name="P32">[ˈpɑːspɔːt]</text:p>
          </table:table-cell>
          <table:table-cell table:style-name="Таблица1.B1292" office:value-type="string">
            <text:p text:style-name="P51">Паспорт, паспортный</text:p>
          </table:table-cell>
        </table:table-row>
        <table:table-row table:style-name="Таблица1.1128">
          <table:table-cell table:style-name="Таблица1.A2552" office:value-type="string">
            <text:p text:style-name="P28">2562)paste</text:p>
            <text:p text:style-name="P28"/>
            <text:p text:style-name="P32">[peɪst]</text:p>
          </table:table-cell>
          <table:table-cell table:style-name="Таблица1.B1292" office:value-type="string">
            <text:p text:style-name="P51">Паста, вставлять</text:p>
          </table:table-cell>
        </table:table-row>
        <text:soft-page-break/>
        <table:table-row table:style-name="Таблица1.1128">
          <table:table-cell table:style-name="Таблица1.A2553" office:value-type="string">
            <text:p text:style-name="P28">2563)At sea</text:p>
            <text:p text:style-name="P28"/>
            <text:p text:style-name="P28"/>
          </table:table-cell>
          <table:table-cell table:style-name="Таблица1.B1292" office:value-type="string">
            <text:p text:style-name="P51">В море</text:p>
          </table:table-cell>
        </table:table-row>
        <table:table-row table:style-name="Таблица1.1128">
          <table:table-cell table:style-name="Таблица1.A2554" office:value-type="string">
            <text:p text:style-name="P28">2564)boost</text:p>
            <text:p text:style-name="P28"/>
            <text:p text:style-name="P32">[buːst]</text:p>
          </table:table-cell>
          <table:table-cell table:style-name="Таблица1.B1292" office:value-type="string">
            <text:p text:style-name="P51">Повышать, повышение, форсировать</text:p>
          </table:table-cell>
        </table:table-row>
        <table:table-row table:style-name="Таблица1.1128">
          <table:table-cell table:style-name="Таблица1.A2555" office:value-type="string">
            <text:p text:style-name="P28">2565)pastor</text:p>
            <text:p text:style-name="P28"/>
            <text:p text:style-name="P32">[ˈpɑːstə]</text:p>
          </table:table-cell>
          <table:table-cell table:style-name="Таблица1.B1292" office:value-type="string">
            <text:p text:style-name="P51">Пастор</text:p>
          </table:table-cell>
        </table:table-row>
        <table:table-row table:style-name="Таблица1.1128">
          <table:table-cell table:style-name="Таблица1.A2556" office:value-type="string">
            <text:p text:style-name="P28">2566)patron</text:p>
            <text:p text:style-name="P28"/>
            <text:p text:style-name="P32">[ˈpeɪtr(ə)n]</text:p>
          </table:table-cell>
          <table:table-cell table:style-name="Таблица1.B1292" office:value-type="string">
            <text:p text:style-name="P51">Патрон, покровитель</text:p>
          </table:table-cell>
        </table:table-row>
        <table:table-row table:style-name="Таблица1.1128">
          <table:table-cell table:style-name="Таблица1.A2557" office:value-type="string">
            <text:p text:style-name="P28">2567)Take the sea</text:p>
            <text:p text:style-name="P28"/>
            <text:p text:style-name="P28"/>
          </table:table-cell>
          <table:table-cell table:style-name="Таблица1.B1292" office:value-type="string">
            <text:p text:style-name="P51">Выходить в море</text:p>
          </table:table-cell>
        </table:table-row>
        <table:table-row table:style-name="Таблица1.1128">
          <table:table-cell table:style-name="Таблица1.A2558" office:value-type="string">
            <text:p text:style-name="P28">2568)pavilion</text:p>
            <text:p text:style-name="P28"/>
            <text:p text:style-name="P32">[pəˈvɪljən]</text:p>
          </table:table-cell>
          <table:table-cell table:style-name="Таблица1.B1292" office:value-type="string">
            <text:p text:style-name="P51">Павильон, шатёр</text:p>
          </table:table-cell>
        </table:table-row>
        <table:table-row table:style-name="Таблица1.1128">
          <table:table-cell table:style-name="Таблица1.A2559" office:value-type="string">
            <text:p text:style-name="P28">2569)Last but one</text:p>
            <text:p text:style-name="P28"/>
            <text:p text:style-name="P28"/>
          </table:table-cell>
          <table:table-cell table:style-name="Таблица1.B1292" office:value-type="string">
            <text:p text:style-name="P51">Предпоследний</text:p>
          </table:table-cell>
        </table:table-row>
        <table:table-row table:style-name="Таблица1.1128">
          <table:table-cell table:style-name="Таблица1.A2560" office:value-type="string">
            <text:p text:style-name="P28">2570)agenda</text:p>
            <text:p text:style-name="P28"/>
            <text:p text:style-name="P32">[əˈʤendə]</text:p>
          </table:table-cell>
          <table:table-cell table:style-name="Таблица1.B1292" office:value-type="string">
            <text:p text:style-name="P51">Повестка дня</text:p>
          </table:table-cell>
        </table:table-row>
        <table:table-row table:style-name="Таблица1.1128">
          <table:table-cell table:style-name="Таблица1.A2561" office:value-type="string">
            <text:p text:style-name="P28">2571)pedagogical</text:p>
            <text:p text:style-name="P28"/>
            <text:p text:style-name="P32">[ˌpedəˈgɔʤɪk(ə)l]</text:p>
          </table:table-cell>
          <table:table-cell table:style-name="Таблица1.B1292" office:value-type="string">
            <text:p text:style-name="P51">Педагогический</text:p>
          </table:table-cell>
        </table:table-row>
        <table:table-row table:style-name="Таблица1.1128">
          <table:table-cell table:style-name="Таблица1.A2562" office:value-type="string">
            <text:p text:style-name="P28">2572)pension</text:p>
            <text:p text:style-name="P28"/>
            <text:p text:style-name="P32">[ˈpen(t)ʃ(ə)n]</text:p>
          </table:table-cell>
          <table:table-cell table:style-name="Таблица1.B1292" office:value-type="string">
            <text:p text:style-name="P51">Пенсия, пансионат</text:p>
          </table:table-cell>
        </table:table-row>
        <text:soft-page-break/>
        <table:table-row table:style-name="Таблица1.1128">
          <table:table-cell table:style-name="Таблица1.A2563" office:value-type="string">
            <text:p text:style-name="P28">2573)Secondary school </text:p>
            <text:p text:style-name="P28"/>
            <text:p text:style-name="P32">[ˈsek(ə)nd(ə)rɪ][skuːl]</text:p>
          </table:table-cell>
          <table:table-cell table:style-name="Таблица1.B1292" office:value-type="string">
            <text:p text:style-name="P51">Средняя школа, училище</text:p>
          </table:table-cell>
        </table:table-row>
        <table:table-row table:style-name="Таблица1.1128">
          <table:table-cell table:style-name="Таблица1.A2564" office:value-type="string">
            <text:p text:style-name="P28">2574)retain</text:p>
            <text:p text:style-name="P28"/>
            <text:p text:style-name="P32">[rɪˈteɪn]</text:p>
          </table:table-cell>
          <table:table-cell table:style-name="Таблица1.B1292" office:value-type="string">
            <text:p text:style-name="P51">Сохранять, поддерживать, удерживать</text:p>
          </table:table-cell>
        </table:table-row>
        <table:table-row table:style-name="Таблица1.1128">
          <table:table-cell table:style-name="Таблица1.A2565" office:value-type="string">
            <text:p text:style-name="P28">2575)perfume</text:p>
            <text:p text:style-name="P28"/>
            <text:p text:style-name="P32">[ˈpɜːfjuːm]</text:p>
          </table:table-cell>
          <table:table-cell table:style-name="Таблица1.B1292" office:value-type="string">
            <text:p text:style-name="P51">Духи, аромат</text:p>
          </table:table-cell>
        </table:table-row>
        <table:table-row table:style-name="Таблица1.1128">
          <table:table-cell table:style-name="Таблица1.A2566" office:value-type="string">
            <text:p text:style-name="P28">2576)everyone</text:p>
            <text:p text:style-name="P28"/>
            <text:p text:style-name="P32">[ˈevrɪwʌn]</text:p>
          </table:table-cell>
          <table:table-cell table:style-name="Таблица1.B1292" office:value-type="string">
            <text:p text:style-name="P51">Все, каждый</text:p>
          </table:table-cell>
        </table:table-row>
        <table:table-row table:style-name="Таблица1.1128">
          <table:table-cell table:style-name="Таблица1.A2567" office:value-type="string">
            <text:p text:style-name="P28">2577)period</text:p>
            <text:p text:style-name="P28"/>
            <text:p text:style-name="P32">[ˈpɪərɪəd]</text:p>
          </table:table-cell>
          <table:table-cell table:style-name="Таблица1.B1292" office:value-type="string">
            <text:p text:style-name="P51">Период, время</text:p>
          </table:table-cell>
        </table:table-row>
        <table:table-row table:style-name="Таблица1.1128">
          <table:table-cell table:style-name="Таблица1.A2568" office:value-type="string">
            <text:p text:style-name="P28">2578)pessimistic</text:p>
            <text:p text:style-name="P28"/>
            <text:p text:style-name="P32">[ˌpesɪˈmɪstɪk]</text:p>
          </table:table-cell>
          <table:table-cell table:style-name="Таблица1.B1292" office:value-type="string">
            <text:p text:style-name="P51">Пессимистичный</text:p>
          </table:table-cell>
        </table:table-row>
        <table:table-row table:style-name="Таблица1.1128">
          <table:table-cell table:style-name="Таблица1.A2569" office:value-type="string">
            <text:p text:style-name="P28">2579)Higher school</text:p>
            <text:p text:style-name="P28"/>
            <text:p text:style-name="P32">[ˈhaɪə][skuːl]</text:p>
          </table:table-cell>
          <table:table-cell table:style-name="Таблица1.B1292" office:value-type="string">
            <text:p text:style-name="P51">Высшая школа</text:p>
          </table:table-cell>
        </table:table-row>
        <table:table-row table:style-name="Таблица1.1128">
          <table:table-cell table:style-name="Таблица1.A2570" office:value-type="string">
            <text:p text:style-name="P28">2580)<text:span text:style-name="T35">removable</text:span></text:p>
            <text:p text:style-name="P28"/>
            <text:p text:style-name="P32">[rɪˈmuːvəbl]</text:p>
          </table:table-cell>
          <table:table-cell table:style-name="Таблица1.B1292" office:value-type="string">
            <text:p text:style-name="P51">Съемный, сменный</text:p>
          </table:table-cell>
        </table:table-row>
        <table:table-row table:style-name="Таблица1.1128">
          <table:table-cell table:style-name="Таблица1.A2571" office:value-type="string">
            <text:p text:style-name="P28">2581)phenomenon</text:p>
            <text:p text:style-name="P28"/>
            <text:p text:style-name="P32">[fɪˈnɔmɪnən]</text:p>
          </table:table-cell>
          <table:table-cell table:style-name="Таблица1.B1292" office:value-type="string">
            <text:p text:style-name="P51">Явление, феномен</text:p>
          </table:table-cell>
        </table:table-row>
        <table:table-row table:style-name="Таблица1.1128">
          <table:table-cell table:style-name="Таблица1.A2572" office:value-type="string">
            <text:p text:style-name="P28">2582)Go to school</text:p>
            <text:p text:style-name="P28"/>
            <text:p text:style-name="P28"/>
          </table:table-cell>
          <table:table-cell table:style-name="Таблица1.B1292" office:value-type="string">
            <text:p text:style-name="P51">Ходить в школу</text:p>
          </table:table-cell>
        </table:table-row>
        <text:soft-page-break/>
        <table:table-row table:style-name="Таблица1.1128">
          <table:table-cell table:style-name="Таблица1.A2573" office:value-type="string">
            <text:p text:style-name="P28">2583)media</text:p>
            <text:p text:style-name="P28"/>
            <text:p text:style-name="P32">[ˈmiːdɪə]</text:p>
          </table:table-cell>
          <table:table-cell table:style-name="Таблица1.B1292" office:value-type="string">
            <text:p text:style-name="P51">Медиа</text:p>
          </table:table-cell>
        </table:table-row>
        <table:table-row table:style-name="Таблица1.1128">
          <table:table-cell table:style-name="Таблица1.A2574" office:value-type="string">
            <text:p text:style-name="P28">2584)philology</text:p>
            <text:p text:style-name="P28"/>
            <text:p text:style-name="P32">[fɪˈlɔləʤɪ]</text:p>
          </table:table-cell>
          <table:table-cell table:style-name="Таблица1.B1292" office:value-type="string">
            <text:p text:style-name="P51">Филология</text:p>
          </table:table-cell>
        </table:table-row>
        <table:table-row table:style-name="Таблица1.1128">
          <table:table-cell table:style-name="Таблица1.A2575" office:value-type="string">
            <text:p text:style-name="P28">2585)philosopher</text:p>
            <text:p text:style-name="P28"/>
            <text:p text:style-name="P32">[fɪˈlɔsəfə]</text:p>
          </table:table-cell>
          <table:table-cell table:style-name="Таблица1.B1292" office:value-type="string">
            <text:p text:style-name="P51">Философ</text:p>
          </table:table-cell>
        </table:table-row>
        <table:table-row table:style-name="Таблица1.1128">
          <table:table-cell table:style-name="Таблица1.A2576" office:value-type="string">
            <text:p text:style-name="P28">2586)Be on top of the world</text:p>
            <text:p text:style-name="P28"/>
            <text:p text:style-name="P28"/>
          </table:table-cell>
          <table:table-cell table:style-name="Таблица1.B1292" office:value-type="string">
            <text:p text:style-name="P51">Быть на седьмом небе</text:p>
          </table:table-cell>
        </table:table-row>
        <table:table-row table:style-name="Таблица1.1128">
          <table:table-cell table:style-name="Таблица1.A2577" office:value-type="string">
            <text:p text:style-name="P28">2587)release</text:p>
            <text:p text:style-name="P28"/>
            <text:p text:style-name="P32">[rɪˈliːs]</text:p>
          </table:table-cell>
          <table:table-cell table:style-name="Таблица1.B1292" office:value-type="string">
            <text:p text:style-name="P51">Выпускать, версия, освобождение</text:p>
          </table:table-cell>
        </table:table-row>
        <table:table-row table:style-name="Таблица1.1128">
          <table:table-cell table:style-name="Таблица1.A2578" office:value-type="string">
            <text:p text:style-name="P28">2588)philosophy</text:p>
            <text:p text:style-name="P28"/>
            <text:p text:style-name="P32">[fɪˈlɔsəfɪ]</text:p>
          </table:table-cell>
          <table:table-cell table:style-name="Таблица1.B1292" office:value-type="string">
            <text:p text:style-name="P51">Философия</text:p>
          </table:table-cell>
        </table:table-row>
        <table:table-row table:style-name="Таблица1.1128">
          <table:table-cell table:style-name="Таблица1.A2579" office:value-type="string">
            <text:p text:style-name="P28">2589)phrase</text:p>
            <text:p text:style-name="P28"/>
            <text:p text:style-name="P32">[freɪz]</text:p>
          </table:table-cell>
          <table:table-cell table:style-name="Таблица1.B1292" office:value-type="string">
            <text:p text:style-name="P51">Фраза, выражение</text:p>
          </table:table-cell>
        </table:table-row>
        <table:table-row table:style-name="Таблица1.1128">
          <table:table-cell table:style-name="Таблица1.A2580" office:value-type="string">
            <text:p text:style-name="P28">2590)Top secret</text:p>
            <text:p text:style-name="P28"/>
            <text:p text:style-name="P28"/>
          </table:table-cell>
          <table:table-cell table:style-name="Таблица1.B1292" office:value-type="string">
            <text:p text:style-name="P51">Совершенно секретно</text:p>
          </table:table-cell>
        </table:table-row>
        <table:table-row table:style-name="Таблица1.1128">
          <table:table-cell table:style-name="Таблица1.A2581" office:value-type="string">
            <text:p text:style-name="P28">2591)newly</text:p>
            <text:p text:style-name="P28"/>
            <text:p text:style-name="P32">[ˈnjuːlɪ]</text:p>
          </table:table-cell>
          <table:table-cell table:style-name="Таблица1.B1292" office:value-type="string">
            <text:p text:style-name="P51">Недавно, вновь</text:p>
          </table:table-cell>
        </table:table-row>
        <table:table-row table:style-name="Таблица1.1128">
          <table:table-cell table:style-name="Таблица1.A2582" office:value-type="string">
            <text:p text:style-name="P28">2592)physics</text:p>
            <text:p text:style-name="P28"/>
            <text:p text:style-name="P32">[ˈfɪzɪks]</text:p>
          </table:table-cell>
          <table:table-cell table:style-name="Таблица1.B1292" office:value-type="string">
            <text:p text:style-name="P51">Физика</text:p>
          </table:table-cell>
        </table:table-row>
        <text:soft-page-break/>
        <table:table-row table:style-name="Таблица1.1128">
          <table:table-cell table:style-name="Таблица1.A2583" office:value-type="string">
            <text:p text:style-name="P28">2593)For nothing</text:p>
            <text:p text:style-name="P28"/>
            <text:p text:style-name="P28"/>
          </table:table-cell>
          <table:table-cell table:style-name="Таблица1.B1292" office:value-type="string">
            <text:p text:style-name="P51">Зря, даром</text:p>
          </table:table-cell>
        </table:table-row>
        <table:table-row table:style-name="Таблица1.1128">
          <table:table-cell table:style-name="Таблица1.A2584" office:value-type="string">
            <text:p text:style-name="P28">2594)rescue</text:p>
            <text:p text:style-name="P28"/>
            <text:p text:style-name="P32">[ˈreskjuː]</text:p>
          </table:table-cell>
          <table:table-cell table:style-name="Таблица1.B1292" office:value-type="string">
            <text:p text:style-name="P51">Спасение, спасать</text:p>
          </table:table-cell>
        </table:table-row>
        <table:table-row table:style-name="Таблица1.1128">
          <table:table-cell table:style-name="Таблица1.A2585" office:value-type="string">
            <text:p text:style-name="P28">2595)picnic</text:p>
            <text:p text:style-name="P28"/>
            <text:p text:style-name="P32">[ˈpɪknɪk]</text:p>
          </table:table-cell>
          <table:table-cell table:style-name="Таблица1.B1292" office:value-type="string">
            <text:p text:style-name="P51">Пикник</text:p>
          </table:table-cell>
        </table:table-row>
        <table:table-row table:style-name="Таблица1.1128">
          <table:table-cell table:style-name="Таблица1.A2586" office:value-type="string">
            <text:p text:style-name="P28">2596)pilot</text:p>
            <text:p text:style-name="P28"/>
            <text:p text:style-name="P32">[ˈpaɪlət]</text:p>
          </table:table-cell>
          <table:table-cell table:style-name="Таблица1.B1292" office:value-type="string">
            <text:p text:style-name="P51">Пилот</text:p>
          </table:table-cell>
        </table:table-row>
        <table:table-row table:style-name="Таблица1.1128">
          <table:table-cell table:style-name="Таблица1.A2587" office:value-type="string">
            <text:p text:style-name="P28">2597)Have nothing to do with</text:p>
            <text:p text:style-name="P28"/>
            <text:p text:style-name="P28"/>
          </table:table-cell>
          <table:table-cell table:style-name="Таблица1.B1292" office:value-type="string">
            <text:p text:style-name="P51">Не иметь никакого отношения к</text:p>
          </table:table-cell>
        </table:table-row>
        <table:table-row table:style-name="Таблица1.1128">
          <table:table-cell table:style-name="Таблица1.A2588" office:value-type="string">
            <text:p text:style-name="P28">2598)stick</text:p>
            <text:p text:style-name="P28"/>
            <text:p text:style-name="P32">[stɪk]</text:p>
          </table:table-cell>
          <table:table-cell table:style-name="Таблица1.B1292" office:value-type="string">
            <text:p text:style-name="P51">Палка, совать, приклеивать, держаться, оставаться, торчать</text:p>
          </table:table-cell>
        </table:table-row>
        <table:table-row table:style-name="Таблица1.1128">
          <table:table-cell table:style-name="Таблица1.A2589" office:value-type="string">
            <text:p text:style-name="P28">2599)pistol</text:p>
            <text:p text:style-name="P28"/>
            <text:p text:style-name="P32">[ˈpɪst(ə)l]</text:p>
          </table:table-cell>
          <table:table-cell table:style-name="Таблица1.B1292" office:value-type="string">
            <text:p text:style-name="P51">Пистолет, пистолетный</text:p>
          </table:table-cell>
        </table:table-row>
        <table:table-row table:style-name="Таблица1.1128">
          <table:table-cell table:style-name="Таблица1.A2590" office:value-type="string">
            <text:p text:style-name="P28">2600)placard</text:p>
            <text:p text:style-name="P28"/>
            <text:p text:style-name="P32">[ˈplækɑːd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591" office:value-type="string">
            <text:p text:style-name="P28">2601)Real property</text:p>
            <text:p text:style-name="P28"/>
            <text:p text:style-name="P28"/>
          </table:table-cell>
          <table:table-cell table:style-name="Таблица1.B1292" office:value-type="string">
            <text:p text:style-name="P51">Недвижимость </text:p>
          </table:table-cell>
        </table:table-row>
        <table:table-row table:style-name="Таблица1.1128">
          <table:table-cell table:style-name="Таблица1.A2592" office:value-type="string">
            <text:p text:style-name="P28">2602)bizarre</text:p>
            <text:p text:style-name="P28"/>
            <text:p text:style-name="P32">[bɪˈzɑː]</text:p>
          </table:table-cell>
          <table:table-cell table:style-name="Таблица1.B1292" office:value-type="string">
            <text:p text:style-name="P51">Странный, причудливый</text:p>
          </table:table-cell>
        </table:table-row>
        <text:soft-page-break/>
        <table:table-row table:style-name="Таблица1.1128">
          <table:table-cell table:style-name="Таблица1.A2593" office:value-type="string">
            <text:p text:style-name="P28">2603)plantation</text:p>
            <text:p text:style-name="P28"/>
            <text:p text:style-name="P32">[plænˈteɪʃ(ə)n]</text:p>
          </table:table-cell>
          <table:table-cell table:style-name="Таблица1.B1292" office:value-type="string">
            <text:p text:style-name="P51">Плантация</text:p>
          </table:table-cell>
        </table:table-row>
        <table:table-row table:style-name="Таблица1.1128">
          <table:table-cell table:style-name="Таблица1.A2594" office:value-type="string">
            <text:p text:style-name="P28">2604)planet</text:p>
            <text:p text:style-name="P28"/>
            <text:p text:style-name="P32">[ˈplænɪt]</text:p>
          </table:table-cell>
          <table:table-cell table:style-name="Таблица1.B1292" office:value-type="string">
            <text:p text:style-name="P51">Планета</text:p>
          </table:table-cell>
        </table:table-row>
        <table:table-row table:style-name="Таблица1.1128">
          <table:table-cell table:style-name="Таблица1.A2595" office:value-type="string">
            <text:p text:style-name="P28">2605)Real estate</text:p>
            <text:p text:style-name="P28"/>
            <text:p text:style-name="P32">[rɪəl][ɪsˈteɪt]</text:p>
          </table:table-cell>
          <table:table-cell table:style-name="Таблица1.B1292" office:value-type="string">
            <text:p text:style-name="P51">Недвижимость</text:p>
          </table:table-cell>
        </table:table-row>
        <table:table-row table:style-name="Таблица1.1128">
          <table:table-cell table:style-name="Таблица1.A2596" office:value-type="string">
            <text:p text:style-name="P28">2606)heatsink</text:p>
            <text:p text:style-name="P28"/>
            <text:p text:style-name="P32">['hiːtsɪŋk]</text:p>
          </table:table-cell>
          <table:table-cell table:style-name="Таблица1.B1292" office:value-type="string">
            <text:p text:style-name="P51">Радиатор</text:p>
          </table:table-cell>
        </table:table-row>
        <table:table-row table:style-name="Таблица1.1128">
          <table:table-cell table:style-name="Таблица1.A2597" office:value-type="string">
            <text:p text:style-name="P28">2607)plus</text:p>
            <text:p text:style-name="P28"/>
            <text:p text:style-name="P32">[plʌs]</text:p>
          </table:table-cell>
          <table:table-cell table:style-name="Таблица1.B1292" office:value-type="string">
            <text:p text:style-name="P51">Плюс</text:p>
          </table:table-cell>
        </table:table-row>
        <table:table-row table:style-name="Таблица1.1128">
          <table:table-cell table:style-name="Таблица1.A2598" office:value-type="string">
            <text:p text:style-name="P28">2608)poem</text:p>
            <text:p text:style-name="P28"/>
            <text:p text:style-name="P32">[ˈpəuɪm]</text:p>
          </table:table-cell>
          <table:table-cell table:style-name="Таблица1.B1292" office:value-type="string">
            <text:p text:style-name="P51">Поэма, стихотворение </text:p>
          </table:table-cell>
        </table:table-row>
        <table:table-row table:style-name="Таблица1.1128">
          <table:table-cell table:style-name="Таблица1.A2599" office:value-type="string">
            <text:p text:style-name="P28">2609)wearable</text:p>
            <text:p text:style-name="P28"/>
            <text:p text:style-name="P32">[ˈwɛərəbl]</text:p>
          </table:table-cell>
          <table:table-cell table:style-name="Таблица1.B1292" office:value-type="string">
            <text:p text:style-name="P51">Пригодный для носки</text:p>
          </table:table-cell>
        </table:table-row>
        <table:table-row table:style-name="Таблица1.1128">
          <table:table-cell table:style-name="Таблица1.A2600" office:value-type="string">
            <text:p text:style-name="P28">2610)regards</text:p>
            <text:p text:style-name="P28"/>
            <text:p text:style-name="P32">[rɪˈgɑːds]</text:p>
          </table:table-cell>
          <table:table-cell table:style-name="Таблица1.B1292" office:value-type="string">
            <text:p text:style-name="P51">С уважением, привет</text:p>
          </table:table-cell>
        </table:table-row>
        <table:table-row table:style-name="Таблица1.1128">
          <table:table-cell table:style-name="Таблица1.A2601" office:value-type="string">
            <text:p text:style-name="P28">2611)invoke</text:p>
            <text:p text:style-name="P28"/>
            <text:p text:style-name="P32">[ɪnˈvəuk]</text:p>
          </table:table-cell>
          <table:table-cell table:style-name="Таблица1.B1292" office:value-type="string">
            <text:p text:style-name="P51">Призывать, вызывать</text:p>
          </table:table-cell>
        </table:table-row>
        <table:table-row table:style-name="Таблица1.1128">
          <table:table-cell table:style-name="Таблица1.A2602" office:value-type="string">
            <text:p text:style-name="P28">2612)suitable</text:p>
            <text:p text:style-name="P28"/>
            <text:p text:style-name="P32">[ˈs(j)uːtəbl]</text:p>
          </table:table-cell>
          <table:table-cell table:style-name="Таблица1.B1292" office:value-type="string">
            <text:p text:style-name="P51">Подходящий</text:p>
          </table:table-cell>
        </table:table-row>
        <text:soft-page-break/>
        <table:table-row table:style-name="Таблица1.1128">
          <table:table-cell table:style-name="Таблица1.A2603" office:value-type="string">
            <text:p text:style-name="P28">2613)deprecated</text:p>
            <text:p text:style-name="P28"/>
            <text:p text:style-name="P32">[ˈdeprɪkeɪted]</text:p>
          </table:table-cell>
          <table:table-cell table:style-name="Таблица1.B1292" office:value-type="string">
            <text:p text:style-name="P51">Устарел, не рекомендованный</text:p>
          </table:table-cell>
        </table:table-row>
        <table:table-row table:style-name="Таблица1.1128">
          <table:table-cell table:style-name="Таблица1.A2604" office:value-type="string">
            <text:p text:style-name="P28">2614)vision</text:p>
            <text:p text:style-name="P28"/>
            <text:p text:style-name="P32">[ˈvɪʒ(ə)n]</text:p>
          </table:table-cell>
          <table:table-cell table:style-name="Таблица1.B1292" office:value-type="string">
            <text:p text:style-name="P51">Видение, зрение</text:p>
          </table:table-cell>
        </table:table-row>
        <table:table-row table:style-name="Таблица1.1128">
          <table:table-cell table:style-name="Таблица1.A2605" office:value-type="string">
            <text:p text:style-name="P28">2615)ramp</text:p>
            <text:p text:style-name="P28"/>
            <text:p text:style-name="P32">[ræmp]</text:p>
          </table:table-cell>
          <table:table-cell table:style-name="Таблица1.B1292" office:value-type="string">
            <text:p text:style-name="P51">Пилообразное изменение, скат, трап</text:p>
          </table:table-cell>
        </table:table-row>
        <table:table-row table:style-name="Таблица1.1128">
          <table:table-cell table:style-name="Таблица1.A2606" office:value-type="string">
            <text:p text:style-name="P28">2616)expand</text:p>
            <text:p text:style-name="P28"/>
            <text:p text:style-name="P32">[ɪkˈspænd]</text:p>
          </table:table-cell>
          <table:table-cell table:style-name="Таблица1.B1292" office:value-type="string">
            <text:p text:style-name="P51">Расширить, расширяться, развивать, развиваться</text:p>
          </table:table-cell>
        </table:table-row>
        <table:table-row table:style-name="Таблица1.1128">
          <table:table-cell table:style-name="Таблица1.A2607" office:value-type="string">
            <text:p text:style-name="P28">2617)wireless</text:p>
            <text:p text:style-name="P28"/>
            <text:p text:style-name="P32">[ˈwaɪələs]</text:p>
          </table:table-cell>
          <table:table-cell table:style-name="Таблица1.B1292" office:value-type="string">
            <text:p text:style-name="P51">Беспроводной, радио-</text:p>
          </table:table-cell>
        </table:table-row>
        <table:table-row table:style-name="Таблица1.1128">
          <table:table-cell table:style-name="Таблица1.A2608" office:value-type="string">
            <text:p text:style-name="P28">2618)challenge</text:p>
            <text:p text:style-name="P28"/>
            <text:p text:style-name="P32">[ˈʧælɪnʤ]</text:p>
          </table:table-cell>
          <table:table-cell table:style-name="Таблица1.B1292" office:value-type="string">
            <text:p text:style-name="P51">Вызов, бросать вызов, проблема, оспаривать, сомнение, отвод</text:p>
          </table:table-cell>
        </table:table-row>
        <table:table-row table:style-name="Таблица1.1128">
          <table:table-cell table:style-name="Таблица1.A2609" office:value-type="string">
            <text:p text:style-name="P28">2619)check out</text:p>
            <text:p text:style-name="P28"/>
            <text:p text:style-name="P28"/>
          </table:table-cell>
          <table:table-cell table:style-name="Таблица1.B1292" office:value-type="string">
            <text:p text:style-name="P51">Проверять</text:p>
          </table:table-cell>
        </table:table-row>
        <table:table-row table:style-name="Таблица1.1128">
          <table:table-cell table:style-name="Таблица1.A2610" office:value-type="string">
            <text:p text:style-name="P28">2620)span</text:p>
            <text:p text:style-name="P28"/>
            <text:p text:style-name="P32">[spæn]</text:p>
          </table:table-cell>
          <table:table-cell table:style-name="Таблица1.B1292" office:value-type="string">
            <text:p text:style-name="P51">Диапазон, интервал, охватывать</text:p>
          </table:table-cell>
        </table:table-row>
        <table:table-row table:style-name="Таблица1.1128">
          <table:table-cell table:style-name="Таблица1.A2611" office:value-type="string">
            <text:p text:style-name="P28">2621)appropriate</text:p>
            <text:p text:style-name="P28"/>
            <text:p text:style-name="P32">[əˈprəuprɪət]</text:p>
          </table:table-cell>
          <table:table-cell table:style-name="Таблица1.B1292" office:value-type="string">
            <text:p text:style-name="P51">Присваивать, соответствующий </text:p>
          </table:table-cell>
        </table:table-row>
        <table:table-row table:style-name="Таблица1.1128">
          <table:table-cell table:style-name="Таблица1.A2612" office:value-type="string">
            <text:p text:style-name="P28">2622)excellent</text:p>
            <text:p text:style-name="P28"/>
            <text:p text:style-name="P32">[ˈeks(ə)l(ə)nt]</text:p>
          </table:table-cell>
          <table:table-cell table:style-name="Таблица1.B1292" office:value-type="string">
            <text:p text:style-name="P51">Отлично, превосходный</text:p>
          </table:table-cell>
        </table:table-row>
        <text:soft-page-break/>
        <table:table-row table:style-name="Таблица1.1128">
          <table:table-cell table:style-name="Таблица1.A2613" office:value-type="string">
            <text:p text:style-name="P28">2623)suite</text:p>
            <text:p text:style-name="P28"/>
            <text:p text:style-name="P32">[swiːt]</text:p>
          </table:table-cell>
          <table:table-cell table:style-name="Таблица1.B1292" office:value-type="string">
            <text:p text:style-name="P51">Апартаменты, набор</text:p>
          </table:table-cell>
        </table:table-row>
        <table:table-row table:style-name="Таблица1.1128">
          <table:table-cell table:style-name="Таблица1.A2614" office:value-type="string">
            <text:p text:style-name="P28">2624)someone</text:p>
            <text:p text:style-name="P28"/>
            <text:p text:style-name="P32">[ˈsʌmwʌn]</text:p>
          </table:table-cell>
          <table:table-cell table:style-name="Таблица1.B1292" office:value-type="string">
            <text:p text:style-name="P51">Кто-то, кто-нибудь</text:p>
          </table:table-cell>
        </table:table-row>
        <table:table-row table:style-name="Таблица1.1128">
          <table:table-cell table:style-name="Таблица1.A2615" office:value-type="string">
            <text:p text:style-name="P28">2625)bundle</text:p>
            <text:p text:style-name="P28"/>
            <text:p text:style-name="P32">[ˈbʌndl]</text:p>
          </table:table-cell>
          <table:table-cell table:style-name="Таблица1.B1292" office:value-type="string">
            <text:p text:style-name="P51">Узел, пакет, пучок</text:p>
          </table:table-cell>
        </table:table-row>
        <table:table-row table:style-name="Таблица1.1128">
          <table:table-cell table:style-name="Таблица1.A2616" office:value-type="string">
            <text:p text:style-name="P28">2626)parity</text:p>
            <text:p text:style-name="P28"/>
            <text:p text:style-name="P32">[ˈpærətɪ]</text:p>
          </table:table-cell>
          <table:table-cell table:style-name="Таблица1.B1292" office:value-type="string">
            <text:p text:style-name="P51">Чётность, равенство, паритетный</text:p>
          </table:table-cell>
        </table:table-row>
        <table:table-row table:style-name="Таблица1.1128">
          <table:table-cell table:style-name="Таблица1.A2617" office:value-type="string">
            <text:p text:style-name="P28">2627)steady</text:p>
            <text:p text:style-name="P28"/>
            <text:p text:style-name="P32">[ˈstedɪ]</text:p>
          </table:table-cell>
          <table:table-cell table:style-name="Таблица1.B1292" office:value-type="string">
            <text:p text:style-name="P51">Устойчиво, устойчивый, ровный</text:p>
          </table:table-cell>
        </table:table-row>
        <table:table-row table:style-name="Таблица1.1128">
          <table:table-cell table:style-name="Таблица1.A2618" office:value-type="string">
            <text:p text:style-name="P28">2628)portability</text:p>
            <text:p text:style-name="P28"/>
            <text:p text:style-name="P32">[ˌpɔːtəˈbɪlətɪ]</text:p>
          </table:table-cell>
          <table:table-cell table:style-name="Таблица1.B1292" office:value-type="string">
            <text:p text:style-name="P51">Портативность</text:p>
          </table:table-cell>
        </table:table-row>
        <table:table-row table:style-name="Таблица1.1128">
          <table:table-cell table:style-name="Таблица1.A2619" office:value-type="string">
            <text:p text:style-name="P28">2629)enhance</text:p>
            <text:p text:style-name="P28"/>
            <text:p text:style-name="P32">[ɪnˈhɑːn(t)s]</text:p>
          </table:table-cell>
          <table:table-cell table:style-name="Таблица1.B1292" office:value-type="string">
            <text:p text:style-name="P51">Повышать, усиливать, увеличивать</text:p>
          </table:table-cell>
        </table:table-row>
        <table:table-row table:style-name="Таблица1.1128">
          <table:table-cell table:style-name="Таблица1.A2620" office:value-type="string">
            <text:p text:style-name="P28">2630)resolver</text:p>
            <text:p text:style-name="P28"/>
            <text:p text:style-name="P32">[rı`zɒlvə]</text:p>
          </table:table-cell>
          <table:table-cell table:style-name="Таблица1.B1292" office:value-type="string">
            <text:p text:style-name="P51">Распознаватель</text:p>
          </table:table-cell>
        </table:table-row>
        <table:table-row table:style-name="Таблица1.1128">
          <table:table-cell table:style-name="Таблица1.A2621" office:value-type="string">
            <text:p text:style-name="P28">2631)reliability</text:p>
            <text:p text:style-name="P28"/>
            <text:p text:style-name="P32">[rɪˌlaɪəˈbɪlətɪ]</text:p>
          </table:table-cell>
          <table:table-cell table:style-name="Таблица1.B1292" office:value-type="string">
            <text:p text:style-name="P51">Надёжность, достоверность</text:p>
          </table:table-cell>
        </table:table-row>
        <table:table-row table:style-name="Таблица1.1128">
          <table:table-cell table:style-name="Таблица1.A2622" office:value-type="string">
            <text:p text:style-name="P28">2632)achieve</text:p>
            <text:p text:style-name="P28"/>
            <text:p text:style-name="P32">[əˈʧiːv]</text:p>
          </table:table-cell>
          <table:table-cell table:style-name="Таблица1.B1292" office:value-type="string">
            <text:p text:style-name="P51">Достигать, добиваться</text:p>
          </table:table-cell>
        </table:table-row>
        <text:soft-page-break/>
        <table:table-row table:style-name="Таблица1.1128">
          <table:table-cell table:style-name="Таблица1.A2623" office:value-type="string">
            <text:p text:style-name="P28">2633)vice</text:p>
            <text:p text:style-name="P28"/>
            <text:p text:style-name="P32">[vaɪs]</text:p>
          </table:table-cell>
          <table:table-cell table:style-name="Таблица1.B1292" office:value-type="string">
            <text:p text:style-name="P51">Заместитель, недостаток, тиски</text:p>
          </table:table-cell>
        </table:table-row>
        <table:table-row table:style-name="Таблица1.1128">
          <table:table-cell table:style-name="Таблица1.A2624" office:value-type="string">
            <text:p text:style-name="P28">2634)fetch</text:p>
            <text:p text:style-name="P28"/>
            <text:p text:style-name="P32">[feʧ]</text:p>
          </table:table-cell>
          <table:table-cell table:style-name="Таблица1.B1292" office:value-type="string">
            <text:p text:style-name="P51">Привозить, приносить, выбирать, получать</text:p>
          </table:table-cell>
        </table:table-row>
        <table:table-row table:style-name="Таблица1.1128">
          <table:table-cell table:style-name="Таблица1.A2625" office:value-type="string">
            <text:p text:style-name="P28">2635)let's</text:p>
            <text:p text:style-name="P28"/>
            <text:p text:style-name="P32">[lets]</text:p>
          </table:table-cell>
          <table:table-cell table:style-name="Таблица1.B1292" office:value-type="string">
            <text:p text:style-name="P51">Давайте!</text:p>
          </table:table-cell>
        </table:table-row>
        <table:table-row table:style-name="Таблица1.1128">
          <table:table-cell table:style-name="Таблица1.A2626" office:value-type="string">
            <text:p text:style-name="P28">2636)agile</text:p>
            <text:p text:style-name="P28"/>
            <text:p text:style-name="P32">[ˈæʤaɪl]</text:p>
          </table:table-cell>
          <table:table-cell table:style-name="Таблица1.B1292" office:value-type="string">
            <text:p text:style-name="P51">Живой, подвижный</text:p>
          </table:table-cell>
        </table:table-row>
        <table:table-row table:style-name="Таблица1.1128">
          <table:table-cell table:style-name="Таблица1.A2627" office:value-type="string">
            <text:p text:style-name="P28">2637)connectivity</text:p>
            <text:p text:style-name="P28"/>
            <text:p text:style-name="P32">[ˏkɒnek`tıvıtı]</text:p>
          </table:table-cell>
          <table:table-cell table:style-name="Таблица1.B1292" office:value-type="string">
            <text:p text:style-name="P51">Подключение</text:p>
          </table:table-cell>
        </table:table-row>
        <table:table-row table:style-name="Таблица1.1128">
          <table:table-cell table:style-name="Таблица1.A2628" office:value-type="string">
            <text:p text:style-name="P28">2638)sports</text:p>
            <text:p text:style-name="P28"/>
            <text:p text:style-name="P32">[spɔːts]</text:p>
          </table:table-cell>
          <table:table-cell table:style-name="Таблица1.B1292" office:value-type="string">
            <text:p text:style-name="P51">Спортивный</text:p>
          </table:table-cell>
        </table:table-row>
        <table:table-row table:style-name="Таблица1.1128">
          <table:table-cell table:style-name="Таблица1.A2629" office:value-type="string">
            <text:p text:style-name="P28">2639)batch</text:p>
            <text:p text:style-name="P28"/>
            <text:p text:style-name="P32">[bæʧ]</text:p>
          </table:table-cell>
          <table:table-cell table:style-name="Таблица1.B1292" office:value-type="string">
            <text:p text:style-name="P51">Пакет, партия, серия</text:p>
          </table:table-cell>
        </table:table-row>
        <table:table-row table:style-name="Таблица1.1128">
          <table:table-cell table:style-name="Таблица1.A2630" office:value-type="string">
            <text:p text:style-name="P28">2640)fanless</text:p>
            <text:p text:style-name="P28"/>
            <text:p text:style-name="P32">['fænless]</text:p>
          </table:table-cell>
          <table:table-cell table:style-name="Таблица1.B1292" office:value-type="string">
            <text:p text:style-name="P51">Безвентиляторный</text:p>
          </table:table-cell>
        </table:table-row>
        <table:table-row table:style-name="Таблица1.1128">
          <table:table-cell table:style-name="Таблица1.A2631" office:value-type="string">
            <text:p text:style-name="P28">2641)convenient</text:p>
            <text:p text:style-name="P28"/>
            <text:p text:style-name="P32">[kənˈviːnɪənt]</text:p>
          </table:table-cell>
          <table:table-cell table:style-name="Таблица1.B1292" office:value-type="string">
            <text:p text:style-name="P51">Удобный</text:p>
          </table:table-cell>
        </table:table-row>
        <table:table-row table:style-name="Таблица1.1128">
          <table:table-cell table:style-name="Таблица1.A2632" office:value-type="string">
            <text:p text:style-name="P28">2642)moreover</text:p>
            <text:p text:style-name="P28"/>
            <text:p text:style-name="P32">[mɔː(r)ˈəuvə]</text:p>
          </table:table-cell>
          <table:table-cell table:style-name="Таблица1.B1292" office:value-type="string">
            <text:p text:style-name="P51">Кроме того, более того</text:p>
          </table:table-cell>
        </table:table-row>
        <text:soft-page-break/>
        <table:table-row table:style-name="Таблица1.1128">
          <table:table-cell table:style-name="Таблица1.A2633" office:value-type="string">
            <text:p text:style-name="P28">2643)poet</text:p>
            <text:p text:style-name="P28"/>
            <text:p text:style-name="P32">[ˈpəuɪt]</text:p>
          </table:table-cell>
          <table:table-cell table:style-name="Таблица1.B1292" office:value-type="string">
            <text:p text:style-name="P51">Поэт</text:p>
          </table:table-cell>
        </table:table-row>
        <table:table-row table:style-name="Таблица1.1128">
          <table:table-cell table:style-name="Таблица1.A2634" office:value-type="string">
            <text:p text:style-name="P28">2644)True copy</text:p>
            <text:p text:style-name="P28"/>
            <text:p text:style-name="P28"/>
          </table:table-cell>
          <table:table-cell table:style-name="Таблица1.B1292" office:value-type="string">
            <text:p text:style-name="P51">Заверенная копия</text:p>
          </table:table-cell>
        </table:table-row>
        <table:table-row table:style-name="Таблица1.1128">
          <table:table-cell table:style-name="Таблица1.A2635" office:value-type="string">
            <text:p text:style-name="P28">2645)quote</text:p>
            <text:p text:style-name="P28"/>
            <text:p text:style-name="P32">[kwəut]</text:p>
          </table:table-cell>
          <table:table-cell table:style-name="Таблица1.B1292" office:value-type="string">
            <text:p text:style-name="P51">Цитата, цитировать, кавычки</text:p>
          </table:table-cell>
        </table:table-row>
        <table:table-row table:style-name="Таблица1.1128">
          <table:table-cell table:style-name="Таблица1.A2636" office:value-type="string">
            <text:p text:style-name="P28">2646)polar</text:p>
            <text:p text:style-name="P28"/>
            <text:p text:style-name="P32">[ˈpəulə]</text:p>
          </table:table-cell>
          <table:table-cell table:style-name="Таблица1.B1292" office:value-type="string">
            <text:p text:style-name="P51">Полярный</text:p>
          </table:table-cell>
        </table:table-row>
        <table:table-row table:style-name="Таблица1.1128">
          <table:table-cell table:style-name="Таблица1.A2637" office:value-type="string">
            <text:p text:style-name="P28">2647)policy</text:p>
            <text:p text:style-name="P28"/>
            <text:p text:style-name="P32">[ˈpɔləsɪ]</text:p>
          </table:table-cell>
          <table:table-cell table:style-name="Таблица1.B1292" office:value-type="string">
            <text:p text:style-name="P51">Политика, полис</text:p>
          </table:table-cell>
        </table:table-row>
        <table:table-row table:style-name="Таблица1.1128">
          <table:table-cell table:style-name="Таблица1.A2638" office:value-type="string">
            <text:p text:style-name="P28">2648)Step by step</text:p>
            <text:p text:style-name="P28"/>
            <text:p text:style-name="P28"/>
          </table:table-cell>
          <table:table-cell table:style-name="Таблица1.B1292" office:value-type="string">
            <text:p text:style-name="P51">Шаг за шагом, поэтапно</text:p>
          </table:table-cell>
        </table:table-row>
        <table:table-row table:style-name="Таблица1.1128">
          <table:table-cell table:style-name="Таблица1.A2639" office:value-type="string">
            <text:p text:style-name="P28">2649)build up</text:p>
            <text:p text:style-name="P28"/>
            <text:p text:style-name="P28"/>
          </table:table-cell>
          <table:table-cell table:style-name="Таблица1.B1292" office:value-type="string">
            <text:p text:style-name="P51">Строить, укреплять, наращивать</text:p>
          </table:table-cell>
        </table:table-row>
        <table:table-row table:style-name="Таблица1.1128">
          <table:table-cell table:style-name="Таблица1.A2640" office:value-type="string">
            <text:p text:style-name="P28">2650)portion</text:p>
            <text:p text:style-name="P28"/>
            <text:p text:style-name="P32">[ˈpɔːʃ(ə)n]</text:p>
          </table:table-cell>
          <table:table-cell table:style-name="Таблица1.B1292" office:value-type="string">
            <text:p text:style-name="P51">Часть, доля</text:p>
          </table:table-cell>
        </table:table-row>
        <table:table-row table:style-name="Таблица1.1128">
          <table:table-cell table:style-name="Таблица1.A2641" office:value-type="string">
            <text:p text:style-name="P28">2651)portrait</text:p>
            <text:p text:style-name="P28"/>
            <text:p text:style-name="P32">[ˈpɔːtreɪt]</text:p>
          </table:table-cell>
          <table:table-cell table:style-name="Таблица1.B1292" office:value-type="string">
            <text:p text:style-name="P51">Портрет</text:p>
          </table:table-cell>
        </table:table-row>
        <table:table-row table:style-name="Таблица1.1128">
          <table:table-cell table:style-name="Таблица1.A2642" office:value-type="string">
            <text:p text:style-name="P28">2652)Be in step</text:p>
            <text:p text:style-name="P28"/>
            <text:p text:style-name="P28"/>
          </table:table-cell>
          <table:table-cell table:style-name="Таблица1.B1292" office:value-type="string">
            <text:p text:style-name="P51">Соответствовать</text:p>
          </table:table-cell>
        </table:table-row>
        <text:soft-page-break/>
        <table:table-row table:style-name="Таблица1.1128">
          <table:table-cell table:style-name="Таблица1.A2643" office:value-type="string">
            <text:p text:style-name="P28">2653)bare</text:p>
            <text:p text:style-name="P28"/>
            <text:p text:style-name="P32">[bɛə]</text:p>
          </table:table-cell>
          <table:table-cell table:style-name="Таблица1.B1292" office:value-type="string">
            <text:p text:style-name="P51">Обнажить, пустой, голый, босой</text:p>
          </table:table-cell>
        </table:table-row>
        <table:table-row table:style-name="Таблица1.1128">
          <table:table-cell table:style-name="Таблица1.A2644" office:value-type="string">
            <text:p text:style-name="P28">2654)pose</text:p>
            <text:p text:style-name="P28"/>
            <text:p text:style-name="P32">[pəuz]</text:p>
          </table:table-cell>
          <table:table-cell table:style-name="Таблица1.B1292" office:value-type="string">
            <text:p text:style-name="P51">Поза, позировать</text:p>
          </table:table-cell>
        </table:table-row>
        <table:table-row table:style-name="Таблица1.1128">
          <table:table-cell table:style-name="Таблица1.A2645" office:value-type="string">
            <text:p text:style-name="P28">2655)position</text:p>
            <text:p text:style-name="P28"/>
            <text:p text:style-name="P32">[pəˈzɪʃ(ə)n]</text:p>
          </table:table-cell>
          <table:table-cell table:style-name="Таблица1.B1292" office:value-type="string">
            <text:p text:style-name="P51">Положение</text:p>
          </table:table-cell>
        </table:table-row>
        <table:table-row table:style-name="Таблица1.1128">
          <table:table-cell table:style-name="Таблица1.A2646" office:value-type="string">
            <text:p text:style-name="P28">2656)Take steps</text:p>
            <text:p text:style-name="P28"/>
            <text:p text:style-name="P28"/>
          </table:table-cell>
          <table:table-cell table:style-name="Таблица1.B1292" office:value-type="string">
            <text:p text:style-name="P51">Принимать меры</text:p>
          </table:table-cell>
        </table:table-row>
        <table:table-row table:style-name="Таблица1.1128">
          <table:table-cell table:style-name="Таблица1.A2647" office:value-type="string">
            <text:p text:style-name="P28">2657)compatible</text:p>
            <text:p text:style-name="P28"/>
            <text:p text:style-name="P32">[kəmˈpætəbl]</text:p>
          </table:table-cell>
          <table:table-cell table:style-name="Таблица1.B1292" office:value-type="string">
            <text:p text:style-name="P51">Совместимый</text:p>
          </table:table-cell>
        </table:table-row>
        <table:table-row table:style-name="Таблица1.1128">
          <table:table-cell table:style-name="Таблица1.A2648" office:value-type="string">
            <text:p text:style-name="P28">2658)positive</text:p>
            <text:p text:style-name="P28"/>
            <text:p text:style-name="P32">[ˈpɔzətɪv]</text:p>
          </table:table-cell>
          <table:table-cell table:style-name="Таблица1.B1292" office:value-type="string">
            <text:p text:style-name="P51">Позитив, положительный</text:p>
          </table:table-cell>
        </table:table-row>
        <table:table-row table:style-name="Таблица1.1128">
          <table:table-cell table:style-name="Таблица1.A2649" office:value-type="string">
            <text:p text:style-name="P28">2659)poster</text:p>
            <text:p text:style-name="P28"/>
            <text:p text:style-name="P32">[ˈpəustə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650" office:value-type="string">
            <text:p text:style-name="P28">2660)Make certain of</text:p>
            <text:p text:style-name="P28"/>
            <text:p text:style-name="P28"/>
          </table:table-cell>
          <table:table-cell table:style-name="Таблица1.B1292" office:value-type="string">
            <text:p text:style-name="P51">Удостовериться в </text:p>
          </table:table-cell>
        </table:table-row>
        <table:table-row table:style-name="Таблица1.1128">
          <table:table-cell table:style-name="Таблица1.A2651" office:value-type="string">
            <text:p text:style-name="P28">2661)preparatory</text:p>
            <text:p text:style-name="P28"/>
            <text:p text:style-name="P32">[prɪˈpærət(ə)rɪ]</text:p>
          </table:table-cell>
          <table:table-cell table:style-name="Таблица1.B1292" office:value-type="string">
            <text:p text:style-name="P51">Подготовительный</text:p>
          </table:table-cell>
        </table:table-row>
        <table:table-row table:style-name="Таблица1.1128">
          <table:table-cell table:style-name="Таблица1.A2652" office:value-type="string">
            <text:p text:style-name="P28">2662)On the whole</text:p>
            <text:p text:style-name="P28"/>
            <text:p text:style-name="P28"/>
          </table:table-cell>
          <table:table-cell table:style-name="Таблица1.B1292" office:value-type="string">
            <text:p text:style-name="P51">В целом</text:p>
          </table:table-cell>
        </table:table-row>
        <text:soft-page-break/>
        <table:table-row table:style-name="Таблица1.1128">
          <table:table-cell table:style-name="Таблица1.A2653" office:value-type="string">
            <text:p text:style-name="P28">2663)consider</text:p>
            <text:p text:style-name="P28"/>
            <text:p text:style-name="P32">[kənˈsɪdə]</text:p>
          </table:table-cell>
          <table:table-cell table:style-name="Таблица1.B1292" office:value-type="string">
            <text:p text:style-name="P51">Рассматривать, считать, учитывать</text:p>
          </table:table-cell>
        </table:table-row>
        <table:table-row table:style-name="Таблица1.1128">
          <table:table-cell table:style-name="Таблица1.A2654" office:value-type="string">
            <text:p text:style-name="P28">2664)presentation</text:p>
            <text:p text:style-name="P28"/>
            <text:p text:style-name="P32">[ˌprez(ə)nˈteɪʃ(ə)n]</text:p>
          </table:table-cell>
          <table:table-cell table:style-name="Таблица1.B1292" office:value-type="string">
            <text:p text:style-name="P51">Презентация</text:p>
          </table:table-cell>
        </table:table-row>
        <table:table-row table:style-name="Таблица1.1128">
          <table:table-cell table:style-name="Таблица1.A2655" office:value-type="string">
            <text:p text:style-name="P28">2665)president</text:p>
            <text:p text:style-name="P28"/>
            <text:p text:style-name="P32">[ˈprezɪd(ə)nt]</text:p>
          </table:table-cell>
          <table:table-cell table:style-name="Таблица1.B1292" office:value-type="string">
            <text:p text:style-name="P51">Президент, председатель </text:p>
          </table:table-cell>
        </table:table-row>
        <table:table-row table:style-name="Таблица1.1128">
          <table:table-cell table:style-name="Таблица1.A2656" office:value-type="string">
            <text:p text:style-name="P28">2666)Do one's best</text:p>
            <text:p text:style-name="P28"/>
            <text:p text:style-name="P28"/>
          </table:table-cell>
          <table:table-cell table:style-name="Таблица1.B1292" office:value-type="string">
            <text:p text:style-name="P51">Сделать всё возможное</text:p>
          </table:table-cell>
        </table:table-row>
        <table:table-row table:style-name="Таблица1.1128">
          <table:table-cell table:style-name="Таблица1.A2657" office:value-type="string">
            <text:p text:style-name="P28">2667)for now</text:p>
            <text:p text:style-name="P28"/>
            <text:p text:style-name="P28"/>
          </table:table-cell>
          <table:table-cell table:style-name="Таблица1.B1292" office:value-type="string">
            <text:p text:style-name="P51">На данный момент</text:p>
          </table:table-cell>
        </table:table-row>
        <table:table-row table:style-name="Таблица1.1128">
          <table:table-cell table:style-name="Таблица1.A2658" office:value-type="string">
            <text:p text:style-name="P28">2668)price-list</text:p>
            <text:p text:style-name="P28"/>
            <text:p text:style-name="P32">[`praıslıst]</text:p>
          </table:table-cell>
          <table:table-cell table:style-name="Таблица1.B1292" office:value-type="string">
            <text:p text:style-name="P51">Прайслист</text:p>
          </table:table-cell>
        </table:table-row>
        <table:table-row table:style-name="Таблица1.1128">
          <table:table-cell table:style-name="Таблица1.A2659" office:value-type="string">
            <text:p text:style-name="P28">2669)primitive</text:p>
            <text:p text:style-name="P28"/>
            <text:p text:style-name="P32">[ˈprɪmɪtɪv]</text:p>
          </table:table-cell>
          <table:table-cell table:style-name="Таблица1.B1292" office:value-type="string">
            <text:p text:style-name="P51">Примитив, примитивный</text:p>
          </table:table-cell>
        </table:table-row>
        <table:table-row table:style-name="Таблица1.1128">
          <table:table-cell table:style-name="Таблица1.A2660" office:value-type="string">
            <text:p text:style-name="P28">2670)Know something like a book</text:p>
            <text:p text:style-name="P28"/>
            <text:p text:style-name="P32">[ˈsʌmθɪŋ]</text:p>
          </table:table-cell>
          <table:table-cell table:style-name="Таблица1.B1292" office:value-type="string">
            <text:p text:style-name="P51">Знать что-либо как свои пять пальцев</text:p>
          </table:table-cell>
        </table:table-row>
        <table:table-row table:style-name="Таблица1.1128">
          <table:table-cell table:style-name="Таблица1.A2661" office:value-type="string">
            <text:p text:style-name="P28">2671)reflect</text:p>
            <text:p text:style-name="P28"/>
            <text:p text:style-name="P32">[rɪˈflekt]</text:p>
          </table:table-cell>
          <table:table-cell table:style-name="Таблица1.B1292" office:value-type="string">
            <text:p text:style-name="P51">Отражать, отражаться</text:p>
          </table:table-cell>
        </table:table-row>
        <table:table-row table:style-name="Таблица1.1128">
          <table:table-cell table:style-name="Таблица1.A2662" office:value-type="string">
            <text:p text:style-name="P28">2672)prince</text:p>
            <text:p text:style-name="P28"/>
            <text:p text:style-name="P32">[prɪn(t)s]</text:p>
          </table:table-cell>
          <table:table-cell table:style-name="Таблица1.B1292" office:value-type="string">
            <text:p text:style-name="P51">Князь, принц</text:p>
          </table:table-cell>
        </table:table-row>
        <text:soft-page-break/>
        <table:table-row table:style-name="Таблица1.1128">
          <table:table-cell table:style-name="Таблица1.A2663" office:value-type="string">
            <text:p text:style-name="P28">2673)princess</text:p>
            <text:p text:style-name="P28"/>
            <text:p text:style-name="P32">[prɪnˈses]</text:p>
          </table:table-cell>
          <table:table-cell table:style-name="Таблица1.B1292" office:value-type="string">
            <text:p text:style-name="P51">Княжна, принцесса</text:p>
          </table:table-cell>
        </table:table-row>
        <table:table-row table:style-name="Таблица1.1128">
          <table:table-cell table:style-name="Таблица1.A2664" office:value-type="string">
            <text:p text:style-name="P28">2674)Take care of</text:p>
            <text:p text:style-name="P28"/>
            <text:p text:style-name="P28"/>
          </table:table-cell>
          <table:table-cell table:style-name="Таблица1.B1292" office:value-type="string">
            <text:p text:style-name="P51">Заботиться о ком-либо, беречь</text:p>
          </table:table-cell>
        </table:table-row>
        <table:table-row table:style-name="Таблица1.1128">
          <table:table-cell table:style-name="Таблица1.A2665" office:value-type="string">
            <text:p text:style-name="P28">2675)respond</text:p>
            <text:p text:style-name="P28"/>
            <text:p text:style-name="P32">[rɪˈspɔnd]</text:p>
          </table:table-cell>
          <table:table-cell table:style-name="Таблица1.B1292" office:value-type="string">
            <text:p text:style-name="P51">Реагировать, отвечать</text:p>
          </table:table-cell>
        </table:table-row>
        <table:table-row table:style-name="Таблица1.1128">
          <table:table-cell table:style-name="Таблица1.A2666" office:value-type="string">
            <text:p text:style-name="P28">2676)principle</text:p>
            <text:p text:style-name="P28"/>
            <text:p text:style-name="P32">[ˈprɪn(t)səpl]</text:p>
          </table:table-cell>
          <table:table-cell table:style-name="Таблица1.B1292" office:value-type="string">
            <text:p text:style-name="P51">Принцип</text:p>
          </table:table-cell>
        </table:table-row>
        <table:table-row table:style-name="Таблица1.1128">
          <table:table-cell table:style-name="Таблица1.A2667" office:value-type="string">
            <text:p text:style-name="P28">2677)print</text:p>
            <text:p text:style-name="P28"/>
            <text:p text:style-name="P32">[prɪnt]</text:p>
          </table:table-cell>
          <table:table-cell table:style-name="Таблица1.B1292" office:value-type="string">
            <text:p text:style-name="P51">Печатать</text:p>
          </table:table-cell>
        </table:table-row>
        <table:table-row table:style-name="Таблица1.1128">
          <table:table-cell table:style-name="Таблица1.A2668" office:value-type="string">
            <text:p text:style-name="P28">2678)I don't care</text:p>
            <text:p text:style-name="P28"/>
            <text:p text:style-name="P28"/>
          </table:table-cell>
          <table:table-cell table:style-name="Таблица1.B1292" office:value-type="string">
            <text:p text:style-name="P51">Мне всё равно</text:p>
          </table:table-cell>
        </table:table-row>
        <table:table-row table:style-name="Таблица1.1128">
          <table:table-cell table:style-name="Таблица1.A2669" office:value-type="string">
            <text:p text:style-name="P28">2679)unless</text:p>
            <text:p text:style-name="P28"/>
            <text:p text:style-name="P32">[ənˈles]</text:p>
          </table:table-cell>
          <table:table-cell table:style-name="Таблица1.B1292" office:value-type="string">
            <text:p text:style-name="P51">Если не, кроме</text:p>
          </table:table-cell>
        </table:table-row>
        <table:table-row table:style-name="Таблица1.1128">
          <table:table-cell table:style-name="Таблица1.A2670" office:value-type="string">
            <text:p text:style-name="P28">2680)printer</text:p>
            <text:p text:style-name="P28"/>
            <text:p text:style-name="P32">[ˈprɪntə]</text:p>
          </table:table-cell>
          <table:table-cell table:style-name="Таблица1.B1292" office:value-type="string">
            <text:p text:style-name="P51">Принтер</text:p>
          </table:table-cell>
        </table:table-row>
        <table:table-row table:style-name="Таблица1.1128">
          <table:table-cell table:style-name="Таблица1.A2671" office:value-type="string">
            <text:p text:style-name="P28">2681)prize</text:p>
            <text:p text:style-name="P28"/>
            <text:p text:style-name="P32">[praɪz]</text:p>
          </table:table-cell>
          <table:table-cell table:style-name="Таблица1.B1292" office:value-type="string">
            <text:p text:style-name="P51">Призовой, приз, премия</text:p>
          </table:table-cell>
        </table:table-row>
        <table:table-row table:style-name="Таблица1.1128">
          <table:table-cell table:style-name="Таблица1.A2672" office:value-type="string">
            <text:p text:style-name="P28">2682)At ease</text:p>
            <text:p text:style-name="P28"/>
            <text:p text:style-name="P28"/>
          </table:table-cell>
          <table:table-cell table:style-name="Таблица1.B1292" office:value-type="string">
            <text:p text:style-name="P51">Легко, свободно</text:p>
          </table:table-cell>
        </table:table-row>
        <text:soft-page-break/>
        <table:table-row table:style-name="Таблица1.1128">
          <table:table-cell table:style-name="Таблица1.A2673" office:value-type="string">
            <text:p text:style-name="P28">2683)break down</text:p>
            <text:p text:style-name="P28"/>
            <text:p text:style-name="P28"/>
          </table:table-cell>
          <table:table-cell table:style-name="Таблица1.B1292" office:value-type="string">
            <text:p text:style-name="P51">Ломать, ломаться</text:p>
          </table:table-cell>
        </table:table-row>
        <table:table-row table:style-name="Таблица1.1128">
          <table:table-cell table:style-name="Таблица1.A2674" office:value-type="string">
            <text:p text:style-name="P28">2684)probation</text:p>
            <text:p text:style-name="P28"/>
            <text:p text:style-name="P32">[prəˈbeɪʃ(ə)n]</text:p>
          </table:table-cell>
          <table:table-cell table:style-name="Таблица1.B1292" office:value-type="string">
            <text:p text:style-name="P51">Стажировка, испытательный срок</text:p>
          </table:table-cell>
        </table:table-row>
        <table:table-row table:style-name="Таблица1.1128">
          <table:table-cell table:style-name="Таблица1.A2675" office:value-type="string">
            <text:p text:style-name="P28">2685)procedure</text:p>
            <text:p text:style-name="P28"/>
            <text:p text:style-name="P32">[prəˈsiːʤə]</text:p>
          </table:table-cell>
          <table:table-cell table:style-name="Таблица1.B1292" office:value-type="string">
            <text:p text:style-name="P51">Процедура</text:p>
          </table:table-cell>
        </table:table-row>
        <table:table-row table:style-name="Таблица1.1128">
          <table:table-cell table:style-name="Таблица1.A2676" office:value-type="string">
            <text:p text:style-name="P28">2686)For example</text:p>
            <text:p text:style-name="P28"/>
            <text:p text:style-name="P28"/>
          </table:table-cell>
          <table:table-cell table:style-name="Таблица1.B1292" office:value-type="string">
            <text:p text:style-name="P51">Например</text:p>
          </table:table-cell>
        </table:table-row>
        <table:table-row table:style-name="Таблица1.1128">
          <table:table-cell table:style-name="Таблица1.A2677" office:value-type="string">
            <text:p text:style-name="P28">2687)shortcut</text:p>
            <text:p text:style-name="P28"/>
            <text:p text:style-name="P32">[ˈʃɔːtkʌt]</text:p>
          </table:table-cell>
          <table:table-cell table:style-name="Таблица1.B1292" office:value-type="string">
            <text:p text:style-name="P51">Ярлык, комбинация быстрого вызова, сокращённый</text:p>
          </table:table-cell>
        </table:table-row>
        <table:table-row table:style-name="Таблица1.1128">
          <table:table-cell table:style-name="Таблица1.A2678" office:value-type="string">
            <text:p text:style-name="P28">2688)proclamation</text:p>
            <text:p text:style-name="P28"/>
            <text:p text:style-name="P32">[ˌprɔkləˈmeɪʃ(ə)n]</text:p>
          </table:table-cell>
          <table:table-cell table:style-name="Таблица1.B1292" office:value-type="string">
            <text:p text:style-name="P51">Провозг<text:span text:style-name="T41">л</text:span>ашение</text:p>
          </table:table-cell>
        </table:table-row>
        <table:table-row table:style-name="Таблица1.1128">
          <table:table-cell table:style-name="Таблица1.A2679" office:value-type="string">
            <text:p text:style-name="P28">2689)professional</text:p>
            <text:p text:style-name="P28"/>
            <text:p text:style-name="P32">[prəˈfeʃ(ə)n(ə)l]</text:p>
          </table:table-cell>
          <table:table-cell table:style-name="Таблица1.B1292" office:value-type="string">
            <text:p text:style-name="P51">Профессионал, профессиональный</text:p>
          </table:table-cell>
        </table:table-row>
        <table:table-row table:style-name="Таблица1.1128">
          <table:table-cell table:style-name="Таблица1.A2680" office:value-type="string">
            <text:p text:style-name="P28">2690)To begin with</text:p>
            <text:p text:style-name="P28"/>
            <text:p text:style-name="P28"/>
          </table:table-cell>
          <table:table-cell table:style-name="Таблица1.B1292" office:value-type="string">
            <text:p text:style-name="P51">Прежде всего, во-первых</text:p>
          </table:table-cell>
        </table:table-row>
        <table:table-row table:style-name="Таблица1.1128">
          <table:table-cell table:style-name="Таблица1.A2681" office:value-type="string">
            <text:p text:style-name="P28">2691)solve</text:p>
            <text:p text:style-name="P28"/>
            <text:p text:style-name="P32">[sɔlv]</text:p>
          </table:table-cell>
          <table:table-cell table:style-name="Таблица1.B1292" office:value-type="string">
            <text:p text:style-name="P51">Разрешать, решать</text:p>
          </table:table-cell>
        </table:table-row>
        <table:table-row table:style-name="Таблица1.1128">
          <table:table-cell table:style-name="Таблица1.A2682" office:value-type="string">
            <text:p text:style-name="P28">2692)professor</text:p>
            <text:p text:style-name="P28"/>
            <text:p text:style-name="P32">[prəˈfesə]</text:p>
          </table:table-cell>
          <table:table-cell table:style-name="Таблица1.B1292" office:value-type="string">
            <text:p text:style-name="P51">Профессор</text:p>
          </table:table-cell>
        </table:table-row>
        <text:soft-page-break/>
        <table:table-row table:style-name="Таблица1.1128">
          <table:table-cell table:style-name="Таблица1.A2683" office:value-type="string">
            <text:p text:style-name="P28">2693)prognosis</text:p>
            <text:p text:style-name="P28"/>
            <text:p text:style-name="P32">[prɔgˈnəusɪs]</text:p>
          </table:table-cell>
          <table:table-cell table:style-name="Таблица1.B1292" office:value-type="string">
            <text:p text:style-name="P51">Прогноз</text:p>
          </table:table-cell>
        </table:table-row>
        <table:table-row table:style-name="Таблица1.1128">
          <table:table-cell table:style-name="Таблица1.A2684" office:value-type="string">
            <text:p text:style-name="P28">2694)Joint-stock company</text:p>
            <text:p text:style-name="P28"/>
            <text:p text:style-name="P32">[ˌʤɔɪntˌstɔkˈkʌmp(ə)nɪ]</text:p>
          </table:table-cell>
          <table:table-cell table:style-name="Таблица1.B1292" office:value-type="string">
            <text:p text:style-name="P51">Акционерное общество</text:p>
          </table:table-cell>
        </table:table-row>
        <table:table-row table:style-name="Таблица1.1128">
          <table:table-cell table:style-name="Таблица1.A2685" office:value-type="string">
            <text:p text:style-name="P28">2695)inclusion</text:p>
            <text:p text:style-name="P28"/>
            <text:p text:style-name="P32">[ɪnˈkluːʒ(ə)n]</text:p>
          </table:table-cell>
          <table:table-cell table:style-name="Таблица1.B1292" office:value-type="string">
            <text:p text:style-name="P51">Включение</text:p>
          </table:table-cell>
        </table:table-row>
        <table:table-row table:style-name="Таблица1.1128">
          <table:table-cell table:style-name="Таблица1.A2686" office:value-type="string">
            <text:p text:style-name="P28">2696)program</text:p>
            <text:p text:style-name="P28"/>
            <text:p text:style-name="P32">[ˈprəugræm]</text:p>
          </table:table-cell>
          <table:table-cell table:style-name="Таблица1.B1292" office:value-type="string">
            <text:p text:style-name="P51">Программа, программировать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1.711cm" fo:margin-top="0cm" fo:margin-bottom="0.353cm" style:contextual-spacing="false" style:line-height-at-least="0.487cm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6pt" fo:language="ru" fo:country="RU" style:font-name-asian="DejaVu Sans" style:font-family-asian="'DejaVu Sans'" style:font-family-generic-asian="system" style:font-pitch-asian="variable" style:font-size-asian="6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212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fo:font-weight="bold" style:font-size-asian="12pt" style:font-style-asian="italic" style:font-weight-asian="bold" style:font-name-complex="Lohit Hindi" style:font-family-complex="'Lohit Hindi'" style:font-family-generic-complex="system" style:font-pitch-complex="variable" style:font-size-complex="12pt" style:font-style-complex="italic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.353cm" style:contextual-spacing="false" style:line-height-at-least="0.487cm" fo:text-align="start" style:justify-single-word="false"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60.325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2T01:54:00</meta:creation-date>
    <meta:initial-creator>1</meta:initial-creator>
    <meta:print-date>2008-04-22T05:43:00</meta:print-date>
    <dc:date>2015-08-12T17:12:44.940611813</dc:date>
    <meta:editing-cycles>762</meta:editing-cycles>
    <meta:editing-duration>P1DT23H17M42S</meta:editing-duration>
    <meta:generator>LibreOffice/4.2.8.2$Linux_X86_64 LibreOffice_project/420$Build-2</meta:generator>
    <meta:document-statistic meta:table-count="1" meta:image-count="0" meta:object-count="0" meta:page-count="270" meta:paragraph-count="7976" meta:word-count="13216" meta:character-count="110904" meta:non-whitespace-character-count="105491"/>
    <meta:template xlink:type="simple" xlink:actuate="onRequest" xlink:title="Normal" xlink:href=""/>
  </office:meta>
</office:document-meta>
</file>